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50.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itial window</text:p>
          </table:table-cell>
          <table:table-cell office:value-type="string" calcext:value-type="string">
            <text:p>Window factor</text:p>
          </table:table-cell>
          <table:table-cell office:value-type="string" calcext:value-type="string">
            <text:p>Average evaluations</text:p>
          </table:table-cell>
          <table:table-cell office:value-type="string" calcext:value-type="string">
            <text:p>Min evaluations</text:p>
          </table:table-cell>
          <table:table-cell office:value-type="string" calcext:value-type="string">
            <text:p>Q1 evaluations</text:p>
          </table:table-cell>
          <table:table-cell office:value-type="string" calcext:value-type="string">
            <text:p>Median evaluations</text:p>
          </table:table-cell>
          <table:table-cell office:value-type="string" calcext:value-type="string">
            <text:p>Q3 evaluations</text:p>
          </table:table-cell>
          <table:table-cell office:value-type="string" calcext:value-type="string">
            <text:p>Maxevaluations</text:p>
          </table:table-cell>
          <table:table-cell office:value-type="string" calcext:value-type="string">
            <text:p>Average time (ms)</text:p>
          </table:table-cell>
          <table:table-cell office:value-type="string" calcext:value-type="string">
            <text:p>Min time</text:p>
          </table:table-cell>
          <table:table-cell office:value-type="string" calcext:value-type="string">
            <text:p>Q1 time</text:p>
          </table:table-cell>
          <table:table-cell office:value-type="string" calcext:value-type="string">
            <text:p>Median time</text:p>
          </table:table-cell>
          <table:table-cell office:value-type="string" calcext:value-type="string">
            <text:p>Q3 time</text:p>
          </table:table-cell>
          <table:table-cell office:value-type="string" calcext:value-type="string">
            <text:p>Max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99715" calcext:value-type="float">
            <text:p>599715</text:p>
          </table:table-cell>
          <table:table-cell office:value-type="float" office:value="256106" calcext:value-type="float">
            <text:p>256106</text:p>
          </table:table-cell>
          <table:table-cell office:value-type="float" office:value="434495" calcext:value-type="float">
            <text:p>434495</text:p>
          </table:table-cell>
          <table:table-cell office:value-type="float" office:value="550729" calcext:value-type="float">
            <text:p>550729</text:p>
          </table:table-cell>
          <table:table-cell office:value-type="float" office:value="695983" calcext:value-type="float">
            <text:p>695983</text:p>
          </table:table-cell>
          <table:table-cell office:value-type="float" office:value="2104499" calcext:value-type="float">
            <text:p>2104499</text:p>
          </table:table-cell>
          <table:table-cell office:value-type="float" office:value="167.185" calcext:value-type="float">
            <text:p>167.185</text:p>
          </table:table-cell>
          <table:table-cell office:value-type="float" office:value="75.635" calcext:value-type="float">
            <text:p>75.635</text:p>
          </table:table-cell>
          <table:table-cell office:value-type="float" office:value="118.593" calcext:value-type="float">
            <text:p>118.593</text:p>
          </table:table-cell>
          <table:table-cell office:value-type="float" office:value="147.887" calcext:value-type="float">
            <text:p>147.887</text:p>
          </table:table-cell>
          <table:table-cell office:value-type="float" office:value="191.002" calcext:value-type="float">
            <text:p>191.002</text:p>
          </table:table-cell>
          <table:table-cell office:value-type="float" office:value="719.699" calcext:value-type="float">
            <text:p>719.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602877" calcext:value-type="float">
            <text:p>602877</text:p>
          </table:table-cell>
          <table:table-cell office:value-type="float" office:value="252727" calcext:value-type="float">
            <text:p>252727</text:p>
          </table:table-cell>
          <table:table-cell office:value-type="float" office:value="428260" calcext:value-type="float">
            <text:p>428260</text:p>
          </table:table-cell>
          <table:table-cell office:value-type="float" office:value="538927" calcext:value-type="float">
            <text:p>538927</text:p>
          </table:table-cell>
          <table:table-cell office:value-type="float" office:value="692757" calcext:value-type="float">
            <text:p>692757</text:p>
          </table:table-cell>
          <table:table-cell office:value-type="float" office:value="2110693" calcext:value-type="float">
            <text:p>2110693</text:p>
          </table:table-cell>
          <table:table-cell office:value-type="float" office:value="165.323" calcext:value-type="float">
            <text:p>165.323</text:p>
          </table:table-cell>
          <table:table-cell office:value-type="float" office:value="75.865" calcext:value-type="float">
            <text:p>75.865</text:p>
          </table:table-cell>
          <table:table-cell office:value-type="float" office:value="116.692" calcext:value-type="float">
            <text:p>116.692</text:p>
          </table:table-cell>
          <table:table-cell office:value-type="float" office:value="142.568" calcext:value-type="float">
            <text:p>142.568</text:p>
          </table:table-cell>
          <table:table-cell office:value-type="float" office:value="189.638" calcext:value-type="float">
            <text:p>189.638</text:p>
          </table:table-cell>
          <table:table-cell office:value-type="float" office:value="696.785" calcext:value-type="float">
            <text:p>696.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586171" calcext:value-type="float">
            <text:p>586171</text:p>
          </table:table-cell>
          <table:table-cell office:value-type="float" office:value="237192" calcext:value-type="float">
            <text:p>237192</text:p>
          </table:table-cell>
          <table:table-cell office:value-type="float" office:value="425928" calcext:value-type="float">
            <text:p>425928</text:p>
          </table:table-cell>
          <table:table-cell office:value-type="float" office:value="534841" calcext:value-type="float">
            <text:p>534841</text:p>
          </table:table-cell>
          <table:table-cell office:value-type="float" office:value="683056" calcext:value-type="float">
            <text:p>683056</text:p>
          </table:table-cell>
          <table:table-cell office:value-type="float" office:value="1967797" calcext:value-type="float">
            <text:p>1967797</text:p>
          </table:table-cell>
          <table:table-cell office:value-type="float" office:value="163.656" calcext:value-type="float">
            <text:p>163.656</text:p>
          </table:table-cell>
          <table:table-cell office:value-type="float" office:value="78.025" calcext:value-type="float">
            <text:p>78.025</text:p>
          </table:table-cell>
          <table:table-cell office:value-type="float" office:value="115.474" calcext:value-type="float">
            <text:p>115.474</text:p>
          </table:table-cell>
          <table:table-cell office:value-type="float" office:value="141.365" calcext:value-type="float">
            <text:p>141.365</text:p>
          </table:table-cell>
          <table:table-cell office:value-type="float" office:value="185.674" calcext:value-type="float">
            <text:p>185.674</text:p>
          </table:table-cell>
          <table:table-cell office:value-type="float" office:value="577.982" calcext:value-type="float">
            <text:p>577.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38995" calcext:value-type="float">
            <text:p>438995</text:p>
          </table:table-cell>
          <table:table-cell office:value-type="float" office:value="255886" calcext:value-type="float">
            <text:p>255886</text:p>
          </table:table-cell>
          <table:table-cell office:value-type="float" office:value="376413" calcext:value-type="float">
            <text:p>376413</text:p>
          </table:table-cell>
          <table:table-cell office:value-type="float" office:value="423834" calcext:value-type="float">
            <text:p>423834</text:p>
          </table:table-cell>
          <table:table-cell office:value-type="float" office:value="490201" calcext:value-type="float">
            <text:p>490201</text:p>
          </table:table-cell>
          <table:table-cell office:value-type="float" office:value="853514" calcext:value-type="float">
            <text:p>853514</text:p>
          </table:table-cell>
          <table:table-cell office:value-type="float" office:value="122.164" calcext:value-type="float">
            <text:p>122.164</text:p>
          </table:table-cell>
          <table:table-cell office:value-type="float" office:value="75.816" calcext:value-type="float">
            <text:p>75.816</text:p>
          </table:table-cell>
          <table:table-cell office:value-type="float" office:value="103.947" calcext:value-type="float">
            <text:p>103.947</text:p>
          </table:table-cell>
          <table:table-cell office:value-type="float" office:value="117.559" calcext:value-type="float">
            <text:p>117.559</text:p>
          </table:table-cell>
          <table:table-cell office:value-type="float" office:value="133.46" calcext:value-type="float">
            <text:p>133.46</text:p>
          </table:table-cell>
          <table:table-cell office:value-type="float" office:value="245.698" calcext:value-type="float">
            <text:p>245.6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421917" calcext:value-type="float">
            <text:p>421917</text:p>
          </table:table-cell>
          <table:table-cell office:value-type="float" office:value="243175" calcext:value-type="float">
            <text:p>243175</text:p>
          </table:table-cell>
          <table:table-cell office:value-type="float" office:value="356902" calcext:value-type="float">
            <text:p>356902</text:p>
          </table:table-cell>
          <table:table-cell office:value-type="float" office:value="411819" calcext:value-type="float">
            <text:p>411819</text:p>
          </table:table-cell>
          <table:table-cell office:value-type="float" office:value="472034" calcext:value-type="float">
            <text:p>472034</text:p>
          </table:table-cell>
          <table:table-cell office:value-type="float" office:value="995651" calcext:value-type="float">
            <text:p>995651</text:p>
          </table:table-cell>
          <table:table-cell office:value-type="float" office:value="117.518" calcext:value-type="float">
            <text:p>117.518</text:p>
          </table:table-cell>
          <table:table-cell office:value-type="float" office:value="71.991" calcext:value-type="float">
            <text:p>71.991</text:p>
          </table:table-cell>
          <table:table-cell office:value-type="float" office:value="101.132" calcext:value-type="float">
            <text:p>101.132</text:p>
          </table:table-cell>
          <table:table-cell office:value-type="float" office:value="113.208" calcext:value-type="float">
            <text:p>113.208</text:p>
          </table:table-cell>
          <table:table-cell office:value-type="float" office:value="128.816" calcext:value-type="float">
            <text:p>128.816</text:p>
          </table:table-cell>
          <table:table-cell office:value-type="float" office:value="288.397" calcext:value-type="float">
            <text:p>288.39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10286" calcext:value-type="float">
            <text:p>410286</text:p>
          </table:table-cell>
          <table:table-cell office:value-type="float" office:value="233809" calcext:value-type="float">
            <text:p>233809</text:p>
          </table:table-cell>
          <table:table-cell office:value-type="float" office:value="354228" calcext:value-type="float">
            <text:p>354228</text:p>
          </table:table-cell>
          <table:table-cell office:value-type="float" office:value="397643" calcext:value-type="float">
            <text:p>397643</text:p>
          </table:table-cell>
          <table:table-cell office:value-type="float" office:value="454045" calcext:value-type="float">
            <text:p>454045</text:p>
          </table:table-cell>
          <table:table-cell office:value-type="float" office:value="1095818" calcext:value-type="float">
            <text:p>1095818</text:p>
          </table:table-cell>
          <table:table-cell office:value-type="float" office:value="114.13" calcext:value-type="float">
            <text:p>114.13</text:p>
          </table:table-cell>
          <table:table-cell office:value-type="float" office:value="71.037" calcext:value-type="float">
            <text:p>71.037</text:p>
          </table:table-cell>
          <table:table-cell office:value-type="float" office:value="99.313" calcext:value-type="float">
            <text:p>99.313</text:p>
          </table:table-cell>
          <table:table-cell office:value-type="float" office:value="110.047" calcext:value-type="float">
            <text:p>110.047</text:p>
          </table:table-cell>
          <table:table-cell office:value-type="float" office:value="124.531" calcext:value-type="float">
            <text:p>124.531</text:p>
          </table:table-cell>
          <table:table-cell office:value-type="float" office:value="249.621" calcext:value-type="float">
            <text:p>249.6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5" calcext:value-type="float">
            <text:p>2.25</text:p>
          </table:table-cell>
          <table:table-cell office:value-type="float" office:value="404433" calcext:value-type="float">
            <text:p>404433</text:p>
          </table:table-cell>
          <table:table-cell office:value-type="float" office:value="238774" calcext:value-type="float">
            <text:p>238774</text:p>
          </table:table-cell>
          <table:table-cell office:value-type="float" office:value="349312" calcext:value-type="float">
            <text:p>349312</text:p>
          </table:table-cell>
          <table:table-cell office:value-type="float" office:value="392301" calcext:value-type="float">
            <text:p>392301</text:p>
          </table:table-cell>
          <table:table-cell office:value-type="float" office:value="443596" calcext:value-type="float">
            <text:p>443596</text:p>
          </table:table-cell>
          <table:table-cell office:value-type="float" office:value="1209518" calcext:value-type="float">
            <text:p>1209518</text:p>
          </table:table-cell>
          <table:table-cell office:value-type="float" office:value="112.607" calcext:value-type="float">
            <text:p>112.607</text:p>
          </table:table-cell>
          <table:table-cell office:value-type="float" office:value="71.991" calcext:value-type="float">
            <text:p>71.991</text:p>
          </table:table-cell>
          <table:table-cell office:value-type="float" office:value="98.215" calcext:value-type="float">
            <text:p>98.215</text:p>
          </table:table-cell>
          <table:table-cell office:value-type="float" office:value="109.402" calcext:value-type="float">
            <text:p>109.402</text:p>
          </table:table-cell>
          <table:table-cell office:value-type="float" office:value="122.718" calcext:value-type="float">
            <text:p>122.718</text:p>
          </table:table-cell>
          <table:table-cell office:value-type="float" office:value="266.957" calcext:value-type="float">
            <text:p>266.9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94599" calcext:value-type="float">
            <text:p>394599</text:p>
          </table:table-cell>
          <table:table-cell office:value-type="float" office:value="232229" calcext:value-type="float">
            <text:p>232229</text:p>
          </table:table-cell>
          <table:table-cell office:value-type="float" office:value="343209" calcext:value-type="float">
            <text:p>343209</text:p>
          </table:table-cell>
          <table:table-cell office:value-type="float" office:value="385812" calcext:value-type="float">
            <text:p>385812</text:p>
          </table:table-cell>
          <table:table-cell office:value-type="float" office:value="435594" calcext:value-type="float">
            <text:p>435594</text:p>
          </table:table-cell>
          <table:table-cell office:value-type="float" office:value="781721" calcext:value-type="float">
            <text:p>781721</text:p>
          </table:table-cell>
          <table:table-cell office:value-type="float" office:value="110.046" calcext:value-type="float">
            <text:p>110.046</text:p>
          </table:table-cell>
          <table:table-cell office:value-type="float" office:value="72.653" calcext:value-type="float">
            <text:p>72.653</text:p>
          </table:table-cell>
          <table:table-cell office:value-type="float" office:value="96.755" calcext:value-type="float">
            <text:p>96.755</text:p>
          </table:table-cell>
          <table:table-cell office:value-type="float" office:value="107.246" calcext:value-type="float">
            <text:p>107.246</text:p>
          </table:table-cell>
          <table:table-cell office:value-type="float" office:value="120.621" calcext:value-type="float">
            <text:p>120.621</text:p>
          </table:table-cell>
          <table:table-cell office:value-type="float" office:value="197.263" calcext:value-type="float">
            <text:p>197.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5" calcext:value-type="float">
            <text:p>2.75</text:p>
          </table:table-cell>
          <table:table-cell office:value-type="float" office:value="391821" calcext:value-type="float">
            <text:p>391821</text:p>
          </table:table-cell>
          <table:table-cell office:value-type="float" office:value="248011" calcext:value-type="float">
            <text:p>248011</text:p>
          </table:table-cell>
          <table:table-cell office:value-type="float" office:value="338769" calcext:value-type="float">
            <text:p>338769</text:p>
          </table:table-cell>
          <table:table-cell office:value-type="float" office:value="381652" calcext:value-type="float">
            <text:p>381652</text:p>
          </table:table-cell>
          <table:table-cell office:value-type="float" office:value="429034" calcext:value-type="float">
            <text:p>429034</text:p>
          </table:table-cell>
          <table:table-cell office:value-type="float" office:value="772337" calcext:value-type="float">
            <text:p>772337</text:p>
          </table:table-cell>
          <table:table-cell office:value-type="float" office:value="109.011" calcext:value-type="float">
            <text:p>109.011</text:p>
          </table:table-cell>
          <table:table-cell office:value-type="float" office:value="73.019" calcext:value-type="float">
            <text:p>73.019</text:p>
          </table:table-cell>
          <table:table-cell office:value-type="float" office:value="96.286" calcext:value-type="float">
            <text:p>96.286</text:p>
          </table:table-cell>
          <table:table-cell office:value-type="float" office:value="105.706" calcext:value-type="float">
            <text:p>105.706</text:p>
          </table:table-cell>
          <table:table-cell office:value-type="float" office:value="119.325" calcext:value-type="float">
            <text:p>119.325</text:p>
          </table:table-cell>
          <table:table-cell office:value-type="float" office:value="218.042" calcext:value-type="float">
            <text:p>218.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8432" calcext:value-type="float">
            <text:p>388432</text:p>
          </table:table-cell>
          <table:table-cell office:value-type="float" office:value="219985" calcext:value-type="float">
            <text:p>219985</text:p>
          </table:table-cell>
          <table:table-cell office:value-type="float" office:value="340290" calcext:value-type="float">
            <text:p>340290</text:p>
          </table:table-cell>
          <table:table-cell office:value-type="float" office:value="383512" calcext:value-type="float">
            <text:p>383512</text:p>
          </table:table-cell>
          <table:table-cell office:value-type="float" office:value="426602" calcext:value-type="float">
            <text:p>426602</text:p>
          </table:table-cell>
          <table:table-cell office:value-type="float" office:value="1048191" calcext:value-type="float">
            <text:p>1048191</text:p>
          </table:table-cell>
          <table:table-cell office:value-type="float" office:value="107.975" calcext:value-type="float">
            <text:p>107.975</text:p>
          </table:table-cell>
          <table:table-cell office:value-type="float" office:value="70.959" calcext:value-type="float">
            <text:p>70.959</text:p>
          </table:table-cell>
          <table:table-cell office:value-type="float" office:value="96.568" calcext:value-type="float">
            <text:p>96.568</text:p>
          </table:table-cell>
          <table:table-cell office:value-type="float" office:value="105.937" calcext:value-type="float">
            <text:p>105.937</text:p>
          </table:table-cell>
          <table:table-cell office:value-type="float" office:value="116.932" calcext:value-type="float">
            <text:p>116.932</text:p>
          </table:table-cell>
          <table:table-cell office:value-type="float" office:value="252.226" calcext:value-type="float">
            <text:p>252.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87949" calcext:value-type="float">
            <text:p>387949</text:p>
          </table:table-cell>
          <table:table-cell office:value-type="float" office:value="245305" calcext:value-type="float">
            <text:p>245305</text:p>
          </table:table-cell>
          <table:table-cell office:value-type="float" office:value="338824" calcext:value-type="float">
            <text:p>338824</text:p>
          </table:table-cell>
          <table:table-cell office:value-type="float" office:value="379815" calcext:value-type="float">
            <text:p>379815</text:p>
          </table:table-cell>
          <table:table-cell office:value-type="float" office:value="424176" calcext:value-type="float">
            <text:p>424176</text:p>
          </table:table-cell>
          <table:table-cell office:value-type="float" office:value="706918" calcext:value-type="float">
            <text:p>706918</text:p>
          </table:table-cell>
          <table:table-cell office:value-type="float" office:value="108.837" calcext:value-type="float">
            <text:p>108.837</text:p>
          </table:table-cell>
          <table:table-cell office:value-type="float" office:value="71.65" calcext:value-type="float">
            <text:p>71.65</text:p>
          </table:table-cell>
          <table:table-cell office:value-type="float" office:value="96.606" calcext:value-type="float">
            <text:p>96.606</text:p>
          </table:table-cell>
          <table:table-cell office:value-type="float" office:value="106.578" calcext:value-type="float">
            <text:p>106.578</text:p>
          </table:table-cell>
          <table:table-cell office:value-type="float" office:value="118.834" calcext:value-type="float">
            <text:p>118.834</text:p>
          </table:table-cell>
          <table:table-cell office:value-type="float" office:value="187.092" calcext:value-type="float">
            <text:p>187.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5320" calcext:value-type="float">
            <text:p>385320</text:p>
          </table:table-cell>
          <table:table-cell office:value-type="float" office:value="247616" calcext:value-type="float">
            <text:p>247616</text:p>
          </table:table-cell>
          <table:table-cell office:value-type="float" office:value="337528" calcext:value-type="float">
            <text:p>337528</text:p>
          </table:table-cell>
          <table:table-cell office:value-type="float" office:value="374205" calcext:value-type="float">
            <text:p>374205</text:p>
          </table:table-cell>
          <table:table-cell office:value-type="float" office:value="422337" calcext:value-type="float">
            <text:p>422337</text:p>
          </table:table-cell>
          <table:table-cell office:value-type="float" office:value="751071" calcext:value-type="float">
            <text:p>751071</text:p>
          </table:table-cell>
          <table:table-cell office:value-type="float" office:value="106.611" calcext:value-type="float">
            <text:p>106.611</text:p>
          </table:table-cell>
          <table:table-cell office:value-type="float" office:value="75.515" calcext:value-type="float">
            <text:p>75.515</text:p>
          </table:table-cell>
          <table:table-cell office:value-type="float" office:value="95.116" calcext:value-type="float">
            <text:p>95.116</text:p>
          </table:table-cell>
          <table:table-cell office:value-type="float" office:value="104.079" calcext:value-type="float">
            <text:p>104.079</text:p>
          </table:table-cell>
          <table:table-cell office:value-type="float" office:value="115.797" calcext:value-type="float">
            <text:p>115.797</text:p>
          </table:table-cell>
          <table:table-cell office:value-type="float" office:value="186.265" calcext:value-type="float">
            <text:p>186.2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383966" calcext:value-type="float">
            <text:p>383966</text:p>
          </table:table-cell>
          <table:table-cell office:value-type="float" office:value="244311" calcext:value-type="float">
            <text:p>244311</text:p>
          </table:table-cell>
          <table:table-cell office:value-type="float" office:value="336799" calcext:value-type="float">
            <text:p>336799</text:p>
          </table:table-cell>
          <table:table-cell office:value-type="float" office:value="375552" calcext:value-type="float">
            <text:p>375552</text:p>
          </table:table-cell>
          <table:table-cell office:value-type="float" office:value="418558" calcext:value-type="float">
            <text:p>418558</text:p>
          </table:table-cell>
          <table:table-cell office:value-type="float" office:value="759953" calcext:value-type="float">
            <text:p>759953</text:p>
          </table:table-cell>
          <table:table-cell office:value-type="float" office:value="105.802" calcext:value-type="float">
            <text:p>105.802</text:p>
          </table:table-cell>
          <table:table-cell office:value-type="float" office:value="71.229" calcext:value-type="float">
            <text:p>71.229</text:p>
          </table:table-cell>
          <table:table-cell office:value-type="float" office:value="94.68" calcext:value-type="float">
            <text:p>94.68</text:p>
          </table:table-cell>
          <table:table-cell office:value-type="float" office:value="103.434" calcext:value-type="float">
            <text:p>103.434</text:p>
          </table:table-cell>
          <table:table-cell office:value-type="float" office:value="114.232" calcext:value-type="float">
            <text:p>114.232</text:p>
          </table:table-cell>
          <table:table-cell office:value-type="float" office:value="179.925" calcext:value-type="float">
            <text:p>179.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4591" calcext:value-type="float">
            <text:p>384591</text:p>
          </table:table-cell>
          <table:table-cell office:value-type="float" office:value="221746" calcext:value-type="float">
            <text:p>221746</text:p>
          </table:table-cell>
          <table:table-cell office:value-type="float" office:value="333281" calcext:value-type="float">
            <text:p>333281</text:p>
          </table:table-cell>
          <table:table-cell office:value-type="float" office:value="377310" calcext:value-type="float">
            <text:p>377310</text:p>
          </table:table-cell>
          <table:table-cell office:value-type="float" office:value="425285" calcext:value-type="float">
            <text:p>425285</text:p>
          </table:table-cell>
          <table:table-cell office:value-type="float" office:value="825361" calcext:value-type="float">
            <text:p>825361</text:p>
          </table:table-cell>
          <table:table-cell office:value-type="float" office:value="105.192" calcext:value-type="float">
            <text:p>105.192</text:p>
          </table:table-cell>
          <table:table-cell office:value-type="float" office:value="71.252" calcext:value-type="float">
            <text:p>71.252</text:p>
          </table:table-cell>
          <table:table-cell office:value-type="float" office:value="93.988" calcext:value-type="float">
            <text:p>93.988</text:p>
          </table:table-cell>
          <table:table-cell office:value-type="float" office:value="103.724" calcext:value-type="float">
            <text:p>103.724</text:p>
          </table:table-cell>
          <table:table-cell office:value-type="float" office:value="114.125" calcext:value-type="float">
            <text:p>114.125</text:p>
          </table:table-cell>
          <table:table-cell office:value-type="float" office:value="198.002" calcext:value-type="float">
            <text:p>198.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5763" calcext:value-type="float">
            <text:p>385763</text:p>
          </table:table-cell>
          <table:table-cell office:value-type="float" office:value="242257" calcext:value-type="float">
            <text:p>242257</text:p>
          </table:table-cell>
          <table:table-cell office:value-type="float" office:value="337959" calcext:value-type="float">
            <text:p>337959</text:p>
          </table:table-cell>
          <table:table-cell office:value-type="float" office:value="377654" calcext:value-type="float">
            <text:p>377654</text:p>
          </table:table-cell>
          <table:table-cell office:value-type="float" office:value="423377" calcext:value-type="float">
            <text:p>423377</text:p>
          </table:table-cell>
          <table:table-cell office:value-type="float" office:value="735016" calcext:value-type="float">
            <text:p>735016</text:p>
          </table:table-cell>
          <table:table-cell office:value-type="float" office:value="105.307" calcext:value-type="float">
            <text:p>105.307</text:p>
          </table:table-cell>
          <table:table-cell office:value-type="float" office:value="65.299" calcext:value-type="float">
            <text:p>65.299</text:p>
          </table:table-cell>
          <table:table-cell office:value-type="float" office:value="94.579" calcext:value-type="float">
            <text:p>94.579</text:p>
          </table:table-cell>
          <table:table-cell office:value-type="float" office:value="102.873" calcext:value-type="float">
            <text:p>102.873</text:p>
          </table:table-cell>
          <table:table-cell office:value-type="float" office:value="114.016" calcext:value-type="float">
            <text:p>114.016</text:p>
          </table:table-cell>
          <table:table-cell office:value-type="float" office:value="162.079" calcext:value-type="float">
            <text:p>162.0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83208" calcext:value-type="float">
            <text:p>383208</text:p>
          </table:table-cell>
          <table:table-cell office:value-type="float" office:value="244783" calcext:value-type="float">
            <text:p>244783</text:p>
          </table:table-cell>
          <table:table-cell office:value-type="float" office:value="334877" calcext:value-type="float">
            <text:p>334877</text:p>
          </table:table-cell>
          <table:table-cell office:value-type="float" office:value="372339" calcext:value-type="float">
            <text:p>372339</text:p>
          </table:table-cell>
          <table:table-cell office:value-type="float" office:value="420387" calcext:value-type="float">
            <text:p>420387</text:p>
          </table:table-cell>
          <table:table-cell office:value-type="float" office:value="675841" calcext:value-type="float">
            <text:p>675841</text:p>
          </table:table-cell>
          <table:table-cell office:value-type="float" office:value="104.703" calcext:value-type="float">
            <text:p>104.703</text:p>
          </table:table-cell>
          <table:table-cell office:value-type="float" office:value="70.455" calcext:value-type="float">
            <text:p>70.455</text:p>
          </table:table-cell>
          <table:table-cell office:value-type="float" office:value="93.696" calcext:value-type="float">
            <text:p>93.696</text:p>
          </table:table-cell>
          <table:table-cell office:value-type="float" office:value="102.592" calcext:value-type="float">
            <text:p>102.592</text:p>
          </table:table-cell>
          <table:table-cell office:value-type="float" office:value="113.729" calcext:value-type="float">
            <text:p>113.729</text:p>
          </table:table-cell>
          <table:table-cell office:value-type="float" office:value="165.299" calcext:value-type="float">
            <text:p>165.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2501" calcext:value-type="float">
            <text:p>382501</text:p>
          </table:table-cell>
          <table:table-cell office:value-type="float" office:value="245864" calcext:value-type="float">
            <text:p>245864</text:p>
          </table:table-cell>
          <table:table-cell office:value-type="float" office:value="336553" calcext:value-type="float">
            <text:p>336553</text:p>
          </table:table-cell>
          <table:table-cell office:value-type="float" office:value="375261" calcext:value-type="float">
            <text:p>375261</text:p>
          </table:table-cell>
          <table:table-cell office:value-type="float" office:value="418248" calcext:value-type="float">
            <text:p>418248</text:p>
          </table:table-cell>
          <table:table-cell office:value-type="float" office:value="1035086" calcext:value-type="float">
            <text:p>1035086</text:p>
          </table:table-cell>
          <table:table-cell office:value-type="float" office:value="104.513" calcext:value-type="float">
            <text:p>104.513</text:p>
          </table:table-cell>
          <table:table-cell office:value-type="float" office:value="69.739" calcext:value-type="float">
            <text:p>69.739</text:p>
          </table:table-cell>
          <table:table-cell office:value-type="float" office:value="93.889" calcext:value-type="float">
            <text:p>93.889</text:p>
          </table:table-cell>
          <table:table-cell office:value-type="float" office:value="102.351" calcext:value-type="float">
            <text:p>102.351</text:p>
          </table:table-cell>
          <table:table-cell office:value-type="float" office:value="112.64" calcext:value-type="float">
            <text:p>112.64</text:p>
          </table:table-cell>
          <table:table-cell office:value-type="float" office:value="202.541" calcext:value-type="float">
            <text:p>202.5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9817" calcext:value-type="float">
            <text:p>379817</text:p>
          </table:table-cell>
          <table:table-cell office:value-type="float" office:value="242328" calcext:value-type="float">
            <text:p>242328</text:p>
          </table:table-cell>
          <table:table-cell office:value-type="float" office:value="339535" calcext:value-type="float">
            <text:p>339535</text:p>
          </table:table-cell>
          <table:table-cell office:value-type="float" office:value="376247" calcext:value-type="float">
            <text:p>376247</text:p>
          </table:table-cell>
          <table:table-cell office:value-type="float" office:value="414093" calcext:value-type="float">
            <text:p>414093</text:p>
          </table:table-cell>
          <table:table-cell office:value-type="float" office:value="754063" calcext:value-type="float">
            <text:p>754063</text:p>
          </table:table-cell>
          <table:table-cell office:value-type="float" office:value="103.5" calcext:value-type="float">
            <text:p>103.5</text:p>
          </table:table-cell>
          <table:table-cell office:value-type="float" office:value="70.967" calcext:value-type="float">
            <text:p>70.967</text:p>
          </table:table-cell>
          <table:table-cell office:value-type="float" office:value="94.596" calcext:value-type="float">
            <text:p>94.596</text:p>
          </table:table-cell>
          <table:table-cell office:value-type="float" office:value="102.854" calcext:value-type="float">
            <text:p>102.854</text:p>
          </table:table-cell>
          <table:table-cell office:value-type="float" office:value="111.25" calcext:value-type="float">
            <text:p>111.25</text:p>
          </table:table-cell>
          <table:table-cell office:value-type="float" office:value="179.835" calcext:value-type="float">
            <text:p>179.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84152" calcext:value-type="float">
            <text:p>384152</text:p>
          </table:table-cell>
          <table:table-cell office:value-type="float" office:value="241563" calcext:value-type="float">
            <text:p>241563</text:p>
          </table:table-cell>
          <table:table-cell office:value-type="float" office:value="334857" calcext:value-type="float">
            <text:p>334857</text:p>
          </table:table-cell>
          <table:table-cell office:value-type="float" office:value="373919" calcext:value-type="float">
            <text:p>373919</text:p>
          </table:table-cell>
          <table:table-cell office:value-type="float" office:value="423281" calcext:value-type="float">
            <text:p>423281</text:p>
          </table:table-cell>
          <table:table-cell office:value-type="float" office:value="721432" calcext:value-type="float">
            <text:p>721432</text:p>
          </table:table-cell>
          <table:table-cell office:value-type="float" office:value="104.532" calcext:value-type="float">
            <text:p>104.532</text:p>
          </table:table-cell>
          <table:table-cell office:value-type="float" office:value="70.284" calcext:value-type="float">
            <text:p>70.284</text:p>
          </table:table-cell>
          <table:table-cell office:value-type="float" office:value="93.124" calcext:value-type="float">
            <text:p>93.124</text:p>
          </table:table-cell>
          <table:table-cell office:value-type="float" office:value="101.775" calcext:value-type="float">
            <text:p>101.775</text:p>
          </table:table-cell>
          <table:table-cell office:value-type="float" office:value="113.841" calcext:value-type="float">
            <text:p>113.841</text:p>
          </table:table-cell>
          <table:table-cell office:value-type="float" office:value="180.465" calcext:value-type="float">
            <text:p>180.4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86238" calcext:value-type="float">
            <text:p>386238</text:p>
          </table:table-cell>
          <table:table-cell office:value-type="float" office:value="247545" calcext:value-type="float">
            <text:p>247545</text:p>
          </table:table-cell>
          <table:table-cell office:value-type="float" office:value="337798" calcext:value-type="float">
            <text:p>337798</text:p>
          </table:table-cell>
          <table:table-cell office:value-type="float" office:value="379955" calcext:value-type="float">
            <text:p>379955</text:p>
          </table:table-cell>
          <table:table-cell office:value-type="float" office:value="422976" calcext:value-type="float">
            <text:p>422976</text:p>
          </table:table-cell>
          <table:table-cell office:value-type="float" office:value="812647" calcext:value-type="float">
            <text:p>812647</text:p>
          </table:table-cell>
          <table:table-cell office:value-type="float" office:value="104.504" calcext:value-type="float">
            <text:p>104.504</text:p>
          </table:table-cell>
          <table:table-cell office:value-type="float" office:value="73.733" calcext:value-type="float">
            <text:p>73.733</text:p>
          </table:table-cell>
          <table:table-cell office:value-type="float" office:value="93.527" calcext:value-type="float">
            <text:p>93.527</text:p>
          </table:table-cell>
          <table:table-cell office:value-type="float" office:value="102.867" calcext:value-type="float">
            <text:p>102.867</text:p>
          </table:table-cell>
          <table:table-cell office:value-type="float" office:value="113.402" calcext:value-type="float">
            <text:p>113.402</text:p>
          </table:table-cell>
          <table:table-cell office:value-type="float" office:value="184.46" calcext:value-type="float">
            <text:p>184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75789" calcext:value-type="float">
            <text:p>375789</text:p>
          </table:table-cell>
          <table:table-cell office:value-type="float" office:value="242257" calcext:value-type="float">
            <text:p>242257</text:p>
          </table:table-cell>
          <table:table-cell office:value-type="float" office:value="329075" calcext:value-type="float">
            <text:p>329075</text:p>
          </table:table-cell>
          <table:table-cell office:value-type="float" office:value="369160" calcext:value-type="float">
            <text:p>369160</text:p>
          </table:table-cell>
          <table:table-cell office:value-type="float" office:value="412276" calcext:value-type="float">
            <text:p>412276</text:p>
          </table:table-cell>
          <table:table-cell office:value-type="float" office:value="669370" calcext:value-type="float">
            <text:p>669370</text:p>
          </table:table-cell>
          <table:table-cell office:value-type="float" office:value="102.003" calcext:value-type="float">
            <text:p>102.003</text:p>
          </table:table-cell>
          <table:table-cell office:value-type="float" office:value="70.958" calcext:value-type="float">
            <text:p>70.958</text:p>
          </table:table-cell>
          <table:table-cell office:value-type="float" office:value="92.238" calcext:value-type="float">
            <text:p>92.238</text:p>
          </table:table-cell>
          <table:table-cell office:value-type="float" office:value="100.848" calcext:value-type="float">
            <text:p>100.848</text:p>
          </table:table-cell>
          <table:table-cell office:value-type="float" office:value="110.373" calcext:value-type="float">
            <text:p>110.373</text:p>
          </table:table-cell>
          <table:table-cell office:value-type="float" office:value="168.88" calcext:value-type="float">
            <text:p>168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85481" calcext:value-type="float">
            <text:p>385481</text:p>
          </table:table-cell>
          <table:table-cell office:value-type="float" office:value="243888" calcext:value-type="float">
            <text:p>243888</text:p>
          </table:table-cell>
          <table:table-cell office:value-type="float" office:value="339313" calcext:value-type="float">
            <text:p>339313</text:p>
          </table:table-cell>
          <table:table-cell office:value-type="float" office:value="378409" calcext:value-type="float">
            <text:p>378409</text:p>
          </table:table-cell>
          <table:table-cell office:value-type="float" office:value="421682" calcext:value-type="float">
            <text:p>421682</text:p>
          </table:table-cell>
          <table:table-cell office:value-type="float" office:value="787019" calcext:value-type="float">
            <text:p>787019</text:p>
          </table:table-cell>
          <table:table-cell office:value-type="float" office:value="103.517" calcext:value-type="float">
            <text:p>103.517</text:p>
          </table:table-cell>
          <table:table-cell office:value-type="float" office:value="74.051" calcext:value-type="float">
            <text:p>74.051</text:p>
          </table:table-cell>
          <table:table-cell office:value-type="float" office:value="93.932" calcext:value-type="float">
            <text:p>93.932</text:p>
          </table:table-cell>
          <table:table-cell office:value-type="float" office:value="102.435" calcext:value-type="float">
            <text:p>102.435</text:p>
          </table:table-cell>
          <table:table-cell office:value-type="float" office:value="111.822" calcext:value-type="float">
            <text:p>111.822</text:p>
          </table:table-cell>
          <table:table-cell office:value-type="float" office:value="164.373" calcext:value-type="float">
            <text:p>164.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89018" calcext:value-type="float">
            <text:p>389018</text:p>
          </table:table-cell>
          <table:table-cell office:value-type="float" office:value="233378" calcext:value-type="float">
            <text:p>233378</text:p>
          </table:table-cell>
          <table:table-cell office:value-type="float" office:value="337365" calcext:value-type="float">
            <text:p>337365</text:p>
          </table:table-cell>
          <table:table-cell office:value-type="float" office:value="380413" calcext:value-type="float">
            <text:p>380413</text:p>
          </table:table-cell>
          <table:table-cell office:value-type="float" office:value="426894" calcext:value-type="float">
            <text:p>426894</text:p>
          </table:table-cell>
          <table:table-cell office:value-type="float" office:value="1009718" calcext:value-type="float">
            <text:p>1009718</text:p>
          </table:table-cell>
          <table:table-cell office:value-type="float" office:value="104.061" calcext:value-type="float">
            <text:p>104.061</text:p>
          </table:table-cell>
          <table:table-cell office:value-type="float" office:value="69.128" calcext:value-type="float">
            <text:p>69.128</text:p>
          </table:table-cell>
          <table:table-cell office:value-type="float" office:value="93.545" calcext:value-type="float">
            <text:p>93.545</text:p>
          </table:table-cell>
          <table:table-cell office:value-type="float" office:value="101.581" calcext:value-type="float">
            <text:p>101.581</text:p>
          </table:table-cell>
          <table:table-cell office:value-type="float" office:value="112.917" calcext:value-type="float">
            <text:p>112.917</text:p>
          </table:table-cell>
          <table:table-cell office:value-type="float" office:value="206.709" calcext:value-type="float">
            <text:p>206.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87678" calcext:value-type="float">
            <text:p>387678</text:p>
          </table:table-cell>
          <table:table-cell office:value-type="float" office:value="237936" calcext:value-type="float">
            <text:p>237936</text:p>
          </table:table-cell>
          <table:table-cell office:value-type="float" office:value="342065" calcext:value-type="float">
            <text:p>342065</text:p>
          </table:table-cell>
          <table:table-cell office:value-type="float" office:value="381884" calcext:value-type="float">
            <text:p>381884</text:p>
          </table:table-cell>
          <table:table-cell office:value-type="float" office:value="423602" calcext:value-type="float">
            <text:p>423602</text:p>
          </table:table-cell>
          <table:table-cell office:value-type="float" office:value="686309" calcext:value-type="float">
            <text:p>686309</text:p>
          </table:table-cell>
          <table:table-cell office:value-type="float" office:value="104.254" calcext:value-type="float">
            <text:p>104.254</text:p>
          </table:table-cell>
          <table:table-cell office:value-type="float" office:value="71.579" calcext:value-type="float">
            <text:p>71.579</text:p>
          </table:table-cell>
          <table:table-cell office:value-type="float" office:value="94.62" calcext:value-type="float">
            <text:p>94.62</text:p>
          </table:table-cell>
          <table:table-cell office:value-type="float" office:value="102.796" calcext:value-type="float">
            <text:p>102.796</text:p>
          </table:table-cell>
          <table:table-cell office:value-type="float" office:value="112.613" calcext:value-type="float">
            <text:p>112.613</text:p>
          </table:table-cell>
          <table:table-cell office:value-type="float" office:value="168.36" calcext:value-type="float">
            <text:p>168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81694" calcext:value-type="float">
            <text:p>381694</text:p>
          </table:table-cell>
          <table:table-cell office:value-type="float" office:value="222788" calcext:value-type="float">
            <text:p>222788</text:p>
          </table:table-cell>
          <table:table-cell office:value-type="float" office:value="335043" calcext:value-type="float">
            <text:p>335043</text:p>
          </table:table-cell>
          <table:table-cell office:value-type="float" office:value="370832" calcext:value-type="float">
            <text:p>370832</text:p>
          </table:table-cell>
          <table:table-cell office:value-type="float" office:value="419059" calcext:value-type="float">
            <text:p>419059</text:p>
          </table:table-cell>
          <table:table-cell office:value-type="float" office:value="706983" calcext:value-type="float">
            <text:p>706983</text:p>
          </table:table-cell>
          <table:table-cell office:value-type="float" office:value="102.907" calcext:value-type="float">
            <text:p>102.907</text:p>
          </table:table-cell>
          <table:table-cell office:value-type="float" office:value="69.881" calcext:value-type="float">
            <text:p>69.881</text:p>
          </table:table-cell>
          <table:table-cell office:value-type="float" office:value="92.899" calcext:value-type="float">
            <text:p>92.899</text:p>
          </table:table-cell>
          <table:table-cell office:value-type="float" office:value="101.002" calcext:value-type="float">
            <text:p>101.002</text:p>
          </table:table-cell>
          <table:table-cell office:value-type="float" office:value="111.336" calcext:value-type="float">
            <text:p>111.336</text:p>
          </table:table-cell>
          <table:table-cell office:value-type="float" office:value="166.996" calcext:value-type="float">
            <text:p>166.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1187" calcext:value-type="float">
            <text:p>601187</text:p>
          </table:table-cell>
          <table:table-cell office:value-type="float" office:value="239081" calcext:value-type="float">
            <text:p>239081</text:p>
          </table:table-cell>
          <table:table-cell office:value-type="float" office:value="430598" calcext:value-type="float">
            <text:p>430598</text:p>
          </table:table-cell>
          <table:table-cell office:value-type="float" office:value="544404" calcext:value-type="float">
            <text:p>544404</text:p>
          </table:table-cell>
          <table:table-cell office:value-type="float" office:value="725146" calcext:value-type="float">
            <text:p>725146</text:p>
          </table:table-cell>
          <table:table-cell office:value-type="float" office:value="2072031" calcext:value-type="float">
            <text:p>2072031</text:p>
          </table:table-cell>
          <table:table-cell office:value-type="float" office:value="165.475" calcext:value-type="float">
            <text:p>165.475</text:p>
          </table:table-cell>
          <table:table-cell office:value-type="float" office:value="74.936" calcext:value-type="float">
            <text:p>74.936</text:p>
          </table:table-cell>
          <table:table-cell office:value-type="float" office:value="116.817" calcext:value-type="float">
            <text:p>116.817</text:p>
          </table:table-cell>
          <table:table-cell office:value-type="float" office:value="141.294" calcext:value-type="float">
            <text:p>141.294</text:p>
          </table:table-cell>
          <table:table-cell office:value-type="float" office:value="197.443" calcext:value-type="float">
            <text:p>197.443</text:p>
          </table:table-cell>
          <table:table-cell office:value-type="float" office:value="627.498" calcext:value-type="float">
            <text:p>627.4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588020" calcext:value-type="float">
            <text:p>588020</text:p>
          </table:table-cell>
          <table:table-cell office:value-type="float" office:value="260437" calcext:value-type="float">
            <text:p>260437</text:p>
          </table:table-cell>
          <table:table-cell office:value-type="float" office:value="425649" calcext:value-type="float">
            <text:p>425649</text:p>
          </table:table-cell>
          <table:table-cell office:value-type="float" office:value="537578" calcext:value-type="float">
            <text:p>537578</text:p>
          </table:table-cell>
          <table:table-cell office:value-type="float" office:value="684783" calcext:value-type="float">
            <text:p>684783</text:p>
          </table:table-cell>
          <table:table-cell office:value-type="float" office:value="2090522" calcext:value-type="float">
            <text:p>2090522</text:p>
          </table:table-cell>
          <table:table-cell office:value-type="float" office:value="162.747" calcext:value-type="float">
            <text:p>162.747</text:p>
          </table:table-cell>
          <table:table-cell office:value-type="float" office:value="72.028" calcext:value-type="float">
            <text:p>72.028</text:p>
          </table:table-cell>
          <table:table-cell office:value-type="float" office:value="117.492" calcext:value-type="float">
            <text:p>117.492</text:p>
          </table:table-cell>
          <table:table-cell office:value-type="float" office:value="143.583" calcext:value-type="float">
            <text:p>143.583</text:p>
          </table:table-cell>
          <table:table-cell office:value-type="float" office:value="188.563" calcext:value-type="float">
            <text:p>188.563</text:p>
          </table:table-cell>
          <table:table-cell office:value-type="float" office:value="617.594" calcext:value-type="float">
            <text:p>617.5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497665" calcext:value-type="float">
            <text:p>497665</text:p>
          </table:table-cell>
          <table:table-cell office:value-type="float" office:value="247371" calcext:value-type="float">
            <text:p>247371</text:p>
          </table:table-cell>
          <table:table-cell office:value-type="float" office:value="405068" calcext:value-type="float">
            <text:p>405068</text:p>
          </table:table-cell>
          <table:table-cell office:value-type="float" office:value="483225" calcext:value-type="float">
            <text:p>483225</text:p>
          </table:table-cell>
          <table:table-cell office:value-type="float" office:value="561309" calcext:value-type="float">
            <text:p>561309</text:p>
          </table:table-cell>
          <table:table-cell office:value-type="float" office:value="1218038" calcext:value-type="float">
            <text:p>1218038</text:p>
          </table:table-cell>
          <table:table-cell office:value-type="float" office:value="135.797" calcext:value-type="float">
            <text:p>135.797</text:p>
          </table:table-cell>
          <table:table-cell office:value-type="float" office:value="81.07" calcext:value-type="float">
            <text:p>81.07</text:p>
          </table:table-cell>
          <table:table-cell office:value-type="float" office:value="111.011" calcext:value-type="float">
            <text:p>111.011</text:p>
          </table:table-cell>
          <table:table-cell office:value-type="float" office:value="126.59" calcext:value-type="float">
            <text:p>126.59</text:p>
          </table:table-cell>
          <table:table-cell office:value-type="float" office:value="149.352" calcext:value-type="float">
            <text:p>149.352</text:p>
          </table:table-cell>
          <table:table-cell office:value-type="float" office:value="361.286" calcext:value-type="float">
            <text:p>361.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26017" calcext:value-type="float">
            <text:p>426017</text:p>
          </table:table-cell>
          <table:table-cell office:value-type="float" office:value="234674" calcext:value-type="float">
            <text:p>234674</text:p>
          </table:table-cell>
          <table:table-cell office:value-type="float" office:value="365030" calcext:value-type="float">
            <text:p>365030</text:p>
          </table:table-cell>
          <table:table-cell office:value-type="float" office:value="415762" calcext:value-type="float">
            <text:p>415762</text:p>
          </table:table-cell>
          <table:table-cell office:value-type="float" office:value="474216" calcext:value-type="float">
            <text:p>474216</text:p>
          </table:table-cell>
          <table:table-cell office:value-type="float" office:value="1023370" calcext:value-type="float">
            <text:p>1023370</text:p>
          </table:table-cell>
          <table:table-cell office:value-type="float" office:value="117.789" calcext:value-type="float">
            <text:p>117.789</text:p>
          </table:table-cell>
          <table:table-cell office:value-type="float" office:value="73.415" calcext:value-type="float">
            <text:p>73.415</text:p>
          </table:table-cell>
          <table:table-cell office:value-type="float" office:value="100.771" calcext:value-type="float">
            <text:p>100.771</text:p>
          </table:table-cell>
          <table:table-cell office:value-type="float" office:value="113.575" calcext:value-type="float">
            <text:p>113.575</text:p>
          </table:table-cell>
          <table:table-cell office:value-type="float" office:value="128.654" calcext:value-type="float">
            <text:p>128.654</text:p>
          </table:table-cell>
          <table:table-cell office:value-type="float" office:value="235.493" calcext:value-type="float">
            <text:p>235.4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  <table:table-cell office:value-type="float" office:value="409609" calcext:value-type="float">
            <text:p>409609</text:p>
          </table:table-cell>
          <table:table-cell office:value-type="float" office:value="251419" calcext:value-type="float">
            <text:p>251419</text:p>
          </table:table-cell>
          <table:table-cell office:value-type="float" office:value="354220" calcext:value-type="float">
            <text:p>354220</text:p>
          </table:table-cell>
          <table:table-cell office:value-type="float" office:value="399223" calcext:value-type="float">
            <text:p>399223</text:p>
          </table:table-cell>
          <table:table-cell office:value-type="float" office:value="451924" calcext:value-type="float">
            <text:p>451924</text:p>
          </table:table-cell>
          <table:table-cell office:value-type="float" office:value="726615" calcext:value-type="float">
            <text:p>726615</text:p>
          </table:table-cell>
          <table:table-cell office:value-type="float" office:value="113.732" calcext:value-type="float">
            <text:p>113.732</text:p>
          </table:table-cell>
          <table:table-cell office:value-type="float" office:value="74.686" calcext:value-type="float">
            <text:p>74.686</text:p>
          </table:table-cell>
          <table:table-cell office:value-type="float" office:value="99.126" calcext:value-type="float">
            <text:p>99.126</text:p>
          </table:table-cell>
          <table:table-cell office:value-type="float" office:value="110.345" calcext:value-type="float">
            <text:p>110.345</text:p>
          </table:table-cell>
          <table:table-cell office:value-type="float" office:value="124.616" calcext:value-type="float">
            <text:p>124.616</text:p>
          </table:table-cell>
          <table:table-cell office:value-type="float" office:value="221.796" calcext:value-type="float">
            <text:p>221.7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8335" calcext:value-type="float">
            <text:p>398335</text:p>
          </table:table-cell>
          <table:table-cell office:value-type="float" office:value="240997" calcext:value-type="float">
            <text:p>240997</text:p>
          </table:table-cell>
          <table:table-cell office:value-type="float" office:value="345942" calcext:value-type="float">
            <text:p>345942</text:p>
          </table:table-cell>
          <table:table-cell office:value-type="float" office:value="386126" calcext:value-type="float">
            <text:p>386126</text:p>
          </table:table-cell>
          <table:table-cell office:value-type="float" office:value="438835" calcext:value-type="float">
            <text:p>438835</text:p>
          </table:table-cell>
          <table:table-cell office:value-type="float" office:value="995742" calcext:value-type="float">
            <text:p>995742</text:p>
          </table:table-cell>
          <table:table-cell office:value-type="float" office:value="110.033" calcext:value-type="float">
            <text:p>110.033</text:p>
          </table:table-cell>
          <table:table-cell office:value-type="float" office:value="73.371" calcext:value-type="float">
            <text:p>73.371</text:p>
          </table:table-cell>
          <table:table-cell office:value-type="float" office:value="96.63" calcext:value-type="float">
            <text:p>96.63</text:p>
          </table:table-cell>
          <table:table-cell office:value-type="float" office:value="107.135" calcext:value-type="float">
            <text:p>107.135</text:p>
          </table:table-cell>
          <table:table-cell office:value-type="float" office:value="119.254" calcext:value-type="float">
            <text:p>119.254</text:p>
          </table:table-cell>
          <table:table-cell office:value-type="float" office:value="251.958" calcext:value-type="float">
            <text:p>251.9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office:value-type="float" office:value="396839" calcext:value-type="float">
            <text:p>396839</text:p>
          </table:table-cell>
          <table:table-cell office:value-type="float" office:value="242684" calcext:value-type="float">
            <text:p>242684</text:p>
          </table:table-cell>
          <table:table-cell office:value-type="float" office:value="345061" calcext:value-type="float">
            <text:p>345061</text:p>
          </table:table-cell>
          <table:table-cell office:value-type="float" office:value="387522" calcext:value-type="float">
            <text:p>387522</text:p>
          </table:table-cell>
          <table:table-cell office:value-type="float" office:value="441405" calcext:value-type="float">
            <text:p>441405</text:p>
          </table:table-cell>
          <table:table-cell office:value-type="float" office:value="725666" calcext:value-type="float">
            <text:p>725666</text:p>
          </table:table-cell>
          <table:table-cell office:value-type="float" office:value="109.962" calcext:value-type="float">
            <text:p>109.962</text:p>
          </table:table-cell>
          <table:table-cell office:value-type="float" office:value="71.351" calcext:value-type="float">
            <text:p>71.351</text:p>
          </table:table-cell>
          <table:table-cell office:value-type="float" office:value="95.758" calcext:value-type="float">
            <text:p>95.758</text:p>
          </table:table-cell>
          <table:table-cell office:value-type="float" office:value="106.997" calcext:value-type="float">
            <text:p>106.997</text:p>
          </table:table-cell>
          <table:table-cell office:value-type="float" office:value="120.053" calcext:value-type="float">
            <text:p>120.053</text:p>
          </table:table-cell>
          <table:table-cell office:value-type="float" office:value="211.526" calcext:value-type="float">
            <text:p>211.5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389364" calcext:value-type="float">
            <text:p>389364</text:p>
          </table:table-cell>
          <table:table-cell office:value-type="float" office:value="232841" calcext:value-type="float">
            <text:p>232841</text:p>
          </table:table-cell>
          <table:table-cell office:value-type="float" office:value="340857" calcext:value-type="float">
            <text:p>340857</text:p>
          </table:table-cell>
          <table:table-cell office:value-type="float" office:value="382665" calcext:value-type="float">
            <text:p>382665</text:p>
          </table:table-cell>
          <table:table-cell office:value-type="float" office:value="430693" calcext:value-type="float">
            <text:p>430693</text:p>
          </table:table-cell>
          <table:table-cell office:value-type="float" office:value="657017" calcext:value-type="float">
            <text:p>657017</text:p>
          </table:table-cell>
          <table:table-cell office:value-type="float" office:value="107.402" calcext:value-type="float">
            <text:p>107.402</text:p>
          </table:table-cell>
          <table:table-cell office:value-type="float" office:value="73.077" calcext:value-type="float">
            <text:p>73.077</text:p>
          </table:table-cell>
          <table:table-cell office:value-type="float" office:value="95.561" calcext:value-type="float">
            <text:p>95.561</text:p>
          </table:table-cell>
          <table:table-cell office:value-type="float" office:value="105.38" calcext:value-type="float">
            <text:p>105.38</text:p>
          </table:table-cell>
          <table:table-cell office:value-type="float" office:value="116.491" calcext:value-type="float">
            <text:p>116.491</text:p>
          </table:table-cell>
          <table:table-cell office:value-type="float" office:value="181.384" calcext:value-type="float">
            <text:p>181.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5" calcext:value-type="float">
            <text:p>2.75</text:p>
          </table:table-cell>
          <table:table-cell office:value-type="float" office:value="394969" calcext:value-type="float">
            <text:p>394969</text:p>
          </table:table-cell>
          <table:table-cell office:value-type="float" office:value="238750" calcext:value-type="float">
            <text:p>238750</text:p>
          </table:table-cell>
          <table:table-cell office:value-type="float" office:value="342214" calcext:value-type="float">
            <text:p>342214</text:p>
          </table:table-cell>
          <table:table-cell office:value-type="float" office:value="387691" calcext:value-type="float">
            <text:p>387691</text:p>
          </table:table-cell>
          <table:table-cell office:value-type="float" office:value="430939" calcext:value-type="float">
            <text:p>430939</text:p>
          </table:table-cell>
          <table:table-cell office:value-type="float" office:value="889878" calcext:value-type="float">
            <text:p>889878</text:p>
          </table:table-cell>
          <table:table-cell office:value-type="float" office:value="108.637" calcext:value-type="float">
            <text:p>108.637</text:p>
          </table:table-cell>
          <table:table-cell office:value-type="float" office:value="73.673" calcext:value-type="float">
            <text:p>73.673</text:p>
          </table:table-cell>
          <table:table-cell office:value-type="float" office:value="95.819" calcext:value-type="float">
            <text:p>95.819</text:p>
          </table:table-cell>
          <table:table-cell office:value-type="float" office:value="105.89" calcext:value-type="float">
            <text:p>105.89</text:p>
          </table:table-cell>
          <table:table-cell office:value-type="float" office:value="117.859" calcext:value-type="float">
            <text:p>117.859</text:p>
          </table:table-cell>
          <table:table-cell office:value-type="float" office:value="223.55" calcext:value-type="float">
            <text:p>223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84701" calcext:value-type="float">
            <text:p>384701</text:p>
          </table:table-cell>
          <table:table-cell office:value-type="float" office:value="232309" calcext:value-type="float">
            <text:p>232309</text:p>
          </table:table-cell>
          <table:table-cell office:value-type="float" office:value="336250" calcext:value-type="float">
            <text:p>336250</text:p>
          </table:table-cell>
          <table:table-cell office:value-type="float" office:value="377887" calcext:value-type="float">
            <text:p>377887</text:p>
          </table:table-cell>
          <table:table-cell office:value-type="float" office:value="422663" calcext:value-type="float">
            <text:p>422663</text:p>
          </table:table-cell>
          <table:table-cell office:value-type="float" office:value="678799" calcext:value-type="float">
            <text:p>678799</text:p>
          </table:table-cell>
          <table:table-cell office:value-type="float" office:value="106.539" calcext:value-type="float">
            <text:p>106.539</text:p>
          </table:table-cell>
          <table:table-cell office:value-type="float" office:value="71.279" calcext:value-type="float">
            <text:p>71.279</text:p>
          </table:table-cell>
          <table:table-cell office:value-type="float" office:value="95.075" calcext:value-type="float">
            <text:p>95.075</text:p>
          </table:table-cell>
          <table:table-cell office:value-type="float" office:value="104.008" calcext:value-type="float">
            <text:p>104.008</text:p>
          </table:table-cell>
          <table:table-cell office:value-type="float" office:value="115.769" calcext:value-type="float">
            <text:p>115.769</text:p>
          </table:table-cell>
          <table:table-cell office:value-type="float" office:value="189.947" calcext:value-type="float">
            <text:p>189.9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80682" calcext:value-type="float">
            <text:p>380682</text:p>
          </table:table-cell>
          <table:table-cell office:value-type="float" office:value="224891" calcext:value-type="float">
            <text:p>224891</text:p>
          </table:table-cell>
          <table:table-cell office:value-type="float" office:value="334610" calcext:value-type="float">
            <text:p>334610</text:p>
          </table:table-cell>
          <table:table-cell office:value-type="float" office:value="373632" calcext:value-type="float">
            <text:p>373632</text:p>
          </table:table-cell>
          <table:table-cell office:value-type="float" office:value="416576" calcext:value-type="float">
            <text:p>416576</text:p>
          </table:table-cell>
          <table:table-cell office:value-type="float" office:value="649475" calcext:value-type="float">
            <text:p>649475</text:p>
          </table:table-cell>
          <table:table-cell office:value-type="float" office:value="104.766" calcext:value-type="float">
            <text:p>104.766</text:p>
          </table:table-cell>
          <table:table-cell office:value-type="float" office:value="72.84" calcext:value-type="float">
            <text:p>72.84</text:p>
          </table:table-cell>
          <table:table-cell office:value-type="float" office:value="93.423" calcext:value-type="float">
            <text:p>93.423</text:p>
          </table:table-cell>
          <table:table-cell office:value-type="float" office:value="103.227" calcext:value-type="float">
            <text:p>103.227</text:p>
          </table:table-cell>
          <table:table-cell office:value-type="float" office:value="113.525" calcext:value-type="float">
            <text:p>113.525</text:p>
          </table:table-cell>
          <table:table-cell office:value-type="float" office:value="170.651" calcext:value-type="float">
            <text:p>170.6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83413" calcext:value-type="float">
            <text:p>383413</text:p>
          </table:table-cell>
          <table:table-cell office:value-type="float" office:value="226587" calcext:value-type="float">
            <text:p>226587</text:p>
          </table:table-cell>
          <table:table-cell office:value-type="float" office:value="336697" calcext:value-type="float">
            <text:p>336697</text:p>
          </table:table-cell>
          <table:table-cell office:value-type="float" office:value="375680" calcext:value-type="float">
            <text:p>375680</text:p>
          </table:table-cell>
          <table:table-cell office:value-type="float" office:value="420993" calcext:value-type="float">
            <text:p>420993</text:p>
          </table:table-cell>
          <table:table-cell office:value-type="float" office:value="947417" calcext:value-type="float">
            <text:p>947417</text:p>
          </table:table-cell>
          <table:table-cell office:value-type="float" office:value="105.684" calcext:value-type="float">
            <text:p>105.684</text:p>
          </table:table-cell>
          <table:table-cell office:value-type="float" office:value="72.808" calcext:value-type="float">
            <text:p>72.808</text:p>
          </table:table-cell>
          <table:table-cell office:value-type="float" office:value="94.738" calcext:value-type="float">
            <text:p>94.738</text:p>
          </table:table-cell>
          <table:table-cell office:value-type="float" office:value="103.46" calcext:value-type="float">
            <text:p>103.46</text:p>
          </table:table-cell>
          <table:table-cell office:value-type="float" office:value="113.879" calcext:value-type="float">
            <text:p>113.879</text:p>
          </table:table-cell>
          <table:table-cell office:value-type="float" office:value="201.037" calcext:value-type="float">
            <text:p>201.0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380737" calcext:value-type="float">
            <text:p>380737</text:p>
          </table:table-cell>
          <table:table-cell office:value-type="float" office:value="228579" calcext:value-type="float">
            <text:p>228579</text:p>
          </table:table-cell>
          <table:table-cell office:value-type="float" office:value="334153" calcext:value-type="float">
            <text:p>334153</text:p>
          </table:table-cell>
          <table:table-cell office:value-type="float" office:value="373607" calcext:value-type="float">
            <text:p>373607</text:p>
          </table:table-cell>
          <table:table-cell office:value-type="float" office:value="419164" calcext:value-type="float">
            <text:p>419164</text:p>
          </table:table-cell>
          <table:table-cell office:value-type="float" office:value="633612" calcext:value-type="float">
            <text:p>633612</text:p>
          </table:table-cell>
          <table:table-cell office:value-type="float" office:value="104.427" calcext:value-type="float">
            <text:p>104.427</text:p>
          </table:table-cell>
          <table:table-cell office:value-type="float" office:value="66.683" calcext:value-type="float">
            <text:p>66.683</text:p>
          </table:table-cell>
          <table:table-cell office:value-type="float" office:value="93.461" calcext:value-type="float">
            <text:p>93.461</text:p>
          </table:table-cell>
          <table:table-cell office:value-type="float" office:value="102.496" calcext:value-type="float">
            <text:p>102.496</text:p>
          </table:table-cell>
          <table:table-cell office:value-type="float" office:value="113.55" calcext:value-type="float">
            <text:p>113.55</text:p>
          </table:table-cell>
          <table:table-cell office:value-type="float" office:value="175.348" calcext:value-type="float">
            <text:p>175.34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80628" calcext:value-type="float">
            <text:p>380628</text:p>
          </table:table-cell>
          <table:table-cell office:value-type="float" office:value="239941" calcext:value-type="float">
            <text:p>239941</text:p>
          </table:table-cell>
          <table:table-cell office:value-type="float" office:value="331636" calcext:value-type="float">
            <text:p>331636</text:p>
          </table:table-cell>
          <table:table-cell office:value-type="float" office:value="375663" calcext:value-type="float">
            <text:p>375663</text:p>
          </table:table-cell>
          <table:table-cell office:value-type="float" office:value="418444" calcext:value-type="float">
            <text:p>418444</text:p>
          </table:table-cell>
          <table:table-cell office:value-type="float" office:value="772957" calcext:value-type="float">
            <text:p>772957</text:p>
          </table:table-cell>
          <table:table-cell office:value-type="float" office:value="105.023" calcext:value-type="float">
            <text:p>105.023</text:p>
          </table:table-cell>
          <table:table-cell office:value-type="float" office:value="69.508" calcext:value-type="float">
            <text:p>69.508</text:p>
          </table:table-cell>
          <table:table-cell office:value-type="float" office:value="93.901" calcext:value-type="float">
            <text:p>93.901</text:p>
          </table:table-cell>
          <table:table-cell office:value-type="float" office:value="102.533" calcext:value-type="float">
            <text:p>102.533</text:p>
          </table:table-cell>
          <table:table-cell office:value-type="float" office:value="114.114" calcext:value-type="float">
            <text:p>114.114</text:p>
          </table:table-cell>
          <table:table-cell office:value-type="float" office:value="205.614" calcext:value-type="float">
            <text:p>205.6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79325" calcext:value-type="float">
            <text:p>379325</text:p>
          </table:table-cell>
          <table:table-cell office:value-type="float" office:value="218196" calcext:value-type="float">
            <text:p>218196</text:p>
          </table:table-cell>
          <table:table-cell office:value-type="float" office:value="330089" calcext:value-type="float">
            <text:p>330089</text:p>
          </table:table-cell>
          <table:table-cell office:value-type="float" office:value="372178" calcext:value-type="float">
            <text:p>372178</text:p>
          </table:table-cell>
          <table:table-cell office:value-type="float" office:value="418687" calcext:value-type="float">
            <text:p>418687</text:p>
          </table:table-cell>
          <table:table-cell office:value-type="float" office:value="700020" calcext:value-type="float">
            <text:p>700020</text:p>
          </table:table-cell>
          <table:table-cell office:value-type="float" office:value="103.923" calcext:value-type="float">
            <text:p>103.923</text:p>
          </table:table-cell>
          <table:table-cell office:value-type="float" office:value="67.965" calcext:value-type="float">
            <text:p>67.965</text:p>
          </table:table-cell>
          <table:table-cell office:value-type="float" office:value="92.792" calcext:value-type="float">
            <text:p>92.792</text:p>
          </table:table-cell>
          <table:table-cell office:value-type="float" office:value="102.065" calcext:value-type="float">
            <text:p>102.065</text:p>
          </table:table-cell>
          <table:table-cell office:value-type="float" office:value="112.32" calcext:value-type="float">
            <text:p>112.32</text:p>
          </table:table-cell>
          <table:table-cell office:value-type="float" office:value="167.572" calcext:value-type="float">
            <text:p>167.5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81617" calcext:value-type="float">
            <text:p>381617</text:p>
          </table:table-cell>
          <table:table-cell office:value-type="float" office:value="242602" calcext:value-type="float">
            <text:p>242602</text:p>
          </table:table-cell>
          <table:table-cell office:value-type="float" office:value="336593" calcext:value-type="float">
            <text:p>336593</text:p>
          </table:table-cell>
          <table:table-cell office:value-type="float" office:value="372604" calcext:value-type="float">
            <text:p>372604</text:p>
          </table:table-cell>
          <table:table-cell office:value-type="float" office:value="415966" calcext:value-type="float">
            <text:p>415966</text:p>
          </table:table-cell>
          <table:table-cell office:value-type="float" office:value="708048" calcext:value-type="float">
            <text:p>708048</text:p>
          </table:table-cell>
          <table:table-cell office:value-type="float" office:value="103.888" calcext:value-type="float">
            <text:p>103.888</text:p>
          </table:table-cell>
          <table:table-cell office:value-type="float" office:value="71.474" calcext:value-type="float">
            <text:p>71.474</text:p>
          </table:table-cell>
          <table:table-cell office:value-type="float" office:value="93.43" calcext:value-type="float">
            <text:p>93.43</text:p>
          </table:table-cell>
          <table:table-cell office:value-type="float" office:value="102.307" calcext:value-type="float">
            <text:p>102.307</text:p>
          </table:table-cell>
          <table:table-cell office:value-type="float" office:value="112.845" calcext:value-type="float">
            <text:p>112.845</text:p>
          </table:table-cell>
          <table:table-cell office:value-type="float" office:value="174.253" calcext:value-type="float">
            <text:p>174.2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80573" calcext:value-type="float">
            <text:p>380573</text:p>
          </table:table-cell>
          <table:table-cell office:value-type="float" office:value="228435" calcext:value-type="float">
            <text:p>228435</text:p>
          </table:table-cell>
          <table:table-cell office:value-type="float" office:value="336900" calcext:value-type="float">
            <text:p>336900</text:p>
          </table:table-cell>
          <table:table-cell office:value-type="float" office:value="373938" calcext:value-type="float">
            <text:p>373938</text:p>
          </table:table-cell>
          <table:table-cell office:value-type="float" office:value="413783" calcext:value-type="float">
            <text:p>413783</text:p>
          </table:table-cell>
          <table:table-cell office:value-type="float" office:value="722441" calcext:value-type="float">
            <text:p>722441</text:p>
          </table:table-cell>
          <table:table-cell office:value-type="float" office:value="103.86" calcext:value-type="float">
            <text:p>103.86</text:p>
          </table:table-cell>
          <table:table-cell office:value-type="float" office:value="64.563" calcext:value-type="float">
            <text:p>64.563</text:p>
          </table:table-cell>
          <table:table-cell office:value-type="float" office:value="94.055" calcext:value-type="float">
            <text:p>94.055</text:p>
          </table:table-cell>
          <table:table-cell office:value-type="float" office:value="102.372" calcext:value-type="float">
            <text:p>102.372</text:p>
          </table:table-cell>
          <table:table-cell office:value-type="float" office:value="111.579" calcext:value-type="float">
            <text:p>111.579</text:p>
          </table:table-cell>
          <table:table-cell office:value-type="float" office:value="162.926" calcext:value-type="float">
            <text:p>162.9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81062" calcext:value-type="float">
            <text:p>381062</text:p>
          </table:table-cell>
          <table:table-cell office:value-type="float" office:value="237668" calcext:value-type="float">
            <text:p>237668</text:p>
          </table:table-cell>
          <table:table-cell office:value-type="float" office:value="337996" calcext:value-type="float">
            <text:p>337996</text:p>
          </table:table-cell>
          <table:table-cell office:value-type="float" office:value="372484" calcext:value-type="float">
            <text:p>372484</text:p>
          </table:table-cell>
          <table:table-cell office:value-type="float" office:value="415445" calcext:value-type="float">
            <text:p>415445</text:p>
          </table:table-cell>
          <table:table-cell office:value-type="float" office:value="850463" calcext:value-type="float">
            <text:p>850463</text:p>
          </table:table-cell>
          <table:table-cell office:value-type="float" office:value="103.858" calcext:value-type="float">
            <text:p>103.858</text:p>
          </table:table-cell>
          <table:table-cell office:value-type="float" office:value="68.051" calcext:value-type="float">
            <text:p>68.051</text:p>
          </table:table-cell>
          <table:table-cell office:value-type="float" office:value="92.972" calcext:value-type="float">
            <text:p>92.972</text:p>
          </table:table-cell>
          <table:table-cell office:value-type="float" office:value="102.092" calcext:value-type="float">
            <text:p>102.092</text:p>
          </table:table-cell>
          <table:table-cell office:value-type="float" office:value="111.757" calcext:value-type="float">
            <text:p>111.757</text:p>
          </table:table-cell>
          <table:table-cell office:value-type="float" office:value="219.403" calcext:value-type="float">
            <text:p>219.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9690" calcext:value-type="float">
            <text:p>379690</text:p>
          </table:table-cell>
          <table:table-cell office:value-type="float" office:value="228602" calcext:value-type="float">
            <text:p>228602</text:p>
          </table:table-cell>
          <table:table-cell office:value-type="float" office:value="335361" calcext:value-type="float">
            <text:p>335361</text:p>
          </table:table-cell>
          <table:table-cell office:value-type="float" office:value="372129" calcext:value-type="float">
            <text:p>372129</text:p>
          </table:table-cell>
          <table:table-cell office:value-type="float" office:value="414623" calcext:value-type="float">
            <text:p>414623</text:p>
          </table:table-cell>
          <table:table-cell office:value-type="float" office:value="729133" calcext:value-type="float">
            <text:p>729133</text:p>
          </table:table-cell>
          <table:table-cell office:value-type="float" office:value="103.365" calcext:value-type="float">
            <text:p>103.365</text:p>
          </table:table-cell>
          <table:table-cell office:value-type="float" office:value="68.337" calcext:value-type="float">
            <text:p>68.337</text:p>
          </table:table-cell>
          <table:table-cell office:value-type="float" office:value="92.608" calcext:value-type="float">
            <text:p>92.608</text:p>
          </table:table-cell>
          <table:table-cell office:value-type="float" office:value="102.603" calcext:value-type="float">
            <text:p>102.603</text:p>
          </table:table-cell>
          <table:table-cell office:value-type="float" office:value="111.439" calcext:value-type="float">
            <text:p>111.439</text:p>
          </table:table-cell>
          <table:table-cell office:value-type="float" office:value="170.598" calcext:value-type="float">
            <text:p>170.5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82572" calcext:value-type="float">
            <text:p>382572</text:p>
          </table:table-cell>
          <table:table-cell office:value-type="float" office:value="241535" calcext:value-type="float">
            <text:p>241535</text:p>
          </table:table-cell>
          <table:table-cell office:value-type="float" office:value="338067" calcext:value-type="float">
            <text:p>338067</text:p>
          </table:table-cell>
          <table:table-cell office:value-type="float" office:value="373502" calcext:value-type="float">
            <text:p>373502</text:p>
          </table:table-cell>
          <table:table-cell office:value-type="float" office:value="417332" calcext:value-type="float">
            <text:p>417332</text:p>
          </table:table-cell>
          <table:table-cell office:value-type="float" office:value="1143236" calcext:value-type="float">
            <text:p>1143236</text:p>
          </table:table-cell>
          <table:table-cell office:value-type="float" office:value="103.426" calcext:value-type="float">
            <text:p>103.426</text:p>
          </table:table-cell>
          <table:table-cell office:value-type="float" office:value="69.977" calcext:value-type="float">
            <text:p>69.977</text:p>
          </table:table-cell>
          <table:table-cell office:value-type="float" office:value="93.153" calcext:value-type="float">
            <text:p>93.153</text:p>
          </table:table-cell>
          <table:table-cell office:value-type="float" office:value="101.106" calcext:value-type="float">
            <text:p>101.106</text:p>
          </table:table-cell>
          <table:table-cell office:value-type="float" office:value="111.886" calcext:value-type="float">
            <text:p>111.886</text:p>
          </table:table-cell>
          <table:table-cell office:value-type="float" office:value="210.311" calcext:value-type="float">
            <text:p>210.3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80139" calcext:value-type="float">
            <text:p>380139</text:p>
          </table:table-cell>
          <table:table-cell office:value-type="float" office:value="243735" calcext:value-type="float">
            <text:p>243735</text:p>
          </table:table-cell>
          <table:table-cell office:value-type="float" office:value="335535" calcext:value-type="float">
            <text:p>335535</text:p>
          </table:table-cell>
          <table:table-cell office:value-type="float" office:value="371843" calcext:value-type="float">
            <text:p>371843</text:p>
          </table:table-cell>
          <table:table-cell office:value-type="float" office:value="418194" calcext:value-type="float">
            <text:p>418194</text:p>
          </table:table-cell>
          <table:table-cell office:value-type="float" office:value="825078" calcext:value-type="float">
            <text:p>825078</text:p>
          </table:table-cell>
          <table:table-cell office:value-type="float" office:value="102.428" calcext:value-type="float">
            <text:p>102.428</text:p>
          </table:table-cell>
          <table:table-cell office:value-type="float" office:value="72.393" calcext:value-type="float">
            <text:p>72.393</text:p>
          </table:table-cell>
          <table:table-cell office:value-type="float" office:value="92.824" calcext:value-type="float">
            <text:p>92.824</text:p>
          </table:table-cell>
          <table:table-cell office:value-type="float" office:value="100.92" calcext:value-type="float">
            <text:p>100.92</text:p>
          </table:table-cell>
          <table:table-cell office:value-type="float" office:value="110.186" calcext:value-type="float">
            <text:p>110.186</text:p>
          </table:table-cell>
          <table:table-cell office:value-type="float" office:value="172.711" calcext:value-type="float">
            <text:p>172.7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92206" calcext:value-type="float">
            <text:p>392206</text:p>
          </table:table-cell>
          <table:table-cell office:value-type="float" office:value="246083" calcext:value-type="float">
            <text:p>246083</text:p>
          </table:table-cell>
          <table:table-cell office:value-type="float" office:value="342325" calcext:value-type="float">
            <text:p>342325</text:p>
          </table:table-cell>
          <table:table-cell office:value-type="float" office:value="382079" calcext:value-type="float">
            <text:p>382079</text:p>
          </table:table-cell>
          <table:table-cell office:value-type="float" office:value="432537" calcext:value-type="float">
            <text:p>432537</text:p>
          </table:table-cell>
          <table:table-cell office:value-type="float" office:value="1080718" calcext:value-type="float">
            <text:p>1080718</text:p>
          </table:table-cell>
          <table:table-cell office:value-type="float" office:value="104.638" calcext:value-type="float">
            <text:p>104.638</text:p>
          </table:table-cell>
          <table:table-cell office:value-type="float" office:value="69.405" calcext:value-type="float">
            <text:p>69.405</text:p>
          </table:table-cell>
          <table:table-cell office:value-type="float" office:value="94.313" calcext:value-type="float">
            <text:p>94.313</text:p>
          </table:table-cell>
          <table:table-cell office:value-type="float" office:value="102.807" calcext:value-type="float">
            <text:p>102.807</text:p>
          </table:table-cell>
          <table:table-cell office:value-type="float" office:value="113.838" calcext:value-type="float">
            <text:p>113.838</text:p>
          </table:table-cell>
          <table:table-cell office:value-type="float" office:value="231.276" calcext:value-type="float">
            <text:p>231.2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385431" calcext:value-type="float">
            <text:p>385431</text:p>
          </table:table-cell>
          <table:table-cell office:value-type="float" office:value="217998" calcext:value-type="float">
            <text:p>217998</text:p>
          </table:table-cell>
          <table:table-cell office:value-type="float" office:value="338997" calcext:value-type="float">
            <text:p>338997</text:p>
          </table:table-cell>
          <table:table-cell office:value-type="float" office:value="379119" calcext:value-type="float">
            <text:p>379119</text:p>
          </table:table-cell>
          <table:table-cell office:value-type="float" office:value="422637" calcext:value-type="float">
            <text:p>422637</text:p>
          </table:table-cell>
          <table:table-cell office:value-type="float" office:value="703400" calcext:value-type="float">
            <text:p>703400</text:p>
          </table:table-cell>
          <table:table-cell office:value-type="float" office:value="103.4" calcext:value-type="float">
            <text:p>103.4</text:p>
          </table:table-cell>
          <table:table-cell office:value-type="float" office:value="68.446" calcext:value-type="float">
            <text:p>68.446</text:p>
          </table:table-cell>
          <table:table-cell office:value-type="float" office:value="93.874" calcext:value-type="float">
            <text:p>93.874</text:p>
          </table:table-cell>
          <table:table-cell office:value-type="float" office:value="101.629" calcext:value-type="float">
            <text:p>101.629</text:p>
          </table:table-cell>
          <table:table-cell office:value-type="float" office:value="112.411" calcext:value-type="float">
            <text:p>112.411</text:p>
          </table:table-cell>
          <table:table-cell office:value-type="float" office:value="178.831" calcext:value-type="float">
            <text:p>178.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75223" calcext:value-type="float">
            <text:p>375223</text:p>
          </table:table-cell>
          <table:table-cell office:value-type="float" office:value="245160" calcext:value-type="float">
            <text:p>245160</text:p>
          </table:table-cell>
          <table:table-cell office:value-type="float" office:value="331662" calcext:value-type="float">
            <text:p>331662</text:p>
          </table:table-cell>
          <table:table-cell office:value-type="float" office:value="369001" calcext:value-type="float">
            <text:p>369001</text:p>
          </table:table-cell>
          <table:table-cell office:value-type="float" office:value="408955" calcext:value-type="float">
            <text:p>408955</text:p>
          </table:table-cell>
          <table:table-cell office:value-type="float" office:value="878986" calcext:value-type="float">
            <text:p>878986</text:p>
          </table:table-cell>
          <table:table-cell office:value-type="float" office:value="101.962" calcext:value-type="float">
            <text:p>101.962</text:p>
          </table:table-cell>
          <table:table-cell office:value-type="float" office:value="73.496" calcext:value-type="float">
            <text:p>73.496</text:p>
          </table:table-cell>
          <table:table-cell office:value-type="float" office:value="92.847" calcext:value-type="float">
            <text:p>92.847</text:p>
          </table:table-cell>
          <table:table-cell office:value-type="float" office:value="100.361" calcext:value-type="float">
            <text:p>100.361</text:p>
          </table:table-cell>
          <table:table-cell office:value-type="float" office:value="108.919" calcext:value-type="float">
            <text:p>108.919</text:p>
          </table:table-cell>
          <table:table-cell office:value-type="float" office:value="194.479" calcext:value-type="float">
            <text:p>194.4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73857" calcext:value-type="float">
            <text:p>373857</text:p>
          </table:table-cell>
          <table:table-cell office:value-type="float" office:value="234753" calcext:value-type="float">
            <text:p>234753</text:p>
          </table:table-cell>
          <table:table-cell office:value-type="float" office:value="329094" calcext:value-type="float">
            <text:p>329094</text:p>
          </table:table-cell>
          <table:table-cell office:value-type="float" office:value="365301" calcext:value-type="float">
            <text:p>365301</text:p>
          </table:table-cell>
          <table:table-cell office:value-type="float" office:value="409864" calcext:value-type="float">
            <text:p>409864</text:p>
          </table:table-cell>
          <table:table-cell office:value-type="float" office:value="696869" calcext:value-type="float">
            <text:p>696869</text:p>
          </table:table-cell>
          <table:table-cell office:value-type="float" office:value="100.918" calcext:value-type="float">
            <text:p>100.918</text:p>
          </table:table-cell>
          <table:table-cell office:value-type="float" office:value="68.592" calcext:value-type="float">
            <text:p>68.592</text:p>
          </table:table-cell>
          <table:table-cell office:value-type="float" office:value="91.818" calcext:value-type="float">
            <text:p>91.818</text:p>
          </table:table-cell>
          <table:table-cell office:value-type="float" office:value="99.897" calcext:value-type="float">
            <text:p>99.897</text:p>
          </table:table-cell>
          <table:table-cell office:value-type="float" office:value="108.686" calcext:value-type="float">
            <text:p>108.686</text:p>
          </table:table-cell>
          <table:table-cell office:value-type="float" office:value="156.708" calcext:value-type="float">
            <text:p>156.7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12331" calcext:value-type="float">
            <text:p>612331</text:p>
          </table:table-cell>
          <table:table-cell office:value-type="float" office:value="267165" calcext:value-type="float">
            <text:p>267165</text:p>
          </table:table-cell>
          <table:table-cell office:value-type="float" office:value="432030" calcext:value-type="float">
            <text:p>432030</text:p>
          </table:table-cell>
          <table:table-cell office:value-type="float" office:value="545479" calcext:value-type="float">
            <text:p>545479</text:p>
          </table:table-cell>
          <table:table-cell office:value-type="float" office:value="720512" calcext:value-type="float">
            <text:p>720512</text:p>
          </table:table-cell>
          <table:table-cell office:value-type="float" office:value="2890370" calcext:value-type="float">
            <text:p>2890370</text:p>
          </table:table-cell>
          <table:table-cell office:value-type="float" office:value="169.078" calcext:value-type="float">
            <text:p>169.078</text:p>
          </table:table-cell>
          <table:table-cell office:value-type="float" office:value="80.256" calcext:value-type="float">
            <text:p>80.256</text:p>
          </table:table-cell>
          <table:table-cell office:value-type="float" office:value="117.263" calcext:value-type="float">
            <text:p>117.263</text:p>
          </table:table-cell>
          <table:table-cell office:value-type="float" office:value="144.874" calcext:value-type="float">
            <text:p>144.874</text:p>
          </table:table-cell>
          <table:table-cell office:value-type="float" office:value="194.789" calcext:value-type="float">
            <text:p>194.789</text:p>
          </table:table-cell>
          <table:table-cell office:value-type="float" office:value="872.046" calcext:value-type="float">
            <text:p>872.0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float" office:value="525406" calcext:value-type="float">
            <text:p>525406</text:p>
          </table:table-cell>
          <table:table-cell office:value-type="float" office:value="244595" calcext:value-type="float">
            <text:p>244595</text:p>
          </table:table-cell>
          <table:table-cell office:value-type="float" office:value="413279" calcext:value-type="float">
            <text:p>413279</text:p>
          </table:table-cell>
          <table:table-cell office:value-type="float" office:value="502605" calcext:value-type="float">
            <text:p>502605</text:p>
          </table:table-cell>
          <table:table-cell office:value-type="float" office:value="609169" calcext:value-type="float">
            <text:p>609169</text:p>
          </table:table-cell>
          <table:table-cell office:value-type="float" office:value="1608839" calcext:value-type="float">
            <text:p>1608839</text:p>
          </table:table-cell>
          <table:table-cell office:value-type="float" office:value="142.709" calcext:value-type="float">
            <text:p>142.709</text:p>
          </table:table-cell>
          <table:table-cell office:value-type="float" office:value="73.61" calcext:value-type="float">
            <text:p>73.61</text:p>
          </table:table-cell>
          <table:table-cell office:value-type="float" office:value="112.896" calcext:value-type="float">
            <text:p>112.896</text:p>
          </table:table-cell>
          <table:table-cell office:value-type="float" office:value="134.026" calcext:value-type="float">
            <text:p>134.026</text:p>
          </table:table-cell>
          <table:table-cell office:value-type="float" office:value="162.119" calcext:value-type="float">
            <text:p>162.119</text:p>
          </table:table-cell>
          <table:table-cell office:value-type="float" office:value="452.271" calcext:value-type="float">
            <text:p>452.2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475628" calcext:value-type="float">
            <text:p>475628</text:p>
          </table:table-cell>
          <table:table-cell office:value-type="float" office:value="269577" calcext:value-type="float">
            <text:p>269577</text:p>
          </table:table-cell>
          <table:table-cell office:value-type="float" office:value="395960" calcext:value-type="float">
            <text:p>395960</text:p>
          </table:table-cell>
          <table:table-cell office:value-type="float" office:value="460702" calcext:value-type="float">
            <text:p>460702</text:p>
          </table:table-cell>
          <table:table-cell office:value-type="float" office:value="536744" calcext:value-type="float">
            <text:p>536744</text:p>
          </table:table-cell>
          <table:table-cell office:value-type="float" office:value="1190450" calcext:value-type="float">
            <text:p>1190450</text:p>
          </table:table-cell>
          <table:table-cell office:value-type="float" office:value="130.098" calcext:value-type="float">
            <text:p>130.098</text:p>
          </table:table-cell>
          <table:table-cell office:value-type="float" office:value="74.034" calcext:value-type="float">
            <text:p>74.034</text:p>
          </table:table-cell>
          <table:table-cell office:value-type="float" office:value="108.26" calcext:value-type="float">
            <text:p>108.26</text:p>
          </table:table-cell>
          <table:table-cell office:value-type="float" office:value="123.469" calcext:value-type="float">
            <text:p>123.469</text:p>
          </table:table-cell>
          <table:table-cell office:value-type="float" office:value="144.834" calcext:value-type="float">
            <text:p>144.834</text:p>
          </table:table-cell>
          <table:table-cell office:value-type="float" office:value="350.28" calcext:value-type="float">
            <text:p>350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419307" calcext:value-type="float">
            <text:p>419307</text:p>
          </table:table-cell>
          <table:table-cell office:value-type="float" office:value="229475" calcext:value-type="float">
            <text:p>229475</text:p>
          </table:table-cell>
          <table:table-cell office:value-type="float" office:value="355361" calcext:value-type="float">
            <text:p>355361</text:p>
          </table:table-cell>
          <table:table-cell office:value-type="float" office:value="408086" calcext:value-type="float">
            <text:p>408086</text:p>
          </table:table-cell>
          <table:table-cell office:value-type="float" office:value="467043" calcext:value-type="float">
            <text:p>467043</text:p>
          </table:table-cell>
          <table:table-cell office:value-type="float" office:value="883178" calcext:value-type="float">
            <text:p>883178</text:p>
          </table:table-cell>
          <table:table-cell office:value-type="float" office:value="115.697" calcext:value-type="float">
            <text:p>115.697</text:p>
          </table:table-cell>
          <table:table-cell office:value-type="float" office:value="74.388" calcext:value-type="float">
            <text:p>74.388</text:p>
          </table:table-cell>
          <table:table-cell office:value-type="float" office:value="99.278" calcext:value-type="float">
            <text:p>99.278</text:p>
          </table:table-cell>
          <table:table-cell office:value-type="float" office:value="111.582" calcext:value-type="float">
            <text:p>111.582</text:p>
          </table:table-cell>
          <table:table-cell office:value-type="float" office:value="126.459" calcext:value-type="float">
            <text:p>126.459</text:p>
          </table:table-cell>
          <table:table-cell office:value-type="float" office:value="248.283" calcext:value-type="float">
            <text:p>248.2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5" calcext:value-type="float">
            <text:p>1.75</text:p>
          </table:table-cell>
          <table:table-cell office:value-type="float" office:value="400967" calcext:value-type="float">
            <text:p>400967</text:p>
          </table:table-cell>
          <table:table-cell office:value-type="float" office:value="231749" calcext:value-type="float">
            <text:p>231749</text:p>
          </table:table-cell>
          <table:table-cell office:value-type="float" office:value="342716" calcext:value-type="float">
            <text:p>342716</text:p>
          </table:table-cell>
          <table:table-cell office:value-type="float" office:value="392582" calcext:value-type="float">
            <text:p>392582</text:p>
          </table:table-cell>
          <table:table-cell office:value-type="float" office:value="442976" calcext:value-type="float">
            <text:p>442976</text:p>
          </table:table-cell>
          <table:table-cell office:value-type="float" office:value="821057" calcext:value-type="float">
            <text:p>821057</text:p>
          </table:table-cell>
          <table:table-cell office:value-type="float" office:value="110.717" calcext:value-type="float">
            <text:p>110.717</text:p>
          </table:table-cell>
          <table:table-cell office:value-type="float" office:value="69.621" calcext:value-type="float">
            <text:p>69.621</text:p>
          </table:table-cell>
          <table:table-cell office:value-type="float" office:value="96.314" calcext:value-type="float">
            <text:p>96.314</text:p>
          </table:table-cell>
          <table:table-cell office:value-type="float" office:value="107.736" calcext:value-type="float">
            <text:p>107.736</text:p>
          </table:table-cell>
          <table:table-cell office:value-type="float" office:value="121.616" calcext:value-type="float">
            <text:p>121.616</text:p>
          </table:table-cell>
          <table:table-cell office:value-type="float" office:value="219.344" calcext:value-type="float">
            <text:p>219.3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8696" calcext:value-type="float">
            <text:p>398696</text:p>
          </table:table-cell>
          <table:table-cell office:value-type="float" office:value="243442" calcext:value-type="float">
            <text:p>243442</text:p>
          </table:table-cell>
          <table:table-cell office:value-type="float" office:value="344256" calcext:value-type="float">
            <text:p>344256</text:p>
          </table:table-cell>
          <table:table-cell office:value-type="float" office:value="390402" calcext:value-type="float">
            <text:p>390402</text:p>
          </table:table-cell>
          <table:table-cell office:value-type="float" office:value="439284" calcext:value-type="float">
            <text:p>439284</text:p>
          </table:table-cell>
          <table:table-cell office:value-type="float" office:value="764278" calcext:value-type="float">
            <text:p>764278</text:p>
          </table:table-cell>
          <table:table-cell office:value-type="float" office:value="109.97" calcext:value-type="float">
            <text:p>109.97</text:p>
          </table:table-cell>
          <table:table-cell office:value-type="float" office:value="75.185" calcext:value-type="float">
            <text:p>75.185</text:p>
          </table:table-cell>
          <table:table-cell office:value-type="float" office:value="96.217" calcext:value-type="float">
            <text:p>96.217</text:p>
          </table:table-cell>
          <table:table-cell office:value-type="float" office:value="108.128" calcext:value-type="float">
            <text:p>108.128</text:p>
          </table:table-cell>
          <table:table-cell office:value-type="float" office:value="120.644" calcext:value-type="float">
            <text:p>120.644</text:p>
          </table:table-cell>
          <table:table-cell office:value-type="float" office:value="195.127" calcext:value-type="float">
            <text:p>195.1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5" calcext:value-type="float">
            <text:p>2.25</text:p>
          </table:table-cell>
          <table:table-cell office:value-type="float" office:value="389470" calcext:value-type="float">
            <text:p>389470</text:p>
          </table:table-cell>
          <table:table-cell office:value-type="float" office:value="246291" calcext:value-type="float">
            <text:p>246291</text:p>
          </table:table-cell>
          <table:table-cell office:value-type="float" office:value="341553" calcext:value-type="float">
            <text:p>341553</text:p>
          </table:table-cell>
          <table:table-cell office:value-type="float" office:value="384321" calcext:value-type="float">
            <text:p>384321</text:p>
          </table:table-cell>
          <table:table-cell office:value-type="float" office:value="431027" calcext:value-type="float">
            <text:p>431027</text:p>
          </table:table-cell>
          <table:table-cell office:value-type="float" office:value="677974" calcext:value-type="float">
            <text:p>677974</text:p>
          </table:table-cell>
          <table:table-cell office:value-type="float" office:value="107.393" calcext:value-type="float">
            <text:p>107.393</text:p>
          </table:table-cell>
          <table:table-cell office:value-type="float" office:value="72.037" calcext:value-type="float">
            <text:p>72.037</text:p>
          </table:table-cell>
          <table:table-cell office:value-type="float" office:value="95.245" calcext:value-type="float">
            <text:p>95.245</text:p>
          </table:table-cell>
          <table:table-cell office:value-type="float" office:value="104.794" calcext:value-type="float">
            <text:p>104.794</text:p>
          </table:table-cell>
          <table:table-cell office:value-type="float" office:value="116.617" calcext:value-type="float">
            <text:p>116.617</text:p>
          </table:table-cell>
          <table:table-cell office:value-type="float" office:value="191.951" calcext:value-type="float">
            <text:p>191.9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383838" calcext:value-type="float">
            <text:p>383838</text:p>
          </table:table-cell>
          <table:table-cell office:value-type="float" office:value="231045" calcext:value-type="float">
            <text:p>231045</text:p>
          </table:table-cell>
          <table:table-cell office:value-type="float" office:value="335495" calcext:value-type="float">
            <text:p>335495</text:p>
          </table:table-cell>
          <table:table-cell office:value-type="float" office:value="377712" calcext:value-type="float">
            <text:p>377712</text:p>
          </table:table-cell>
          <table:table-cell office:value-type="float" office:value="420859" calcext:value-type="float">
            <text:p>420859</text:p>
          </table:table-cell>
          <table:table-cell office:value-type="float" office:value="845358" calcext:value-type="float">
            <text:p>845358</text:p>
          </table:table-cell>
          <table:table-cell office:value-type="float" office:value="105.945" calcext:value-type="float">
            <text:p>105.945</text:p>
          </table:table-cell>
          <table:table-cell office:value-type="float" office:value="70.434" calcext:value-type="float">
            <text:p>70.434</text:p>
          </table:table-cell>
          <table:table-cell office:value-type="float" office:value="93.792" calcext:value-type="float">
            <text:p>93.792</text:p>
          </table:table-cell>
          <table:table-cell office:value-type="float" office:value="103.276" calcext:value-type="float">
            <text:p>103.276</text:p>
          </table:table-cell>
          <table:table-cell office:value-type="float" office:value="116.154" calcext:value-type="float">
            <text:p>116.154</text:p>
          </table:table-cell>
          <table:table-cell office:value-type="float" office:value="214.313" calcext:value-type="float">
            <text:p>214.3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5" calcext:value-type="float">
            <text:p>2.75</text:p>
          </table:table-cell>
          <table:table-cell office:value-type="float" office:value="385972" calcext:value-type="float">
            <text:p>385972</text:p>
          </table:table-cell>
          <table:table-cell office:value-type="float" office:value="229463" calcext:value-type="float">
            <text:p>229463</text:p>
          </table:table-cell>
          <table:table-cell office:value-type="float" office:value="338818" calcext:value-type="float">
            <text:p>338818</text:p>
          </table:table-cell>
          <table:table-cell office:value-type="float" office:value="378276" calcext:value-type="float">
            <text:p>378276</text:p>
          </table:table-cell>
          <table:table-cell office:value-type="float" office:value="420958" calcext:value-type="float">
            <text:p>420958</text:p>
          </table:table-cell>
          <table:table-cell office:value-type="float" office:value="820785" calcext:value-type="float">
            <text:p>820785</text:p>
          </table:table-cell>
          <table:table-cell office:value-type="float" office:value="105.789" calcext:value-type="float">
            <text:p>105.789</text:p>
          </table:table-cell>
          <table:table-cell office:value-type="float" office:value="70.076" calcext:value-type="float">
            <text:p>70.076</text:p>
          </table:table-cell>
          <table:table-cell office:value-type="float" office:value="93.555" calcext:value-type="float">
            <text:p>93.555</text:p>
          </table:table-cell>
          <table:table-cell office:value-type="float" office:value="104.566" calcext:value-type="float">
            <text:p>104.566</text:p>
          </table:table-cell>
          <table:table-cell office:value-type="float" office:value="115.109" calcext:value-type="float">
            <text:p>115.109</text:p>
          </table:table-cell>
          <table:table-cell office:value-type="float" office:value="184.067" calcext:value-type="float">
            <text:p>184.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80492" calcext:value-type="float">
            <text:p>380492</text:p>
          </table:table-cell>
          <table:table-cell office:value-type="float" office:value="244810" calcext:value-type="float">
            <text:p>244810</text:p>
          </table:table-cell>
          <table:table-cell office:value-type="float" office:value="333681" calcext:value-type="float">
            <text:p>333681</text:p>
          </table:table-cell>
          <table:table-cell office:value-type="float" office:value="373891" calcext:value-type="float">
            <text:p>373891</text:p>
          </table:table-cell>
          <table:table-cell office:value-type="float" office:value="416956" calcext:value-type="float">
            <text:p>416956</text:p>
          </table:table-cell>
          <table:table-cell office:value-type="float" office:value="804144" calcext:value-type="float">
            <text:p>804144</text:p>
          </table:table-cell>
          <table:table-cell office:value-type="float" office:value="105.131" calcext:value-type="float">
            <text:p>105.131</text:p>
          </table:table-cell>
          <table:table-cell office:value-type="float" office:value="73.272" calcext:value-type="float">
            <text:p>73.272</text:p>
          </table:table-cell>
          <table:table-cell office:value-type="float" office:value="94.136" calcext:value-type="float">
            <text:p>94.136</text:p>
          </table:table-cell>
          <table:table-cell office:value-type="float" office:value="103.146" calcext:value-type="float">
            <text:p>103.146</text:p>
          </table:table-cell>
          <table:table-cell office:value-type="float" office:value="113.626" calcext:value-type="float">
            <text:p>113.626</text:p>
          </table:table-cell>
          <table:table-cell office:value-type="float" office:value="206.11" calcext:value-type="float">
            <text:p>206.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382635" calcext:value-type="float">
            <text:p>382635</text:p>
          </table:table-cell>
          <table:table-cell office:value-type="float" office:value="223002" calcext:value-type="float">
            <text:p>223002</text:p>
          </table:table-cell>
          <table:table-cell office:value-type="float" office:value="335394" calcext:value-type="float">
            <text:p>335394</text:p>
          </table:table-cell>
          <table:table-cell office:value-type="float" office:value="373665" calcext:value-type="float">
            <text:p>373665</text:p>
          </table:table-cell>
          <table:table-cell office:value-type="float" office:value="422723" calcext:value-type="float">
            <text:p>422723</text:p>
          </table:table-cell>
          <table:table-cell office:value-type="float" office:value="730476" calcext:value-type="float">
            <text:p>730476</text:p>
          </table:table-cell>
          <table:table-cell office:value-type="float" office:value="105.297" calcext:value-type="float">
            <text:p>105.297</text:p>
          </table:table-cell>
          <table:table-cell office:value-type="float" office:value="69.853" calcext:value-type="float">
            <text:p>69.853</text:p>
          </table:table-cell>
          <table:table-cell office:value-type="float" office:value="93.775" calcext:value-type="float">
            <text:p>93.775</text:p>
          </table:table-cell>
          <table:table-cell office:value-type="float" office:value="103.058" calcext:value-type="float">
            <text:p>103.058</text:p>
          </table:table-cell>
          <table:table-cell office:value-type="float" office:value="113.501" calcext:value-type="float">
            <text:p>113.501</text:p>
          </table:table-cell>
          <table:table-cell office:value-type="float" office:value="196.793" calcext:value-type="float">
            <text:p>196.7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77865" calcext:value-type="float">
            <text:p>377865</text:p>
          </table:table-cell>
          <table:table-cell office:value-type="float" office:value="246384" calcext:value-type="float">
            <text:p>246384</text:p>
          </table:table-cell>
          <table:table-cell office:value-type="float" office:value="333669" calcext:value-type="float">
            <text:p>333669</text:p>
          </table:table-cell>
          <table:table-cell office:value-type="float" office:value="368654" calcext:value-type="float">
            <text:p>368654</text:p>
          </table:table-cell>
          <table:table-cell office:value-type="float" office:value="415461" calcext:value-type="float">
            <text:p>415461</text:p>
          </table:table-cell>
          <table:table-cell office:value-type="float" office:value="657390" calcext:value-type="float">
            <text:p>657390</text:p>
          </table:table-cell>
          <table:table-cell office:value-type="float" office:value="103.861" calcext:value-type="float">
            <text:p>103.861</text:p>
          </table:table-cell>
          <table:table-cell office:value-type="float" office:value="73.78" calcext:value-type="float">
            <text:p>73.78</text:p>
          </table:table-cell>
          <table:table-cell office:value-type="float" office:value="93.677" calcext:value-type="float">
            <text:p>93.677</text:p>
          </table:table-cell>
          <table:table-cell office:value-type="float" office:value="102.02" calcext:value-type="float">
            <text:p>102.02</text:p>
          </table:table-cell>
          <table:table-cell office:value-type="float" office:value="112.411" calcext:value-type="float">
            <text:p>112.411</text:p>
          </table:table-cell>
          <table:table-cell office:value-type="float" office:value="180.034" calcext:value-type="float">
            <text:p>180.0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378483" calcext:value-type="float">
            <text:p>378483</text:p>
          </table:table-cell>
          <table:table-cell office:value-type="float" office:value="221391" calcext:value-type="float">
            <text:p>221391</text:p>
          </table:table-cell>
          <table:table-cell office:value-type="float" office:value="334971" calcext:value-type="float">
            <text:p>334971</text:p>
          </table:table-cell>
          <table:table-cell office:value-type="float" office:value="370239" calcext:value-type="float">
            <text:p>370239</text:p>
          </table:table-cell>
          <table:table-cell office:value-type="float" office:value="415002" calcext:value-type="float">
            <text:p>415002</text:p>
          </table:table-cell>
          <table:table-cell office:value-type="float" office:value="786462" calcext:value-type="float">
            <text:p>786462</text:p>
          </table:table-cell>
          <table:table-cell office:value-type="float" office:value="103.863" calcext:value-type="float">
            <text:p>103.863</text:p>
          </table:table-cell>
          <table:table-cell office:value-type="float" office:value="69.373" calcext:value-type="float">
            <text:p>69.373</text:p>
          </table:table-cell>
          <table:table-cell office:value-type="float" office:value="93.309" calcext:value-type="float">
            <text:p>93.309</text:p>
          </table:table-cell>
          <table:table-cell office:value-type="float" office:value="102.123" calcext:value-type="float">
            <text:p>102.123</text:p>
          </table:table-cell>
          <table:table-cell office:value-type="float" office:value="112.376" calcext:value-type="float">
            <text:p>112.376</text:p>
          </table:table-cell>
          <table:table-cell office:value-type="float" office:value="195.579" calcext:value-type="float">
            <text:p>195.5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76238" calcext:value-type="float">
            <text:p>376238</text:p>
          </table:table-cell>
          <table:table-cell office:value-type="float" office:value="241788" calcext:value-type="float">
            <text:p>241788</text:p>
          </table:table-cell>
          <table:table-cell office:value-type="float" office:value="332273" calcext:value-type="float">
            <text:p>332273</text:p>
          </table:table-cell>
          <table:table-cell office:value-type="float" office:value="368055" calcext:value-type="float">
            <text:p>368055</text:p>
          </table:table-cell>
          <table:table-cell office:value-type="float" office:value="412523" calcext:value-type="float">
            <text:p>412523</text:p>
          </table:table-cell>
          <table:table-cell office:value-type="float" office:value="712918" calcext:value-type="float">
            <text:p>712918</text:p>
          </table:table-cell>
          <table:table-cell office:value-type="float" office:value="103.431" calcext:value-type="float">
            <text:p>103.431</text:p>
          </table:table-cell>
          <table:table-cell office:value-type="float" office:value="71.674" calcext:value-type="float">
            <text:p>71.674</text:p>
          </table:table-cell>
          <table:table-cell office:value-type="float" office:value="93.201" calcext:value-type="float">
            <text:p>93.201</text:p>
          </table:table-cell>
          <table:table-cell office:value-type="float" office:value="102.169" calcext:value-type="float">
            <text:p>102.169</text:p>
          </table:table-cell>
          <table:table-cell office:value-type="float" office:value="111.563" calcext:value-type="float">
            <text:p>111.563</text:p>
          </table:table-cell>
          <table:table-cell office:value-type="float" office:value="185.463" calcext:value-type="float">
            <text:p>185.4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74156" calcext:value-type="float">
            <text:p>374156</text:p>
          </table:table-cell>
          <table:table-cell office:value-type="float" office:value="234613" calcext:value-type="float">
            <text:p>234613</text:p>
          </table:table-cell>
          <table:table-cell office:value-type="float" office:value="328662" calcext:value-type="float">
            <text:p>328662</text:p>
          </table:table-cell>
          <table:table-cell office:value-type="float" office:value="367538" calcext:value-type="float">
            <text:p>367538</text:p>
          </table:table-cell>
          <table:table-cell office:value-type="float" office:value="408983" calcext:value-type="float">
            <text:p>408983</text:p>
          </table:table-cell>
          <table:table-cell office:value-type="float" office:value="705861" calcext:value-type="float">
            <text:p>705861</text:p>
          </table:table-cell>
          <table:table-cell office:value-type="float" office:value="102.973" calcext:value-type="float">
            <text:p>102.973</text:p>
          </table:table-cell>
          <table:table-cell office:value-type="float" office:value="73.354" calcext:value-type="float">
            <text:p>73.354</text:p>
          </table:table-cell>
          <table:table-cell office:value-type="float" office:value="92.853" calcext:value-type="float">
            <text:p>92.853</text:p>
          </table:table-cell>
          <table:table-cell office:value-type="float" office:value="101.331" calcext:value-type="float">
            <text:p>101.331</text:p>
          </table:table-cell>
          <table:table-cell office:value-type="float" office:value="111.886" calcext:value-type="float">
            <text:p>111.886</text:p>
          </table:table-cell>
          <table:table-cell office:value-type="float" office:value="170.299" calcext:value-type="float">
            <text:p>170.2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79935" calcext:value-type="float">
            <text:p>379935</text:p>
          </table:table-cell>
          <table:table-cell office:value-type="float" office:value="257111" calcext:value-type="float">
            <text:p>257111</text:p>
          </table:table-cell>
          <table:table-cell office:value-type="float" office:value="332209" calcext:value-type="float">
            <text:p>332209</text:p>
          </table:table-cell>
          <table:table-cell office:value-type="float" office:value="372589" calcext:value-type="float">
            <text:p>372589</text:p>
          </table:table-cell>
          <table:table-cell office:value-type="float" office:value="417300" calcext:value-type="float">
            <text:p>417300</text:p>
          </table:table-cell>
          <table:table-cell office:value-type="float" office:value="751588" calcext:value-type="float">
            <text:p>751588</text:p>
          </table:table-cell>
          <table:table-cell office:value-type="float" office:value="103.623" calcext:value-type="float">
            <text:p>103.623</text:p>
          </table:table-cell>
          <table:table-cell office:value-type="float" office:value="73.404" calcext:value-type="float">
            <text:p>73.404</text:p>
          </table:table-cell>
          <table:table-cell office:value-type="float" office:value="93.41" calcext:value-type="float">
            <text:p>93.41</text:p>
          </table:table-cell>
          <table:table-cell office:value-type="float" office:value="101.536" calcext:value-type="float">
            <text:p>101.536</text:p>
          </table:table-cell>
          <table:table-cell office:value-type="float" office:value="112.143" calcext:value-type="float">
            <text:p>112.143</text:p>
          </table:table-cell>
          <table:table-cell office:value-type="float" office:value="176.393" calcext:value-type="float">
            <text:p>176.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77458" calcext:value-type="float">
            <text:p>377458</text:p>
          </table:table-cell>
          <table:table-cell office:value-type="float" office:value="238466" calcext:value-type="float">
            <text:p>238466</text:p>
          </table:table-cell>
          <table:table-cell office:value-type="float" office:value="328371" calcext:value-type="float">
            <text:p>328371</text:p>
          </table:table-cell>
          <table:table-cell office:value-type="float" office:value="370551" calcext:value-type="float">
            <text:p>370551</text:p>
          </table:table-cell>
          <table:table-cell office:value-type="float" office:value="415405" calcext:value-type="float">
            <text:p>415405</text:p>
          </table:table-cell>
          <table:table-cell office:value-type="float" office:value="779122" calcext:value-type="float">
            <text:p>779122</text:p>
          </table:table-cell>
          <table:table-cell office:value-type="float" office:value="102.961" calcext:value-type="float">
            <text:p>102.961</text:p>
          </table:table-cell>
          <table:table-cell office:value-type="float" office:value="65.583" calcext:value-type="float">
            <text:p>65.583</text:p>
          </table:table-cell>
          <table:table-cell office:value-type="float" office:value="92.065" calcext:value-type="float">
            <text:p>92.065</text:p>
          </table:table-cell>
          <table:table-cell office:value-type="float" office:value="101.525" calcext:value-type="float">
            <text:p>101.525</text:p>
          </table:table-cell>
          <table:table-cell office:value-type="float" office:value="111.585" calcext:value-type="float">
            <text:p>111.585</text:p>
          </table:table-cell>
          <table:table-cell office:value-type="float" office:value="181.679" calcext:value-type="float">
            <text:p>181.6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77741" calcext:value-type="float">
            <text:p>377741</text:p>
          </table:table-cell>
          <table:table-cell office:value-type="float" office:value="229385" calcext:value-type="float">
            <text:p>229385</text:p>
          </table:table-cell>
          <table:table-cell office:value-type="float" office:value="331034" calcext:value-type="float">
            <text:p>331034</text:p>
          </table:table-cell>
          <table:table-cell office:value-type="float" office:value="369054" calcext:value-type="float">
            <text:p>369054</text:p>
          </table:table-cell>
          <table:table-cell office:value-type="float" office:value="412800" calcext:value-type="float">
            <text:p>412800</text:p>
          </table:table-cell>
          <table:table-cell office:value-type="float" office:value="765612" calcext:value-type="float">
            <text:p>765612</text:p>
          </table:table-cell>
          <table:table-cell office:value-type="float" office:value="104.18" calcext:value-type="float">
            <text:p>104.18</text:p>
          </table:table-cell>
          <table:table-cell office:value-type="float" office:value="69.103" calcext:value-type="float">
            <text:p>69.103</text:p>
          </table:table-cell>
          <table:table-cell office:value-type="float" office:value="93.744" calcext:value-type="float">
            <text:p>93.744</text:p>
          </table:table-cell>
          <table:table-cell office:value-type="float" office:value="102.306" calcext:value-type="float">
            <text:p>102.306</text:p>
          </table:table-cell>
          <table:table-cell office:value-type="float" office:value="112.389" calcext:value-type="float">
            <text:p>112.389</text:p>
          </table:table-cell>
          <table:table-cell office:value-type="float" office:value="184.192" calcext:value-type="float">
            <text:p>184.19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79407" calcext:value-type="float">
            <text:p>379407</text:p>
          </table:table-cell>
          <table:table-cell office:value-type="float" office:value="222089" calcext:value-type="float">
            <text:p>222089</text:p>
          </table:table-cell>
          <table:table-cell office:value-type="float" office:value="333181" calcext:value-type="float">
            <text:p>333181</text:p>
          </table:table-cell>
          <table:table-cell office:value-type="float" office:value="373781" calcext:value-type="float">
            <text:p>373781</text:p>
          </table:table-cell>
          <table:table-cell office:value-type="float" office:value="414905" calcext:value-type="float">
            <text:p>414905</text:p>
          </table:table-cell>
          <table:table-cell office:value-type="float" office:value="790559" calcext:value-type="float">
            <text:p>790559</text:p>
          </table:table-cell>
          <table:table-cell office:value-type="float" office:value="103.206" calcext:value-type="float">
            <text:p>103.206</text:p>
          </table:table-cell>
          <table:table-cell office:value-type="float" office:value="67.957" calcext:value-type="float">
            <text:p>67.957</text:p>
          </table:table-cell>
          <table:table-cell office:value-type="float" office:value="92.905" calcext:value-type="float">
            <text:p>92.905</text:p>
          </table:table-cell>
          <table:table-cell office:value-type="float" office:value="101.562" calcext:value-type="float">
            <text:p>101.562</text:p>
          </table:table-cell>
          <table:table-cell office:value-type="float" office:value="111.275" calcext:value-type="float">
            <text:p>111.275</text:p>
          </table:table-cell>
          <table:table-cell office:value-type="float" office:value="177.714" calcext:value-type="float">
            <text:p>177.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9608" calcext:value-type="float">
            <text:p>379608</text:p>
          </table:table-cell>
          <table:table-cell office:value-type="float" office:value="219692" calcext:value-type="float">
            <text:p>219692</text:p>
          </table:table-cell>
          <table:table-cell office:value-type="float" office:value="333325" calcext:value-type="float">
            <text:p>333325</text:p>
          </table:table-cell>
          <table:table-cell office:value-type="float" office:value="375509" calcext:value-type="float">
            <text:p>375509</text:p>
          </table:table-cell>
          <table:table-cell office:value-type="float" office:value="418882" calcext:value-type="float">
            <text:p>418882</text:p>
          </table:table-cell>
          <table:table-cell office:value-type="float" office:value="648954" calcext:value-type="float">
            <text:p>648954</text:p>
          </table:table-cell>
          <table:table-cell office:value-type="float" office:value="103.044" calcext:value-type="float">
            <text:p>103.044</text:p>
          </table:table-cell>
          <table:table-cell office:value-type="float" office:value="66.263" calcext:value-type="float">
            <text:p>66.263</text:p>
          </table:table-cell>
          <table:table-cell office:value-type="float" office:value="93.252" calcext:value-type="float">
            <text:p>93.252</text:p>
          </table:table-cell>
          <table:table-cell office:value-type="float" office:value="102.097" calcext:value-type="float">
            <text:p>102.097</text:p>
          </table:table-cell>
          <table:table-cell office:value-type="float" office:value="111.731" calcext:value-type="float">
            <text:p>111.731</text:p>
          </table:table-cell>
          <table:table-cell office:value-type="float" office:value="161.827" calcext:value-type="float">
            <text:p>161.8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88816" calcext:value-type="float">
            <text:p>388816</text:p>
          </table:table-cell>
          <table:table-cell office:value-type="float" office:value="256687" calcext:value-type="float">
            <text:p>256687</text:p>
          </table:table-cell>
          <table:table-cell office:value-type="float" office:value="342264" calcext:value-type="float">
            <text:p>342264</text:p>
          </table:table-cell>
          <table:table-cell office:value-type="float" office:value="382373" calcext:value-type="float">
            <text:p>382373</text:p>
          </table:table-cell>
          <table:table-cell office:value-type="float" office:value="425797" calcext:value-type="float">
            <text:p>425797</text:p>
          </table:table-cell>
          <table:table-cell office:value-type="float" office:value="696599" calcext:value-type="float">
            <text:p>696599</text:p>
          </table:table-cell>
          <table:table-cell office:value-type="float" office:value="104.094" calcext:value-type="float">
            <text:p>104.094</text:p>
          </table:table-cell>
          <table:table-cell office:value-type="float" office:value="70.47" calcext:value-type="float">
            <text:p>70.47</text:p>
          </table:table-cell>
          <table:table-cell office:value-type="float" office:value="94.051" calcext:value-type="float">
            <text:p>94.051</text:p>
          </table:table-cell>
          <table:table-cell office:value-type="float" office:value="102.639" calcext:value-type="float">
            <text:p>102.639</text:p>
          </table:table-cell>
          <table:table-cell office:value-type="float" office:value="112.536" calcext:value-type="float">
            <text:p>112.536</text:p>
          </table:table-cell>
          <table:table-cell office:value-type="float" office:value="166.651" calcext:value-type="float">
            <text:p>166.6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88034" calcext:value-type="float">
            <text:p>388034</text:p>
          </table:table-cell>
          <table:table-cell office:value-type="float" office:value="242047" calcext:value-type="float">
            <text:p>242047</text:p>
          </table:table-cell>
          <table:table-cell office:value-type="float" office:value="338876" calcext:value-type="float">
            <text:p>338876</text:p>
          </table:table-cell>
          <table:table-cell office:value-type="float" office:value="378976" calcext:value-type="float">
            <text:p>378976</text:p>
          </table:table-cell>
          <table:table-cell office:value-type="float" office:value="426545" calcext:value-type="float">
            <text:p>426545</text:p>
          </table:table-cell>
          <table:table-cell office:value-type="float" office:value="777542" calcext:value-type="float">
            <text:p>777542</text:p>
          </table:table-cell>
          <table:table-cell office:value-type="float" office:value="103.95" calcext:value-type="float">
            <text:p>103.95</text:p>
          </table:table-cell>
          <table:table-cell office:value-type="float" office:value="72.116" calcext:value-type="float">
            <text:p>72.116</text:p>
          </table:table-cell>
          <table:table-cell office:value-type="float" office:value="93.637" calcext:value-type="float">
            <text:p>93.637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112.137" calcext:value-type="float">
            <text:p>112.137</text:p>
          </table:table-cell>
          <table:table-cell office:value-type="float" office:value="183.2" calcext:value-type="float">
            <text:p>18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382071" calcext:value-type="float">
            <text:p>382071</text:p>
          </table:table-cell>
          <table:table-cell office:value-type="float" office:value="227306" calcext:value-type="float">
            <text:p>227306</text:p>
          </table:table-cell>
          <table:table-cell office:value-type="float" office:value="333492" calcext:value-type="float">
            <text:p>333492</text:p>
          </table:table-cell>
          <table:table-cell office:value-type="float" office:value="374590" calcext:value-type="float">
            <text:p>374590</text:p>
          </table:table-cell>
          <table:table-cell office:value-type="float" office:value="419503" calcext:value-type="float">
            <text:p>419503</text:p>
          </table:table-cell>
          <table:table-cell office:value-type="float" office:value="808122" calcext:value-type="float">
            <text:p>808122</text:p>
          </table:table-cell>
          <table:table-cell office:value-type="float" office:value="102.766" calcext:value-type="float">
            <text:p>102.766</text:p>
          </table:table-cell>
          <table:table-cell office:value-type="float" office:value="68.351" calcext:value-type="float">
            <text:p>68.351</text:p>
          </table:table-cell>
          <table:table-cell office:value-type="float" office:value="92.409" calcext:value-type="float">
            <text:p>92.409</text:p>
          </table:table-cell>
          <table:table-cell office:value-type="float" office:value="100.927" calcext:value-type="float">
            <text:p>100.927</text:p>
          </table:table-cell>
          <table:table-cell office:value-type="float" office:value="111.408" calcext:value-type="float">
            <text:p>111.408</text:p>
          </table:table-cell>
          <table:table-cell office:value-type="float" office:value="186.146" calcext:value-type="float">
            <text:p>186.1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73713" calcext:value-type="float">
            <text:p>373713</text:p>
          </table:table-cell>
          <table:table-cell office:value-type="float" office:value="238173" calcext:value-type="float">
            <text:p>238173</text:p>
          </table:table-cell>
          <table:table-cell office:value-type="float" office:value="331536" calcext:value-type="float">
            <text:p>331536</text:p>
          </table:table-cell>
          <table:table-cell office:value-type="float" office:value="369308" calcext:value-type="float">
            <text:p>369308</text:p>
          </table:table-cell>
          <table:table-cell office:value-type="float" office:value="411292" calcext:value-type="float">
            <text:p>411292</text:p>
          </table:table-cell>
          <table:table-cell office:value-type="float" office:value="703386" calcext:value-type="float">
            <text:p>703386</text:p>
          </table:table-cell>
          <table:table-cell office:value-type="float" office:value="100.816" calcext:value-type="float">
            <text:p>100.816</text:p>
          </table:table-cell>
          <table:table-cell office:value-type="float" office:value="70" calcext:value-type="float">
            <text:p>70</text:p>
          </table:table-cell>
          <table:table-cell office:value-type="float" office:value="91.67" calcext:value-type="float">
            <text:p>91.67</text:p>
          </table:table-cell>
          <table:table-cell office:value-type="float" office:value="99.765" calcext:value-type="float">
            <text:p>99.765</text:p>
          </table:table-cell>
          <table:table-cell office:value-type="float" office:value="109.211" calcext:value-type="float">
            <text:p>109.211</text:p>
          </table:table-cell>
          <table:table-cell office:value-type="float" office:value="154.171" calcext:value-type="float">
            <text:p>154.1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376117" calcext:value-type="float">
            <text:p>376117</text:p>
          </table:table-cell>
          <table:table-cell office:value-type="float" office:value="206182" calcext:value-type="float">
            <text:p>206182</text:p>
          </table:table-cell>
          <table:table-cell office:value-type="float" office:value="332705" calcext:value-type="float">
            <text:p>332705</text:p>
          </table:table-cell>
          <table:table-cell office:value-type="float" office:value="366573" calcext:value-type="float">
            <text:p>366573</text:p>
          </table:table-cell>
          <table:table-cell office:value-type="float" office:value="411238" calcext:value-type="float">
            <text:p>411238</text:p>
          </table:table-cell>
          <table:table-cell office:value-type="float" office:value="708996" calcext:value-type="float">
            <text:p>708996</text:p>
          </table:table-cell>
          <table:table-cell office:value-type="float" office:value="100.824" calcext:value-type="float">
            <text:p>100.824</text:p>
          </table:table-cell>
          <table:table-cell office:value-type="float" office:value="66.62" calcext:value-type="float">
            <text:p>66.62</text:p>
          </table:table-cell>
          <table:table-cell office:value-type="float" office:value="91.603" calcext:value-type="float">
            <text:p>91.603</text:p>
          </table:table-cell>
          <table:table-cell office:value-type="float" office:value="99.241" calcext:value-type="float">
            <text:p>99.241</text:p>
          </table:table-cell>
          <table:table-cell office:value-type="float" office:value="107.95" calcext:value-type="float">
            <text:p>107.95</text:p>
          </table:table-cell>
          <table:table-cell office:value-type="float" office:value="159.001" calcext:value-type="float">
            <text:p>159.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90434" calcext:value-type="float">
            <text:p>590434</text:p>
          </table:table-cell>
          <table:table-cell office:value-type="float" office:value="248031" calcext:value-type="float">
            <text:p>248031</text:p>
          </table:table-cell>
          <table:table-cell office:value-type="float" office:value="429002" calcext:value-type="float">
            <text:p>429002</text:p>
          </table:table-cell>
          <table:table-cell office:value-type="float" office:value="536603" calcext:value-type="float">
            <text:p>536603</text:p>
          </table:table-cell>
          <table:table-cell office:value-type="float" office:value="691818" calcext:value-type="float">
            <text:p>691818</text:p>
          </table:table-cell>
          <table:table-cell office:value-type="float" office:value="2152830" calcext:value-type="float">
            <text:p>2152830</text:p>
          </table:table-cell>
          <table:table-cell office:value-type="float" office:value="160.073" calcext:value-type="float">
            <text:p>160.073</text:p>
          </table:table-cell>
          <table:table-cell office:value-type="float" office:value="75.81" calcext:value-type="float">
            <text:p>75.81</text:p>
          </table:table-cell>
          <table:table-cell office:value-type="float" office:value="118.802" calcext:value-type="float">
            <text:p>118.802</text:p>
          </table:table-cell>
          <table:table-cell office:value-type="float" office:value="142.223" calcext:value-type="float">
            <text:p>142.223</text:p>
          </table:table-cell>
          <table:table-cell office:value-type="float" office:value="181.449" calcext:value-type="float">
            <text:p>181.449</text:p>
          </table:table-cell>
          <table:table-cell office:value-type="float" office:value="640.207" calcext:value-type="float">
            <text:p>640.2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492100" calcext:value-type="float">
            <text:p>492100</text:p>
          </table:table-cell>
          <table:table-cell office:value-type="float" office:value="253736" calcext:value-type="float">
            <text:p>253736</text:p>
          </table:table-cell>
          <table:table-cell office:value-type="float" office:value="400424" calcext:value-type="float">
            <text:p>400424</text:p>
          </table:table-cell>
          <table:table-cell office:value-type="float" office:value="475347" calcext:value-type="float">
            <text:p>475347</text:p>
          </table:table-cell>
          <table:table-cell office:value-type="float" office:value="566702" calcext:value-type="float">
            <text:p>566702</text:p>
          </table:table-cell>
          <table:table-cell office:value-type="float" office:value="1103566" calcext:value-type="float">
            <text:p>1103566</text:p>
          </table:table-cell>
          <table:table-cell office:value-type="float" office:value="134.146" calcext:value-type="float">
            <text:p>134.146</text:p>
          </table:table-cell>
          <table:table-cell office:value-type="float" office:value="76.582" calcext:value-type="float">
            <text:p>76.582</text:p>
          </table:table-cell>
          <table:table-cell office:value-type="float" office:value="109.451" calcext:value-type="float">
            <text:p>109.451</text:p>
          </table:table-cell>
          <table:table-cell office:value-type="float" office:value="127.318" calcext:value-type="float">
            <text:p>127.318</text:p>
          </table:table-cell>
          <table:table-cell office:value-type="float" office:value="149.413" calcext:value-type="float">
            <text:p>149.413</text:p>
          </table:table-cell>
          <table:table-cell office:value-type="float" office:value="359.936" calcext:value-type="float">
            <text:p>359.9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460052" calcext:value-type="float">
            <text:p>460052</text:p>
          </table:table-cell>
          <table:table-cell office:value-type="float" office:value="264902" calcext:value-type="float">
            <text:p>264902</text:p>
          </table:table-cell>
          <table:table-cell office:value-type="float" office:value="381809" calcext:value-type="float">
            <text:p>381809</text:p>
          </table:table-cell>
          <table:table-cell office:value-type="float" office:value="443614" calcext:value-type="float">
            <text:p>443614</text:p>
          </table:table-cell>
          <table:table-cell office:value-type="float" office:value="524162" calcext:value-type="float">
            <text:p>524162</text:p>
          </table:table-cell>
          <table:table-cell office:value-type="float" office:value="990559" calcext:value-type="float">
            <text:p>990559</text:p>
          </table:table-cell>
          <table:table-cell office:value-type="float" office:value="126.001" calcext:value-type="float">
            <text:p>126.001</text:p>
          </table:table-cell>
          <table:table-cell office:value-type="float" office:value="76.988" calcext:value-type="float">
            <text:p>76.988</text:p>
          </table:table-cell>
          <table:table-cell office:value-type="float" office:value="104.992" calcext:value-type="float">
            <text:p>104.992</text:p>
          </table:table-cell>
          <table:table-cell office:value-type="float" office:value="118.531" calcext:value-type="float">
            <text:p>118.531</text:p>
          </table:table-cell>
          <table:table-cell office:value-type="float" office:value="139.812" calcext:value-type="float">
            <text:p>139.812</text:p>
          </table:table-cell>
          <table:table-cell office:value-type="float" office:value="279.077" calcext:value-type="float">
            <text:p>279.0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409351" calcext:value-type="float">
            <text:p>409351</text:p>
          </table:table-cell>
          <table:table-cell office:value-type="float" office:value="243938" calcext:value-type="float">
            <text:p>243938</text:p>
          </table:table-cell>
          <table:table-cell office:value-type="float" office:value="353580" calcext:value-type="float">
            <text:p>353580</text:p>
          </table:table-cell>
          <table:table-cell office:value-type="float" office:value="403057" calcext:value-type="float">
            <text:p>403057</text:p>
          </table:table-cell>
          <table:table-cell office:value-type="float" office:value="456862" calcext:value-type="float">
            <text:p>456862</text:p>
          </table:table-cell>
          <table:table-cell office:value-type="float" office:value="797029" calcext:value-type="float">
            <text:p>797029</text:p>
          </table:table-cell>
          <table:table-cell office:value-type="float" office:value="113.066" calcext:value-type="float">
            <text:p>113.066</text:p>
          </table:table-cell>
          <table:table-cell office:value-type="float" office:value="74.073" calcext:value-type="float">
            <text:p>74.073</text:p>
          </table:table-cell>
          <table:table-cell office:value-type="float" office:value="99.2" calcext:value-type="float">
            <text:p>99.2</text:p>
          </table:table-cell>
          <table:table-cell office:value-type="float" office:value="109.28" calcext:value-type="float">
            <text:p>109.28</text:p>
          </table:table-cell>
          <table:table-cell office:value-type="float" office:value="124.935" calcext:value-type="float">
            <text:p>124.935</text:p>
          </table:table-cell>
          <table:table-cell office:value-type="float" office:value="223.887" calcext:value-type="float">
            <text:p>223.8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5" calcext:value-type="float">
            <text:p>1.75</text:p>
          </table:table-cell>
          <table:table-cell office:value-type="float" office:value="394541" calcext:value-type="float">
            <text:p>394541</text:p>
          </table:table-cell>
          <table:table-cell office:value-type="float" office:value="244069" calcext:value-type="float">
            <text:p>244069</text:p>
          </table:table-cell>
          <table:table-cell office:value-type="float" office:value="343482" calcext:value-type="float">
            <text:p>343482</text:p>
          </table:table-cell>
          <table:table-cell office:value-type="float" office:value="388072" calcext:value-type="float">
            <text:p>388072</text:p>
          </table:table-cell>
          <table:table-cell office:value-type="float" office:value="435449" calcext:value-type="float">
            <text:p>435449</text:p>
          </table:table-cell>
          <table:table-cell office:value-type="float" office:value="688620" calcext:value-type="float">
            <text:p>688620</text:p>
          </table:table-cell>
          <table:table-cell office:value-type="float" office:value="109.362" calcext:value-type="float">
            <text:p>109.362</text:p>
          </table:table-cell>
          <table:table-cell office:value-type="float" office:value="76.371" calcext:value-type="float">
            <text:p>76.371</text:p>
          </table:table-cell>
          <table:table-cell office:value-type="float" office:value="96.387" calcext:value-type="float">
            <text:p>96.387</text:p>
          </table:table-cell>
          <table:table-cell office:value-type="float" office:value="106.492" calcext:value-type="float">
            <text:p>106.492</text:p>
          </table:table-cell>
          <table:table-cell office:value-type="float" office:value="119.601" calcext:value-type="float">
            <text:p>119.601</text:p>
          </table:table-cell>
          <table:table-cell office:value-type="float" office:value="193.078" calcext:value-type="float">
            <text:p>193.0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91582" calcext:value-type="float">
            <text:p>391582</text:p>
          </table:table-cell>
          <table:table-cell office:value-type="float" office:value="237836" calcext:value-type="float">
            <text:p>237836</text:p>
          </table:table-cell>
          <table:table-cell office:value-type="float" office:value="337190" calcext:value-type="float">
            <text:p>337190</text:p>
          </table:table-cell>
          <table:table-cell office:value-type="float" office:value="383681" calcext:value-type="float">
            <text:p>383681</text:p>
          </table:table-cell>
          <table:table-cell office:value-type="float" office:value="431082" calcext:value-type="float">
            <text:p>431082</text:p>
          </table:table-cell>
          <table:table-cell office:value-type="float" office:value="746195" calcext:value-type="float">
            <text:p>746195</text:p>
          </table:table-cell>
          <table:table-cell office:value-type="float" office:value="108.121" calcext:value-type="float">
            <text:p>108.121</text:p>
          </table:table-cell>
          <table:table-cell office:value-type="float" office:value="73.246" calcext:value-type="float">
            <text:p>73.246</text:p>
          </table:table-cell>
          <table:table-cell office:value-type="float" office:value="95.04" calcext:value-type="float">
            <text:p>95.04</text:p>
          </table:table-cell>
          <table:table-cell office:value-type="float" office:value="104.89" calcext:value-type="float">
            <text:p>104.89</text:p>
          </table:table-cell>
          <table:table-cell office:value-type="float" office:value="117.551" calcext:value-type="float">
            <text:p>117.551</text:p>
          </table:table-cell>
          <table:table-cell office:value-type="float" office:value="195.527" calcext:value-type="float">
            <text:p>195.5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5" calcext:value-type="float">
            <text:p>2.25</text:p>
          </table:table-cell>
          <table:table-cell office:value-type="float" office:value="386286" calcext:value-type="float">
            <text:p>386286</text:p>
          </table:table-cell>
          <table:table-cell office:value-type="float" office:value="243139" calcext:value-type="float">
            <text:p>243139</text:p>
          </table:table-cell>
          <table:table-cell office:value-type="float" office:value="338669" calcext:value-type="float">
            <text:p>338669</text:p>
          </table:table-cell>
          <table:table-cell office:value-type="float" office:value="379016" calcext:value-type="float">
            <text:p>379016</text:p>
          </table:table-cell>
          <table:table-cell office:value-type="float" office:value="422835" calcext:value-type="float">
            <text:p>422835</text:p>
          </table:table-cell>
          <table:table-cell office:value-type="float" office:value="799867" calcext:value-type="float">
            <text:p>799867</text:p>
          </table:table-cell>
          <table:table-cell office:value-type="float" office:value="106.718" calcext:value-type="float">
            <text:p>106.718</text:p>
          </table:table-cell>
          <table:table-cell office:value-type="float" office:value="74.058" calcext:value-type="float">
            <text:p>74.058</text:p>
          </table:table-cell>
          <table:table-cell office:value-type="float" office:value="95.045" calcext:value-type="float">
            <text:p>95.045</text:p>
          </table:table-cell>
          <table:table-cell office:value-type="float" office:value="104.253" calcext:value-type="float">
            <text:p>104.253</text:p>
          </table:table-cell>
          <table:table-cell office:value-type="float" office:value="115.895" calcext:value-type="float">
            <text:p>115.895</text:p>
          </table:table-cell>
          <table:table-cell office:value-type="float" office:value="198.166" calcext:value-type="float">
            <text:p>198.1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381678" calcext:value-type="float">
            <text:p>381678</text:p>
          </table:table-cell>
          <table:table-cell office:value-type="float" office:value="233046" calcext:value-type="float">
            <text:p>233046</text:p>
          </table:table-cell>
          <table:table-cell office:value-type="float" office:value="332760" calcext:value-type="float">
            <text:p>332760</text:p>
          </table:table-cell>
          <table:table-cell office:value-type="float" office:value="374427" calcext:value-type="float">
            <text:p>374427</text:p>
          </table:table-cell>
          <table:table-cell office:value-type="float" office:value="422388" calcext:value-type="float">
            <text:p>422388</text:p>
          </table:table-cell>
          <table:table-cell office:value-type="float" office:value="656363" calcext:value-type="float">
            <text:p>656363</text:p>
          </table:table-cell>
          <table:table-cell office:value-type="float" office:value="105.556" calcext:value-type="float">
            <text:p>105.556</text:p>
          </table:table-cell>
          <table:table-cell office:value-type="float" office:value="71.332" calcext:value-type="float">
            <text:p>71.332</text:p>
          </table:table-cell>
          <table:table-cell office:value-type="float" office:value="93.838" calcext:value-type="float">
            <text:p>93.838</text:p>
          </table:table-cell>
          <table:table-cell office:value-type="float" office:value="103.661" calcext:value-type="float">
            <text:p>103.661</text:p>
          </table:table-cell>
          <table:table-cell office:value-type="float" office:value="114.308" calcext:value-type="float">
            <text:p>114.308</text:p>
          </table:table-cell>
          <table:table-cell office:value-type="float" office:value="168.247" calcext:value-type="float">
            <text:p>168.2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5" calcext:value-type="float">
            <text:p>2.75</text:p>
          </table:table-cell>
          <table:table-cell office:value-type="float" office:value="379574" calcext:value-type="float">
            <text:p>379574</text:p>
          </table:table-cell>
          <table:table-cell office:value-type="float" office:value="242129" calcext:value-type="float">
            <text:p>242129</text:p>
          </table:table-cell>
          <table:table-cell office:value-type="float" office:value="331046" calcext:value-type="float">
            <text:p>331046</text:p>
          </table:table-cell>
          <table:table-cell office:value-type="float" office:value="372523" calcext:value-type="float">
            <text:p>372523</text:p>
          </table:table-cell>
          <table:table-cell office:value-type="float" office:value="419128" calcext:value-type="float">
            <text:p>419128</text:p>
          </table:table-cell>
          <table:table-cell office:value-type="float" office:value="759338" calcext:value-type="float">
            <text:p>759338</text:p>
          </table:table-cell>
          <table:table-cell office:value-type="float" office:value="104.662" calcext:value-type="float">
            <text:p>104.662</text:p>
          </table:table-cell>
          <table:table-cell office:value-type="float" office:value="70.631" calcext:value-type="float">
            <text:p>70.631</text:p>
          </table:table-cell>
          <table:table-cell office:value-type="float" office:value="93.053" calcext:value-type="float">
            <text:p>93.053</text:p>
          </table:table-cell>
          <table:table-cell office:value-type="float" office:value="103.013" calcext:value-type="float">
            <text:p>103.013</text:p>
          </table:table-cell>
          <table:table-cell office:value-type="float" office:value="113.265" calcext:value-type="float">
            <text:p>113.265</text:p>
          </table:table-cell>
          <table:table-cell office:value-type="float" office:value="206.746" calcext:value-type="float">
            <text:p>206.7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78116" calcext:value-type="float">
            <text:p>378116</text:p>
          </table:table-cell>
          <table:table-cell office:value-type="float" office:value="232842" calcext:value-type="float">
            <text:p>232842</text:p>
          </table:table-cell>
          <table:table-cell office:value-type="float" office:value="331761" calcext:value-type="float">
            <text:p>331761</text:p>
          </table:table-cell>
          <table:table-cell office:value-type="float" office:value="370949" calcext:value-type="float">
            <text:p>370949</text:p>
          </table:table-cell>
          <table:table-cell office:value-type="float" office:value="414456" calcext:value-type="float">
            <text:p>414456</text:p>
          </table:table-cell>
          <table:table-cell office:value-type="float" office:value="660137" calcext:value-type="float">
            <text:p>660137</text:p>
          </table:table-cell>
          <table:table-cell office:value-type="float" office:value="104.311" calcext:value-type="float">
            <text:p>104.311</text:p>
          </table:table-cell>
          <table:table-cell office:value-type="float" office:value="70.96" calcext:value-type="float">
            <text:p>70.96</text:p>
          </table:table-cell>
          <table:table-cell office:value-type="float" office:value="93.71" calcext:value-type="float">
            <text:p>93.71</text:p>
          </table:table-cell>
          <table:table-cell office:value-type="float" office:value="102.331" calcext:value-type="float">
            <text:p>102.331</text:p>
          </table:table-cell>
          <table:table-cell office:value-type="float" office:value="112.703" calcext:value-type="float">
            <text:p>112.703</text:p>
          </table:table-cell>
          <table:table-cell office:value-type="float" office:value="167.955" calcext:value-type="float">
            <text:p>167.9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float" office:value="377660" calcext:value-type="float">
            <text:p>377660</text:p>
          </table:table-cell>
          <table:table-cell office:value-type="float" office:value="229401" calcext:value-type="float">
            <text:p>229401</text:p>
          </table:table-cell>
          <table:table-cell office:value-type="float" office:value="332596" calcext:value-type="float">
            <text:p>332596</text:p>
          </table:table-cell>
          <table:table-cell office:value-type="float" office:value="371601" calcext:value-type="float">
            <text:p>371601</text:p>
          </table:table-cell>
          <table:table-cell office:value-type="float" office:value="413365" calcext:value-type="float">
            <text:p>413365</text:p>
          </table:table-cell>
          <table:table-cell office:value-type="float" office:value="671836" calcext:value-type="float">
            <text:p>671836</text:p>
          </table:table-cell>
          <table:table-cell office:value-type="float" office:value="104.096" calcext:value-type="float">
            <text:p>104.096</text:p>
          </table:table-cell>
          <table:table-cell office:value-type="float" office:value="69.938" calcext:value-type="float">
            <text:p>69.938</text:p>
          </table:table-cell>
          <table:table-cell office:value-type="float" office:value="92.85" calcext:value-type="float">
            <text:p>92.85</text:p>
          </table:table-cell>
          <table:table-cell office:value-type="float" office:value="101.9" calcext:value-type="float">
            <text:p>101.9</text:p>
          </table:table-cell>
          <table:table-cell office:value-type="float" office:value="112.673" calcext:value-type="float">
            <text:p>112.673</text:p>
          </table:table-cell>
          <table:table-cell office:value-type="float" office:value="170.363" calcext:value-type="float">
            <text:p>170.3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77116" calcext:value-type="float">
            <text:p>377116</text:p>
          </table:table-cell>
          <table:table-cell office:value-type="float" office:value="240502" calcext:value-type="float">
            <text:p>240502</text:p>
          </table:table-cell>
          <table:table-cell office:value-type="float" office:value="328115" calcext:value-type="float">
            <text:p>328115</text:p>
          </table:table-cell>
          <table:table-cell office:value-type="float" office:value="368289" calcext:value-type="float">
            <text:p>368289</text:p>
          </table:table-cell>
          <table:table-cell office:value-type="float" office:value="418090" calcext:value-type="float">
            <text:p>418090</text:p>
          </table:table-cell>
          <table:table-cell office:value-type="float" office:value="817838" calcext:value-type="float">
            <text:p>817838</text:p>
          </table:table-cell>
          <table:table-cell office:value-type="float" office:value="103.49" calcext:value-type="float">
            <text:p>103.49</text:p>
          </table:table-cell>
          <table:table-cell office:value-type="float" office:value="72.277" calcext:value-type="float">
            <text:p>72.277</text:p>
          </table:table-cell>
          <table:table-cell office:value-type="float" office:value="92.454" calcext:value-type="float">
            <text:p>92.454</text:p>
          </table:table-cell>
          <table:table-cell office:value-type="float" office:value="101.789" calcext:value-type="float">
            <text:p>101.789</text:p>
          </table:table-cell>
          <table:table-cell office:value-type="float" office:value="112.055" calcext:value-type="float">
            <text:p>112.055</text:p>
          </table:table-cell>
          <table:table-cell office:value-type="float" office:value="183.995" calcext:value-type="float">
            <text:p>183.9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.5</text:p>
          </table:table-cell>
          <table:table-cell office:value-type="float" office:value="374686" calcext:value-type="float">
            <text:p>374686</text:p>
          </table:table-cell>
          <table:table-cell office:value-type="float" office:value="246159" calcext:value-type="float">
            <text:p>246159</text:p>
          </table:table-cell>
          <table:table-cell office:value-type="float" office:value="329927" calcext:value-type="float">
            <text:p>329927</text:p>
          </table:table-cell>
          <table:table-cell office:value-type="float" office:value="366291" calcext:value-type="float">
            <text:p>366291</text:p>
          </table:table-cell>
          <table:table-cell office:value-type="float" office:value="410578" calcext:value-type="float">
            <text:p>410578</text:p>
          </table:table-cell>
          <table:table-cell office:value-type="float" office:value="743348" calcext:value-type="float">
            <text:p>743348</text:p>
          </table:table-cell>
          <table:table-cell office:value-type="float" office:value="102.936" calcext:value-type="float">
            <text:p>102.936</text:p>
          </table:table-cell>
          <table:table-cell office:value-type="float" office:value="68.736" calcext:value-type="float">
            <text:p>68.736</text:p>
          </table:table-cell>
          <table:table-cell office:value-type="float" office:value="92.299" calcext:value-type="float">
            <text:p>92.299</text:p>
          </table:table-cell>
          <table:table-cell office:value-type="float" office:value="101.516" calcext:value-type="float">
            <text:p>101.516</text:p>
          </table:table-cell>
          <table:table-cell office:value-type="float" office:value="111.478" calcext:value-type="float">
            <text:p>111.478</text:p>
          </table:table-cell>
          <table:table-cell office:value-type="float" office:value="165.378" calcext:value-type="float">
            <text:p>165.3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75590" calcext:value-type="float">
            <text:p>375590</text:p>
          </table:table-cell>
          <table:table-cell office:value-type="float" office:value="231528" calcext:value-type="float">
            <text:p>231528</text:p>
          </table:table-cell>
          <table:table-cell office:value-type="float" office:value="328916" calcext:value-type="float">
            <text:p>328916</text:p>
          </table:table-cell>
          <table:table-cell office:value-type="float" office:value="369320" calcext:value-type="float">
            <text:p>369320</text:p>
          </table:table-cell>
          <table:table-cell office:value-type="float" office:value="412931" calcext:value-type="float">
            <text:p>412931</text:p>
          </table:table-cell>
          <table:table-cell office:value-type="float" office:value="1086381" calcext:value-type="float">
            <text:p>1086381</text:p>
          </table:table-cell>
          <table:table-cell office:value-type="float" office:value="103.374" calcext:value-type="float">
            <text:p>103.374</text:p>
          </table:table-cell>
          <table:table-cell office:value-type="float" office:value="67.965" calcext:value-type="float">
            <text:p>67.965</text:p>
          </table:table-cell>
          <table:table-cell office:value-type="float" office:value="92.876" calcext:value-type="float">
            <text:p>92.876</text:p>
          </table:table-cell>
          <table:table-cell office:value-type="float" office:value="101.615" calcext:value-type="float">
            <text:p>101.615</text:p>
          </table:table-cell>
          <table:table-cell office:value-type="float" office:value="112.271" calcext:value-type="float">
            <text:p>112.271</text:p>
          </table:table-cell>
          <table:table-cell office:value-type="float" office:value="202.926" calcext:value-type="float">
            <text:p>202.9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76626" calcext:value-type="float">
            <text:p>376626</text:p>
          </table:table-cell>
          <table:table-cell office:value-type="float" office:value="241934" calcext:value-type="float">
            <text:p>241934</text:p>
          </table:table-cell>
          <table:table-cell office:value-type="float" office:value="331834" calcext:value-type="float">
            <text:p>331834</text:p>
          </table:table-cell>
          <table:table-cell office:value-type="float" office:value="367570" calcext:value-type="float">
            <text:p>367570</text:p>
          </table:table-cell>
          <table:table-cell office:value-type="float" office:value="416775" calcext:value-type="float">
            <text:p>416775</text:p>
          </table:table-cell>
          <table:table-cell office:value-type="float" office:value="734971" calcext:value-type="float">
            <text:p>734971</text:p>
          </table:table-cell>
          <table:table-cell office:value-type="float" office:value="102.936" calcext:value-type="float">
            <text:p>102.936</text:p>
          </table:table-cell>
          <table:table-cell office:value-type="float" office:value="72.003" calcext:value-type="float">
            <text:p>72.003</text:p>
          </table:table-cell>
          <table:table-cell office:value-type="float" office:value="92.521" calcext:value-type="float">
            <text:p>92.521</text:p>
          </table:table-cell>
          <table:table-cell office:value-type="float" office:value="100.829" calcext:value-type="float">
            <text:p>100.829</text:p>
          </table:table-cell>
          <table:table-cell office:value-type="float" office:value="111.904" calcext:value-type="float">
            <text:p>111.904</text:p>
          </table:table-cell>
          <table:table-cell office:value-type="float" office:value="162.99" calcext:value-type="float">
            <text:p>162.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77169" calcext:value-type="float">
            <text:p>377169</text:p>
          </table:table-cell>
          <table:table-cell office:value-type="float" office:value="244172" calcext:value-type="float">
            <text:p>244172</text:p>
          </table:table-cell>
          <table:table-cell office:value-type="float" office:value="332890" calcext:value-type="float">
            <text:p>332890</text:p>
          </table:table-cell>
          <table:table-cell office:value-type="float" office:value="369252" calcext:value-type="float">
            <text:p>369252</text:p>
          </table:table-cell>
          <table:table-cell office:value-type="float" office:value="414126" calcext:value-type="float">
            <text:p>414126</text:p>
          </table:table-cell>
          <table:table-cell office:value-type="float" office:value="666804" calcext:value-type="float">
            <text:p>666804</text:p>
          </table:table-cell>
          <table:table-cell office:value-type="float" office:value="103.176" calcext:value-type="float">
            <text:p>103.176</text:p>
          </table:table-cell>
          <table:table-cell office:value-type="float" office:value="73.827" calcext:value-type="float">
            <text:p>73.827</text:p>
          </table:table-cell>
          <table:table-cell office:value-type="float" office:value="92.507" calcext:value-type="float">
            <text:p>92.507</text:p>
          </table:table-cell>
          <table:table-cell office:value-type="float" office:value="101.75" calcext:value-type="float">
            <text:p>101.75</text:p>
          </table:table-cell>
          <table:table-cell office:value-type="float" office:value="112.172" calcext:value-type="float">
            <text:p>112.172</text:p>
          </table:table-cell>
          <table:table-cell office:value-type="float" office:value="172.726" calcext:value-type="float">
            <text:p>172.7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73355" calcext:value-type="float">
            <text:p>373355</text:p>
          </table:table-cell>
          <table:table-cell office:value-type="float" office:value="245359" calcext:value-type="float">
            <text:p>245359</text:p>
          </table:table-cell>
          <table:table-cell office:value-type="float" office:value="327743" calcext:value-type="float">
            <text:p>327743</text:p>
          </table:table-cell>
          <table:table-cell office:value-type="float" office:value="365356" calcext:value-type="float">
            <text:p>365356</text:p>
          </table:table-cell>
          <table:table-cell office:value-type="float" office:value="411571" calcext:value-type="float">
            <text:p>411571</text:p>
          </table:table-cell>
          <table:table-cell office:value-type="float" office:value="678377" calcext:value-type="float">
            <text:p>678377</text:p>
          </table:table-cell>
          <table:table-cell office:value-type="float" office:value="102.05" calcext:value-type="float">
            <text:p>102.05</text:p>
          </table:table-cell>
          <table:table-cell office:value-type="float" office:value="69.789" calcext:value-type="float">
            <text:p>69.789</text:p>
          </table:table-cell>
          <table:table-cell office:value-type="float" office:value="92.081" calcext:value-type="float">
            <text:p>92.081</text:p>
          </table:table-cell>
          <table:table-cell office:value-type="float" office:value="100.124" calcext:value-type="float">
            <text:p>100.124</text:p>
          </table:table-cell>
          <table:table-cell office:value-type="float" office:value="109.976" calcext:value-type="float">
            <text:p>109.976</text:p>
          </table:table-cell>
          <table:table-cell office:value-type="float" office:value="169.809" calcext:value-type="float">
            <text:p>169.8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78986" calcext:value-type="float">
            <text:p>378986</text:p>
          </table:table-cell>
          <table:table-cell office:value-type="float" office:value="238158" calcext:value-type="float">
            <text:p>238158</text:p>
          </table:table-cell>
          <table:table-cell office:value-type="float" office:value="332210" calcext:value-type="float">
            <text:p>332210</text:p>
          </table:table-cell>
          <table:table-cell office:value-type="float" office:value="369128" calcext:value-type="float">
            <text:p>369128</text:p>
          </table:table-cell>
          <table:table-cell office:value-type="float" office:value="416694" calcext:value-type="float">
            <text:p>416694</text:p>
          </table:table-cell>
          <table:table-cell office:value-type="float" office:value="811815" calcext:value-type="float">
            <text:p>811815</text:p>
          </table:table-cell>
          <table:table-cell office:value-type="float" office:value="103.035" calcext:value-type="float">
            <text:p>103.035</text:p>
          </table:table-cell>
          <table:table-cell office:value-type="float" office:value="69.286" calcext:value-type="float">
            <text:p>69.286</text:p>
          </table:table-cell>
          <table:table-cell office:value-type="float" office:value="93.012" calcext:value-type="float">
            <text:p>93.012</text:p>
          </table:table-cell>
          <table:table-cell office:value-type="float" office:value="100.934" calcext:value-type="float">
            <text:p>100.934</text:p>
          </table:table-cell>
          <table:table-cell office:value-type="float" office:value="111.772" calcext:value-type="float">
            <text:p>111.772</text:p>
          </table:table-cell>
          <table:table-cell office:value-type="float" office:value="193.955" calcext:value-type="float">
            <text:p>193.9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9736" calcext:value-type="float">
            <text:p>379736</text:p>
          </table:table-cell>
          <table:table-cell office:value-type="float" office:value="237393" calcext:value-type="float">
            <text:p>237393</text:p>
          </table:table-cell>
          <table:table-cell office:value-type="float" office:value="334083" calcext:value-type="float">
            <text:p>334083</text:p>
          </table:table-cell>
          <table:table-cell office:value-type="float" office:value="372184" calcext:value-type="float">
            <text:p>372184</text:p>
          </table:table-cell>
          <table:table-cell office:value-type="float" office:value="417479" calcext:value-type="float">
            <text:p>417479</text:p>
          </table:table-cell>
          <table:table-cell office:value-type="float" office:value="914041" calcext:value-type="float">
            <text:p>914041</text:p>
          </table:table-cell>
          <table:table-cell office:value-type="float" office:value="103.248" calcext:value-type="float">
            <text:p>103.248</text:p>
          </table:table-cell>
          <table:table-cell office:value-type="float" office:value="68.122" calcext:value-type="float">
            <text:p>68.122</text:p>
          </table:table-cell>
          <table:table-cell office:value-type="float" office:value="93.085" calcext:value-type="float">
            <text:p>93.085</text:p>
          </table:table-cell>
          <table:table-cell office:value-type="float" office:value="101.955" calcext:value-type="float">
            <text:p>101.955</text:p>
          </table:table-cell>
          <table:table-cell office:value-type="float" office:value="111.365" calcext:value-type="float">
            <text:p>111.365</text:p>
          </table:table-cell>
          <table:table-cell office:value-type="float" office:value="222.423" calcext:value-type="float">
            <text:p>222.42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2677" calcext:value-type="float">
            <text:p>372677</text:p>
          </table:table-cell>
          <table:table-cell office:value-type="float" office:value="239286" calcext:value-type="float">
            <text:p>239286</text:p>
          </table:table-cell>
          <table:table-cell office:value-type="float" office:value="330216" calcext:value-type="float">
            <text:p>330216</text:p>
          </table:table-cell>
          <table:table-cell office:value-type="float" office:value="365157" calcext:value-type="float">
            <text:p>365157</text:p>
          </table:table-cell>
          <table:table-cell office:value-type="float" office:value="410515" calcext:value-type="float">
            <text:p>410515</text:p>
          </table:table-cell>
          <table:table-cell office:value-type="float" office:value="703124" calcext:value-type="float">
            <text:p>703124</text:p>
          </table:table-cell>
          <table:table-cell office:value-type="float" office:value="101.745" calcext:value-type="float">
            <text:p>101.745</text:p>
          </table:table-cell>
          <table:table-cell office:value-type="float" office:value="71.732" calcext:value-type="float">
            <text:p>71.732</text:p>
          </table:table-cell>
          <table:table-cell office:value-type="float" office:value="92.551" calcext:value-type="float">
            <text:p>92.551</text:p>
          </table:table-cell>
          <table:table-cell office:value-type="float" office:value="100.526" calcext:value-type="float">
            <text:p>100.526</text:p>
          </table:table-cell>
          <table:table-cell office:value-type="float" office:value="110.3" calcext:value-type="float">
            <text:p>110.3</text:p>
          </table:table-cell>
          <table:table-cell office:value-type="float" office:value="169.221" calcext:value-type="float">
            <text:p>169.2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88161" calcext:value-type="float">
            <text:p>388161</text:p>
          </table:table-cell>
          <table:table-cell office:value-type="float" office:value="223333" calcext:value-type="float">
            <text:p>223333</text:p>
          </table:table-cell>
          <table:table-cell office:value-type="float" office:value="340117" calcext:value-type="float">
            <text:p>340117</text:p>
          </table:table-cell>
          <table:table-cell office:value-type="float" office:value="377743" calcext:value-type="float">
            <text:p>377743</text:p>
          </table:table-cell>
          <table:table-cell office:value-type="float" office:value="424745" calcext:value-type="float">
            <text:p>424745</text:p>
          </table:table-cell>
          <table:table-cell office:value-type="float" office:value="995507" calcext:value-type="float">
            <text:p>995507</text:p>
          </table:table-cell>
          <table:table-cell office:value-type="float" office:value="103.962" calcext:value-type="float">
            <text:p>103.962</text:p>
          </table:table-cell>
          <table:table-cell office:value-type="float" office:value="67.993" calcext:value-type="float">
            <text:p>67.993</text:p>
          </table:table-cell>
          <table:table-cell office:value-type="float" office:value="93.706" calcext:value-type="float">
            <text:p>93.706</text:p>
          </table:table-cell>
          <table:table-cell office:value-type="float" office:value="102.306" calcext:value-type="float">
            <text:p>102.306</text:p>
          </table:table-cell>
          <table:table-cell office:value-type="float" office:value="111.988" calcext:value-type="float">
            <text:p>111.988</text:p>
          </table:table-cell>
          <table:table-cell office:value-type="float" office:value="203.637" calcext:value-type="float">
            <text:p>203.6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83063" calcext:value-type="float">
            <text:p>383063</text:p>
          </table:table-cell>
          <table:table-cell office:value-type="float" office:value="242600" calcext:value-type="float">
            <text:p>242600</text:p>
          </table:table-cell>
          <table:table-cell office:value-type="float" office:value="336422" calcext:value-type="float">
            <text:p>336422</text:p>
          </table:table-cell>
          <table:table-cell office:value-type="float" office:value="375513" calcext:value-type="float">
            <text:p>375513</text:p>
          </table:table-cell>
          <table:table-cell office:value-type="float" office:value="420752" calcext:value-type="float">
            <text:p>420752</text:p>
          </table:table-cell>
          <table:table-cell office:value-type="float" office:value="796609" calcext:value-type="float">
            <text:p>796609</text:p>
          </table:table-cell>
          <table:table-cell office:value-type="float" office:value="102.643" calcext:value-type="float">
            <text:p>102.643</text:p>
          </table:table-cell>
          <table:table-cell office:value-type="float" office:value="75.518" calcext:value-type="float">
            <text:p>75.518</text:p>
          </table:table-cell>
          <table:table-cell office:value-type="float" office:value="92.593" calcext:value-type="float">
            <text:p>92.593</text:p>
          </table:table-cell>
          <table:table-cell office:value-type="float" office:value="101.289" calcext:value-type="float">
            <text:p>101.289</text:p>
          </table:table-cell>
          <table:table-cell office:value-type="float" office:value="110.602" calcext:value-type="float">
            <text:p>110.602</text:p>
          </table:table-cell>
          <table:table-cell office:value-type="float" office:value="191.598" calcext:value-type="float">
            <text:p>191.5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71945" calcext:value-type="float">
            <text:p>371945</text:p>
          </table:table-cell>
          <table:table-cell office:value-type="float" office:value="236705" calcext:value-type="float">
            <text:p>236705</text:p>
          </table:table-cell>
          <table:table-cell office:value-type="float" office:value="325460" calcext:value-type="float">
            <text:p>325460</text:p>
          </table:table-cell>
          <table:table-cell office:value-type="float" office:value="366445" calcext:value-type="float">
            <text:p>366445</text:p>
          </table:table-cell>
          <table:table-cell office:value-type="float" office:value="407971" calcext:value-type="float">
            <text:p>407971</text:p>
          </table:table-cell>
          <table:table-cell office:value-type="float" office:value="664425" calcext:value-type="float">
            <text:p>664425</text:p>
          </table:table-cell>
          <table:table-cell office:value-type="float" office:value="100.98" calcext:value-type="float">
            <text:p>100.98</text:p>
          </table:table-cell>
          <table:table-cell office:value-type="float" office:value="69.074" calcext:value-type="float">
            <text:p>69.074</text:p>
          </table:table-cell>
          <table:table-cell office:value-type="float" office:value="91.554" calcext:value-type="float">
            <text:p>91.554</text:p>
          </table:table-cell>
          <table:table-cell office:value-type="float" office:value="99.886" calcext:value-type="float">
            <text:p>99.886</text:p>
          </table:table-cell>
          <table:table-cell office:value-type="float" office:value="108.854" calcext:value-type="float">
            <text:p>108.854</text:p>
          </table:table-cell>
          <table:table-cell office:value-type="float" office:value="156.741" calcext:value-type="float">
            <text:p>156.7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377165" calcext:value-type="float">
            <text:p>377165</text:p>
          </table:table-cell>
          <table:table-cell office:value-type="float" office:value="247925" calcext:value-type="float">
            <text:p>247925</text:p>
          </table:table-cell>
          <table:table-cell office:value-type="float" office:value="332786" calcext:value-type="float">
            <text:p>332786</text:p>
          </table:table-cell>
          <table:table-cell office:value-type="float" office:value="369958" calcext:value-type="float">
            <text:p>369958</text:p>
          </table:table-cell>
          <table:table-cell office:value-type="float" office:value="414342" calcext:value-type="float">
            <text:p>414342</text:p>
          </table:table-cell>
          <table:table-cell office:value-type="float" office:value="809668" calcext:value-type="float">
            <text:p>809668</text:p>
          </table:table-cell>
          <table:table-cell office:value-type="float" office:value="101.466" calcext:value-type="float">
            <text:p>101.466</text:p>
          </table:table-cell>
          <table:table-cell office:value-type="float" office:value="72.984" calcext:value-type="float">
            <text:p>72.984</text:p>
          </table:table-cell>
          <table:table-cell office:value-type="float" office:value="92.461" calcext:value-type="float">
            <text:p>92.461</text:p>
          </table:table-cell>
          <table:table-cell office:value-type="float" office:value="100.445" calcext:value-type="float">
            <text:p>100.445</text:p>
          </table:table-cell>
          <table:table-cell office:value-type="float" office:value="109.083" calcext:value-type="float">
            <text:p>109.083</text:p>
          </table:table-cell>
          <table:table-cell office:value-type="float" office:value="166.576" calcext:value-type="float">
            <text:p>166.5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385770" calcext:value-type="float">
            <text:p>385770</text:p>
          </table:table-cell>
          <table:table-cell office:value-type="float" office:value="222685" calcext:value-type="float">
            <text:p>222685</text:p>
          </table:table-cell>
          <table:table-cell office:value-type="float" office:value="340323" calcext:value-type="float">
            <text:p>340323</text:p>
          </table:table-cell>
          <table:table-cell office:value-type="float" office:value="376845" calcext:value-type="float">
            <text:p>376845</text:p>
          </table:table-cell>
          <table:table-cell office:value-type="float" office:value="420524" calcext:value-type="float">
            <text:p>420524</text:p>
          </table:table-cell>
          <table:table-cell office:value-type="float" office:value="702024" calcext:value-type="float">
            <text:p>702024</text:p>
          </table:table-cell>
          <table:table-cell office:value-type="float" office:value="103.767" calcext:value-type="float">
            <text:p>103.767</text:p>
          </table:table-cell>
          <table:table-cell office:value-type="float" office:value="70.642" calcext:value-type="float">
            <text:p>70.642</text:p>
          </table:table-cell>
          <table:table-cell office:value-type="float" office:value="94.261" calcext:value-type="float">
            <text:p>94.261</text:p>
          </table:table-cell>
          <table:table-cell office:value-type="float" office:value="101.948" calcext:value-type="float">
            <text:p>101.948</text:p>
          </table:table-cell>
          <table:table-cell office:value-type="float" office:value="111.639" calcext:value-type="float">
            <text:p>111.639</text:p>
          </table:table-cell>
          <table:table-cell office:value-type="float" office:value="178.463" calcext:value-type="float">
            <text:p>178.4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46279" calcext:value-type="float">
            <text:p>546279</text:p>
          </table:table-cell>
          <table:table-cell office:value-type="float" office:value="247889" calcext:value-type="float">
            <text:p>247889</text:p>
          </table:table-cell>
          <table:table-cell office:value-type="float" office:value="411603" calcext:value-type="float">
            <text:p>411603</text:p>
          </table:table-cell>
          <table:table-cell office:value-type="float" office:value="515452" calcext:value-type="float">
            <text:p>515452</text:p>
          </table:table-cell>
          <table:table-cell office:value-type="float" office:value="627766" calcext:value-type="float">
            <text:p>627766</text:p>
          </table:table-cell>
          <table:table-cell office:value-type="float" office:value="1456446" calcext:value-type="float">
            <text:p>1456446</text:p>
          </table:table-cell>
          <table:table-cell office:value-type="float" office:value="147.596" calcext:value-type="float">
            <text:p>147.596</text:p>
          </table:table-cell>
          <table:table-cell office:value-type="float" office:value="73.133" calcext:value-type="float">
            <text:p>73.133</text:p>
          </table:table-cell>
          <table:table-cell office:value-type="float" office:value="115.087" calcext:value-type="float">
            <text:p>115.087</text:p>
          </table:table-cell>
          <table:table-cell office:value-type="float" office:value="136.91" calcext:value-type="float">
            <text:p>136.91</text:p>
          </table:table-cell>
          <table:table-cell office:value-type="float" office:value="167.296" calcext:value-type="float">
            <text:p>167.296</text:p>
          </table:table-cell>
          <table:table-cell office:value-type="float" office:value="465.403" calcext:value-type="float">
            <text:p>465.4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  <table:table-cell office:value-type="float" office:value="465197" calcext:value-type="float">
            <text:p>465197</text:p>
          </table:table-cell>
          <table:table-cell office:value-type="float" office:value="241739" calcext:value-type="float">
            <text:p>241739</text:p>
          </table:table-cell>
          <table:table-cell office:value-type="float" office:value="386921" calcext:value-type="float">
            <text:p>386921</text:p>
          </table:table-cell>
          <table:table-cell office:value-type="float" office:value="452708" calcext:value-type="float">
            <text:p>452708</text:p>
          </table:table-cell>
          <table:table-cell office:value-type="float" office:value="525982" calcext:value-type="float">
            <text:p>525982</text:p>
          </table:table-cell>
          <table:table-cell office:value-type="float" office:value="1177878" calcext:value-type="float">
            <text:p>1177878</text:p>
          </table:table-cell>
          <table:table-cell office:value-type="float" office:value="127.045" calcext:value-type="float">
            <text:p>127.045</text:p>
          </table:table-cell>
          <table:table-cell office:value-type="float" office:value="76.968" calcext:value-type="float">
            <text:p>76.968</text:p>
          </table:table-cell>
          <table:table-cell office:value-type="float" office:value="106.281" calcext:value-type="float">
            <text:p>106.281</text:p>
          </table:table-cell>
          <table:table-cell office:value-type="float" office:value="122.831" calcext:value-type="float">
            <text:p>122.831</text:p>
          </table:table-cell>
          <table:table-cell office:value-type="float" office:value="140.586" calcext:value-type="float">
            <text:p>140.586</text:p>
          </table:table-cell>
          <table:table-cell office:value-type="float" office:value="316.208" calcext:value-type="float">
            <text:p>316.2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436063" calcext:value-type="float">
            <text:p>436063</text:p>
          </table:table-cell>
          <table:table-cell office:value-type="float" office:value="241912" calcext:value-type="float">
            <text:p>241912</text:p>
          </table:table-cell>
          <table:table-cell office:value-type="float" office:value="366027" calcext:value-type="float">
            <text:p>366027</text:p>
          </table:table-cell>
          <table:table-cell office:value-type="float" office:value="419199" calcext:value-type="float">
            <text:p>419199</text:p>
          </table:table-cell>
          <table:table-cell office:value-type="float" office:value="488445" calcext:value-type="float">
            <text:p>488445</text:p>
          </table:table-cell>
          <table:table-cell office:value-type="float" office:value="1062838" calcext:value-type="float">
            <text:p>1062838</text:p>
          </table:table-cell>
          <table:table-cell office:value-type="float" office:value="119.863" calcext:value-type="float">
            <text:p>119.863</text:p>
          </table:table-cell>
          <table:table-cell office:value-type="float" office:value="70.207" calcext:value-type="float">
            <text:p>70.207</text:p>
          </table:table-cell>
          <table:table-cell office:value-type="float" office:value="102.577" calcext:value-type="float">
            <text:p>102.577</text:p>
          </table:table-cell>
          <table:table-cell office:value-type="float" office:value="114.678" calcext:value-type="float">
            <text:p>114.678</text:p>
          </table:table-cell>
          <table:table-cell office:value-type="float" office:value="131.425" calcext:value-type="float">
            <text:p>131.425</text:p>
          </table:table-cell>
          <table:table-cell office:value-type="float" office:value="276.321" calcext:value-type="float">
            <text:p>276.3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.5</text:p>
          </table:table-cell>
          <table:table-cell office:value-type="float" office:value="398064" calcext:value-type="float">
            <text:p>398064</text:p>
          </table:table-cell>
          <table:table-cell office:value-type="float" office:value="224961" calcext:value-type="float">
            <text:p>224961</text:p>
          </table:table-cell>
          <table:table-cell office:value-type="float" office:value="343538" calcext:value-type="float">
            <text:p>343538</text:p>
          </table:table-cell>
          <table:table-cell office:value-type="float" office:value="392685" calcext:value-type="float">
            <text:p>392685</text:p>
          </table:table-cell>
          <table:table-cell office:value-type="float" office:value="441479" calcext:value-type="float">
            <text:p>441479</text:p>
          </table:table-cell>
          <table:table-cell office:value-type="float" office:value="720097" calcext:value-type="float">
            <text:p>720097</text:p>
          </table:table-cell>
          <table:table-cell office:value-type="float" office:value="110.303" calcext:value-type="float">
            <text:p>110.303</text:p>
          </table:table-cell>
          <table:table-cell office:value-type="float" office:value="65.163" calcext:value-type="float">
            <text:p>65.163</text:p>
          </table:table-cell>
          <table:table-cell office:value-type="float" office:value="97.129" calcext:value-type="float">
            <text:p>97.129</text:p>
          </table:table-cell>
          <table:table-cell office:value-type="float" office:value="107.298" calcext:value-type="float">
            <text:p>107.298</text:p>
          </table:table-cell>
          <table:table-cell office:value-type="float" office:value="120.765" calcext:value-type="float">
            <text:p>120.765</text:p>
          </table:table-cell>
          <table:table-cell office:value-type="float" office:value="204.793" calcext:value-type="float">
            <text:p>204.7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75" calcext:value-type="float">
            <text:p>1.75</text:p>
          </table:table-cell>
          <table:table-cell office:value-type="float" office:value="392395" calcext:value-type="float">
            <text:p>392395</text:p>
          </table:table-cell>
          <table:table-cell office:value-type="float" office:value="245252" calcext:value-type="float">
            <text:p>245252</text:p>
          </table:table-cell>
          <table:table-cell office:value-type="float" office:value="346611" calcext:value-type="float">
            <text:p>346611</text:p>
          </table:table-cell>
          <table:table-cell office:value-type="float" office:value="384625" calcext:value-type="float">
            <text:p>384625</text:p>
          </table:table-cell>
          <table:table-cell office:value-type="float" office:value="428717" calcext:value-type="float">
            <text:p>428717</text:p>
          </table:table-cell>
          <table:table-cell office:value-type="float" office:value="755322" calcext:value-type="float">
            <text:p>755322</text:p>
          </table:table-cell>
          <table:table-cell office:value-type="float" office:value="108.373" calcext:value-type="float">
            <text:p>108.373</text:p>
          </table:table-cell>
          <table:table-cell office:value-type="float" office:value="72.713" calcext:value-type="float">
            <text:p>72.713</text:p>
          </table:table-cell>
          <table:table-cell office:value-type="float" office:value="96.438" calcext:value-type="float">
            <text:p>96.438</text:p>
          </table:table-cell>
          <table:table-cell office:value-type="float" office:value="106.048" calcext:value-type="float">
            <text:p>106.048</text:p>
          </table:table-cell>
          <table:table-cell office:value-type="float" office:value="118.469" calcext:value-type="float">
            <text:p>118.469</text:p>
          </table:table-cell>
          <table:table-cell office:value-type="float" office:value="197.009" calcext:value-type="float">
            <text:p>197.0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82976" calcext:value-type="float">
            <text:p>382976</text:p>
          </table:table-cell>
          <table:table-cell office:value-type="float" office:value="235682" calcext:value-type="float">
            <text:p>235682</text:p>
          </table:table-cell>
          <table:table-cell office:value-type="float" office:value="338139" calcext:value-type="float">
            <text:p>338139</text:p>
          </table:table-cell>
          <table:table-cell office:value-type="float" office:value="374093" calcext:value-type="float">
            <text:p>374093</text:p>
          </table:table-cell>
          <table:table-cell office:value-type="float" office:value="419288" calcext:value-type="float">
            <text:p>419288</text:p>
          </table:table-cell>
          <table:table-cell office:value-type="float" office:value="808350" calcext:value-type="float">
            <text:p>808350</text:p>
          </table:table-cell>
          <table:table-cell office:value-type="float" office:value="105.6" calcext:value-type="float">
            <text:p>105.6</text:p>
          </table:table-cell>
          <table:table-cell office:value-type="float" office:value="70.002" calcext:value-type="float">
            <text:p>70.002</text:p>
          </table:table-cell>
          <table:table-cell office:value-type="float" office:value="94.403" calcext:value-type="float">
            <text:p>94.403</text:p>
          </table:table-cell>
          <table:table-cell office:value-type="float" office:value="103.552" calcext:value-type="float">
            <text:p>103.552</text:p>
          </table:table-cell>
          <table:table-cell office:value-type="float" office:value="113.836" calcext:value-type="float">
            <text:p>113.836</text:p>
          </table:table-cell>
          <table:table-cell office:value-type="float" office:value="223.542" calcext:value-type="float">
            <text:p>223.5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25" calcext:value-type="float">
            <text:p>2.25</text:p>
          </table:table-cell>
          <table:table-cell office:value-type="float" office:value="381966" calcext:value-type="float">
            <text:p>381966</text:p>
          </table:table-cell>
          <table:table-cell office:value-type="float" office:value="236157" calcext:value-type="float">
            <text:p>236157</text:p>
          </table:table-cell>
          <table:table-cell office:value-type="float" office:value="332810" calcext:value-type="float">
            <text:p>332810</text:p>
          </table:table-cell>
          <table:table-cell office:value-type="float" office:value="374612" calcext:value-type="float">
            <text:p>374612</text:p>
          </table:table-cell>
          <table:table-cell office:value-type="float" office:value="423165" calcext:value-type="float">
            <text:p>423165</text:p>
          </table:table-cell>
          <table:table-cell office:value-type="float" office:value="752798" calcext:value-type="float">
            <text:p>752798</text:p>
          </table:table-cell>
          <table:table-cell office:value-type="float" office:value="105.211" calcext:value-type="float">
            <text:p>105.211</text:p>
          </table:table-cell>
          <table:table-cell office:value-type="float" office:value="73.159" calcext:value-type="float">
            <text:p>73.159</text:p>
          </table:table-cell>
          <table:table-cell office:value-type="float" office:value="93.909" calcext:value-type="float">
            <text:p>93.909</text:p>
          </table:table-cell>
          <table:table-cell office:value-type="float" office:value="103.099" calcext:value-type="float">
            <text:p>103.099</text:p>
          </table:table-cell>
          <table:table-cell office:value-type="float" office:value="113.64" calcext:value-type="float">
            <text:p>113.64</text:p>
          </table:table-cell>
          <table:table-cell office:value-type="float" office:value="173.999" calcext:value-type="float">
            <text:p>173.9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 office:value-type="float" office:value="379252" calcext:value-type="float">
            <text:p>379252</text:p>
          </table:table-cell>
          <table:table-cell office:value-type="float" office:value="237474" calcext:value-type="float">
            <text:p>237474</text:p>
          </table:table-cell>
          <table:table-cell office:value-type="float" office:value="329340" calcext:value-type="float">
            <text:p>329340</text:p>
          </table:table-cell>
          <table:table-cell office:value-type="float" office:value="372433" calcext:value-type="float">
            <text:p>372433</text:p>
          </table:table-cell>
          <table:table-cell office:value-type="float" office:value="415012" calcext:value-type="float">
            <text:p>415012</text:p>
          </table:table-cell>
          <table:table-cell office:value-type="float" office:value="877155" calcext:value-type="float">
            <text:p>877155</text:p>
          </table:table-cell>
          <table:table-cell office:value-type="float" office:value="105.668" calcext:value-type="float">
            <text:p>105.668</text:p>
          </table:table-cell>
          <table:table-cell office:value-type="float" office:value="69.641" calcext:value-type="float">
            <text:p>69.641</text:p>
          </table:table-cell>
          <table:table-cell office:value-type="float" office:value="93.896" calcext:value-type="float">
            <text:p>93.896</text:p>
          </table:table-cell>
          <table:table-cell office:value-type="float" office:value="102.901" calcext:value-type="float">
            <text:p>102.901</text:p>
          </table:table-cell>
          <table:table-cell office:value-type="float" office:value="114.503" calcext:value-type="float">
            <text:p>114.503</text:p>
          </table:table-cell>
          <table:table-cell office:value-type="float" office:value="221.655" calcext:value-type="float">
            <text:p>221.6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75" calcext:value-type="float">
            <text:p>2.75</text:p>
          </table:table-cell>
          <table:table-cell office:value-type="float" office:value="378219" calcext:value-type="float">
            <text:p>378219</text:p>
          </table:table-cell>
          <table:table-cell office:value-type="float" office:value="230808" calcext:value-type="float">
            <text:p>230808</text:p>
          </table:table-cell>
          <table:table-cell office:value-type="float" office:value="330726" calcext:value-type="float">
            <text:p>330726</text:p>
          </table:table-cell>
          <table:table-cell office:value-type="float" office:value="371876" calcext:value-type="float">
            <text:p>371876</text:p>
          </table:table-cell>
          <table:table-cell office:value-type="float" office:value="415078" calcext:value-type="float">
            <text:p>415078</text:p>
          </table:table-cell>
          <table:table-cell office:value-type="float" office:value="693143" calcext:value-type="float">
            <text:p>693143</text:p>
          </table:table-cell>
          <table:table-cell office:value-type="float" office:value="104.258" calcext:value-type="float">
            <text:p>104.258</text:p>
          </table:table-cell>
          <table:table-cell office:value-type="float" office:value="68.041" calcext:value-type="float">
            <text:p>68.041</text:p>
          </table:table-cell>
          <table:table-cell office:value-type="float" office:value="93.132" calcext:value-type="float">
            <text:p>93.132</text:p>
          </table:table-cell>
          <table:table-cell office:value-type="float" office:value="102.474" calcext:value-type="float">
            <text:p>102.474</text:p>
          </table:table-cell>
          <table:table-cell office:value-type="float" office:value="113.486" calcext:value-type="float">
            <text:p>113.486</text:p>
          </table:table-cell>
          <table:table-cell office:value-type="float" office:value="200.968" calcext:value-type="float">
            <text:p>200.9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78198" calcext:value-type="float">
            <text:p>378198</text:p>
          </table:table-cell>
          <table:table-cell office:value-type="float" office:value="230849" calcext:value-type="float">
            <text:p>230849</text:p>
          </table:table-cell>
          <table:table-cell office:value-type="float" office:value="329495" calcext:value-type="float">
            <text:p>329495</text:p>
          </table:table-cell>
          <table:table-cell office:value-type="float" office:value="371483" calcext:value-type="float">
            <text:p>371483</text:p>
          </table:table-cell>
          <table:table-cell office:value-type="float" office:value="416559" calcext:value-type="float">
            <text:p>416559</text:p>
          </table:table-cell>
          <table:table-cell office:value-type="float" office:value="781761" calcext:value-type="float">
            <text:p>781761</text:p>
          </table:table-cell>
          <table:table-cell office:value-type="float" office:value="103.884" calcext:value-type="float">
            <text:p>103.884</text:p>
          </table:table-cell>
          <table:table-cell office:value-type="float" office:value="73.044" calcext:value-type="float">
            <text:p>73.044</text:p>
          </table:table-cell>
          <table:table-cell office:value-type="float" office:value="93.114" calcext:value-type="float">
            <text:p>93.114</text:p>
          </table:table-cell>
          <table:table-cell office:value-type="float" office:value="101.514" calcext:value-type="float">
            <text:p>101.514</text:p>
          </table:table-cell>
          <table:table-cell office:value-type="float" office:value="112.197" calcext:value-type="float">
            <text:p>112.197</text:p>
          </table:table-cell>
          <table:table-cell office:value-type="float" office:value="163.713" calcext:value-type="float">
            <text:p>163.7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.5</text:p>
          </table:table-cell>
          <table:table-cell office:value-type="float" office:value="375395" calcext:value-type="float">
            <text:p>375395</text:p>
          </table:table-cell>
          <table:table-cell office:value-type="float" office:value="216387" calcext:value-type="float">
            <text:p>216387</text:p>
          </table:table-cell>
          <table:table-cell office:value-type="float" office:value="328302" calcext:value-type="float">
            <text:p>328302</text:p>
          </table:table-cell>
          <table:table-cell office:value-type="float" office:value="366692" calcext:value-type="float">
            <text:p>366692</text:p>
          </table:table-cell>
          <table:table-cell office:value-type="float" office:value="414597" calcext:value-type="float">
            <text:p>414597</text:p>
          </table:table-cell>
          <table:table-cell office:value-type="float" office:value="836637" calcext:value-type="float">
            <text:p>836637</text:p>
          </table:table-cell>
          <table:table-cell office:value-type="float" office:value="103.007" calcext:value-type="float">
            <text:p>103.007</text:p>
          </table:table-cell>
          <table:table-cell office:value-type="float" office:value="66.258" calcext:value-type="float">
            <text:p>66.258</text:p>
          </table:table-cell>
          <table:table-cell office:value-type="float" office:value="92.675" calcext:value-type="float">
            <text:p>92.675</text:p>
          </table:table-cell>
          <table:table-cell office:value-type="float" office:value="100.761" calcext:value-type="float">
            <text:p>100.761</text:p>
          </table:table-cell>
          <table:table-cell office:value-type="float" office:value="111.216" calcext:value-type="float">
            <text:p>111.216</text:p>
          </table:table-cell>
          <table:table-cell office:value-type="float" office:value="200.384" calcext:value-type="float">
            <text:p>200.3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78386" calcext:value-type="float">
            <text:p>378386</text:p>
          </table:table-cell>
          <table:table-cell office:value-type="float" office:value="241370" calcext:value-type="float">
            <text:p>241370</text:p>
          </table:table-cell>
          <table:table-cell office:value-type="float" office:value="329882" calcext:value-type="float">
            <text:p>329882</text:p>
          </table:table-cell>
          <table:table-cell office:value-type="float" office:value="366670" calcext:value-type="float">
            <text:p>366670</text:p>
          </table:table-cell>
          <table:table-cell office:value-type="float" office:value="418497" calcext:value-type="float">
            <text:p>418497</text:p>
          </table:table-cell>
          <table:table-cell office:value-type="float" office:value="731314" calcext:value-type="float">
            <text:p>731314</text:p>
          </table:table-cell>
          <table:table-cell office:value-type="float" office:value="103.232" calcext:value-type="float">
            <text:p>103.232</text:p>
          </table:table-cell>
          <table:table-cell office:value-type="float" office:value="61.896" calcext:value-type="float">
            <text:p>61.896</text:p>
          </table:table-cell>
          <table:table-cell office:value-type="float" office:value="92.364" calcext:value-type="float">
            <text:p>92.364</text:p>
          </table:table-cell>
          <table:table-cell office:value-type="float" office:value="101.286" calcext:value-type="float">
            <text:p>101.286</text:p>
          </table:table-cell>
          <table:table-cell office:value-type="float" office:value="112.413" calcext:value-type="float">
            <text:p>112.413</text:p>
          </table:table-cell>
          <table:table-cell office:value-type="float" office:value="172.612" calcext:value-type="float">
            <text:p>172.6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" calcext:value-type="float">
            <text:p>4.5</text:p>
          </table:table-cell>
          <table:table-cell office:value-type="float" office:value="376235" calcext:value-type="float">
            <text:p>376235</text:p>
          </table:table-cell>
          <table:table-cell office:value-type="float" office:value="237316" calcext:value-type="float">
            <text:p>237316</text:p>
          </table:table-cell>
          <table:table-cell office:value-type="float" office:value="328468" calcext:value-type="float">
            <text:p>328468</text:p>
          </table:table-cell>
          <table:table-cell office:value-type="float" office:value="368031" calcext:value-type="float">
            <text:p>368031</text:p>
          </table:table-cell>
          <table:table-cell office:value-type="float" office:value="417734" calcext:value-type="float">
            <text:p>417734</text:p>
          </table:table-cell>
          <table:table-cell office:value-type="float" office:value="650616" calcext:value-type="float">
            <text:p>650616</text:p>
          </table:table-cell>
          <table:table-cell office:value-type="float" office:value="102.562" calcext:value-type="float">
            <text:p>102.562</text:p>
          </table:table-cell>
          <table:table-cell office:value-type="float" office:value="68.535" calcext:value-type="float">
            <text:p>68.535</text:p>
          </table:table-cell>
          <table:table-cell office:value-type="float" office:value="92.451" calcext:value-type="float">
            <text:p>92.451</text:p>
          </table:table-cell>
          <table:table-cell office:value-type="float" office:value="100.75" calcext:value-type="float">
            <text:p>100.75</text:p>
          </table:table-cell>
          <table:table-cell office:value-type="float" office:value="111.387" calcext:value-type="float">
            <text:p>111.387</text:p>
          </table:table-cell>
          <table:table-cell office:value-type="float" office:value="173.49" calcext:value-type="float">
            <text:p>173.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75386" calcext:value-type="float">
            <text:p>375386</text:p>
          </table:table-cell>
          <table:table-cell office:value-type="float" office:value="225577" calcext:value-type="float">
            <text:p>225577</text:p>
          </table:table-cell>
          <table:table-cell office:value-type="float" office:value="330800" calcext:value-type="float">
            <text:p>330800</text:p>
          </table:table-cell>
          <table:table-cell office:value-type="float" office:value="368175" calcext:value-type="float">
            <text:p>368175</text:p>
          </table:table-cell>
          <table:table-cell office:value-type="float" office:value="414120" calcext:value-type="float">
            <text:p>414120</text:p>
          </table:table-cell>
          <table:table-cell office:value-type="float" office:value="685959" calcext:value-type="float">
            <text:p>685959</text:p>
          </table:table-cell>
          <table:table-cell office:value-type="float" office:value="102.952" calcext:value-type="float">
            <text:p>102.952</text:p>
          </table:table-cell>
          <table:table-cell office:value-type="float" office:value="68.658" calcext:value-type="float">
            <text:p>68.658</text:p>
          </table:table-cell>
          <table:table-cell office:value-type="float" office:value="93.435" calcext:value-type="float">
            <text:p>93.435</text:p>
          </table:table-cell>
          <table:table-cell office:value-type="float" office:value="101.267" calcext:value-type="float">
            <text:p>101.267</text:p>
          </table:table-cell>
          <table:table-cell office:value-type="float" office:value="110.427" calcext:value-type="float">
            <text:p>110.427</text:p>
          </table:table-cell>
          <table:table-cell office:value-type="float" office:value="172.168" calcext:value-type="float">
            <text:p>172.1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73366" calcext:value-type="float">
            <text:p>373366</text:p>
          </table:table-cell>
          <table:table-cell office:value-type="float" office:value="240344" calcext:value-type="float">
            <text:p>240344</text:p>
          </table:table-cell>
          <table:table-cell office:value-type="float" office:value="326838" calcext:value-type="float">
            <text:p>326838</text:p>
          </table:table-cell>
          <table:table-cell office:value-type="float" office:value="367103" calcext:value-type="float">
            <text:p>367103</text:p>
          </table:table-cell>
          <table:table-cell office:value-type="float" office:value="407577" calcext:value-type="float">
            <text:p>407577</text:p>
          </table:table-cell>
          <table:table-cell office:value-type="float" office:value="777520" calcext:value-type="float">
            <text:p>777520</text:p>
          </table:table-cell>
          <table:table-cell office:value-type="float" office:value="101.8" calcext:value-type="float">
            <text:p>101.8</text:p>
          </table:table-cell>
          <table:table-cell office:value-type="float" office:value="69.962" calcext:value-type="float">
            <text:p>69.962</text:p>
          </table:table-cell>
          <table:table-cell office:value-type="float" office:value="91.899" calcext:value-type="float">
            <text:p>91.899</text:p>
          </table:table-cell>
          <table:table-cell office:value-type="float" office:value="100.229" calcext:value-type="float">
            <text:p>100.229</text:p>
          </table:table-cell>
          <table:table-cell office:value-type="float" office:value="109.726" calcext:value-type="float">
            <text:p>109.726</text:p>
          </table:table-cell>
          <table:table-cell office:value-type="float" office:value="171.7" calcext:value-type="float">
            <text:p>171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77440" calcext:value-type="float">
            <text:p>377440</text:p>
          </table:table-cell>
          <table:table-cell office:value-type="float" office:value="246861" calcext:value-type="float">
            <text:p>246861</text:p>
          </table:table-cell>
          <table:table-cell office:value-type="float" office:value="332142" calcext:value-type="float">
            <text:p>332142</text:p>
          </table:table-cell>
          <table:table-cell office:value-type="float" office:value="367968" calcext:value-type="float">
            <text:p>367968</text:p>
          </table:table-cell>
          <table:table-cell office:value-type="float" office:value="414397" calcext:value-type="float">
            <text:p>414397</text:p>
          </table:table-cell>
          <table:table-cell office:value-type="float" office:value="837882" calcext:value-type="float">
            <text:p>837882</text:p>
          </table:table-cell>
          <table:table-cell office:value-type="float" office:value="102.69" calcext:value-type="float">
            <text:p>102.69</text:p>
          </table:table-cell>
          <table:table-cell office:value-type="float" office:value="74.109" calcext:value-type="float">
            <text:p>74.109</text:p>
          </table:table-cell>
          <table:table-cell office:value-type="float" office:value="92.341" calcext:value-type="float">
            <text:p>92.341</text:p>
          </table:table-cell>
          <table:table-cell office:value-type="float" office:value="101.399" calcext:value-type="float">
            <text:p>101.399</text:p>
          </table:table-cell>
          <table:table-cell office:value-type="float" office:value="110.186" calcext:value-type="float">
            <text:p>110.186</text:p>
          </table:table-cell>
          <table:table-cell office:value-type="float" office:value="195.715" calcext:value-type="float">
            <text:p>195.7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75329" calcext:value-type="float">
            <text:p>375329</text:p>
          </table:table-cell>
          <table:table-cell office:value-type="float" office:value="221623" calcext:value-type="float">
            <text:p>221623</text:p>
          </table:table-cell>
          <table:table-cell office:value-type="float" office:value="329072" calcext:value-type="float">
            <text:p>329072</text:p>
          </table:table-cell>
          <table:table-cell office:value-type="float" office:value="368326" calcext:value-type="float">
            <text:p>368326</text:p>
          </table:table-cell>
          <table:table-cell office:value-type="float" office:value="412777" calcext:value-type="float">
            <text:p>412777</text:p>
          </table:table-cell>
          <table:table-cell office:value-type="float" office:value="845693" calcext:value-type="float">
            <text:p>845693</text:p>
          </table:table-cell>
          <table:table-cell office:value-type="float" office:value="102.22" calcext:value-type="float">
            <text:p>102.22</text:p>
          </table:table-cell>
          <table:table-cell office:value-type="float" office:value="66.805" calcext:value-type="float">
            <text:p>66.805</text:p>
          </table:table-cell>
          <table:table-cell office:value-type="float" office:value="92.134" calcext:value-type="float">
            <text:p>92.134</text:p>
          </table:table-cell>
          <table:table-cell office:value-type="float" office:value="100.852" calcext:value-type="float">
            <text:p>100.852</text:p>
          </table:table-cell>
          <table:table-cell office:value-type="float" office:value="110.405" calcext:value-type="float">
            <text:p>110.405</text:p>
          </table:table-cell>
          <table:table-cell office:value-type="float" office:value="182.6" calcext:value-type="float">
            <text:p>182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75692" calcext:value-type="float">
            <text:p>375692</text:p>
          </table:table-cell>
          <table:table-cell office:value-type="float" office:value="215953" calcext:value-type="float">
            <text:p>215953</text:p>
          </table:table-cell>
          <table:table-cell office:value-type="float" office:value="329901" calcext:value-type="float">
            <text:p>329901</text:p>
          </table:table-cell>
          <table:table-cell office:value-type="float" office:value="368582" calcext:value-type="float">
            <text:p>368582</text:p>
          </table:table-cell>
          <table:table-cell office:value-type="float" office:value="412541" calcext:value-type="float">
            <text:p>412541</text:p>
          </table:table-cell>
          <table:table-cell office:value-type="float" office:value="664529" calcext:value-type="float">
            <text:p>664529</text:p>
          </table:table-cell>
          <table:table-cell office:value-type="float" office:value="102.158" calcext:value-type="float">
            <text:p>102.158</text:p>
          </table:table-cell>
          <table:table-cell office:value-type="float" office:value="67.308" calcext:value-type="float">
            <text:p>67.308</text:p>
          </table:table-cell>
          <table:table-cell office:value-type="float" office:value="92.3" calcext:value-type="float">
            <text:p>92.3</text:p>
          </table:table-cell>
          <table:table-cell office:value-type="float" office:value="100.778" calcext:value-type="float">
            <text:p>100.778</text:p>
          </table:table-cell>
          <table:table-cell office:value-type="float" office:value="110.058" calcext:value-type="float">
            <text:p>110.058</text:p>
          </table:table-cell>
          <table:table-cell office:value-type="float" office:value="163.095" calcext:value-type="float">
            <text:p>163.0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73911" calcext:value-type="float">
            <text:p>373911</text:p>
          </table:table-cell>
          <table:table-cell office:value-type="float" office:value="231762" calcext:value-type="float">
            <text:p>231762</text:p>
          </table:table-cell>
          <table:table-cell office:value-type="float" office:value="332172" calcext:value-type="float">
            <text:p>332172</text:p>
          </table:table-cell>
          <table:table-cell office:value-type="float" office:value="364349" calcext:value-type="float">
            <text:p>364349</text:p>
          </table:table-cell>
          <table:table-cell office:value-type="float" office:value="405520" calcext:value-type="float">
            <text:p>405520</text:p>
          </table:table-cell>
          <table:table-cell office:value-type="float" office:value="691036" calcext:value-type="float">
            <text:p>691036</text:p>
          </table:table-cell>
          <table:table-cell office:value-type="float" office:value="101.641" calcext:value-type="float">
            <text:p>101.641</text:p>
          </table:table-cell>
          <table:table-cell office:value-type="float" office:value="70.979" calcext:value-type="float">
            <text:p>70.979</text:p>
          </table:table-cell>
          <table:table-cell office:value-type="float" office:value="92.396" calcext:value-type="float">
            <text:p>92.396</text:p>
          </table:table-cell>
          <table:table-cell office:value-type="float" office:value="100.161" calcext:value-type="float">
            <text:p>100.161</text:p>
          </table:table-cell>
          <table:table-cell office:value-type="float" office:value="109.31" calcext:value-type="float">
            <text:p>109.31</text:p>
          </table:table-cell>
          <table:table-cell office:value-type="float" office:value="194.41" calcext:value-type="float">
            <text:p>194.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84231" calcext:value-type="float">
            <text:p>384231</text:p>
          </table:table-cell>
          <table:table-cell office:value-type="float" office:value="249159" calcext:value-type="float">
            <text:p>249159</text:p>
          </table:table-cell>
          <table:table-cell office:value-type="float" office:value="335332" calcext:value-type="float">
            <text:p>335332</text:p>
          </table:table-cell>
          <table:table-cell office:value-type="float" office:value="377104" calcext:value-type="float">
            <text:p>377104</text:p>
          </table:table-cell>
          <table:table-cell office:value-type="float" office:value="423266" calcext:value-type="float">
            <text:p>423266</text:p>
          </table:table-cell>
          <table:table-cell office:value-type="float" office:value="698940" calcext:value-type="float">
            <text:p>698940</text:p>
          </table:table-cell>
          <table:table-cell office:value-type="float" office:value="103.692" calcext:value-type="float">
            <text:p>103.692</text:p>
          </table:table-cell>
          <table:table-cell office:value-type="float" office:value="73.244" calcext:value-type="float">
            <text:p>73.244</text:p>
          </table:table-cell>
          <table:table-cell office:value-type="float" office:value="93.475" calcext:value-type="float">
            <text:p>93.475</text:p>
          </table:table-cell>
          <table:table-cell office:value-type="float" office:value="101.862" calcext:value-type="float">
            <text:p>101.862</text:p>
          </table:table-cell>
          <table:table-cell office:value-type="float" office:value="112.126" calcext:value-type="float">
            <text:p>112.126</text:p>
          </table:table-cell>
          <table:table-cell office:value-type="float" office:value="173.077" calcext:value-type="float">
            <text:p>173.077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379589" calcext:value-type="float">
            <text:p>379589</text:p>
          </table:table-cell>
          <table:table-cell office:value-type="float" office:value="237260" calcext:value-type="float">
            <text:p>237260</text:p>
          </table:table-cell>
          <table:table-cell office:value-type="float" office:value="329821" calcext:value-type="float">
            <text:p>329821</text:p>
          </table:table-cell>
          <table:table-cell office:value-type="float" office:value="370764" calcext:value-type="float">
            <text:p>370764</text:p>
          </table:table-cell>
          <table:table-cell office:value-type="float" office:value="420684" calcext:value-type="float">
            <text:p>420684</text:p>
          </table:table-cell>
          <table:table-cell office:value-type="float" office:value="823905" calcext:value-type="float">
            <text:p>823905</text:p>
          </table:table-cell>
          <table:table-cell office:value-type="float" office:value="102.505" calcext:value-type="float">
            <text:p>102.505</text:p>
          </table:table-cell>
          <table:table-cell office:value-type="float" office:value="71.341" calcext:value-type="float">
            <text:p>71.341</text:p>
          </table:table-cell>
          <table:table-cell office:value-type="float" office:value="92.512" calcext:value-type="float">
            <text:p>92.512</text:p>
          </table:table-cell>
          <table:table-cell office:value-type="float" office:value="101.704" calcext:value-type="float">
            <text:p>101.704</text:p>
          </table:table-cell>
          <table:table-cell office:value-type="float" office:value="111.182" calcext:value-type="float">
            <text:p>111.182</text:p>
          </table:table-cell>
          <table:table-cell office:value-type="float" office:value="182.067" calcext:value-type="float">
            <text:p>182.0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73742" calcext:value-type="float">
            <text:p>373742</text:p>
          </table:table-cell>
          <table:table-cell office:value-type="float" office:value="237844" calcext:value-type="float">
            <text:p>237844</text:p>
          </table:table-cell>
          <table:table-cell office:value-type="float" office:value="329344" calcext:value-type="float">
            <text:p>329344</text:p>
          </table:table-cell>
          <table:table-cell office:value-type="float" office:value="364234" calcext:value-type="float">
            <text:p>364234</text:p>
          </table:table-cell>
          <table:table-cell office:value-type="float" office:value="412051" calcext:value-type="float">
            <text:p>412051</text:p>
          </table:table-cell>
          <table:table-cell office:value-type="float" office:value="790210" calcext:value-type="float">
            <text:p>790210</text:p>
          </table:table-cell>
          <table:table-cell office:value-type="float" office:value="100.839" calcext:value-type="float">
            <text:p>100.839</text:p>
          </table:table-cell>
          <table:table-cell office:value-type="float" office:value="66.326" calcext:value-type="float">
            <text:p>66.326</text:p>
          </table:table-cell>
          <table:table-cell office:value-type="float" office:value="91.469" calcext:value-type="float">
            <text:p>91.469</text:p>
          </table:table-cell>
          <table:table-cell office:value-type="float" office:value="99.557" calcext:value-type="float">
            <text:p>99.557</text:p>
          </table:table-cell>
          <table:table-cell office:value-type="float" office:value="108.516" calcext:value-type="float">
            <text:p>108.516</text:p>
          </table:table-cell>
          <table:table-cell office:value-type="float" office:value="173.818" calcext:value-type="float">
            <text:p>173.8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377223" calcext:value-type="float">
            <text:p>377223</text:p>
          </table:table-cell>
          <table:table-cell office:value-type="float" office:value="250662" calcext:value-type="float">
            <text:p>250662</text:p>
          </table:table-cell>
          <table:table-cell office:value-type="float" office:value="330466" calcext:value-type="float">
            <text:p>330466</text:p>
          </table:table-cell>
          <table:table-cell office:value-type="float" office:value="370600" calcext:value-type="float">
            <text:p>370600</text:p>
          </table:table-cell>
          <table:table-cell office:value-type="float" office:value="412851" calcext:value-type="float">
            <text:p>412851</text:p>
          </table:table-cell>
          <table:table-cell office:value-type="float" office:value="860706" calcext:value-type="float">
            <text:p>860706</text:p>
          </table:table-cell>
          <table:table-cell office:value-type="float" office:value="101.701" calcext:value-type="float">
            <text:p>101.701</text:p>
          </table:table-cell>
          <table:table-cell office:value-type="float" office:value="68.21" calcext:value-type="float">
            <text:p>68.21</text:p>
          </table:table-cell>
          <table:table-cell office:value-type="float" office:value="92.614" calcext:value-type="float">
            <text:p>92.614</text:p>
          </table:table-cell>
          <table:table-cell office:value-type="float" office:value="99.989" calcext:value-type="float">
            <text:p>99.989</text:p>
          </table:table-cell>
          <table:table-cell office:value-type="float" office:value="109.235" calcext:value-type="float">
            <text:p>109.235</text:p>
          </table:table-cell>
          <table:table-cell office:value-type="float" office:value="188.211" calcext:value-type="float">
            <text:p>188.2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389366" calcext:value-type="float">
            <text:p>389366</text:p>
          </table:table-cell>
          <table:table-cell office:value-type="float" office:value="234108" calcext:value-type="float">
            <text:p>234108</text:p>
          </table:table-cell>
          <table:table-cell office:value-type="float" office:value="343440" calcext:value-type="float">
            <text:p>343440</text:p>
          </table:table-cell>
          <table:table-cell office:value-type="float" office:value="382111" calcext:value-type="float">
            <text:p>382111</text:p>
          </table:table-cell>
          <table:table-cell office:value-type="float" office:value="425527" calcext:value-type="float">
            <text:p>425527</text:p>
          </table:table-cell>
          <table:table-cell office:value-type="float" office:value="676441" calcext:value-type="float">
            <text:p>676441</text:p>
          </table:table-cell>
          <table:table-cell office:value-type="float" office:value="103.257" calcext:value-type="float">
            <text:p>103.257</text:p>
          </table:table-cell>
          <table:table-cell office:value-type="float" office:value="71.907" calcext:value-type="float">
            <text:p>71.907</text:p>
          </table:table-cell>
          <table:table-cell office:value-type="float" office:value="93.771" calcext:value-type="float">
            <text:p>93.771</text:p>
          </table:table-cell>
          <table:table-cell office:value-type="float" office:value="101.384" calcext:value-type="float">
            <text:p>101.384</text:p>
          </table:table-cell>
          <table:table-cell office:value-type="float" office:value="111.382" calcext:value-type="float">
            <text:p>111.382</text:p>
          </table:table-cell>
          <table:table-cell office:value-type="float" office:value="157.157" calcext:value-type="float">
            <text:p>157.1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88459" calcext:value-type="float">
            <text:p>388459</text:p>
          </table:table-cell>
          <table:table-cell office:value-type="float" office:value="243968" calcext:value-type="float">
            <text:p>243968</text:p>
          </table:table-cell>
          <table:table-cell office:value-type="float" office:value="344285" calcext:value-type="float">
            <text:p>344285</text:p>
          </table:table-cell>
          <table:table-cell office:value-type="float" office:value="381481" calcext:value-type="float">
            <text:p>381481</text:p>
          </table:table-cell>
          <table:table-cell office:value-type="float" office:value="421487" calcext:value-type="float">
            <text:p>421487</text:p>
          </table:table-cell>
          <table:table-cell office:value-type="float" office:value="757480" calcext:value-type="float">
            <text:p>757480</text:p>
          </table:table-cell>
          <table:table-cell office:value-type="float" office:value="103.32" calcext:value-type="float">
            <text:p>103.32</text:p>
          </table:table-cell>
          <table:table-cell office:value-type="float" office:value="74.362" calcext:value-type="float">
            <text:p>74.362</text:p>
          </table:table-cell>
          <table:table-cell office:value-type="float" office:value="93.921" calcext:value-type="float">
            <text:p>93.921</text:p>
          </table:table-cell>
          <table:table-cell office:value-type="float" office:value="101.808" calcext:value-type="float">
            <text:p>101.808</text:p>
          </table:table-cell>
          <table:table-cell office:value-type="float" office:value="111.507" calcext:value-type="float">
            <text:p>111.507</text:p>
          </table:table-cell>
          <table:table-cell office:value-type="float" office:value="170.605" calcext:value-type="float">
            <text:p>170.6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9281" calcext:value-type="float">
            <text:p>509281</text:p>
          </table:table-cell>
          <table:table-cell office:value-type="float" office:value="245039" calcext:value-type="float">
            <text:p>245039</text:p>
          </table:table-cell>
          <table:table-cell office:value-type="float" office:value="397851" calcext:value-type="float">
            <text:p>397851</text:p>
          </table:table-cell>
          <table:table-cell office:value-type="float" office:value="477575" calcext:value-type="float">
            <text:p>477575</text:p>
          </table:table-cell>
          <table:table-cell office:value-type="float" office:value="590832" calcext:value-type="float">
            <text:p>590832</text:p>
          </table:table-cell>
          <table:table-cell office:value-type="float" office:value="1612307" calcext:value-type="float">
            <text:p>1612307</text:p>
          </table:table-cell>
          <table:table-cell office:value-type="float" office:value="136.879" calcext:value-type="float">
            <text:p>136.879</text:p>
          </table:table-cell>
          <table:table-cell office:value-type="float" office:value="76.939" calcext:value-type="float">
            <text:p>76.939</text:p>
          </table:table-cell>
          <table:table-cell office:value-type="float" office:value="111.678" calcext:value-type="float">
            <text:p>111.678</text:p>
          </table:table-cell>
          <table:table-cell office:value-type="float" office:value="130.246" calcext:value-type="float">
            <text:p>130.246</text:p>
          </table:table-cell>
          <table:table-cell office:value-type="float" office:value="154.727" calcext:value-type="float">
            <text:p>154.727</text:p>
          </table:table-cell>
          <table:table-cell office:value-type="float" office:value="328.024" calcext:value-type="float">
            <text:p>328.0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office:value-type="float" office:value="447510" calcext:value-type="float">
            <text:p>447510</text:p>
          </table:table-cell>
          <table:table-cell office:value-type="float" office:value="261701" calcext:value-type="float">
            <text:p>261701</text:p>
          </table:table-cell>
          <table:table-cell office:value-type="float" office:value="378056" calcext:value-type="float">
            <text:p>378056</text:p>
          </table:table-cell>
          <table:table-cell office:value-type="float" office:value="434749" calcext:value-type="float">
            <text:p>434749</text:p>
          </table:table-cell>
          <table:table-cell office:value-type="float" office:value="502664" calcext:value-type="float">
            <text:p>502664</text:p>
          </table:table-cell>
          <table:table-cell office:value-type="float" office:value="887380" calcext:value-type="float">
            <text:p>887380</text:p>
          </table:table-cell>
          <table:table-cell office:value-type="float" office:value="121.593" calcext:value-type="float">
            <text:p>121.593</text:p>
          </table:table-cell>
          <table:table-cell office:value-type="float" office:value="73.226" calcext:value-type="float">
            <text:p>73.226</text:p>
          </table:table-cell>
          <table:table-cell office:value-type="float" office:value="104.051" calcext:value-type="float">
            <text:p>104.051</text:p>
          </table:table-cell>
          <table:table-cell office:value-type="float" office:value="117.527" calcext:value-type="float">
            <text:p>117.527</text:p>
          </table:table-cell>
          <table:table-cell office:value-type="float" office:value="134.745" calcext:value-type="float">
            <text:p>134.745</text:p>
          </table:table-cell>
          <table:table-cell office:value-type="float" office:value="264.037" calcext:value-type="float">
            <text:p>264.0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424860" calcext:value-type="float">
            <text:p>424860</text:p>
          </table:table-cell>
          <table:table-cell office:value-type="float" office:value="230552" calcext:value-type="float">
            <text:p>230552</text:p>
          </table:table-cell>
          <table:table-cell office:value-type="float" office:value="360260" calcext:value-type="float">
            <text:p>360260</text:p>
          </table:table-cell>
          <table:table-cell office:value-type="float" office:value="413898" calcext:value-type="float">
            <text:p>413898</text:p>
          </table:table-cell>
          <table:table-cell office:value-type="float" office:value="474533" calcext:value-type="float">
            <text:p>474533</text:p>
          </table:table-cell>
          <table:table-cell office:value-type="float" office:value="853881" calcext:value-type="float">
            <text:p>853881</text:p>
          </table:table-cell>
          <table:table-cell office:value-type="float" office:value="116.338" calcext:value-type="float">
            <text:p>116.338</text:p>
          </table:table-cell>
          <table:table-cell office:value-type="float" office:value="72.967" calcext:value-type="float">
            <text:p>72.967</text:p>
          </table:table-cell>
          <table:table-cell office:value-type="float" office:value="99.911" calcext:value-type="float">
            <text:p>99.911</text:p>
          </table:table-cell>
          <table:table-cell office:value-type="float" office:value="112.876" calcext:value-type="float">
            <text:p>112.876</text:p>
          </table:table-cell>
          <table:table-cell office:value-type="float" office:value="128.446" calcext:value-type="float">
            <text:p>128.446</text:p>
          </table:table-cell>
          <table:table-cell office:value-type="float" office:value="249.541" calcext:value-type="float">
            <text:p>249.5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office:value-type="float" office:value="394404" calcext:value-type="float">
            <text:p>394404</text:p>
          </table:table-cell>
          <table:table-cell office:value-type="float" office:value="229117" calcext:value-type="float">
            <text:p>229117</text:p>
          </table:table-cell>
          <table:table-cell office:value-type="float" office:value="342484" calcext:value-type="float">
            <text:p>342484</text:p>
          </table:table-cell>
          <table:table-cell office:value-type="float" office:value="386251" calcext:value-type="float">
            <text:p>386251</text:p>
          </table:table-cell>
          <table:table-cell office:value-type="float" office:value="435939" calcext:value-type="float">
            <text:p>435939</text:p>
          </table:table-cell>
          <table:table-cell office:value-type="float" office:value="755645" calcext:value-type="float">
            <text:p>755645</text:p>
          </table:table-cell>
          <table:table-cell office:value-type="float" office:value="108.707" calcext:value-type="float">
            <text:p>108.707</text:p>
          </table:table-cell>
          <table:table-cell office:value-type="float" office:value="71.456" calcext:value-type="float">
            <text:p>71.456</text:p>
          </table:table-cell>
          <table:table-cell office:value-type="float" office:value="95.443" calcext:value-type="float">
            <text:p>95.443</text:p>
          </table:table-cell>
          <table:table-cell office:value-type="float" office:value="105.623" calcext:value-type="float">
            <text:p>105.623</text:p>
          </table:table-cell>
          <table:table-cell office:value-type="float" office:value="119.117" calcext:value-type="float">
            <text:p>119.117</text:p>
          </table:table-cell>
          <table:table-cell office:value-type="float" office:value="238.256" calcext:value-type="float">
            <text:p>238.2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75" calcext:value-type="float">
            <text:p>1.75</text:p>
          </table:table-cell>
          <table:table-cell office:value-type="float" office:value="383212" calcext:value-type="float">
            <text:p>383212</text:p>
          </table:table-cell>
          <table:table-cell office:value-type="float" office:value="237289" calcext:value-type="float">
            <text:p>237289</text:p>
          </table:table-cell>
          <table:table-cell office:value-type="float" office:value="336287" calcext:value-type="float">
            <text:p>336287</text:p>
          </table:table-cell>
          <table:table-cell office:value-type="float" office:value="376153" calcext:value-type="float">
            <text:p>376153</text:p>
          </table:table-cell>
          <table:table-cell office:value-type="float" office:value="420964" calcext:value-type="float">
            <text:p>420964</text:p>
          </table:table-cell>
          <table:table-cell office:value-type="float" office:value="776388" calcext:value-type="float">
            <text:p>776388</text:p>
          </table:table-cell>
          <table:table-cell office:value-type="float" office:value="105.655" calcext:value-type="float">
            <text:p>105.655</text:p>
          </table:table-cell>
          <table:table-cell office:value-type="float" office:value="73.556" calcext:value-type="float">
            <text:p>73.556</text:p>
          </table:table-cell>
          <table:table-cell office:value-type="float" office:value="94.354" calcext:value-type="float">
            <text:p>94.354</text:p>
          </table:table-cell>
          <table:table-cell office:value-type="float" office:value="103.03" calcext:value-type="float">
            <text:p>103.03</text:p>
          </table:table-cell>
          <table:table-cell office:value-type="float" office:value="114.186" calcext:value-type="float">
            <text:p>114.186</text:p>
          </table:table-cell>
          <table:table-cell office:value-type="float" office:value="213.028" calcext:value-type="float">
            <text:p>213.0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76700" calcext:value-type="float">
            <text:p>376700</text:p>
          </table:table-cell>
          <table:table-cell office:value-type="float" office:value="242688" calcext:value-type="float">
            <text:p>242688</text:p>
          </table:table-cell>
          <table:table-cell office:value-type="float" office:value="329265" calcext:value-type="float">
            <text:p>329265</text:p>
          </table:table-cell>
          <table:table-cell office:value-type="float" office:value="369153" calcext:value-type="float">
            <text:p>369153</text:p>
          </table:table-cell>
          <table:table-cell office:value-type="float" office:value="413776" calcext:value-type="float">
            <text:p>413776</text:p>
          </table:table-cell>
          <table:table-cell office:value-type="float" office:value="782147" calcext:value-type="float">
            <text:p>782147</text:p>
          </table:table-cell>
          <table:table-cell office:value-type="float" office:value="103.976" calcext:value-type="float">
            <text:p>103.976</text:p>
          </table:table-cell>
          <table:table-cell office:value-type="float" office:value="71.989" calcext:value-type="float">
            <text:p>71.989</text:p>
          </table:table-cell>
          <table:table-cell office:value-type="float" office:value="93.195" calcext:value-type="float">
            <text:p>93.195</text:p>
          </table:table-cell>
          <table:table-cell office:value-type="float" office:value="101.573" calcext:value-type="float">
            <text:p>101.573</text:p>
          </table:table-cell>
          <table:table-cell office:value-type="float" office:value="112.411" calcext:value-type="float">
            <text:p>112.411</text:p>
          </table:table-cell>
          <table:table-cell office:value-type="float" office:value="195.418" calcext:value-type="float">
            <text:p>195.4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5" calcext:value-type="float">
            <text:p>2.25</text:p>
          </table:table-cell>
          <table:table-cell office:value-type="float" office:value="376096" calcext:value-type="float">
            <text:p>376096</text:p>
          </table:table-cell>
          <table:table-cell office:value-type="float" office:value="238617" calcext:value-type="float">
            <text:p>238617</text:p>
          </table:table-cell>
          <table:table-cell office:value-type="float" office:value="328939" calcext:value-type="float">
            <text:p>328939</text:p>
          </table:table-cell>
          <table:table-cell office:value-type="float" office:value="366824" calcext:value-type="float">
            <text:p>366824</text:p>
          </table:table-cell>
          <table:table-cell office:value-type="float" office:value="412387" calcext:value-type="float">
            <text:p>412387</text:p>
          </table:table-cell>
          <table:table-cell office:value-type="float" office:value="830011" calcext:value-type="float">
            <text:p>830011</text:p>
          </table:table-cell>
          <table:table-cell office:value-type="float" office:value="103.85" calcext:value-type="float">
            <text:p>103.85</text:p>
          </table:table-cell>
          <table:table-cell office:value-type="float" office:value="71.283" calcext:value-type="float">
            <text:p>71.283</text:p>
          </table:table-cell>
          <table:table-cell office:value-type="float" office:value="92.955" calcext:value-type="float">
            <text:p>92.955</text:p>
          </table:table-cell>
          <table:table-cell office:value-type="float" office:value="101.914" calcext:value-type="float">
            <text:p>101.914</text:p>
          </table:table-cell>
          <table:table-cell office:value-type="float" office:value="112.785" calcext:value-type="float">
            <text:p>112.785</text:p>
          </table:table-cell>
          <table:table-cell office:value-type="float" office:value="169.001" calcext:value-type="float">
            <text:p>169.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office:value-type="float" office:value="375604" calcext:value-type="float">
            <text:p>375604</text:p>
          </table:table-cell>
          <table:table-cell office:value-type="float" office:value="236216" calcext:value-type="float">
            <text:p>236216</text:p>
          </table:table-cell>
          <table:table-cell office:value-type="float" office:value="329288" calcext:value-type="float">
            <text:p>329288</text:p>
          </table:table-cell>
          <table:table-cell office:value-type="float" office:value="368373" calcext:value-type="float">
            <text:p>368373</text:p>
          </table:table-cell>
          <table:table-cell office:value-type="float" office:value="414885" calcext:value-type="float">
            <text:p>414885</text:p>
          </table:table-cell>
          <table:table-cell office:value-type="float" office:value="670486" calcext:value-type="float">
            <text:p>670486</text:p>
          </table:table-cell>
          <table:table-cell office:value-type="float" office:value="103.682" calcext:value-type="float">
            <text:p>103.682</text:p>
          </table:table-cell>
          <table:table-cell office:value-type="float" office:value="73.558" calcext:value-type="float">
            <text:p>73.558</text:p>
          </table:table-cell>
          <table:table-cell office:value-type="float" office:value="92.678" calcext:value-type="float">
            <text:p>92.678</text:p>
          </table:table-cell>
          <table:table-cell office:value-type="float" office:value="101.259" calcext:value-type="float">
            <text:p>101.259</text:p>
          </table:table-cell>
          <table:table-cell office:value-type="float" office:value="112.755" calcext:value-type="float">
            <text:p>112.755</text:p>
          </table:table-cell>
          <table:table-cell office:value-type="float" office:value="188.874" calcext:value-type="float">
            <text:p>188.8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75" calcext:value-type="float">
            <text:p>2.75</text:p>
          </table:table-cell>
          <table:table-cell office:value-type="float" office:value="372333" calcext:value-type="float">
            <text:p>372333</text:p>
          </table:table-cell>
          <table:table-cell office:value-type="float" office:value="234079" calcext:value-type="float">
            <text:p>234079</text:p>
          </table:table-cell>
          <table:table-cell office:value-type="float" office:value="325620" calcext:value-type="float">
            <text:p>325620</text:p>
          </table:table-cell>
          <table:table-cell office:value-type="float" office:value="367483" calcext:value-type="float">
            <text:p>367483</text:p>
          </table:table-cell>
          <table:table-cell office:value-type="float" office:value="405832" calcext:value-type="float">
            <text:p>405832</text:p>
          </table:table-cell>
          <table:table-cell office:value-type="float" office:value="621908" calcext:value-type="float">
            <text:p>621908</text:p>
          </table:table-cell>
          <table:table-cell office:value-type="float" office:value="102.481" calcext:value-type="float">
            <text:p>102.481</text:p>
          </table:table-cell>
          <table:table-cell office:value-type="float" office:value="68.151" calcext:value-type="float">
            <text:p>68.151</text:p>
          </table:table-cell>
          <table:table-cell office:value-type="float" office:value="92.48" calcext:value-type="float">
            <text:p>92.48</text:p>
          </table:table-cell>
          <table:table-cell office:value-type="float" office:value="100.419" calcext:value-type="float">
            <text:p>100.419</text:p>
          </table:table-cell>
          <table:table-cell office:value-type="float" office:value="110.84" calcext:value-type="float">
            <text:p>110.84</text:p>
          </table:table-cell>
          <table:table-cell office:value-type="float" office:value="164.963" calcext:value-type="float">
            <text:p>164.9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75579" calcext:value-type="float">
            <text:p>375579</text:p>
          </table:table-cell>
          <table:table-cell office:value-type="float" office:value="229644" calcext:value-type="float">
            <text:p>229644</text:p>
          </table:table-cell>
          <table:table-cell office:value-type="float" office:value="330108" calcext:value-type="float">
            <text:p>330108</text:p>
          </table:table-cell>
          <table:table-cell office:value-type="float" office:value="369515" calcext:value-type="float">
            <text:p>369515</text:p>
          </table:table-cell>
          <table:table-cell office:value-type="float" office:value="411214" calcext:value-type="float">
            <text:p>411214</text:p>
          </table:table-cell>
          <table:table-cell office:value-type="float" office:value="678285" calcext:value-type="float">
            <text:p>678285</text:p>
          </table:table-cell>
          <table:table-cell office:value-type="float" office:value="102.832" calcext:value-type="float">
            <text:p>102.832</text:p>
          </table:table-cell>
          <table:table-cell office:value-type="float" office:value="70.049" calcext:value-type="float">
            <text:p>70.049</text:p>
          </table:table-cell>
          <table:table-cell office:value-type="float" office:value="91.832" calcext:value-type="float">
            <text:p>91.832</text:p>
          </table:table-cell>
          <table:table-cell office:value-type="float" office:value="100.999" calcext:value-type="float">
            <text:p>100.999</text:p>
          </table:table-cell>
          <table:table-cell office:value-type="float" office:value="111.37" calcext:value-type="float">
            <text:p>111.37</text:p>
          </table:table-cell>
          <table:table-cell office:value-type="float" office:value="181.777" calcext:value-type="float">
            <text:p>181.7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  <table:table-cell office:value-type="float" office:value="375550" calcext:value-type="float">
            <text:p>375550</text:p>
          </table:table-cell>
          <table:table-cell office:value-type="float" office:value="235951" calcext:value-type="float">
            <text:p>235951</text:p>
          </table:table-cell>
          <table:table-cell office:value-type="float" office:value="330498" calcext:value-type="float">
            <text:p>330498</text:p>
          </table:table-cell>
          <table:table-cell office:value-type="float" office:value="367646" calcext:value-type="float">
            <text:p>367646</text:p>
          </table:table-cell>
          <table:table-cell office:value-type="float" office:value="411391" calcext:value-type="float">
            <text:p>411391</text:p>
          </table:table-cell>
          <table:table-cell office:value-type="float" office:value="759758" calcext:value-type="float">
            <text:p>759758</text:p>
          </table:table-cell>
          <table:table-cell office:value-type="float" office:value="103.043" calcext:value-type="float">
            <text:p>103.043</text:p>
          </table:table-cell>
          <table:table-cell office:value-type="float" office:value="70.21" calcext:value-type="float">
            <text:p>70.21</text:p>
          </table:table-cell>
          <table:table-cell office:value-type="float" office:value="92.875" calcext:value-type="float">
            <text:p>92.875</text:p>
          </table:table-cell>
          <table:table-cell office:value-type="float" office:value="101.873" calcext:value-type="float">
            <text:p>101.873</text:p>
          </table:table-cell>
          <table:table-cell office:value-type="float" office:value="111.22" calcext:value-type="float">
            <text:p>111.22</text:p>
          </table:table-cell>
          <table:table-cell office:value-type="float" office:value="165.624" calcext:value-type="float">
            <text:p>165.6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72312" calcext:value-type="float">
            <text:p>372312</text:p>
          </table:table-cell>
          <table:table-cell office:value-type="float" office:value="234843" calcext:value-type="float">
            <text:p>234843</text:p>
          </table:table-cell>
          <table:table-cell office:value-type="float" office:value="327279" calcext:value-type="float">
            <text:p>327279</text:p>
          </table:table-cell>
          <table:table-cell office:value-type="float" office:value="365923" calcext:value-type="float">
            <text:p>365923</text:p>
          </table:table-cell>
          <table:table-cell office:value-type="float" office:value="406455" calcext:value-type="float">
            <text:p>406455</text:p>
          </table:table-cell>
          <table:table-cell office:value-type="float" office:value="700510" calcext:value-type="float">
            <text:p>700510</text:p>
          </table:table-cell>
          <table:table-cell office:value-type="float" office:value="101.961" calcext:value-type="float">
            <text:p>101.961</text:p>
          </table:table-cell>
          <table:table-cell office:value-type="float" office:value="71.396" calcext:value-type="float">
            <text:p>71.396</text:p>
          </table:table-cell>
          <table:table-cell office:value-type="float" office:value="91.755" calcext:value-type="float">
            <text:p>91.755</text:p>
          </table:table-cell>
          <table:table-cell office:value-type="float" office:value="100.246" calcext:value-type="float">
            <text:p>100.246</text:p>
          </table:table-cell>
          <table:table-cell office:value-type="float" office:value="110.271" calcext:value-type="float">
            <text:p>110.271</text:p>
          </table:table-cell>
          <table:table-cell office:value-type="float" office:value="197.589" calcext:value-type="float">
            <text:p>197.5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float" office:value="372919" calcext:value-type="float">
            <text:p>372919</text:p>
          </table:table-cell>
          <table:table-cell office:value-type="float" office:value="239520" calcext:value-type="float">
            <text:p>239520</text:p>
          </table:table-cell>
          <table:table-cell office:value-type="float" office:value="325645" calcext:value-type="float">
            <text:p>325645</text:p>
          </table:table-cell>
          <table:table-cell office:value-type="float" office:value="363986" calcext:value-type="float">
            <text:p>363986</text:p>
          </table:table-cell>
          <table:table-cell office:value-type="float" office:value="410332" calcext:value-type="float">
            <text:p>410332</text:p>
          </table:table-cell>
          <table:table-cell office:value-type="float" office:value="741415" calcext:value-type="float">
            <text:p>741415</text:p>
          </table:table-cell>
          <table:table-cell office:value-type="float" office:value="102.507" calcext:value-type="float">
            <text:p>102.507</text:p>
          </table:table-cell>
          <table:table-cell office:value-type="float" office:value="70.718" calcext:value-type="float">
            <text:p>70.718</text:p>
          </table:table-cell>
          <table:table-cell office:value-type="float" office:value="91.952" calcext:value-type="float">
            <text:p>91.952</text:p>
          </table:table-cell>
          <table:table-cell office:value-type="float" office:value="100.313" calcext:value-type="float">
            <text:p>100.313</text:p>
          </table:table-cell>
          <table:table-cell office:value-type="float" office:value="111.058" calcext:value-type="float">
            <text:p>111.058</text:p>
          </table:table-cell>
          <table:table-cell office:value-type="float" office:value="171.131" calcext:value-type="float">
            <text:p>171.1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70553" calcext:value-type="float">
            <text:p>370553</text:p>
          </table:table-cell>
          <table:table-cell office:value-type="float" office:value="243595" calcext:value-type="float">
            <text:p>243595</text:p>
          </table:table-cell>
          <table:table-cell office:value-type="float" office:value="328605" calcext:value-type="float">
            <text:p>328605</text:p>
          </table:table-cell>
          <table:table-cell office:value-type="float" office:value="362659" calcext:value-type="float">
            <text:p>362659</text:p>
          </table:table-cell>
          <table:table-cell office:value-type="float" office:value="408906" calcext:value-type="float">
            <text:p>408906</text:p>
          </table:table-cell>
          <table:table-cell office:value-type="float" office:value="649509" calcext:value-type="float">
            <text:p>649509</text:p>
          </table:table-cell>
          <table:table-cell office:value-type="float" office:value="101.466" calcext:value-type="float">
            <text:p>101.466</text:p>
          </table:table-cell>
          <table:table-cell office:value-type="float" office:value="69.334" calcext:value-type="float">
            <text:p>69.334</text:p>
          </table:table-cell>
          <table:table-cell office:value-type="float" office:value="92.449" calcext:value-type="float">
            <text:p>92.449</text:p>
          </table:table-cell>
          <table:table-cell office:value-type="float" office:value="100.375" calcext:value-type="float">
            <text:p>100.375</text:p>
          </table:table-cell>
          <table:table-cell office:value-type="float" office:value="108.631" calcext:value-type="float">
            <text:p>108.631</text:p>
          </table:table-cell>
          <table:table-cell office:value-type="float" office:value="167.249" calcext:value-type="float">
            <text:p>167.2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75151" calcext:value-type="float">
            <text:p>375151</text:p>
          </table:table-cell>
          <table:table-cell office:value-type="float" office:value="231142" calcext:value-type="float">
            <text:p>231142</text:p>
          </table:table-cell>
          <table:table-cell office:value-type="float" office:value="327685" calcext:value-type="float">
            <text:p>327685</text:p>
          </table:table-cell>
          <table:table-cell office:value-type="float" office:value="368653" calcext:value-type="float">
            <text:p>368653</text:p>
          </table:table-cell>
          <table:table-cell office:value-type="float" office:value="413853" calcext:value-type="float">
            <text:p>413853</text:p>
          </table:table-cell>
          <table:table-cell office:value-type="float" office:value="666871" calcext:value-type="float">
            <text:p>666871</text:p>
          </table:table-cell>
          <table:table-cell office:value-type="float" office:value="102.196" calcext:value-type="float">
            <text:p>102.196</text:p>
          </table:table-cell>
          <table:table-cell office:value-type="float" office:value="69.921" calcext:value-type="float">
            <text:p>69.921</text:p>
          </table:table-cell>
          <table:table-cell office:value-type="float" office:value="91.921" calcext:value-type="float">
            <text:p>91.921</text:p>
          </table:table-cell>
          <table:table-cell office:value-type="float" office:value="100.704" calcext:value-type="float">
            <text:p>100.704</text:p>
          </table:table-cell>
          <table:table-cell office:value-type="float" office:value="110.982" calcext:value-type="float">
            <text:p>110.982</text:p>
          </table:table-cell>
          <table:table-cell office:value-type="float" office:value="161.415" calcext:value-type="float">
            <text:p>161.4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377034" calcext:value-type="float">
            <text:p>377034</text:p>
          </table:table-cell>
          <table:table-cell office:value-type="float" office:value="234846" calcext:value-type="float">
            <text:p>234846</text:p>
          </table:table-cell>
          <table:table-cell office:value-type="float" office:value="330259" calcext:value-type="float">
            <text:p>330259</text:p>
          </table:table-cell>
          <table:table-cell office:value-type="float" office:value="367800" calcext:value-type="float">
            <text:p>367800</text:p>
          </table:table-cell>
          <table:table-cell office:value-type="float" office:value="414740" calcext:value-type="float">
            <text:p>414740</text:p>
          </table:table-cell>
          <table:table-cell office:value-type="float" office:value="674737" calcext:value-type="float">
            <text:p>674737</text:p>
          </table:table-cell>
          <table:table-cell office:value-type="float" office:value="102.407" calcext:value-type="float">
            <text:p>102.407</text:p>
          </table:table-cell>
          <table:table-cell office:value-type="float" office:value="68.313" calcext:value-type="float">
            <text:p>68.313</text:p>
          </table:table-cell>
          <table:table-cell office:value-type="float" office:value="91.542" calcext:value-type="float">
            <text:p>91.542</text:p>
          </table:table-cell>
          <table:table-cell office:value-type="float" office:value="100.686" calcext:value-type="float">
            <text:p>100.686</text:p>
          </table:table-cell>
          <table:table-cell office:value-type="float" office:value="110.808" calcext:value-type="float">
            <text:p>110.808</text:p>
          </table:table-cell>
          <table:table-cell office:value-type="float" office:value="155.795" calcext:value-type="float">
            <text:p>155.7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375976" calcext:value-type="float">
            <text:p>375976</text:p>
          </table:table-cell>
          <table:table-cell office:value-type="float" office:value="221888" calcext:value-type="float">
            <text:p>221888</text:p>
          </table:table-cell>
          <table:table-cell office:value-type="float" office:value="327541" calcext:value-type="float">
            <text:p>327541</text:p>
          </table:table-cell>
          <table:table-cell office:value-type="float" office:value="371034" calcext:value-type="float">
            <text:p>371034</text:p>
          </table:table-cell>
          <table:table-cell office:value-type="float" office:value="414062" calcext:value-type="float">
            <text:p>414062</text:p>
          </table:table-cell>
          <table:table-cell office:value-type="float" office:value="939862" calcext:value-type="float">
            <text:p>939862</text:p>
          </table:table-cell>
          <table:table-cell office:value-type="float" office:value="102.233" calcext:value-type="float">
            <text:p>102.233</text:p>
          </table:table-cell>
          <table:table-cell office:value-type="float" office:value="68.093" calcext:value-type="float">
            <text:p>68.093</text:p>
          </table:table-cell>
          <table:table-cell office:value-type="float" office:value="91.735" calcext:value-type="float">
            <text:p>91.735</text:p>
          </table:table-cell>
          <table:table-cell office:value-type="float" office:value="100.93" calcext:value-type="float">
            <text:p>100.93</text:p>
          </table:table-cell>
          <table:table-cell office:value-type="float" office:value="111.283" calcext:value-type="float">
            <text:p>111.283</text:p>
          </table:table-cell>
          <table:table-cell office:value-type="float" office:value="177.507" calcext:value-type="float">
            <text:p>177.5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76783" calcext:value-type="float">
            <text:p>376783</text:p>
          </table:table-cell>
          <table:table-cell office:value-type="float" office:value="242424" calcext:value-type="float">
            <text:p>242424</text:p>
          </table:table-cell>
          <table:table-cell office:value-type="float" office:value="329134" calcext:value-type="float">
            <text:p>329134</text:p>
          </table:table-cell>
          <table:table-cell office:value-type="float" office:value="368803" calcext:value-type="float">
            <text:p>368803</text:p>
          </table:table-cell>
          <table:table-cell office:value-type="float" office:value="415355" calcext:value-type="float">
            <text:p>415355</text:p>
          </table:table-cell>
          <table:table-cell office:value-type="float" office:value="653100" calcext:value-type="float">
            <text:p>653100</text:p>
          </table:table-cell>
          <table:table-cell office:value-type="float" office:value="102.678" calcext:value-type="float">
            <text:p>102.678</text:p>
          </table:table-cell>
          <table:table-cell office:value-type="float" office:value="69.827" calcext:value-type="float">
            <text:p>69.827</text:p>
          </table:table-cell>
          <table:table-cell office:value-type="float" office:value="91.986" calcext:value-type="float">
            <text:p>91.986</text:p>
          </table:table-cell>
          <table:table-cell office:value-type="float" office:value="100.857" calcext:value-type="float">
            <text:p>100.857</text:p>
          </table:table-cell>
          <table:table-cell office:value-type="float" office:value="111.636" calcext:value-type="float">
            <text:p>111.636</text:p>
          </table:table-cell>
          <table:table-cell office:value-type="float" office:value="167.599" calcext:value-type="float">
            <text:p>167.5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74977" calcext:value-type="float">
            <text:p>374977</text:p>
          </table:table-cell>
          <table:table-cell office:value-type="float" office:value="242469" calcext:value-type="float">
            <text:p>242469</text:p>
          </table:table-cell>
          <table:table-cell office:value-type="float" office:value="330792" calcext:value-type="float">
            <text:p>330792</text:p>
          </table:table-cell>
          <table:table-cell office:value-type="float" office:value="366267" calcext:value-type="float">
            <text:p>366267</text:p>
          </table:table-cell>
          <table:table-cell office:value-type="float" office:value="412932" calcext:value-type="float">
            <text:p>412932</text:p>
          </table:table-cell>
          <table:table-cell office:value-type="float" office:value="800436" calcext:value-type="float">
            <text:p>800436</text:p>
          </table:table-cell>
          <table:table-cell office:value-type="float" office:value="103.286" calcext:value-type="float">
            <text:p>103.286</text:p>
          </table:table-cell>
          <table:table-cell office:value-type="float" office:value="70.95" calcext:value-type="float">
            <text:p>70.95</text:p>
          </table:table-cell>
          <table:table-cell office:value-type="float" office:value="93.228" calcext:value-type="float">
            <text:p>93.228</text:p>
          </table:table-cell>
          <table:table-cell office:value-type="float" office:value="101.985" calcext:value-type="float">
            <text:p>101.985</text:p>
          </table:table-cell>
          <table:table-cell office:value-type="float" office:value="111.521" calcext:value-type="float">
            <text:p>111.521</text:p>
          </table:table-cell>
          <table:table-cell office:value-type="float" office:value="197.948" calcext:value-type="float">
            <text:p>197.9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80058" calcext:value-type="float">
            <text:p>380058</text:p>
          </table:table-cell>
          <table:table-cell office:value-type="float" office:value="222270" calcext:value-type="float">
            <text:p>222270</text:p>
          </table:table-cell>
          <table:table-cell office:value-type="float" office:value="333281" calcext:value-type="float">
            <text:p>333281</text:p>
          </table:table-cell>
          <table:table-cell office:value-type="float" office:value="373380" calcext:value-type="float">
            <text:p>373380</text:p>
          </table:table-cell>
          <table:table-cell office:value-type="float" office:value="419408" calcext:value-type="float">
            <text:p>419408</text:p>
          </table:table-cell>
          <table:table-cell office:value-type="float" office:value="760778" calcext:value-type="float">
            <text:p>760778</text:p>
          </table:table-cell>
          <table:table-cell office:value-type="float" office:value="102.668" calcext:value-type="float">
            <text:p>102.668</text:p>
          </table:table-cell>
          <table:table-cell office:value-type="float" office:value="68.275" calcext:value-type="float">
            <text:p>68.275</text:p>
          </table:table-cell>
          <table:table-cell office:value-type="float" office:value="92.454" calcext:value-type="float">
            <text:p>92.454</text:p>
          </table:table-cell>
          <table:table-cell office:value-type="float" office:value="101.239" calcext:value-type="float">
            <text:p>101.239</text:p>
          </table:table-cell>
          <table:table-cell office:value-type="float" office:value="110.483" calcext:value-type="float">
            <text:p>110.483</text:p>
          </table:table-cell>
          <table:table-cell office:value-type="float" office:value="184.205" calcext:value-type="float">
            <text:p>184.2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74445" calcext:value-type="float">
            <text:p>374445</text:p>
          </table:table-cell>
          <table:table-cell office:value-type="float" office:value="255408" calcext:value-type="float">
            <text:p>255408</text:p>
          </table:table-cell>
          <table:table-cell office:value-type="float" office:value="328954" calcext:value-type="float">
            <text:p>328954</text:p>
          </table:table-cell>
          <table:table-cell office:value-type="float" office:value="365694" calcext:value-type="float">
            <text:p>365694</text:p>
          </table:table-cell>
          <table:table-cell office:value-type="float" office:value="413076" calcext:value-type="float">
            <text:p>413076</text:p>
          </table:table-cell>
          <table:table-cell office:value-type="float" office:value="842088" calcext:value-type="float">
            <text:p>842088</text:p>
          </table:table-cell>
          <table:table-cell office:value-type="float" office:value="101.086" calcext:value-type="float">
            <text:p>101.086</text:p>
          </table:table-cell>
          <table:table-cell office:value-type="float" office:value="73.042" calcext:value-type="float">
            <text:p>73.042</text:p>
          </table:table-cell>
          <table:table-cell office:value-type="float" office:value="91.469" calcext:value-type="float">
            <text:p>91.469</text:p>
          </table:table-cell>
          <table:table-cell office:value-type="float" office:value="99.737" calcext:value-type="float">
            <text:p>99.737</text:p>
          </table:table-cell>
          <table:table-cell office:value-type="float" office:value="109.272" calcext:value-type="float">
            <text:p>109.272</text:p>
          </table:table-cell>
          <table:table-cell office:value-type="float" office:value="173.048" calcext:value-type="float">
            <text:p>173.04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77097" calcext:value-type="float">
            <text:p>377097</text:p>
          </table:table-cell>
          <table:table-cell office:value-type="float" office:value="247137" calcext:value-type="float">
            <text:p>247137</text:p>
          </table:table-cell>
          <table:table-cell office:value-type="float" office:value="334245" calcext:value-type="float">
            <text:p>334245</text:p>
          </table:table-cell>
          <table:table-cell office:value-type="float" office:value="370186" calcext:value-type="float">
            <text:p>370186</text:p>
          </table:table-cell>
          <table:table-cell office:value-type="float" office:value="408181" calcext:value-type="float">
            <text:p>408181</text:p>
          </table:table-cell>
          <table:table-cell office:value-type="float" office:value="774102" calcext:value-type="float">
            <text:p>774102</text:p>
          </table:table-cell>
          <table:table-cell office:value-type="float" office:value="101.586" calcext:value-type="float">
            <text:p>101.586</text:p>
          </table:table-cell>
          <table:table-cell office:value-type="float" office:value="70.429" calcext:value-type="float">
            <text:p>70.429</text:p>
          </table:table-cell>
          <table:table-cell office:value-type="float" office:value="92.598" calcext:value-type="float">
            <text:p>92.598</text:p>
          </table:table-cell>
          <table:table-cell office:value-type="float" office:value="99.84" calcext:value-type="float">
            <text:p>99.84</text:p>
          </table:table-cell>
          <table:table-cell office:value-type="float" office:value="109.805" calcext:value-type="float">
            <text:p>109.805</text:p>
          </table:table-cell>
          <table:table-cell office:value-type="float" office:value="182.295" calcext:value-type="float">
            <text:p>182.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83771" calcext:value-type="float">
            <text:p>383771</text:p>
          </table:table-cell>
          <table:table-cell office:value-type="float" office:value="244414" calcext:value-type="float">
            <text:p>244414</text:p>
          </table:table-cell>
          <table:table-cell office:value-type="float" office:value="336207" calcext:value-type="float">
            <text:p>336207</text:p>
          </table:table-cell>
          <table:table-cell office:value-type="float" office:value="373450" calcext:value-type="float">
            <text:p>373450</text:p>
          </table:table-cell>
          <table:table-cell office:value-type="float" office:value="423200" calcext:value-type="float">
            <text:p>423200</text:p>
          </table:table-cell>
          <table:table-cell office:value-type="float" office:value="951691" calcext:value-type="float">
            <text:p>951691</text:p>
          </table:table-cell>
          <table:table-cell office:value-type="float" office:value="102.883" calcext:value-type="float">
            <text:p>102.883</text:p>
          </table:table-cell>
          <table:table-cell office:value-type="float" office:value="69.369" calcext:value-type="float">
            <text:p>69.369</text:p>
          </table:table-cell>
          <table:table-cell office:value-type="float" office:value="93.449" calcext:value-type="float">
            <text:p>93.449</text:p>
          </table:table-cell>
          <table:table-cell office:value-type="float" office:value="101.498" calcext:value-type="float">
            <text:p>101.498</text:p>
          </table:table-cell>
          <table:table-cell office:value-type="float" office:value="110.38" calcext:value-type="float">
            <text:p>110.38</text:p>
          </table:table-cell>
          <table:table-cell office:value-type="float" office:value="205.879" calcext:value-type="float">
            <text:p>205.8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387589" calcext:value-type="float">
            <text:p>387589</text:p>
          </table:table-cell>
          <table:table-cell office:value-type="float" office:value="251477" calcext:value-type="float">
            <text:p>251477</text:p>
          </table:table-cell>
          <table:table-cell office:value-type="float" office:value="340278" calcext:value-type="float">
            <text:p>340278</text:p>
          </table:table-cell>
          <table:table-cell office:value-type="float" office:value="382078" calcext:value-type="float">
            <text:p>382078</text:p>
          </table:table-cell>
          <table:table-cell office:value-type="float" office:value="421728" calcext:value-type="float">
            <text:p>421728</text:p>
          </table:table-cell>
          <table:table-cell office:value-type="float" office:value="826848" calcext:value-type="float">
            <text:p>826848</text:p>
          </table:table-cell>
          <table:table-cell office:value-type="float" office:value="104.721" calcext:value-type="float">
            <text:p>104.721</text:p>
          </table:table-cell>
          <table:table-cell office:value-type="float" office:value="71.32" calcext:value-type="float">
            <text:p>71.32</text:p>
          </table:table-cell>
          <table:table-cell office:value-type="float" office:value="95.521" calcext:value-type="float">
            <text:p>95.521</text:p>
          </table:table-cell>
          <table:table-cell office:value-type="float" office:value="103.889" calcext:value-type="float">
            <text:p>103.889</text:p>
          </table:table-cell>
          <table:table-cell office:value-type="float" office:value="112.143" calcext:value-type="float">
            <text:p>112.143</text:p>
          </table:table-cell>
          <table:table-cell office:value-type="float" office:value="173.241" calcext:value-type="float">
            <text:p>173.2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86836" calcext:value-type="float">
            <text:p>386836</text:p>
          </table:table-cell>
          <table:table-cell office:value-type="float" office:value="246696" calcext:value-type="float">
            <text:p>246696</text:p>
          </table:table-cell>
          <table:table-cell office:value-type="float" office:value="341263" calcext:value-type="float">
            <text:p>341263</text:p>
          </table:table-cell>
          <table:table-cell office:value-type="float" office:value="378907" calcext:value-type="float">
            <text:p>378907</text:p>
          </table:table-cell>
          <table:table-cell office:value-type="float" office:value="426721" calcext:value-type="float">
            <text:p>426721</text:p>
          </table:table-cell>
          <table:table-cell office:value-type="float" office:value="768887" calcext:value-type="float">
            <text:p>768887</text:p>
          </table:table-cell>
          <table:table-cell office:value-type="float" office:value="103.503" calcext:value-type="float">
            <text:p>103.503</text:p>
          </table:table-cell>
          <table:table-cell office:value-type="float" office:value="73.429" calcext:value-type="float">
            <text:p>73.429</text:p>
          </table:table-cell>
          <table:table-cell office:value-type="float" office:value="93.252" calcext:value-type="float">
            <text:p>93.252</text:p>
          </table:table-cell>
          <table:table-cell office:value-type="float" office:value="102.565" calcext:value-type="float">
            <text:p>102.565</text:p>
          </table:table-cell>
          <table:table-cell office:value-type="float" office:value="111.636" calcext:value-type="float">
            <text:p>111.636</text:p>
          </table:table-cell>
          <table:table-cell office:value-type="float" office:value="175.244" calcext:value-type="float">
            <text:p>175.2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68358" calcext:value-type="float">
            <text:p>468358</text:p>
          </table:table-cell>
          <table:table-cell office:value-type="float" office:value="235494" calcext:value-type="float">
            <text:p>235494</text:p>
          </table:table-cell>
          <table:table-cell office:value-type="float" office:value="378005" calcext:value-type="float">
            <text:p>378005</text:p>
          </table:table-cell>
          <table:table-cell office:value-type="float" office:value="455451" calcext:value-type="float">
            <text:p>455451</text:p>
          </table:table-cell>
          <table:table-cell office:value-type="float" office:value="534508" calcext:value-type="float">
            <text:p>534508</text:p>
          </table:table-cell>
          <table:table-cell office:value-type="float" office:value="1096676" calcext:value-type="float">
            <text:p>1096676</text:p>
          </table:table-cell>
          <table:table-cell office:value-type="float" office:value="126.106" calcext:value-type="float">
            <text:p>126.106</text:p>
          </table:table-cell>
          <table:table-cell office:value-type="float" office:value="72.914" calcext:value-type="float">
            <text:p>72.914</text:p>
          </table:table-cell>
          <table:table-cell office:value-type="float" office:value="106.234" calcext:value-type="float">
            <text:p>106.234</text:p>
          </table:table-cell>
          <table:table-cell office:value-type="float" office:value="121.685" calcext:value-type="float">
            <text:p>121.685</text:p>
          </table:table-cell>
          <table:table-cell office:value-type="float" office:value="140.478" calcext:value-type="float">
            <text:p>140.478</text:p>
          </table:table-cell>
          <table:table-cell office:value-type="float" office:value="261.001" calcext:value-type="float">
            <text:p>261.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1" calcext:value-type="float">
            <text:p>1.1</text:p>
          </table:table-cell>
          <table:table-cell office:value-type="float" office:value="426737" calcext:value-type="float">
            <text:p>426737</text:p>
          </table:table-cell>
          <table:table-cell office:value-type="float" office:value="231864" calcext:value-type="float">
            <text:p>231864</text:p>
          </table:table-cell>
          <table:table-cell office:value-type="float" office:value="360370" calcext:value-type="float">
            <text:p>360370</text:p>
          </table:table-cell>
          <table:table-cell office:value-type="float" office:value="414943" calcext:value-type="float">
            <text:p>414943</text:p>
          </table:table-cell>
          <table:table-cell office:value-type="float" office:value="479621" calcext:value-type="float">
            <text:p>479621</text:p>
          </table:table-cell>
          <table:table-cell office:value-type="float" office:value="1077033" calcext:value-type="float">
            <text:p>1077033</text:p>
          </table:table-cell>
          <table:table-cell office:value-type="float" office:value="116.77" calcext:value-type="float">
            <text:p>116.77</text:p>
          </table:table-cell>
          <table:table-cell office:value-type="float" office:value="74.085" calcext:value-type="float">
            <text:p>74.085</text:p>
          </table:table-cell>
          <table:table-cell office:value-type="float" office:value="101.282" calcext:value-type="float">
            <text:p>101.282</text:p>
          </table:table-cell>
          <table:table-cell office:value-type="float" office:value="112.661" calcext:value-type="float">
            <text:p>112.661</text:p>
          </table:table-cell>
          <table:table-cell office:value-type="float" office:value="128.939" calcext:value-type="float">
            <text:p>128.939</text:p>
          </table:table-cell>
          <table:table-cell office:value-type="float" office:value="296.141" calcext:value-type="float">
            <text:p>296.1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.2</text:p>
          </table:table-cell>
          <table:table-cell office:value-type="float" office:value="411005" calcext:value-type="float">
            <text:p>411005</text:p>
          </table:table-cell>
          <table:table-cell office:value-type="float" office:value="242808" calcext:value-type="float">
            <text:p>242808</text:p>
          </table:table-cell>
          <table:table-cell office:value-type="float" office:value="350269" calcext:value-type="float">
            <text:p>350269</text:p>
          </table:table-cell>
          <table:table-cell office:value-type="float" office:value="398879" calcext:value-type="float">
            <text:p>398879</text:p>
          </table:table-cell>
          <table:table-cell office:value-type="float" office:value="458268" calcext:value-type="float">
            <text:p>458268</text:p>
          </table:table-cell>
          <table:table-cell office:value-type="float" office:value="930909" calcext:value-type="float">
            <text:p>930909</text:p>
          </table:table-cell>
          <table:table-cell office:value-type="float" office:value="112.793" calcext:value-type="float">
            <text:p>112.793</text:p>
          </table:table-cell>
          <table:table-cell office:value-type="float" office:value="71.994" calcext:value-type="float">
            <text:p>71.994</text:p>
          </table:table-cell>
          <table:table-cell office:value-type="float" office:value="98.344" calcext:value-type="float">
            <text:p>98.344</text:p>
          </table:table-cell>
          <table:table-cell office:value-type="float" office:value="109.351" calcext:value-type="float">
            <text:p>109.351</text:p>
          </table:table-cell>
          <table:table-cell office:value-type="float" office:value="123.421" calcext:value-type="float">
            <text:p>123.421</text:p>
          </table:table-cell>
          <table:table-cell office:value-type="float" office:value="225.623" calcext:value-type="float">
            <text:p>225.6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5" calcext:value-type="float">
            <text:p>1.5</text:p>
          </table:table-cell>
          <table:table-cell office:value-type="float" office:value="384300" calcext:value-type="float">
            <text:p>384300</text:p>
          </table:table-cell>
          <table:table-cell office:value-type="float" office:value="226495" calcext:value-type="float">
            <text:p>226495</text:p>
          </table:table-cell>
          <table:table-cell office:value-type="float" office:value="335906" calcext:value-type="float">
            <text:p>335906</text:p>
          </table:table-cell>
          <table:table-cell office:value-type="float" office:value="378944" calcext:value-type="float">
            <text:p>378944</text:p>
          </table:table-cell>
          <table:table-cell office:value-type="float" office:value="421911" calcext:value-type="float">
            <text:p>421911</text:p>
          </table:table-cell>
          <table:table-cell office:value-type="float" office:value="731872" calcext:value-type="float">
            <text:p>731872</text:p>
          </table:table-cell>
          <table:table-cell office:value-type="float" office:value="105.903" calcext:value-type="float">
            <text:p>105.903</text:p>
          </table:table-cell>
          <table:table-cell office:value-type="float" office:value="69.667" calcext:value-type="float">
            <text:p>69.667</text:p>
          </table:table-cell>
          <table:table-cell office:value-type="float" office:value="94.469" calcext:value-type="float">
            <text:p>94.469</text:p>
          </table:table-cell>
          <table:table-cell office:value-type="float" office:value="103.35" calcext:value-type="float">
            <text:p>103.35</text:p>
          </table:table-cell>
          <table:table-cell office:value-type="float" office:value="115.034" calcext:value-type="float">
            <text:p>115.034</text:p>
          </table:table-cell>
          <table:table-cell office:value-type="float" office:value="204.985" calcext:value-type="float">
            <text:p>204.9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75" calcext:value-type="float">
            <text:p>1.75</text:p>
          </table:table-cell>
          <table:table-cell office:value-type="float" office:value="379693" calcext:value-type="float">
            <text:p>379693</text:p>
          </table:table-cell>
          <table:table-cell office:value-type="float" office:value="227129" calcext:value-type="float">
            <text:p>227129</text:p>
          </table:table-cell>
          <table:table-cell office:value-type="float" office:value="329944" calcext:value-type="float">
            <text:p>329944</text:p>
          </table:table-cell>
          <table:table-cell office:value-type="float" office:value="370687" calcext:value-type="float">
            <text:p>370687</text:p>
          </table:table-cell>
          <table:table-cell office:value-type="float" office:value="415574" calcext:value-type="float">
            <text:p>415574</text:p>
          </table:table-cell>
          <table:table-cell office:value-type="float" office:value="740660" calcext:value-type="float">
            <text:p>740660</text:p>
          </table:table-cell>
          <table:table-cell office:value-type="float" office:value="104.997" calcext:value-type="float">
            <text:p>104.997</text:p>
          </table:table-cell>
          <table:table-cell office:value-type="float" office:value="70.834" calcext:value-type="float">
            <text:p>70.834</text:p>
          </table:table-cell>
          <table:table-cell office:value-type="float" office:value="93.665" calcext:value-type="float">
            <text:p>93.665</text:p>
          </table:table-cell>
          <table:table-cell office:value-type="float" office:value="101.687" calcext:value-type="float">
            <text:p>101.687</text:p>
          </table:table-cell>
          <table:table-cell office:value-type="float" office:value="113.051" calcext:value-type="float">
            <text:p>113.051</text:p>
          </table:table-cell>
          <table:table-cell office:value-type="float" office:value="200.141" calcext:value-type="float">
            <text:p>200.1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74192" calcext:value-type="float">
            <text:p>374192</text:p>
          </table:table-cell>
          <table:table-cell office:value-type="float" office:value="223818" calcext:value-type="float">
            <text:p>223818</text:p>
          </table:table-cell>
          <table:table-cell office:value-type="float" office:value="326084" calcext:value-type="float">
            <text:p>326084</text:p>
          </table:table-cell>
          <table:table-cell office:value-type="float" office:value="363761" calcext:value-type="float">
            <text:p>363761</text:p>
          </table:table-cell>
          <table:table-cell office:value-type="float" office:value="408614" calcext:value-type="float">
            <text:p>408614</text:p>
          </table:table-cell>
          <table:table-cell office:value-type="float" office:value="940719" calcext:value-type="float">
            <text:p>940719</text:p>
          </table:table-cell>
          <table:table-cell office:value-type="float" office:value="102.8" calcext:value-type="float">
            <text:p>102.8</text:p>
          </table:table-cell>
          <table:table-cell office:value-type="float" office:value="71.764" calcext:value-type="float">
            <text:p>71.764</text:p>
          </table:table-cell>
          <table:table-cell office:value-type="float" office:value="92.036" calcext:value-type="float">
            <text:p>92.036</text:p>
          </table:table-cell>
          <table:table-cell office:value-type="float" office:value="100.582" calcext:value-type="float">
            <text:p>100.582</text:p>
          </table:table-cell>
          <table:table-cell office:value-type="float" office:value="111.066" calcext:value-type="float">
            <text:p>111.066</text:p>
          </table:table-cell>
          <table:table-cell office:value-type="float" office:value="226.14" calcext:value-type="float">
            <text:p>226.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25" calcext:value-type="float">
            <text:p>2.25</text:p>
          </table:table-cell>
          <table:table-cell office:value-type="float" office:value="374497" calcext:value-type="float">
            <text:p>374497</text:p>
          </table:table-cell>
          <table:table-cell office:value-type="float" office:value="223304" calcext:value-type="float">
            <text:p>223304</text:p>
          </table:table-cell>
          <table:table-cell office:value-type="float" office:value="328674" calcext:value-type="float">
            <text:p>328674</text:p>
          </table:table-cell>
          <table:table-cell office:value-type="float" office:value="366794" calcext:value-type="float">
            <text:p>366794</text:p>
          </table:table-cell>
          <table:table-cell office:value-type="float" office:value="410165" calcext:value-type="float">
            <text:p>410165</text:p>
          </table:table-cell>
          <table:table-cell office:value-type="float" office:value="670980" calcext:value-type="float">
            <text:p>670980</text:p>
          </table:table-cell>
          <table:table-cell office:value-type="float" office:value="103.167" calcext:value-type="float">
            <text:p>103.167</text:p>
          </table:table-cell>
          <table:table-cell office:value-type="float" office:value="70.339" calcext:value-type="float">
            <text:p>70.339</text:p>
          </table:table-cell>
          <table:table-cell office:value-type="float" office:value="92.326" calcext:value-type="float">
            <text:p>92.326</text:p>
          </table:table-cell>
          <table:table-cell office:value-type="float" office:value="101.407" calcext:value-type="float">
            <text:p>101.407</text:p>
          </table:table-cell>
          <table:table-cell office:value-type="float" office:value="112.216" calcext:value-type="float">
            <text:p>112.216</text:p>
          </table:table-cell>
          <table:table-cell office:value-type="float" office:value="180.991" calcext:value-type="float">
            <text:p>180.9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5" calcext:value-type="float">
            <text:p>2.5</text:p>
          </table:table-cell>
          <table:table-cell office:value-type="float" office:value="369368" calcext:value-type="float">
            <text:p>369368</text:p>
          </table:table-cell>
          <table:table-cell office:value-type="float" office:value="228970" calcext:value-type="float">
            <text:p>228970</text:p>
          </table:table-cell>
          <table:table-cell office:value-type="float" office:value="322741" calcext:value-type="float">
            <text:p>322741</text:p>
          </table:table-cell>
          <table:table-cell office:value-type="float" office:value="360473" calcext:value-type="float">
            <text:p>360473</text:p>
          </table:table-cell>
          <table:table-cell office:value-type="float" office:value="408207" calcext:value-type="float">
            <text:p>408207</text:p>
          </table:table-cell>
          <table:table-cell office:value-type="float" office:value="685638" calcext:value-type="float">
            <text:p>685638</text:p>
          </table:table-cell>
          <table:table-cell office:value-type="float" office:value="101.688" calcext:value-type="float">
            <text:p>101.688</text:p>
          </table:table-cell>
          <table:table-cell office:value-type="float" office:value="67.713" calcext:value-type="float">
            <text:p>67.713</text:p>
          </table:table-cell>
          <table:table-cell office:value-type="float" office:value="91.44" calcext:value-type="float">
            <text:p>91.44</text:p>
          </table:table-cell>
          <table:table-cell office:value-type="float" office:value="99.76" calcext:value-type="float">
            <text:p>99.76</text:p>
          </table:table-cell>
          <table:table-cell office:value-type="float" office:value="109.434" calcext:value-type="float">
            <text:p>109.434</text:p>
          </table:table-cell>
          <table:table-cell office:value-type="float" office:value="160.277" calcext:value-type="float">
            <text:p>160.2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75" calcext:value-type="float">
            <text:p>2.75</text:p>
          </table:table-cell>
          <table:table-cell office:value-type="float" office:value="369860" calcext:value-type="float">
            <text:p>369860</text:p>
          </table:table-cell>
          <table:table-cell office:value-type="float" office:value="241235" calcext:value-type="float">
            <text:p>241235</text:p>
          </table:table-cell>
          <table:table-cell office:value-type="float" office:value="323955" calcext:value-type="float">
            <text:p>323955</text:p>
          </table:table-cell>
          <table:table-cell office:value-type="float" office:value="364150" calcext:value-type="float">
            <text:p>364150</text:p>
          </table:table-cell>
          <table:table-cell office:value-type="float" office:value="405035" calcext:value-type="float">
            <text:p>405035</text:p>
          </table:table-cell>
          <table:table-cell office:value-type="float" office:value="643724" calcext:value-type="float">
            <text:p>643724</text:p>
          </table:table-cell>
          <table:table-cell office:value-type="float" office:value="102.248" calcext:value-type="float">
            <text:p>102.248</text:p>
          </table:table-cell>
          <table:table-cell office:value-type="float" office:value="69.999" calcext:value-type="float">
            <text:p>69.999</text:p>
          </table:table-cell>
          <table:table-cell office:value-type="float" office:value="92.047" calcext:value-type="float">
            <text:p>92.047</text:p>
          </table:table-cell>
          <table:table-cell office:value-type="float" office:value="100.944" calcext:value-type="float">
            <text:p>100.944</text:p>
          </table:table-cell>
          <table:table-cell office:value-type="float" office:value="110.219" calcext:value-type="float">
            <text:p>110.219</text:p>
          </table:table-cell>
          <table:table-cell office:value-type="float" office:value="173.509" calcext:value-type="float">
            <text:p>173.5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370833" calcext:value-type="float">
            <text:p>370833</text:p>
          </table:table-cell>
          <table:table-cell office:value-type="float" office:value="237665" calcext:value-type="float">
            <text:p>237665</text:p>
          </table:table-cell>
          <table:table-cell office:value-type="float" office:value="324904" calcext:value-type="float">
            <text:p>324904</text:p>
          </table:table-cell>
          <table:table-cell office:value-type="float" office:value="362204" calcext:value-type="float">
            <text:p>362204</text:p>
          </table:table-cell>
          <table:table-cell office:value-type="float" office:value="410643" calcext:value-type="float">
            <text:p>410643</text:p>
          </table:table-cell>
          <table:table-cell office:value-type="float" office:value="1289076" calcext:value-type="float">
            <text:p>1289076</text:p>
          </table:table-cell>
          <table:table-cell office:value-type="float" office:value="101.485" calcext:value-type="float">
            <text:p>101.485</text:p>
          </table:table-cell>
          <table:table-cell office:value-type="float" office:value="72.165" calcext:value-type="float">
            <text:p>72.165</text:p>
          </table:table-cell>
          <table:table-cell office:value-type="float" office:value="90.65" calcext:value-type="float">
            <text:p>90.65</text:p>
          </table:table-cell>
          <table:table-cell office:value-type="float" office:value="99.238" calcext:value-type="float">
            <text:p>99.238</text:p>
          </table:table-cell>
          <table:table-cell office:value-type="float" office:value="110.061" calcext:value-type="float">
            <text:p>110.061</text:p>
          </table:table-cell>
          <table:table-cell office:value-type="float" office:value="255.397" calcext:value-type="float">
            <text:p>255.3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5" calcext:value-type="float">
            <text:p>3.5</text:p>
          </table:table-cell>
          <table:table-cell office:value-type="float" office:value="371443" calcext:value-type="float">
            <text:p>371443</text:p>
          </table:table-cell>
          <table:table-cell office:value-type="float" office:value="221963" calcext:value-type="float">
            <text:p>221963</text:p>
          </table:table-cell>
          <table:table-cell office:value-type="float" office:value="330229" calcext:value-type="float">
            <text:p>330229</text:p>
          </table:table-cell>
          <table:table-cell office:value-type="float" office:value="366403" calcext:value-type="float">
            <text:p>366403</text:p>
          </table:table-cell>
          <table:table-cell office:value-type="float" office:value="406139" calcext:value-type="float">
            <text:p>406139</text:p>
          </table:table-cell>
          <table:table-cell office:value-type="float" office:value="655673" calcext:value-type="float">
            <text:p>655673</text:p>
          </table:table-cell>
          <table:table-cell office:value-type="float" office:value="101.731" calcext:value-type="float">
            <text:p>101.731</text:p>
          </table:table-cell>
          <table:table-cell office:value-type="float" office:value="66.817" calcext:value-type="float">
            <text:p>66.817</text:p>
          </table:table-cell>
          <table:table-cell office:value-type="float" office:value="92.241" calcext:value-type="float">
            <text:p>92.241</text:p>
          </table:table-cell>
          <table:table-cell office:value-type="float" office:value="99.986" calcext:value-type="float">
            <text:p>99.986</text:p>
          </table:table-cell>
          <table:table-cell office:value-type="float" office:value="109.997" calcext:value-type="float">
            <text:p>109.997</text:p>
          </table:table-cell>
          <table:table-cell office:value-type="float" office:value="157.939" calcext:value-type="float">
            <text:p>157.9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72619" calcext:value-type="float">
            <text:p>372619</text:p>
          </table:table-cell>
          <table:table-cell office:value-type="float" office:value="208888" calcext:value-type="float">
            <text:p>208888</text:p>
          </table:table-cell>
          <table:table-cell office:value-type="float" office:value="327029" calcext:value-type="float">
            <text:p>327029</text:p>
          </table:table-cell>
          <table:table-cell office:value-type="float" office:value="366788" calcext:value-type="float">
            <text:p>366788</text:p>
          </table:table-cell>
          <table:table-cell office:value-type="float" office:value="406451" calcext:value-type="float">
            <text:p>406451</text:p>
          </table:table-cell>
          <table:table-cell office:value-type="float" office:value="738316" calcext:value-type="float">
            <text:p>738316</text:p>
          </table:table-cell>
          <table:table-cell office:value-type="float" office:value="101.656" calcext:value-type="float">
            <text:p>101.656</text:p>
          </table:table-cell>
          <table:table-cell office:value-type="float" office:value="66.782" calcext:value-type="float">
            <text:p>66.782</text:p>
          </table:table-cell>
          <table:table-cell office:value-type="float" office:value="91.395" calcext:value-type="float">
            <text:p>91.395</text:p>
          </table:table-cell>
          <table:table-cell office:value-type="float" office:value="100.312" calcext:value-type="float">
            <text:p>100.312</text:p>
          </table:table-cell>
          <table:table-cell office:value-type="float" office:value="109.984" calcext:value-type="float">
            <text:p>109.984</text:p>
          </table:table-cell>
          <table:table-cell office:value-type="float" office:value="171.049" calcext:value-type="float">
            <text:p>171.0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5" calcext:value-type="float">
            <text:p>4.5</text:p>
          </table:table-cell>
          <table:table-cell office:value-type="float" office:value="375539" calcext:value-type="float">
            <text:p>375539</text:p>
          </table:table-cell>
          <table:table-cell office:value-type="float" office:value="240254" calcext:value-type="float">
            <text:p>240254</text:p>
          </table:table-cell>
          <table:table-cell office:value-type="float" office:value="324247" calcext:value-type="float">
            <text:p>324247</text:p>
          </table:table-cell>
          <table:table-cell office:value-type="float" office:value="366925" calcext:value-type="float">
            <text:p>366925</text:p>
          </table:table-cell>
          <table:table-cell office:value-type="float" office:value="413696" calcext:value-type="float">
            <text:p>413696</text:p>
          </table:table-cell>
          <table:table-cell office:value-type="float" office:value="1024220" calcext:value-type="float">
            <text:p>1024220</text:p>
          </table:table-cell>
          <table:table-cell office:value-type="float" office:value="102.531" calcext:value-type="float">
            <text:p>102.531</text:p>
          </table:table-cell>
          <table:table-cell office:value-type="float" office:value="69.936" calcext:value-type="float">
            <text:p>69.936</text:p>
          </table:table-cell>
          <table:table-cell office:value-type="float" office:value="91.669" calcext:value-type="float">
            <text:p>91.669</text:p>
          </table:table-cell>
          <table:table-cell office:value-type="float" office:value="100.437" calcext:value-type="float">
            <text:p>100.437</text:p>
          </table:table-cell>
          <table:table-cell office:value-type="float" office:value="110.963" calcext:value-type="float">
            <text:p>110.963</text:p>
          </table:table-cell>
          <table:table-cell office:value-type="float" office:value="219.594" calcext:value-type="float">
            <text:p>219.5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70451" calcext:value-type="float">
            <text:p>370451</text:p>
          </table:table-cell>
          <table:table-cell office:value-type="float" office:value="222822" calcext:value-type="float">
            <text:p>222822</text:p>
          </table:table-cell>
          <table:table-cell office:value-type="float" office:value="327844" calcext:value-type="float">
            <text:p>327844</text:p>
          </table:table-cell>
          <table:table-cell office:value-type="float" office:value="359989" calcext:value-type="float">
            <text:p>359989</text:p>
          </table:table-cell>
          <table:table-cell office:value-type="float" office:value="409079" calcext:value-type="float">
            <text:p>409079</text:p>
          </table:table-cell>
          <table:table-cell office:value-type="float" office:value="630866" calcext:value-type="float">
            <text:p>630866</text:p>
          </table:table-cell>
          <table:table-cell office:value-type="float" office:value="101.453" calcext:value-type="float">
            <text:p>101.453</text:p>
          </table:table-cell>
          <table:table-cell office:value-type="float" office:value="66.264" calcext:value-type="float">
            <text:p>66.264</text:p>
          </table:table-cell>
          <table:table-cell office:value-type="float" office:value="91.741" calcext:value-type="float">
            <text:p>91.741</text:p>
          </table:table-cell>
          <table:table-cell office:value-type="float" office:value="100.244" calcext:value-type="float">
            <text:p>100.244</text:p>
          </table:table-cell>
          <table:table-cell office:value-type="float" office:value="109.77" calcext:value-type="float">
            <text:p>109.77</text:p>
          </table:table-cell>
          <table:table-cell office:value-type="float" office:value="181.38" calcext:value-type="float">
            <text:p>181.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372905" calcext:value-type="float">
            <text:p>372905</text:p>
          </table:table-cell>
          <table:table-cell office:value-type="float" office:value="211656" calcext:value-type="float">
            <text:p>211656</text:p>
          </table:table-cell>
          <table:table-cell office:value-type="float" office:value="329178" calcext:value-type="float">
            <text:p>329178</text:p>
          </table:table-cell>
          <table:table-cell office:value-type="float" office:value="367592" calcext:value-type="float">
            <text:p>367592</text:p>
          </table:table-cell>
          <table:table-cell office:value-type="float" office:value="406413" calcext:value-type="float">
            <text:p>406413</text:p>
          </table:table-cell>
          <table:table-cell office:value-type="float" office:value="769559" calcext:value-type="float">
            <text:p>769559</text:p>
          </table:table-cell>
          <table:table-cell office:value-type="float" office:value="101.537" calcext:value-type="float">
            <text:p>101.537</text:p>
          </table:table-cell>
          <table:table-cell office:value-type="float" office:value="66.327" calcext:value-type="float">
            <text:p>66.327</text:p>
          </table:table-cell>
          <table:table-cell office:value-type="float" office:value="91.302" calcext:value-type="float">
            <text:p>91.302</text:p>
          </table:table-cell>
          <table:table-cell office:value-type="float" office:value="99.928" calcext:value-type="float">
            <text:p>99.928</text:p>
          </table:table-cell>
          <table:table-cell office:value-type="float" office:value="109.884" calcext:value-type="float">
            <text:p>109.884</text:p>
          </table:table-cell>
          <table:table-cell office:value-type="float" office:value="178.066" calcext:value-type="float">
            <text:p>178.0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372240" calcext:value-type="float">
            <text:p>372240</text:p>
          </table:table-cell>
          <table:table-cell office:value-type="float" office:value="244182" calcext:value-type="float">
            <text:p>244182</text:p>
          </table:table-cell>
          <table:table-cell office:value-type="float" office:value="328401" calcext:value-type="float">
            <text:p>328401</text:p>
          </table:table-cell>
          <table:table-cell office:value-type="float" office:value="364591" calcext:value-type="float">
            <text:p>364591</text:p>
          </table:table-cell>
          <table:table-cell office:value-type="float" office:value="405775" calcext:value-type="float">
            <text:p>405775</text:p>
          </table:table-cell>
          <table:table-cell office:value-type="float" office:value="685409" calcext:value-type="float">
            <text:p>685409</text:p>
          </table:table-cell>
          <table:table-cell office:value-type="float" office:value="101.46" calcext:value-type="float">
            <text:p>101.46</text:p>
          </table:table-cell>
          <table:table-cell office:value-type="float" office:value="73.032" calcext:value-type="float">
            <text:p>73.032</text:p>
          </table:table-cell>
          <table:table-cell office:value-type="float" office:value="91.591" calcext:value-type="float">
            <text:p>91.591</text:p>
          </table:table-cell>
          <table:table-cell office:value-type="float" office:value="99.409" calcext:value-type="float">
            <text:p>99.409</text:p>
          </table:table-cell>
          <table:table-cell office:value-type="float" office:value="109.653" calcext:value-type="float">
            <text:p>109.653</text:p>
          </table:table-cell>
          <table:table-cell office:value-type="float" office:value="173.505" calcext:value-type="float">
            <text:p>173.5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72511" calcext:value-type="float">
            <text:p>372511</text:p>
          </table:table-cell>
          <table:table-cell office:value-type="float" office:value="240767" calcext:value-type="float">
            <text:p>240767</text:p>
          </table:table-cell>
          <table:table-cell office:value-type="float" office:value="322886" calcext:value-type="float">
            <text:p>322886</text:p>
          </table:table-cell>
          <table:table-cell office:value-type="float" office:value="362787" calcext:value-type="float">
            <text:p>362787</text:p>
          </table:table-cell>
          <table:table-cell office:value-type="float" office:value="409125" calcext:value-type="float">
            <text:p>409125</text:p>
          </table:table-cell>
          <table:table-cell office:value-type="float" office:value="750821" calcext:value-type="float">
            <text:p>750821</text:p>
          </table:table-cell>
          <table:table-cell office:value-type="float" office:value="101.379" calcext:value-type="float">
            <text:p>101.379</text:p>
          </table:table-cell>
          <table:table-cell office:value-type="float" office:value="70.055" calcext:value-type="float">
            <text:p>70.055</text:p>
          </table:table-cell>
          <table:table-cell office:value-type="float" office:value="91.354" calcext:value-type="float">
            <text:p>91.354</text:p>
          </table:table-cell>
          <table:table-cell office:value-type="float" office:value="99.25" calcext:value-type="float">
            <text:p>99.25</text:p>
          </table:table-cell>
          <table:table-cell office:value-type="float" office:value="109.641" calcext:value-type="float">
            <text:p>109.641</text:p>
          </table:table-cell>
          <table:table-cell office:value-type="float" office:value="173.016" calcext:value-type="float">
            <text:p>173.0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371295" calcext:value-type="float">
            <text:p>371295</text:p>
          </table:table-cell>
          <table:table-cell office:value-type="float" office:value="221766" calcext:value-type="float">
            <text:p>221766</text:p>
          </table:table-cell>
          <table:table-cell office:value-type="float" office:value="326550" calcext:value-type="float">
            <text:p>326550</text:p>
          </table:table-cell>
          <table:table-cell office:value-type="float" office:value="364752" calcext:value-type="float">
            <text:p>364752</text:p>
          </table:table-cell>
          <table:table-cell office:value-type="float" office:value="406980" calcext:value-type="float">
            <text:p>406980</text:p>
          </table:table-cell>
          <table:table-cell office:value-type="float" office:value="641011" calcext:value-type="float">
            <text:p>641011</text:p>
          </table:table-cell>
          <table:table-cell office:value-type="float" office:value="100.885" calcext:value-type="float">
            <text:p>100.885</text:p>
          </table:table-cell>
          <table:table-cell office:value-type="float" office:value="67.054" calcext:value-type="float">
            <text:p>67.054</text:p>
          </table:table-cell>
          <table:table-cell office:value-type="float" office:value="91.376" calcext:value-type="float">
            <text:p>91.376</text:p>
          </table:table-cell>
          <table:table-cell office:value-type="float" office:value="99.337" calcext:value-type="float">
            <text:p>99.337</text:p>
          </table:table-cell>
          <table:table-cell office:value-type="float" office:value="108.588" calcext:value-type="float">
            <text:p>108.588</text:p>
          </table:table-cell>
          <table:table-cell office:value-type="float" office:value="164.749" calcext:value-type="float">
            <text:p>164.7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77568" calcext:value-type="float">
            <text:p>377568</text:p>
          </table:table-cell>
          <table:table-cell office:value-type="float" office:value="242429" calcext:value-type="float">
            <text:p>242429</text:p>
          </table:table-cell>
          <table:table-cell office:value-type="float" office:value="329968" calcext:value-type="float">
            <text:p>329968</text:p>
          </table:table-cell>
          <table:table-cell office:value-type="float" office:value="369674" calcext:value-type="float">
            <text:p>369674</text:p>
          </table:table-cell>
          <table:table-cell office:value-type="float" office:value="415254" calcext:value-type="float">
            <text:p>415254</text:p>
          </table:table-cell>
          <table:table-cell office:value-type="float" office:value="745282" calcext:value-type="float">
            <text:p>745282</text:p>
          </table:table-cell>
          <table:table-cell office:value-type="float" office:value="101.878" calcext:value-type="float">
            <text:p>101.878</text:p>
          </table:table-cell>
          <table:table-cell office:value-type="float" office:value="71.368" calcext:value-type="float">
            <text:p>71.368</text:p>
          </table:table-cell>
          <table:table-cell office:value-type="float" office:value="92.05" calcext:value-type="float">
            <text:p>92.05</text:p>
          </table:table-cell>
          <table:table-cell office:value-type="float" office:value="100.518" calcext:value-type="float">
            <text:p>100.518</text:p>
          </table:table-cell>
          <table:table-cell office:value-type="float" office:value="109.754" calcext:value-type="float">
            <text:p>109.754</text:p>
          </table:table-cell>
          <table:table-cell office:value-type="float" office:value="176.628" calcext:value-type="float">
            <text:p>176.6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370256" calcext:value-type="float">
            <text:p>370256</text:p>
          </table:table-cell>
          <table:table-cell office:value-type="float" office:value="222100" calcext:value-type="float">
            <text:p>222100</text:p>
          </table:table-cell>
          <table:table-cell office:value-type="float" office:value="326446" calcext:value-type="float">
            <text:p>326446</text:p>
          </table:table-cell>
          <table:table-cell office:value-type="float" office:value="366286" calcext:value-type="float">
            <text:p>366286</text:p>
          </table:table-cell>
          <table:table-cell office:value-type="float" office:value="406659" calcext:value-type="float">
            <text:p>406659</text:p>
          </table:table-cell>
          <table:table-cell office:value-type="float" office:value="652412" calcext:value-type="float">
            <text:p>652412</text:p>
          </table:table-cell>
          <table:table-cell office:value-type="float" office:value="100.536" calcext:value-type="float">
            <text:p>100.536</text:p>
          </table:table-cell>
          <table:table-cell office:value-type="float" office:value="65.576" calcext:value-type="float">
            <text:p>65.576</text:p>
          </table:table-cell>
          <table:table-cell office:value-type="float" office:value="91.106" calcext:value-type="float">
            <text:p>91.106</text:p>
          </table:table-cell>
          <table:table-cell office:value-type="float" office:value="99.201" calcext:value-type="float">
            <text:p>99.201</text:p>
          </table:table-cell>
          <table:table-cell office:value-type="float" office:value="108.051" calcext:value-type="float">
            <text:p>108.051</text:p>
          </table:table-cell>
          <table:table-cell office:value-type="float" office:value="166.658" calcext:value-type="float">
            <text:p>166.6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73596" calcext:value-type="float">
            <text:p>373596</text:p>
          </table:table-cell>
          <table:table-cell office:value-type="float" office:value="252929" calcext:value-type="float">
            <text:p>252929</text:p>
          </table:table-cell>
          <table:table-cell office:value-type="float" office:value="329111" calcext:value-type="float">
            <text:p>329111</text:p>
          </table:table-cell>
          <table:table-cell office:value-type="float" office:value="366775" calcext:value-type="float">
            <text:p>366775</text:p>
          </table:table-cell>
          <table:table-cell office:value-type="float" office:value="408647" calcext:value-type="float">
            <text:p>408647</text:p>
          </table:table-cell>
          <table:table-cell office:value-type="float" office:value="649505" calcext:value-type="float">
            <text:p>649505</text:p>
          </table:table-cell>
          <table:table-cell office:value-type="float" office:value="100.963" calcext:value-type="float">
            <text:p>100.963</text:p>
          </table:table-cell>
          <table:table-cell office:value-type="float" office:value="72.732" calcext:value-type="float">
            <text:p>72.732</text:p>
          </table:table-cell>
          <table:table-cell office:value-type="float" office:value="91.754" calcext:value-type="float">
            <text:p>91.754</text:p>
          </table:table-cell>
          <table:table-cell office:value-type="float" office:value="99.48" calcext:value-type="float">
            <text:p>99.48</text:p>
          </table:table-cell>
          <table:table-cell office:value-type="float" office:value="108.758" calcext:value-type="float">
            <text:p>108.758</text:p>
          </table:table-cell>
          <table:table-cell office:value-type="float" office:value="184.349" calcext:value-type="float">
            <text:p>184.3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86893" calcext:value-type="float">
            <text:p>386893</text:p>
          </table:table-cell>
          <table:table-cell office:value-type="float" office:value="227975" calcext:value-type="float">
            <text:p>227975</text:p>
          </table:table-cell>
          <table:table-cell office:value-type="float" office:value="340167" calcext:value-type="float">
            <text:p>340167</text:p>
          </table:table-cell>
          <table:table-cell office:value-type="float" office:value="378246" calcext:value-type="float">
            <text:p>378246</text:p>
          </table:table-cell>
          <table:table-cell office:value-type="float" office:value="424516" calcext:value-type="float">
            <text:p>424516</text:p>
          </table:table-cell>
          <table:table-cell office:value-type="float" office:value="706530" calcext:value-type="float">
            <text:p>706530</text:p>
          </table:table-cell>
          <table:table-cell office:value-type="float" office:value="102.964" calcext:value-type="float">
            <text:p>102.964</text:p>
          </table:table-cell>
          <table:table-cell office:value-type="float" office:value="68.716" calcext:value-type="float">
            <text:p>68.716</text:p>
          </table:table-cell>
          <table:table-cell office:value-type="float" office:value="93.293" calcext:value-type="float">
            <text:p>93.293</text:p>
          </table:table-cell>
          <table:table-cell office:value-type="float" office:value="101.153" calcext:value-type="float">
            <text:p>101.153</text:p>
          </table:table-cell>
          <table:table-cell office:value-type="float" office:value="110.431" calcext:value-type="float">
            <text:p>110.431</text:p>
          </table:table-cell>
          <table:table-cell office:value-type="float" office:value="159.944" calcext:value-type="float">
            <text:p>159.944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387397" calcext:value-type="float">
            <text:p>387397</text:p>
          </table:table-cell>
          <table:table-cell office:value-type="float" office:value="244693" calcext:value-type="float">
            <text:p>244693</text:p>
          </table:table-cell>
          <table:table-cell office:value-type="float" office:value="338704" calcext:value-type="float">
            <text:p>338704</text:p>
          </table:table-cell>
          <table:table-cell office:value-type="float" office:value="378559" calcext:value-type="float">
            <text:p>378559</text:p>
          </table:table-cell>
          <table:table-cell office:value-type="float" office:value="426286" calcext:value-type="float">
            <text:p>426286</text:p>
          </table:table-cell>
          <table:table-cell office:value-type="float" office:value="791909" calcext:value-type="float">
            <text:p>791909</text:p>
          </table:table-cell>
          <table:table-cell office:value-type="float" office:value="103.237" calcext:value-type="float">
            <text:p>103.237</text:p>
          </table:table-cell>
          <table:table-cell office:value-type="float" office:value="68.929" calcext:value-type="float">
            <text:p>68.929</text:p>
          </table:table-cell>
          <table:table-cell office:value-type="float" office:value="93.524" calcext:value-type="float">
            <text:p>93.524</text:p>
          </table:table-cell>
          <table:table-cell office:value-type="float" office:value="101.449" calcext:value-type="float">
            <text:p>101.449</text:p>
          </table:table-cell>
          <table:table-cell office:value-type="float" office:value="111.202" calcext:value-type="float">
            <text:p>111.202</text:p>
          </table:table-cell>
          <table:table-cell office:value-type="float" office:value="167.012" calcext:value-type="float">
            <text:p>167.0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389628" calcext:value-type="float">
            <text:p>389628</text:p>
          </table:table-cell>
          <table:table-cell office:value-type="float" office:value="248560" calcext:value-type="float">
            <text:p>248560</text:p>
          </table:table-cell>
          <table:table-cell office:value-type="float" office:value="342758" calcext:value-type="float">
            <text:p>342758</text:p>
          </table:table-cell>
          <table:table-cell office:value-type="float" office:value="380781" calcext:value-type="float">
            <text:p>380781</text:p>
          </table:table-cell>
          <table:table-cell office:value-type="float" office:value="425412" calcext:value-type="float">
            <text:p>425412</text:p>
          </table:table-cell>
          <table:table-cell office:value-type="float" office:value="763686" calcext:value-type="float">
            <text:p>763686</text:p>
          </table:table-cell>
          <table:table-cell office:value-type="float" office:value="103.683" calcext:value-type="float">
            <text:p>103.683</text:p>
          </table:table-cell>
          <table:table-cell office:value-type="float" office:value="67.716" calcext:value-type="float">
            <text:p>67.716</text:p>
          </table:table-cell>
          <table:table-cell office:value-type="float" office:value="93.586" calcext:value-type="float">
            <text:p>93.586</text:p>
          </table:table-cell>
          <table:table-cell office:value-type="float" office:value="102.069" calcext:value-type="float">
            <text:p>102.069</text:p>
          </table:table-cell>
          <table:table-cell office:value-type="float" office:value="111.504" calcext:value-type="float">
            <text:p>111.504</text:p>
          </table:table-cell>
          <table:table-cell office:value-type="float" office:value="180.604" calcext:value-type="float">
            <text:p>180.6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90267" calcext:value-type="float">
            <text:p>390267</text:p>
          </table:table-cell>
          <table:table-cell office:value-type="float" office:value="234197" calcext:value-type="float">
            <text:p>234197</text:p>
          </table:table-cell>
          <table:table-cell office:value-type="float" office:value="343164" calcext:value-type="float">
            <text:p>343164</text:p>
          </table:table-cell>
          <table:table-cell office:value-type="float" office:value="381502" calcext:value-type="float">
            <text:p>381502</text:p>
          </table:table-cell>
          <table:table-cell office:value-type="float" office:value="427716" calcext:value-type="float">
            <text:p>427716</text:p>
          </table:table-cell>
          <table:table-cell office:value-type="float" office:value="842479" calcext:value-type="float">
            <text:p>842479</text:p>
          </table:table-cell>
          <table:table-cell office:value-type="float" office:value="103.486" calcext:value-type="float">
            <text:p>103.486</text:p>
          </table:table-cell>
          <table:table-cell office:value-type="float" office:value="67.089" calcext:value-type="float">
            <text:p>67.089</text:p>
          </table:table-cell>
          <table:table-cell office:value-type="float" office:value="93.898" calcext:value-type="float">
            <text:p>93.898</text:p>
          </table:table-cell>
          <table:table-cell office:value-type="float" office:value="102.322" calcext:value-type="float">
            <text:p>102.322</text:p>
          </table:table-cell>
          <table:table-cell office:value-type="float" office:value="110.763" calcext:value-type="float">
            <text:p>110.763</text:p>
          </table:table-cell>
          <table:table-cell office:value-type="float" office:value="174.632" calcext:value-type="float">
            <text:p>174.6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32791" calcext:value-type="float">
            <text:p>432791</text:p>
          </table:table-cell>
          <table:table-cell office:value-type="float" office:value="235598" calcext:value-type="float">
            <text:p>235598</text:p>
          </table:table-cell>
          <table:table-cell office:value-type="float" office:value="362491" calcext:value-type="float">
            <text:p>362491</text:p>
          </table:table-cell>
          <table:table-cell office:value-type="float" office:value="421311" calcext:value-type="float">
            <text:p>421311</text:p>
          </table:table-cell>
          <table:table-cell office:value-type="float" office:value="490857" calcext:value-type="float">
            <text:p>490857</text:p>
          </table:table-cell>
          <table:table-cell office:value-type="float" office:value="951823" calcext:value-type="float">
            <text:p>951823</text:p>
          </table:table-cell>
          <table:table-cell office:value-type="float" office:value="116.454" calcext:value-type="float">
            <text:p>116.454</text:p>
          </table:table-cell>
          <table:table-cell office:value-type="float" office:value="73.399" calcext:value-type="float">
            <text:p>73.399</text:p>
          </table:table-cell>
          <table:table-cell office:value-type="float" office:value="100.58" calcext:value-type="float">
            <text:p>100.58</text:p>
          </table:table-cell>
          <table:table-cell office:value-type="float" office:value="113.975" calcext:value-type="float">
            <text:p>113.975</text:p>
          </table:table-cell>
          <table:table-cell office:value-type="float" office:value="128.64" calcext:value-type="float">
            <text:p>128.64</text:p>
          </table:table-cell>
          <table:table-cell office:value-type="float" office:value="215.229" calcext:value-type="float">
            <text:p>215.2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" calcext:value-type="float">
            <text:p>1.1</text:p>
          </table:table-cell>
          <table:table-cell office:value-type="float" office:value="395077" calcext:value-type="float">
            <text:p>395077</text:p>
          </table:table-cell>
          <table:table-cell office:value-type="float" office:value="242628" calcext:value-type="float">
            <text:p>242628</text:p>
          </table:table-cell>
          <table:table-cell office:value-type="float" office:value="341135" calcext:value-type="float">
            <text:p>341135</text:p>
          </table:table-cell>
          <table:table-cell office:value-type="float" office:value="385706" calcext:value-type="float">
            <text:p>385706</text:p>
          </table:table-cell>
          <table:table-cell office:value-type="float" office:value="440515" calcext:value-type="float">
            <text:p>440515</text:p>
          </table:table-cell>
          <table:table-cell office:value-type="float" office:value="713109" calcext:value-type="float">
            <text:p>713109</text:p>
          </table:table-cell>
          <table:table-cell office:value-type="float" office:value="107.984" calcext:value-type="float">
            <text:p>107.984</text:p>
          </table:table-cell>
          <table:table-cell office:value-type="float" office:value="73.654" calcext:value-type="float">
            <text:p>73.654</text:p>
          </table:table-cell>
          <table:table-cell office:value-type="float" office:value="94.89" calcext:value-type="float">
            <text:p>94.89</text:p>
          </table:table-cell>
          <table:table-cell office:value-type="float" office:value="105.35" calcext:value-type="float">
            <text:p>105.35</text:p>
          </table:table-cell>
          <table:table-cell office:value-type="float" office:value="117.769" calcext:value-type="float">
            <text:p>117.769</text:p>
          </table:table-cell>
          <table:table-cell office:value-type="float" office:value="208.27" calcext:value-type="float">
            <text:p>208.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2" calcext:value-type="float">
            <text:p>1.2</text:p>
          </table:table-cell>
          <table:table-cell office:value-type="float" office:value="385980" calcext:value-type="float">
            <text:p>385980</text:p>
          </table:table-cell>
          <table:table-cell office:value-type="float" office:value="222775" calcext:value-type="float">
            <text:p>222775</text:p>
          </table:table-cell>
          <table:table-cell office:value-type="float" office:value="336056" calcext:value-type="float">
            <text:p>336056</text:p>
          </table:table-cell>
          <table:table-cell office:value-type="float" office:value="378017" calcext:value-type="float">
            <text:p>378017</text:p>
          </table:table-cell>
          <table:table-cell office:value-type="float" office:value="429348" calcext:value-type="float">
            <text:p>429348</text:p>
          </table:table-cell>
          <table:table-cell office:value-type="float" office:value="748346" calcext:value-type="float">
            <text:p>748346</text:p>
          </table:table-cell>
          <table:table-cell office:value-type="float" office:value="105.875" calcext:value-type="float">
            <text:p>105.875</text:p>
          </table:table-cell>
          <table:table-cell office:value-type="float" office:value="70.64" calcext:value-type="float">
            <text:p>70.64</text:p>
          </table:table-cell>
          <table:table-cell office:value-type="float" office:value="94.114" calcext:value-type="float">
            <text:p>94.114</text:p>
          </table:table-cell>
          <table:table-cell office:value-type="float" office:value="103.615" calcext:value-type="float">
            <text:p>103.615</text:p>
          </table:table-cell>
          <table:table-cell office:value-type="float" office:value="115.627" calcext:value-type="float">
            <text:p>115.627</text:p>
          </table:table-cell>
          <table:table-cell office:value-type="float" office:value="182.459" calcext:value-type="float">
            <text:p>182.4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" calcext:value-type="float">
            <text:p>1.5</text:p>
          </table:table-cell>
          <table:table-cell office:value-type="float" office:value="373347" calcext:value-type="float">
            <text:p>373347</text:p>
          </table:table-cell>
          <table:table-cell office:value-type="float" office:value="234678" calcext:value-type="float">
            <text:p>234678</text:p>
          </table:table-cell>
          <table:table-cell office:value-type="float" office:value="328464" calcext:value-type="float">
            <text:p>328464</text:p>
          </table:table-cell>
          <table:table-cell office:value-type="float" office:value="368524" calcext:value-type="float">
            <text:p>368524</text:p>
          </table:table-cell>
          <table:table-cell office:value-type="float" office:value="411528" calcext:value-type="float">
            <text:p>411528</text:p>
          </table:table-cell>
          <table:table-cell office:value-type="float" office:value="738373" calcext:value-type="float">
            <text:p>738373</text:p>
          </table:table-cell>
          <table:table-cell office:value-type="float" office:value="102.499" calcext:value-type="float">
            <text:p>102.499</text:p>
          </table:table-cell>
          <table:table-cell office:value-type="float" office:value="69.528" calcext:value-type="float">
            <text:p>69.528</text:p>
          </table:table-cell>
          <table:table-cell office:value-type="float" office:value="92.213" calcext:value-type="float">
            <text:p>92.213</text:p>
          </table:table-cell>
          <table:table-cell office:value-type="float" office:value="100.673" calcext:value-type="float">
            <text:p>100.673</text:p>
          </table:table-cell>
          <table:table-cell office:value-type="float" office:value="110.939" calcext:value-type="float">
            <text:p>110.939</text:p>
          </table:table-cell>
          <table:table-cell office:value-type="float" office:value="181.443" calcext:value-type="float">
            <text:p>181.4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75" calcext:value-type="float">
            <text:p>1.75</text:p>
          </table:table-cell>
          <table:table-cell office:value-type="float" office:value="369208" calcext:value-type="float">
            <text:p>369208</text:p>
          </table:table-cell>
          <table:table-cell office:value-type="float" office:value="227084" calcext:value-type="float">
            <text:p>227084</text:p>
          </table:table-cell>
          <table:table-cell office:value-type="float" office:value="325089" calcext:value-type="float">
            <text:p>325089</text:p>
          </table:table-cell>
          <table:table-cell office:value-type="float" office:value="363177" calcext:value-type="float">
            <text:p>363177</text:p>
          </table:table-cell>
          <table:table-cell office:value-type="float" office:value="404858" calcext:value-type="float">
            <text:p>404858</text:p>
          </table:table-cell>
          <table:table-cell office:value-type="float" office:value="709540" calcext:value-type="float">
            <text:p>709540</text:p>
          </table:table-cell>
          <table:table-cell office:value-type="float" office:value="101.312" calcext:value-type="float">
            <text:p>101.312</text:p>
          </table:table-cell>
          <table:table-cell office:value-type="float" office:value="71.834" calcext:value-type="float">
            <text:p>71.834</text:p>
          </table:table-cell>
          <table:table-cell office:value-type="float" office:value="91.191" calcext:value-type="float">
            <text:p>91.191</text:p>
          </table:table-cell>
          <table:table-cell office:value-type="float" office:value="99.289" calcext:value-type="float">
            <text:p>99.289</text:p>
          </table:table-cell>
          <table:table-cell office:value-type="float" office:value="108.999" calcext:value-type="float">
            <text:p>108.999</text:p>
          </table:table-cell>
          <table:table-cell office:value-type="float" office:value="183.214" calcext:value-type="float">
            <text:p>183.2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67391" calcext:value-type="float">
            <text:p>367391</text:p>
          </table:table-cell>
          <table:table-cell office:value-type="float" office:value="234443" calcext:value-type="float">
            <text:p>234443</text:p>
          </table:table-cell>
          <table:table-cell office:value-type="float" office:value="327660" calcext:value-type="float">
            <text:p>327660</text:p>
          </table:table-cell>
          <table:table-cell office:value-type="float" office:value="361715" calcext:value-type="float">
            <text:p>361715</text:p>
          </table:table-cell>
          <table:table-cell office:value-type="float" office:value="401078" calcext:value-type="float">
            <text:p>401078</text:p>
          </table:table-cell>
          <table:table-cell office:value-type="float" office:value="711250" calcext:value-type="float">
            <text:p>711250</text:p>
          </table:table-cell>
          <table:table-cell office:value-type="float" office:value="100.85" calcext:value-type="float">
            <text:p>100.85</text:p>
          </table:table-cell>
          <table:table-cell office:value-type="float" office:value="71.065" calcext:value-type="float">
            <text:p>71.065</text:p>
          </table:table-cell>
          <table:table-cell office:value-type="float" office:value="91.461" calcext:value-type="float">
            <text:p>91.461</text:p>
          </table:table-cell>
          <table:table-cell office:value-type="float" office:value="99.351" calcext:value-type="float">
            <text:p>99.351</text:p>
          </table:table-cell>
          <table:table-cell office:value-type="float" office:value="108.334" calcext:value-type="float">
            <text:p>108.334</text:p>
          </table:table-cell>
          <table:table-cell office:value-type="float" office:value="166.229" calcext:value-type="float">
            <text:p>166.2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25" calcext:value-type="float">
            <text:p>2.25</text:p>
          </table:table-cell>
          <table:table-cell office:value-type="float" office:value="368254" calcext:value-type="float">
            <text:p>368254</text:p>
          </table:table-cell>
          <table:table-cell office:value-type="float" office:value="235638" calcext:value-type="float">
            <text:p>235638</text:p>
          </table:table-cell>
          <table:table-cell office:value-type="float" office:value="321640" calcext:value-type="float">
            <text:p>321640</text:p>
          </table:table-cell>
          <table:table-cell office:value-type="float" office:value="359468" calcext:value-type="float">
            <text:p>359468</text:p>
          </table:table-cell>
          <table:table-cell office:value-type="float" office:value="402348" calcext:value-type="float">
            <text:p>402348</text:p>
          </table:table-cell>
          <table:table-cell office:value-type="float" office:value="739243" calcext:value-type="float">
            <text:p>739243</text:p>
          </table:table-cell>
          <table:table-cell office:value-type="float" office:value="100.896" calcext:value-type="float">
            <text:p>100.896</text:p>
          </table:table-cell>
          <table:table-cell office:value-type="float" office:value="72.157" calcext:value-type="float">
            <text:p>72.157</text:p>
          </table:table-cell>
          <table:table-cell office:value-type="float" office:value="90.846" calcext:value-type="float">
            <text:p>90.846</text:p>
          </table:table-cell>
          <table:table-cell office:value-type="float" office:value="99.677" calcext:value-type="float">
            <text:p>99.677</text:p>
          </table:table-cell>
          <table:table-cell office:value-type="float" office:value="108.191" calcext:value-type="float">
            <text:p>108.191</text:p>
          </table:table-cell>
          <table:table-cell office:value-type="float" office:value="182.546" calcext:value-type="float">
            <text:p>182.5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5" calcext:value-type="float">
            <text:p>2.5</text:p>
          </table:table-cell>
          <table:table-cell office:value-type="float" office:value="369188" calcext:value-type="float">
            <text:p>369188</text:p>
          </table:table-cell>
          <table:table-cell office:value-type="float" office:value="246210" calcext:value-type="float">
            <text:p>246210</text:p>
          </table:table-cell>
          <table:table-cell office:value-type="float" office:value="323140" calcext:value-type="float">
            <text:p>323140</text:p>
          </table:table-cell>
          <table:table-cell office:value-type="float" office:value="361225" calcext:value-type="float">
            <text:p>361225</text:p>
          </table:table-cell>
          <table:table-cell office:value-type="float" office:value="405642" calcext:value-type="float">
            <text:p>405642</text:p>
          </table:table-cell>
          <table:table-cell office:value-type="float" office:value="723553" calcext:value-type="float">
            <text:p>723553</text:p>
          </table:table-cell>
          <table:table-cell office:value-type="float" office:value="101.109" calcext:value-type="float">
            <text:p>101.109</text:p>
          </table:table-cell>
          <table:table-cell office:value-type="float" office:value="71.518" calcext:value-type="float">
            <text:p>71.518</text:p>
          </table:table-cell>
          <table:table-cell office:value-type="float" office:value="91.125" calcext:value-type="float">
            <text:p>91.125</text:p>
          </table:table-cell>
          <table:table-cell office:value-type="float" office:value="99.332" calcext:value-type="float">
            <text:p>99.332</text:p>
          </table:table-cell>
          <table:table-cell office:value-type="float" office:value="109.383" calcext:value-type="float">
            <text:p>109.383</text:p>
          </table:table-cell>
          <table:table-cell office:value-type="float" office:value="176.615" calcext:value-type="float">
            <text:p>176.6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75" calcext:value-type="float">
            <text:p>2.75</text:p>
          </table:table-cell>
          <table:table-cell office:value-type="float" office:value="365138" calcext:value-type="float">
            <text:p>365138</text:p>
          </table:table-cell>
          <table:table-cell office:value-type="float" office:value="221831" calcext:value-type="float">
            <text:p>221831</text:p>
          </table:table-cell>
          <table:table-cell office:value-type="float" office:value="321446" calcext:value-type="float">
            <text:p>321446</text:p>
          </table:table-cell>
          <table:table-cell office:value-type="float" office:value="359636" calcext:value-type="float">
            <text:p>359636</text:p>
          </table:table-cell>
          <table:table-cell office:value-type="float" office:value="397841" calcext:value-type="float">
            <text:p>397841</text:p>
          </table:table-cell>
          <table:table-cell office:value-type="float" office:value="654274" calcext:value-type="float">
            <text:p>654274</text:p>
          </table:table-cell>
          <table:table-cell office:value-type="float" office:value="99.953" calcext:value-type="float">
            <text:p>99.953</text:p>
          </table:table-cell>
          <table:table-cell office:value-type="float" office:value="65.965" calcext:value-type="float">
            <text:p>65.965</text:p>
          </table:table-cell>
          <table:table-cell office:value-type="float" office:value="90.538" calcext:value-type="float">
            <text:p>90.538</text:p>
          </table:table-cell>
          <table:table-cell office:value-type="float" office:value="98.657" calcext:value-type="float">
            <text:p>98.657</text:p>
          </table:table-cell>
          <table:table-cell office:value-type="float" office:value="108.43" calcext:value-type="float">
            <text:p>108.43</text:p>
          </table:table-cell>
          <table:table-cell office:value-type="float" office:value="175.513" calcext:value-type="float">
            <text:p>175.5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370459" calcext:value-type="float">
            <text:p>370459</text:p>
          </table:table-cell>
          <table:table-cell office:value-type="float" office:value="232514" calcext:value-type="float">
            <text:p>232514</text:p>
          </table:table-cell>
          <table:table-cell office:value-type="float" office:value="327110" calcext:value-type="float">
            <text:p>327110</text:p>
          </table:table-cell>
          <table:table-cell office:value-type="float" office:value="361811" calcext:value-type="float">
            <text:p>361811</text:p>
          </table:table-cell>
          <table:table-cell office:value-type="float" office:value="403266" calcext:value-type="float">
            <text:p>403266</text:p>
          </table:table-cell>
          <table:table-cell office:value-type="float" office:value="811559" calcext:value-type="float">
            <text:p>811559</text:p>
          </table:table-cell>
          <table:table-cell office:value-type="float" office:value="100.747" calcext:value-type="float">
            <text:p>100.747</text:p>
          </table:table-cell>
          <table:table-cell office:value-type="float" office:value="69.085" calcext:value-type="float">
            <text:p>69.085</text:p>
          </table:table-cell>
          <table:table-cell office:value-type="float" office:value="91.392" calcext:value-type="float">
            <text:p>91.392</text:p>
          </table:table-cell>
          <table:table-cell office:value-type="float" office:value="99.587" calcext:value-type="float">
            <text:p>99.587</text:p>
          </table:table-cell>
          <table:table-cell office:value-type="float" office:value="107.537" calcext:value-type="float">
            <text:p>107.537</text:p>
          </table:table-cell>
          <table:table-cell office:value-type="float" office:value="185.489" calcext:value-type="float">
            <text:p>185.4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5" calcext:value-type="float">
            <text:p>3.5</text:p>
          </table:table-cell>
          <table:table-cell office:value-type="float" office:value="371464" calcext:value-type="float">
            <text:p>371464</text:p>
          </table:table-cell>
          <table:table-cell office:value-type="float" office:value="212153" calcext:value-type="float">
            <text:p>212153</text:p>
          </table:table-cell>
          <table:table-cell office:value-type="float" office:value="327586" calcext:value-type="float">
            <text:p>327586</text:p>
          </table:table-cell>
          <table:table-cell office:value-type="float" office:value="363930" calcext:value-type="float">
            <text:p>363930</text:p>
          </table:table-cell>
          <table:table-cell office:value-type="float" office:value="408423" calcext:value-type="float">
            <text:p>408423</text:p>
          </table:table-cell>
          <table:table-cell office:value-type="float" office:value="768111" calcext:value-type="float">
            <text:p>768111</text:p>
          </table:table-cell>
          <table:table-cell office:value-type="float" office:value="101.301" calcext:value-type="float">
            <text:p>101.301</text:p>
          </table:table-cell>
          <table:table-cell office:value-type="float" office:value="64.069" calcext:value-type="float">
            <text:p>64.069</text:p>
          </table:table-cell>
          <table:table-cell office:value-type="float" office:value="91.681" calcext:value-type="float">
            <text:p>91.681</text:p>
          </table:table-cell>
          <table:table-cell office:value-type="float" office:value="99.146" calcext:value-type="float">
            <text:p>99.146</text:p>
          </table:table-cell>
          <table:table-cell office:value-type="float" office:value="109.381" calcext:value-type="float">
            <text:p>109.381</text:p>
          </table:table-cell>
          <table:table-cell office:value-type="float" office:value="180.808" calcext:value-type="float">
            <text:p>180.8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67970" calcext:value-type="float">
            <text:p>367970</text:p>
          </table:table-cell>
          <table:table-cell office:value-type="float" office:value="238397" calcext:value-type="float">
            <text:p>238397</text:p>
          </table:table-cell>
          <table:table-cell office:value-type="float" office:value="323402" calcext:value-type="float">
            <text:p>323402</text:p>
          </table:table-cell>
          <table:table-cell office:value-type="float" office:value="359211" calcext:value-type="float">
            <text:p>359211</text:p>
          </table:table-cell>
          <table:table-cell office:value-type="float" office:value="406751" calcext:value-type="float">
            <text:p>406751</text:p>
          </table:table-cell>
          <table:table-cell office:value-type="float" office:value="589694" calcext:value-type="float">
            <text:p>589694</text:p>
          </table:table-cell>
          <table:table-cell office:value-type="float" office:value="100.341" calcext:value-type="float">
            <text:p>100.341</text:p>
          </table:table-cell>
          <table:table-cell office:value-type="float" office:value="72.221" calcext:value-type="float">
            <text:p>72.221</text:p>
          </table:table-cell>
          <table:table-cell office:value-type="float" office:value="91.018" calcext:value-type="float">
            <text:p>91.018</text:p>
          </table:table-cell>
          <table:table-cell office:value-type="float" office:value="98.602" calcext:value-type="float">
            <text:p>98.602</text:p>
          </table:table-cell>
          <table:table-cell office:value-type="float" office:value="108.119" calcext:value-type="float">
            <text:p>108.119</text:p>
          </table:table-cell>
          <table:table-cell office:value-type="float" office:value="145.865" calcext:value-type="float">
            <text:p>145.86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5" calcext:value-type="float">
            <text:p>4.5</text:p>
          </table:table-cell>
          <table:table-cell office:value-type="float" office:value="369049" calcext:value-type="float">
            <text:p>369049</text:p>
          </table:table-cell>
          <table:table-cell office:value-type="float" office:value="239865" calcext:value-type="float">
            <text:p>239865</text:p>
          </table:table-cell>
          <table:table-cell office:value-type="float" office:value="326334" calcext:value-type="float">
            <text:p>326334</text:p>
          </table:table-cell>
          <table:table-cell office:value-type="float" office:value="366345" calcext:value-type="float">
            <text:p>366345</text:p>
          </table:table-cell>
          <table:table-cell office:value-type="float" office:value="407085" calcext:value-type="float">
            <text:p>407085</text:p>
          </table:table-cell>
          <table:table-cell office:value-type="float" office:value="629723" calcext:value-type="float">
            <text:p>629723</text:p>
          </table:table-cell>
          <table:table-cell office:value-type="float" office:value="100.371" calcext:value-type="float">
            <text:p>100.371</text:p>
          </table:table-cell>
          <table:table-cell office:value-type="float" office:value="69.869" calcext:value-type="float">
            <text:p>69.869</text:p>
          </table:table-cell>
          <table:table-cell office:value-type="float" office:value="90.507" calcext:value-type="float">
            <text:p>90.507</text:p>
          </table:table-cell>
          <table:table-cell office:value-type="float" office:value="99.909" calcext:value-type="float">
            <text:p>99.909</text:p>
          </table:table-cell>
          <table:table-cell office:value-type="float" office:value="109.126" calcext:value-type="float">
            <text:p>109.126</text:p>
          </table:table-cell>
          <table:table-cell office:value-type="float" office:value="158.989" calcext:value-type="float">
            <text:p>158.9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68663" calcext:value-type="float">
            <text:p>368663</text:p>
          </table:table-cell>
          <table:table-cell office:value-type="float" office:value="243775" calcext:value-type="float">
            <text:p>243775</text:p>
          </table:table-cell>
          <table:table-cell office:value-type="float" office:value="324854" calcext:value-type="float">
            <text:p>324854</text:p>
          </table:table-cell>
          <table:table-cell office:value-type="float" office:value="362708" calcext:value-type="float">
            <text:p>362708</text:p>
          </table:table-cell>
          <table:table-cell office:value-type="float" office:value="402658" calcext:value-type="float">
            <text:p>402658</text:p>
          </table:table-cell>
          <table:table-cell office:value-type="float" office:value="655406" calcext:value-type="float">
            <text:p>655406</text:p>
          </table:table-cell>
          <table:table-cell office:value-type="float" office:value="100.581" calcext:value-type="float">
            <text:p>100.581</text:p>
          </table:table-cell>
          <table:table-cell office:value-type="float" office:value="69.418" calcext:value-type="float">
            <text:p>69.418</text:p>
          </table:table-cell>
          <table:table-cell office:value-type="float" office:value="91.239" calcext:value-type="float">
            <text:p>91.239</text:p>
          </table:table-cell>
          <table:table-cell office:value-type="float" office:value="98.883" calcext:value-type="float">
            <text:p>98.883</text:p>
          </table:table-cell>
          <table:table-cell office:value-type="float" office:value="107.995" calcext:value-type="float">
            <text:p>107.995</text:p>
          </table:table-cell>
          <table:table-cell office:value-type="float" office:value="174.243" calcext:value-type="float">
            <text:p>174.2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77590" calcext:value-type="float">
            <text:p>377590</text:p>
          </table:table-cell>
          <table:table-cell office:value-type="float" office:value="241949" calcext:value-type="float">
            <text:p>241949</text:p>
          </table:table-cell>
          <table:table-cell office:value-type="float" office:value="332395" calcext:value-type="float">
            <text:p>332395</text:p>
          </table:table-cell>
          <table:table-cell office:value-type="float" office:value="370743" calcext:value-type="float">
            <text:p>370743</text:p>
          </table:table-cell>
          <table:table-cell office:value-type="float" office:value="414483" calcext:value-type="float">
            <text:p>414483</text:p>
          </table:table-cell>
          <table:table-cell office:value-type="float" office:value="724776" calcext:value-type="float">
            <text:p>724776</text:p>
          </table:table-cell>
          <table:table-cell office:value-type="float" office:value="101.905" calcext:value-type="float">
            <text:p>101.905</text:p>
          </table:table-cell>
          <table:table-cell office:value-type="float" office:value="73.203" calcext:value-type="float">
            <text:p>73.203</text:p>
          </table:table-cell>
          <table:table-cell office:value-type="float" office:value="91.658" calcext:value-type="float">
            <text:p>91.658</text:p>
          </table:table-cell>
          <table:table-cell office:value-type="float" office:value="100.405" calcext:value-type="float">
            <text:p>100.405</text:p>
          </table:table-cell>
          <table:table-cell office:value-type="float" office:value="109.458" calcext:value-type="float">
            <text:p>109.458</text:p>
          </table:table-cell>
          <table:table-cell office:value-type="float" office:value="164.857" calcext:value-type="float">
            <text:p>164.8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374581" calcext:value-type="float">
            <text:p>374581</text:p>
          </table:table-cell>
          <table:table-cell office:value-type="float" office:value="240507" calcext:value-type="float">
            <text:p>240507</text:p>
          </table:table-cell>
          <table:table-cell office:value-type="float" office:value="327319" calcext:value-type="float">
            <text:p>327319</text:p>
          </table:table-cell>
          <table:table-cell office:value-type="float" office:value="366827" calcext:value-type="float">
            <text:p>366827</text:p>
          </table:table-cell>
          <table:table-cell office:value-type="float" office:value="410382" calcext:value-type="float">
            <text:p>410382</text:p>
          </table:table-cell>
          <table:table-cell office:value-type="float" office:value="745905" calcext:value-type="float">
            <text:p>745905</text:p>
          </table:table-cell>
          <table:table-cell office:value-type="float" office:value="101.335" calcext:value-type="float">
            <text:p>101.335</text:p>
          </table:table-cell>
          <table:table-cell office:value-type="float" office:value="68.998" calcext:value-type="float">
            <text:p>68.998</text:p>
          </table:table-cell>
          <table:table-cell office:value-type="float" office:value="91.666" calcext:value-type="float">
            <text:p>91.666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493" calcext:value-type="float">
            <text:p>109.493</text:p>
          </table:table-cell>
          <table:table-cell office:value-type="float" office:value="178.487" calcext:value-type="float">
            <text:p>178.4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374279" calcext:value-type="float">
            <text:p>374279</text:p>
          </table:table-cell>
          <table:table-cell office:value-type="float" office:value="246094" calcext:value-type="float">
            <text:p>246094</text:p>
          </table:table-cell>
          <table:table-cell office:value-type="float" office:value="330856" calcext:value-type="float">
            <text:p>330856</text:p>
          </table:table-cell>
          <table:table-cell office:value-type="float" office:value="366240" calcext:value-type="float">
            <text:p>366240</text:p>
          </table:table-cell>
          <table:table-cell office:value-type="float" office:value="409050" calcext:value-type="float">
            <text:p>409050</text:p>
          </table:table-cell>
          <table:table-cell office:value-type="float" office:value="629046" calcext:value-type="float">
            <text:p>629046</text:p>
          </table:table-cell>
          <table:table-cell office:value-type="float" office:value="101.098" calcext:value-type="float">
            <text:p>101.098</text:p>
          </table:table-cell>
          <table:table-cell office:value-type="float" office:value="69.387" calcext:value-type="float">
            <text:p>69.387</text:p>
          </table:table-cell>
          <table:table-cell office:value-type="float" office:value="91.412" calcext:value-type="float">
            <text:p>91.412</text:p>
          </table:table-cell>
          <table:table-cell office:value-type="float" office:value="98.959" calcext:value-type="float">
            <text:p>98.959</text:p>
          </table:table-cell>
          <table:table-cell office:value-type="float" office:value="109.728" calcext:value-type="float">
            <text:p>109.728</text:p>
          </table:table-cell>
          <table:table-cell office:value-type="float" office:value="155.806" calcext:value-type="float">
            <text:p>155.8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374149" calcext:value-type="float">
            <text:p>374149</text:p>
          </table:table-cell>
          <table:table-cell office:value-type="float" office:value="220703" calcext:value-type="float">
            <text:p>220703</text:p>
          </table:table-cell>
          <table:table-cell office:value-type="float" office:value="331448" calcext:value-type="float">
            <text:p>331448</text:p>
          </table:table-cell>
          <table:table-cell office:value-type="float" office:value="368043" calcext:value-type="float">
            <text:p>368043</text:p>
          </table:table-cell>
          <table:table-cell office:value-type="float" office:value="409963" calcext:value-type="float">
            <text:p>409963</text:p>
          </table:table-cell>
          <table:table-cell office:value-type="float" office:value="672646" calcext:value-type="float">
            <text:p>672646</text:p>
          </table:table-cell>
          <table:table-cell office:value-type="float" office:value="101.033" calcext:value-type="float">
            <text:p>101.033</text:p>
          </table:table-cell>
          <table:table-cell office:value-type="float" office:value="68.992" calcext:value-type="float">
            <text:p>68.992</text:p>
          </table:table-cell>
          <table:table-cell office:value-type="float" office:value="91.475" calcext:value-type="float">
            <text:p>91.475</text:p>
          </table:table-cell>
          <table:table-cell office:value-type="float" office:value="99.447" calcext:value-type="float">
            <text:p>99.447</text:p>
          </table:table-cell>
          <table:table-cell office:value-type="float" office:value="108.87" calcext:value-type="float">
            <text:p>108.87</text:p>
          </table:table-cell>
          <table:table-cell office:value-type="float" office:value="165.879" calcext:value-type="float">
            <text:p>165.8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375073" calcext:value-type="float">
            <text:p>375073</text:p>
          </table:table-cell>
          <table:table-cell office:value-type="float" office:value="227470" calcext:value-type="float">
            <text:p>227470</text:p>
          </table:table-cell>
          <table:table-cell office:value-type="float" office:value="330360" calcext:value-type="float">
            <text:p>330360</text:p>
          </table:table-cell>
          <table:table-cell office:value-type="float" office:value="365987" calcext:value-type="float">
            <text:p>365987</text:p>
          </table:table-cell>
          <table:table-cell office:value-type="float" office:value="411310" calcext:value-type="float">
            <text:p>411310</text:p>
          </table:table-cell>
          <table:table-cell office:value-type="float" office:value="755952" calcext:value-type="float">
            <text:p>755952</text:p>
          </table:table-cell>
          <table:table-cell office:value-type="float" office:value="101.399" calcext:value-type="float">
            <text:p>101.399</text:p>
          </table:table-cell>
          <table:table-cell office:value-type="float" office:value="70.365" calcext:value-type="float">
            <text:p>70.365</text:p>
          </table:table-cell>
          <table:table-cell office:value-type="float" office:value="91.717" calcext:value-type="float">
            <text:p>91.717</text:p>
          </table:table-cell>
          <table:table-cell office:value-type="float" office:value="99.586" calcext:value-type="float">
            <text:p>99.586</text:p>
          </table:table-cell>
          <table:table-cell office:value-type="float" office:value="109.368" calcext:value-type="float">
            <text:p>109.368</text:p>
          </table:table-cell>
          <table:table-cell office:value-type="float" office:value="174.692" calcext:value-type="float">
            <text:p>174.6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370592" calcext:value-type="float">
            <text:p>370592</text:p>
          </table:table-cell>
          <table:table-cell office:value-type="float" office:value="227595" calcext:value-type="float">
            <text:p>227595</text:p>
          </table:table-cell>
          <table:table-cell office:value-type="float" office:value="327157" calcext:value-type="float">
            <text:p>327157</text:p>
          </table:table-cell>
          <table:table-cell office:value-type="float" office:value="362363" calcext:value-type="float">
            <text:p>362363</text:p>
          </table:table-cell>
          <table:table-cell office:value-type="float" office:value="405092" calcext:value-type="float">
            <text:p>405092</text:p>
          </table:table-cell>
          <table:table-cell office:value-type="float" office:value="640462" calcext:value-type="float">
            <text:p>640462</text:p>
          </table:table-cell>
          <table:table-cell office:value-type="float" office:value="100.309" calcext:value-type="float">
            <text:p>100.309</text:p>
          </table:table-cell>
          <table:table-cell office:value-type="float" office:value="71.231" calcext:value-type="float">
            <text:p>71.231</text:p>
          </table:table-cell>
          <table:table-cell office:value-type="float" office:value="90.844" calcext:value-type="float">
            <text:p>90.844</text:p>
          </table:table-cell>
          <table:table-cell office:value-type="float" office:value="98.754" calcext:value-type="float">
            <text:p>98.754</text:p>
          </table:table-cell>
          <table:table-cell office:value-type="float" office:value="107.958" calcext:value-type="float">
            <text:p>107.958</text:p>
          </table:table-cell>
          <table:table-cell office:value-type="float" office:value="160.536" calcext:value-type="float">
            <text:p>160.5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90832" calcext:value-type="float">
            <text:p>390832</text:p>
          </table:table-cell>
          <table:table-cell office:value-type="float" office:value="240328" calcext:value-type="float">
            <text:p>240328</text:p>
          </table:table-cell>
          <table:table-cell office:value-type="float" office:value="342668" calcext:value-type="float">
            <text:p>342668</text:p>
          </table:table-cell>
          <table:table-cell office:value-type="float" office:value="381101" calcext:value-type="float">
            <text:p>381101</text:p>
          </table:table-cell>
          <table:table-cell office:value-type="float" office:value="427517" calcext:value-type="float">
            <text:p>427517</text:p>
          </table:table-cell>
          <table:table-cell office:value-type="float" office:value="880237" calcext:value-type="float">
            <text:p>880237</text:p>
          </table:table-cell>
          <table:table-cell office:value-type="float" office:value="103.662" calcext:value-type="float">
            <text:p>103.662</text:p>
          </table:table-cell>
          <table:table-cell office:value-type="float" office:value="68.502" calcext:value-type="float">
            <text:p>68.502</text:p>
          </table:table-cell>
          <table:table-cell office:value-type="float" office:value="94.105" calcext:value-type="float">
            <text:p>94.105</text:p>
          </table:table-cell>
          <table:table-cell office:value-type="float" office:value="102.068" calcext:value-type="float">
            <text:p>102.068</text:p>
          </table:table-cell>
          <table:table-cell office:value-type="float" office:value="111.699" calcext:value-type="float">
            <text:p>111.699</text:p>
          </table:table-cell>
          <table:table-cell office:value-type="float" office:value="202.785" calcext:value-type="float">
            <text:p>202.7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90542" calcext:value-type="float">
            <text:p>390542</text:p>
          </table:table-cell>
          <table:table-cell office:value-type="float" office:value="251070" calcext:value-type="float">
            <text:p>251070</text:p>
          </table:table-cell>
          <table:table-cell office:value-type="float" office:value="342532" calcext:value-type="float">
            <text:p>342532</text:p>
          </table:table-cell>
          <table:table-cell office:value-type="float" office:value="381465" calcext:value-type="float">
            <text:p>381465</text:p>
          </table:table-cell>
          <table:table-cell office:value-type="float" office:value="430030" calcext:value-type="float">
            <text:p>430030</text:p>
          </table:table-cell>
          <table:table-cell office:value-type="float" office:value="915286" calcext:value-type="float">
            <text:p>915286</text:p>
          </table:table-cell>
          <table:table-cell office:value-type="float" office:value="103.693" calcext:value-type="float">
            <text:p>103.693</text:p>
          </table:table-cell>
          <table:table-cell office:value-type="float" office:value="68.327" calcext:value-type="float">
            <text:p>68.327</text:p>
          </table:table-cell>
          <table:table-cell office:value-type="float" office:value="93.743" calcext:value-type="float">
            <text:p>93.743</text:p>
          </table:table-cell>
          <table:table-cell office:value-type="float" office:value="102.478" calcext:value-type="float">
            <text:p>102.478</text:p>
          </table:table-cell>
          <table:table-cell office:value-type="float" office:value="111.968" calcext:value-type="float">
            <text:p>111.968</text:p>
          </table:table-cell>
          <table:table-cell office:value-type="float" office:value="185.437" calcext:value-type="float">
            <text:p>185.4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388555" calcext:value-type="float">
            <text:p>388555</text:p>
          </table:table-cell>
          <table:table-cell office:value-type="float" office:value="236325" calcext:value-type="float">
            <text:p>236325</text:p>
          </table:table-cell>
          <table:table-cell office:value-type="float" office:value="342924" calcext:value-type="float">
            <text:p>342924</text:p>
          </table:table-cell>
          <table:table-cell office:value-type="float" office:value="379946" calcext:value-type="float">
            <text:p>379946</text:p>
          </table:table-cell>
          <table:table-cell office:value-type="float" office:value="424923" calcext:value-type="float">
            <text:p>424923</text:p>
          </table:table-cell>
          <table:table-cell office:value-type="float" office:value="741234" calcext:value-type="float">
            <text:p>741234</text:p>
          </table:table-cell>
          <table:table-cell office:value-type="float" office:value="103.402" calcext:value-type="float">
            <text:p>103.402</text:p>
          </table:table-cell>
          <table:table-cell office:value-type="float" office:value="69.818" calcext:value-type="float">
            <text:p>69.818</text:p>
          </table:table-cell>
          <table:table-cell office:value-type="float" office:value="94.003" calcext:value-type="float">
            <text:p>94.003</text:p>
          </table:table-cell>
          <table:table-cell office:value-type="float" office:value="101.439" calcext:value-type="float">
            <text:p>101.439</text:p>
          </table:table-cell>
          <table:table-cell office:value-type="float" office:value="110.589" calcext:value-type="float">
            <text:p>110.589</text:p>
          </table:table-cell>
          <table:table-cell office:value-type="float" office:value="182.775" calcext:value-type="float">
            <text:p>182.77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389017" calcext:value-type="float">
            <text:p>389017</text:p>
          </table:table-cell>
          <table:table-cell office:value-type="float" office:value="247807" calcext:value-type="float">
            <text:p>247807</text:p>
          </table:table-cell>
          <table:table-cell office:value-type="float" office:value="340264" calcext:value-type="float">
            <text:p>340264</text:p>
          </table:table-cell>
          <table:table-cell office:value-type="float" office:value="377607" calcext:value-type="float">
            <text:p>377607</text:p>
          </table:table-cell>
          <table:table-cell office:value-type="float" office:value="432208" calcext:value-type="float">
            <text:p>432208</text:p>
          </table:table-cell>
          <table:table-cell office:value-type="float" office:value="773445" calcext:value-type="float">
            <text:p>773445</text:p>
          </table:table-cell>
          <table:table-cell office:value-type="float" office:value="103.389" calcext:value-type="float">
            <text:p>103.389</text:p>
          </table:table-cell>
          <table:table-cell office:value-type="float" office:value="72.446" calcext:value-type="float">
            <text:p>72.446</text:p>
          </table:table-cell>
          <table:table-cell office:value-type="float" office:value="93.15" calcext:value-type="float">
            <text:p>93.15</text:p>
          </table:table-cell>
          <table:table-cell office:value-type="float" office:value="101.233" calcext:value-type="float">
            <text:p>101.233</text:p>
          </table:table-cell>
          <table:table-cell office:value-type="float" office:value="111.501" calcext:value-type="float">
            <text:p>111.501</text:p>
          </table:table-cell>
          <table:table-cell office:value-type="float" office:value="170.011" calcext:value-type="float">
            <text:p>170.0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88134" calcext:value-type="float">
            <text:p>388134</text:p>
          </table:table-cell>
          <table:table-cell office:value-type="float" office:value="238750" calcext:value-type="float">
            <text:p>238750</text:p>
          </table:table-cell>
          <table:table-cell office:value-type="float" office:value="340053" calcext:value-type="float">
            <text:p>340053</text:p>
          </table:table-cell>
          <table:table-cell office:value-type="float" office:value="377040" calcext:value-type="float">
            <text:p>377040</text:p>
          </table:table-cell>
          <table:table-cell office:value-type="float" office:value="426209" calcext:value-type="float">
            <text:p>426209</text:p>
          </table:table-cell>
          <table:table-cell office:value-type="float" office:value="701688" calcext:value-type="float">
            <text:p>701688</text:p>
          </table:table-cell>
          <table:table-cell office:value-type="float" office:value="104.847" calcext:value-type="float">
            <text:p>104.847</text:p>
          </table:table-cell>
          <table:table-cell office:value-type="float" office:value="68.675" calcext:value-type="float">
            <text:p>68.675</text:p>
          </table:table-cell>
          <table:table-cell office:value-type="float" office:value="94.667" calcext:value-type="float">
            <text:p>94.667</text:p>
          </table:table-cell>
          <table:table-cell office:value-type="float" office:value="103.104" calcext:value-type="float">
            <text:p>103.104</text:p>
          </table:table-cell>
          <table:table-cell office:value-type="float" office:value="113.126" calcext:value-type="float">
            <text:p>113.126</text:p>
          </table:table-cell>
          <table:table-cell office:value-type="float" office:value="169.438" calcext:value-type="float">
            <text:p>169.4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92122" calcext:value-type="float">
            <text:p>392122</text:p>
          </table:table-cell>
          <table:table-cell office:value-type="float" office:value="234158" calcext:value-type="float">
            <text:p>234158</text:p>
          </table:table-cell>
          <table:table-cell office:value-type="float" office:value="338093" calcext:value-type="float">
            <text:p>338093</text:p>
          </table:table-cell>
          <table:table-cell office:value-type="float" office:value="382335" calcext:value-type="float">
            <text:p>382335</text:p>
          </table:table-cell>
          <table:table-cell office:value-type="float" office:value="435853" calcext:value-type="float">
            <text:p>435853</text:p>
          </table:table-cell>
          <table:table-cell office:value-type="float" office:value="847181" calcext:value-type="float">
            <text:p>847181</text:p>
          </table:table-cell>
          <table:table-cell office:value-type="float" office:value="105.886" calcext:value-type="float">
            <text:p>105.886</text:p>
          </table:table-cell>
          <table:table-cell office:value-type="float" office:value="69.47" calcext:value-type="float">
            <text:p>69.47</text:p>
          </table:table-cell>
          <table:table-cell office:value-type="float" office:value="94.197" calcext:value-type="float">
            <text:p>94.197</text:p>
          </table:table-cell>
          <table:table-cell office:value-type="float" office:value="104.291" calcext:value-type="float">
            <text:p>104.291</text:p>
          </table:table-cell>
          <table:table-cell office:value-type="float" office:value="115.115" calcext:value-type="float">
            <text:p>115.115</text:p>
          </table:table-cell>
          <table:table-cell office:value-type="float" office:value="192.951" calcext:value-type="float">
            <text:p>192.9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1" calcext:value-type="float">
            <text:p>1.1</text:p>
          </table:table-cell>
          <table:table-cell office:value-type="float" office:value="379678" calcext:value-type="float">
            <text:p>379678</text:p>
          </table:table-cell>
          <table:table-cell office:value-type="float" office:value="241847" calcext:value-type="float">
            <text:p>241847</text:p>
          </table:table-cell>
          <table:table-cell office:value-type="float" office:value="332765" calcext:value-type="float">
            <text:p>332765</text:p>
          </table:table-cell>
          <table:table-cell office:value-type="float" office:value="375005" calcext:value-type="float">
            <text:p>375005</text:p>
          </table:table-cell>
          <table:table-cell office:value-type="float" office:value="419516" calcext:value-type="float">
            <text:p>419516</text:p>
          </table:table-cell>
          <table:table-cell office:value-type="float" office:value="669507" calcext:value-type="float">
            <text:p>669507</text:p>
          </table:table-cell>
          <table:table-cell office:value-type="float" office:value="103.203" calcext:value-type="float">
            <text:p>103.203</text:p>
          </table:table-cell>
          <table:table-cell office:value-type="float" office:value="69.926" calcext:value-type="float">
            <text:p>69.926</text:p>
          </table:table-cell>
          <table:table-cell office:value-type="float" office:value="92.177" calcext:value-type="float">
            <text:p>92.177</text:p>
          </table:table-cell>
          <table:table-cell office:value-type="float" office:value="102.205" calcext:value-type="float">
            <text:p>102.205</text:p>
          </table:table-cell>
          <table:table-cell office:value-type="float" office:value="111.744" calcext:value-type="float">
            <text:p>111.744</text:p>
          </table:table-cell>
          <table:table-cell office:value-type="float" office:value="163.798" calcext:value-type="float">
            <text:p>163.7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2" calcext:value-type="float">
            <text:p>1.2</text:p>
          </table:table-cell>
          <table:table-cell office:value-type="float" office:value="371607" calcext:value-type="float">
            <text:p>371607</text:p>
          </table:table-cell>
          <table:table-cell office:value-type="float" office:value="236745" calcext:value-type="float">
            <text:p>236745</text:p>
          </table:table-cell>
          <table:table-cell office:value-type="float" office:value="327315" calcext:value-type="float">
            <text:p>327315</text:p>
          </table:table-cell>
          <table:table-cell office:value-type="float" office:value="367165" calcext:value-type="float">
            <text:p>367165</text:p>
          </table:table-cell>
          <table:table-cell office:value-type="float" office:value="411331" calcext:value-type="float">
            <text:p>411331</text:p>
          </table:table-cell>
          <table:table-cell office:value-type="float" office:value="635100" calcext:value-type="float">
            <text:p>635100</text:p>
          </table:table-cell>
          <table:table-cell office:value-type="float" office:value="101.474" calcext:value-type="float">
            <text:p>101.474</text:p>
          </table:table-cell>
          <table:table-cell office:value-type="float" office:value="70.258" calcext:value-type="float">
            <text:p>70.258</text:p>
          </table:table-cell>
          <table:table-cell office:value-type="float" office:value="91.307" calcext:value-type="float">
            <text:p>91.307</text:p>
          </table:table-cell>
          <table:table-cell office:value-type="float" office:value="100.503" calcext:value-type="float">
            <text:p>100.503</text:p>
          </table:table-cell>
          <table:table-cell office:value-type="float" office:value="109.817" calcext:value-type="float">
            <text:p>109.817</text:p>
          </table:table-cell>
          <table:table-cell office:value-type="float" office:value="168.359" calcext:value-type="float">
            <text:p>168.3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5" calcext:value-type="float">
            <text:p>1.5</text:p>
          </table:table-cell>
          <table:table-cell office:value-type="float" office:value="370704" calcext:value-type="float">
            <text:p>370704</text:p>
          </table:table-cell>
          <table:table-cell office:value-type="float" office:value="233745" calcext:value-type="float">
            <text:p>233745</text:p>
          </table:table-cell>
          <table:table-cell office:value-type="float" office:value="328497" calcext:value-type="float">
            <text:p>328497</text:p>
          </table:table-cell>
          <table:table-cell office:value-type="float" office:value="364213" calcext:value-type="float">
            <text:p>364213</text:p>
          </table:table-cell>
          <table:table-cell office:value-type="float" office:value="406037" calcext:value-type="float">
            <text:p>406037</text:p>
          </table:table-cell>
          <table:table-cell office:value-type="float" office:value="647785" calcext:value-type="float">
            <text:p>647785</text:p>
          </table:table-cell>
          <table:table-cell office:value-type="float" office:value="100.321" calcext:value-type="float">
            <text:p>100.321</text:p>
          </table:table-cell>
          <table:table-cell office:value-type="float" office:value="70.65" calcext:value-type="float">
            <text:p>70.65</text:p>
          </table:table-cell>
          <table:table-cell office:value-type="float" office:value="90.361" calcext:value-type="float">
            <text:p>90.361</text:p>
          </table:table-cell>
          <table:table-cell office:value-type="float" office:value="99.583" calcext:value-type="float">
            <text:p>99.583</text:p>
          </table:table-cell>
          <table:table-cell office:value-type="float" office:value="107.947" calcext:value-type="float">
            <text:p>107.947</text:p>
          </table:table-cell>
          <table:table-cell office:value-type="float" office:value="175.721" calcext:value-type="float">
            <text:p>175.7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5" calcext:value-type="float">
            <text:p>1.75</text:p>
          </table:table-cell>
          <table:table-cell office:value-type="float" office:value="369144" calcext:value-type="float">
            <text:p>369144</text:p>
          </table:table-cell>
          <table:table-cell office:value-type="float" office:value="216796" calcext:value-type="float">
            <text:p>216796</text:p>
          </table:table-cell>
          <table:table-cell office:value-type="float" office:value="326404" calcext:value-type="float">
            <text:p>326404</text:p>
          </table:table-cell>
          <table:table-cell office:value-type="float" office:value="363376" calcext:value-type="float">
            <text:p>363376</text:p>
          </table:table-cell>
          <table:table-cell office:value-type="float" office:value="404763" calcext:value-type="float">
            <text:p>404763</text:p>
          </table:table-cell>
          <table:table-cell office:value-type="float" office:value="580262" calcext:value-type="float">
            <text:p>580262</text:p>
          </table:table-cell>
          <table:table-cell office:value-type="float" office:value="100.517" calcext:value-type="float">
            <text:p>100.517</text:p>
          </table:table-cell>
          <table:table-cell office:value-type="float" office:value="64.975" calcext:value-type="float">
            <text:p>64.975</text:p>
          </table:table-cell>
          <table:table-cell office:value-type="float" office:value="90.71" calcext:value-type="float">
            <text:p>90.71</text:p>
          </table:table-cell>
          <table:table-cell office:value-type="float" office:value="99.201" calcext:value-type="float">
            <text:p>99.201</text:p>
          </table:table-cell>
          <table:table-cell office:value-type="float" office:value="108.367" calcext:value-type="float">
            <text:p>108.367</text:p>
          </table:table-cell>
          <table:table-cell office:value-type="float" office:value="155.53" calcext:value-type="float">
            <text:p>155.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70063" calcext:value-type="float">
            <text:p>370063</text:p>
          </table:table-cell>
          <table:table-cell office:value-type="float" office:value="224545" calcext:value-type="float">
            <text:p>224545</text:p>
          </table:table-cell>
          <table:table-cell office:value-type="float" office:value="322766" calcext:value-type="float">
            <text:p>322766</text:p>
          </table:table-cell>
          <table:table-cell office:value-type="float" office:value="361142" calcext:value-type="float">
            <text:p>361142</text:p>
          </table:table-cell>
          <table:table-cell office:value-type="float" office:value="405231" calcext:value-type="float">
            <text:p>405231</text:p>
          </table:table-cell>
          <table:table-cell office:value-type="float" office:value="653723" calcext:value-type="float">
            <text:p>653723</text:p>
          </table:table-cell>
          <table:table-cell office:value-type="float" office:value="100.481" calcext:value-type="float">
            <text:p>100.481</text:p>
          </table:table-cell>
          <table:table-cell office:value-type="float" office:value="65.713" calcext:value-type="float">
            <text:p>65.713</text:p>
          </table:table-cell>
          <table:table-cell office:value-type="float" office:value="90.154" calcext:value-type="float">
            <text:p>90.154</text:p>
          </table:table-cell>
          <table:table-cell office:value-type="float" office:value="98.928" calcext:value-type="float">
            <text:p>98.928</text:p>
          </table:table-cell>
          <table:table-cell office:value-type="float" office:value="108.903" calcext:value-type="float">
            <text:p>108.903</text:p>
          </table:table-cell>
          <table:table-cell office:value-type="float" office:value="168.791" calcext:value-type="float">
            <text:p>168.7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25" calcext:value-type="float">
            <text:p>2.25</text:p>
          </table:table-cell>
          <table:table-cell office:value-type="float" office:value="370438" calcext:value-type="float">
            <text:p>370438</text:p>
          </table:table-cell>
          <table:table-cell office:value-type="float" office:value="230948" calcext:value-type="float">
            <text:p>230948</text:p>
          </table:table-cell>
          <table:table-cell office:value-type="float" office:value="324797" calcext:value-type="float">
            <text:p>324797</text:p>
          </table:table-cell>
          <table:table-cell office:value-type="float" office:value="364307" calcext:value-type="float">
            <text:p>364307</text:p>
          </table:table-cell>
          <table:table-cell office:value-type="float" office:value="406280" calcext:value-type="float">
            <text:p>406280</text:p>
          </table:table-cell>
          <table:table-cell office:value-type="float" office:value="755275" calcext:value-type="float">
            <text:p>755275</text:p>
          </table:table-cell>
          <table:table-cell office:value-type="float" office:value="100.143" calcext:value-type="float">
            <text:p>100.143</text:p>
          </table:table-cell>
          <table:table-cell office:value-type="float" office:value="68.616" calcext:value-type="float">
            <text:p>68.616</text:p>
          </table:table-cell>
          <table:table-cell office:value-type="float" office:value="90.622" calcext:value-type="float">
            <text:p>90.622</text:p>
          </table:table-cell>
          <table:table-cell office:value-type="float" office:value="99.177" calcext:value-type="float">
            <text:p>99.177</text:p>
          </table:table-cell>
          <table:table-cell office:value-type="float" office:value="108.044" calcext:value-type="float">
            <text:p>108.044</text:p>
          </table:table-cell>
          <table:table-cell office:value-type="float" office:value="178.456" calcext:value-type="float">
            <text:p>178.4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5" calcext:value-type="float">
            <text:p>2.5</text:p>
          </table:table-cell>
          <table:table-cell office:value-type="float" office:value="369263" calcext:value-type="float">
            <text:p>369263</text:p>
          </table:table-cell>
          <table:table-cell office:value-type="float" office:value="226229" calcext:value-type="float">
            <text:p>226229</text:p>
          </table:table-cell>
          <table:table-cell office:value-type="float" office:value="324722" calcext:value-type="float">
            <text:p>324722</text:p>
          </table:table-cell>
          <table:table-cell office:value-type="float" office:value="364405" calcext:value-type="float">
            <text:p>364405</text:p>
          </table:table-cell>
          <table:table-cell office:value-type="float" office:value="406389" calcext:value-type="float">
            <text:p>406389</text:p>
          </table:table-cell>
          <table:table-cell office:value-type="float" office:value="579695" calcext:value-type="float">
            <text:p>579695</text:p>
          </table:table-cell>
          <table:table-cell office:value-type="float" office:value="100.174" calcext:value-type="float">
            <text:p>100.174</text:p>
          </table:table-cell>
          <table:table-cell office:value-type="float" office:value="70.575" calcext:value-type="float">
            <text:p>70.575</text:p>
          </table:table-cell>
          <table:table-cell office:value-type="float" office:value="90.836" calcext:value-type="float">
            <text:p>90.836</text:p>
          </table:table-cell>
          <table:table-cell office:value-type="float" office:value="99.054" calcext:value-type="float">
            <text:p>99.054</text:p>
          </table:table-cell>
          <table:table-cell office:value-type="float" office:value="108.232" calcext:value-type="float">
            <text:p>108.232</text:p>
          </table:table-cell>
          <table:table-cell office:value-type="float" office:value="151.513" calcext:value-type="float">
            <text:p>151.5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75" calcext:value-type="float">
            <text:p>2.75</text:p>
          </table:table-cell>
          <table:table-cell office:value-type="float" office:value="370065" calcext:value-type="float">
            <text:p>370065</text:p>
          </table:table-cell>
          <table:table-cell office:value-type="float" office:value="240455" calcext:value-type="float">
            <text:p>240455</text:p>
          </table:table-cell>
          <table:table-cell office:value-type="float" office:value="328938" calcext:value-type="float">
            <text:p>328938</text:p>
          </table:table-cell>
          <table:table-cell office:value-type="float" office:value="361498" calcext:value-type="float">
            <text:p>361498</text:p>
          </table:table-cell>
          <table:table-cell office:value-type="float" office:value="405077" calcext:value-type="float">
            <text:p>405077</text:p>
          </table:table-cell>
          <table:table-cell office:value-type="float" office:value="688504" calcext:value-type="float">
            <text:p>688504</text:p>
          </table:table-cell>
          <table:table-cell office:value-type="float" office:value="99.98" calcext:value-type="float">
            <text:p>99.98</text:p>
          </table:table-cell>
          <table:table-cell office:value-type="float" office:value="71.274" calcext:value-type="float">
            <text:p>71.274</text:p>
          </table:table-cell>
          <table:table-cell office:value-type="float" office:value="90.67" calcext:value-type="float">
            <text:p>90.67</text:p>
          </table:table-cell>
          <table:table-cell office:value-type="float" office:value="98.149" calcext:value-type="float">
            <text:p>98.149</text:p>
          </table:table-cell>
          <table:table-cell office:value-type="float" office:value="107.379" calcext:value-type="float">
            <text:p>107.379</text:p>
          </table:table-cell>
          <table:table-cell office:value-type="float" office:value="168.863" calcext:value-type="float">
            <text:p>168.8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66064" calcext:value-type="float">
            <text:p>366064</text:p>
          </table:table-cell>
          <table:table-cell office:value-type="float" office:value="219319" calcext:value-type="float">
            <text:p>219319</text:p>
          </table:table-cell>
          <table:table-cell office:value-type="float" office:value="324846" calcext:value-type="float">
            <text:p>324846</text:p>
          </table:table-cell>
          <table:table-cell office:value-type="float" office:value="358366" calcext:value-type="float">
            <text:p>358366</text:p>
          </table:table-cell>
          <table:table-cell office:value-type="float" office:value="402760" calcext:value-type="float">
            <text:p>402760</text:p>
          </table:table-cell>
          <table:table-cell office:value-type="float" office:value="659809" calcext:value-type="float">
            <text:p>659809</text:p>
          </table:table-cell>
          <table:table-cell office:value-type="float" office:value="99.517" calcext:value-type="float">
            <text:p>99.517</text:p>
          </table:table-cell>
          <table:table-cell office:value-type="float" office:value="65.984" calcext:value-type="float">
            <text:p>65.984</text:p>
          </table:table-cell>
          <table:table-cell office:value-type="float" office:value="90.761" calcext:value-type="float">
            <text:p>90.761</text:p>
          </table:table-cell>
          <table:table-cell office:value-type="float" office:value="98.144" calcext:value-type="float">
            <text:p>98.144</text:p>
          </table:table-cell>
          <table:table-cell office:value-type="float" office:value="106.765" calcext:value-type="float">
            <text:p>106.765</text:p>
          </table:table-cell>
          <table:table-cell office:value-type="float" office:value="171.525" calcext:value-type="float">
            <text:p>171.5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5" calcext:value-type="float">
            <text:p>3.5</text:p>
          </table:table-cell>
          <table:table-cell office:value-type="float" office:value="369714" calcext:value-type="float">
            <text:p>369714</text:p>
          </table:table-cell>
          <table:table-cell office:value-type="float" office:value="236129" calcext:value-type="float">
            <text:p>236129</text:p>
          </table:table-cell>
          <table:table-cell office:value-type="float" office:value="328180" calcext:value-type="float">
            <text:p>328180</text:p>
          </table:table-cell>
          <table:table-cell office:value-type="float" office:value="363097" calcext:value-type="float">
            <text:p>363097</text:p>
          </table:table-cell>
          <table:table-cell office:value-type="float" office:value="404984" calcext:value-type="float">
            <text:p>404984</text:p>
          </table:table-cell>
          <table:table-cell office:value-type="float" office:value="718602" calcext:value-type="float">
            <text:p>718602</text:p>
          </table:table-cell>
          <table:table-cell office:value-type="float" office:value="99.706" calcext:value-type="float">
            <text:p>99.706</text:p>
          </table:table-cell>
          <table:table-cell office:value-type="float" office:value="69.931" calcext:value-type="float">
            <text:p>69.931</text:p>
          </table:table-cell>
          <table:table-cell office:value-type="float" office:value="90.619" calcext:value-type="float">
            <text:p>90.619</text:p>
          </table:table-cell>
          <table:table-cell office:value-type="float" office:value="98.128" calcext:value-type="float">
            <text:p>98.128</text:p>
          </table:table-cell>
          <table:table-cell office:value-type="float" office:value="107.725" calcext:value-type="float">
            <text:p>107.725</text:p>
          </table:table-cell>
          <table:table-cell office:value-type="float" office:value="161.572" calcext:value-type="float">
            <text:p>161.5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71216" calcext:value-type="float">
            <text:p>371216</text:p>
          </table:table-cell>
          <table:table-cell office:value-type="float" office:value="230295" calcext:value-type="float">
            <text:p>230295</text:p>
          </table:table-cell>
          <table:table-cell office:value-type="float" office:value="328979" calcext:value-type="float">
            <text:p>328979</text:p>
          </table:table-cell>
          <table:table-cell office:value-type="float" office:value="364170" calcext:value-type="float">
            <text:p>364170</text:p>
          </table:table-cell>
          <table:table-cell office:value-type="float" office:value="406764" calcext:value-type="float">
            <text:p>406764</text:p>
          </table:table-cell>
          <table:table-cell office:value-type="float" office:value="613036" calcext:value-type="float">
            <text:p>613036</text:p>
          </table:table-cell>
          <table:table-cell office:value-type="float" office:value="100.389" calcext:value-type="float">
            <text:p>100.389</text:p>
          </table:table-cell>
          <table:table-cell office:value-type="float" office:value="68.892" calcext:value-type="float">
            <text:p>68.892</text:p>
          </table:table-cell>
          <table:table-cell office:value-type="float" office:value="91.16" calcext:value-type="float">
            <text:p>91.16</text:p>
          </table:table-cell>
          <table:table-cell office:value-type="float" office:value="99.475" calcext:value-type="float">
            <text:p>99.475</text:p>
          </table:table-cell>
          <table:table-cell office:value-type="float" office:value="108.349" calcext:value-type="float">
            <text:p>108.349</text:p>
          </table:table-cell>
          <table:table-cell office:value-type="float" office:value="154.061" calcext:value-type="float">
            <text:p>154.0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5" calcext:value-type="float">
            <text:p>4.5</text:p>
          </table:table-cell>
          <table:table-cell office:value-type="float" office:value="372293" calcext:value-type="float">
            <text:p>372293</text:p>
          </table:table-cell>
          <table:table-cell office:value-type="float" office:value="236977" calcext:value-type="float">
            <text:p>236977</text:p>
          </table:table-cell>
          <table:table-cell office:value-type="float" office:value="327606" calcext:value-type="float">
            <text:p>327606</text:p>
          </table:table-cell>
          <table:table-cell office:value-type="float" office:value="367782" calcext:value-type="float">
            <text:p>367782</text:p>
          </table:table-cell>
          <table:table-cell office:value-type="float" office:value="405937" calcext:value-type="float">
            <text:p>405937</text:p>
          </table:table-cell>
          <table:table-cell office:value-type="float" office:value="746809" calcext:value-type="float">
            <text:p>746809</text:p>
          </table:table-cell>
          <table:table-cell office:value-type="float" office:value="100.433" calcext:value-type="float">
            <text:p>100.433</text:p>
          </table:table-cell>
          <table:table-cell office:value-type="float" office:value="69.166" calcext:value-type="float">
            <text:p>69.166</text:p>
          </table:table-cell>
          <table:table-cell office:value-type="float" office:value="90.388" calcext:value-type="float">
            <text:p>90.388</text:p>
          </table:table-cell>
          <table:table-cell office:value-type="float" office:value="98.757" calcext:value-type="float">
            <text:p>98.757</text:p>
          </table:table-cell>
          <table:table-cell office:value-type="float" office:value="108.809" calcext:value-type="float">
            <text:p>108.809</text:p>
          </table:table-cell>
          <table:table-cell office:value-type="float" office:value="179.988" calcext:value-type="float">
            <text:p>179.9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371902" calcext:value-type="float">
            <text:p>371902</text:p>
          </table:table-cell>
          <table:table-cell office:value-type="float" office:value="217133" calcext:value-type="float">
            <text:p>217133</text:p>
          </table:table-cell>
          <table:table-cell office:value-type="float" office:value="326138" calcext:value-type="float">
            <text:p>326138</text:p>
          </table:table-cell>
          <table:table-cell office:value-type="float" office:value="365609" calcext:value-type="float">
            <text:p>365609</text:p>
          </table:table-cell>
          <table:table-cell office:value-type="float" office:value="405286" calcext:value-type="float">
            <text:p>405286</text:p>
          </table:table-cell>
          <table:table-cell office:value-type="float" office:value="810724" calcext:value-type="float">
            <text:p>810724</text:p>
          </table:table-cell>
          <table:table-cell office:value-type="float" office:value="100.432" calcext:value-type="float">
            <text:p>100.432</text:p>
          </table:table-cell>
          <table:table-cell office:value-type="float" office:value="68.684" calcext:value-type="float">
            <text:p>68.684</text:p>
          </table:table-cell>
          <table:table-cell office:value-type="float" office:value="90.606" calcext:value-type="float">
            <text:p>90.606</text:p>
          </table:table-cell>
          <table:table-cell office:value-type="float" office:value="98.662" calcext:value-type="float">
            <text:p>98.662</text:p>
          </table:table-cell>
          <table:table-cell office:value-type="float" office:value="108.7" calcext:value-type="float">
            <text:p>108.7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69869" calcext:value-type="float">
            <text:p>369869</text:p>
          </table:table-cell>
          <table:table-cell office:value-type="float" office:value="246954" calcext:value-type="float">
            <text:p>246954</text:p>
          </table:table-cell>
          <table:table-cell office:value-type="float" office:value="324935" calcext:value-type="float">
            <text:p>324935</text:p>
          </table:table-cell>
          <table:table-cell office:value-type="float" office:value="361887" calcext:value-type="float">
            <text:p>361887</text:p>
          </table:table-cell>
          <table:table-cell office:value-type="float" office:value="407003" calcext:value-type="float">
            <text:p>407003</text:p>
          </table:table-cell>
          <table:table-cell office:value-type="float" office:value="653567" calcext:value-type="float">
            <text:p>653567</text:p>
          </table:table-cell>
          <table:table-cell office:value-type="float" office:value="99.923" calcext:value-type="float">
            <text:p>99.923</text:p>
          </table:table-cell>
          <table:table-cell office:value-type="float" office:value="67.272" calcext:value-type="float">
            <text:p>67.272</text:p>
          </table:table-cell>
          <table:table-cell office:value-type="float" office:value="90.037" calcext:value-type="float">
            <text:p>90.037</text:p>
          </table:table-cell>
          <table:table-cell office:value-type="float" office:value="98.302" calcext:value-type="float">
            <text:p>98.302</text:p>
          </table:table-cell>
          <table:table-cell office:value-type="float" office:value="107.873" calcext:value-type="float">
            <text:p>107.873</text:p>
          </table:table-cell>
          <table:table-cell office:value-type="float" office:value="157.415" calcext:value-type="float">
            <text:p>157.4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371245" calcext:value-type="float">
            <text:p>371245</text:p>
          </table:table-cell>
          <table:table-cell office:value-type="float" office:value="236120" calcext:value-type="float">
            <text:p>236120</text:p>
          </table:table-cell>
          <table:table-cell office:value-type="float" office:value="326855" calcext:value-type="float">
            <text:p>326855</text:p>
          </table:table-cell>
          <table:table-cell office:value-type="float" office:value="363101" calcext:value-type="float">
            <text:p>363101</text:p>
          </table:table-cell>
          <table:table-cell office:value-type="float" office:value="409838" calcext:value-type="float">
            <text:p>409838</text:p>
          </table:table-cell>
          <table:table-cell office:value-type="float" office:value="760930" calcext:value-type="float">
            <text:p>760930</text:p>
          </table:table-cell>
          <table:table-cell office:value-type="float" office:value="100.304" calcext:value-type="float">
            <text:p>100.304</text:p>
          </table:table-cell>
          <table:table-cell office:value-type="float" office:value="71.961" calcext:value-type="float">
            <text:p>71.961</text:p>
          </table:table-cell>
          <table:table-cell office:value-type="float" office:value="90.916" calcext:value-type="float">
            <text:p>90.916</text:p>
          </table:table-cell>
          <table:table-cell office:value-type="float" office:value="97.897" calcext:value-type="float">
            <text:p>97.897</text:p>
          </table:table-cell>
          <table:table-cell office:value-type="float" office:value="108.199" calcext:value-type="float">
            <text:p>108.199</text:p>
          </table:table-cell>
          <table:table-cell office:value-type="float" office:value="164.598" calcext:value-type="float">
            <text:p>164.5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73305" calcext:value-type="float">
            <text:p>373305</text:p>
          </table:table-cell>
          <table:table-cell office:value-type="float" office:value="243523" calcext:value-type="float">
            <text:p>243523</text:p>
          </table:table-cell>
          <table:table-cell office:value-type="float" office:value="327096" calcext:value-type="float">
            <text:p>327096</text:p>
          </table:table-cell>
          <table:table-cell office:value-type="float" office:value="364827" calcext:value-type="float">
            <text:p>364827</text:p>
          </table:table-cell>
          <table:table-cell office:value-type="float" office:value="411531" calcext:value-type="float">
            <text:p>411531</text:p>
          </table:table-cell>
          <table:table-cell office:value-type="float" office:value="820300" calcext:value-type="float">
            <text:p>820300</text:p>
          </table:table-cell>
          <table:table-cell office:value-type="float" office:value="100.611" calcext:value-type="float">
            <text:p>100.611</text:p>
          </table:table-cell>
          <table:table-cell office:value-type="float" office:value="71.972" calcext:value-type="float">
            <text:p>71.972</text:p>
          </table:table-cell>
          <table:table-cell office:value-type="float" office:value="90.874" calcext:value-type="float">
            <text:p>90.874</text:p>
          </table:table-cell>
          <table:table-cell office:value-type="float" office:value="99.244" calcext:value-type="float">
            <text:p>99.244</text:p>
          </table:table-cell>
          <table:table-cell office:value-type="float" office:value="109.147" calcext:value-type="float">
            <text:p>109.147</text:p>
          </table:table-cell>
          <table:table-cell office:value-type="float" office:value="166.102" calcext:value-type="float">
            <text:p>166.1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373554" calcext:value-type="float">
            <text:p>373554</text:p>
          </table:table-cell>
          <table:table-cell office:value-type="float" office:value="221109" calcext:value-type="float">
            <text:p>221109</text:p>
          </table:table-cell>
          <table:table-cell office:value-type="float" office:value="328123" calcext:value-type="float">
            <text:p>328123</text:p>
          </table:table-cell>
          <table:table-cell office:value-type="float" office:value="365176" calcext:value-type="float">
            <text:p>365176</text:p>
          </table:table-cell>
          <table:table-cell office:value-type="float" office:value="407429" calcext:value-type="float">
            <text:p>407429</text:p>
          </table:table-cell>
          <table:table-cell office:value-type="float" office:value="772797" calcext:value-type="float">
            <text:p>772797</text:p>
          </table:table-cell>
          <table:table-cell office:value-type="float" office:value="100.5" calcext:value-type="float">
            <text:p>100.5</text:p>
          </table:table-cell>
          <table:table-cell office:value-type="float" office:value="70.384" calcext:value-type="float">
            <text:p>70.384</text:p>
          </table:table-cell>
          <table:table-cell office:value-type="float" office:value="90.888" calcext:value-type="float">
            <text:p>90.888</text:p>
          </table:table-cell>
          <table:table-cell office:value-type="float" office:value="98.646" calcext:value-type="float">
            <text:p>98.646</text:p>
          </table:table-cell>
          <table:table-cell office:value-type="float" office:value="108.443" calcext:value-type="float">
            <text:p>108.443</text:p>
          </table:table-cell>
          <table:table-cell office:value-type="float" office:value="172.63" calcext:value-type="float">
            <text:p>172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73927" calcext:value-type="float">
            <text:p>373927</text:p>
          </table:table-cell>
          <table:table-cell office:value-type="float" office:value="230044" calcext:value-type="float">
            <text:p>230044</text:p>
          </table:table-cell>
          <table:table-cell office:value-type="float" office:value="329581" calcext:value-type="float">
            <text:p>329581</text:p>
          </table:table-cell>
          <table:table-cell office:value-type="float" office:value="365746" calcext:value-type="float">
            <text:p>365746</text:p>
          </table:table-cell>
          <table:table-cell office:value-type="float" office:value="410422" calcext:value-type="float">
            <text:p>410422</text:p>
          </table:table-cell>
          <table:table-cell office:value-type="float" office:value="714356" calcext:value-type="float">
            <text:p>714356</text:p>
          </table:table-cell>
          <table:table-cell office:value-type="float" office:value="100.718" calcext:value-type="float">
            <text:p>100.718</text:p>
          </table:table-cell>
          <table:table-cell office:value-type="float" office:value="67.329" calcext:value-type="float">
            <text:p>67.329</text:p>
          </table:table-cell>
          <table:table-cell office:value-type="float" office:value="91.02" calcext:value-type="float">
            <text:p>91.02</text:p>
          </table:table-cell>
          <table:table-cell office:value-type="float" office:value="99.365" calcext:value-type="float">
            <text:p>99.365</text:p>
          </table:table-cell>
          <table:table-cell office:value-type="float" office:value="109.071" calcext:value-type="float">
            <text:p>109.071</text:p>
          </table:table-cell>
          <table:table-cell office:value-type="float" office:value="185.111" calcext:value-type="float">
            <text:p>185.1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383830" calcext:value-type="float">
            <text:p>383830</text:p>
          </table:table-cell>
          <table:table-cell office:value-type="float" office:value="250479" calcext:value-type="float">
            <text:p>250479</text:p>
          </table:table-cell>
          <table:table-cell office:value-type="float" office:value="333782" calcext:value-type="float">
            <text:p>333782</text:p>
          </table:table-cell>
          <table:table-cell office:value-type="float" office:value="376630" calcext:value-type="float">
            <text:p>376630</text:p>
          </table:table-cell>
          <table:table-cell office:value-type="float" office:value="421981" calcext:value-type="float">
            <text:p>421981</text:p>
          </table:table-cell>
          <table:table-cell office:value-type="float" office:value="761355" calcext:value-type="float">
            <text:p>761355</text:p>
          </table:table-cell>
          <table:table-cell office:value-type="float" office:value="102.092" calcext:value-type="float">
            <text:p>102.092</text:p>
          </table:table-cell>
          <table:table-cell office:value-type="float" office:value="70.849" calcext:value-type="float">
            <text:p>70.849</text:p>
          </table:table-cell>
          <table:table-cell office:value-type="float" office:value="91.561" calcext:value-type="float">
            <text:p>91.561</text:p>
          </table:table-cell>
          <table:table-cell office:value-type="float" office:value="100.794" calcext:value-type="float">
            <text:p>100.794</text:p>
          </table:table-cell>
          <table:table-cell office:value-type="float" office:value="109.866" calcext:value-type="float">
            <text:p>109.866</text:p>
          </table:table-cell>
          <table:table-cell office:value-type="float" office:value="204.851" calcext:value-type="float">
            <text:p>204.8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83801" calcext:value-type="float">
            <text:p>383801</text:p>
          </table:table-cell>
          <table:table-cell office:value-type="float" office:value="226628" calcext:value-type="float">
            <text:p>226628</text:p>
          </table:table-cell>
          <table:table-cell office:value-type="float" office:value="336545" calcext:value-type="float">
            <text:p>336545</text:p>
          </table:table-cell>
          <table:table-cell office:value-type="float" office:value="374554" calcext:value-type="float">
            <text:p>374554</text:p>
          </table:table-cell>
          <table:table-cell office:value-type="float" office:value="418755" calcext:value-type="float">
            <text:p>418755</text:p>
          </table:table-cell>
          <table:table-cell office:value-type="float" office:value="751941" calcext:value-type="float">
            <text:p>751941</text:p>
          </table:table-cell>
          <table:table-cell office:value-type="float" office:value="102.399" calcext:value-type="float">
            <text:p>102.399</text:p>
          </table:table-cell>
          <table:table-cell office:value-type="float" office:value="73.058" calcext:value-type="float">
            <text:p>73.058</text:p>
          </table:table-cell>
          <table:table-cell office:value-type="float" office:value="91.719" calcext:value-type="float">
            <text:p>91.719</text:p>
          </table:table-cell>
          <table:table-cell office:value-type="float" office:value="100.163" calcext:value-type="float">
            <text:p>100.163</text:p>
          </table:table-cell>
          <table:table-cell office:value-type="float" office:value="110.348" calcext:value-type="float">
            <text:p>110.348</text:p>
          </table:table-cell>
          <table:table-cell office:value-type="float" office:value="181.151" calcext:value-type="float">
            <text:p>181.1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87041" calcext:value-type="float">
            <text:p>387041</text:p>
          </table:table-cell>
          <table:table-cell office:value-type="float" office:value="221869" calcext:value-type="float">
            <text:p>221869</text:p>
          </table:table-cell>
          <table:table-cell office:value-type="float" office:value="338335" calcext:value-type="float">
            <text:p>338335</text:p>
          </table:table-cell>
          <table:table-cell office:value-type="float" office:value="380436" calcext:value-type="float">
            <text:p>380436</text:p>
          </table:table-cell>
          <table:table-cell office:value-type="float" office:value="428504" calcext:value-type="float">
            <text:p>428504</text:p>
          </table:table-cell>
          <table:table-cell office:value-type="float" office:value="755233" calcext:value-type="float">
            <text:p>755233</text:p>
          </table:table-cell>
          <table:table-cell office:value-type="float" office:value="102.559" calcext:value-type="float">
            <text:p>102.559</text:p>
          </table:table-cell>
          <table:table-cell office:value-type="float" office:value="67.518" calcext:value-type="float">
            <text:p>67.518</text:p>
          </table:table-cell>
          <table:table-cell office:value-type="float" office:value="92.53" calcext:value-type="float">
            <text:p>92.53</text:p>
          </table:table-cell>
          <table:table-cell office:value-type="float" office:value="101.399" calcext:value-type="float">
            <text:p>101.399</text:p>
          </table:table-cell>
          <table:table-cell office:value-type="float" office:value="110.917" calcext:value-type="float">
            <text:p>110.917</text:p>
          </table:table-cell>
          <table:table-cell office:value-type="float" office:value="167.172" calcext:value-type="float">
            <text:p>167.1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82394" calcext:value-type="float">
            <text:p>382394</text:p>
          </table:table-cell>
          <table:table-cell office:value-type="float" office:value="233326" calcext:value-type="float">
            <text:p>233326</text:p>
          </table:table-cell>
          <table:table-cell office:value-type="float" office:value="336776" calcext:value-type="float">
            <text:p>336776</text:p>
          </table:table-cell>
          <table:table-cell office:value-type="float" office:value="374142" calcext:value-type="float">
            <text:p>374142</text:p>
          </table:table-cell>
          <table:table-cell office:value-type="float" office:value="426816" calcext:value-type="float">
            <text:p>426816</text:p>
          </table:table-cell>
          <table:table-cell office:value-type="float" office:value="637811" calcext:value-type="float">
            <text:p>637811</text:p>
          </table:table-cell>
          <table:table-cell office:value-type="float" office:value="102.153" calcext:value-type="float">
            <text:p>102.153</text:p>
          </table:table-cell>
          <table:table-cell office:value-type="float" office:value="69.971" calcext:value-type="float">
            <text:p>69.971</text:p>
          </table:table-cell>
          <table:table-cell office:value-type="float" office:value="92.444" calcext:value-type="float">
            <text:p>92.444</text:p>
          </table:table-cell>
          <table:table-cell office:value-type="float" office:value="100.72" calcext:value-type="float">
            <text:p>100.72</text:p>
          </table:table-cell>
          <table:table-cell office:value-type="float" office:value="110.907" calcext:value-type="float">
            <text:p>110.907</text:p>
          </table:table-cell>
          <table:table-cell office:value-type="float" office:value="161.145" calcext:value-type="float">
            <text:p>161.1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384132" calcext:value-type="float">
            <text:p>384132</text:p>
          </table:table-cell>
          <table:table-cell office:value-type="float" office:value="223402" calcext:value-type="float">
            <text:p>223402</text:p>
          </table:table-cell>
          <table:table-cell office:value-type="float" office:value="339320" calcext:value-type="float">
            <text:p>339320</text:p>
          </table:table-cell>
          <table:table-cell office:value-type="float" office:value="375202" calcext:value-type="float">
            <text:p>375202</text:p>
          </table:table-cell>
          <table:table-cell office:value-type="float" office:value="420416" calcext:value-type="float">
            <text:p>420416</text:p>
          </table:table-cell>
          <table:table-cell office:value-type="float" office:value="816785" calcext:value-type="float">
            <text:p>816785</text:p>
          </table:table-cell>
          <table:table-cell office:value-type="float" office:value="102.505" calcext:value-type="float">
            <text:p>102.505</text:p>
          </table:table-cell>
          <table:table-cell office:value-type="float" office:value="69.919" calcext:value-type="float">
            <text:p>69.919</text:p>
          </table:table-cell>
          <table:table-cell office:value-type="float" office:value="92.604" calcext:value-type="float">
            <text:p>92.604</text:p>
          </table:table-cell>
          <table:table-cell office:value-type="float" office:value="100.66" calcext:value-type="float">
            <text:p>100.66</text:p>
          </table:table-cell>
          <table:table-cell office:value-type="float" office:value="111.074" calcext:value-type="float">
            <text:p>111.074</text:p>
          </table:table-cell>
          <table:table-cell office:value-type="float" office:value="170.896" calcext:value-type="float">
            <text:p>170.89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385458" calcext:value-type="float">
            <text:p>385458</text:p>
          </table:table-cell>
          <table:table-cell office:value-type="float" office:value="228494" calcext:value-type="float">
            <text:p>228494</text:p>
          </table:table-cell>
          <table:table-cell office:value-type="float" office:value="338607" calcext:value-type="float">
            <text:p>338607</text:p>
          </table:table-cell>
          <table:table-cell office:value-type="float" office:value="377122" calcext:value-type="float">
            <text:p>377122</text:p>
          </table:table-cell>
          <table:table-cell office:value-type="float" office:value="423318" calcext:value-type="float">
            <text:p>423318</text:p>
          </table:table-cell>
          <table:table-cell office:value-type="float" office:value="681238" calcext:value-type="float">
            <text:p>681238</text:p>
          </table:table-cell>
          <table:table-cell office:value-type="float" office:value="102.373" calcext:value-type="float">
            <text:p>102.373</text:p>
          </table:table-cell>
          <table:table-cell office:value-type="float" office:value="68.295" calcext:value-type="float">
            <text:p>68.295</text:p>
          </table:table-cell>
          <table:table-cell office:value-type="float" office:value="92.304" calcext:value-type="float">
            <text:p>92.304</text:p>
          </table:table-cell>
          <table:table-cell office:value-type="float" office:value="100.61" calcext:value-type="float">
            <text:p>100.61</text:p>
          </table:table-cell>
          <table:table-cell office:value-type="float" office:value="111.242" calcext:value-type="float">
            <text:p>111.242</text:p>
          </table:table-cell>
          <table:table-cell office:value-type="float" office:value="154.495" calcext:value-type="float">
            <text:p>154.4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370645" calcext:value-type="float">
            <text:p>370645</text:p>
          </table:table-cell>
          <table:table-cell office:value-type="float" office:value="229836" calcext:value-type="float">
            <text:p>229836</text:p>
          </table:table-cell>
          <table:table-cell office:value-type="float" office:value="325753" calcext:value-type="float">
            <text:p>325753</text:p>
          </table:table-cell>
          <table:table-cell office:value-type="float" office:value="365083" calcext:value-type="float">
            <text:p>365083</text:p>
          </table:table-cell>
          <table:table-cell office:value-type="float" office:value="408516" calcext:value-type="float">
            <text:p>408516</text:p>
          </table:table-cell>
          <table:table-cell office:value-type="float" office:value="621724" calcext:value-type="float">
            <text:p>621724</text:p>
          </table:table-cell>
          <table:table-cell office:value-type="float" office:value="99.386" calcext:value-type="float">
            <text:p>99.386</text:p>
          </table:table-cell>
          <table:table-cell office:value-type="float" office:value="67.82" calcext:value-type="float">
            <text:p>67.82</text:p>
          </table:table-cell>
          <table:table-cell office:value-type="float" office:value="90.174" calcext:value-type="float">
            <text:p>90.174</text:p>
          </table:table-cell>
          <table:table-cell office:value-type="float" office:value="97.685" calcext:value-type="float">
            <text:p>97.685</text:p>
          </table:table-cell>
          <table:table-cell office:value-type="float" office:value="106.241" calcext:value-type="float">
            <text:p>106.241</text:p>
          </table:table-cell>
          <table:table-cell office:value-type="float" office:value="161.916" calcext:value-type="float">
            <text:p>161.9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float" office:value="369890" calcext:value-type="float">
            <text:p>369890</text:p>
          </table:table-cell>
          <table:table-cell office:value-type="float" office:value="226689" calcext:value-type="float">
            <text:p>226689</text:p>
          </table:table-cell>
          <table:table-cell office:value-type="float" office:value="323131" calcext:value-type="float">
            <text:p>323131</text:p>
          </table:table-cell>
          <table:table-cell office:value-type="float" office:value="365501" calcext:value-type="float">
            <text:p>365501</text:p>
          </table:table-cell>
          <table:table-cell office:value-type="float" office:value="407035" calcext:value-type="float">
            <text:p>407035</text:p>
          </table:table-cell>
          <table:table-cell office:value-type="float" office:value="649619" calcext:value-type="float">
            <text:p>649619</text:p>
          </table:table-cell>
          <table:table-cell office:value-type="float" office:value="99.753" calcext:value-type="float">
            <text:p>99.753</text:p>
          </table:table-cell>
          <table:table-cell office:value-type="float" office:value="71.134" calcext:value-type="float">
            <text:p>71.134</text:p>
          </table:table-cell>
          <table:table-cell office:value-type="float" office:value="90.236" calcext:value-type="float">
            <text:p>90.236</text:p>
          </table:table-cell>
          <table:table-cell office:value-type="float" office:value="98.16" calcext:value-type="float">
            <text:p>98.16</text:p>
          </table:table-cell>
          <table:table-cell office:value-type="float" office:value="107.683" calcext:value-type="float">
            <text:p>107.683</text:p>
          </table:table-cell>
          <table:table-cell office:value-type="float" office:value="148.341" calcext:value-type="float">
            <text:p>148.3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2" calcext:value-type="float">
            <text:p>1.2</text:p>
          </table:table-cell>
          <table:table-cell office:value-type="float" office:value="368679" calcext:value-type="float">
            <text:p>368679</text:p>
          </table:table-cell>
          <table:table-cell office:value-type="float" office:value="236102" calcext:value-type="float">
            <text:p>236102</text:p>
          </table:table-cell>
          <table:table-cell office:value-type="float" office:value="323612" calcext:value-type="float">
            <text:p>323612</text:p>
          </table:table-cell>
          <table:table-cell office:value-type="float" office:value="360817" calcext:value-type="float">
            <text:p>360817</text:p>
          </table:table-cell>
          <table:table-cell office:value-type="float" office:value="408048" calcext:value-type="float">
            <text:p>408048</text:p>
          </table:table-cell>
          <table:table-cell office:value-type="float" office:value="732497" calcext:value-type="float">
            <text:p>732497</text:p>
          </table:table-cell>
          <table:table-cell office:value-type="float" office:value="99.429" calcext:value-type="float">
            <text:p>99.429</text:p>
          </table:table-cell>
          <table:table-cell office:value-type="float" office:value="67.712" calcext:value-type="float">
            <text:p>67.712</text:p>
          </table:table-cell>
          <table:table-cell office:value-type="float" office:value="89.701" calcext:value-type="float">
            <text:p>89.701</text:p>
          </table:table-cell>
          <table:table-cell office:value-type="float" office:value="98.168" calcext:value-type="float">
            <text:p>98.168</text:p>
          </table:table-cell>
          <table:table-cell office:value-type="float" office:value="107.22" calcext:value-type="float">
            <text:p>107.22</text:p>
          </table:table-cell>
          <table:table-cell office:value-type="float" office:value="151.721" calcext:value-type="float">
            <text:p>151.7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5" calcext:value-type="float">
            <text:p>1.5</text:p>
          </table:table-cell>
          <table:table-cell office:value-type="float" office:value="366304" calcext:value-type="float">
            <text:p>366304</text:p>
          </table:table-cell>
          <table:table-cell office:value-type="float" office:value="211126" calcext:value-type="float">
            <text:p>211126</text:p>
          </table:table-cell>
          <table:table-cell office:value-type="float" office:value="319721" calcext:value-type="float">
            <text:p>319721</text:p>
          </table:table-cell>
          <table:table-cell office:value-type="float" office:value="358587" calcext:value-type="float">
            <text:p>358587</text:p>
          </table:table-cell>
          <table:table-cell office:value-type="float" office:value="406792" calcext:value-type="float">
            <text:p>406792</text:p>
          </table:table-cell>
          <table:table-cell office:value-type="float" office:value="728317" calcext:value-type="float">
            <text:p>728317</text:p>
          </table:table-cell>
          <table:table-cell office:value-type="float" office:value="98.518" calcext:value-type="float">
            <text:p>98.518</text:p>
          </table:table-cell>
          <table:table-cell office:value-type="float" office:value="67.286" calcext:value-type="float">
            <text:p>67.286</text:p>
          </table:table-cell>
          <table:table-cell office:value-type="float" office:value="88.599" calcext:value-type="float">
            <text:p>88.599</text:p>
          </table:table-cell>
          <table:table-cell office:value-type="float" office:value="96.873" calcext:value-type="float">
            <text:p>96.873</text:p>
          </table:table-cell>
          <table:table-cell office:value-type="float" office:value="106.838" calcext:value-type="float">
            <text:p>106.838</text:p>
          </table:table-cell>
          <table:table-cell office:value-type="float" office:value="175.101" calcext:value-type="float">
            <text:p>175.1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75" calcext:value-type="float">
            <text:p>1.75</text:p>
          </table:table-cell>
          <table:table-cell office:value-type="float" office:value="367353" calcext:value-type="float">
            <text:p>367353</text:p>
          </table:table-cell>
          <table:table-cell office:value-type="float" office:value="232617" calcext:value-type="float">
            <text:p>232617</text:p>
          </table:table-cell>
          <table:table-cell office:value-type="float" office:value="325616" calcext:value-type="float">
            <text:p>325616</text:p>
          </table:table-cell>
          <table:table-cell office:value-type="float" office:value="362490" calcext:value-type="float">
            <text:p>362490</text:p>
          </table:table-cell>
          <table:table-cell office:value-type="float" office:value="403004" calcext:value-type="float">
            <text:p>403004</text:p>
          </table:table-cell>
          <table:table-cell office:value-type="float" office:value="691232" calcext:value-type="float">
            <text:p>691232</text:p>
          </table:table-cell>
          <table:table-cell office:value-type="float" office:value="99.011" calcext:value-type="float">
            <text:p>99.011</text:p>
          </table:table-cell>
          <table:table-cell office:value-type="float" office:value="64.079" calcext:value-type="float">
            <text:p>64.079</text:p>
          </table:table-cell>
          <table:table-cell office:value-type="float" office:value="90.059" calcext:value-type="float">
            <text:p>90.059</text:p>
          </table:table-cell>
          <table:table-cell office:value-type="float" office:value="97.839" calcext:value-type="float">
            <text:p>97.839</text:p>
          </table:table-cell>
          <table:table-cell office:value-type="float" office:value="106.903" calcext:value-type="float">
            <text:p>106.903</text:p>
          </table:table-cell>
          <table:table-cell office:value-type="float" office:value="163.376" calcext:value-type="float">
            <text:p>163.3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67874" calcext:value-type="float">
            <text:p>367874</text:p>
          </table:table-cell>
          <table:table-cell office:value-type="float" office:value="230731" calcext:value-type="float">
            <text:p>230731</text:p>
          </table:table-cell>
          <table:table-cell office:value-type="float" office:value="322836" calcext:value-type="float">
            <text:p>322836</text:p>
          </table:table-cell>
          <table:table-cell office:value-type="float" office:value="361997" calcext:value-type="float">
            <text:p>361997</text:p>
          </table:table-cell>
          <table:table-cell office:value-type="float" office:value="403195" calcext:value-type="float">
            <text:p>403195</text:p>
          </table:table-cell>
          <table:table-cell office:value-type="float" office:value="617535" calcext:value-type="float">
            <text:p>617535</text:p>
          </table:table-cell>
          <table:table-cell office:value-type="float" office:value="98.783" calcext:value-type="float">
            <text:p>98.783</text:p>
          </table:table-cell>
          <table:table-cell office:value-type="float" office:value="69.235" calcext:value-type="float">
            <text:p>69.235</text:p>
          </table:table-cell>
          <table:table-cell office:value-type="float" office:value="89.241" calcext:value-type="float">
            <text:p>89.241</text:p>
          </table:table-cell>
          <table:table-cell office:value-type="float" office:value="97.506" calcext:value-type="float">
            <text:p>97.506</text:p>
          </table:table-cell>
          <table:table-cell office:value-type="float" office:value="106.182" calcext:value-type="float">
            <text:p>106.182</text:p>
          </table:table-cell>
          <table:table-cell office:value-type="float" office:value="156.467" calcext:value-type="float">
            <text:p>156.46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25" calcext:value-type="float">
            <text:p>2.25</text:p>
          </table:table-cell>
          <table:table-cell office:value-type="float" office:value="366849" calcext:value-type="float">
            <text:p>366849</text:p>
          </table:table-cell>
          <table:table-cell office:value-type="float" office:value="230774" calcext:value-type="float">
            <text:p>230774</text:p>
          </table:table-cell>
          <table:table-cell office:value-type="float" office:value="322751" calcext:value-type="float">
            <text:p>322751</text:p>
          </table:table-cell>
          <table:table-cell office:value-type="float" office:value="358548" calcext:value-type="float">
            <text:p>358548</text:p>
          </table:table-cell>
          <table:table-cell office:value-type="float" office:value="400526" calcext:value-type="float">
            <text:p>400526</text:p>
          </table:table-cell>
          <table:table-cell office:value-type="float" office:value="632505" calcext:value-type="float">
            <text:p>632505</text:p>
          </table:table-cell>
          <table:table-cell office:value-type="float" office:value="98.71" calcext:value-type="float">
            <text:p>98.71</text:p>
          </table:table-cell>
          <table:table-cell office:value-type="float" office:value="67.137" calcext:value-type="float">
            <text:p>67.137</text:p>
          </table:table-cell>
          <table:table-cell office:value-type="float" office:value="89.148" calcext:value-type="float">
            <text:p>89.148</text:p>
          </table:table-cell>
          <table:table-cell office:value-type="float" office:value="97.224" calcext:value-type="float">
            <text:p>97.224</text:p>
          </table:table-cell>
          <table:table-cell office:value-type="float" office:value="106.3" calcext:value-type="float">
            <text:p>106.3</text:p>
          </table:table-cell>
          <table:table-cell office:value-type="float" office:value="160.799" calcext:value-type="float">
            <text:p>160.7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5" calcext:value-type="float">
            <text:p>2.5</text:p>
          </table:table-cell>
          <table:table-cell office:value-type="float" office:value="368253" calcext:value-type="float">
            <text:p>368253</text:p>
          </table:table-cell>
          <table:table-cell office:value-type="float" office:value="229184" calcext:value-type="float">
            <text:p>229184</text:p>
          </table:table-cell>
          <table:table-cell office:value-type="float" office:value="324640" calcext:value-type="float">
            <text:p>324640</text:p>
          </table:table-cell>
          <table:table-cell office:value-type="float" office:value="360983" calcext:value-type="float">
            <text:p>360983</text:p>
          </table:table-cell>
          <table:table-cell office:value-type="float" office:value="402446" calcext:value-type="float">
            <text:p>402446</text:p>
          </table:table-cell>
          <table:table-cell office:value-type="float" office:value="960271" calcext:value-type="float">
            <text:p>960271</text:p>
          </table:table-cell>
          <table:table-cell office:value-type="float" office:value="99.567" calcext:value-type="float">
            <text:p>99.567</text:p>
          </table:table-cell>
          <table:table-cell office:value-type="float" office:value="68.345" calcext:value-type="float">
            <text:p>68.345</text:p>
          </table:table-cell>
          <table:table-cell office:value-type="float" office:value="90.041" calcext:value-type="float">
            <text:p>90.041</text:p>
          </table:table-cell>
          <table:table-cell office:value-type="float" office:value="98.067" calcext:value-type="float">
            <text:p>98.067</text:p>
          </table:table-cell>
          <table:table-cell office:value-type="float" office:value="106.94" calcext:value-type="float">
            <text:p>106.94</text:p>
          </table:table-cell>
          <table:table-cell office:value-type="float" office:value="204.145" calcext:value-type="float">
            <text:p>204.1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75" calcext:value-type="float">
            <text:p>2.75</text:p>
          </table:table-cell>
          <table:table-cell office:value-type="float" office:value="367218" calcext:value-type="float">
            <text:p>367218</text:p>
          </table:table-cell>
          <table:table-cell office:value-type="float" office:value="236270" calcext:value-type="float">
            <text:p>236270</text:p>
          </table:table-cell>
          <table:table-cell office:value-type="float" office:value="323962" calcext:value-type="float">
            <text:p>323962</text:p>
          </table:table-cell>
          <table:table-cell office:value-type="float" office:value="362596" calcext:value-type="float">
            <text:p>362596</text:p>
          </table:table-cell>
          <table:table-cell office:value-type="float" office:value="400116" calcext:value-type="float">
            <text:p>400116</text:p>
          </table:table-cell>
          <table:table-cell office:value-type="float" office:value="614765" calcext:value-type="float">
            <text:p>614765</text:p>
          </table:table-cell>
          <table:table-cell office:value-type="float" office:value="98.731" calcext:value-type="float">
            <text:p>98.731</text:p>
          </table:table-cell>
          <table:table-cell office:value-type="float" office:value="67.379" calcext:value-type="float">
            <text:p>67.379</text:p>
          </table:table-cell>
          <table:table-cell office:value-type="float" office:value="90.015" calcext:value-type="float">
            <text:p>90.015</text:p>
          </table:table-cell>
          <table:table-cell office:value-type="float" office:value="97.427" calcext:value-type="float">
            <text:p>97.427</text:p>
          </table:table-cell>
          <table:table-cell office:value-type="float" office:value="105.879" calcext:value-type="float">
            <text:p>105.879</text:p>
          </table:table-cell>
          <table:table-cell office:value-type="float" office:value="152.877" calcext:value-type="float">
            <text:p>152.8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371535" calcext:value-type="float">
            <text:p>371535</text:p>
          </table:table-cell>
          <table:table-cell office:value-type="float" office:value="237295" calcext:value-type="float">
            <text:p>237295</text:p>
          </table:table-cell>
          <table:table-cell office:value-type="float" office:value="327040" calcext:value-type="float">
            <text:p>327040</text:p>
          </table:table-cell>
          <table:table-cell office:value-type="float" office:value="364982" calcext:value-type="float">
            <text:p>364982</text:p>
          </table:table-cell>
          <table:table-cell office:value-type="float" office:value="406779" calcext:value-type="float">
            <text:p>406779</text:p>
          </table:table-cell>
          <table:table-cell office:value-type="float" office:value="691462" calcext:value-type="float">
            <text:p>691462</text:p>
          </table:table-cell>
          <table:table-cell office:value-type="float" office:value="99.302" calcext:value-type="float">
            <text:p>99.302</text:p>
          </table:table-cell>
          <table:table-cell office:value-type="float" office:value="72.235" calcext:value-type="float">
            <text:p>72.235</text:p>
          </table:table-cell>
          <table:table-cell office:value-type="float" office:value="89.681" calcext:value-type="float">
            <text:p>89.681</text:p>
          </table:table-cell>
          <table:table-cell office:value-type="float" office:value="97.492" calcext:value-type="float">
            <text:p>97.492</text:p>
          </table:table-cell>
          <table:table-cell office:value-type="float" office:value="106.941" calcext:value-type="float">
            <text:p>106.941</text:p>
          </table:table-cell>
          <table:table-cell office:value-type="float" office:value="165.863" calcext:value-type="float">
            <text:p>165.8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5" calcext:value-type="float">
            <text:p>3.5</text:p>
          </table:table-cell>
          <table:table-cell office:value-type="float" office:value="371464" calcext:value-type="float">
            <text:p>371464</text:p>
          </table:table-cell>
          <table:table-cell office:value-type="float" office:value="213883" calcext:value-type="float">
            <text:p>213883</text:p>
          </table:table-cell>
          <table:table-cell office:value-type="float" office:value="332193" calcext:value-type="float">
            <text:p>332193</text:p>
          </table:table-cell>
          <table:table-cell office:value-type="float" office:value="365282" calcext:value-type="float">
            <text:p>365282</text:p>
          </table:table-cell>
          <table:table-cell office:value-type="float" office:value="407235" calcext:value-type="float">
            <text:p>407235</text:p>
          </table:table-cell>
          <table:table-cell office:value-type="float" office:value="686462" calcext:value-type="float">
            <text:p>686462</text:p>
          </table:table-cell>
          <table:table-cell office:value-type="float" office:value="99.94" calcext:value-type="float">
            <text:p>99.94</text:p>
          </table:table-cell>
          <table:table-cell office:value-type="float" office:value="67.379" calcext:value-type="float">
            <text:p>67.379</text:p>
          </table:table-cell>
          <table:table-cell office:value-type="float" office:value="90.626" calcext:value-type="float">
            <text:p>90.626</text:p>
          </table:table-cell>
          <table:table-cell office:value-type="float" office:value="98.405" calcext:value-type="float">
            <text:p>98.405</text:p>
          </table:table-cell>
          <table:table-cell office:value-type="float" office:value="107.676" calcext:value-type="float">
            <text:p>107.676</text:p>
          </table:table-cell>
          <table:table-cell office:value-type="float" office:value="178.471" calcext:value-type="float">
            <text:p>178.4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370568" calcext:value-type="float">
            <text:p>370568</text:p>
          </table:table-cell>
          <table:table-cell office:value-type="float" office:value="238480" calcext:value-type="float">
            <text:p>238480</text:p>
          </table:table-cell>
          <table:table-cell office:value-type="float" office:value="325418" calcext:value-type="float">
            <text:p>325418</text:p>
          </table:table-cell>
          <table:table-cell office:value-type="float" office:value="359509" calcext:value-type="float">
            <text:p>359509</text:p>
          </table:table-cell>
          <table:table-cell office:value-type="float" office:value="405667" calcext:value-type="float">
            <text:p>405667</text:p>
          </table:table-cell>
          <table:table-cell office:value-type="float" office:value="692381" calcext:value-type="float">
            <text:p>692381</text:p>
          </table:table-cell>
          <table:table-cell office:value-type="float" office:value="99.514" calcext:value-type="float">
            <text:p>99.514</text:p>
          </table:table-cell>
          <table:table-cell office:value-type="float" office:value="68.054" calcext:value-type="float">
            <text:p>68.054</text:p>
          </table:table-cell>
          <table:table-cell office:value-type="float" office:value="90.035" calcext:value-type="float">
            <text:p>90.035</text:p>
          </table:table-cell>
          <table:table-cell office:value-type="float" office:value="97.744" calcext:value-type="float">
            <text:p>97.744</text:p>
          </table:table-cell>
          <table:table-cell office:value-type="float" office:value="107.444" calcext:value-type="float">
            <text:p>107.444</text:p>
          </table:table-cell>
          <table:table-cell office:value-type="float" office:value="170.329" calcext:value-type="float">
            <text:p>170.3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.5" calcext:value-type="float">
            <text:p>4.5</text:p>
          </table:table-cell>
          <table:table-cell office:value-type="float" office:value="373667" calcext:value-type="float">
            <text:p>373667</text:p>
          </table:table-cell>
          <table:table-cell office:value-type="float" office:value="236771" calcext:value-type="float">
            <text:p>236771</text:p>
          </table:table-cell>
          <table:table-cell office:value-type="float" office:value="327279" calcext:value-type="float">
            <text:p>327279</text:p>
          </table:table-cell>
          <table:table-cell office:value-type="float" office:value="363353" calcext:value-type="float">
            <text:p>363353</text:p>
          </table:table-cell>
          <table:table-cell office:value-type="float" office:value="412452" calcext:value-type="float">
            <text:p>412452</text:p>
          </table:table-cell>
          <table:table-cell office:value-type="float" office:value="665045" calcext:value-type="float">
            <text:p>665045</text:p>
          </table:table-cell>
          <table:table-cell office:value-type="float" office:value="99.797" calcext:value-type="float">
            <text:p>99.797</text:p>
          </table:table-cell>
          <table:table-cell office:value-type="float" office:value="71.19" calcext:value-type="float">
            <text:p>71.19</text:p>
          </table:table-cell>
          <table:table-cell office:value-type="float" office:value="89.653" calcext:value-type="float">
            <text:p>89.653</text:p>
          </table:table-cell>
          <table:table-cell office:value-type="float" office:value="98.697" calcext:value-type="float">
            <text:p>98.697</text:p>
          </table:table-cell>
          <table:table-cell office:value-type="float" office:value="107.309" calcext:value-type="float">
            <text:p>107.309</text:p>
          </table:table-cell>
          <table:table-cell office:value-type="float" office:value="173.405" calcext:value-type="float">
            <text:p>173.4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371925" calcext:value-type="float">
            <text:p>371925</text:p>
          </table:table-cell>
          <table:table-cell office:value-type="float" office:value="229698" calcext:value-type="float">
            <text:p>229698</text:p>
          </table:table-cell>
          <table:table-cell office:value-type="float" office:value="326711" calcext:value-type="float">
            <text:p>326711</text:p>
          </table:table-cell>
          <table:table-cell office:value-type="float" office:value="363666" calcext:value-type="float">
            <text:p>363666</text:p>
          </table:table-cell>
          <table:table-cell office:value-type="float" office:value="409237" calcext:value-type="float">
            <text:p>409237</text:p>
          </table:table-cell>
          <table:table-cell office:value-type="float" office:value="705369" calcext:value-type="float">
            <text:p>705369</text:p>
          </table:table-cell>
          <table:table-cell office:value-type="float" office:value="99.812" calcext:value-type="float">
            <text:p>99.812</text:p>
          </table:table-cell>
          <table:table-cell office:value-type="float" office:value="71.128" calcext:value-type="float">
            <text:p>71.128</text:p>
          </table:table-cell>
          <table:table-cell office:value-type="float" office:value="89.854" calcext:value-type="float">
            <text:p>89.854</text:p>
          </table:table-cell>
          <table:table-cell office:value-type="float" office:value="98.269" calcext:value-type="float">
            <text:p>98.269</text:p>
          </table:table-cell>
          <table:table-cell office:value-type="float" office:value="108.234" calcext:value-type="float">
            <text:p>108.234</text:p>
          </table:table-cell>
          <table:table-cell office:value-type="float" office:value="161.819" calcext:value-type="float">
            <text:p>161.8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73867" calcext:value-type="float">
            <text:p>373867</text:p>
          </table:table-cell>
          <table:table-cell office:value-type="float" office:value="243049" calcext:value-type="float">
            <text:p>243049</text:p>
          </table:table-cell>
          <table:table-cell office:value-type="float" office:value="331098" calcext:value-type="float">
            <text:p>331098</text:p>
          </table:table-cell>
          <table:table-cell office:value-type="float" office:value="367844" calcext:value-type="float">
            <text:p>367844</text:p>
          </table:table-cell>
          <table:table-cell office:value-type="float" office:value="410416" calcext:value-type="float">
            <text:p>410416</text:p>
          </table:table-cell>
          <table:table-cell office:value-type="float" office:value="702893" calcext:value-type="float">
            <text:p>702893</text:p>
          </table:table-cell>
          <table:table-cell office:value-type="float" office:value="99.834" calcext:value-type="float">
            <text:p>99.834</text:p>
          </table:table-cell>
          <table:table-cell office:value-type="float" office:value="71.394" calcext:value-type="float">
            <text:p>71.394</text:p>
          </table:table-cell>
          <table:table-cell office:value-type="float" office:value="90.953" calcext:value-type="float">
            <text:p>90.953</text:p>
          </table:table-cell>
          <table:table-cell office:value-type="float" office:value="98.77" calcext:value-type="float">
            <text:p>98.77</text:p>
          </table:table-cell>
          <table:table-cell office:value-type="float" office:value="108.004" calcext:value-type="float">
            <text:p>108.004</text:p>
          </table:table-cell>
          <table:table-cell office:value-type="float" office:value="152.434" calcext:value-type="float">
            <text:p>152.4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371234" calcext:value-type="float">
            <text:p>371234</text:p>
          </table:table-cell>
          <table:table-cell office:value-type="float" office:value="225104" calcext:value-type="float">
            <text:p>225104</text:p>
          </table:table-cell>
          <table:table-cell office:value-type="float" office:value="326408" calcext:value-type="float">
            <text:p>326408</text:p>
          </table:table-cell>
          <table:table-cell office:value-type="float" office:value="367058" calcext:value-type="float">
            <text:p>367058</text:p>
          </table:table-cell>
          <table:table-cell office:value-type="float" office:value="404619" calcext:value-type="float">
            <text:p>404619</text:p>
          </table:table-cell>
          <table:table-cell office:value-type="float" office:value="597895" calcext:value-type="float">
            <text:p>597895</text:p>
          </table:table-cell>
          <table:table-cell office:value-type="float" office:value="99.426" calcext:value-type="float">
            <text:p>99.426</text:p>
          </table:table-cell>
          <table:table-cell office:value-type="float" office:value="67.674" calcext:value-type="float">
            <text:p>67.674</text:p>
          </table:table-cell>
          <table:table-cell office:value-type="float" office:value="90.017" calcext:value-type="float">
            <text:p>90.017</text:p>
          </table:table-cell>
          <table:table-cell office:value-type="float" office:value="98.227" calcext:value-type="float">
            <text:p>98.227</text:p>
          </table:table-cell>
          <table:table-cell office:value-type="float" office:value="106.927" calcext:value-type="float">
            <text:p>106.927</text:p>
          </table:table-cell>
          <table:table-cell office:value-type="float" office:value="151.77" calcext:value-type="float">
            <text:p>151.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375269" calcext:value-type="float">
            <text:p>375269</text:p>
          </table:table-cell>
          <table:table-cell office:value-type="float" office:value="236672" calcext:value-type="float">
            <text:p>236672</text:p>
          </table:table-cell>
          <table:table-cell office:value-type="float" office:value="332473" calcext:value-type="float">
            <text:p>332473</text:p>
          </table:table-cell>
          <table:table-cell office:value-type="float" office:value="369133" calcext:value-type="float">
            <text:p>369133</text:p>
          </table:table-cell>
          <table:table-cell office:value-type="float" office:value="413068" calcext:value-type="float">
            <text:p>413068</text:p>
          </table:table-cell>
          <table:table-cell office:value-type="float" office:value="614752" calcext:value-type="float">
            <text:p>614752</text:p>
          </table:table-cell>
          <table:table-cell office:value-type="float" office:value="100.141" calcext:value-type="float">
            <text:p>100.141</text:p>
          </table:table-cell>
          <table:table-cell office:value-type="float" office:value="68.133" calcext:value-type="float">
            <text:p>68.133</text:p>
          </table:table-cell>
          <table:table-cell office:value-type="float" office:value="90.643" calcext:value-type="float">
            <text:p>90.643</text:p>
          </table:table-cell>
          <table:table-cell office:value-type="float" office:value="99.066" calcext:value-type="float">
            <text:p>99.066</text:p>
          </table:table-cell>
          <table:table-cell office:value-type="float" office:value="108.255" calcext:value-type="float">
            <text:p>108.255</text:p>
          </table:table-cell>
          <table:table-cell office:value-type="float" office:value="149.608" calcext:value-type="float">
            <text:p>149.6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375161" calcext:value-type="float">
            <text:p>375161</text:p>
          </table:table-cell>
          <table:table-cell office:value-type="float" office:value="214009" calcext:value-type="float">
            <text:p>214009</text:p>
          </table:table-cell>
          <table:table-cell office:value-type="float" office:value="331656" calcext:value-type="float">
            <text:p>331656</text:p>
          </table:table-cell>
          <table:table-cell office:value-type="float" office:value="368124" calcext:value-type="float">
            <text:p>368124</text:p>
          </table:table-cell>
          <table:table-cell office:value-type="float" office:value="409263" calcext:value-type="float">
            <text:p>409263</text:p>
          </table:table-cell>
          <table:table-cell office:value-type="float" office:value="716971" calcext:value-type="float">
            <text:p>716971</text:p>
          </table:table-cell>
          <table:table-cell office:value-type="float" office:value="99.712" calcext:value-type="float">
            <text:p>99.712</text:p>
          </table:table-cell>
          <table:table-cell office:value-type="float" office:value="64.993" calcext:value-type="float">
            <text:p>64.993</text:p>
          </table:table-cell>
          <table:table-cell office:value-type="float" office:value="90.566" calcext:value-type="float">
            <text:p>90.566</text:p>
          </table:table-cell>
          <table:table-cell office:value-type="float" office:value="98.02" calcext:value-type="float">
            <text:p>98.02</text:p>
          </table:table-cell>
          <table:table-cell office:value-type="float" office:value="106.851" calcext:value-type="float">
            <text:p>106.851</text:p>
          </table:table-cell>
          <table:table-cell office:value-type="float" office:value="170.58" calcext:value-type="float">
            <text:p>170.5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75513" calcext:value-type="float">
            <text:p>375513</text:p>
          </table:table-cell>
          <table:table-cell office:value-type="float" office:value="235082" calcext:value-type="float">
            <text:p>235082</text:p>
          </table:table-cell>
          <table:table-cell office:value-type="float" office:value="328927" calcext:value-type="float">
            <text:p>328927</text:p>
          </table:table-cell>
          <table:table-cell office:value-type="float" office:value="367975" calcext:value-type="float">
            <text:p>367975</text:p>
          </table:table-cell>
          <table:table-cell office:value-type="float" office:value="414370" calcext:value-type="float">
            <text:p>414370</text:p>
          </table:table-cell>
          <table:table-cell office:value-type="float" office:value="740877" calcext:value-type="float">
            <text:p>740877</text:p>
          </table:table-cell>
          <table:table-cell office:value-type="float" office:value="100.143" calcext:value-type="float">
            <text:p>100.143</text:p>
          </table:table-cell>
          <table:table-cell office:value-type="float" office:value="67.415" calcext:value-type="float">
            <text:p>67.415</text:p>
          </table:table-cell>
          <table:table-cell office:value-type="float" office:value="90.541" calcext:value-type="float">
            <text:p>90.541</text:p>
          </table:table-cell>
          <table:table-cell office:value-type="float" office:value="98.567" calcext:value-type="float">
            <text:p>98.567</text:p>
          </table:table-cell>
          <table:table-cell office:value-type="float" office:value="107.996" calcext:value-type="float">
            <text:p>107.996</text:p>
          </table:table-cell>
          <table:table-cell office:value-type="float" office:value="170.673" calcext:value-type="float">
            <text:p>170.6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378368" calcext:value-type="float">
            <text:p>378368</text:p>
          </table:table-cell>
          <table:table-cell office:value-type="float" office:value="240103" calcext:value-type="float">
            <text:p>240103</text:p>
          </table:table-cell>
          <table:table-cell office:value-type="float" office:value="332151" calcext:value-type="float">
            <text:p>332151</text:p>
          </table:table-cell>
          <table:table-cell office:value-type="float" office:value="369473" calcext:value-type="float">
            <text:p>369473</text:p>
          </table:table-cell>
          <table:table-cell office:value-type="float" office:value="416849" calcext:value-type="float">
            <text:p>416849</text:p>
          </table:table-cell>
          <table:table-cell office:value-type="float" office:value="704268" calcext:value-type="float">
            <text:p>704268</text:p>
          </table:table-cell>
          <table:table-cell office:value-type="float" office:value="100.653" calcext:value-type="float">
            <text:p>100.653</text:p>
          </table:table-cell>
          <table:table-cell office:value-type="float" office:value="71.822" calcext:value-type="float">
            <text:p>71.822</text:p>
          </table:table-cell>
          <table:table-cell office:value-type="float" office:value="91.737" calcext:value-type="float">
            <text:p>91.737</text:p>
          </table:table-cell>
          <table:table-cell office:value-type="float" office:value="99.093" calcext:value-type="float">
            <text:p>99.093</text:p>
          </table:table-cell>
          <table:table-cell office:value-type="float" office:value="108.423" calcext:value-type="float">
            <text:p>108.423</text:p>
          </table:table-cell>
          <table:table-cell office:value-type="float" office:value="159.063" calcext:value-type="float">
            <text:p>159.06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386013" calcext:value-type="float">
            <text:p>386013</text:p>
          </table:table-cell>
          <table:table-cell office:value-type="float" office:value="245691" calcext:value-type="float">
            <text:p>245691</text:p>
          </table:table-cell>
          <table:table-cell office:value-type="float" office:value="337727" calcext:value-type="float">
            <text:p>337727</text:p>
          </table:table-cell>
          <table:table-cell office:value-type="float" office:value="378029" calcext:value-type="float">
            <text:p>378029</text:p>
          </table:table-cell>
          <table:table-cell office:value-type="float" office:value="423484" calcext:value-type="float">
            <text:p>423484</text:p>
          </table:table-cell>
          <table:table-cell office:value-type="float" office:value="765092" calcext:value-type="float">
            <text:p>765092</text:p>
          </table:table-cell>
          <table:table-cell office:value-type="float" office:value="102.185" calcext:value-type="float">
            <text:p>102.185</text:p>
          </table:table-cell>
          <table:table-cell office:value-type="float" office:value="69.821" calcext:value-type="float">
            <text:p>69.821</text:p>
          </table:table-cell>
          <table:table-cell office:value-type="float" office:value="92.337" calcext:value-type="float">
            <text:p>92.337</text:p>
          </table:table-cell>
          <table:table-cell office:value-type="float" office:value="101.074" calcext:value-type="float">
            <text:p>101.074</text:p>
          </table:table-cell>
          <table:table-cell office:value-type="float" office:value="110.34" calcext:value-type="float">
            <text:p>110.34</text:p>
          </table:table-cell>
          <table:table-cell office:value-type="float" office:value="191.983" calcext:value-type="float">
            <text:p>191.9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379881" calcext:value-type="float">
            <text:p>379881</text:p>
          </table:table-cell>
          <table:table-cell office:value-type="float" office:value="223191" calcext:value-type="float">
            <text:p>223191</text:p>
          </table:table-cell>
          <table:table-cell office:value-type="float" office:value="334276" calcext:value-type="float">
            <text:p>334276</text:p>
          </table:table-cell>
          <table:table-cell office:value-type="float" office:value="373008" calcext:value-type="float">
            <text:p>373008</text:p>
          </table:table-cell>
          <table:table-cell office:value-type="float" office:value="418512" calcext:value-type="float">
            <text:p>418512</text:p>
          </table:table-cell>
          <table:table-cell office:value-type="float" office:value="954547" calcext:value-type="float">
            <text:p>954547</text:p>
          </table:table-cell>
          <table:table-cell office:value-type="float" office:value="101.012" calcext:value-type="float">
            <text:p>101.012</text:p>
          </table:table-cell>
          <table:table-cell office:value-type="float" office:value="68.47" calcext:value-type="float">
            <text:p>68.47</text:p>
          </table:table-cell>
          <table:table-cell office:value-type="float" office:value="91.341" calcext:value-type="float">
            <text:p>91.341</text:p>
          </table:table-cell>
          <table:table-cell office:value-type="float" office:value="99.42" calcext:value-type="float">
            <text:p>99.42</text:p>
          </table:table-cell>
          <table:table-cell office:value-type="float" office:value="108.488" calcext:value-type="float">
            <text:p>108.488</text:p>
          </table:table-cell>
          <table:table-cell office:value-type="float" office:value="205.794" calcext:value-type="float">
            <text:p>205.7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81687" calcext:value-type="float">
            <text:p>381687</text:p>
          </table:table-cell>
          <table:table-cell office:value-type="float" office:value="250135" calcext:value-type="float">
            <text:p>250135</text:p>
          </table:table-cell>
          <table:table-cell office:value-type="float" office:value="333086" calcext:value-type="float">
            <text:p>333086</text:p>
          </table:table-cell>
          <table:table-cell office:value-type="float" office:value="373096" calcext:value-type="float">
            <text:p>373096</text:p>
          </table:table-cell>
          <table:table-cell office:value-type="float" office:value="421223" calcext:value-type="float">
            <text:p>421223</text:p>
          </table:table-cell>
          <table:table-cell office:value-type="float" office:value="694616" calcext:value-type="float">
            <text:p>694616</text:p>
          </table:table-cell>
          <table:table-cell office:value-type="float" office:value="101.475" calcext:value-type="float">
            <text:p>101.475</text:p>
          </table:table-cell>
          <table:table-cell office:value-type="float" office:value="72.268" calcext:value-type="float">
            <text:p>72.268</text:p>
          </table:table-cell>
          <table:table-cell office:value-type="float" office:value="91.079" calcext:value-type="float">
            <text:p>91.079</text:p>
          </table:table-cell>
          <table:table-cell office:value-type="float" office:value="99.414" calcext:value-type="float">
            <text:p>99.414</text:p>
          </table:table-cell>
          <table:table-cell office:value-type="float" office:value="110.575" calcext:value-type="float">
            <text:p>110.575</text:p>
          </table:table-cell>
          <table:table-cell office:value-type="float" office:value="167.313" calcext:value-type="float">
            <text:p>167.3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379721" calcext:value-type="float">
            <text:p>379721</text:p>
          </table:table-cell>
          <table:table-cell office:value-type="float" office:value="232067" calcext:value-type="float">
            <text:p>232067</text:p>
          </table:table-cell>
          <table:table-cell office:value-type="float" office:value="331543" calcext:value-type="float">
            <text:p>331543</text:p>
          </table:table-cell>
          <table:table-cell office:value-type="float" office:value="370590" calcext:value-type="float">
            <text:p>370590</text:p>
          </table:table-cell>
          <table:table-cell office:value-type="float" office:value="416250" calcext:value-type="float">
            <text:p>416250</text:p>
          </table:table-cell>
          <table:table-cell office:value-type="float" office:value="735865" calcext:value-type="float">
            <text:p>735865</text:p>
          </table:table-cell>
          <table:table-cell office:value-type="float" office:value="100.865" calcext:value-type="float">
            <text:p>100.865</text:p>
          </table:table-cell>
          <table:table-cell office:value-type="float" office:value="64.117" calcext:value-type="float">
            <text:p>64.117</text:p>
          </table:table-cell>
          <table:table-cell office:value-type="float" office:value="90.614" calcext:value-type="float">
            <text:p>90.614</text:p>
          </table:table-cell>
          <table:table-cell office:value-type="float" office:value="99.469" calcext:value-type="float">
            <text:p>99.469</text:p>
          </table:table-cell>
          <table:table-cell office:value-type="float" office:value="108.551" calcext:value-type="float">
            <text:p>108.551</text:p>
          </table:table-cell>
          <table:table-cell office:value-type="float" office:value="179.669" calcext:value-type="float">
            <text:p>179.6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376582" calcext:value-type="float">
            <text:p>376582</text:p>
          </table:table-cell>
          <table:table-cell office:value-type="float" office:value="236051" calcext:value-type="float">
            <text:p>236051</text:p>
          </table:table-cell>
          <table:table-cell office:value-type="float" office:value="331273" calcext:value-type="float">
            <text:p>331273</text:p>
          </table:table-cell>
          <table:table-cell office:value-type="float" office:value="371049" calcext:value-type="float">
            <text:p>371049</text:p>
          </table:table-cell>
          <table:table-cell office:value-type="float" office:value="413575" calcext:value-type="float">
            <text:p>413575</text:p>
          </table:table-cell>
          <table:table-cell office:value-type="float" office:value="677725" calcext:value-type="float">
            <text:p>677725</text:p>
          </table:table-cell>
          <table:table-cell office:value-type="float" office:value="100.257" calcext:value-type="float">
            <text:p>100.257</text:p>
          </table:table-cell>
          <table:table-cell office:value-type="float" office:value="70.184" calcext:value-type="float">
            <text:p>70.184</text:p>
          </table:table-cell>
          <table:table-cell office:value-type="float" office:value="90.705" calcext:value-type="float">
            <text:p>90.705</text:p>
          </table:table-cell>
          <table:table-cell office:value-type="float" office:value="99.714" calcext:value-type="float">
            <text:p>99.714</text:p>
          </table:table-cell>
          <table:table-cell office:value-type="float" office:value="107.908" calcext:value-type="float">
            <text:p>107.908</text:p>
          </table:table-cell>
          <table:table-cell office:value-type="float" office:value="148.97" calcext:value-type="float">
            <text:p>148.9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370224" calcext:value-type="float">
            <text:p>370224</text:p>
          </table:table-cell>
          <table:table-cell office:value-type="float" office:value="214837" calcext:value-type="float">
            <text:p>214837</text:p>
          </table:table-cell>
          <table:table-cell office:value-type="float" office:value="326754" calcext:value-type="float">
            <text:p>326754</text:p>
          </table:table-cell>
          <table:table-cell office:value-type="float" office:value="360988" calcext:value-type="float">
            <text:p>360988</text:p>
          </table:table-cell>
          <table:table-cell office:value-type="float" office:value="407986" calcext:value-type="float">
            <text:p>407986</text:p>
          </table:table-cell>
          <table:table-cell office:value-type="float" office:value="800673" calcext:value-type="float">
            <text:p>800673</text:p>
          </table:table-cell>
          <table:table-cell office:value-type="float" office:value="97.718" calcext:value-type="float">
            <text:p>97.718</text:p>
          </table:table-cell>
          <table:table-cell office:value-type="float" office:value="68.6" calcext:value-type="float">
            <text:p>68.6</text:p>
          </table:table-cell>
          <table:table-cell office:value-type="float" office:value="88.897" calcext:value-type="float">
            <text:p>88.897</text:p>
          </table:table-cell>
          <table:table-cell office:value-type="float" office:value="96.112" calcext:value-type="float">
            <text:p>96.112</text:p>
          </table:table-cell>
          <table:table-cell office:value-type="float" office:value="105.42" calcext:value-type="float">
            <text:p>105.42</text:p>
          </table:table-cell>
          <table:table-cell office:value-type="float" office:value="153.334" calcext:value-type="float">
            <text:p>153.33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1" calcext:value-type="float">
            <text:p>1.1</text:p>
          </table:table-cell>
          <table:table-cell office:value-type="float" office:value="367324" calcext:value-type="float">
            <text:p>367324</text:p>
          </table:table-cell>
          <table:table-cell office:value-type="float" office:value="230258" calcext:value-type="float">
            <text:p>230258</text:p>
          </table:table-cell>
          <table:table-cell office:value-type="float" office:value="325027" calcext:value-type="float">
            <text:p>325027</text:p>
          </table:table-cell>
          <table:table-cell office:value-type="float" office:value="361911" calcext:value-type="float">
            <text:p>361911</text:p>
          </table:table-cell>
          <table:table-cell office:value-type="float" office:value="403872" calcext:value-type="float">
            <text:p>403872</text:p>
          </table:table-cell>
          <table:table-cell office:value-type="float" office:value="743610" calcext:value-type="float">
            <text:p>743610</text:p>
          </table:table-cell>
          <table:table-cell office:value-type="float" office:value="97.317" calcext:value-type="float">
            <text:p>97.317</text:p>
          </table:table-cell>
          <table:table-cell office:value-type="float" office:value="69.527" calcext:value-type="float">
            <text:p>69.527</text:p>
          </table:table-cell>
          <table:table-cell office:value-type="float" office:value="89.135" calcext:value-type="float">
            <text:p>89.135</text:p>
          </table:table-cell>
          <table:table-cell office:value-type="float" office:value="96.5" calcext:value-type="float">
            <text:p>96.5</text:p>
          </table:table-cell>
          <table:table-cell office:value-type="float" office:value="104.281" calcext:value-type="float">
            <text:p>104.281</text:p>
          </table:table-cell>
          <table:table-cell office:value-type="float" office:value="177.125" calcext:value-type="float">
            <text:p>177.1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2" calcext:value-type="float">
            <text:p>1.2</text:p>
          </table:table-cell>
          <table:table-cell office:value-type="float" office:value="368917" calcext:value-type="float">
            <text:p>368917</text:p>
          </table:table-cell>
          <table:table-cell office:value-type="float" office:value="231153" calcext:value-type="float">
            <text:p>231153</text:p>
          </table:table-cell>
          <table:table-cell office:value-type="float" office:value="324056" calcext:value-type="float">
            <text:p>324056</text:p>
          </table:table-cell>
          <table:table-cell office:value-type="float" office:value="360998" calcext:value-type="float">
            <text:p>360998</text:p>
          </table:table-cell>
          <table:table-cell office:value-type="float" office:value="405711" calcext:value-type="float">
            <text:p>405711</text:p>
          </table:table-cell>
          <table:table-cell office:value-type="float" office:value="706144" calcext:value-type="float">
            <text:p>706144</text:p>
          </table:table-cell>
          <table:table-cell office:value-type="float" office:value="97.629" calcext:value-type="float">
            <text:p>97.629</text:p>
          </table:table-cell>
          <table:table-cell office:value-type="float" office:value="67.965" calcext:value-type="float">
            <text:p>67.965</text:p>
          </table:table-cell>
          <table:table-cell office:value-type="float" office:value="89.024" calcext:value-type="float">
            <text:p>89.024</text:p>
          </table:table-cell>
          <table:table-cell office:value-type="float" office:value="96.355" calcext:value-type="float">
            <text:p>96.355</text:p>
          </table:table-cell>
          <table:table-cell office:value-type="float" office:value="104.616" calcext:value-type="float">
            <text:p>104.616</text:p>
          </table:table-cell>
          <table:table-cell office:value-type="float" office:value="168.405" calcext:value-type="float">
            <text:p>168.4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5" calcext:value-type="float">
            <text:p>1.5</text:p>
          </table:table-cell>
          <table:table-cell office:value-type="float" office:value="368896" calcext:value-type="float">
            <text:p>368896</text:p>
          </table:table-cell>
          <table:table-cell office:value-type="float" office:value="238052" calcext:value-type="float">
            <text:p>238052</text:p>
          </table:table-cell>
          <table:table-cell office:value-type="float" office:value="324677" calcext:value-type="float">
            <text:p>324677</text:p>
          </table:table-cell>
          <table:table-cell office:value-type="float" office:value="361109" calcext:value-type="float">
            <text:p>361109</text:p>
          </table:table-cell>
          <table:table-cell office:value-type="float" office:value="406331" calcext:value-type="float">
            <text:p>406331</text:p>
          </table:table-cell>
          <table:table-cell office:value-type="float" office:value="636223" calcext:value-type="float">
            <text:p>636223</text:p>
          </table:table-cell>
          <table:table-cell office:value-type="float" office:value="97.96" calcext:value-type="float">
            <text:p>97.96</text:p>
          </table:table-cell>
          <table:table-cell office:value-type="float" office:value="69.95" calcext:value-type="float">
            <text:p>69.95</text:p>
          </table:table-cell>
          <table:table-cell office:value-type="float" office:value="88.562" calcext:value-type="float">
            <text:p>88.562</text:p>
          </table:table-cell>
          <table:table-cell office:value-type="float" office:value="96.791" calcext:value-type="float">
            <text:p>96.791</text:p>
          </table:table-cell>
          <table:table-cell office:value-type="float" office:value="105.275" calcext:value-type="float">
            <text:p>105.275</text:p>
          </table:table-cell>
          <table:table-cell office:value-type="float" office:value="150.438" calcext:value-type="float">
            <text:p>150.43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75" calcext:value-type="float">
            <text:p>1.75</text:p>
          </table:table-cell>
          <table:table-cell office:value-type="float" office:value="367276" calcext:value-type="float">
            <text:p>367276</text:p>
          </table:table-cell>
          <table:table-cell office:value-type="float" office:value="248707" calcext:value-type="float">
            <text:p>248707</text:p>
          </table:table-cell>
          <table:table-cell office:value-type="float" office:value="323534" calcext:value-type="float">
            <text:p>323534</text:p>
          </table:table-cell>
          <table:table-cell office:value-type="float" office:value="358776" calcext:value-type="float">
            <text:p>358776</text:p>
          </table:table-cell>
          <table:table-cell office:value-type="float" office:value="406282" calcext:value-type="float">
            <text:p>406282</text:p>
          </table:table-cell>
          <table:table-cell office:value-type="float" office:value="733057" calcext:value-type="float">
            <text:p>733057</text:p>
          </table:table-cell>
          <table:table-cell office:value-type="float" office:value="97.502" calcext:value-type="float">
            <text:p>97.502</text:p>
          </table:table-cell>
          <table:table-cell office:value-type="float" office:value="67.452" calcext:value-type="float">
            <text:p>67.452</text:p>
          </table:table-cell>
          <table:table-cell office:value-type="float" office:value="88.886" calcext:value-type="float">
            <text:p>88.886</text:p>
          </table:table-cell>
          <table:table-cell office:value-type="float" office:value="96.021" calcext:value-type="float">
            <text:p>96.021</text:p>
          </table:table-cell>
          <table:table-cell office:value-type="float" office:value="105.505" calcext:value-type="float">
            <text:p>105.505</text:p>
          </table:table-cell>
          <table:table-cell office:value-type="float" office:value="145.955" calcext:value-type="float">
            <text:p>145.95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368382" calcext:value-type="float">
            <text:p>368382</text:p>
          </table:table-cell>
          <table:table-cell office:value-type="float" office:value="229622" calcext:value-type="float">
            <text:p>229622</text:p>
          </table:table-cell>
          <table:table-cell office:value-type="float" office:value="325889" calcext:value-type="float">
            <text:p>325889</text:p>
          </table:table-cell>
          <table:table-cell office:value-type="float" office:value="360181" calcext:value-type="float">
            <text:p>360181</text:p>
          </table:table-cell>
          <table:table-cell office:value-type="float" office:value="401789" calcext:value-type="float">
            <text:p>401789</text:p>
          </table:table-cell>
          <table:table-cell office:value-type="float" office:value="643281" calcext:value-type="float">
            <text:p>643281</text:p>
          </table:table-cell>
          <table:table-cell office:value-type="float" office:value="97.67" calcext:value-type="float">
            <text:p>97.67</text:p>
          </table:table-cell>
          <table:table-cell office:value-type="float" office:value="70.5" calcext:value-type="float">
            <text:p>70.5</text:p>
          </table:table-cell>
          <table:table-cell office:value-type="float" office:value="88.987" calcext:value-type="float">
            <text:p>88.987</text:p>
          </table:table-cell>
          <table:table-cell office:value-type="float" office:value="96.473" calcext:value-type="float">
            <text:p>96.473</text:p>
          </table:table-cell>
          <table:table-cell office:value-type="float" office:value="104.84" calcext:value-type="float">
            <text:p>104.84</text:p>
          </table:table-cell>
          <table:table-cell office:value-type="float" office:value="167.186" calcext:value-type="float">
            <text:p>167.18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25" calcext:value-type="float">
            <text:p>2.25</text:p>
          </table:table-cell>
          <table:table-cell office:value-type="float" office:value="369036" calcext:value-type="float">
            <text:p>369036</text:p>
          </table:table-cell>
          <table:table-cell office:value-type="float" office:value="241229" calcext:value-type="float">
            <text:p>241229</text:p>
          </table:table-cell>
          <table:table-cell office:value-type="float" office:value="326405" calcext:value-type="float">
            <text:p>326405</text:p>
          </table:table-cell>
          <table:table-cell office:value-type="float" office:value="360594" calcext:value-type="float">
            <text:p>360594</text:p>
          </table:table-cell>
          <table:table-cell office:value-type="float" office:value="407800" calcext:value-type="float">
            <text:p>407800</text:p>
          </table:table-cell>
          <table:table-cell office:value-type="float" office:value="728369" calcext:value-type="float">
            <text:p>728369</text:p>
          </table:table-cell>
          <table:table-cell office:value-type="float" office:value="98.042" calcext:value-type="float">
            <text:p>98.042</text:p>
          </table:table-cell>
          <table:table-cell office:value-type="float" office:value="68.429" calcext:value-type="float">
            <text:p>68.429</text:p>
          </table:table-cell>
          <table:table-cell office:value-type="float" office:value="88.968" calcext:value-type="float">
            <text:p>88.968</text:p>
          </table:table-cell>
          <table:table-cell office:value-type="float" office:value="96.308" calcext:value-type="float">
            <text:p>96.308</text:p>
          </table:table-cell>
          <table:table-cell office:value-type="float" office:value="105.887" calcext:value-type="float">
            <text:p>105.887</text:p>
          </table:table-cell>
          <table:table-cell office:value-type="float" office:value="154.861" calcext:value-type="float">
            <text:p>154.86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5" calcext:value-type="float">
            <text:p>2.5</text:p>
          </table:table-cell>
          <table:table-cell office:value-type="float" office:value="369125" calcext:value-type="float">
            <text:p>369125</text:p>
          </table:table-cell>
          <table:table-cell office:value-type="float" office:value="240569" calcext:value-type="float">
            <text:p>240569</text:p>
          </table:table-cell>
          <table:table-cell office:value-type="float" office:value="326197" calcext:value-type="float">
            <text:p>326197</text:p>
          </table:table-cell>
          <table:table-cell office:value-type="float" office:value="363253" calcext:value-type="float">
            <text:p>363253</text:p>
          </table:table-cell>
          <table:table-cell office:value-type="float" office:value="405673" calcext:value-type="float">
            <text:p>405673</text:p>
          </table:table-cell>
          <table:table-cell office:value-type="float" office:value="636929" calcext:value-type="float">
            <text:p>636929</text:p>
          </table:table-cell>
          <table:table-cell office:value-type="float" office:value="98.056" calcext:value-type="float">
            <text:p>98.056</text:p>
          </table:table-cell>
          <table:table-cell office:value-type="float" office:value="69.283" calcext:value-type="float">
            <text:p>69.283</text:p>
          </table:table-cell>
          <table:table-cell office:value-type="float" office:value="89.101" calcext:value-type="float">
            <text:p>89.101</text:p>
          </table:table-cell>
          <table:table-cell office:value-type="float" office:value="96.299" calcext:value-type="float">
            <text:p>96.299</text:p>
          </table:table-cell>
          <table:table-cell office:value-type="float" office:value="105.991" calcext:value-type="float">
            <text:p>105.991</text:p>
          </table:table-cell>
          <table:table-cell office:value-type="float" office:value="154.654" calcext:value-type="float">
            <text:p>154.65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75" calcext:value-type="float">
            <text:p>2.75</text:p>
          </table:table-cell>
          <table:table-cell office:value-type="float" office:value="367993" calcext:value-type="float">
            <text:p>367993</text:p>
          </table:table-cell>
          <table:table-cell office:value-type="float" office:value="226810" calcext:value-type="float">
            <text:p>226810</text:p>
          </table:table-cell>
          <table:table-cell office:value-type="float" office:value="325759" calcext:value-type="float">
            <text:p>325759</text:p>
          </table:table-cell>
          <table:table-cell office:value-type="float" office:value="361372" calcext:value-type="float">
            <text:p>361372</text:p>
          </table:table-cell>
          <table:table-cell office:value-type="float" office:value="404465" calcext:value-type="float">
            <text:p>404465</text:p>
          </table:table-cell>
          <table:table-cell office:value-type="float" office:value="661266" calcext:value-type="float">
            <text:p>661266</text:p>
          </table:table-cell>
          <table:table-cell office:value-type="float" office:value="97.525" calcext:value-type="float">
            <text:p>97.525</text:p>
          </table:table-cell>
          <table:table-cell office:value-type="float" office:value="71.333" calcext:value-type="float">
            <text:p>71.333</text:p>
          </table:table-cell>
          <table:table-cell office:value-type="float" office:value="88.434" calcext:value-type="float">
            <text:p>88.434</text:p>
          </table:table-cell>
          <table:table-cell office:value-type="float" office:value="96.527" calcext:value-type="float">
            <text:p>96.527</text:p>
          </table:table-cell>
          <table:table-cell office:value-type="float" office:value="105.155" calcext:value-type="float">
            <text:p>105.155</text:p>
          </table:table-cell>
          <table:table-cell office:value-type="float" office:value="160.111" calcext:value-type="float">
            <text:p>160.1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371342" calcext:value-type="float">
            <text:p>371342</text:p>
          </table:table-cell>
          <table:table-cell office:value-type="float" office:value="234821" calcext:value-type="float">
            <text:p>234821</text:p>
          </table:table-cell>
          <table:table-cell office:value-type="float" office:value="326764" calcext:value-type="float">
            <text:p>326764</text:p>
          </table:table-cell>
          <table:table-cell office:value-type="float" office:value="364298" calcext:value-type="float">
            <text:p>364298</text:p>
          </table:table-cell>
          <table:table-cell office:value-type="float" office:value="407547" calcext:value-type="float">
            <text:p>407547</text:p>
          </table:table-cell>
          <table:table-cell office:value-type="float" office:value="710466" calcext:value-type="float">
            <text:p>710466</text:p>
          </table:table-cell>
          <table:table-cell office:value-type="float" office:value="98.287" calcext:value-type="float">
            <text:p>98.287</text:p>
          </table:table-cell>
          <table:table-cell office:value-type="float" office:value="69.295" calcext:value-type="float">
            <text:p>69.295</text:p>
          </table:table-cell>
          <table:table-cell office:value-type="float" office:value="88.899" calcext:value-type="float">
            <text:p>88.899</text:p>
          </table:table-cell>
          <table:table-cell office:value-type="float" office:value="96.898" calcext:value-type="float">
            <text:p>96.898</text:p>
          </table:table-cell>
          <table:table-cell office:value-type="float" office:value="105.941" calcext:value-type="float">
            <text:p>105.941</text:p>
          </table:table-cell>
          <table:table-cell office:value-type="float" office:value="176.011" calcext:value-type="float">
            <text:p>176.0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5" calcext:value-type="float">
            <text:p>3.5</text:p>
          </table:table-cell>
          <table:table-cell office:value-type="float" office:value="373510" calcext:value-type="float">
            <text:p>373510</text:p>
          </table:table-cell>
          <table:table-cell office:value-type="float" office:value="239501" calcext:value-type="float">
            <text:p>239501</text:p>
          </table:table-cell>
          <table:table-cell office:value-type="float" office:value="327881" calcext:value-type="float">
            <text:p>327881</text:p>
          </table:table-cell>
          <table:table-cell office:value-type="float" office:value="364086" calcext:value-type="float">
            <text:p>364086</text:p>
          </table:table-cell>
          <table:table-cell office:value-type="float" office:value="408478" calcext:value-type="float">
            <text:p>408478</text:p>
          </table:table-cell>
          <table:table-cell office:value-type="float" office:value="706419" calcext:value-type="float">
            <text:p>706419</text:p>
          </table:table-cell>
          <table:table-cell office:value-type="float" office:value="98.729" calcext:value-type="float">
            <text:p>98.729</text:p>
          </table:table-cell>
          <table:table-cell office:value-type="float" office:value="70.169" calcext:value-type="float">
            <text:p>70.169</text:p>
          </table:table-cell>
          <table:table-cell office:value-type="float" office:value="89.365" calcext:value-type="float">
            <text:p>89.365</text:p>
          </table:table-cell>
          <table:table-cell office:value-type="float" office:value="97.3" calcext:value-type="float">
            <text:p>97.3</text:p>
          </table:table-cell>
          <table:table-cell office:value-type="float" office:value="106.176" calcext:value-type="float">
            <text:p>106.176</text:p>
          </table:table-cell>
          <table:table-cell office:value-type="float" office:value="158.469" calcext:value-type="float">
            <text:p>158.46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374612" calcext:value-type="float">
            <text:p>374612</text:p>
          </table:table-cell>
          <table:table-cell office:value-type="float" office:value="233320" calcext:value-type="float">
            <text:p>233320</text:p>
          </table:table-cell>
          <table:table-cell office:value-type="float" office:value="330630" calcext:value-type="float">
            <text:p>330630</text:p>
          </table:table-cell>
          <table:table-cell office:value-type="float" office:value="366062" calcext:value-type="float">
            <text:p>366062</text:p>
          </table:table-cell>
          <table:table-cell office:value-type="float" office:value="412500" calcext:value-type="float">
            <text:p>412500</text:p>
          </table:table-cell>
          <table:table-cell office:value-type="float" office:value="634289" calcext:value-type="float">
            <text:p>634289</text:p>
          </table:table-cell>
          <table:table-cell office:value-type="float" office:value="98.819" calcext:value-type="float">
            <text:p>98.819</text:p>
          </table:table-cell>
          <table:table-cell office:value-type="float" office:value="69.922" calcext:value-type="float">
            <text:p>69.922</text:p>
          </table:table-cell>
          <table:table-cell office:value-type="float" office:value="89.81" calcext:value-type="float">
            <text:p>89.81</text:p>
          </table:table-cell>
          <table:table-cell office:value-type="float" office:value="97.65" calcext:value-type="float">
            <text:p>97.65</text:p>
          </table:table-cell>
          <table:table-cell office:value-type="float" office:value="106.669" calcext:value-type="float">
            <text:p>106.669</text:p>
          </table:table-cell>
          <table:table-cell office:value-type="float" office:value="160.058" calcext:value-type="float">
            <text:p>160.05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.5" calcext:value-type="float">
            <text:p>4.5</text:p>
          </table:table-cell>
          <table:table-cell office:value-type="float" office:value="374394" calcext:value-type="float">
            <text:p>374394</text:p>
          </table:table-cell>
          <table:table-cell office:value-type="float" office:value="209079" calcext:value-type="float">
            <text:p>209079</text:p>
          </table:table-cell>
          <table:table-cell office:value-type="float" office:value="328203" calcext:value-type="float">
            <text:p>328203</text:p>
          </table:table-cell>
          <table:table-cell office:value-type="float" office:value="367795" calcext:value-type="float">
            <text:p>367795</text:p>
          </table:table-cell>
          <table:table-cell office:value-type="float" office:value="410784" calcext:value-type="float">
            <text:p>410784</text:p>
          </table:table-cell>
          <table:table-cell office:value-type="float" office:value="793836" calcext:value-type="float">
            <text:p>793836</text:p>
          </table:table-cell>
          <table:table-cell office:value-type="float" office:value="98.438" calcext:value-type="float">
            <text:p>98.438</text:p>
          </table:table-cell>
          <table:table-cell office:value-type="float" office:value="64.03" calcext:value-type="float">
            <text:p>64.03</text:p>
          </table:table-cell>
          <table:table-cell office:value-type="float" office:value="89.545" calcext:value-type="float">
            <text:p>89.545</text:p>
          </table:table-cell>
          <table:table-cell office:value-type="float" office:value="96.937" calcext:value-type="float">
            <text:p>96.937</text:p>
          </table:table-cell>
          <table:table-cell office:value-type="float" office:value="106.187" calcext:value-type="float">
            <text:p>106.187</text:p>
          </table:table-cell>
          <table:table-cell office:value-type="float" office:value="176.702" calcext:value-type="float">
            <text:p>176.7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372201" calcext:value-type="float">
            <text:p>372201</text:p>
          </table:table-cell>
          <table:table-cell office:value-type="float" office:value="249277" calcext:value-type="float">
            <text:p>249277</text:p>
          </table:table-cell>
          <table:table-cell office:value-type="float" office:value="329070" calcext:value-type="float">
            <text:p>329070</text:p>
          </table:table-cell>
          <table:table-cell office:value-type="float" office:value="362776" calcext:value-type="float">
            <text:p>362776</text:p>
          </table:table-cell>
          <table:table-cell office:value-type="float" office:value="409089" calcext:value-type="float">
            <text:p>409089</text:p>
          </table:table-cell>
          <table:table-cell office:value-type="float" office:value="693250" calcext:value-type="float">
            <text:p>693250</text:p>
          </table:table-cell>
          <table:table-cell office:value-type="float" office:value="98.371" calcext:value-type="float">
            <text:p>98.371</text:p>
          </table:table-cell>
          <table:table-cell office:value-type="float" office:value="71.609" calcext:value-type="float">
            <text:p>71.609</text:p>
          </table:table-cell>
          <table:table-cell office:value-type="float" office:value="89.169" calcext:value-type="float">
            <text:p>89.169</text:p>
          </table:table-cell>
          <table:table-cell office:value-type="float" office:value="97.167" calcext:value-type="float">
            <text:p>97.167</text:p>
          </table:table-cell>
          <table:table-cell office:value-type="float" office:value="105.516" calcext:value-type="float">
            <text:p>105.516</text:p>
          </table:table-cell>
          <table:table-cell office:value-type="float" office:value="159.49" calcext:value-type="float">
            <text:p>159.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371020" calcext:value-type="float">
            <text:p>371020</text:p>
          </table:table-cell>
          <table:table-cell office:value-type="float" office:value="232517" calcext:value-type="float">
            <text:p>232517</text:p>
          </table:table-cell>
          <table:table-cell office:value-type="float" office:value="326627" calcext:value-type="float">
            <text:p>326627</text:p>
          </table:table-cell>
          <table:table-cell office:value-type="float" office:value="362396" calcext:value-type="float">
            <text:p>362396</text:p>
          </table:table-cell>
          <table:table-cell office:value-type="float" office:value="408394" calcext:value-type="float">
            <text:p>408394</text:p>
          </table:table-cell>
          <table:table-cell office:value-type="float" office:value="649640" calcext:value-type="float">
            <text:p>649640</text:p>
          </table:table-cell>
          <table:table-cell office:value-type="float" office:value="98.34" calcext:value-type="float">
            <text:p>98.34</text:p>
          </table:table-cell>
          <table:table-cell office:value-type="float" office:value="67.478" calcext:value-type="float">
            <text:p>67.478</text:p>
          </table:table-cell>
          <table:table-cell office:value-type="float" office:value="88.78" calcext:value-type="float">
            <text:p>88.78</text:p>
          </table:table-cell>
          <table:table-cell office:value-type="float" office:value="96.511" calcext:value-type="float">
            <text:p>96.511</text:p>
          </table:table-cell>
          <table:table-cell office:value-type="float" office:value="105.675" calcext:value-type="float">
            <text:p>105.675</text:p>
          </table:table-cell>
          <table:table-cell office:value-type="float" office:value="151.396" calcext:value-type="float">
            <text:p>151.3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374841" calcext:value-type="float">
            <text:p>374841</text:p>
          </table:table-cell>
          <table:table-cell office:value-type="float" office:value="240715" calcext:value-type="float">
            <text:p>240715</text:p>
          </table:table-cell>
          <table:table-cell office:value-type="float" office:value="331593" calcext:value-type="float">
            <text:p>331593</text:p>
          </table:table-cell>
          <table:table-cell office:value-type="float" office:value="366132" calcext:value-type="float">
            <text:p>366132</text:p>
          </table:table-cell>
          <table:table-cell office:value-type="float" office:value="411738" calcext:value-type="float">
            <text:p>411738</text:p>
          </table:table-cell>
          <table:table-cell office:value-type="float" office:value="672437" calcext:value-type="float">
            <text:p>672437</text:p>
          </table:table-cell>
          <table:table-cell office:value-type="float" office:value="99.032" calcext:value-type="float">
            <text:p>99.032</text:p>
          </table:table-cell>
          <table:table-cell office:value-type="float" office:value="70.827" calcext:value-type="float">
            <text:p>70.827</text:p>
          </table:table-cell>
          <table:table-cell office:value-type="float" office:value="89.732" calcext:value-type="float">
            <text:p>89.732</text:p>
          </table:table-cell>
          <table:table-cell office:value-type="float" office:value="97.617" calcext:value-type="float">
            <text:p>97.617</text:p>
          </table:table-cell>
          <table:table-cell office:value-type="float" office:value="107.117" calcext:value-type="float">
            <text:p>107.117</text:p>
          </table:table-cell>
          <table:table-cell office:value-type="float" office:value="153.26" calcext:value-type="float">
            <text:p>153.2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374924" calcext:value-type="float">
            <text:p>374924</text:p>
          </table:table-cell>
          <table:table-cell office:value-type="float" office:value="239640" calcext:value-type="float">
            <text:p>239640</text:p>
          </table:table-cell>
          <table:table-cell office:value-type="float" office:value="330813" calcext:value-type="float">
            <text:p>330813</text:p>
          </table:table-cell>
          <table:table-cell office:value-type="float" office:value="366418" calcext:value-type="float">
            <text:p>366418</text:p>
          </table:table-cell>
          <table:table-cell office:value-type="float" office:value="412655" calcext:value-type="float">
            <text:p>412655</text:p>
          </table:table-cell>
          <table:table-cell office:value-type="float" office:value="634995" calcext:value-type="float">
            <text:p>634995</text:p>
          </table:table-cell>
          <table:table-cell office:value-type="float" office:value="98.936" calcext:value-type="float">
            <text:p>98.936</text:p>
          </table:table-cell>
          <table:table-cell office:value-type="float" office:value="69.121" calcext:value-type="float">
            <text:p>69.121</text:p>
          </table:table-cell>
          <table:table-cell office:value-type="float" office:value="89.355" calcext:value-type="float">
            <text:p>89.355</text:p>
          </table:table-cell>
          <table:table-cell office:value-type="float" office:value="97.744" calcext:value-type="float">
            <text:p>97.744</text:p>
          </table:table-cell>
          <table:table-cell office:value-type="float" office:value="106.199" calcext:value-type="float">
            <text:p>106.199</text:p>
          </table:table-cell>
          <table:table-cell office:value-type="float" office:value="149.176" calcext:value-type="float">
            <text:p>149.1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374579" calcext:value-type="float">
            <text:p>374579</text:p>
          </table:table-cell>
          <table:table-cell office:value-type="float" office:value="235163" calcext:value-type="float">
            <text:p>235163</text:p>
          </table:table-cell>
          <table:table-cell office:value-type="float" office:value="329071" calcext:value-type="float">
            <text:p>329071</text:p>
          </table:table-cell>
          <table:table-cell office:value-type="float" office:value="366764" calcext:value-type="float">
            <text:p>366764</text:p>
          </table:table-cell>
          <table:table-cell office:value-type="float" office:value="415016" calcext:value-type="float">
            <text:p>415016</text:p>
          </table:table-cell>
          <table:table-cell office:value-type="float" office:value="671654" calcext:value-type="float">
            <text:p>671654</text:p>
          </table:table-cell>
          <table:table-cell office:value-type="float" office:value="99.005" calcext:value-type="float">
            <text:p>99.005</text:p>
          </table:table-cell>
          <table:table-cell office:value-type="float" office:value="69.778" calcext:value-type="float">
            <text:p>69.778</text:p>
          </table:table-cell>
          <table:table-cell office:value-type="float" office:value="89.939" calcext:value-type="float">
            <text:p>89.939</text:p>
          </table:table-cell>
          <table:table-cell office:value-type="float" office:value="97.799" calcext:value-type="float">
            <text:p>97.799</text:p>
          </table:table-cell>
          <table:table-cell office:value-type="float" office:value="106.563" calcext:value-type="float">
            <text:p>106.563</text:p>
          </table:table-cell>
          <table:table-cell office:value-type="float" office:value="147.321" calcext:value-type="float">
            <text:p>147.32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373493" calcext:value-type="float">
            <text:p>373493</text:p>
          </table:table-cell>
          <table:table-cell office:value-type="float" office:value="221075" calcext:value-type="float">
            <text:p>221075</text:p>
          </table:table-cell>
          <table:table-cell office:value-type="float" office:value="328315" calcext:value-type="float">
            <text:p>328315</text:p>
          </table:table-cell>
          <table:table-cell office:value-type="float" office:value="366057" calcext:value-type="float">
            <text:p>366057</text:p>
          </table:table-cell>
          <table:table-cell office:value-type="float" office:value="410124" calcext:value-type="float">
            <text:p>410124</text:p>
          </table:table-cell>
          <table:table-cell office:value-type="float" office:value="639639" calcext:value-type="float">
            <text:p>639639</text:p>
          </table:table-cell>
          <table:table-cell office:value-type="float" office:value="98.904" calcext:value-type="float">
            <text:p>98.904</text:p>
          </table:table-cell>
          <table:table-cell office:value-type="float" office:value="66.891" calcext:value-type="float">
            <text:p>66.891</text:p>
          </table:table-cell>
          <table:table-cell office:value-type="float" office:value="89.388" calcext:value-type="float">
            <text:p>89.388</text:p>
          </table:table-cell>
          <table:table-cell office:value-type="float" office:value="97.319" calcext:value-type="float">
            <text:p>97.319</text:p>
          </table:table-cell>
          <table:table-cell office:value-type="float" office:value="107.286" calcext:value-type="float">
            <text:p>107.286</text:p>
          </table:table-cell>
          <table:table-cell office:value-type="float" office:value="156.852" calcext:value-type="float">
            <text:p>156.85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374495" calcext:value-type="float">
            <text:p>374495</text:p>
          </table:table-cell>
          <table:table-cell office:value-type="float" office:value="227897" calcext:value-type="float">
            <text:p>227897</text:p>
          </table:table-cell>
          <table:table-cell office:value-type="float" office:value="328460" calcext:value-type="float">
            <text:p>328460</text:p>
          </table:table-cell>
          <table:table-cell office:value-type="float" office:value="366587" calcext:value-type="float">
            <text:p>366587</text:p>
          </table:table-cell>
          <table:table-cell office:value-type="float" office:value="411975" calcext:value-type="float">
            <text:p>411975</text:p>
          </table:table-cell>
          <table:table-cell office:value-type="float" office:value="668547" calcext:value-type="float">
            <text:p>668547</text:p>
          </table:table-cell>
          <table:table-cell office:value-type="float" office:value="99.032" calcext:value-type="float">
            <text:p>99.032</text:p>
          </table:table-cell>
          <table:table-cell office:value-type="float" office:value="67.303" calcext:value-type="float">
            <text:p>67.303</text:p>
          </table:table-cell>
          <table:table-cell office:value-type="float" office:value="90.041" calcext:value-type="float">
            <text:p>90.041</text:p>
          </table:table-cell>
          <table:table-cell office:value-type="float" office:value="97.631" calcext:value-type="float">
            <text:p>97.631</text:p>
          </table:table-cell>
          <table:table-cell office:value-type="float" office:value="106.848" calcext:value-type="float">
            <text:p>106.848</text:p>
          </table:table-cell>
          <table:table-cell office:value-type="float" office:value="150.606" calcext:value-type="float">
            <text:p>150.60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370458" calcext:value-type="float">
            <text:p>370458</text:p>
          </table:table-cell>
          <table:table-cell office:value-type="float" office:value="242321" calcext:value-type="float">
            <text:p>242321</text:p>
          </table:table-cell>
          <table:table-cell office:value-type="float" office:value="328079" calcext:value-type="float">
            <text:p>328079</text:p>
          </table:table-cell>
          <table:table-cell office:value-type="float" office:value="361605" calcext:value-type="float">
            <text:p>361605</text:p>
          </table:table-cell>
          <table:table-cell office:value-type="float" office:value="405180" calcext:value-type="float">
            <text:p>405180</text:p>
          </table:table-cell>
          <table:table-cell office:value-type="float" office:value="838161" calcext:value-type="float">
            <text:p>838161</text:p>
          </table:table-cell>
          <table:table-cell office:value-type="float" office:value="98.19" calcext:value-type="float">
            <text:p>98.19</text:p>
          </table:table-cell>
          <table:table-cell office:value-type="float" office:value="67.208" calcext:value-type="float">
            <text:p>67.208</text:p>
          </table:table-cell>
          <table:table-cell office:value-type="float" office:value="88.629" calcext:value-type="float">
            <text:p>88.629</text:p>
          </table:table-cell>
          <table:table-cell office:value-type="float" office:value="96.655" calcext:value-type="float">
            <text:p>96.655</text:p>
          </table:table-cell>
          <table:table-cell office:value-type="float" office:value="105.875" calcext:value-type="float">
            <text:p>105.875</text:p>
          </table:table-cell>
          <table:table-cell office:value-type="float" office:value="168.675" calcext:value-type="float">
            <text:p>168.67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375202" calcext:value-type="float">
            <text:p>375202</text:p>
          </table:table-cell>
          <table:table-cell office:value-type="float" office:value="246435" calcext:value-type="float">
            <text:p>246435</text:p>
          </table:table-cell>
          <table:table-cell office:value-type="float" office:value="331140" calcext:value-type="float">
            <text:p>331140</text:p>
          </table:table-cell>
          <table:table-cell office:value-type="float" office:value="368511" calcext:value-type="float">
            <text:p>368511</text:p>
          </table:table-cell>
          <table:table-cell office:value-type="float" office:value="409416" calcext:value-type="float">
            <text:p>409416</text:p>
          </table:table-cell>
          <table:table-cell office:value-type="float" office:value="780992" calcext:value-type="float">
            <text:p>780992</text:p>
          </table:table-cell>
          <table:table-cell office:value-type="float" office:value="99.071" calcext:value-type="float">
            <text:p>99.071</text:p>
          </table:table-cell>
          <table:table-cell office:value-type="float" office:value="69.793" calcext:value-type="float">
            <text:p>69.793</text:p>
          </table:table-cell>
          <table:table-cell office:value-type="float" office:value="90.005" calcext:value-type="float">
            <text:p>90.005</text:p>
          </table:table-cell>
          <table:table-cell office:value-type="float" office:value="98.122" calcext:value-type="float">
            <text:p>98.122</text:p>
          </table:table-cell>
          <table:table-cell office:value-type="float" office:value="106.24" calcext:value-type="float">
            <text:p>106.24</text:p>
          </table:table-cell>
          <table:table-cell office:value-type="float" office:value="163.291" calcext:value-type="float">
            <text:p>163.29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float" office:value="373204" calcext:value-type="float">
            <text:p>373204</text:p>
          </table:table-cell>
          <table:table-cell office:value-type="float" office:value="230113" calcext:value-type="float">
            <text:p>230113</text:p>
          </table:table-cell>
          <table:table-cell office:value-type="float" office:value="329021" calcext:value-type="float">
            <text:p>329021</text:p>
          </table:table-cell>
          <table:table-cell office:value-type="float" office:value="367493" calcext:value-type="float">
            <text:p>367493</text:p>
          </table:table-cell>
          <table:table-cell office:value-type="float" office:value="411774" calcext:value-type="float">
            <text:p>411774</text:p>
          </table:table-cell>
          <table:table-cell office:value-type="float" office:value="718052" calcext:value-type="float">
            <text:p>718052</text:p>
          </table:table-cell>
          <table:table-cell office:value-type="float" office:value="98.433" calcext:value-type="float">
            <text:p>98.433</text:p>
          </table:table-cell>
          <table:table-cell office:value-type="float" office:value="68.167" calcext:value-type="float">
            <text:p>68.167</text:p>
          </table:table-cell>
          <table:table-cell office:value-type="float" office:value="89.194" calcext:value-type="float">
            <text:p>89.194</text:p>
          </table:table-cell>
          <table:table-cell office:value-type="float" office:value="96.949" calcext:value-type="float">
            <text:p>96.949</text:p>
          </table:table-cell>
          <table:table-cell office:value-type="float" office:value="106" calcext:value-type="float">
            <text:p>106</text:p>
          </table:table-cell>
          <table:table-cell office:value-type="float" office:value="159.167" calcext:value-type="float">
            <text:p>159.16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371263" calcext:value-type="float">
            <text:p>371263</text:p>
          </table:table-cell>
          <table:table-cell office:value-type="float" office:value="230218" calcext:value-type="float">
            <text:p>230218</text:p>
          </table:table-cell>
          <table:table-cell office:value-type="float" office:value="326542" calcext:value-type="float">
            <text:p>326542</text:p>
          </table:table-cell>
          <table:table-cell office:value-type="float" office:value="364316" calcext:value-type="float">
            <text:p>364316</text:p>
          </table:table-cell>
          <table:table-cell office:value-type="float" office:value="408939" calcext:value-type="float">
            <text:p>408939</text:p>
          </table:table-cell>
          <table:table-cell office:value-type="float" office:value="740457" calcext:value-type="float">
            <text:p>740457</text:p>
          </table:table-cell>
          <table:table-cell office:value-type="float" office:value="98.464" calcext:value-type="float">
            <text:p>98.464</text:p>
          </table:table-cell>
          <table:table-cell office:value-type="float" office:value="68.309" calcext:value-type="float">
            <text:p>68.309</text:p>
          </table:table-cell>
          <table:table-cell office:value-type="float" office:value="89.149" calcext:value-type="float">
            <text:p>89.149</text:p>
          </table:table-cell>
          <table:table-cell office:value-type="float" office:value="97.563" calcext:value-type="float">
            <text:p>97.563</text:p>
          </table:table-cell>
          <table:table-cell office:value-type="float" office:value="106.526" calcext:value-type="float">
            <text:p>106.526</text:p>
          </table:table-cell>
          <table:table-cell office:value-type="float" office:value="150.64" calcext:value-type="float">
            <text:p>150.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372421" calcext:value-type="float">
            <text:p>372421</text:p>
          </table:table-cell>
          <table:table-cell office:value-type="float" office:value="243763" calcext:value-type="float">
            <text:p>243763</text:p>
          </table:table-cell>
          <table:table-cell office:value-type="float" office:value="327323" calcext:value-type="float">
            <text:p>327323</text:p>
          </table:table-cell>
          <table:table-cell office:value-type="float" office:value="363923" calcext:value-type="float">
            <text:p>363923</text:p>
          </table:table-cell>
          <table:table-cell office:value-type="float" office:value="409729" calcext:value-type="float">
            <text:p>409729</text:p>
          </table:table-cell>
          <table:table-cell office:value-type="float" office:value="688305" calcext:value-type="float">
            <text:p>688305</text:p>
          </table:table-cell>
          <table:table-cell office:value-type="float" office:value="98.587" calcext:value-type="float">
            <text:p>98.587</text:p>
          </table:table-cell>
          <table:table-cell office:value-type="float" office:value="70.961" calcext:value-type="float">
            <text:p>70.961</text:p>
          </table:table-cell>
          <table:table-cell office:value-type="float" office:value="89.011" calcext:value-type="float">
            <text:p>89.011</text:p>
          </table:table-cell>
          <table:table-cell office:value-type="float" office:value="97.418" calcext:value-type="float">
            <text:p>97.418</text:p>
          </table:table-cell>
          <table:table-cell office:value-type="float" office:value="106.163" calcext:value-type="float">
            <text:p>106.163</text:p>
          </table:table-cell>
          <table:table-cell office:value-type="float" office:value="176.31" calcext:value-type="float">
            <text:p>176.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74611" calcext:value-type="float">
            <text:p>374611</text:p>
          </table:table-cell>
          <table:table-cell office:value-type="float" office:value="232992" calcext:value-type="float">
            <text:p>232992</text:p>
          </table:table-cell>
          <table:table-cell office:value-type="float" office:value="329769" calcext:value-type="float">
            <text:p>329769</text:p>
          </table:table-cell>
          <table:table-cell office:value-type="float" office:value="364368" calcext:value-type="float">
            <text:p>364368</text:p>
          </table:table-cell>
          <table:table-cell office:value-type="float" office:value="411167" calcext:value-type="float">
            <text:p>411167</text:p>
          </table:table-cell>
          <table:table-cell office:value-type="float" office:value="769243" calcext:value-type="float">
            <text:p>769243</text:p>
          </table:table-cell>
          <table:table-cell office:value-type="float" office:value="97.938" calcext:value-type="float">
            <text:p>97.938</text:p>
          </table:table-cell>
          <table:table-cell office:value-type="float" office:value="69.076" calcext:value-type="float">
            <text:p>69.076</text:p>
          </table:table-cell>
          <table:table-cell office:value-type="float" office:value="88.437" calcext:value-type="float">
            <text:p>88.437</text:p>
          </table:table-cell>
          <table:table-cell office:value-type="float" office:value="96.355" calcext:value-type="float">
            <text:p>96.355</text:p>
          </table:table-cell>
          <table:table-cell office:value-type="float" office:value="105.943" calcext:value-type="float">
            <text:p>105.943</text:p>
          </table:table-cell>
          <table:table-cell office:value-type="float" office:value="161.743" calcext:value-type="float">
            <text:p>161.74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1" calcext:value-type="float">
            <text:p>1.1</text:p>
          </table:table-cell>
          <table:table-cell office:value-type="float" office:value="373526" calcext:value-type="float">
            <text:p>373526</text:p>
          </table:table-cell>
          <table:table-cell office:value-type="float" office:value="232944" calcext:value-type="float">
            <text:p>232944</text:p>
          </table:table-cell>
          <table:table-cell office:value-type="float" office:value="327505" calcext:value-type="float">
            <text:p>327505</text:p>
          </table:table-cell>
          <table:table-cell office:value-type="float" office:value="366606" calcext:value-type="float">
            <text:p>366606</text:p>
          </table:table-cell>
          <table:table-cell office:value-type="float" office:value="408135" calcext:value-type="float">
            <text:p>408135</text:p>
          </table:table-cell>
          <table:table-cell office:value-type="float" office:value="795393" calcext:value-type="float">
            <text:p>795393</text:p>
          </table:table-cell>
          <table:table-cell office:value-type="float" office:value="97.602" calcext:value-type="float">
            <text:p>97.602</text:p>
          </table:table-cell>
          <table:table-cell office:value-type="float" office:value="66.727" calcext:value-type="float">
            <text:p>66.727</text:p>
          </table:table-cell>
          <table:table-cell office:value-type="float" office:value="88.89" calcext:value-type="float">
            <text:p>88.89</text:p>
          </table:table-cell>
          <table:table-cell office:value-type="float" office:value="96.254" calcext:value-type="float">
            <text:p>96.254</text:p>
          </table:table-cell>
          <table:table-cell office:value-type="float" office:value="104.895" calcext:value-type="float">
            <text:p>104.895</text:p>
          </table:table-cell>
          <table:table-cell office:value-type="float" office:value="172.28" calcext:value-type="float">
            <text:p>172.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2" calcext:value-type="float">
            <text:p>1.2</text:p>
          </table:table-cell>
          <table:table-cell office:value-type="float" office:value="374266" calcext:value-type="float">
            <text:p>374266</text:p>
          </table:table-cell>
          <table:table-cell office:value-type="float" office:value="241724" calcext:value-type="float">
            <text:p>241724</text:p>
          </table:table-cell>
          <table:table-cell office:value-type="float" office:value="328699" calcext:value-type="float">
            <text:p>328699</text:p>
          </table:table-cell>
          <table:table-cell office:value-type="float" office:value="365067" calcext:value-type="float">
            <text:p>365067</text:p>
          </table:table-cell>
          <table:table-cell office:value-type="float" office:value="407674" calcext:value-type="float">
            <text:p>407674</text:p>
          </table:table-cell>
          <table:table-cell office:value-type="float" office:value="844905" calcext:value-type="float">
            <text:p>844905</text:p>
          </table:table-cell>
          <table:table-cell office:value-type="float" office:value="97.995" calcext:value-type="float">
            <text:p>97.995</text:p>
          </table:table-cell>
          <table:table-cell office:value-type="float" office:value="70.67" calcext:value-type="float">
            <text:p>70.67</text:p>
          </table:table-cell>
          <table:table-cell office:value-type="float" office:value="88.664" calcext:value-type="float">
            <text:p>88.664</text:p>
          </table:table-cell>
          <table:table-cell office:value-type="float" office:value="96.101" calcext:value-type="float">
            <text:p>96.101</text:p>
          </table:table-cell>
          <table:table-cell office:value-type="float" office:value="105.463" calcext:value-type="float">
            <text:p>105.463</text:p>
          </table:table-cell>
          <table:table-cell office:value-type="float" office:value="190.909" calcext:value-type="float">
            <text:p>190.90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5" calcext:value-type="float">
            <text:p>1.5</text:p>
          </table:table-cell>
          <table:table-cell office:value-type="float" office:value="374442" calcext:value-type="float">
            <text:p>374442</text:p>
          </table:table-cell>
          <table:table-cell office:value-type="float" office:value="244066" calcext:value-type="float">
            <text:p>244066</text:p>
          </table:table-cell>
          <table:table-cell office:value-type="float" office:value="332494" calcext:value-type="float">
            <text:p>332494</text:p>
          </table:table-cell>
          <table:table-cell office:value-type="float" office:value="370389" calcext:value-type="float">
            <text:p>370389</text:p>
          </table:table-cell>
          <table:table-cell office:value-type="float" office:value="408802" calcext:value-type="float">
            <text:p>408802</text:p>
          </table:table-cell>
          <table:table-cell office:value-type="float" office:value="672107" calcext:value-type="float">
            <text:p>672107</text:p>
          </table:table-cell>
          <table:table-cell office:value-type="float" office:value="97.687" calcext:value-type="float">
            <text:p>97.687</text:p>
          </table:table-cell>
          <table:table-cell office:value-type="float" office:value="71.501" calcext:value-type="float">
            <text:p>71.501</text:p>
          </table:table-cell>
          <table:table-cell office:value-type="float" office:value="88.739" calcext:value-type="float">
            <text:p>88.739</text:p>
          </table:table-cell>
          <table:table-cell office:value-type="float" office:value="96.705" calcext:value-type="float">
            <text:p>96.705</text:p>
          </table:table-cell>
          <table:table-cell office:value-type="float" office:value="105.071" calcext:value-type="float">
            <text:p>105.071</text:p>
          </table:table-cell>
          <table:table-cell office:value-type="float" office:value="154.656" calcext:value-type="float">
            <text:p>154.6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75" calcext:value-type="float">
            <text:p>1.75</text:p>
          </table:table-cell>
          <table:table-cell office:value-type="float" office:value="373264" calcext:value-type="float">
            <text:p>373264</text:p>
          </table:table-cell>
          <table:table-cell office:value-type="float" office:value="230973" calcext:value-type="float">
            <text:p>230973</text:p>
          </table:table-cell>
          <table:table-cell office:value-type="float" office:value="327582" calcext:value-type="float">
            <text:p>327582</text:p>
          </table:table-cell>
          <table:table-cell office:value-type="float" office:value="366117" calcext:value-type="float">
            <text:p>366117</text:p>
          </table:table-cell>
          <table:table-cell office:value-type="float" office:value="411124" calcext:value-type="float">
            <text:p>411124</text:p>
          </table:table-cell>
          <table:table-cell office:value-type="float" office:value="783071" calcext:value-type="float">
            <text:p>783071</text:p>
          </table:table-cell>
          <table:table-cell office:value-type="float" office:value="97.709" calcext:value-type="float">
            <text:p>97.709</text:p>
          </table:table-cell>
          <table:table-cell office:value-type="float" office:value="67.08" calcext:value-type="float">
            <text:p>67.08</text:p>
          </table:table-cell>
          <table:table-cell office:value-type="float" office:value="88.534" calcext:value-type="float">
            <text:p>88.534</text:p>
          </table:table-cell>
          <table:table-cell office:value-type="float" office:value="96.186" calcext:value-type="float">
            <text:p>96.186</text:p>
          </table:table-cell>
          <table:table-cell office:value-type="float" office:value="105.612" calcext:value-type="float">
            <text:p>105.612</text:p>
          </table:table-cell>
          <table:table-cell office:value-type="float" office:value="167.709" calcext:value-type="float">
            <text:p>167.70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372449" calcext:value-type="float">
            <text:p>372449</text:p>
          </table:table-cell>
          <table:table-cell office:value-type="float" office:value="229743" calcext:value-type="float">
            <text:p>229743</text:p>
          </table:table-cell>
          <table:table-cell office:value-type="float" office:value="329069" calcext:value-type="float">
            <text:p>329069</text:p>
          </table:table-cell>
          <table:table-cell office:value-type="float" office:value="366858" calcext:value-type="float">
            <text:p>366858</text:p>
          </table:table-cell>
          <table:table-cell office:value-type="float" office:value="407419" calcext:value-type="float">
            <text:p>407419</text:p>
          </table:table-cell>
          <table:table-cell office:value-type="float" office:value="680415" calcext:value-type="float">
            <text:p>680415</text:p>
          </table:table-cell>
          <table:table-cell office:value-type="float" office:value="97.709" calcext:value-type="float">
            <text:p>97.709</text:p>
          </table:table-cell>
          <table:table-cell office:value-type="float" office:value="71.16" calcext:value-type="float">
            <text:p>71.16</text:p>
          </table:table-cell>
          <table:table-cell office:value-type="float" office:value="89.124" calcext:value-type="float">
            <text:p>89.124</text:p>
          </table:table-cell>
          <table:table-cell office:value-type="float" office:value="96.391" calcext:value-type="float">
            <text:p>96.391</text:p>
          </table:table-cell>
          <table:table-cell office:value-type="float" office:value="105.384" calcext:value-type="float">
            <text:p>105.384</text:p>
          </table:table-cell>
          <table:table-cell office:value-type="float" office:value="160.358" calcext:value-type="float">
            <text:p>160.3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25" calcext:value-type="float">
            <text:p>2.25</text:p>
          </table:table-cell>
          <table:table-cell office:value-type="float" office:value="371176" calcext:value-type="float">
            <text:p>371176</text:p>
          </table:table-cell>
          <table:table-cell office:value-type="float" office:value="228219" calcext:value-type="float">
            <text:p>228219</text:p>
          </table:table-cell>
          <table:table-cell office:value-type="float" office:value="326999" calcext:value-type="float">
            <text:p>326999</text:p>
          </table:table-cell>
          <table:table-cell office:value-type="float" office:value="363034" calcext:value-type="float">
            <text:p>363034</text:p>
          </table:table-cell>
          <table:table-cell office:value-type="float" office:value="411119" calcext:value-type="float">
            <text:p>411119</text:p>
          </table:table-cell>
          <table:table-cell office:value-type="float" office:value="692871" calcext:value-type="float">
            <text:p>692871</text:p>
          </table:table-cell>
          <table:table-cell office:value-type="float" office:value="98.22" calcext:value-type="float">
            <text:p>98.22</text:p>
          </table:table-cell>
          <table:table-cell office:value-type="float" office:value="67.975" calcext:value-type="float">
            <text:p>67.975</text:p>
          </table:table-cell>
          <table:table-cell office:value-type="float" office:value="89.227" calcext:value-type="float">
            <text:p>89.227</text:p>
          </table:table-cell>
          <table:table-cell office:value-type="float" office:value="96.966" calcext:value-type="float">
            <text:p>96.966</text:p>
          </table:table-cell>
          <table:table-cell office:value-type="float" office:value="106.102" calcext:value-type="float">
            <text:p>106.102</text:p>
          </table:table-cell>
          <table:table-cell office:value-type="float" office:value="155.505" calcext:value-type="float">
            <text:p>155.5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5" calcext:value-type="float">
            <text:p>2.5</text:p>
          </table:table-cell>
          <table:table-cell office:value-type="float" office:value="373249" calcext:value-type="float">
            <text:p>373249</text:p>
          </table:table-cell>
          <table:table-cell office:value-type="float" office:value="238106" calcext:value-type="float">
            <text:p>238106</text:p>
          </table:table-cell>
          <table:table-cell office:value-type="float" office:value="332077" calcext:value-type="float">
            <text:p>332077</text:p>
          </table:table-cell>
          <table:table-cell office:value-type="float" office:value="365506" calcext:value-type="float">
            <text:p>365506</text:p>
          </table:table-cell>
          <table:table-cell office:value-type="float" office:value="408294" calcext:value-type="float">
            <text:p>408294</text:p>
          </table:table-cell>
          <table:table-cell office:value-type="float" office:value="654297" calcext:value-type="float">
            <text:p>654297</text:p>
          </table:table-cell>
          <table:table-cell office:value-type="float" office:value="97.878" calcext:value-type="float">
            <text:p>97.878</text:p>
          </table:table-cell>
          <table:table-cell office:value-type="float" office:value="70.308" calcext:value-type="float">
            <text:p>70.308</text:p>
          </table:table-cell>
          <table:table-cell office:value-type="float" office:value="89.054" calcext:value-type="float">
            <text:p>89.054</text:p>
          </table:table-cell>
          <table:table-cell office:value-type="float" office:value="96.265" calcext:value-type="float">
            <text:p>96.265</text:p>
          </table:table-cell>
          <table:table-cell office:value-type="float" office:value="104.751" calcext:value-type="float">
            <text:p>104.751</text:p>
          </table:table-cell>
          <table:table-cell office:value-type="float" office:value="146.911" calcext:value-type="float">
            <text:p>146.91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75" calcext:value-type="float">
            <text:p>2.75</text:p>
          </table:table-cell>
          <table:table-cell office:value-type="float" office:value="377034" calcext:value-type="float">
            <text:p>377034</text:p>
          </table:table-cell>
          <table:table-cell office:value-type="float" office:value="226856" calcext:value-type="float">
            <text:p>226856</text:p>
          </table:table-cell>
          <table:table-cell office:value-type="float" office:value="329783" calcext:value-type="float">
            <text:p>329783</text:p>
          </table:table-cell>
          <table:table-cell office:value-type="float" office:value="367297" calcext:value-type="float">
            <text:p>367297</text:p>
          </table:table-cell>
          <table:table-cell office:value-type="float" office:value="413189" calcext:value-type="float">
            <text:p>413189</text:p>
          </table:table-cell>
          <table:table-cell office:value-type="float" office:value="685484" calcext:value-type="float">
            <text:p>685484</text:p>
          </table:table-cell>
          <table:table-cell office:value-type="float" office:value="98.332" calcext:value-type="float">
            <text:p>98.332</text:p>
          </table:table-cell>
          <table:table-cell office:value-type="float" office:value="69.825" calcext:value-type="float">
            <text:p>69.825</text:p>
          </table:table-cell>
          <table:table-cell office:value-type="float" office:value="88.731" calcext:value-type="float">
            <text:p>88.731</text:p>
          </table:table-cell>
          <table:table-cell office:value-type="float" office:value="96.962" calcext:value-type="float">
            <text:p>96.962</text:p>
          </table:table-cell>
          <table:table-cell office:value-type="float" office:value="105.706" calcext:value-type="float">
            <text:p>105.706</text:p>
          </table:table-cell>
          <table:table-cell office:value-type="float" office:value="149.07" calcext:value-type="float">
            <text:p>149.0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373669" calcext:value-type="float">
            <text:p>373669</text:p>
          </table:table-cell>
          <table:table-cell office:value-type="float" office:value="229275" calcext:value-type="float">
            <text:p>229275</text:p>
          </table:table-cell>
          <table:table-cell office:value-type="float" office:value="330423" calcext:value-type="float">
            <text:p>330423</text:p>
          </table:table-cell>
          <table:table-cell office:value-type="float" office:value="365670" calcext:value-type="float">
            <text:p>365670</text:p>
          </table:table-cell>
          <table:table-cell office:value-type="float" office:value="407857" calcext:value-type="float">
            <text:p>407857</text:p>
          </table:table-cell>
          <table:table-cell office:value-type="float" office:value="819772" calcext:value-type="float">
            <text:p>819772</text:p>
          </table:table-cell>
          <table:table-cell office:value-type="float" office:value="97.691" calcext:value-type="float">
            <text:p>97.691</text:p>
          </table:table-cell>
          <table:table-cell office:value-type="float" office:value="64.454" calcext:value-type="float">
            <text:p>64.454</text:p>
          </table:table-cell>
          <table:table-cell office:value-type="float" office:value="89.341" calcext:value-type="float">
            <text:p>89.341</text:p>
          </table:table-cell>
          <table:table-cell office:value-type="float" office:value="96.026" calcext:value-type="float">
            <text:p>96.026</text:p>
          </table:table-cell>
          <table:table-cell office:value-type="float" office:value="104.985" calcext:value-type="float">
            <text:p>104.985</text:p>
          </table:table-cell>
          <table:table-cell office:value-type="float" office:value="168.759" calcext:value-type="float">
            <text:p>168.75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5" calcext:value-type="float">
            <text:p>3.5</text:p>
          </table:table-cell>
          <table:table-cell office:value-type="float" office:value="376055" calcext:value-type="float">
            <text:p>376055</text:p>
          </table:table-cell>
          <table:table-cell office:value-type="float" office:value="228088" calcext:value-type="float">
            <text:p>228088</text:p>
          </table:table-cell>
          <table:table-cell office:value-type="float" office:value="329879" calcext:value-type="float">
            <text:p>329879</text:p>
          </table:table-cell>
          <table:table-cell office:value-type="float" office:value="369002" calcext:value-type="float">
            <text:p>369002</text:p>
          </table:table-cell>
          <table:table-cell office:value-type="float" office:value="412547" calcext:value-type="float">
            <text:p>412547</text:p>
          </table:table-cell>
          <table:table-cell office:value-type="float" office:value="852319" calcext:value-type="float">
            <text:p>852319</text:p>
          </table:table-cell>
          <table:table-cell office:value-type="float" office:value="98.274" calcext:value-type="float">
            <text:p>98.274</text:p>
          </table:table-cell>
          <table:table-cell office:value-type="float" office:value="64.878" calcext:value-type="float">
            <text:p>64.878</text:p>
          </table:table-cell>
          <table:table-cell office:value-type="float" office:value="89.65" calcext:value-type="float">
            <text:p>89.65</text:p>
          </table:table-cell>
          <table:table-cell office:value-type="float" office:value="97.009" calcext:value-type="float">
            <text:p>97.009</text:p>
          </table:table-cell>
          <table:table-cell office:value-type="float" office:value="106.393" calcext:value-type="float">
            <text:p>106.393</text:p>
          </table:table-cell>
          <table:table-cell office:value-type="float" office:value="173.228" calcext:value-type="float">
            <text:p>173.2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376414" calcext:value-type="float">
            <text:p>376414</text:p>
          </table:table-cell>
          <table:table-cell office:value-type="float" office:value="240741" calcext:value-type="float">
            <text:p>240741</text:p>
          </table:table-cell>
          <table:table-cell office:value-type="float" office:value="333600" calcext:value-type="float">
            <text:p>333600</text:p>
          </table:table-cell>
          <table:table-cell office:value-type="float" office:value="367861" calcext:value-type="float">
            <text:p>367861</text:p>
          </table:table-cell>
          <table:table-cell office:value-type="float" office:value="410340" calcext:value-type="float">
            <text:p>410340</text:p>
          </table:table-cell>
          <table:table-cell office:value-type="float" office:value="780947" calcext:value-type="float">
            <text:p>780947</text:p>
          </table:table-cell>
          <table:table-cell office:value-type="float" office:value="98.202" calcext:value-type="float">
            <text:p>98.202</text:p>
          </table:table-cell>
          <table:table-cell office:value-type="float" office:value="68.039" calcext:value-type="float">
            <text:p>68.039</text:p>
          </table:table-cell>
          <table:table-cell office:value-type="float" office:value="89.824" calcext:value-type="float">
            <text:p>89.824</text:p>
          </table:table-cell>
          <table:table-cell office:value-type="float" office:value="97.01" calcext:value-type="float">
            <text:p>97.01</text:p>
          </table:table-cell>
          <table:table-cell office:value-type="float" office:value="105.264" calcext:value-type="float">
            <text:p>105.264</text:p>
          </table:table-cell>
          <table:table-cell office:value-type="float" office:value="161.518" calcext:value-type="float">
            <text:p>161.51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5" calcext:value-type="float">
            <text:p>4.5</text:p>
          </table:table-cell>
          <table:table-cell office:value-type="float" office:value="372136" calcext:value-type="float">
            <text:p>372136</text:p>
          </table:table-cell>
          <table:table-cell office:value-type="float" office:value="246254" calcext:value-type="float">
            <text:p>246254</text:p>
          </table:table-cell>
          <table:table-cell office:value-type="float" office:value="328067" calcext:value-type="float">
            <text:p>328067</text:p>
          </table:table-cell>
          <table:table-cell office:value-type="float" office:value="365744" calcext:value-type="float">
            <text:p>365744</text:p>
          </table:table-cell>
          <table:table-cell office:value-type="float" office:value="408131" calcext:value-type="float">
            <text:p>408131</text:p>
          </table:table-cell>
          <table:table-cell office:value-type="float" office:value="720039" calcext:value-type="float">
            <text:p>720039</text:p>
          </table:table-cell>
          <table:table-cell office:value-type="float" office:value="97.825" calcext:value-type="float">
            <text:p>97.825</text:p>
          </table:table-cell>
          <table:table-cell office:value-type="float" office:value="66.367" calcext:value-type="float">
            <text:p>66.367</text:p>
          </table:table-cell>
          <table:table-cell office:value-type="float" office:value="88.774" calcext:value-type="float">
            <text:p>88.774</text:p>
          </table:table-cell>
          <table:table-cell office:value-type="float" office:value="96.355" calcext:value-type="float">
            <text:p>96.355</text:p>
          </table:table-cell>
          <table:table-cell office:value-type="float" office:value="105.457" calcext:value-type="float">
            <text:p>105.457</text:p>
          </table:table-cell>
          <table:table-cell office:value-type="float" office:value="155.29" calcext:value-type="float">
            <text:p>155.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374896" calcext:value-type="float">
            <text:p>374896</text:p>
          </table:table-cell>
          <table:table-cell office:value-type="float" office:value="240400" calcext:value-type="float">
            <text:p>240400</text:p>
          </table:table-cell>
          <table:table-cell office:value-type="float" office:value="329940" calcext:value-type="float">
            <text:p>329940</text:p>
          </table:table-cell>
          <table:table-cell office:value-type="float" office:value="365151" calcext:value-type="float">
            <text:p>365151</text:p>
          </table:table-cell>
          <table:table-cell office:value-type="float" office:value="412189" calcext:value-type="float">
            <text:p>412189</text:p>
          </table:table-cell>
          <table:table-cell office:value-type="float" office:value="840899" calcext:value-type="float">
            <text:p>840899</text:p>
          </table:table-cell>
          <table:table-cell office:value-type="float" office:value="97.918" calcext:value-type="float">
            <text:p>97.918</text:p>
          </table:table-cell>
          <table:table-cell office:value-type="float" office:value="67.694" calcext:value-type="float">
            <text:p>67.694</text:p>
          </table:table-cell>
          <table:table-cell office:value-type="float" office:value="88.837" calcext:value-type="float">
            <text:p>88.837</text:p>
          </table:table-cell>
          <table:table-cell office:value-type="float" office:value="96.34" calcext:value-type="float">
            <text:p>96.34</text:p>
          </table:table-cell>
          <table:table-cell office:value-type="float" office:value="105.385" calcext:value-type="float">
            <text:p>105.385</text:p>
          </table:table-cell>
          <table:table-cell office:value-type="float" office:value="165.221" calcext:value-type="float">
            <text:p>165.22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372150" calcext:value-type="float">
            <text:p>372150</text:p>
          </table:table-cell>
          <table:table-cell office:value-type="float" office:value="220912" calcext:value-type="float">
            <text:p>220912</text:p>
          </table:table-cell>
          <table:table-cell office:value-type="float" office:value="326731" calcext:value-type="float">
            <text:p>326731</text:p>
          </table:table-cell>
          <table:table-cell office:value-type="float" office:value="365003" calcext:value-type="float">
            <text:p>365003</text:p>
          </table:table-cell>
          <table:table-cell office:value-type="float" office:value="407017" calcext:value-type="float">
            <text:p>407017</text:p>
          </table:table-cell>
          <table:table-cell office:value-type="float" office:value="705866" calcext:value-type="float">
            <text:p>705866</text:p>
          </table:table-cell>
          <table:table-cell office:value-type="float" office:value="98.026" calcext:value-type="float">
            <text:p>98.026</text:p>
          </table:table-cell>
          <table:table-cell office:value-type="float" office:value="67.245" calcext:value-type="float">
            <text:p>67.245</text:p>
          </table:table-cell>
          <table:table-cell office:value-type="float" office:value="88.947" calcext:value-type="float">
            <text:p>88.947</text:p>
          </table:table-cell>
          <table:table-cell office:value-type="float" office:value="96.783" calcext:value-type="float">
            <text:p>96.783</text:p>
          </table:table-cell>
          <table:table-cell office:value-type="float" office:value="104.893" calcext:value-type="float">
            <text:p>104.893</text:p>
          </table:table-cell>
          <table:table-cell office:value-type="float" office:value="160.795" calcext:value-type="float">
            <text:p>160.79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372107" calcext:value-type="float">
            <text:p>372107</text:p>
          </table:table-cell>
          <table:table-cell office:value-type="float" office:value="220330" calcext:value-type="float">
            <text:p>220330</text:p>
          </table:table-cell>
          <table:table-cell office:value-type="float" office:value="326864" calcext:value-type="float">
            <text:p>326864</text:p>
          </table:table-cell>
          <table:table-cell office:value-type="float" office:value="362708" calcext:value-type="float">
            <text:p>362708</text:p>
          </table:table-cell>
          <table:table-cell office:value-type="float" office:value="407767" calcext:value-type="float">
            <text:p>407767</text:p>
          </table:table-cell>
          <table:table-cell office:value-type="float" office:value="829597" calcext:value-type="float">
            <text:p>829597</text:p>
          </table:table-cell>
          <table:table-cell office:value-type="float" office:value="97.717" calcext:value-type="float">
            <text:p>97.717</text:p>
          </table:table-cell>
          <table:table-cell office:value-type="float" office:value="65.09" calcext:value-type="float">
            <text:p>65.09</text:p>
          </table:table-cell>
          <table:table-cell office:value-type="float" office:value="88.326" calcext:value-type="float">
            <text:p>88.326</text:p>
          </table:table-cell>
          <table:table-cell office:value-type="float" office:value="96.317" calcext:value-type="float">
            <text:p>96.317</text:p>
          </table:table-cell>
          <table:table-cell office:value-type="float" office:value="105.713" calcext:value-type="float">
            <text:p>105.713</text:p>
          </table:table-cell>
          <table:table-cell office:value-type="float" office:value="180.141" calcext:value-type="float">
            <text:p>180.14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373174" calcext:value-type="float">
            <text:p>373174</text:p>
          </table:table-cell>
          <table:table-cell office:value-type="float" office:value="228440" calcext:value-type="float">
            <text:p>228440</text:p>
          </table:table-cell>
          <table:table-cell office:value-type="float" office:value="327599" calcext:value-type="float">
            <text:p>327599</text:p>
          </table:table-cell>
          <table:table-cell office:value-type="float" office:value="363846" calcext:value-type="float">
            <text:p>363846</text:p>
          </table:table-cell>
          <table:table-cell office:value-type="float" office:value="408112" calcext:value-type="float">
            <text:p>408112</text:p>
          </table:table-cell>
          <table:table-cell office:value-type="float" office:value="683939" calcext:value-type="float">
            <text:p>683939</text:p>
          </table:table-cell>
          <table:table-cell office:value-type="float" office:value="98.454" calcext:value-type="float">
            <text:p>98.454</text:p>
          </table:table-cell>
          <table:table-cell office:value-type="float" office:value="66.144" calcext:value-type="float">
            <text:p>66.144</text:p>
          </table:table-cell>
          <table:table-cell office:value-type="float" office:value="89.274" calcext:value-type="float">
            <text:p>89.274</text:p>
          </table:table-cell>
          <table:table-cell office:value-type="float" office:value="97.374" calcext:value-type="float">
            <text:p>97.374</text:p>
          </table:table-cell>
          <table:table-cell office:value-type="float" office:value="105.911" calcext:value-type="float">
            <text:p>105.911</text:p>
          </table:table-cell>
          <table:table-cell office:value-type="float" office:value="150.605" calcext:value-type="float">
            <text:p>150.6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372707" calcext:value-type="float">
            <text:p>372707</text:p>
          </table:table-cell>
          <table:table-cell office:value-type="float" office:value="231154" calcext:value-type="float">
            <text:p>231154</text:p>
          </table:table-cell>
          <table:table-cell office:value-type="float" office:value="328782" calcext:value-type="float">
            <text:p>328782</text:p>
          </table:table-cell>
          <table:table-cell office:value-type="float" office:value="365511" calcext:value-type="float">
            <text:p>365511</text:p>
          </table:table-cell>
          <table:table-cell office:value-type="float" office:value="408062" calcext:value-type="float">
            <text:p>408062</text:p>
          </table:table-cell>
          <table:table-cell office:value-type="float" office:value="722573" calcext:value-type="float">
            <text:p>722573</text:p>
          </table:table-cell>
          <table:table-cell office:value-type="float" office:value="98.021" calcext:value-type="float">
            <text:p>98.021</text:p>
          </table:table-cell>
          <table:table-cell office:value-type="float" office:value="67.234" calcext:value-type="float">
            <text:p>67.234</text:p>
          </table:table-cell>
          <table:table-cell office:value-type="float" office:value="88.924" calcext:value-type="float">
            <text:p>88.924</text:p>
          </table:table-cell>
          <table:table-cell office:value-type="float" office:value="96.267" calcext:value-type="float">
            <text:p>96.267</text:p>
          </table:table-cell>
          <table:table-cell office:value-type="float" office:value="105.296" calcext:value-type="float">
            <text:p>105.296</text:p>
          </table:table-cell>
          <table:table-cell office:value-type="float" office:value="168.43" calcext:value-type="float">
            <text:p>168.4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71605" calcext:value-type="float">
            <text:p>371605</text:p>
          </table:table-cell>
          <table:table-cell office:value-type="float" office:value="232761" calcext:value-type="float">
            <text:p>232761</text:p>
          </table:table-cell>
          <table:table-cell office:value-type="float" office:value="330092" calcext:value-type="float">
            <text:p>330092</text:p>
          </table:table-cell>
          <table:table-cell office:value-type="float" office:value="366561" calcext:value-type="float">
            <text:p>366561</text:p>
          </table:table-cell>
          <table:table-cell office:value-type="float" office:value="408454" calcext:value-type="float">
            <text:p>408454</text:p>
          </table:table-cell>
          <table:table-cell office:value-type="float" office:value="643213" calcext:value-type="float">
            <text:p>643213</text:p>
          </table:table-cell>
          <table:table-cell office:value-type="float" office:value="97.355" calcext:value-type="float">
            <text:p>97.355</text:p>
          </table:table-cell>
          <table:table-cell office:value-type="float" office:value="67.501" calcext:value-type="float">
            <text:p>67.501</text:p>
          </table:table-cell>
          <table:table-cell office:value-type="float" office:value="88.585" calcext:value-type="float">
            <text:p>88.585</text:p>
          </table:table-cell>
          <table:table-cell office:value-type="float" office:value="96.288" calcext:value-type="float">
            <text:p>96.288</text:p>
          </table:table-cell>
          <table:table-cell office:value-type="float" office:value="104.256" calcext:value-type="float">
            <text:p>104.256</text:p>
          </table:table-cell>
          <table:table-cell office:value-type="float" office:value="185.542" calcext:value-type="float">
            <text:p>185.54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374761" calcext:value-type="float">
            <text:p>374761</text:p>
          </table:table-cell>
          <table:table-cell office:value-type="float" office:value="247722" calcext:value-type="float">
            <text:p>247722</text:p>
          </table:table-cell>
          <table:table-cell office:value-type="float" office:value="328501" calcext:value-type="float">
            <text:p>328501</text:p>
          </table:table-cell>
          <table:table-cell office:value-type="float" office:value="366089" calcext:value-type="float">
            <text:p>366089</text:p>
          </table:table-cell>
          <table:table-cell office:value-type="float" office:value="410778" calcext:value-type="float">
            <text:p>410778</text:p>
          </table:table-cell>
          <table:table-cell office:value-type="float" office:value="662784" calcext:value-type="float">
            <text:p>662784</text:p>
          </table:table-cell>
          <table:table-cell office:value-type="float" office:value="97.824" calcext:value-type="float">
            <text:p>97.824</text:p>
          </table:table-cell>
          <table:table-cell office:value-type="float" office:value="67.77" calcext:value-type="float">
            <text:p>67.77</text:p>
          </table:table-cell>
          <table:table-cell office:value-type="float" office:value="88.638" calcext:value-type="float">
            <text:p>88.638</text:p>
          </table:table-cell>
          <table:table-cell office:value-type="float" office:value="96.36" calcext:value-type="float">
            <text:p>96.36</text:p>
          </table:table-cell>
          <table:table-cell office:value-type="float" office:value="105.34" calcext:value-type="float">
            <text:p>105.34</text:p>
          </table:table-cell>
          <table:table-cell office:value-type="float" office:value="155.097" calcext:value-type="float">
            <text:p>155.09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375583" calcext:value-type="float">
            <text:p>375583</text:p>
          </table:table-cell>
          <table:table-cell office:value-type="float" office:value="253172" calcext:value-type="float">
            <text:p>253172</text:p>
          </table:table-cell>
          <table:table-cell office:value-type="float" office:value="331777" calcext:value-type="float">
            <text:p>331777</text:p>
          </table:table-cell>
          <table:table-cell office:value-type="float" office:value="369099" calcext:value-type="float">
            <text:p>369099</text:p>
          </table:table-cell>
          <table:table-cell office:value-type="float" office:value="409602" calcext:value-type="float">
            <text:p>409602</text:p>
          </table:table-cell>
          <table:table-cell office:value-type="float" office:value="815883" calcext:value-type="float">
            <text:p>815883</text:p>
          </table:table-cell>
          <table:table-cell office:value-type="float" office:value="97.964" calcext:value-type="float">
            <text:p>97.964</text:p>
          </table:table-cell>
          <table:table-cell office:value-type="float" office:value="69.69" calcext:value-type="float">
            <text:p>69.69</text:p>
          </table:table-cell>
          <table:table-cell office:value-type="float" office:value="89.078" calcext:value-type="float">
            <text:p>89.078</text:p>
          </table:table-cell>
          <table:table-cell office:value-type="float" office:value="96.305" calcext:value-type="float">
            <text:p>96.305</text:p>
          </table:table-cell>
          <table:table-cell office:value-type="float" office:value="105.121" calcext:value-type="float">
            <text:p>105.121</text:p>
          </table:table-cell>
          <table:table-cell office:value-type="float" office:value="187.885" calcext:value-type="float">
            <text:p>187.88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72310" calcext:value-type="float">
            <text:p>372310</text:p>
          </table:table-cell>
          <table:table-cell office:value-type="float" office:value="243501" calcext:value-type="float">
            <text:p>243501</text:p>
          </table:table-cell>
          <table:table-cell office:value-type="float" office:value="326983" calcext:value-type="float">
            <text:p>326983</text:p>
          </table:table-cell>
          <table:table-cell office:value-type="float" office:value="365865" calcext:value-type="float">
            <text:p>365865</text:p>
          </table:table-cell>
          <table:table-cell office:value-type="float" office:value="410121" calcext:value-type="float">
            <text:p>410121</text:p>
          </table:table-cell>
          <table:table-cell office:value-type="float" office:value="659296" calcext:value-type="float">
            <text:p>659296</text:p>
          </table:table-cell>
          <table:table-cell office:value-type="float" office:value="97.405" calcext:value-type="float">
            <text:p>97.405</text:p>
          </table:table-cell>
          <table:table-cell office:value-type="float" office:value="68.532" calcext:value-type="float">
            <text:p>68.532</text:p>
          </table:table-cell>
          <table:table-cell office:value-type="float" office:value="87.913" calcext:value-type="float">
            <text:p>87.913</text:p>
          </table:table-cell>
          <table:table-cell office:value-type="float" office:value="95.841" calcext:value-type="float">
            <text:p>95.841</text:p>
          </table:table-cell>
          <table:table-cell office:value-type="float" office:value="105.308" calcext:value-type="float">
            <text:p>105.308</text:p>
          </table:table-cell>
          <table:table-cell office:value-type="float" office:value="157.734" calcext:value-type="float">
            <text:p>157.73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372807" calcext:value-type="float">
            <text:p>372807</text:p>
          </table:table-cell>
          <table:table-cell office:value-type="float" office:value="234416" calcext:value-type="float">
            <text:p>234416</text:p>
          </table:table-cell>
          <table:table-cell office:value-type="float" office:value="327682" calcext:value-type="float">
            <text:p>327682</text:p>
          </table:table-cell>
          <table:table-cell office:value-type="float" office:value="366963" calcext:value-type="float">
            <text:p>366963</text:p>
          </table:table-cell>
          <table:table-cell office:value-type="float" office:value="410321" calcext:value-type="float">
            <text:p>410321</text:p>
          </table:table-cell>
          <table:table-cell office:value-type="float" office:value="774913" calcext:value-type="float">
            <text:p>774913</text:p>
          </table:table-cell>
          <table:table-cell office:value-type="float" office:value="97.945" calcext:value-type="float">
            <text:p>97.945</text:p>
          </table:table-cell>
          <table:table-cell office:value-type="float" office:value="68.55" calcext:value-type="float">
            <text:p>68.55</text:p>
          </table:table-cell>
          <table:table-cell office:value-type="float" office:value="88.674" calcext:value-type="float">
            <text:p>88.674</text:p>
          </table:table-cell>
          <table:table-cell office:value-type="float" office:value="96.23" calcext:value-type="float">
            <text:p>96.23</text:p>
          </table:table-cell>
          <table:table-cell office:value-type="float" office:value="105.786" calcext:value-type="float">
            <text:p>105.786</text:p>
          </table:table-cell>
          <table:table-cell office:value-type="float" office:value="173.948" calcext:value-type="float">
            <text:p>173.9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375299" calcext:value-type="float">
            <text:p>375299</text:p>
          </table:table-cell>
          <table:table-cell office:value-type="float" office:value="243140" calcext:value-type="float">
            <text:p>243140</text:p>
          </table:table-cell>
          <table:table-cell office:value-type="float" office:value="329368" calcext:value-type="float">
            <text:p>329368</text:p>
          </table:table-cell>
          <table:table-cell office:value-type="float" office:value="371527" calcext:value-type="float">
            <text:p>371527</text:p>
          </table:table-cell>
          <table:table-cell office:value-type="float" office:value="411683" calcext:value-type="float">
            <text:p>411683</text:p>
          </table:table-cell>
          <table:table-cell office:value-type="float" office:value="887856" calcext:value-type="float">
            <text:p>887856</text:p>
          </table:table-cell>
          <table:table-cell office:value-type="float" office:value="98.348" calcext:value-type="float">
            <text:p>98.348</text:p>
          </table:table-cell>
          <table:table-cell office:value-type="float" office:value="69.298" calcext:value-type="float">
            <text:p>69.298</text:p>
          </table:table-cell>
          <table:table-cell office:value-type="float" office:value="88.936" calcext:value-type="float">
            <text:p>88.936</text:p>
          </table:table-cell>
          <table:table-cell office:value-type="float" office:value="97.145" calcext:value-type="float">
            <text:p>97.145</text:p>
          </table:table-cell>
          <table:table-cell office:value-type="float" office:value="105.965" calcext:value-type="float">
            <text:p>105.965</text:p>
          </table:table-cell>
          <table:table-cell office:value-type="float" office:value="164.099" calcext:value-type="float">
            <text:p>164.0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73637" calcext:value-type="float">
            <text:p>373637</text:p>
          </table:table-cell>
          <table:table-cell office:value-type="float" office:value="235248" calcext:value-type="float">
            <text:p>235248</text:p>
          </table:table-cell>
          <table:table-cell office:value-type="float" office:value="328871" calcext:value-type="float">
            <text:p>328871</text:p>
          </table:table-cell>
          <table:table-cell office:value-type="float" office:value="367955" calcext:value-type="float">
            <text:p>367955</text:p>
          </table:table-cell>
          <table:table-cell office:value-type="float" office:value="409689" calcext:value-type="float">
            <text:p>409689</text:p>
          </table:table-cell>
          <table:table-cell office:value-type="float" office:value="696171" calcext:value-type="float">
            <text:p>696171</text:p>
          </table:table-cell>
          <table:table-cell office:value-type="float" office:value="97.76" calcext:value-type="float">
            <text:p>97.76</text:p>
          </table:table-cell>
          <table:table-cell office:value-type="float" office:value="71.116" calcext:value-type="float">
            <text:p>71.116</text:p>
          </table:table-cell>
          <table:table-cell office:value-type="float" office:value="88.216" calcext:value-type="float">
            <text:p>88.216</text:p>
          </table:table-cell>
          <table:table-cell office:value-type="float" office:value="96.797" calcext:value-type="float">
            <text:p>96.797</text:p>
          </table:table-cell>
          <table:table-cell office:value-type="float" office:value="105.841" calcext:value-type="float">
            <text:p>105.841</text:p>
          </table:table-cell>
          <table:table-cell office:value-type="float" office:value="162.86" calcext:value-type="float">
            <text:p>162.8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384692" calcext:value-type="float">
            <text:p>384692</text:p>
          </table:table-cell>
          <table:table-cell office:value-type="float" office:value="229029" calcext:value-type="float">
            <text:p>229029</text:p>
          </table:table-cell>
          <table:table-cell office:value-type="float" office:value="340927" calcext:value-type="float">
            <text:p>340927</text:p>
          </table:table-cell>
          <table:table-cell office:value-type="float" office:value="377904" calcext:value-type="float">
            <text:p>377904</text:p>
          </table:table-cell>
          <table:table-cell office:value-type="float" office:value="423786" calcext:value-type="float">
            <text:p>423786</text:p>
          </table:table-cell>
          <table:table-cell office:value-type="float" office:value="686309" calcext:value-type="float">
            <text:p>686309</text:p>
          </table:table-cell>
          <table:table-cell office:value-type="float" office:value="99.759" calcext:value-type="float">
            <text:p>99.759</text:p>
          </table:table-cell>
          <table:table-cell office:value-type="float" office:value="65.969" calcext:value-type="float">
            <text:p>65.969</text:p>
          </table:table-cell>
          <table:table-cell office:value-type="float" office:value="90.573" calcext:value-type="float">
            <text:p>90.573</text:p>
          </table:table-cell>
          <table:table-cell office:value-type="float" office:value="98.946" calcext:value-type="float">
            <text:p>98.946</text:p>
          </table:table-cell>
          <table:table-cell office:value-type="float" office:value="107.165" calcext:value-type="float">
            <text:p>107.165</text:p>
          </table:table-cell>
          <table:table-cell office:value-type="float" office:value="170.548" calcext:value-type="float">
            <text:p>170.5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1" calcext:value-type="float">
            <text:p>1.1</text:p>
          </table:table-cell>
          <table:table-cell office:value-type="float" office:value="384563" calcext:value-type="float">
            <text:p>384563</text:p>
          </table:table-cell>
          <table:table-cell office:value-type="float" office:value="235806" calcext:value-type="float">
            <text:p>235806</text:p>
          </table:table-cell>
          <table:table-cell office:value-type="float" office:value="335411" calcext:value-type="float">
            <text:p>335411</text:p>
          </table:table-cell>
          <table:table-cell office:value-type="float" office:value="378077" calcext:value-type="float">
            <text:p>378077</text:p>
          </table:table-cell>
          <table:table-cell office:value-type="float" office:value="423352" calcext:value-type="float">
            <text:p>423352</text:p>
          </table:table-cell>
          <table:table-cell office:value-type="float" office:value="712864" calcext:value-type="float">
            <text:p>712864</text:p>
          </table:table-cell>
          <table:table-cell office:value-type="float" office:value="99.426" calcext:value-type="float">
            <text:p>99.426</text:p>
          </table:table-cell>
          <table:table-cell office:value-type="float" office:value="66.689" calcext:value-type="float">
            <text:p>66.689</text:p>
          </table:table-cell>
          <table:table-cell office:value-type="float" office:value="89.491" calcext:value-type="float">
            <text:p>89.491</text:p>
          </table:table-cell>
          <table:table-cell office:value-type="float" office:value="98.135" calcext:value-type="float">
            <text:p>98.135</text:p>
          </table:table-cell>
          <table:table-cell office:value-type="float" office:value="107.705" calcext:value-type="float">
            <text:p>107.705</text:p>
          </table:table-cell>
          <table:table-cell office:value-type="float" office:value="159.479" calcext:value-type="float">
            <text:p>159.47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2" calcext:value-type="float">
            <text:p>1.2</text:p>
          </table:table-cell>
          <table:table-cell office:value-type="float" office:value="380135" calcext:value-type="float">
            <text:p>380135</text:p>
          </table:table-cell>
          <table:table-cell office:value-type="float" office:value="236548" calcext:value-type="float">
            <text:p>236548</text:p>
          </table:table-cell>
          <table:table-cell office:value-type="float" office:value="334551" calcext:value-type="float">
            <text:p>334551</text:p>
          </table:table-cell>
          <table:table-cell office:value-type="float" office:value="375195" calcext:value-type="float">
            <text:p>375195</text:p>
          </table:table-cell>
          <table:table-cell office:value-type="float" office:value="416559" calcext:value-type="float">
            <text:p>416559</text:p>
          </table:table-cell>
          <table:table-cell office:value-type="float" office:value="713368" calcext:value-type="float">
            <text:p>713368</text:p>
          </table:table-cell>
          <table:table-cell office:value-type="float" office:value="98.658" calcext:value-type="float">
            <text:p>98.658</text:p>
          </table:table-cell>
          <table:table-cell office:value-type="float" office:value="70.781" calcext:value-type="float">
            <text:p>70.781</text:p>
          </table:table-cell>
          <table:table-cell office:value-type="float" office:value="89.511" calcext:value-type="float">
            <text:p>89.511</text:p>
          </table:table-cell>
          <table:table-cell office:value-type="float" office:value="97.738" calcext:value-type="float">
            <text:p>97.738</text:p>
          </table:table-cell>
          <table:table-cell office:value-type="float" office:value="106.076" calcext:value-type="float">
            <text:p>106.076</text:p>
          </table:table-cell>
          <table:table-cell office:value-type="float" office:value="154.019" calcext:value-type="float">
            <text:p>154.01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5" calcext:value-type="float">
            <text:p>1.5</text:p>
          </table:table-cell>
          <table:table-cell office:value-type="float" office:value="382327" calcext:value-type="float">
            <text:p>382327</text:p>
          </table:table-cell>
          <table:table-cell office:value-type="float" office:value="228861" calcext:value-type="float">
            <text:p>228861</text:p>
          </table:table-cell>
          <table:table-cell office:value-type="float" office:value="338072" calcext:value-type="float">
            <text:p>338072</text:p>
          </table:table-cell>
          <table:table-cell office:value-type="float" office:value="375369" calcext:value-type="float">
            <text:p>375369</text:p>
          </table:table-cell>
          <table:table-cell office:value-type="float" office:value="417787" calcext:value-type="float">
            <text:p>417787</text:p>
          </table:table-cell>
          <table:table-cell office:value-type="float" office:value="739578" calcext:value-type="float">
            <text:p>739578</text:p>
          </table:table-cell>
          <table:table-cell office:value-type="float" office:value="99.173" calcext:value-type="float">
            <text:p>99.173</text:p>
          </table:table-cell>
          <table:table-cell office:value-type="float" office:value="64.858" calcext:value-type="float">
            <text:p>64.858</text:p>
          </table:table-cell>
          <table:table-cell office:value-type="float" office:value="90.07" calcext:value-type="float">
            <text:p>90.07</text:p>
          </table:table-cell>
          <table:table-cell office:value-type="float" office:value="98.595" calcext:value-type="float">
            <text:p>98.595</text:p>
          </table:table-cell>
          <table:table-cell office:value-type="float" office:value="107.22" calcext:value-type="float">
            <text:p>107.22</text:p>
          </table:table-cell>
          <table:table-cell office:value-type="float" office:value="155.122" calcext:value-type="float">
            <text:p>155.12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75" calcext:value-type="float">
            <text:p>1.75</text:p>
          </table:table-cell>
          <table:table-cell office:value-type="float" office:value="385780" calcext:value-type="float">
            <text:p>385780</text:p>
          </table:table-cell>
          <table:table-cell office:value-type="float" office:value="225785" calcext:value-type="float">
            <text:p>225785</text:p>
          </table:table-cell>
          <table:table-cell office:value-type="float" office:value="339511" calcext:value-type="float">
            <text:p>339511</text:p>
          </table:table-cell>
          <table:table-cell office:value-type="float" office:value="379289" calcext:value-type="float">
            <text:p>379289</text:p>
          </table:table-cell>
          <table:table-cell office:value-type="float" office:value="420797" calcext:value-type="float">
            <text:p>420797</text:p>
          </table:table-cell>
          <table:table-cell office:value-type="float" office:value="726623" calcext:value-type="float">
            <text:p>726623</text:p>
          </table:table-cell>
          <table:table-cell office:value-type="float" office:value="99.757" calcext:value-type="float">
            <text:p>99.757</text:p>
          </table:table-cell>
          <table:table-cell office:value-type="float" office:value="63.56" calcext:value-type="float">
            <text:p>63.56</text:p>
          </table:table-cell>
          <table:table-cell office:value-type="float" office:value="90.262" calcext:value-type="float">
            <text:p>90.262</text:p>
          </table:table-cell>
          <table:table-cell office:value-type="float" office:value="98.614" calcext:value-type="float">
            <text:p>98.614</text:p>
          </table:table-cell>
          <table:table-cell office:value-type="float" office:value="108.059" calcext:value-type="float">
            <text:p>108.059</text:p>
          </table:table-cell>
          <table:table-cell office:value-type="float" office:value="153.14" calcext:value-type="float">
            <text:p>153.1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383586" calcext:value-type="float">
            <text:p>383586</text:p>
          </table:table-cell>
          <table:table-cell office:value-type="float" office:value="231567" calcext:value-type="float">
            <text:p>231567</text:p>
          </table:table-cell>
          <table:table-cell office:value-type="float" office:value="336014" calcext:value-type="float">
            <text:p>336014</text:p>
          </table:table-cell>
          <table:table-cell office:value-type="float" office:value="376540" calcext:value-type="float">
            <text:p>376540</text:p>
          </table:table-cell>
          <table:table-cell office:value-type="float" office:value="421306" calcext:value-type="float">
            <text:p>421306</text:p>
          </table:table-cell>
          <table:table-cell office:value-type="float" office:value="711115" calcext:value-type="float">
            <text:p>711115</text:p>
          </table:table-cell>
          <table:table-cell office:value-type="float" office:value="99.54" calcext:value-type="float">
            <text:p>99.54</text:p>
          </table:table-cell>
          <table:table-cell office:value-type="float" office:value="66.093" calcext:value-type="float">
            <text:p>66.093</text:p>
          </table:table-cell>
          <table:table-cell office:value-type="float" office:value="89.681" calcext:value-type="float">
            <text:p>89.681</text:p>
          </table:table-cell>
          <table:table-cell office:value-type="float" office:value="98.477" calcext:value-type="float">
            <text:p>98.477</text:p>
          </table:table-cell>
          <table:table-cell office:value-type="float" office:value="107.804" calcext:value-type="float">
            <text:p>107.804</text:p>
          </table:table-cell>
          <table:table-cell office:value-type="float" office:value="168.368" calcext:value-type="float">
            <text:p>168.3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25" calcext:value-type="float">
            <text:p>2.25</text:p>
          </table:table-cell>
          <table:table-cell office:value-type="float" office:value="383852" calcext:value-type="float">
            <text:p>383852</text:p>
          </table:table-cell>
          <table:table-cell office:value-type="float" office:value="225401" calcext:value-type="float">
            <text:p>225401</text:p>
          </table:table-cell>
          <table:table-cell office:value-type="float" office:value="337456" calcext:value-type="float">
            <text:p>337456</text:p>
          </table:table-cell>
          <table:table-cell office:value-type="float" office:value="377184" calcext:value-type="float">
            <text:p>377184</text:p>
          </table:table-cell>
          <table:table-cell office:value-type="float" office:value="422621" calcext:value-type="float">
            <text:p>422621</text:p>
          </table:table-cell>
          <table:table-cell office:value-type="float" office:value="864070" calcext:value-type="float">
            <text:p>864070</text:p>
          </table:table-cell>
          <table:table-cell office:value-type="float" office:value="99.351" calcext:value-type="float">
            <text:p>99.351</text:p>
          </table:table-cell>
          <table:table-cell office:value-type="float" office:value="67.642" calcext:value-type="float">
            <text:p>67.642</text:p>
          </table:table-cell>
          <table:table-cell office:value-type="float" office:value="89.484" calcext:value-type="float">
            <text:p>89.484</text:p>
          </table:table-cell>
          <table:table-cell office:value-type="float" office:value="97.554" calcext:value-type="float">
            <text:p>97.554</text:p>
          </table:table-cell>
          <table:table-cell office:value-type="float" office:value="107.621" calcext:value-type="float">
            <text:p>107.621</text:p>
          </table:table-cell>
          <table:table-cell office:value-type="float" office:value="166.968" calcext:value-type="float">
            <text:p>166.9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5" calcext:value-type="float">
            <text:p>2.5</text:p>
          </table:table-cell>
          <table:table-cell office:value-type="float" office:value="384698" calcext:value-type="float">
            <text:p>384698</text:p>
          </table:table-cell>
          <table:table-cell office:value-type="float" office:value="236513" calcext:value-type="float">
            <text:p>236513</text:p>
          </table:table-cell>
          <table:table-cell office:value-type="float" office:value="337347" calcext:value-type="float">
            <text:p>337347</text:p>
          </table:table-cell>
          <table:table-cell office:value-type="float" office:value="378170" calcext:value-type="float">
            <text:p>378170</text:p>
          </table:table-cell>
          <table:table-cell office:value-type="float" office:value="425781" calcext:value-type="float">
            <text:p>425781</text:p>
          </table:table-cell>
          <table:table-cell office:value-type="float" office:value="689653" calcext:value-type="float">
            <text:p>689653</text:p>
          </table:table-cell>
          <table:table-cell office:value-type="float" office:value="99.753" calcext:value-type="float">
            <text:p>99.753</text:p>
          </table:table-cell>
          <table:table-cell office:value-type="float" office:value="69.779" calcext:value-type="float">
            <text:p>69.779</text:p>
          </table:table-cell>
          <table:table-cell office:value-type="float" office:value="89.822" calcext:value-type="float">
            <text:p>89.822</text:p>
          </table:table-cell>
          <table:table-cell office:value-type="float" office:value="98.911" calcext:value-type="float">
            <text:p>98.911</text:p>
          </table:table-cell>
          <table:table-cell office:value-type="float" office:value="107.987" calcext:value-type="float">
            <text:p>107.987</text:p>
          </table:table-cell>
          <table:table-cell office:value-type="float" office:value="155.334" calcext:value-type="float">
            <text:p>155.33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75" calcext:value-type="float">
            <text:p>2.75</text:p>
          </table:table-cell>
          <table:table-cell office:value-type="float" office:value="386359" calcext:value-type="float">
            <text:p>386359</text:p>
          </table:table-cell>
          <table:table-cell office:value-type="float" office:value="236524" calcext:value-type="float">
            <text:p>236524</text:p>
          </table:table-cell>
          <table:table-cell office:value-type="float" office:value="340200" calcext:value-type="float">
            <text:p>340200</text:p>
          </table:table-cell>
          <table:table-cell office:value-type="float" office:value="381373" calcext:value-type="float">
            <text:p>381373</text:p>
          </table:table-cell>
          <table:table-cell office:value-type="float" office:value="424614" calcext:value-type="float">
            <text:p>424614</text:p>
          </table:table-cell>
          <table:table-cell office:value-type="float" office:value="760707" calcext:value-type="float">
            <text:p>760707</text:p>
          </table:table-cell>
          <table:table-cell office:value-type="float" office:value="100.129" calcext:value-type="float">
            <text:p>100.129</text:p>
          </table:table-cell>
          <table:table-cell office:value-type="float" office:value="68.727" calcext:value-type="float">
            <text:p>68.727</text:p>
          </table:table-cell>
          <table:table-cell office:value-type="float" office:value="90.62" calcext:value-type="float">
            <text:p>90.62</text:p>
          </table:table-cell>
          <table:table-cell office:value-type="float" office:value="98.868" calcext:value-type="float">
            <text:p>98.868</text:p>
          </table:table-cell>
          <table:table-cell office:value-type="float" office:value="108.156" calcext:value-type="float">
            <text:p>108.156</text:p>
          </table:table-cell>
          <table:table-cell office:value-type="float" office:value="175.732" calcext:value-type="float">
            <text:p>175.7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float" office:value="383946" calcext:value-type="float">
            <text:p>383946</text:p>
          </table:table-cell>
          <table:table-cell office:value-type="float" office:value="219443" calcext:value-type="float">
            <text:p>219443</text:p>
          </table:table-cell>
          <table:table-cell office:value-type="float" office:value="335466" calcext:value-type="float">
            <text:p>335466</text:p>
          </table:table-cell>
          <table:table-cell office:value-type="float" office:value="378086" calcext:value-type="float">
            <text:p>378086</text:p>
          </table:table-cell>
          <table:table-cell office:value-type="float" office:value="421862" calcext:value-type="float">
            <text:p>421862</text:p>
          </table:table-cell>
          <table:table-cell office:value-type="float" office:value="912274" calcext:value-type="float">
            <text:p>912274</text:p>
          </table:table-cell>
          <table:table-cell office:value-type="float" office:value="99.517" calcext:value-type="float">
            <text:p>99.517</text:p>
          </table:table-cell>
          <table:table-cell office:value-type="float" office:value="64.756" calcext:value-type="float">
            <text:p>64.756</text:p>
          </table:table-cell>
          <table:table-cell office:value-type="float" office:value="89.822" calcext:value-type="float">
            <text:p>89.822</text:p>
          </table:table-cell>
          <table:table-cell office:value-type="float" office:value="98.228" calcext:value-type="float">
            <text:p>98.228</text:p>
          </table:table-cell>
          <table:table-cell office:value-type="float" office:value="107.365" calcext:value-type="float">
            <text:p>107.365</text:p>
          </table:table-cell>
          <table:table-cell office:value-type="float" office:value="175.339" calcext:value-type="float">
            <text:p>175.33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5" calcext:value-type="float">
            <text:p>3.5</text:p>
          </table:table-cell>
          <table:table-cell office:value-type="float" office:value="386263" calcext:value-type="float">
            <text:p>386263</text:p>
          </table:table-cell>
          <table:table-cell office:value-type="float" office:value="243230" calcext:value-type="float">
            <text:p>243230</text:p>
          </table:table-cell>
          <table:table-cell office:value-type="float" office:value="339225" calcext:value-type="float">
            <text:p>339225</text:p>
          </table:table-cell>
          <table:table-cell office:value-type="float" office:value="378823" calcext:value-type="float">
            <text:p>378823</text:p>
          </table:table-cell>
          <table:table-cell office:value-type="float" office:value="423840" calcext:value-type="float">
            <text:p>423840</text:p>
          </table:table-cell>
          <table:table-cell office:value-type="float" office:value="686729" calcext:value-type="float">
            <text:p>686729</text:p>
          </table:table-cell>
          <table:table-cell office:value-type="float" office:value="99.868" calcext:value-type="float">
            <text:p>99.868</text:p>
          </table:table-cell>
          <table:table-cell office:value-type="float" office:value="68.28" calcext:value-type="float">
            <text:p>68.28</text:p>
          </table:table-cell>
          <table:table-cell office:value-type="float" office:value="90.109" calcext:value-type="float">
            <text:p>90.109</text:p>
          </table:table-cell>
          <table:table-cell office:value-type="float" office:value="98.534" calcext:value-type="float">
            <text:p>98.534</text:p>
          </table:table-cell>
          <table:table-cell office:value-type="float" office:value="107.512" calcext:value-type="float">
            <text:p>107.512</text:p>
          </table:table-cell>
          <table:table-cell office:value-type="float" office:value="155.086" calcext:value-type="float">
            <text:p>155.08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388025" calcext:value-type="float">
            <text:p>388025</text:p>
          </table:table-cell>
          <table:table-cell office:value-type="float" office:value="227453" calcext:value-type="float">
            <text:p>227453</text:p>
          </table:table-cell>
          <table:table-cell office:value-type="float" office:value="343402" calcext:value-type="float">
            <text:p>343402</text:p>
          </table:table-cell>
          <table:table-cell office:value-type="float" office:value="382903" calcext:value-type="float">
            <text:p>382903</text:p>
          </table:table-cell>
          <table:table-cell office:value-type="float" office:value="424798" calcext:value-type="float">
            <text:p>424798</text:p>
          </table:table-cell>
          <table:table-cell office:value-type="float" office:value="906579" calcext:value-type="float">
            <text:p>906579</text:p>
          </table:table-cell>
          <table:table-cell office:value-type="float" office:value="100.109" calcext:value-type="float">
            <text:p>100.109</text:p>
          </table:table-cell>
          <table:table-cell office:value-type="float" office:value="67.192" calcext:value-type="float">
            <text:p>67.192</text:p>
          </table:table-cell>
          <table:table-cell office:value-type="float" office:value="90.883" calcext:value-type="float">
            <text:p>90.883</text:p>
          </table:table-cell>
          <table:table-cell office:value-type="float" office:value="98.756" calcext:value-type="float">
            <text:p>98.756</text:p>
          </table:table-cell>
          <table:table-cell office:value-type="float" office:value="108.117" calcext:value-type="float">
            <text:p>108.117</text:p>
          </table:table-cell>
          <table:table-cell office:value-type="float" office:value="168.972" calcext:value-type="float">
            <text:p>168.9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.5" calcext:value-type="float">
            <text:p>4.5</text:p>
          </table:table-cell>
          <table:table-cell office:value-type="float" office:value="385506" calcext:value-type="float">
            <text:p>385506</text:p>
          </table:table-cell>
          <table:table-cell office:value-type="float" office:value="235811" calcext:value-type="float">
            <text:p>235811</text:p>
          </table:table-cell>
          <table:table-cell office:value-type="float" office:value="341166" calcext:value-type="float">
            <text:p>341166</text:p>
          </table:table-cell>
          <table:table-cell office:value-type="float" office:value="379231" calcext:value-type="float">
            <text:p>379231</text:p>
          </table:table-cell>
          <table:table-cell office:value-type="float" office:value="425505" calcext:value-type="float">
            <text:p>425505</text:p>
          </table:table-cell>
          <table:table-cell office:value-type="float" office:value="672040" calcext:value-type="float">
            <text:p>672040</text:p>
          </table:table-cell>
          <table:table-cell office:value-type="float" office:value="99.356" calcext:value-type="float">
            <text:p>99.356</text:p>
          </table:table-cell>
          <table:table-cell office:value-type="float" office:value="67.755" calcext:value-type="float">
            <text:p>67.755</text:p>
          </table:table-cell>
          <table:table-cell office:value-type="float" office:value="90.221" calcext:value-type="float">
            <text:p>90.221</text:p>
          </table:table-cell>
          <table:table-cell office:value-type="float" office:value="98.408" calcext:value-type="float">
            <text:p>98.408</text:p>
          </table:table-cell>
          <table:table-cell office:value-type="float" office:value="107.35" calcext:value-type="float">
            <text:p>107.35</text:p>
          </table:table-cell>
          <table:table-cell office:value-type="float" office:value="149.118" calcext:value-type="float">
            <text:p>149.11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" calcext:value-type="float">
            <text:p>5</text:p>
          </table:table-cell>
          <table:table-cell office:value-type="float" office:value="381888" calcext:value-type="float">
            <text:p>381888</text:p>
          </table:table-cell>
          <table:table-cell office:value-type="float" office:value="235563" calcext:value-type="float">
            <text:p>235563</text:p>
          </table:table-cell>
          <table:table-cell office:value-type="float" office:value="335982" calcext:value-type="float">
            <text:p>335982</text:p>
          </table:table-cell>
          <table:table-cell office:value-type="float" office:value="371894" calcext:value-type="float">
            <text:p>371894</text:p>
          </table:table-cell>
          <table:table-cell office:value-type="float" office:value="419823" calcext:value-type="float">
            <text:p>419823</text:p>
          </table:table-cell>
          <table:table-cell office:value-type="float" office:value="903180" calcext:value-type="float">
            <text:p>903180</text:p>
          </table:table-cell>
          <table:table-cell office:value-type="float" office:value="99.117" calcext:value-type="float">
            <text:p>99.117</text:p>
          </table:table-cell>
          <table:table-cell office:value-type="float" office:value="70.836" calcext:value-type="float">
            <text:p>70.836</text:p>
          </table:table-cell>
          <table:table-cell office:value-type="float" office:value="90.256" calcext:value-type="float">
            <text:p>90.256</text:p>
          </table:table-cell>
          <table:table-cell office:value-type="float" office:value="97.836" calcext:value-type="float">
            <text:p>97.836</text:p>
          </table:table-cell>
          <table:table-cell office:value-type="float" office:value="107.046" calcext:value-type="float">
            <text:p>107.046</text:p>
          </table:table-cell>
          <table:table-cell office:value-type="float" office:value="191.771" calcext:value-type="float">
            <text:p>191.77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" calcext:value-type="float">
            <text:p>6</text:p>
          </table:table-cell>
          <table:table-cell office:value-type="float" office:value="382609" calcext:value-type="float">
            <text:p>382609</text:p>
          </table:table-cell>
          <table:table-cell office:value-type="float" office:value="231866" calcext:value-type="float">
            <text:p>231866</text:p>
          </table:table-cell>
          <table:table-cell office:value-type="float" office:value="337050" calcext:value-type="float">
            <text:p>337050</text:p>
          </table:table-cell>
          <table:table-cell office:value-type="float" office:value="375670" calcext:value-type="float">
            <text:p>375670</text:p>
          </table:table-cell>
          <table:table-cell office:value-type="float" office:value="419775" calcext:value-type="float">
            <text:p>419775</text:p>
          </table:table-cell>
          <table:table-cell office:value-type="float" office:value="732948" calcext:value-type="float">
            <text:p>732948</text:p>
          </table:table-cell>
          <table:table-cell office:value-type="float" office:value="99.328" calcext:value-type="float">
            <text:p>99.328</text:p>
          </table:table-cell>
          <table:table-cell office:value-type="float" office:value="67.065" calcext:value-type="float">
            <text:p>67.065</text:p>
          </table:table-cell>
          <table:table-cell office:value-type="float" office:value="89.647" calcext:value-type="float">
            <text:p>89.647</text:p>
          </table:table-cell>
          <table:table-cell office:value-type="float" office:value="97.941" calcext:value-type="float">
            <text:p>97.941</text:p>
          </table:table-cell>
          <table:table-cell office:value-type="float" office:value="106.672" calcext:value-type="float">
            <text:p>106.672</text:p>
          </table:table-cell>
          <table:table-cell office:value-type="float" office:value="171.185" calcext:value-type="float">
            <text:p>171.18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" calcext:value-type="float">
            <text:p>7</text:p>
          </table:table-cell>
          <table:table-cell office:value-type="float" office:value="383198" calcext:value-type="float">
            <text:p>383198</text:p>
          </table:table-cell>
          <table:table-cell office:value-type="float" office:value="228932" calcext:value-type="float">
            <text:p>228932</text:p>
          </table:table-cell>
          <table:table-cell office:value-type="float" office:value="341597" calcext:value-type="float">
            <text:p>341597</text:p>
          </table:table-cell>
          <table:table-cell office:value-type="float" office:value="376323" calcext:value-type="float">
            <text:p>376323</text:p>
          </table:table-cell>
          <table:table-cell office:value-type="float" office:value="419579" calcext:value-type="float">
            <text:p>419579</text:p>
          </table:table-cell>
          <table:table-cell office:value-type="float" office:value="613822" calcext:value-type="float">
            <text:p>613822</text:p>
          </table:table-cell>
          <table:table-cell office:value-type="float" office:value="99.301" calcext:value-type="float">
            <text:p>99.301</text:p>
          </table:table-cell>
          <table:table-cell office:value-type="float" office:value="68.464" calcext:value-type="float">
            <text:p>68.464</text:p>
          </table:table-cell>
          <table:table-cell office:value-type="float" office:value="90.751" calcext:value-type="float">
            <text:p>90.751</text:p>
          </table:table-cell>
          <table:table-cell office:value-type="float" office:value="98.591" calcext:value-type="float">
            <text:p>98.591</text:p>
          </table:table-cell>
          <table:table-cell office:value-type="float" office:value="106.82" calcext:value-type="float">
            <text:p>106.82</text:p>
          </table:table-cell>
          <table:table-cell office:value-type="float" office:value="156.645" calcext:value-type="float">
            <text:p>156.64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381752" calcext:value-type="float">
            <text:p>381752</text:p>
          </table:table-cell>
          <table:table-cell office:value-type="float" office:value="247305" calcext:value-type="float">
            <text:p>247305</text:p>
          </table:table-cell>
          <table:table-cell office:value-type="float" office:value="335410" calcext:value-type="float">
            <text:p>335410</text:p>
          </table:table-cell>
          <table:table-cell office:value-type="float" office:value="372819" calcext:value-type="float">
            <text:p>372819</text:p>
          </table:table-cell>
          <table:table-cell office:value-type="float" office:value="415356" calcext:value-type="float">
            <text:p>415356</text:p>
          </table:table-cell>
          <table:table-cell office:value-type="float" office:value="963080" calcext:value-type="float">
            <text:p>963080</text:p>
          </table:table-cell>
          <table:table-cell office:value-type="float" office:value="101.005" calcext:value-type="float">
            <text:p>101.005</text:p>
          </table:table-cell>
          <table:table-cell office:value-type="float" office:value="67.633" calcext:value-type="float">
            <text:p>67.633</text:p>
          </table:table-cell>
          <table:table-cell office:value-type="float" office:value="92.083" calcext:value-type="float">
            <text:p>92.083</text:p>
          </table:table-cell>
          <table:table-cell office:value-type="float" office:value="99.335" calcext:value-type="float">
            <text:p>99.335</text:p>
          </table:table-cell>
          <table:table-cell office:value-type="float" office:value="108.228" calcext:value-type="float">
            <text:p>108.228</text:p>
          </table:table-cell>
          <table:table-cell office:value-type="float" office:value="216.665" calcext:value-type="float">
            <text:p>216.66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" calcext:value-type="float">
            <text:p>9</text:p>
          </table:table-cell>
          <table:table-cell office:value-type="float" office:value="382629" calcext:value-type="float">
            <text:p>382629</text:p>
          </table:table-cell>
          <table:table-cell office:value-type="float" office:value="242616" calcext:value-type="float">
            <text:p>242616</text:p>
          </table:table-cell>
          <table:table-cell office:value-type="float" office:value="336030" calcext:value-type="float">
            <text:p>336030</text:p>
          </table:table-cell>
          <table:table-cell office:value-type="float" office:value="376640" calcext:value-type="float">
            <text:p>376640</text:p>
          </table:table-cell>
          <table:table-cell office:value-type="float" office:value="423314" calcext:value-type="float">
            <text:p>423314</text:p>
          </table:table-cell>
          <table:table-cell office:value-type="float" office:value="772702" calcext:value-type="float">
            <text:p>772702</text:p>
          </table:table-cell>
          <table:table-cell office:value-type="float" office:value="99.352" calcext:value-type="float">
            <text:p>99.352</text:p>
          </table:table-cell>
          <table:table-cell office:value-type="float" office:value="69.327" calcext:value-type="float">
            <text:p>69.327</text:p>
          </table:table-cell>
          <table:table-cell office:value-type="float" office:value="89.604" calcext:value-type="float">
            <text:p>89.604</text:p>
          </table:table-cell>
          <table:table-cell office:value-type="float" office:value="99.07" calcext:value-type="float">
            <text:p>99.07</text:p>
          </table:table-cell>
          <table:table-cell office:value-type="float" office:value="107.504" calcext:value-type="float">
            <text:p>107.504</text:p>
          </table:table-cell>
          <table:table-cell office:value-type="float" office:value="164.084" calcext:value-type="float">
            <text:p>164.0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" calcext:value-type="float">
            <text:p>10</text:p>
          </table:table-cell>
          <table:table-cell office:value-type="float" office:value="383446" calcext:value-type="float">
            <text:p>383446</text:p>
          </table:table-cell>
          <table:table-cell office:value-type="float" office:value="224450" calcext:value-type="float">
            <text:p>224450</text:p>
          </table:table-cell>
          <table:table-cell office:value-type="float" office:value="338060" calcext:value-type="float">
            <text:p>338060</text:p>
          </table:table-cell>
          <table:table-cell office:value-type="float" office:value="376725" calcext:value-type="float">
            <text:p>376725</text:p>
          </table:table-cell>
          <table:table-cell office:value-type="float" office:value="423477" calcext:value-type="float">
            <text:p>423477</text:p>
          </table:table-cell>
          <table:table-cell office:value-type="float" office:value="672425" calcext:value-type="float">
            <text:p>672425</text:p>
          </table:table-cell>
          <table:table-cell office:value-type="float" office:value="99.423" calcext:value-type="float">
            <text:p>99.423</text:p>
          </table:table-cell>
          <table:table-cell office:value-type="float" office:value="68.185" calcext:value-type="float">
            <text:p>68.185</text:p>
          </table:table-cell>
          <table:table-cell office:value-type="float" office:value="90.155" calcext:value-type="float">
            <text:p>90.155</text:p>
          </table:table-cell>
          <table:table-cell office:value-type="float" office:value="98.366" calcext:value-type="float">
            <text:p>98.366</text:p>
          </table:table-cell>
          <table:table-cell office:value-type="float" office:value="107.744" calcext:value-type="float">
            <text:p>107.744</text:p>
          </table:table-cell>
          <table:table-cell office:value-type="float" office:value="156.499" calcext:value-type="float">
            <text:p>156.49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float" office:value="385542" calcext:value-type="float">
            <text:p>385542</text:p>
          </table:table-cell>
          <table:table-cell office:value-type="float" office:value="251518" calcext:value-type="float">
            <text:p>251518</text:p>
          </table:table-cell>
          <table:table-cell office:value-type="float" office:value="340397" calcext:value-type="float">
            <text:p>340397</text:p>
          </table:table-cell>
          <table:table-cell office:value-type="float" office:value="375734" calcext:value-type="float">
            <text:p>375734</text:p>
          </table:table-cell>
          <table:table-cell office:value-type="float" office:value="424851" calcext:value-type="float">
            <text:p>424851</text:p>
          </table:table-cell>
          <table:table-cell office:value-type="float" office:value="798481" calcext:value-type="float">
            <text:p>798481</text:p>
          </table:table-cell>
          <table:table-cell office:value-type="float" office:value="99.767" calcext:value-type="float">
            <text:p>99.767</text:p>
          </table:table-cell>
          <table:table-cell office:value-type="float" office:value="72.459" calcext:value-type="float">
            <text:p>72.459</text:p>
          </table:table-cell>
          <table:table-cell office:value-type="float" office:value="90.538" calcext:value-type="float">
            <text:p>90.538</text:p>
          </table:table-cell>
          <table:table-cell office:value-type="float" office:value="98.673" calcext:value-type="float">
            <text:p>98.673</text:p>
          </table:table-cell>
          <table:table-cell office:value-type="float" office:value="107.502" calcext:value-type="float">
            <text:p>107.502</text:p>
          </table:table-cell>
          <table:table-cell office:value-type="float" office:value="169.303" calcext:value-type="float">
            <text:p>169.30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" calcext:value-type="float">
            <text:p>50</text:p>
          </table:table-cell>
          <table:table-cell office:value-type="float" office:value="383740" calcext:value-type="float">
            <text:p>383740</text:p>
          </table:table-cell>
          <table:table-cell office:value-type="float" office:value="222822" calcext:value-type="float">
            <text:p>222822</text:p>
          </table:table-cell>
          <table:table-cell office:value-type="float" office:value="338427" calcext:value-type="float">
            <text:p>338427</text:p>
          </table:table-cell>
          <table:table-cell office:value-type="float" office:value="376007" calcext:value-type="float">
            <text:p>376007</text:p>
          </table:table-cell>
          <table:table-cell office:value-type="float" office:value="420217" calcext:value-type="float">
            <text:p>420217</text:p>
          </table:table-cell>
          <table:table-cell office:value-type="float" office:value="766360" calcext:value-type="float">
            <text:p>766360</text:p>
          </table:table-cell>
          <table:table-cell office:value-type="float" office:value="98.959" calcext:value-type="float">
            <text:p>98.959</text:p>
          </table:table-cell>
          <table:table-cell office:value-type="float" office:value="64.25" calcext:value-type="float">
            <text:p>64.25</text:p>
          </table:table-cell>
          <table:table-cell office:value-type="float" office:value="89.708" calcext:value-type="float">
            <text:p>89.708</text:p>
          </table:table-cell>
          <table:table-cell office:value-type="float" office:value="97.585" calcext:value-type="float">
            <text:p>97.585</text:p>
          </table:table-cell>
          <table:table-cell office:value-type="float" office:value="106.916" calcext:value-type="float">
            <text:p>106.916</text:p>
          </table:table-cell>
          <table:table-cell office:value-type="float" office:value="172.17" calcext:value-type="float">
            <text:p>172.1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388784" calcext:value-type="float">
            <text:p>388784</text:p>
          </table:table-cell>
          <table:table-cell office:value-type="float" office:value="228745" calcext:value-type="float">
            <text:p>228745</text:p>
          </table:table-cell>
          <table:table-cell office:value-type="float" office:value="341895" calcext:value-type="float">
            <text:p>341895</text:p>
          </table:table-cell>
          <table:table-cell office:value-type="float" office:value="380544" calcext:value-type="float">
            <text:p>380544</text:p>
          </table:table-cell>
          <table:table-cell office:value-type="float" office:value="429492" calcext:value-type="float">
            <text:p>429492</text:p>
          </table:table-cell>
          <table:table-cell office:value-type="float" office:value="718293" calcext:value-type="float">
            <text:p>718293</text:p>
          </table:table-cell>
          <table:table-cell office:value-type="float" office:value="100.15" calcext:value-type="float">
            <text:p>100.15</text:p>
          </table:table-cell>
          <table:table-cell office:value-type="float" office:value="64.763" calcext:value-type="float">
            <text:p>64.763</text:p>
          </table:table-cell>
          <table:table-cell office:value-type="float" office:value="90.115" calcext:value-type="float">
            <text:p>90.115</text:p>
          </table:table-cell>
          <table:table-cell office:value-type="float" office:value="98.892" calcext:value-type="float">
            <text:p>98.892</text:p>
          </table:table-cell>
          <table:table-cell office:value-type="float" office:value="108.911" calcext:value-type="float">
            <text:p>108.911</text:p>
          </table:table-cell>
          <table:table-cell office:value-type="float" office:value="154.714" calcext:value-type="float">
            <text:p>154.71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0" calcext:value-type="float">
            <text:p>200</text:p>
          </table:table-cell>
          <table:table-cell office:value-type="float" office:value="389713" calcext:value-type="float">
            <text:p>389713</text:p>
          </table:table-cell>
          <table:table-cell office:value-type="float" office:value="252501" calcext:value-type="float">
            <text:p>252501</text:p>
          </table:table-cell>
          <table:table-cell office:value-type="float" office:value="341229" calcext:value-type="float">
            <text:p>341229</text:p>
          </table:table-cell>
          <table:table-cell office:value-type="float" office:value="380128" calcext:value-type="float">
            <text:p>380128</text:p>
          </table:table-cell>
          <table:table-cell office:value-type="float" office:value="422739" calcext:value-type="float">
            <text:p>422739</text:p>
          </table:table-cell>
          <table:table-cell office:value-type="float" office:value="963957" calcext:value-type="float">
            <text:p>963957</text:p>
          </table:table-cell>
          <table:table-cell office:value-type="float" office:value="100.138" calcext:value-type="float">
            <text:p>100.138</text:p>
          </table:table-cell>
          <table:table-cell office:value-type="float" office:value="71.73" calcext:value-type="float">
            <text:p>71.73</text:p>
          </table:table-cell>
          <table:table-cell office:value-type="float" office:value="90.399" calcext:value-type="float">
            <text:p>90.399</text:p>
          </table:table-cell>
          <table:table-cell office:value-type="float" office:value="98.125" calcext:value-type="float">
            <text:p>98.125</text:p>
          </table:table-cell>
          <table:table-cell office:value-type="float" office:value="107.61" calcext:value-type="float">
            <text:p>107.61</text:p>
          </table:table-cell>
          <table:table-cell office:value-type="float" office:value="214.994" calcext:value-type="float">
            <text:p>214.99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380855" calcext:value-type="float">
            <text:p>380855</text:p>
          </table:table-cell>
          <table:table-cell office:value-type="float" office:value="222535" calcext:value-type="float">
            <text:p>222535</text:p>
          </table:table-cell>
          <table:table-cell office:value-type="float" office:value="329069" calcext:value-type="float">
            <text:p>329069</text:p>
          </table:table-cell>
          <table:table-cell office:value-type="float" office:value="372941" calcext:value-type="float">
            <text:p>372941</text:p>
          </table:table-cell>
          <table:table-cell office:value-type="float" office:value="418922" calcext:value-type="float">
            <text:p>418922</text:p>
          </table:table-cell>
          <table:table-cell office:value-type="float" office:value="829792" calcext:value-type="float">
            <text:p>829792</text:p>
          </table:table-cell>
          <table:table-cell office:value-type="float" office:value="99.007" calcext:value-type="float">
            <text:p>99.007</text:p>
          </table:table-cell>
          <table:table-cell office:value-type="float" office:value="66.794" calcext:value-type="float">
            <text:p>66.794</text:p>
          </table:table-cell>
          <table:table-cell office:value-type="float" office:value="88.98" calcext:value-type="float">
            <text:p>88.98</text:p>
          </table:table-cell>
          <table:table-cell office:value-type="float" office:value="97.658" calcext:value-type="float">
            <text:p>97.658</text:p>
          </table:table-cell>
          <table:table-cell office:value-type="float" office:value="107.477" calcext:value-type="float">
            <text:p>107.477</text:p>
          </table:table-cell>
          <table:table-cell office:value-type="float" office:value="168.381" calcext:value-type="float">
            <text:p>168.38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385068" calcext:value-type="float">
            <text:p>385068</text:p>
          </table:table-cell>
          <table:table-cell office:value-type="float" office:value="213587" calcext:value-type="float">
            <text:p>213587</text:p>
          </table:table-cell>
          <table:table-cell office:value-type="float" office:value="336560" calcext:value-type="float">
            <text:p>336560</text:p>
          </table:table-cell>
          <table:table-cell office:value-type="float" office:value="376641" calcext:value-type="float">
            <text:p>376641</text:p>
          </table:table-cell>
          <table:table-cell office:value-type="float" office:value="424911" calcext:value-type="float">
            <text:p>424911</text:p>
          </table:table-cell>
          <table:table-cell office:value-type="float" office:value="855857" calcext:value-type="float">
            <text:p>855857</text:p>
          </table:table-cell>
          <table:table-cell office:value-type="float" office:value="99.691" calcext:value-type="float">
            <text:p>99.691</text:p>
          </table:table-cell>
          <table:table-cell office:value-type="float" office:value="67.206" calcext:value-type="float">
            <text:p>67.206</text:p>
          </table:table-cell>
          <table:table-cell office:value-type="float" office:value="90.585" calcext:value-type="float">
            <text:p>90.585</text:p>
          </table:table-cell>
          <table:table-cell office:value-type="float" office:value="98.812" calcext:value-type="float">
            <text:p>98.812</text:p>
          </table:table-cell>
          <table:table-cell office:value-type="float" office:value="107.488" calcext:value-type="float">
            <text:p>107.488</text:p>
          </table:table-cell>
          <table:table-cell office:value-type="float" office:value="181.015" calcext:value-type="float">
            <text:p>181.01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393820" calcext:value-type="float">
            <text:p>393820</text:p>
          </table:table-cell>
          <table:table-cell office:value-type="float" office:value="233101" calcext:value-type="float">
            <text:p>233101</text:p>
          </table:table-cell>
          <table:table-cell office:value-type="float" office:value="345047" calcext:value-type="float">
            <text:p>345047</text:p>
          </table:table-cell>
          <table:table-cell office:value-type="float" office:value="382106" calcext:value-type="float">
            <text:p>382106</text:p>
          </table:table-cell>
          <table:table-cell office:value-type="float" office:value="434115" calcext:value-type="float">
            <text:p>434115</text:p>
          </table:table-cell>
          <table:table-cell office:value-type="float" office:value="819529" calcext:value-type="float">
            <text:p>819529</text:p>
          </table:table-cell>
          <table:table-cell office:value-type="float" office:value="101.457" calcext:value-type="float">
            <text:p>101.457</text:p>
          </table:table-cell>
          <table:table-cell office:value-type="float" office:value="67.653" calcext:value-type="float">
            <text:p>67.653</text:p>
          </table:table-cell>
          <table:table-cell office:value-type="float" office:value="91.495" calcext:value-type="float">
            <text:p>91.495</text:p>
          </table:table-cell>
          <table:table-cell office:value-type="float" office:value="99.83" calcext:value-type="float">
            <text:p>99.83</text:p>
          </table:table-cell>
          <table:table-cell office:value-type="float" office:value="109.023" calcext:value-type="float">
            <text:p>109.023</text:p>
          </table:table-cell>
          <table:table-cell office:value-type="float" office:value="183.266" calcext:value-type="float">
            <text:p>183.26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1" calcext:value-type="float">
            <text:p>1.1</text:p>
          </table:table-cell>
          <table:table-cell office:value-type="float" office:value="394416" calcext:value-type="float">
            <text:p>394416</text:p>
          </table:table-cell>
          <table:table-cell office:value-type="float" office:value="245385" calcext:value-type="float">
            <text:p>245385</text:p>
          </table:table-cell>
          <table:table-cell office:value-type="float" office:value="347818" calcext:value-type="float">
            <text:p>347818</text:p>
          </table:table-cell>
          <table:table-cell office:value-type="float" office:value="386489" calcext:value-type="float">
            <text:p>386489</text:p>
          </table:table-cell>
          <table:table-cell office:value-type="float" office:value="432860" calcext:value-type="float">
            <text:p>432860</text:p>
          </table:table-cell>
          <table:table-cell office:value-type="float" office:value="765462" calcext:value-type="float">
            <text:p>765462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70.214" calcext:value-type="float">
            <text:p>70.214</text:p>
          </table:table-cell>
          <table:table-cell office:value-type="float" office:value="91.581" calcext:value-type="float">
            <text:p>91.581</text:p>
          </table:table-cell>
          <table:table-cell office:value-type="float" office:value="99.492" calcext:value-type="float">
            <text:p>99.492</text:p>
          </table:table-cell>
          <table:table-cell office:value-type="float" office:value="109.414" calcext:value-type="float">
            <text:p>109.414</text:p>
          </table:table-cell>
          <table:table-cell office:value-type="float" office:value="183.747" calcext:value-type="float">
            <text:p>183.7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2" calcext:value-type="float">
            <text:p>1.2</text:p>
          </table:table-cell>
          <table:table-cell office:value-type="float" office:value="390315" calcext:value-type="float">
            <text:p>390315</text:p>
          </table:table-cell>
          <table:table-cell office:value-type="float" office:value="240890" calcext:value-type="float">
            <text:p>240890</text:p>
          </table:table-cell>
          <table:table-cell office:value-type="float" office:value="340955" calcext:value-type="float">
            <text:p>340955</text:p>
          </table:table-cell>
          <table:table-cell office:value-type="float" office:value="383004" calcext:value-type="float">
            <text:p>383004</text:p>
          </table:table-cell>
          <table:table-cell office:value-type="float" office:value="431162" calcext:value-type="float">
            <text:p>431162</text:p>
          </table:table-cell>
          <table:table-cell office:value-type="float" office:value="683531" calcext:value-type="float">
            <text:p>683531</text:p>
          </table:table-cell>
          <table:table-cell office:value-type="float" office:value="100.464" calcext:value-type="float">
            <text:p>100.464</text:p>
          </table:table-cell>
          <table:table-cell office:value-type="float" office:value="68.867" calcext:value-type="float">
            <text:p>68.867</text:p>
          </table:table-cell>
          <table:table-cell office:value-type="float" office:value="90.884" calcext:value-type="float">
            <text:p>90.884</text:p>
          </table:table-cell>
          <table:table-cell office:value-type="float" office:value="98.821" calcext:value-type="float">
            <text:p>98.821</text:p>
          </table:table-cell>
          <table:table-cell office:value-type="float" office:value="109.38" calcext:value-type="float">
            <text:p>109.38</text:p>
          </table:table-cell>
          <table:table-cell office:value-type="float" office:value="157.608" calcext:value-type="float">
            <text:p>157.6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5" calcext:value-type="float">
            <text:p>1.5</text:p>
          </table:table-cell>
          <table:table-cell office:value-type="float" office:value="395459" calcext:value-type="float">
            <text:p>395459</text:p>
          </table:table-cell>
          <table:table-cell office:value-type="float" office:value="256708" calcext:value-type="float">
            <text:p>256708</text:p>
          </table:table-cell>
          <table:table-cell office:value-type="float" office:value="343759" calcext:value-type="float">
            <text:p>343759</text:p>
          </table:table-cell>
          <table:table-cell office:value-type="float" office:value="385913" calcext:value-type="float">
            <text:p>385913</text:p>
          </table:table-cell>
          <table:table-cell office:value-type="float" office:value="431922" calcext:value-type="float">
            <text:p>431922</text:p>
          </table:table-cell>
          <table:table-cell office:value-type="float" office:value="986523" calcext:value-type="float">
            <text:p>986523</text:p>
          </table:table-cell>
          <table:table-cell office:value-type="float" office:value="101.803" calcext:value-type="float">
            <text:p>101.803</text:p>
          </table:table-cell>
          <table:table-cell office:value-type="float" office:value="70.994" calcext:value-type="float">
            <text:p>70.994</text:p>
          </table:table-cell>
          <table:table-cell office:value-type="float" office:value="91.846" calcext:value-type="float">
            <text:p>91.846</text:p>
          </table:table-cell>
          <table:table-cell office:value-type="float" office:value="100.148" calcext:value-type="float">
            <text:p>100.148</text:p>
          </table:table-cell>
          <table:table-cell office:value-type="float" office:value="109.698" calcext:value-type="float">
            <text:p>109.698</text:p>
          </table:table-cell>
          <table:table-cell office:value-type="float" office:value="197.583" calcext:value-type="float">
            <text:p>197.58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75" calcext:value-type="float">
            <text:p>1.75</text:p>
          </table:table-cell>
          <table:table-cell office:value-type="float" office:value="392480" calcext:value-type="float">
            <text:p>392480</text:p>
          </table:table-cell>
          <table:table-cell office:value-type="float" office:value="238342" calcext:value-type="float">
            <text:p>238342</text:p>
          </table:table-cell>
          <table:table-cell office:value-type="float" office:value="342526" calcext:value-type="float">
            <text:p>342526</text:p>
          </table:table-cell>
          <table:table-cell office:value-type="float" office:value="383742" calcext:value-type="float">
            <text:p>383742</text:p>
          </table:table-cell>
          <table:table-cell office:value-type="float" office:value="428987" calcext:value-type="float">
            <text:p>428987</text:p>
          </table:table-cell>
          <table:table-cell office:value-type="float" office:value="794793" calcext:value-type="float">
            <text:p>794793</text:p>
          </table:table-cell>
          <table:table-cell office:value-type="float" office:value="100.838" calcext:value-type="float">
            <text:p>100.838</text:p>
          </table:table-cell>
          <table:table-cell office:value-type="float" office:value="67.06" calcext:value-type="float">
            <text:p>67.06</text:p>
          </table:table-cell>
          <table:table-cell office:value-type="float" office:value="90.682" calcext:value-type="float">
            <text:p>90.682</text:p>
          </table:table-cell>
          <table:table-cell office:value-type="float" office:value="99.014" calcext:value-type="float">
            <text:p>99.014</text:p>
          </table:table-cell>
          <table:table-cell office:value-type="float" office:value="108.821" calcext:value-type="float">
            <text:p>108.821</text:p>
          </table:table-cell>
          <table:table-cell office:value-type="float" office:value="193.074" calcext:value-type="float">
            <text:p>193.07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393365" calcext:value-type="float">
            <text:p>393365</text:p>
          </table:table-cell>
          <table:table-cell office:value-type="float" office:value="240291" calcext:value-type="float">
            <text:p>240291</text:p>
          </table:table-cell>
          <table:table-cell office:value-type="float" office:value="345500" calcext:value-type="float">
            <text:p>345500</text:p>
          </table:table-cell>
          <table:table-cell office:value-type="float" office:value="383705" calcext:value-type="float">
            <text:p>383705</text:p>
          </table:table-cell>
          <table:table-cell office:value-type="float" office:value="432179" calcext:value-type="float">
            <text:p>432179</text:p>
          </table:table-cell>
          <table:table-cell office:value-type="float" office:value="731771" calcext:value-type="float">
            <text:p>731771</text:p>
          </table:table-cell>
          <table:table-cell office:value-type="float" office:value="100.915" calcext:value-type="float">
            <text:p>100.915</text:p>
          </table:table-cell>
          <table:table-cell office:value-type="float" office:value="70.938" calcext:value-type="float">
            <text:p>70.938</text:p>
          </table:table-cell>
          <table:table-cell office:value-type="float" office:value="91.205" calcext:value-type="float">
            <text:p>91.205</text:p>
          </table:table-cell>
          <table:table-cell office:value-type="float" office:value="99.093" calcext:value-type="float">
            <text:p>99.093</text:p>
          </table:table-cell>
          <table:table-cell office:value-type="float" office:value="109.234" calcext:value-type="float">
            <text:p>109.234</text:p>
          </table:table-cell>
          <table:table-cell office:value-type="float" office:value="179.45" calcext:value-type="float">
            <text:p>179.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.25" calcext:value-type="float">
            <text:p>2.25</text:p>
          </table:table-cell>
          <table:table-cell office:value-type="float" office:value="394509" calcext:value-type="float">
            <text:p>394509</text:p>
          </table:table-cell>
          <table:table-cell office:value-type="float" office:value="221769" calcext:value-type="float">
            <text:p>221769</text:p>
          </table:table-cell>
          <table:table-cell office:value-type="float" office:value="342986" calcext:value-type="float">
            <text:p>342986</text:p>
          </table:table-cell>
          <table:table-cell office:value-type="float" office:value="384599" calcext:value-type="float">
            <text:p>384599</text:p>
          </table:table-cell>
          <table:table-cell office:value-type="float" office:value="433467" calcext:value-type="float">
            <text:p>433467</text:p>
          </table:table-cell>
          <table:table-cell office:value-type="float" office:value="706498" calcext:value-type="float">
            <text:p>706498</text:p>
          </table:table-cell>
          <table:table-cell office:value-type="float" office:value="101.489" calcext:value-type="float">
            <text:p>101.489</text:p>
          </table:table-cell>
          <table:table-cell office:value-type="float" office:value="69.279" calcext:value-type="float">
            <text:p>69.279</text:p>
          </table:table-cell>
          <table:table-cell office:value-type="float" office:value="91.239" calcext:value-type="float">
            <text:p>91.239</text:p>
          </table:table-cell>
          <table:table-cell office:value-type="float" office:value="99.907" calcext:value-type="float">
            <text:p>99.907</text:p>
          </table:table-cell>
          <table:table-cell office:value-type="float" office:value="109.525" calcext:value-type="float">
            <text:p>109.525</text:p>
          </table:table-cell>
          <table:table-cell office:value-type="float" office:value="157.673" calcext:value-type="float">
            <text:p>157.67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.5" calcext:value-type="float">
            <text:p>2.5</text:p>
          </table:table-cell>
          <table:table-cell office:value-type="float" office:value="388049" calcext:value-type="float">
            <text:p>388049</text:p>
          </table:table-cell>
          <table:table-cell office:value-type="float" office:value="240872" calcext:value-type="float">
            <text:p>240872</text:p>
          </table:table-cell>
          <table:table-cell office:value-type="float" office:value="341304" calcext:value-type="float">
            <text:p>341304</text:p>
          </table:table-cell>
          <table:table-cell office:value-type="float" office:value="379887" calcext:value-type="float">
            <text:p>379887</text:p>
          </table:table-cell>
          <table:table-cell office:value-type="float" office:value="425876" calcext:value-type="float">
            <text:p>425876</text:p>
          </table:table-cell>
          <table:table-cell office:value-type="float" office:value="703263" calcext:value-type="float">
            <text:p>703263</text:p>
          </table:table-cell>
          <table:table-cell office:value-type="float" office:value="100.388" calcext:value-type="float">
            <text:p>100.388</text:p>
          </table:table-cell>
          <table:table-cell office:value-type="float" office:value="70.257" calcext:value-type="float">
            <text:p>70.257</text:p>
          </table:table-cell>
          <table:table-cell office:value-type="float" office:value="90.592" calcext:value-type="float">
            <text:p>90.592</text:p>
          </table:table-cell>
          <table:table-cell office:value-type="float" office:value="98.752" calcext:value-type="float">
            <text:p>98.752</text:p>
          </table:table-cell>
          <table:table-cell office:value-type="float" office:value="108.106" calcext:value-type="float">
            <text:p>108.106</text:p>
          </table:table-cell>
          <table:table-cell office:value-type="float" office:value="170.026" calcext:value-type="float">
            <text:p>170.02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.75" calcext:value-type="float">
            <text:p>2.75</text:p>
          </table:table-cell>
          <table:table-cell office:value-type="float" office:value="390202" calcext:value-type="float">
            <text:p>390202</text:p>
          </table:table-cell>
          <table:table-cell office:value-type="float" office:value="250644" calcext:value-type="float">
            <text:p>250644</text:p>
          </table:table-cell>
          <table:table-cell office:value-type="float" office:value="340635" calcext:value-type="float">
            <text:p>340635</text:p>
          </table:table-cell>
          <table:table-cell office:value-type="float" office:value="382545" calcext:value-type="float">
            <text:p>382545</text:p>
          </table:table-cell>
          <table:table-cell office:value-type="float" office:value="430745" calcext:value-type="float">
            <text:p>430745</text:p>
          </table:table-cell>
          <table:table-cell office:value-type="float" office:value="1162815" calcext:value-type="float">
            <text:p>1162815</text:p>
          </table:table-cell>
          <table:table-cell office:value-type="float" office:value="100.536" calcext:value-type="float">
            <text:p>100.536</text:p>
          </table:table-cell>
          <table:table-cell office:value-type="float" office:value="68.596" calcext:value-type="float">
            <text:p>68.596</text:p>
          </table:table-cell>
          <table:table-cell office:value-type="float" office:value="90.807" calcext:value-type="float">
            <text:p>90.807</text:p>
          </table:table-cell>
          <table:table-cell office:value-type="float" office:value="99.253" calcext:value-type="float">
            <text:p>99.253</text:p>
          </table:table-cell>
          <table:table-cell office:value-type="float" office:value="108.616" calcext:value-type="float">
            <text:p>108.616</text:p>
          </table:table-cell>
          <table:table-cell office:value-type="float" office:value="234.794" calcext:value-type="float">
            <text:p>234.79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394548" calcext:value-type="float">
            <text:p>394548</text:p>
          </table:table-cell>
          <table:table-cell office:value-type="float" office:value="243297" calcext:value-type="float">
            <text:p>243297</text:p>
          </table:table-cell>
          <table:table-cell office:value-type="float" office:value="345142" calcext:value-type="float">
            <text:p>345142</text:p>
          </table:table-cell>
          <table:table-cell office:value-type="float" office:value="383929" calcext:value-type="float">
            <text:p>383929</text:p>
          </table:table-cell>
          <table:table-cell office:value-type="float" office:value="432959" calcext:value-type="float">
            <text:p>432959</text:p>
          </table:table-cell>
          <table:table-cell office:value-type="float" office:value="905261" calcext:value-type="float">
            <text:p>905261</text:p>
          </table:table-cell>
          <table:table-cell office:value-type="float" office:value="102.489" calcext:value-type="float">
            <text:p>102.489</text:p>
          </table:table-cell>
          <table:table-cell office:value-type="float" office:value="71.742" calcext:value-type="float">
            <text:p>71.742</text:p>
          </table:table-cell>
          <table:table-cell office:value-type="float" office:value="92.178" calcext:value-type="float">
            <text:p>92.178</text:p>
          </table:table-cell>
          <table:table-cell office:value-type="float" office:value="100.478" calcext:value-type="float">
            <text:p>100.478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212.708" calcext:value-type="float">
            <text:p>212.7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.5" calcext:value-type="float">
            <text:p>3.5</text:p>
          </table:table-cell>
          <table:table-cell office:value-type="float" office:value="390889" calcext:value-type="float">
            <text:p>390889</text:p>
          </table:table-cell>
          <table:table-cell office:value-type="float" office:value="247287" calcext:value-type="float">
            <text:p>247287</text:p>
          </table:table-cell>
          <table:table-cell office:value-type="float" office:value="343279" calcext:value-type="float">
            <text:p>343279</text:p>
          </table:table-cell>
          <table:table-cell office:value-type="float" office:value="384606" calcext:value-type="float">
            <text:p>384606</text:p>
          </table:table-cell>
          <table:table-cell office:value-type="float" office:value="428677" calcext:value-type="float">
            <text:p>428677</text:p>
          </table:table-cell>
          <table:table-cell office:value-type="float" office:value="684503" calcext:value-type="float">
            <text:p>684503</text:p>
          </table:table-cell>
          <table:table-cell office:value-type="float" office:value="101.316" calcext:value-type="float">
            <text:p>101.316</text:p>
          </table:table-cell>
          <table:table-cell office:value-type="float" office:value="72.339" calcext:value-type="float">
            <text:p>72.339</text:p>
          </table:table-cell>
          <table:table-cell office:value-type="float" office:value="91.317" calcext:value-type="float">
            <text:p>91.317</text:p>
          </table:table-cell>
          <table:table-cell office:value-type="float" office:value="99.607" calcext:value-type="float">
            <text:p>99.607</text:p>
          </table:table-cell>
          <table:table-cell office:value-type="float" office:value="109.712" calcext:value-type="float">
            <text:p>109.712</text:p>
          </table:table-cell>
          <table:table-cell office:value-type="float" office:value="165.609" calcext:value-type="float">
            <text:p>165.60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391185" calcext:value-type="float">
            <text:p>391185</text:p>
          </table:table-cell>
          <table:table-cell office:value-type="float" office:value="228094" calcext:value-type="float">
            <text:p>228094</text:p>
          </table:table-cell>
          <table:table-cell office:value-type="float" office:value="341020" calcext:value-type="float">
            <text:p>341020</text:p>
          </table:table-cell>
          <table:table-cell office:value-type="float" office:value="382916" calcext:value-type="float">
            <text:p>382916</text:p>
          </table:table-cell>
          <table:table-cell office:value-type="float" office:value="430853" calcext:value-type="float">
            <text:p>430853</text:p>
          </table:table-cell>
          <table:table-cell office:value-type="float" office:value="741548" calcext:value-type="float">
            <text:p>741548</text:p>
          </table:table-cell>
          <table:table-cell office:value-type="float" office:value="102.051" calcext:value-type="float">
            <text:p>102.051</text:p>
          </table:table-cell>
          <table:table-cell office:value-type="float" office:value="69.861" calcext:value-type="float">
            <text:p>69.861</text:p>
          </table:table-cell>
          <table:table-cell office:value-type="float" office:value="91.419" calcext:value-type="float">
            <text:p>91.419</text:p>
          </table:table-cell>
          <table:table-cell office:value-type="float" office:value="100.052" calcext:value-type="float">
            <text:p>100.052</text:p>
          </table:table-cell>
          <table:table-cell office:value-type="float" office:value="111.255" calcext:value-type="float">
            <text:p>111.255</text:p>
          </table:table-cell>
          <table:table-cell office:value-type="float" office:value="164.102" calcext:value-type="float">
            <text:p>164.1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.5" calcext:value-type="float">
            <text:p>4.5</text:p>
          </table:table-cell>
          <table:table-cell office:value-type="float" office:value="392874" calcext:value-type="float">
            <text:p>392874</text:p>
          </table:table-cell>
          <table:table-cell office:value-type="float" office:value="244580" calcext:value-type="float">
            <text:p>244580</text:p>
          </table:table-cell>
          <table:table-cell office:value-type="float" office:value="345224" calcext:value-type="float">
            <text:p>345224</text:p>
          </table:table-cell>
          <table:table-cell office:value-type="float" office:value="385185" calcext:value-type="float">
            <text:p>385185</text:p>
          </table:table-cell>
          <table:table-cell office:value-type="float" office:value="434775" calcext:value-type="float">
            <text:p>434775</text:p>
          </table:table-cell>
          <table:table-cell office:value-type="float" office:value="730425" calcext:value-type="float">
            <text:p>730425</text:p>
          </table:table-cell>
          <table:table-cell office:value-type="float" office:value="101.951" calcext:value-type="float">
            <text:p>101.951</text:p>
          </table:table-cell>
          <table:table-cell office:value-type="float" office:value="69.915" calcext:value-type="float">
            <text:p>69.915</text:p>
          </table:table-cell>
          <table:table-cell office:value-type="float" office:value="91.957" calcext:value-type="float">
            <text:p>91.957</text:p>
          </table:table-cell>
          <table:table-cell office:value-type="float" office:value="100.641" calcext:value-type="float">
            <text:p>100.641</text:p>
          </table:table-cell>
          <table:table-cell office:value-type="float" office:value="110.143" calcext:value-type="float">
            <text:p>110.143</text:p>
          </table:table-cell>
          <table:table-cell office:value-type="float" office:value="165.059" calcext:value-type="float">
            <text:p>165.05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396003" calcext:value-type="float">
            <text:p>396003</text:p>
          </table:table-cell>
          <table:table-cell office:value-type="float" office:value="248234" calcext:value-type="float">
            <text:p>248234</text:p>
          </table:table-cell>
          <table:table-cell office:value-type="float" office:value="346711" calcext:value-type="float">
            <text:p>346711</text:p>
          </table:table-cell>
          <table:table-cell office:value-type="float" office:value="386758" calcext:value-type="float">
            <text:p>386758</text:p>
          </table:table-cell>
          <table:table-cell office:value-type="float" office:value="435351" calcext:value-type="float">
            <text:p>435351</text:p>
          </table:table-cell>
          <table:table-cell office:value-type="float" office:value="731650" calcext:value-type="float">
            <text:p>731650</text:p>
          </table:table-cell>
          <table:table-cell office:value-type="float" office:value="102.419" calcext:value-type="float">
            <text:p>102.419</text:p>
          </table:table-cell>
          <table:table-cell office:value-type="float" office:value="69.507" calcext:value-type="float">
            <text:p>69.507</text:p>
          </table:table-cell>
          <table:table-cell office:value-type="float" office:value="92.601" calcext:value-type="float">
            <text:p>92.601</text:p>
          </table:table-cell>
          <table:table-cell office:value-type="float" office:value="100.65" calcext:value-type="float">
            <text:p>100.65</text:p>
          </table:table-cell>
          <table:table-cell office:value-type="float" office:value="111.129" calcext:value-type="float">
            <text:p>111.129</text:p>
          </table:table-cell>
          <table:table-cell office:value-type="float" office:value="160.366" calcext:value-type="float">
            <text:p>160.36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395534" calcext:value-type="float">
            <text:p>395534</text:p>
          </table:table-cell>
          <table:table-cell office:value-type="float" office:value="226152" calcext:value-type="float">
            <text:p>226152</text:p>
          </table:table-cell>
          <table:table-cell office:value-type="float" office:value="344612" calcext:value-type="float">
            <text:p>344612</text:p>
          </table:table-cell>
          <table:table-cell office:value-type="float" office:value="383774" calcext:value-type="float">
            <text:p>383774</text:p>
          </table:table-cell>
          <table:table-cell office:value-type="float" office:value="435672" calcext:value-type="float">
            <text:p>435672</text:p>
          </table:table-cell>
          <table:table-cell office:value-type="float" office:value="742309" calcext:value-type="float">
            <text:p>742309</text:p>
          </table:table-cell>
          <table:table-cell office:value-type="float" office:value="102.569" calcext:value-type="float">
            <text:p>102.569</text:p>
          </table:table-cell>
          <table:table-cell office:value-type="float" office:value="70.967" calcext:value-type="float">
            <text:p>70.967</text:p>
          </table:table-cell>
          <table:table-cell office:value-type="float" office:value="92.242" calcext:value-type="float">
            <text:p>92.242</text:p>
          </table:table-cell>
          <table:table-cell office:value-type="float" office:value="100.502" calcext:value-type="float">
            <text:p>100.502</text:p>
          </table:table-cell>
          <table:table-cell office:value-type="float" office:value="111.265" calcext:value-type="float">
            <text:p>111.265</text:p>
          </table:table-cell>
          <table:table-cell office:value-type="float" office:value="169.85" calcext:value-type="float">
            <text:p>169.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392597" calcext:value-type="float">
            <text:p>392597</text:p>
          </table:table-cell>
          <table:table-cell office:value-type="float" office:value="244346" calcext:value-type="float">
            <text:p>244346</text:p>
          </table:table-cell>
          <table:table-cell office:value-type="float" office:value="344259" calcext:value-type="float">
            <text:p>344259</text:p>
          </table:table-cell>
          <table:table-cell office:value-type="float" office:value="386521" calcext:value-type="float">
            <text:p>386521</text:p>
          </table:table-cell>
          <table:table-cell office:value-type="float" office:value="428530" calcext:value-type="float">
            <text:p>428530</text:p>
          </table:table-cell>
          <table:table-cell office:value-type="float" office:value="775832" calcext:value-type="float">
            <text:p>775832</text:p>
          </table:table-cell>
          <table:table-cell office:value-type="float" office:value="102.336" calcext:value-type="float">
            <text:p>102.336</text:p>
          </table:table-cell>
          <table:table-cell office:value-type="float" office:value="67.955" calcext:value-type="float">
            <text:p>67.955</text:p>
          </table:table-cell>
          <table:table-cell office:value-type="float" office:value="92.403" calcext:value-type="float">
            <text:p>92.403</text:p>
          </table:table-cell>
          <table:table-cell office:value-type="float" office:value="101.016" calcext:value-type="float">
            <text:p>101.016</text:p>
          </table:table-cell>
          <table:table-cell office:value-type="float" office:value="110.279" calcext:value-type="float">
            <text:p>110.279</text:p>
          </table:table-cell>
          <table:table-cell office:value-type="float" office:value="170.207" calcext:value-type="float">
            <text:p>170.2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office:value-type="float" office:value="388021" calcext:value-type="float">
            <text:p>388021</text:p>
          </table:table-cell>
          <table:table-cell office:value-type="float" office:value="243905" calcext:value-type="float">
            <text:p>243905</text:p>
          </table:table-cell>
          <table:table-cell office:value-type="float" office:value="341519" calcext:value-type="float">
            <text:p>341519</text:p>
          </table:table-cell>
          <table:table-cell office:value-type="float" office:value="379089" calcext:value-type="float">
            <text:p>379089</text:p>
          </table:table-cell>
          <table:table-cell office:value-type="float" office:value="427575" calcext:value-type="float">
            <text:p>427575</text:p>
          </table:table-cell>
          <table:table-cell office:value-type="float" office:value="683315" calcext:value-type="float">
            <text:p>683315</text:p>
          </table:table-cell>
          <table:table-cell office:value-type="float" office:value="101.113" calcext:value-type="float">
            <text:p>101.113</text:p>
          </table:table-cell>
          <table:table-cell office:value-type="float" office:value="69.895" calcext:value-type="float">
            <text:p>69.895</text:p>
          </table:table-cell>
          <table:table-cell office:value-type="float" office:value="91.149" calcext:value-type="float">
            <text:p>91.149</text:p>
          </table:table-cell>
          <table:table-cell office:value-type="float" office:value="100.058" calcext:value-type="float">
            <text:p>100.058</text:p>
          </table:table-cell>
          <table:table-cell office:value-type="float" office:value="109.089" calcext:value-type="float">
            <text:p>109.089</text:p>
          </table:table-cell>
          <table:table-cell office:value-type="float" office:value="165.208" calcext:value-type="float">
            <text:p>165.2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393053" calcext:value-type="float">
            <text:p>393053</text:p>
          </table:table-cell>
          <table:table-cell office:value-type="float" office:value="242517" calcext:value-type="float">
            <text:p>242517</text:p>
          </table:table-cell>
          <table:table-cell office:value-type="float" office:value="344718" calcext:value-type="float">
            <text:p>344718</text:p>
          </table:table-cell>
          <table:table-cell office:value-type="float" office:value="385264" calcext:value-type="float">
            <text:p>385264</text:p>
          </table:table-cell>
          <table:table-cell office:value-type="float" office:value="431588" calcext:value-type="float">
            <text:p>431588</text:p>
          </table:table-cell>
          <table:table-cell office:value-type="float" office:value="842460" calcext:value-type="float">
            <text:p>842460</text:p>
          </table:table-cell>
          <table:table-cell office:value-type="float" office:value="101.845" calcext:value-type="float">
            <text:p>101.845</text:p>
          </table:table-cell>
          <table:table-cell office:value-type="float" office:value="68.047" calcext:value-type="float">
            <text:p>68.047</text:p>
          </table:table-cell>
          <table:table-cell office:value-type="float" office:value="92.186" calcext:value-type="float">
            <text:p>92.186</text:p>
          </table:table-cell>
          <table:table-cell office:value-type="float" office:value="100.427" calcext:value-type="float">
            <text:p>100.427</text:p>
          </table:table-cell>
          <table:table-cell office:value-type="float" office:value="109.933" calcext:value-type="float">
            <text:p>109.933</text:p>
          </table:table-cell>
          <table:table-cell office:value-type="float" office:value="170.423" calcext:value-type="float">
            <text:p>170.4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390103" calcext:value-type="float">
            <text:p>390103</text:p>
          </table:table-cell>
          <table:table-cell office:value-type="float" office:value="250606" calcext:value-type="float">
            <text:p>250606</text:p>
          </table:table-cell>
          <table:table-cell office:value-type="float" office:value="342632" calcext:value-type="float">
            <text:p>342632</text:p>
          </table:table-cell>
          <table:table-cell office:value-type="float" office:value="382771" calcext:value-type="float">
            <text:p>382771</text:p>
          </table:table-cell>
          <table:table-cell office:value-type="float" office:value="425914" calcext:value-type="float">
            <text:p>425914</text:p>
          </table:table-cell>
          <table:table-cell office:value-type="float" office:value="878616" calcext:value-type="float">
            <text:p>878616</text:p>
          </table:table-cell>
          <table:table-cell office:value-type="float" office:value="101.387" calcext:value-type="float">
            <text:p>101.387</text:p>
          </table:table-cell>
          <table:table-cell office:value-type="float" office:value="69.045" calcext:value-type="float">
            <text:p>69.045</text:p>
          </table:table-cell>
          <table:table-cell office:value-type="float" office:value="91.556" calcext:value-type="float">
            <text:p>91.556</text:p>
          </table:table-cell>
          <table:table-cell office:value-type="float" office:value="99.866" calcext:value-type="float">
            <text:p>99.866</text:p>
          </table:table-cell>
          <table:table-cell office:value-type="float" office:value="109.299" calcext:value-type="float">
            <text:p>109.299</text:p>
          </table:table-cell>
          <table:table-cell office:value-type="float" office:value="176.844" calcext:value-type="float">
            <text:p>176.84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0" calcext:value-type="float">
            <text:p>20</text:p>
          </table:table-cell>
          <table:table-cell office:value-type="float" office:value="392140" calcext:value-type="float">
            <text:p>392140</text:p>
          </table:table-cell>
          <table:table-cell office:value-type="float" office:value="228747" calcext:value-type="float">
            <text:p>228747</text:p>
          </table:table-cell>
          <table:table-cell office:value-type="float" office:value="345108" calcext:value-type="float">
            <text:p>345108</text:p>
          </table:table-cell>
          <table:table-cell office:value-type="float" office:value="385558" calcext:value-type="float">
            <text:p>385558</text:p>
          </table:table-cell>
          <table:table-cell office:value-type="float" office:value="428032" calcext:value-type="float">
            <text:p>428032</text:p>
          </table:table-cell>
          <table:table-cell office:value-type="float" office:value="803845" calcext:value-type="float">
            <text:p>803845</text:p>
          </table:table-cell>
          <table:table-cell office:value-type="float" office:value="101.573" calcext:value-type="float">
            <text:p>101.573</text:p>
          </table:table-cell>
          <table:table-cell office:value-type="float" office:value="68.468" calcext:value-type="float">
            <text:p>68.468</text:p>
          </table:table-cell>
          <table:table-cell office:value-type="float" office:value="91.682" calcext:value-type="float">
            <text:p>91.682</text:p>
          </table:table-cell>
          <table:table-cell office:value-type="float" office:value="100.611" calcext:value-type="float">
            <text:p>100.611</text:p>
          </table:table-cell>
          <table:table-cell office:value-type="float" office:value="109.605" calcext:value-type="float">
            <text:p>109.605</text:p>
          </table:table-cell>
          <table:table-cell office:value-type="float" office:value="174.688" calcext:value-type="float">
            <text:p>174.68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float" office:value="395416" calcext:value-type="float">
            <text:p>395416</text:p>
          </table:table-cell>
          <table:table-cell office:value-type="float" office:value="225842" calcext:value-type="float">
            <text:p>225842</text:p>
          </table:table-cell>
          <table:table-cell office:value-type="float" office:value="345775" calcext:value-type="float">
            <text:p>345775</text:p>
          </table:table-cell>
          <table:table-cell office:value-type="float" office:value="385022" calcext:value-type="float">
            <text:p>385022</text:p>
          </table:table-cell>
          <table:table-cell office:value-type="float" office:value="435649" calcext:value-type="float">
            <text:p>435649</text:p>
          </table:table-cell>
          <table:table-cell office:value-type="float" office:value="827967" calcext:value-type="float">
            <text:p>827967</text:p>
          </table:table-cell>
          <table:table-cell office:value-type="float" office:value="102.109" calcext:value-type="float">
            <text:p>102.109</text:p>
          </table:table-cell>
          <table:table-cell office:value-type="float" office:value="66.094" calcext:value-type="float">
            <text:p>66.094</text:p>
          </table:table-cell>
          <table:table-cell office:value-type="float" office:value="91.738" calcext:value-type="float">
            <text:p>91.738</text:p>
          </table:table-cell>
          <table:table-cell office:value-type="float" office:value="100.338" calcext:value-type="float">
            <text:p>100.338</text:p>
          </table:table-cell>
          <table:table-cell office:value-type="float" office:value="110.695" calcext:value-type="float">
            <text:p>110.695</text:p>
          </table:table-cell>
          <table:table-cell office:value-type="float" office:value="172.838" calcext:value-type="float">
            <text:p>172.83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396169" calcext:value-type="float">
            <text:p>396169</text:p>
          </table:table-cell>
          <table:table-cell office:value-type="float" office:value="249763" calcext:value-type="float">
            <text:p>249763</text:p>
          </table:table-cell>
          <table:table-cell office:value-type="float" office:value="345258" calcext:value-type="float">
            <text:p>345258</text:p>
          </table:table-cell>
          <table:table-cell office:value-type="float" office:value="386474" calcext:value-type="float">
            <text:p>386474</text:p>
          </table:table-cell>
          <table:table-cell office:value-type="float" office:value="433486" calcext:value-type="float">
            <text:p>433486</text:p>
          </table:table-cell>
          <table:table-cell office:value-type="float" office:value="783707" calcext:value-type="float">
            <text:p>783707</text:p>
          </table:table-cell>
          <table:table-cell office:value-type="float" office:value="102.618" calcext:value-type="float">
            <text:p>102.618</text:p>
          </table:table-cell>
          <table:table-cell office:value-type="float" office:value="66.689" calcext:value-type="float">
            <text:p>66.689</text:p>
          </table:table-cell>
          <table:table-cell office:value-type="float" office:value="92.883" calcext:value-type="float">
            <text:p>92.883</text:p>
          </table:table-cell>
          <table:table-cell office:value-type="float" office:value="101.023" calcext:value-type="float">
            <text:p>101.023</text:p>
          </table:table-cell>
          <table:table-cell office:value-type="float" office:value="110.457" calcext:value-type="float">
            <text:p>110.457</text:p>
          </table:table-cell>
          <table:table-cell office:value-type="float" office:value="170.866" calcext:value-type="float">
            <text:p>170.86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00" calcext:value-type="float">
            <text:p>200</text:p>
          </table:table-cell>
          <table:table-cell office:value-type="float" office:value="393332" calcext:value-type="float">
            <text:p>393332</text:p>
          </table:table-cell>
          <table:table-cell office:value-type="float" office:value="241065" calcext:value-type="float">
            <text:p>241065</text:p>
          </table:table-cell>
          <table:table-cell office:value-type="float" office:value="343786" calcext:value-type="float">
            <text:p>343786</text:p>
          </table:table-cell>
          <table:table-cell office:value-type="float" office:value="384195" calcext:value-type="float">
            <text:p>384195</text:p>
          </table:table-cell>
          <table:table-cell office:value-type="float" office:value="430716" calcext:value-type="float">
            <text:p>430716</text:p>
          </table:table-cell>
          <table:table-cell office:value-type="float" office:value="901468" calcext:value-type="float">
            <text:p>901468</text:p>
          </table:table-cell>
          <table:table-cell office:value-type="float" office:value="102.127" calcext:value-type="float">
            <text:p>102.127</text:p>
          </table:table-cell>
          <table:table-cell office:value-type="float" office:value="66.812" calcext:value-type="float">
            <text:p>66.812</text:p>
          </table:table-cell>
          <table:table-cell office:value-type="float" office:value="91.476" calcext:value-type="float">
            <text:p>91.476</text:p>
          </table:table-cell>
          <table:table-cell office:value-type="float" office:value="101.021" calcext:value-type="float">
            <text:p>101.021</text:p>
          </table:table-cell>
          <table:table-cell office:value-type="float" office:value="111.178" calcext:value-type="float">
            <text:p>111.178</text:p>
          </table:table-cell>
          <table:table-cell office:value-type="float" office:value="183.027" calcext:value-type="float">
            <text:p>183.02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392386" calcext:value-type="float">
            <text:p>392386</text:p>
          </table:table-cell>
          <table:table-cell office:value-type="float" office:value="250546" calcext:value-type="float">
            <text:p>250546</text:p>
          </table:table-cell>
          <table:table-cell office:value-type="float" office:value="339391" calcext:value-type="float">
            <text:p>339391</text:p>
          </table:table-cell>
          <table:table-cell office:value-type="float" office:value="378825" calcext:value-type="float">
            <text:p>378825</text:p>
          </table:table-cell>
          <table:table-cell office:value-type="float" office:value="434828" calcext:value-type="float">
            <text:p>434828</text:p>
          </table:table-cell>
          <table:table-cell office:value-type="float" office:value="850485" calcext:value-type="float">
            <text:p>850485</text:p>
          </table:table-cell>
          <table:table-cell office:value-type="float" office:value="101.74" calcext:value-type="float">
            <text:p>101.74</text:p>
          </table:table-cell>
          <table:table-cell office:value-type="float" office:value="72.472" calcext:value-type="float">
            <text:p>72.472</text:p>
          </table:table-cell>
          <table:table-cell office:value-type="float" office:value="91.321" calcext:value-type="float">
            <text:p>91.321</text:p>
          </table:table-cell>
          <table:table-cell office:value-type="float" office:value="99.666" calcext:value-type="float">
            <text:p>99.666</text:p>
          </table:table-cell>
          <table:table-cell office:value-type="float" office:value="110.228" calcext:value-type="float">
            <text:p>110.228</text:p>
          </table:table-cell>
          <table:table-cell office:value-type="float" office:value="191.485" calcext:value-type="float">
            <text:p>191.4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388918" calcext:value-type="float">
            <text:p>388918</text:p>
          </table:table-cell>
          <table:table-cell office:value-type="float" office:value="222275" calcext:value-type="float">
            <text:p>222275</text:p>
          </table:table-cell>
          <table:table-cell office:value-type="float" office:value="341233" calcext:value-type="float">
            <text:p>341233</text:p>
          </table:table-cell>
          <table:table-cell office:value-type="float" office:value="378907" calcext:value-type="float">
            <text:p>378907</text:p>
          </table:table-cell>
          <table:table-cell office:value-type="float" office:value="427262" calcext:value-type="float">
            <text:p>427262</text:p>
          </table:table-cell>
          <table:table-cell office:value-type="float" office:value="802672" calcext:value-type="float">
            <text:p>802672</text:p>
          </table:table-cell>
          <table:table-cell office:value-type="float" office:value="100.54" calcext:value-type="float">
            <text:p>100.54</text:p>
          </table:table-cell>
          <table:table-cell office:value-type="float" office:value="66.421" calcext:value-type="float">
            <text:p>66.421</text:p>
          </table:table-cell>
          <table:table-cell office:value-type="float" office:value="91.161" calcext:value-type="float">
            <text:p>91.161</text:p>
          </table:table-cell>
          <table:table-cell office:value-type="float" office:value="98.575" calcext:value-type="float">
            <text:p>98.575</text:p>
          </table:table-cell>
          <table:table-cell office:value-type="float" office:value="108.932" calcext:value-type="float">
            <text:p>108.932</text:p>
          </table:table-cell>
          <table:table-cell office:value-type="float" office:value="153.268" calcext:value-type="float">
            <text:p>153.26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395444" calcext:value-type="float">
            <text:p>395444</text:p>
          </table:table-cell>
          <table:table-cell office:value-type="float" office:value="259839" calcext:value-type="float">
            <text:p>259839</text:p>
          </table:table-cell>
          <table:table-cell office:value-type="float" office:value="350670" calcext:value-type="float">
            <text:p>350670</text:p>
          </table:table-cell>
          <table:table-cell office:value-type="float" office:value="384774" calcext:value-type="float">
            <text:p>384774</text:p>
          </table:table-cell>
          <table:table-cell office:value-type="float" office:value="432976" calcext:value-type="float">
            <text:p>432976</text:p>
          </table:table-cell>
          <table:table-cell office:value-type="float" office:value="812621" calcext:value-type="float">
            <text:p>812621</text:p>
          </table:table-cell>
          <table:table-cell office:value-type="float" office:value="101.816" calcext:value-type="float">
            <text:p>101.816</text:p>
          </table:table-cell>
          <table:table-cell office:value-type="float" office:value="73.199" calcext:value-type="float">
            <text:p>73.199</text:p>
          </table:table-cell>
          <table:table-cell office:value-type="float" office:value="92.227" calcext:value-type="float">
            <text:p>92.227</text:p>
          </table:table-cell>
          <table:table-cell office:value-type="float" office:value="100.311" calcext:value-type="float">
            <text:p>100.311</text:p>
          </table:table-cell>
          <table:table-cell office:value-type="float" office:value="109.621" calcext:value-type="float">
            <text:p>109.621</text:p>
          </table:table-cell>
          <table:table-cell office:value-type="float" office:value="174.61" calcext:value-type="float">
            <text:p>174.6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float" office:value="392506" calcext:value-type="float">
            <text:p>392506</text:p>
          </table:table-cell>
          <table:table-cell office:value-type="float" office:value="234519" calcext:value-type="float">
            <text:p>234519</text:p>
          </table:table-cell>
          <table:table-cell office:value-type="float" office:value="347080" calcext:value-type="float">
            <text:p>347080</text:p>
          </table:table-cell>
          <table:table-cell office:value-type="float" office:value="382847" calcext:value-type="float">
            <text:p>382847</text:p>
          </table:table-cell>
          <table:table-cell office:value-type="float" office:value="426765" calcext:value-type="float">
            <text:p>426765</text:p>
          </table:table-cell>
          <table:table-cell office:value-type="float" office:value="964024" calcext:value-type="float">
            <text:p>964024</text:p>
          </table:table-cell>
          <table:table-cell office:value-type="float" office:value="100.835" calcext:value-type="float">
            <text:p>100.835</text:p>
          </table:table-cell>
          <table:table-cell office:value-type="float" office:value="69.808" calcext:value-type="float">
            <text:p>69.808</text:p>
          </table:table-cell>
          <table:table-cell office:value-type="float" office:value="91.117" calcext:value-type="float">
            <text:p>91.117</text:p>
          </table:table-cell>
          <table:table-cell office:value-type="float" office:value="99.544" calcext:value-type="float">
            <text:p>99.544</text:p>
          </table:table-cell>
          <table:table-cell office:value-type="float" office:value="108.649" calcext:value-type="float">
            <text:p>108.649</text:p>
          </table:table-cell>
          <table:table-cell office:value-type="float" office:value="191.483" calcext:value-type="float">
            <text:p>191.48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float" office:value="394285" calcext:value-type="float">
            <text:p>394285</text:p>
          </table:table-cell>
          <table:table-cell office:value-type="float" office:value="236664" calcext:value-type="float">
            <text:p>236664</text:p>
          </table:table-cell>
          <table:table-cell office:value-type="float" office:value="343967" calcext:value-type="float">
            <text:p>343967</text:p>
          </table:table-cell>
          <table:table-cell office:value-type="float" office:value="384838" calcext:value-type="float">
            <text:p>384838</text:p>
          </table:table-cell>
          <table:table-cell office:value-type="float" office:value="431959" calcext:value-type="float">
            <text:p>431959</text:p>
          </table:table-cell>
          <table:table-cell office:value-type="float" office:value="920634" calcext:value-type="float">
            <text:p>920634</text:p>
          </table:table-cell>
          <table:table-cell office:value-type="float" office:value="101.527" calcext:value-type="float">
            <text:p>101.527</text:p>
          </table:table-cell>
          <table:table-cell office:value-type="float" office:value="70.033" calcext:value-type="float">
            <text:p>70.033</text:p>
          </table:table-cell>
          <table:table-cell office:value-type="float" office:value="91.127" calcext:value-type="float">
            <text:p>91.127</text:p>
          </table:table-cell>
          <table:table-cell office:value-type="float" office:value="99.287" calcext:value-type="float">
            <text:p>99.287</text:p>
          </table:table-cell>
          <table:table-cell office:value-type="float" office:value="109.065" calcext:value-type="float">
            <text:p>109.065</text:p>
          </table:table-cell>
          <table:table-cell office:value-type="float" office:value="197.908" calcext:value-type="float">
            <text:p>197.9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5" calcext:value-type="float">
            <text:p>1.5</text:p>
          </table:table-cell>
          <table:table-cell office:value-type="float" office:value="391932" calcext:value-type="float">
            <text:p>391932</text:p>
          </table:table-cell>
          <table:table-cell office:value-type="float" office:value="250557" calcext:value-type="float">
            <text:p>250557</text:p>
          </table:table-cell>
          <table:table-cell office:value-type="float" office:value="340477" calcext:value-type="float">
            <text:p>340477</text:p>
          </table:table-cell>
          <table:table-cell office:value-type="float" office:value="381426" calcext:value-type="float">
            <text:p>381426</text:p>
          </table:table-cell>
          <table:table-cell office:value-type="float" office:value="433374" calcext:value-type="float">
            <text:p>433374</text:p>
          </table:table-cell>
          <table:table-cell office:value-type="float" office:value="845702" calcext:value-type="float">
            <text:p>845702</text:p>
          </table:table-cell>
          <table:table-cell office:value-type="float" office:value="101.124" calcext:value-type="float">
            <text:p>101.124</text:p>
          </table:table-cell>
          <table:table-cell office:value-type="float" office:value="70.957" calcext:value-type="float">
            <text:p>70.957</text:p>
          </table:table-cell>
          <table:table-cell office:value-type="float" office:value="90.848" calcext:value-type="float">
            <text:p>90.848</text:p>
          </table:table-cell>
          <table:table-cell office:value-type="float" office:value="98.807" calcext:value-type="float">
            <text:p>98.807</text:p>
          </table:table-cell>
          <table:table-cell office:value-type="float" office:value="109.593" calcext:value-type="float">
            <text:p>109.593</text:p>
          </table:table-cell>
          <table:table-cell office:value-type="float" office:value="215.074" calcext:value-type="float">
            <text:p>215.07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75" calcext:value-type="float">
            <text:p>1.75</text:p>
          </table:table-cell>
          <table:table-cell office:value-type="float" office:value="400965" calcext:value-type="float">
            <text:p>400965</text:p>
          </table:table-cell>
          <table:table-cell office:value-type="float" office:value="245455" calcext:value-type="float">
            <text:p>245455</text:p>
          </table:table-cell>
          <table:table-cell office:value-type="float" office:value="351887" calcext:value-type="float">
            <text:p>351887</text:p>
          </table:table-cell>
          <table:table-cell office:value-type="float" office:value="392635" calcext:value-type="float">
            <text:p>392635</text:p>
          </table:table-cell>
          <table:table-cell office:value-type="float" office:value="440709" calcext:value-type="float">
            <text:p>440709</text:p>
          </table:table-cell>
          <table:table-cell office:value-type="float" office:value="722310" calcext:value-type="float">
            <text:p>722310</text:p>
          </table:table-cell>
          <table:table-cell office:value-type="float" office:value="102.762" calcext:value-type="float">
            <text:p>102.762</text:p>
          </table:table-cell>
          <table:table-cell office:value-type="float" office:value="68.015" calcext:value-type="float">
            <text:p>68.015</text:p>
          </table:table-cell>
          <table:table-cell office:value-type="float" office:value="92.985" calcext:value-type="float">
            <text:p>92.985</text:p>
          </table:table-cell>
          <table:table-cell office:value-type="float" office:value="101.181" calcext:value-type="float">
            <text:p>101.181</text:p>
          </table:table-cell>
          <table:table-cell office:value-type="float" office:value="110.832" calcext:value-type="float">
            <text:p>110.832</text:p>
          </table:table-cell>
          <table:table-cell office:value-type="float" office:value="169.101" calcext:value-type="float">
            <text:p>169.10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393265" calcext:value-type="float">
            <text:p>393265</text:p>
          </table:table-cell>
          <table:table-cell office:value-type="float" office:value="230279" calcext:value-type="float">
            <text:p>230279</text:p>
          </table:table-cell>
          <table:table-cell office:value-type="float" office:value="346221" calcext:value-type="float">
            <text:p>346221</text:p>
          </table:table-cell>
          <table:table-cell office:value-type="float" office:value="384792" calcext:value-type="float">
            <text:p>384792</text:p>
          </table:table-cell>
          <table:table-cell office:value-type="float" office:value="431773" calcext:value-type="float">
            <text:p>431773</text:p>
          </table:table-cell>
          <table:table-cell office:value-type="float" office:value="786436" calcext:value-type="float">
            <text:p>786436</text:p>
          </table:table-cell>
          <table:table-cell office:value-type="float" office:value="100.951" calcext:value-type="float">
            <text:p>100.951</text:p>
          </table:table-cell>
          <table:table-cell office:value-type="float" office:value="67.958" calcext:value-type="float">
            <text:p>67.958</text:p>
          </table:table-cell>
          <table:table-cell office:value-type="float" office:value="91.106" calcext:value-type="float">
            <text:p>91.106</text:p>
          </table:table-cell>
          <table:table-cell office:value-type="float" office:value="99.798" calcext:value-type="float">
            <text:p>99.798</text:p>
          </table:table-cell>
          <table:table-cell office:value-type="float" office:value="108.518" calcext:value-type="float">
            <text:p>108.518</text:p>
          </table:table-cell>
          <table:table-cell office:value-type="float" office:value="176.056" calcext:value-type="float">
            <text:p>176.05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25" calcext:value-type="float">
            <text:p>2.25</text:p>
          </table:table-cell>
          <table:table-cell office:value-type="float" office:value="396391" calcext:value-type="float">
            <text:p>396391</text:p>
          </table:table-cell>
          <table:table-cell office:value-type="float" office:value="225985" calcext:value-type="float">
            <text:p>225985</text:p>
          </table:table-cell>
          <table:table-cell office:value-type="float" office:value="344926" calcext:value-type="float">
            <text:p>344926</text:p>
          </table:table-cell>
          <table:table-cell office:value-type="float" office:value="390092" calcext:value-type="float">
            <text:p>390092</text:p>
          </table:table-cell>
          <table:table-cell office:value-type="float" office:value="437563" calcext:value-type="float">
            <text:p>437563</text:p>
          </table:table-cell>
          <table:table-cell office:value-type="float" office:value="785930" calcext:value-type="float">
            <text:p>785930</text:p>
          </table:table-cell>
          <table:table-cell office:value-type="float" office:value="101.994" calcext:value-type="float">
            <text:p>101.994</text:p>
          </table:table-cell>
          <table:table-cell office:value-type="float" office:value="63.026" calcext:value-type="float">
            <text:p>63.026</text:p>
          </table:table-cell>
          <table:table-cell office:value-type="float" office:value="91.922" calcext:value-type="float">
            <text:p>91.922</text:p>
          </table:table-cell>
          <table:table-cell office:value-type="float" office:value="100.213" calcext:value-type="float">
            <text:p>100.213</text:p>
          </table:table-cell>
          <table:table-cell office:value-type="float" office:value="110.092" calcext:value-type="float">
            <text:p>110.092</text:p>
          </table:table-cell>
          <table:table-cell office:value-type="float" office:value="169.432" calcext:value-type="float">
            <text:p>169.43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5" calcext:value-type="float">
            <text:p>2.5</text:p>
          </table:table-cell>
          <table:table-cell office:value-type="float" office:value="391837" calcext:value-type="float">
            <text:p>391837</text:p>
          </table:table-cell>
          <table:table-cell office:value-type="float" office:value="249451" calcext:value-type="float">
            <text:p>249451</text:p>
          </table:table-cell>
          <table:table-cell office:value-type="float" office:value="341606" calcext:value-type="float">
            <text:p>341606</text:p>
          </table:table-cell>
          <table:table-cell office:value-type="float" office:value="381527" calcext:value-type="float">
            <text:p>381527</text:p>
          </table:table-cell>
          <table:table-cell office:value-type="float" office:value="430108" calcext:value-type="float">
            <text:p>430108</text:p>
          </table:table-cell>
          <table:table-cell office:value-type="float" office:value="1297507" calcext:value-type="float">
            <text:p>1297507</text:p>
          </table:table-cell>
          <table:table-cell office:value-type="float" office:value="101.002" calcext:value-type="float">
            <text:p>101.002</text:p>
          </table:table-cell>
          <table:table-cell office:value-type="float" office:value="72.602" calcext:value-type="float">
            <text:p>72.602</text:p>
          </table:table-cell>
          <table:table-cell office:value-type="float" office:value="91.511" calcext:value-type="float">
            <text:p>91.511</text:p>
          </table:table-cell>
          <table:table-cell office:value-type="float" office:value="99.239" calcext:value-type="float">
            <text:p>99.239</text:p>
          </table:table-cell>
          <table:table-cell office:value-type="float" office:value="108.424" calcext:value-type="float">
            <text:p>108.424</text:p>
          </table:table-cell>
          <table:table-cell office:value-type="float" office:value="291.719" calcext:value-type="float">
            <text:p>291.71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75" calcext:value-type="float">
            <text:p>2.75</text:p>
          </table:table-cell>
          <table:table-cell office:value-type="float" office:value="394549" calcext:value-type="float">
            <text:p>394549</text:p>
          </table:table-cell>
          <table:table-cell office:value-type="float" office:value="241185" calcext:value-type="float">
            <text:p>241185</text:p>
          </table:table-cell>
          <table:table-cell office:value-type="float" office:value="344070" calcext:value-type="float">
            <text:p>344070</text:p>
          </table:table-cell>
          <table:table-cell office:value-type="float" office:value="383846" calcext:value-type="float">
            <text:p>383846</text:p>
          </table:table-cell>
          <table:table-cell office:value-type="float" office:value="435464" calcext:value-type="float">
            <text:p>435464</text:p>
          </table:table-cell>
          <table:table-cell office:value-type="float" office:value="876971" calcext:value-type="float">
            <text:p>876971</text:p>
          </table:table-cell>
          <table:table-cell office:value-type="float" office:value="101.152" calcext:value-type="float">
            <text:p>101.152</text:p>
          </table:table-cell>
          <table:table-cell office:value-type="float" office:value="70.889" calcext:value-type="float">
            <text:p>70.889</text:p>
          </table:table-cell>
          <table:table-cell office:value-type="float" office:value="91.027" calcext:value-type="float">
            <text:p>91.027</text:p>
          </table:table-cell>
          <table:table-cell office:value-type="float" office:value="99.339" calcext:value-type="float">
            <text:p>99.339</text:p>
          </table:table-cell>
          <table:table-cell office:value-type="float" office:value="109.197" calcext:value-type="float">
            <text:p>109.197</text:p>
          </table:table-cell>
          <table:table-cell office:value-type="float" office:value="180.365" calcext:value-type="float">
            <text:p>180.36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399807" calcext:value-type="float">
            <text:p>399807</text:p>
          </table:table-cell>
          <table:table-cell office:value-type="float" office:value="249183" calcext:value-type="float">
            <text:p>249183</text:p>
          </table:table-cell>
          <table:table-cell office:value-type="float" office:value="347294" calcext:value-type="float">
            <text:p>347294</text:p>
          </table:table-cell>
          <table:table-cell office:value-type="float" office:value="391631" calcext:value-type="float">
            <text:p>391631</text:p>
          </table:table-cell>
          <table:table-cell office:value-type="float" office:value="437504" calcext:value-type="float">
            <text:p>437504</text:p>
          </table:table-cell>
          <table:table-cell office:value-type="float" office:value="803781" calcext:value-type="float">
            <text:p>803781</text:p>
          </table:table-cell>
          <table:table-cell office:value-type="float" office:value="102.052" calcext:value-type="float">
            <text:p>102.052</text:p>
          </table:table-cell>
          <table:table-cell office:value-type="float" office:value="68.449" calcext:value-type="float">
            <text:p>68.449</text:p>
          </table:table-cell>
          <table:table-cell office:value-type="float" office:value="91.726" calcext:value-type="float">
            <text:p>91.726</text:p>
          </table:table-cell>
          <table:table-cell office:value-type="float" office:value="99.976" calcext:value-type="float">
            <text:p>99.976</text:p>
          </table:table-cell>
          <table:table-cell office:value-type="float" office:value="111.322" calcext:value-type="float">
            <text:p>111.322</text:p>
          </table:table-cell>
          <table:table-cell office:value-type="float" office:value="179.335" calcext:value-type="float">
            <text:p>179.33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.5" calcext:value-type="float">
            <text:p>3.5</text:p>
          </table:table-cell>
          <table:table-cell office:value-type="float" office:value="393305" calcext:value-type="float">
            <text:p>393305</text:p>
          </table:table-cell>
          <table:table-cell office:value-type="float" office:value="217788" calcext:value-type="float">
            <text:p>217788</text:p>
          </table:table-cell>
          <table:table-cell office:value-type="float" office:value="344918" calcext:value-type="float">
            <text:p>344918</text:p>
          </table:table-cell>
          <table:table-cell office:value-type="float" office:value="386433" calcext:value-type="float">
            <text:p>386433</text:p>
          </table:table-cell>
          <table:table-cell office:value-type="float" office:value="432187" calcext:value-type="float">
            <text:p>432187</text:p>
          </table:table-cell>
          <table:table-cell office:value-type="float" office:value="831046" calcext:value-type="float">
            <text:p>831046</text:p>
          </table:table-cell>
          <table:table-cell office:value-type="float" office:value="101.502" calcext:value-type="float">
            <text:p>101.502</text:p>
          </table:table-cell>
          <table:table-cell office:value-type="float" office:value="64.226" calcext:value-type="float">
            <text:p>64.226</text:p>
          </table:table-cell>
          <table:table-cell office:value-type="float" office:value="91.7" calcext:value-type="float">
            <text:p>91.7</text:p>
          </table:table-cell>
          <table:table-cell office:value-type="float" office:value="100.105" calcext:value-type="float">
            <text:p>100.105</text:p>
          </table:table-cell>
          <table:table-cell office:value-type="float" office:value="109.878" calcext:value-type="float">
            <text:p>109.878</text:p>
          </table:table-cell>
          <table:table-cell office:value-type="float" office:value="181.694" calcext:value-type="float">
            <text:p>181.69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393437" calcext:value-type="float">
            <text:p>393437</text:p>
          </table:table-cell>
          <table:table-cell office:value-type="float" office:value="249685" calcext:value-type="float">
            <text:p>249685</text:p>
          </table:table-cell>
          <table:table-cell office:value-type="float" office:value="342177" calcext:value-type="float">
            <text:p>342177</text:p>
          </table:table-cell>
          <table:table-cell office:value-type="float" office:value="385047" calcext:value-type="float">
            <text:p>385047</text:p>
          </table:table-cell>
          <table:table-cell office:value-type="float" office:value="432172" calcext:value-type="float">
            <text:p>432172</text:p>
          </table:table-cell>
          <table:table-cell office:value-type="float" office:value="965769" calcext:value-type="float">
            <text:p>965769</text:p>
          </table:table-cell>
          <table:table-cell office:value-type="float" office:value="100.916" calcext:value-type="float">
            <text:p>100.916</text:p>
          </table:table-cell>
          <table:table-cell office:value-type="float" office:value="70.257" calcext:value-type="float">
            <text:p>70.257</text:p>
          </table:table-cell>
          <table:table-cell office:value-type="float" office:value="90.842" calcext:value-type="float">
            <text:p>90.842</text:p>
          </table:table-cell>
          <table:table-cell office:value-type="float" office:value="99.068" calcext:value-type="float">
            <text:p>99.068</text:p>
          </table:table-cell>
          <table:table-cell office:value-type="float" office:value="108.939" calcext:value-type="float">
            <text:p>108.939</text:p>
          </table:table-cell>
          <table:table-cell office:value-type="float" office:value="195.671" calcext:value-type="float">
            <text:p>195.67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.5" calcext:value-type="float">
            <text:p>4.5</text:p>
          </table:table-cell>
          <table:table-cell office:value-type="float" office:value="396034" calcext:value-type="float">
            <text:p>396034</text:p>
          </table:table-cell>
          <table:table-cell office:value-type="float" office:value="231592" calcext:value-type="float">
            <text:p>231592</text:p>
          </table:table-cell>
          <table:table-cell office:value-type="float" office:value="344428" calcext:value-type="float">
            <text:p>344428</text:p>
          </table:table-cell>
          <table:table-cell office:value-type="float" office:value="388179" calcext:value-type="float">
            <text:p>388179</text:p>
          </table:table-cell>
          <table:table-cell office:value-type="float" office:value="440484" calcext:value-type="float">
            <text:p>440484</text:p>
          </table:table-cell>
          <table:table-cell office:value-type="float" office:value="725868" calcext:value-type="float">
            <text:p>725868</text:p>
          </table:table-cell>
          <table:table-cell office:value-type="float" office:value="101.758" calcext:value-type="float">
            <text:p>101.758</text:p>
          </table:table-cell>
          <table:table-cell office:value-type="float" office:value="68.678" calcext:value-type="float">
            <text:p>68.678</text:p>
          </table:table-cell>
          <table:table-cell office:value-type="float" office:value="91.483" calcext:value-type="float">
            <text:p>91.483</text:p>
          </table:table-cell>
          <table:table-cell office:value-type="float" office:value="101.064" calcext:value-type="float">
            <text:p>101.064</text:p>
          </table:table-cell>
          <table:table-cell office:value-type="float" office:value="110.309" calcext:value-type="float">
            <text:p>110.309</text:p>
          </table:table-cell>
          <table:table-cell office:value-type="float" office:value="162.512" calcext:value-type="float">
            <text:p>162.5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396120" calcext:value-type="float">
            <text:p>396120</text:p>
          </table:table-cell>
          <table:table-cell office:value-type="float" office:value="243536" calcext:value-type="float">
            <text:p>243536</text:p>
          </table:table-cell>
          <table:table-cell office:value-type="float" office:value="345900" calcext:value-type="float">
            <text:p>345900</text:p>
          </table:table-cell>
          <table:table-cell office:value-type="float" office:value="388671" calcext:value-type="float">
            <text:p>388671</text:p>
          </table:table-cell>
          <table:table-cell office:value-type="float" office:value="435857" calcext:value-type="float">
            <text:p>435857</text:p>
          </table:table-cell>
          <table:table-cell office:value-type="float" office:value="788930" calcext:value-type="float">
            <text:p>788930</text:p>
          </table:table-cell>
          <table:table-cell office:value-type="float" office:value="101.629" calcext:value-type="float">
            <text:p>101.629</text:p>
          </table:table-cell>
          <table:table-cell office:value-type="float" office:value="68.109" calcext:value-type="float">
            <text:p>68.109</text:p>
          </table:table-cell>
          <table:table-cell office:value-type="float" office:value="91.441" calcext:value-type="float">
            <text:p>91.441</text:p>
          </table:table-cell>
          <table:table-cell office:value-type="float" office:value="100.394" calcext:value-type="float">
            <text:p>100.394</text:p>
          </table:table-cell>
          <table:table-cell office:value-type="float" office:value="109.563" calcext:value-type="float">
            <text:p>109.563</text:p>
          </table:table-cell>
          <table:table-cell office:value-type="float" office:value="181.989" calcext:value-type="float">
            <text:p>181.9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391748" calcext:value-type="float">
            <text:p>391748</text:p>
          </table:table-cell>
          <table:table-cell office:value-type="float" office:value="254518" calcext:value-type="float">
            <text:p>254518</text:p>
          </table:table-cell>
          <table:table-cell office:value-type="float" office:value="342723" calcext:value-type="float">
            <text:p>342723</text:p>
          </table:table-cell>
          <table:table-cell office:value-type="float" office:value="381468" calcext:value-type="float">
            <text:p>381468</text:p>
          </table:table-cell>
          <table:table-cell office:value-type="float" office:value="426259" calcext:value-type="float">
            <text:p>426259</text:p>
          </table:table-cell>
          <table:table-cell office:value-type="float" office:value="664402" calcext:value-type="float">
            <text:p>664402</text:p>
          </table:table-cell>
          <table:table-cell office:value-type="float" office:value="101.16" calcext:value-type="float">
            <text:p>101.16</text:p>
          </table:table-cell>
          <table:table-cell office:value-type="float" office:value="70.192" calcext:value-type="float">
            <text:p>70.192</text:p>
          </table:table-cell>
          <table:table-cell office:value-type="float" office:value="91.573" calcext:value-type="float">
            <text:p>91.573</text:p>
          </table:table-cell>
          <table:table-cell office:value-type="float" office:value="99.558" calcext:value-type="float">
            <text:p>99.558</text:p>
          </table:table-cell>
          <table:table-cell office:value-type="float" office:value="108.917" calcext:value-type="float">
            <text:p>108.917</text:p>
          </table:table-cell>
          <table:table-cell office:value-type="float" office:value="153.546" calcext:value-type="float">
            <text:p>153.54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392932" calcext:value-type="float">
            <text:p>392932</text:p>
          </table:table-cell>
          <table:table-cell office:value-type="float" office:value="242601" calcext:value-type="float">
            <text:p>242601</text:p>
          </table:table-cell>
          <table:table-cell office:value-type="float" office:value="345153" calcext:value-type="float">
            <text:p>345153</text:p>
          </table:table-cell>
          <table:table-cell office:value-type="float" office:value="383130" calcext:value-type="float">
            <text:p>383130</text:p>
          </table:table-cell>
          <table:table-cell office:value-type="float" office:value="430433" calcext:value-type="float">
            <text:p>430433</text:p>
          </table:table-cell>
          <table:table-cell office:value-type="float" office:value="700395" calcext:value-type="float">
            <text:p>700395</text:p>
          </table:table-cell>
          <table:table-cell office:value-type="float" office:value="101.196" calcext:value-type="float">
            <text:p>101.196</text:p>
          </table:table-cell>
          <table:table-cell office:value-type="float" office:value="69.376" calcext:value-type="float">
            <text:p>69.376</text:p>
          </table:table-cell>
          <table:table-cell office:value-type="float" office:value="90.745" calcext:value-type="float">
            <text:p>90.745</text:p>
          </table:table-cell>
          <table:table-cell office:value-type="float" office:value="99.516" calcext:value-type="float">
            <text:p>99.516</text:p>
          </table:table-cell>
          <table:table-cell office:value-type="float" office:value="109.748" calcext:value-type="float">
            <text:p>109.748</text:p>
          </table:table-cell>
          <table:table-cell office:value-type="float" office:value="169.612" calcext:value-type="float">
            <text:p>169.6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399341" calcext:value-type="float">
            <text:p>399341</text:p>
          </table:table-cell>
          <table:table-cell office:value-type="float" office:value="234335" calcext:value-type="float">
            <text:p>234335</text:p>
          </table:table-cell>
          <table:table-cell office:value-type="float" office:value="348546" calcext:value-type="float">
            <text:p>348546</text:p>
          </table:table-cell>
          <table:table-cell office:value-type="float" office:value="390182" calcext:value-type="float">
            <text:p>390182</text:p>
          </table:table-cell>
          <table:table-cell office:value-type="float" office:value="439580" calcext:value-type="float">
            <text:p>439580</text:p>
          </table:table-cell>
          <table:table-cell office:value-type="float" office:value="816075" calcext:value-type="float">
            <text:p>816075</text:p>
          </table:table-cell>
          <table:table-cell office:value-type="float" office:value="102.169" calcext:value-type="float">
            <text:p>102.169</text:p>
          </table:table-cell>
          <table:table-cell office:value-type="float" office:value="67.84" calcext:value-type="float">
            <text:p>67.84</text:p>
          </table:table-cell>
          <table:table-cell office:value-type="float" office:value="91.5" calcext:value-type="float">
            <text:p>91.5</text:p>
          </table:table-cell>
          <table:table-cell office:value-type="float" office:value="101.104" calcext:value-type="float">
            <text:p>101.104</text:p>
          </table:table-cell>
          <table:table-cell office:value-type="float" office:value="111.23" calcext:value-type="float">
            <text:p>111.23</text:p>
          </table:table-cell>
          <table:table-cell office:value-type="float" office:value="182.96" calcext:value-type="float">
            <text:p>182.9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394290" calcext:value-type="float">
            <text:p>394290</text:p>
          </table:table-cell>
          <table:table-cell office:value-type="float" office:value="249776" calcext:value-type="float">
            <text:p>249776</text:p>
          </table:table-cell>
          <table:table-cell office:value-type="float" office:value="345896" calcext:value-type="float">
            <text:p>345896</text:p>
          </table:table-cell>
          <table:table-cell office:value-type="float" office:value="384348" calcext:value-type="float">
            <text:p>384348</text:p>
          </table:table-cell>
          <table:table-cell office:value-type="float" office:value="434217" calcext:value-type="float">
            <text:p>434217</text:p>
          </table:table-cell>
          <table:table-cell office:value-type="float" office:value="746343" calcext:value-type="float">
            <text:p>746343</text:p>
          </table:table-cell>
          <table:table-cell office:value-type="float" office:value="101.969" calcext:value-type="float">
            <text:p>101.969</text:p>
          </table:table-cell>
          <table:table-cell office:value-type="float" office:value="68.431" calcext:value-type="float">
            <text:p>68.431</text:p>
          </table:table-cell>
          <table:table-cell office:value-type="float" office:value="91.567" calcext:value-type="float">
            <text:p>91.567</text:p>
          </table:table-cell>
          <table:table-cell office:value-type="float" office:value="100.625" calcext:value-type="float">
            <text:p>100.625</text:p>
          </table:table-cell>
          <table:table-cell office:value-type="float" office:value="110.189" calcext:value-type="float">
            <text:p>110.189</text:p>
          </table:table-cell>
          <table:table-cell office:value-type="float" office:value="208.434" calcext:value-type="float">
            <text:p>208.43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395873" calcext:value-type="float">
            <text:p>395873</text:p>
          </table:table-cell>
          <table:table-cell office:value-type="float" office:value="242171" calcext:value-type="float">
            <text:p>242171</text:p>
          </table:table-cell>
          <table:table-cell office:value-type="float" office:value="348200" calcext:value-type="float">
            <text:p>348200</text:p>
          </table:table-cell>
          <table:table-cell office:value-type="float" office:value="386653" calcext:value-type="float">
            <text:p>386653</text:p>
          </table:table-cell>
          <table:table-cell office:value-type="float" office:value="436314" calcext:value-type="float">
            <text:p>436314</text:p>
          </table:table-cell>
          <table:table-cell office:value-type="float" office:value="848659" calcext:value-type="float">
            <text:p>848659</text:p>
          </table:table-cell>
          <table:table-cell office:value-type="float" office:value="101.732" calcext:value-type="float">
            <text:p>101.732</text:p>
          </table:table-cell>
          <table:table-cell office:value-type="float" office:value="69.783" calcext:value-type="float">
            <text:p>69.783</text:p>
          </table:table-cell>
          <table:table-cell office:value-type="float" office:value="91.368" calcext:value-type="float">
            <text:p>91.368</text:p>
          </table:table-cell>
          <table:table-cell office:value-type="float" office:value="100.517" calcext:value-type="float">
            <text:p>100.517</text:p>
          </table:table-cell>
          <table:table-cell office:value-type="float" office:value="110.222" calcext:value-type="float">
            <text:p>110.222</text:p>
          </table:table-cell>
          <table:table-cell office:value-type="float" office:value="183.722" calcext:value-type="float">
            <text:p>183.72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" calcext:value-type="float">
            <text:p>20</text:p>
          </table:table-cell>
          <table:table-cell office:value-type="float" office:value="396593" calcext:value-type="float">
            <text:p>396593</text:p>
          </table:table-cell>
          <table:table-cell office:value-type="float" office:value="234724" calcext:value-type="float">
            <text:p>234724</text:p>
          </table:table-cell>
          <table:table-cell office:value-type="float" office:value="347831" calcext:value-type="float">
            <text:p>347831</text:p>
          </table:table-cell>
          <table:table-cell office:value-type="float" office:value="387299" calcext:value-type="float">
            <text:p>387299</text:p>
          </table:table-cell>
          <table:table-cell office:value-type="float" office:value="431336" calcext:value-type="float">
            <text:p>431336</text:p>
          </table:table-cell>
          <table:table-cell office:value-type="float" office:value="765231" calcext:value-type="float">
            <text:p>765231</text:p>
          </table:table-cell>
          <table:table-cell office:value-type="float" office:value="102.677" calcext:value-type="float">
            <text:p>102.677</text:p>
          </table:table-cell>
          <table:table-cell office:value-type="float" office:value="68.136" calcext:value-type="float">
            <text:p>68.136</text:p>
          </table:table-cell>
          <table:table-cell office:value-type="float" office:value="92.404" calcext:value-type="float">
            <text:p>92.404</text:p>
          </table:table-cell>
          <table:table-cell office:value-type="float" office:value="101.117" calcext:value-type="float">
            <text:p>101.117</text:p>
          </table:table-cell>
          <table:table-cell office:value-type="float" office:value="111.366" calcext:value-type="float">
            <text:p>111.366</text:p>
          </table:table-cell>
          <table:table-cell office:value-type="float" office:value="175.897" calcext:value-type="float">
            <text:p>175.89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0" calcext:value-type="float">
            <text:p>50</text:p>
          </table:table-cell>
          <table:table-cell office:value-type="float" office:value="396102" calcext:value-type="float">
            <text:p>396102</text:p>
          </table:table-cell>
          <table:table-cell office:value-type="float" office:value="243218" calcext:value-type="float">
            <text:p>243218</text:p>
          </table:table-cell>
          <table:table-cell office:value-type="float" office:value="346547" calcext:value-type="float">
            <text:p>346547</text:p>
          </table:table-cell>
          <table:table-cell office:value-type="float" office:value="388936" calcext:value-type="float">
            <text:p>388936</text:p>
          </table:table-cell>
          <table:table-cell office:value-type="float" office:value="435258" calcext:value-type="float">
            <text:p>435258</text:p>
          </table:table-cell>
          <table:table-cell office:value-type="float" office:value="769411" calcext:value-type="float">
            <text:p>769411</text:p>
          </table:table-cell>
          <table:table-cell office:value-type="float" office:value="102.005" calcext:value-type="float">
            <text:p>102.005</text:p>
          </table:table-cell>
          <table:table-cell office:value-type="float" office:value="71.106" calcext:value-type="float">
            <text:p>71.106</text:p>
          </table:table-cell>
          <table:table-cell office:value-type="float" office:value="91.822" calcext:value-type="float">
            <text:p>91.822</text:p>
          </table:table-cell>
          <table:table-cell office:value-type="float" office:value="100.794" calcext:value-type="float">
            <text:p>100.794</text:p>
          </table:table-cell>
          <table:table-cell office:value-type="float" office:value="110.248" calcext:value-type="float">
            <text:p>110.248</text:p>
          </table:table-cell>
          <table:table-cell office:value-type="float" office:value="170.4" calcext:value-type="float">
            <text:p>170.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394922" calcext:value-type="float">
            <text:p>394922</text:p>
          </table:table-cell>
          <table:table-cell office:value-type="float" office:value="253388" calcext:value-type="float">
            <text:p>253388</text:p>
          </table:table-cell>
          <table:table-cell office:value-type="float" office:value="343504" calcext:value-type="float">
            <text:p>343504</text:p>
          </table:table-cell>
          <table:table-cell office:value-type="float" office:value="387200" calcext:value-type="float">
            <text:p>387200</text:p>
          </table:table-cell>
          <table:table-cell office:value-type="float" office:value="434827" calcext:value-type="float">
            <text:p>434827</text:p>
          </table:table-cell>
          <table:table-cell office:value-type="float" office:value="1064165" calcext:value-type="float">
            <text:p>1064165</text:p>
          </table:table-cell>
          <table:table-cell office:value-type="float" office:value="101.941" calcext:value-type="float">
            <text:p>101.941</text:p>
          </table:table-cell>
          <table:table-cell office:value-type="float" office:value="70.837" calcext:value-type="float">
            <text:p>70.837</text:p>
          </table:table-cell>
          <table:table-cell office:value-type="float" office:value="91.395" calcext:value-type="float">
            <text:p>91.395</text:p>
          </table:table-cell>
          <table:table-cell office:value-type="float" office:value="100.829" calcext:value-type="float">
            <text:p>100.829</text:p>
          </table:table-cell>
          <table:table-cell office:value-type="float" office:value="110.277" calcext:value-type="float">
            <text:p>110.277</text:p>
          </table:table-cell>
          <table:table-cell office:value-type="float" office:value="202.309" calcext:value-type="float">
            <text:p>202.30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0" calcext:value-type="float">
            <text:p>200</text:p>
          </table:table-cell>
          <table:table-cell office:value-type="float" office:value="394310" calcext:value-type="float">
            <text:p>394310</text:p>
          </table:table-cell>
          <table:table-cell office:value-type="float" office:value="256816" calcext:value-type="float">
            <text:p>256816</text:p>
          </table:table-cell>
          <table:table-cell office:value-type="float" office:value="348804" calcext:value-type="float">
            <text:p>348804</text:p>
          </table:table-cell>
          <table:table-cell office:value-type="float" office:value="384779" calcext:value-type="float">
            <text:p>384779</text:p>
          </table:table-cell>
          <table:table-cell office:value-type="float" office:value="433332" calcext:value-type="float">
            <text:p>433332</text:p>
          </table:table-cell>
          <table:table-cell office:value-type="float" office:value="693293" calcext:value-type="float">
            <text:p>693293</text:p>
          </table:table-cell>
          <table:table-cell office:value-type="float" office:value="101.794" calcext:value-type="float">
            <text:p>101.794</text:p>
          </table:table-cell>
          <table:table-cell office:value-type="float" office:value="72.456" calcext:value-type="float">
            <text:p>72.456</text:p>
          </table:table-cell>
          <table:table-cell office:value-type="float" office:value="91.575" calcext:value-type="float">
            <text:p>91.575</text:p>
          </table:table-cell>
          <table:table-cell office:value-type="float" office:value="100.767" calcext:value-type="float">
            <text:p>100.767</text:p>
          </table:table-cell>
          <table:table-cell office:value-type="float" office:value="110.481" calcext:value-type="float">
            <text:p>110.481</text:p>
          </table:table-cell>
          <table:table-cell office:value-type="float" office:value="164.196" calcext:value-type="float">
            <text:p>164.19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00" calcext:value-type="float">
            <text:p>500</text:p>
          </table:table-cell>
          <table:table-cell office:value-type="float" office:value="394353" calcext:value-type="float">
            <text:p>394353</text:p>
          </table:table-cell>
          <table:table-cell office:value-type="float" office:value="255080" calcext:value-type="float">
            <text:p>255080</text:p>
          </table:table-cell>
          <table:table-cell office:value-type="float" office:value="344692" calcext:value-type="float">
            <text:p>344692</text:p>
          </table:table-cell>
          <table:table-cell office:value-type="float" office:value="386752" calcext:value-type="float">
            <text:p>386752</text:p>
          </table:table-cell>
          <table:table-cell office:value-type="float" office:value="431305" calcext:value-type="float">
            <text:p>431305</text:p>
          </table:table-cell>
          <table:table-cell office:value-type="float" office:value="709566" calcext:value-type="float">
            <text:p>709566</text:p>
          </table:table-cell>
          <table:table-cell office:value-type="float" office:value="102.017" calcext:value-type="float">
            <text:p>102.017</text:p>
          </table:table-cell>
          <table:table-cell office:value-type="float" office:value="69.019" calcext:value-type="float">
            <text:p>69.019</text:p>
          </table:table-cell>
          <table:table-cell office:value-type="float" office:value="92.275" calcext:value-type="float">
            <text:p>92.275</text:p>
          </table:table-cell>
          <table:table-cell office:value-type="float" office:value="100.416" calcext:value-type="float">
            <text:p>100.416</text:p>
          </table:table-cell>
          <table:table-cell office:value-type="float" office:value="110.408" calcext:value-type="float">
            <text:p>110.408</text:p>
          </table:table-cell>
          <table:table-cell office:value-type="float" office:value="164.698" calcext:value-type="float">
            <text:p>164.69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96230" calcext:value-type="float">
            <text:p>396230</text:p>
          </table:table-cell>
          <table:table-cell office:value-type="float" office:value="240329" calcext:value-type="float">
            <text:p>240329</text:p>
          </table:table-cell>
          <table:table-cell office:value-type="float" office:value="348393" calcext:value-type="float">
            <text:p>348393</text:p>
          </table:table-cell>
          <table:table-cell office:value-type="float" office:value="389827" calcext:value-type="float">
            <text:p>389827</text:p>
          </table:table-cell>
          <table:table-cell office:value-type="float" office:value="432497" calcext:value-type="float">
            <text:p>432497</text:p>
          </table:table-cell>
          <table:table-cell office:value-type="float" office:value="1050090" calcext:value-type="float">
            <text:p>1050090</text:p>
          </table:table-cell>
          <table:table-cell office:value-type="float" office:value="101.96" calcext:value-type="float">
            <text:p>101.96</text:p>
          </table:table-cell>
          <table:table-cell office:value-type="float" office:value="70.336" calcext:value-type="float">
            <text:p>70.336</text:p>
          </table:table-cell>
          <table:table-cell office:value-type="float" office:value="92.096" calcext:value-type="float">
            <text:p>92.096</text:p>
          </table:table-cell>
          <table:table-cell office:value-type="float" office:value="100.571" calcext:value-type="float">
            <text:p>100.571</text:p>
          </table:table-cell>
          <table:table-cell office:value-type="float" office:value="109.616" calcext:value-type="float">
            <text:p>109.616</text:p>
          </table:table-cell>
          <table:table-cell office:value-type="float" office:value="214.144" calcext:value-type="float">
            <text:p>214.144</text:p>
          </table:table-cell>
        </table:table-row>
      </table:table>
      <table:table table:name="Average Evaluations" table:style-name="ta1">
        <office:forms form:automatic-focus="false" form:apply-design-mode="false"/>
        <table:table-column table:style-name="co12" table:default-cell-style-name="Default"/>
        <table:table-column table:style-name="co12" table:number-columns-repeated="15" table:default-cell-style-name="ce1"/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Data.C2]" office:value-type="float" office:value="599715" calcext:value-type="float">
            <text:p>599715</text:p>
          </table:table-cell>
          <table:table-cell table:formula="of:=[Data.C27]" office:value-type="float" office:value="601187" calcext:value-type="float">
            <text:p>601187</text:p>
          </table:table-cell>
          <table:table-cell table:formula="of:=[Data.C52]" office:value-type="float" office:value="612331" calcext:value-type="float">
            <text:p>612331</text:p>
          </table:table-cell>
          <table:table-cell table:formula="of:=[Data.C77]" office:value-type="float" office:value="590434" calcext:value-type="float">
            <text:p>590434</text:p>
          </table:table-cell>
          <table:table-cell table:formula="of:=[Data.C102]" office:value-type="float" office:value="546279" calcext:value-type="float">
            <text:p>546279</text:p>
          </table:table-cell>
          <table:table-cell table:formula="of:=[Data.C127]" office:value-type="float" office:value="509281" calcext:value-type="float">
            <text:p>509281</text:p>
          </table:table-cell>
          <table:table-cell table:formula="of:=[Data.C152]" office:value-type="float" office:value="468358" calcext:value-type="float">
            <text:p>468358</text:p>
          </table:table-cell>
          <table:table-cell table:formula="of:=[Data.C177]" office:value-type="float" office:value="432791" calcext:value-type="float">
            <text:p>432791</text:p>
          </table:table-cell>
          <table:table-cell table:formula="of:=[Data.C202]" office:value-type="float" office:value="392122" calcext:value-type="float">
            <text:p>392122</text:p>
          </table:table-cell>
          <table:table-cell table:formula="of:=[Data.C227]" office:value-type="float" office:value="370645" calcext:value-type="float">
            <text:p>370645</text:p>
          </table:table-cell>
          <table:table-cell table:formula="of:=[Data.C252]" office:value-type="float" office:value="370224" calcext:value-type="float">
            <text:p>370224</text:p>
          </table:table-cell>
          <table:table-cell table:formula="of:=[Data.C277]" office:value-type="float" office:value="374611" calcext:value-type="float">
            <text:p>374611</text:p>
          </table:table-cell>
          <table:table-cell table:formula="of:=[Data.C302]" office:value-type="float" office:value="384692" calcext:value-type="float">
            <text:p>384692</text:p>
          </table:table-cell>
          <table:table-cell table:formula="of:=[Data.C327]" office:value-type="float" office:value="393820" calcext:value-type="float">
            <text:p>393820</text:p>
          </table:table-cell>
          <table:table-cell table:formula="of:=[Data.C352]" office:value-type="float" office:value="395444" calcext:value-type="float">
            <text:p>39544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Data.C3]" office:value-type="float" office:value="602877" calcext:value-type="float">
            <text:p>602877</text:p>
          </table:table-cell>
          <table:table-cell table:formula="of:=[Data.C28]" office:value-type="float" office:value="588020" calcext:value-type="float">
            <text:p>588020</text:p>
          </table:table-cell>
          <table:table-cell table:formula="of:=[Data.C53]" office:value-type="float" office:value="525406" calcext:value-type="float">
            <text:p>525406</text:p>
          </table:table-cell>
          <table:table-cell table:formula="of:=[Data.C78]" office:value-type="float" office:value="492100" calcext:value-type="float">
            <text:p>492100</text:p>
          </table:table-cell>
          <table:table-cell table:formula="of:=[Data.C103]" office:value-type="float" office:value="465197" calcext:value-type="float">
            <text:p>465197</text:p>
          </table:table-cell>
          <table:table-cell table:formula="of:=[Data.C128]" office:value-type="float" office:value="447510" calcext:value-type="float">
            <text:p>447510</text:p>
          </table:table-cell>
          <table:table-cell table:formula="of:=[Data.C153]" office:value-type="float" office:value="426737" calcext:value-type="float">
            <text:p>426737</text:p>
          </table:table-cell>
          <table:table-cell table:formula="of:=[Data.C178]" office:value-type="float" office:value="395077" calcext:value-type="float">
            <text:p>395077</text:p>
          </table:table-cell>
          <table:table-cell table:formula="of:=[Data.C203]" office:value-type="float" office:value="379678" calcext:value-type="float">
            <text:p>379678</text:p>
          </table:table-cell>
          <table:table-cell table:formula="of:=[Data.C228]" office:value-type="float" office:value="369890" calcext:value-type="float">
            <text:p>369890</text:p>
          </table:table-cell>
          <table:table-cell table:formula="of:=[Data.C253]" office:value-type="float" office:value="367324" calcext:value-type="float">
            <text:p>367324</text:p>
          </table:table-cell>
          <table:table-cell table:formula="of:=[Data.C278]" office:value-type="float" office:value="373526" calcext:value-type="float">
            <text:p>373526</text:p>
          </table:table-cell>
          <table:table-cell table:formula="of:=[Data.C303]" office:value-type="float" office:value="384563" calcext:value-type="float">
            <text:p>384563</text:p>
          </table:table-cell>
          <table:table-cell table:formula="of:=[Data.C328]" office:value-type="float" office:value="394416" calcext:value-type="float">
            <text:p>394416</text:p>
          </table:table-cell>
          <table:table-cell table:formula="of:=[Data.C353]" office:value-type="float" office:value="392506" calcext:value-type="float">
            <text:p>39250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Data.C4]" office:value-type="float" office:value="586171" calcext:value-type="float">
            <text:p>586171</text:p>
          </table:table-cell>
          <table:table-cell table:formula="of:=[Data.C29]" office:value-type="float" office:value="497665" calcext:value-type="float">
            <text:p>497665</text:p>
          </table:table-cell>
          <table:table-cell table:formula="of:=[Data.C54]" office:value-type="float" office:value="475628" calcext:value-type="float">
            <text:p>475628</text:p>
          </table:table-cell>
          <table:table-cell table:formula="of:=[Data.C79]" office:value-type="float" office:value="460052" calcext:value-type="float">
            <text:p>460052</text:p>
          </table:table-cell>
          <table:table-cell table:formula="of:=[Data.C104]" office:value-type="float" office:value="436063" calcext:value-type="float">
            <text:p>436063</text:p>
          </table:table-cell>
          <table:table-cell table:formula="of:=[Data.C129]" office:value-type="float" office:value="424860" calcext:value-type="float">
            <text:p>424860</text:p>
          </table:table-cell>
          <table:table-cell table:formula="of:=[Data.C154]" office:value-type="float" office:value="411005" calcext:value-type="float">
            <text:p>411005</text:p>
          </table:table-cell>
          <table:table-cell table:formula="of:=[Data.C179]" office:value-type="float" office:value="385980" calcext:value-type="float">
            <text:p>385980</text:p>
          </table:table-cell>
          <table:table-cell table:formula="of:=[Data.C204]" office:value-type="float" office:value="371607" calcext:value-type="float">
            <text:p>371607</text:p>
          </table:table-cell>
          <table:table-cell table:formula="of:=[Data.C229]" office:value-type="float" office:value="368679" calcext:value-type="float">
            <text:p>368679</text:p>
          </table:table-cell>
          <table:table-cell table:formula="of:=[Data.C254]" office:value-type="float" office:value="368917" calcext:value-type="float">
            <text:p>368917</text:p>
          </table:table-cell>
          <table:table-cell table:formula="of:=[Data.C279]" office:value-type="float" office:value="374266" calcext:value-type="float">
            <text:p>374266</text:p>
          </table:table-cell>
          <table:table-cell table:formula="of:=[Data.C304]" office:value-type="float" office:value="380135" calcext:value-type="float">
            <text:p>380135</text:p>
          </table:table-cell>
          <table:table-cell table:formula="of:=[Data.C329]" office:value-type="float" office:value="390315" calcext:value-type="float">
            <text:p>390315</text:p>
          </table:table-cell>
          <table:table-cell table:formula="of:=[Data.C354]" office:value-type="float" office:value="394285" calcext:value-type="float">
            <text:p>39428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Data.C5]" office:value-type="float" office:value="438995" calcext:value-type="float">
            <text:p>438995</text:p>
          </table:table-cell>
          <table:table-cell table:formula="of:=[Data.C30]" office:value-type="float" office:value="426017" calcext:value-type="float">
            <text:p>426017</text:p>
          </table:table-cell>
          <table:table-cell table:formula="of:=[Data.C55]" office:value-type="float" office:value="419307" calcext:value-type="float">
            <text:p>419307</text:p>
          </table:table-cell>
          <table:table-cell table:formula="of:=[Data.C80]" office:value-type="float" office:value="409351" calcext:value-type="float">
            <text:p>409351</text:p>
          </table:table-cell>
          <table:table-cell table:formula="of:=[Data.C105]" office:value-type="float" office:value="398064" calcext:value-type="float">
            <text:p>398064</text:p>
          </table:table-cell>
          <table:table-cell table:formula="of:=[Data.C130]" office:value-type="float" office:value="394404" calcext:value-type="float">
            <text:p>394404</text:p>
          </table:table-cell>
          <table:table-cell table:formula="of:=[Data.C155]" office:value-type="float" office:value="384300" calcext:value-type="float">
            <text:p>384300</text:p>
          </table:table-cell>
          <table:table-cell table:formula="of:=[Data.C180]" office:value-type="float" office:value="373347" calcext:value-type="float">
            <text:p>373347</text:p>
          </table:table-cell>
          <table:table-cell table:formula="of:=[Data.C205]" office:value-type="float" office:value="370704" calcext:value-type="float">
            <text:p>370704</text:p>
          </table:table-cell>
          <table:table-cell table:formula="of:=[Data.C230]" office:value-type="float" office:value="366304" calcext:value-type="float">
            <text:p>366304</text:p>
          </table:table-cell>
          <table:table-cell table:formula="of:=[Data.C255]" office:value-type="float" office:value="368896" calcext:value-type="float">
            <text:p>368896</text:p>
          </table:table-cell>
          <table:table-cell table:formula="of:=[Data.C280]" office:value-type="float" office:value="374442" calcext:value-type="float">
            <text:p>374442</text:p>
          </table:table-cell>
          <table:table-cell table:formula="of:=[Data.C305]" office:value-type="float" office:value="382327" calcext:value-type="float">
            <text:p>382327</text:p>
          </table:table-cell>
          <table:table-cell table:formula="of:=[Data.C330]" office:value-type="float" office:value="395459" calcext:value-type="float">
            <text:p>395459</text:p>
          </table:table-cell>
          <table:table-cell table:formula="of:=[Data.C355]" office:value-type="float" office:value="391932" calcext:value-type="float">
            <text:p>39193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[Data.C6]" office:value-type="float" office:value="421917" calcext:value-type="float">
            <text:p>421917</text:p>
          </table:table-cell>
          <table:table-cell table:formula="of:=[Data.C31]" office:value-type="float" office:value="409609" calcext:value-type="float">
            <text:p>409609</text:p>
          </table:table-cell>
          <table:table-cell table:formula="of:=[Data.C56]" office:value-type="float" office:value="400967" calcext:value-type="float">
            <text:p>400967</text:p>
          </table:table-cell>
          <table:table-cell table:formula="of:=[Data.C81]" office:value-type="float" office:value="394541" calcext:value-type="float">
            <text:p>394541</text:p>
          </table:table-cell>
          <table:table-cell table:formula="of:=[Data.C106]" office:value-type="float" office:value="392395" calcext:value-type="float">
            <text:p>392395</text:p>
          </table:table-cell>
          <table:table-cell table:formula="of:=[Data.C131]" office:value-type="float" office:value="383212" calcext:value-type="float">
            <text:p>383212</text:p>
          </table:table-cell>
          <table:table-cell table:formula="of:=[Data.C156]" office:value-type="float" office:value="379693" calcext:value-type="float">
            <text:p>379693</text:p>
          </table:table-cell>
          <table:table-cell table:formula="of:=[Data.C181]" office:value-type="float" office:value="369208" calcext:value-type="float">
            <text:p>369208</text:p>
          </table:table-cell>
          <table:table-cell table:formula="of:=[Data.C206]" office:value-type="float" office:value="369144" calcext:value-type="float">
            <text:p>369144</text:p>
          </table:table-cell>
          <table:table-cell table:formula="of:=[Data.C231]" office:value-type="float" office:value="367353" calcext:value-type="float">
            <text:p>367353</text:p>
          </table:table-cell>
          <table:table-cell table:formula="of:=[Data.C256]" office:value-type="float" office:value="367276" calcext:value-type="float">
            <text:p>367276</text:p>
          </table:table-cell>
          <table:table-cell table:formula="of:=[Data.C281]" office:value-type="float" office:value="373264" calcext:value-type="float">
            <text:p>373264</text:p>
          </table:table-cell>
          <table:table-cell table:formula="of:=[Data.C306]" office:value-type="float" office:value="385780" calcext:value-type="float">
            <text:p>385780</text:p>
          </table:table-cell>
          <table:table-cell table:formula="of:=[Data.C331]" office:value-type="float" office:value="392480" calcext:value-type="float">
            <text:p>392480</text:p>
          </table:table-cell>
          <table:table-cell table:formula="of:=[Data.C356]" office:value-type="float" office:value="400965" calcext:value-type="float">
            <text:p>4009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Data.C7]" office:value-type="float" office:value="410286" calcext:value-type="float">
            <text:p>410286</text:p>
          </table:table-cell>
          <table:table-cell table:formula="of:=[Data.C32]" office:value-type="float" office:value="398335" calcext:value-type="float">
            <text:p>398335</text:p>
          </table:table-cell>
          <table:table-cell table:formula="of:=[Data.C57]" office:value-type="float" office:value="398696" calcext:value-type="float">
            <text:p>398696</text:p>
          </table:table-cell>
          <table:table-cell table:formula="of:=[Data.C82]" office:value-type="float" office:value="391582" calcext:value-type="float">
            <text:p>391582</text:p>
          </table:table-cell>
          <table:table-cell table:formula="of:=[Data.C107]" office:value-type="float" office:value="382976" calcext:value-type="float">
            <text:p>382976</text:p>
          </table:table-cell>
          <table:table-cell table:formula="of:=[Data.C132]" office:value-type="float" office:value="376700" calcext:value-type="float">
            <text:p>376700</text:p>
          </table:table-cell>
          <table:table-cell table:formula="of:=[Data.C157]" office:value-type="float" office:value="374192" calcext:value-type="float">
            <text:p>374192</text:p>
          </table:table-cell>
          <table:table-cell table:formula="of:=[Data.C182]" office:value-type="float" office:value="367391" calcext:value-type="float">
            <text:p>367391</text:p>
          </table:table-cell>
          <table:table-cell table:formula="of:=[Data.C207]" office:value-type="float" office:value="370063" calcext:value-type="float">
            <text:p>370063</text:p>
          </table:table-cell>
          <table:table-cell table:formula="of:=[Data.C232]" office:value-type="float" office:value="367874" calcext:value-type="float">
            <text:p>367874</text:p>
          </table:table-cell>
          <table:table-cell table:formula="of:=[Data.C257]" office:value-type="float" office:value="368382" calcext:value-type="float">
            <text:p>368382</text:p>
          </table:table-cell>
          <table:table-cell table:formula="of:=[Data.C282]" office:value-type="float" office:value="372449" calcext:value-type="float">
            <text:p>372449</text:p>
          </table:table-cell>
          <table:table-cell table:formula="of:=[Data.C307]" office:value-type="float" office:value="383586" calcext:value-type="float">
            <text:p>383586</text:p>
          </table:table-cell>
          <table:table-cell table:formula="of:=[Data.C332]" office:value-type="float" office:value="393365" calcext:value-type="float">
            <text:p>393365</text:p>
          </table:table-cell>
          <table:table-cell table:formula="of:=[Data.C357]" office:value-type="float" office:value="393265" calcext:value-type="float">
            <text:p>39326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[Data.C8]" office:value-type="float" office:value="404433" calcext:value-type="float">
            <text:p>404433</text:p>
          </table:table-cell>
          <table:table-cell table:formula="of:=[Data.C33]" office:value-type="float" office:value="396839" calcext:value-type="float">
            <text:p>396839</text:p>
          </table:table-cell>
          <table:table-cell table:formula="of:=[Data.C58]" office:value-type="float" office:value="389470" calcext:value-type="float">
            <text:p>389470</text:p>
          </table:table-cell>
          <table:table-cell table:formula="of:=[Data.C83]" office:value-type="float" office:value="386286" calcext:value-type="float">
            <text:p>386286</text:p>
          </table:table-cell>
          <table:table-cell table:formula="of:=[Data.C108]" office:value-type="float" office:value="381966" calcext:value-type="float">
            <text:p>381966</text:p>
          </table:table-cell>
          <table:table-cell table:formula="of:=[Data.C133]" office:value-type="float" office:value="376096" calcext:value-type="float">
            <text:p>376096</text:p>
          </table:table-cell>
          <table:table-cell table:formula="of:=[Data.C158]" office:value-type="float" office:value="374497" calcext:value-type="float">
            <text:p>374497</text:p>
          </table:table-cell>
          <table:table-cell table:formula="of:=[Data.C183]" office:value-type="float" office:value="368254" calcext:value-type="float">
            <text:p>368254</text:p>
          </table:table-cell>
          <table:table-cell table:formula="of:=[Data.C208]" office:value-type="float" office:value="370438" calcext:value-type="float">
            <text:p>370438</text:p>
          </table:table-cell>
          <table:table-cell table:formula="of:=[Data.C233]" office:value-type="float" office:value="366849" calcext:value-type="float">
            <text:p>366849</text:p>
          </table:table-cell>
          <table:table-cell table:formula="of:=[Data.C258]" office:value-type="float" office:value="369036" calcext:value-type="float">
            <text:p>369036</text:p>
          </table:table-cell>
          <table:table-cell table:formula="of:=[Data.C283]" office:value-type="float" office:value="371176" calcext:value-type="float">
            <text:p>371176</text:p>
          </table:table-cell>
          <table:table-cell table:formula="of:=[Data.C308]" office:value-type="float" office:value="383852" calcext:value-type="float">
            <text:p>383852</text:p>
          </table:table-cell>
          <table:table-cell table:formula="of:=[Data.C333]" office:value-type="float" office:value="394509" calcext:value-type="float">
            <text:p>394509</text:p>
          </table:table-cell>
          <table:table-cell table:formula="of:=[Data.C358]" office:value-type="float" office:value="396391" calcext:value-type="float">
            <text:p>39639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Data.C9]" office:value-type="float" office:value="394599" calcext:value-type="float">
            <text:p>394599</text:p>
          </table:table-cell>
          <table:table-cell table:formula="of:=[Data.C34]" office:value-type="float" office:value="389364" calcext:value-type="float">
            <text:p>389364</text:p>
          </table:table-cell>
          <table:table-cell table:formula="of:=[Data.C59]" office:value-type="float" office:value="383838" calcext:value-type="float">
            <text:p>383838</text:p>
          </table:table-cell>
          <table:table-cell table:formula="of:=[Data.C84]" office:value-type="float" office:value="381678" calcext:value-type="float">
            <text:p>381678</text:p>
          </table:table-cell>
          <table:table-cell table:formula="of:=[Data.C109]" office:value-type="float" office:value="379252" calcext:value-type="float">
            <text:p>379252</text:p>
          </table:table-cell>
          <table:table-cell table:formula="of:=[Data.C134]" office:value-type="float" office:value="375604" calcext:value-type="float">
            <text:p>375604</text:p>
          </table:table-cell>
          <table:table-cell table:formula="of:=[Data.C159]" office:value-type="float" office:value="369368" calcext:value-type="float">
            <text:p>369368</text:p>
          </table:table-cell>
          <table:table-cell table:formula="of:=[Data.C184]" office:value-type="float" office:value="369188" calcext:value-type="float">
            <text:p>369188</text:p>
          </table:table-cell>
          <table:table-cell table:formula="of:=[Data.C209]" office:value-type="float" office:value="369263" calcext:value-type="float">
            <text:p>369263</text:p>
          </table:table-cell>
          <table:table-cell table:formula="of:=[Data.C234]" office:value-type="float" office:value="368253" calcext:value-type="float">
            <text:p>368253</text:p>
          </table:table-cell>
          <table:table-cell table:formula="of:=[Data.C259]" office:value-type="float" office:value="369125" calcext:value-type="float">
            <text:p>369125</text:p>
          </table:table-cell>
          <table:table-cell table:formula="of:=[Data.C284]" office:value-type="float" office:value="373249" calcext:value-type="float">
            <text:p>373249</text:p>
          </table:table-cell>
          <table:table-cell table:formula="of:=[Data.C309]" office:value-type="float" office:value="384698" calcext:value-type="float">
            <text:p>384698</text:p>
          </table:table-cell>
          <table:table-cell table:formula="of:=[Data.C334]" office:value-type="float" office:value="388049" calcext:value-type="float">
            <text:p>388049</text:p>
          </table:table-cell>
          <table:table-cell table:formula="of:=[Data.C359]" office:value-type="float" office:value="391837" calcext:value-type="float">
            <text:p>391837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formula="of:=[Data.C10]" office:value-type="float" office:value="391821" calcext:value-type="float">
            <text:p>391821</text:p>
          </table:table-cell>
          <table:table-cell table:formula="of:=[Data.C35]" office:value-type="float" office:value="394969" calcext:value-type="float">
            <text:p>394969</text:p>
          </table:table-cell>
          <table:table-cell table:formula="of:=[Data.C60]" office:value-type="float" office:value="385972" calcext:value-type="float">
            <text:p>385972</text:p>
          </table:table-cell>
          <table:table-cell table:formula="of:=[Data.C85]" office:value-type="float" office:value="379574" calcext:value-type="float">
            <text:p>379574</text:p>
          </table:table-cell>
          <table:table-cell table:formula="of:=[Data.C110]" office:value-type="float" office:value="378219" calcext:value-type="float">
            <text:p>378219</text:p>
          </table:table-cell>
          <table:table-cell table:formula="of:=[Data.C135]" office:value-type="float" office:value="372333" calcext:value-type="float">
            <text:p>372333</text:p>
          </table:table-cell>
          <table:table-cell table:formula="of:=[Data.C160]" office:value-type="float" office:value="369860" calcext:value-type="float">
            <text:p>369860</text:p>
          </table:table-cell>
          <table:table-cell table:formula="of:=[Data.C185]" office:value-type="float" office:value="365138" calcext:value-type="float">
            <text:p>365138</text:p>
          </table:table-cell>
          <table:table-cell table:formula="of:=[Data.C210]" office:value-type="float" office:value="370065" calcext:value-type="float">
            <text:p>370065</text:p>
          </table:table-cell>
          <table:table-cell table:formula="of:=[Data.C235]" office:value-type="float" office:value="367218" calcext:value-type="float">
            <text:p>367218</text:p>
          </table:table-cell>
          <table:table-cell table:formula="of:=[Data.C260]" office:value-type="float" office:value="367993" calcext:value-type="float">
            <text:p>367993</text:p>
          </table:table-cell>
          <table:table-cell table:formula="of:=[Data.C285]" office:value-type="float" office:value="377034" calcext:value-type="float">
            <text:p>377034</text:p>
          </table:table-cell>
          <table:table-cell table:formula="of:=[Data.C310]" office:value-type="float" office:value="386359" calcext:value-type="float">
            <text:p>386359</text:p>
          </table:table-cell>
          <table:table-cell table:formula="of:=[Data.C335]" office:value-type="float" office:value="390202" calcext:value-type="float">
            <text:p>390202</text:p>
          </table:table-cell>
          <table:table-cell table:formula="of:=[Data.C360]" office:value-type="float" office:value="394549" calcext:value-type="float">
            <text:p>3945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Data.C11]" office:value-type="float" office:value="388432" calcext:value-type="float">
            <text:p>388432</text:p>
          </table:table-cell>
          <table:table-cell table:formula="of:=[Data.C36]" office:value-type="float" office:value="384701" calcext:value-type="float">
            <text:p>384701</text:p>
          </table:table-cell>
          <table:table-cell table:formula="of:=[Data.C61]" office:value-type="float" office:value="380492" calcext:value-type="float">
            <text:p>380492</text:p>
          </table:table-cell>
          <table:table-cell table:formula="of:=[Data.C86]" office:value-type="float" office:value="378116" calcext:value-type="float">
            <text:p>378116</text:p>
          </table:table-cell>
          <table:table-cell table:formula="of:=[Data.C111]" office:value-type="float" office:value="378198" calcext:value-type="float">
            <text:p>378198</text:p>
          </table:table-cell>
          <table:table-cell table:formula="of:=[Data.C136]" office:value-type="float" office:value="375579" calcext:value-type="float">
            <text:p>375579</text:p>
          </table:table-cell>
          <table:table-cell table:formula="of:=[Data.C161]" office:value-type="float" office:value="370833" calcext:value-type="float">
            <text:p>370833</text:p>
          </table:table-cell>
          <table:table-cell table:formula="of:=[Data.C186]" office:value-type="float" office:value="370459" calcext:value-type="float">
            <text:p>370459</text:p>
          </table:table-cell>
          <table:table-cell table:formula="of:=[Data.C211]" office:value-type="float" office:value="366064" calcext:value-type="float">
            <text:p>366064</text:p>
          </table:table-cell>
          <table:table-cell table:formula="of:=[Data.C236]" office:value-type="float" office:value="371535" calcext:value-type="float">
            <text:p>371535</text:p>
          </table:table-cell>
          <table:table-cell table:formula="of:=[Data.C261]" office:value-type="float" office:value="371342" calcext:value-type="float">
            <text:p>371342</text:p>
          </table:table-cell>
          <table:table-cell table:formula="of:=[Data.C286]" office:value-type="float" office:value="373669" calcext:value-type="float">
            <text:p>373669</text:p>
          </table:table-cell>
          <table:table-cell table:formula="of:=[Data.C311]" office:value-type="float" office:value="383946" calcext:value-type="float">
            <text:p>383946</text:p>
          </table:table-cell>
          <table:table-cell table:formula="of:=[Data.C336]" office:value-type="float" office:value="394548" calcext:value-type="float">
            <text:p>394548</text:p>
          </table:table-cell>
          <table:table-cell table:formula="of:=[Data.C361]" office:value-type="float" office:value="399807" calcext:value-type="float">
            <text:p>39980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Data.C12]" office:value-type="float" office:value="387949" calcext:value-type="float">
            <text:p>387949</text:p>
          </table:table-cell>
          <table:table-cell table:formula="of:=[Data.C37]" office:value-type="float" office:value="380682" calcext:value-type="float">
            <text:p>380682</text:p>
          </table:table-cell>
          <table:table-cell table:formula="of:=[Data.C62]" office:value-type="float" office:value="382635" calcext:value-type="float">
            <text:p>382635</text:p>
          </table:table-cell>
          <table:table-cell table:formula="of:=[Data.C87]" office:value-type="float" office:value="377660" calcext:value-type="float">
            <text:p>377660</text:p>
          </table:table-cell>
          <table:table-cell table:formula="of:=[Data.C112]" office:value-type="float" office:value="375395" calcext:value-type="float">
            <text:p>375395</text:p>
          </table:table-cell>
          <table:table-cell table:formula="of:=[Data.C137]" office:value-type="float" office:value="375550" calcext:value-type="float">
            <text:p>375550</text:p>
          </table:table-cell>
          <table:table-cell table:formula="of:=[Data.C162]" office:value-type="float" office:value="371443" calcext:value-type="float">
            <text:p>371443</text:p>
          </table:table-cell>
          <table:table-cell table:formula="of:=[Data.C187]" office:value-type="float" office:value="371464" calcext:value-type="float">
            <text:p>371464</text:p>
          </table:table-cell>
          <table:table-cell table:formula="of:=[Data.C212]" office:value-type="float" office:value="369714" calcext:value-type="float">
            <text:p>369714</text:p>
          </table:table-cell>
          <table:table-cell table:formula="of:=[Data.C237]" office:value-type="float" office:value="371464" calcext:value-type="float">
            <text:p>371464</text:p>
          </table:table-cell>
          <table:table-cell table:formula="of:=[Data.C262]" office:value-type="float" office:value="373510" calcext:value-type="float">
            <text:p>373510</text:p>
          </table:table-cell>
          <table:table-cell table:formula="of:=[Data.C287]" office:value-type="float" office:value="376055" calcext:value-type="float">
            <text:p>376055</text:p>
          </table:table-cell>
          <table:table-cell table:formula="of:=[Data.C312]" office:value-type="float" office:value="386263" calcext:value-type="float">
            <text:p>386263</text:p>
          </table:table-cell>
          <table:table-cell table:formula="of:=[Data.C337]" office:value-type="float" office:value="390889" calcext:value-type="float">
            <text:p>390889</text:p>
          </table:table-cell>
          <table:table-cell table:formula="of:=[Data.C362]" office:value-type="float" office:value="393305" calcext:value-type="float">
            <text:p>3933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Data.C13]" office:value-type="float" office:value="385320" calcext:value-type="float">
            <text:p>385320</text:p>
          </table:table-cell>
          <table:table-cell table:formula="of:=[Data.C38]" office:value-type="float" office:value="383413" calcext:value-type="float">
            <text:p>383413</text:p>
          </table:table-cell>
          <table:table-cell table:formula="of:=[Data.C63]" office:value-type="float" office:value="377865" calcext:value-type="float">
            <text:p>377865</text:p>
          </table:table-cell>
          <table:table-cell table:formula="of:=[Data.C88]" office:value-type="float" office:value="377116" calcext:value-type="float">
            <text:p>377116</text:p>
          </table:table-cell>
          <table:table-cell table:formula="of:=[Data.C113]" office:value-type="float" office:value="378386" calcext:value-type="float">
            <text:p>378386</text:p>
          </table:table-cell>
          <table:table-cell table:formula="of:=[Data.C138]" office:value-type="float" office:value="372312" calcext:value-type="float">
            <text:p>372312</text:p>
          </table:table-cell>
          <table:table-cell table:formula="of:=[Data.C163]" office:value-type="float" office:value="372619" calcext:value-type="float">
            <text:p>372619</text:p>
          </table:table-cell>
          <table:table-cell table:formula="of:=[Data.C188]" office:value-type="float" office:value="367970" calcext:value-type="float">
            <text:p>367970</text:p>
          </table:table-cell>
          <table:table-cell table:formula="of:=[Data.C213]" office:value-type="float" office:value="371216" calcext:value-type="float">
            <text:p>371216</text:p>
          </table:table-cell>
          <table:table-cell table:formula="of:=[Data.C238]" office:value-type="float" office:value="370568" calcext:value-type="float">
            <text:p>370568</text:p>
          </table:table-cell>
          <table:table-cell table:formula="of:=[Data.C263]" office:value-type="float" office:value="374612" calcext:value-type="float">
            <text:p>374612</text:p>
          </table:table-cell>
          <table:table-cell table:formula="of:=[Data.C288]" office:value-type="float" office:value="376414" calcext:value-type="float">
            <text:p>376414</text:p>
          </table:table-cell>
          <table:table-cell table:formula="of:=[Data.C313]" office:value-type="float" office:value="388025" calcext:value-type="float">
            <text:p>388025</text:p>
          </table:table-cell>
          <table:table-cell table:formula="of:=[Data.C338]" office:value-type="float" office:value="391185" calcext:value-type="float">
            <text:p>391185</text:p>
          </table:table-cell>
          <table:table-cell table:formula="of:=[Data.C363]" office:value-type="float" office:value="393437" calcext:value-type="float">
            <text:p>39343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Data.C14]" office:value-type="float" office:value="383966" calcext:value-type="float">
            <text:p>383966</text:p>
          </table:table-cell>
          <table:table-cell table:formula="of:=[Data.C39]" office:value-type="float" office:value="380737" calcext:value-type="float">
            <text:p>380737</text:p>
          </table:table-cell>
          <table:table-cell table:formula="of:=[Data.C64]" office:value-type="float" office:value="378483" calcext:value-type="float">
            <text:p>378483</text:p>
          </table:table-cell>
          <table:table-cell table:formula="of:=[Data.C89]" office:value-type="float" office:value="374686" calcext:value-type="float">
            <text:p>374686</text:p>
          </table:table-cell>
          <table:table-cell table:formula="of:=[Data.C114]" office:value-type="float" office:value="376235" calcext:value-type="float">
            <text:p>376235</text:p>
          </table:table-cell>
          <table:table-cell table:formula="of:=[Data.C139]" office:value-type="float" office:value="372919" calcext:value-type="float">
            <text:p>372919</text:p>
          </table:table-cell>
          <table:table-cell table:formula="of:=[Data.C164]" office:value-type="float" office:value="375539" calcext:value-type="float">
            <text:p>375539</text:p>
          </table:table-cell>
          <table:table-cell table:formula="of:=[Data.C189]" office:value-type="float" office:value="369049" calcext:value-type="float">
            <text:p>369049</text:p>
          </table:table-cell>
          <table:table-cell table:formula="of:=[Data.C214]" office:value-type="float" office:value="372293" calcext:value-type="float">
            <text:p>372293</text:p>
          </table:table-cell>
          <table:table-cell table:formula="of:=[Data.C239]" office:value-type="float" office:value="373667" calcext:value-type="float">
            <text:p>373667</text:p>
          </table:table-cell>
          <table:table-cell table:formula="of:=[Data.C264]" office:value-type="float" office:value="374394" calcext:value-type="float">
            <text:p>374394</text:p>
          </table:table-cell>
          <table:table-cell table:formula="of:=[Data.C289]" office:value-type="float" office:value="372136" calcext:value-type="float">
            <text:p>372136</text:p>
          </table:table-cell>
          <table:table-cell table:formula="of:=[Data.C314]" office:value-type="float" office:value="385506" calcext:value-type="float">
            <text:p>385506</text:p>
          </table:table-cell>
          <table:table-cell table:formula="of:=[Data.C339]" office:value-type="float" office:value="392874" calcext:value-type="float">
            <text:p>392874</text:p>
          </table:table-cell>
          <table:table-cell table:formula="of:=[Data.C364]" office:value-type="float" office:value="396034" calcext:value-type="float">
            <text:p>396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Data.C15]" office:value-type="float" office:value="384591" calcext:value-type="float">
            <text:p>384591</text:p>
          </table:table-cell>
          <table:table-cell table:formula="of:=[Data.C40]" office:value-type="float" office:value="380628" calcext:value-type="float">
            <text:p>380628</text:p>
          </table:table-cell>
          <table:table-cell table:formula="of:=[Data.C65]" office:value-type="float" office:value="376238" calcext:value-type="float">
            <text:p>376238</text:p>
          </table:table-cell>
          <table:table-cell table:formula="of:=[Data.C90]" office:value-type="float" office:value="375590" calcext:value-type="float">
            <text:p>375590</text:p>
          </table:table-cell>
          <table:table-cell table:formula="of:=[Data.C115]" office:value-type="float" office:value="375386" calcext:value-type="float">
            <text:p>375386</text:p>
          </table:table-cell>
          <table:table-cell table:formula="of:=[Data.C140]" office:value-type="float" office:value="370553" calcext:value-type="float">
            <text:p>370553</text:p>
          </table:table-cell>
          <table:table-cell table:formula="of:=[Data.C165]" office:value-type="float" office:value="370451" calcext:value-type="float">
            <text:p>370451</text:p>
          </table:table-cell>
          <table:table-cell table:formula="of:=[Data.C190]" office:value-type="float" office:value="368663" calcext:value-type="float">
            <text:p>368663</text:p>
          </table:table-cell>
          <table:table-cell table:formula="of:=[Data.C215]" office:value-type="float" office:value="371902" calcext:value-type="float">
            <text:p>371902</text:p>
          </table:table-cell>
          <table:table-cell table:formula="of:=[Data.C240]" office:value-type="float" office:value="371925" calcext:value-type="float">
            <text:p>371925</text:p>
          </table:table-cell>
          <table:table-cell table:formula="of:=[Data.C265]" office:value-type="float" office:value="372201" calcext:value-type="float">
            <text:p>372201</text:p>
          </table:table-cell>
          <table:table-cell table:formula="of:=[Data.C290]" office:value-type="float" office:value="374896" calcext:value-type="float">
            <text:p>374896</text:p>
          </table:table-cell>
          <table:table-cell table:formula="of:=[Data.C315]" office:value-type="float" office:value="381888" calcext:value-type="float">
            <text:p>381888</text:p>
          </table:table-cell>
          <table:table-cell table:formula="of:=[Data.C340]" office:value-type="float" office:value="396003" calcext:value-type="float">
            <text:p>396003</text:p>
          </table:table-cell>
          <table:table-cell table:formula="of:=[Data.C365]" office:value-type="float" office:value="396120" calcext:value-type="float">
            <text:p>396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Data.C16]" office:value-type="float" office:value="385763" calcext:value-type="float">
            <text:p>385763</text:p>
          </table:table-cell>
          <table:table-cell table:formula="of:=[Data.C41]" office:value-type="float" office:value="379325" calcext:value-type="float">
            <text:p>379325</text:p>
          </table:table-cell>
          <table:table-cell table:formula="of:=[Data.C66]" office:value-type="float" office:value="374156" calcext:value-type="float">
            <text:p>374156</text:p>
          </table:table-cell>
          <table:table-cell table:formula="of:=[Data.C91]" office:value-type="float" office:value="376626" calcext:value-type="float">
            <text:p>376626</text:p>
          </table:table-cell>
          <table:table-cell table:formula="of:=[Data.C116]" office:value-type="float" office:value="373366" calcext:value-type="float">
            <text:p>373366</text:p>
          </table:table-cell>
          <table:table-cell table:formula="of:=[Data.C141]" office:value-type="float" office:value="375151" calcext:value-type="float">
            <text:p>375151</text:p>
          </table:table-cell>
          <table:table-cell table:formula="of:=[Data.C166]" office:value-type="float" office:value="372905" calcext:value-type="float">
            <text:p>372905</text:p>
          </table:table-cell>
          <table:table-cell table:formula="of:=[Data.C191]" office:value-type="float" office:value="377590" calcext:value-type="float">
            <text:p>377590</text:p>
          </table:table-cell>
          <table:table-cell table:formula="of:=[Data.C216]" office:value-type="float" office:value="369869" calcext:value-type="float">
            <text:p>369869</text:p>
          </table:table-cell>
          <table:table-cell table:formula="of:=[Data.C241]" office:value-type="float" office:value="373867" calcext:value-type="float">
            <text:p>373867</text:p>
          </table:table-cell>
          <table:table-cell table:formula="of:=[Data.C266]" office:value-type="float" office:value="371020" calcext:value-type="float">
            <text:p>371020</text:p>
          </table:table-cell>
          <table:table-cell table:formula="of:=[Data.C291]" office:value-type="float" office:value="372150" calcext:value-type="float">
            <text:p>372150</text:p>
          </table:table-cell>
          <table:table-cell table:formula="of:=[Data.C316]" office:value-type="float" office:value="382609" calcext:value-type="float">
            <text:p>382609</text:p>
          </table:table-cell>
          <table:table-cell table:formula="of:=[Data.C341]" office:value-type="float" office:value="395534" calcext:value-type="float">
            <text:p>395534</text:p>
          </table:table-cell>
          <table:table-cell table:formula="of:=[Data.C366]" office:value-type="float" office:value="391748" calcext:value-type="float">
            <text:p>3917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Data.C17]" office:value-type="float" office:value="383208" calcext:value-type="float">
            <text:p>383208</text:p>
          </table:table-cell>
          <table:table-cell table:formula="of:=[Data.C42]" office:value-type="float" office:value="381617" calcext:value-type="float">
            <text:p>381617</text:p>
          </table:table-cell>
          <table:table-cell table:formula="of:=[Data.C67]" office:value-type="float" office:value="379935" calcext:value-type="float">
            <text:p>379935</text:p>
          </table:table-cell>
          <table:table-cell table:formula="of:=[Data.C92]" office:value-type="float" office:value="377169" calcext:value-type="float">
            <text:p>377169</text:p>
          </table:table-cell>
          <table:table-cell table:formula="of:=[Data.C117]" office:value-type="float" office:value="377440" calcext:value-type="float">
            <text:p>377440</text:p>
          </table:table-cell>
          <table:table-cell table:formula="of:=[Data.C142]" office:value-type="float" office:value="377034" calcext:value-type="float">
            <text:p>377034</text:p>
          </table:table-cell>
          <table:table-cell table:formula="of:=[Data.C167]" office:value-type="float" office:value="372240" calcext:value-type="float">
            <text:p>372240</text:p>
          </table:table-cell>
          <table:table-cell table:formula="of:=[Data.C192]" office:value-type="float" office:value="374581" calcext:value-type="float">
            <text:p>374581</text:p>
          </table:table-cell>
          <table:table-cell table:formula="of:=[Data.C217]" office:value-type="float" office:value="371245" calcext:value-type="float">
            <text:p>371245</text:p>
          </table:table-cell>
          <table:table-cell table:formula="of:=[Data.C242]" office:value-type="float" office:value="371234" calcext:value-type="float">
            <text:p>371234</text:p>
          </table:table-cell>
          <table:table-cell table:formula="of:=[Data.C267]" office:value-type="float" office:value="374841" calcext:value-type="float">
            <text:p>374841</text:p>
          </table:table-cell>
          <table:table-cell table:formula="of:=[Data.C292]" office:value-type="float" office:value="372107" calcext:value-type="float">
            <text:p>372107</text:p>
          </table:table-cell>
          <table:table-cell table:formula="of:=[Data.C317]" office:value-type="float" office:value="383198" calcext:value-type="float">
            <text:p>383198</text:p>
          </table:table-cell>
          <table:table-cell table:formula="of:=[Data.C342]" office:value-type="float" office:value="392597" calcext:value-type="float">
            <text:p>392597</text:p>
          </table:table-cell>
          <table:table-cell table:formula="of:=[Data.C367]" office:value-type="float" office:value="392932" calcext:value-type="float">
            <text:p>3929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Data.C18]" office:value-type="float" office:value="382501" calcext:value-type="float">
            <text:p>382501</text:p>
          </table:table-cell>
          <table:table-cell table:formula="of:=[Data.C43]" office:value-type="float" office:value="380573" calcext:value-type="float">
            <text:p>380573</text:p>
          </table:table-cell>
          <table:table-cell table:formula="of:=[Data.C68]" office:value-type="float" office:value="377458" calcext:value-type="float">
            <text:p>377458</text:p>
          </table:table-cell>
          <table:table-cell table:formula="of:=[Data.C93]" office:value-type="float" office:value="373355" calcext:value-type="float">
            <text:p>373355</text:p>
          </table:table-cell>
          <table:table-cell table:formula="of:=[Data.C118]" office:value-type="float" office:value="375329" calcext:value-type="float">
            <text:p>375329</text:p>
          </table:table-cell>
          <table:table-cell table:formula="of:=[Data.C143]" office:value-type="float" office:value="375976" calcext:value-type="float">
            <text:p>375976</text:p>
          </table:table-cell>
          <table:table-cell table:formula="of:=[Data.C168]" office:value-type="float" office:value="372511" calcext:value-type="float">
            <text:p>372511</text:p>
          </table:table-cell>
          <table:table-cell table:formula="of:=[Data.C193]" office:value-type="float" office:value="374279" calcext:value-type="float">
            <text:p>374279</text:p>
          </table:table-cell>
          <table:table-cell table:formula="of:=[Data.C218]" office:value-type="float" office:value="373305" calcext:value-type="float">
            <text:p>373305</text:p>
          </table:table-cell>
          <table:table-cell table:formula="of:=[Data.C243]" office:value-type="float" office:value="375269" calcext:value-type="float">
            <text:p>375269</text:p>
          </table:table-cell>
          <table:table-cell table:formula="of:=[Data.C268]" office:value-type="float" office:value="374924" calcext:value-type="float">
            <text:p>374924</text:p>
          </table:table-cell>
          <table:table-cell table:formula="of:=[Data.C293]" office:value-type="float" office:value="373174" calcext:value-type="float">
            <text:p>373174</text:p>
          </table:table-cell>
          <table:table-cell table:formula="of:=[Data.C318]" office:value-type="float" office:value="381752" calcext:value-type="float">
            <text:p>381752</text:p>
          </table:table-cell>
          <table:table-cell table:formula="of:=[Data.C343]" office:value-type="float" office:value="388021" calcext:value-type="float">
            <text:p>388021</text:p>
          </table:table-cell>
          <table:table-cell table:formula="of:=[Data.C368]" office:value-type="float" office:value="399341" calcext:value-type="float">
            <text:p>3993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Data.C19]" office:value-type="float" office:value="379817" calcext:value-type="float">
            <text:p>379817</text:p>
          </table:table-cell>
          <table:table-cell table:formula="of:=[Data.C44]" office:value-type="float" office:value="381062" calcext:value-type="float">
            <text:p>381062</text:p>
          </table:table-cell>
          <table:table-cell table:formula="of:=[Data.C69]" office:value-type="float" office:value="377741" calcext:value-type="float">
            <text:p>377741</text:p>
          </table:table-cell>
          <table:table-cell table:formula="of:=[Data.C94]" office:value-type="float" office:value="378986" calcext:value-type="float">
            <text:p>378986</text:p>
          </table:table-cell>
          <table:table-cell table:formula="of:=[Data.C119]" office:value-type="float" office:value="375692" calcext:value-type="float">
            <text:p>375692</text:p>
          </table:table-cell>
          <table:table-cell table:formula="of:=[Data.C144]" office:value-type="float" office:value="376783" calcext:value-type="float">
            <text:p>376783</text:p>
          </table:table-cell>
          <table:table-cell table:formula="of:=[Data.C169]" office:value-type="float" office:value="371295" calcext:value-type="float">
            <text:p>371295</text:p>
          </table:table-cell>
          <table:table-cell table:formula="of:=[Data.C194]" office:value-type="float" office:value="374149" calcext:value-type="float">
            <text:p>374149</text:p>
          </table:table-cell>
          <table:table-cell table:formula="of:=[Data.C219]" office:value-type="float" office:value="373554" calcext:value-type="float">
            <text:p>373554</text:p>
          </table:table-cell>
          <table:table-cell table:formula="of:=[Data.C244]" office:value-type="float" office:value="375161" calcext:value-type="float">
            <text:p>375161</text:p>
          </table:table-cell>
          <table:table-cell table:formula="of:=[Data.C269]" office:value-type="float" office:value="374579" calcext:value-type="float">
            <text:p>374579</text:p>
          </table:table-cell>
          <table:table-cell table:formula="of:=[Data.C294]" office:value-type="float" office:value="372707" calcext:value-type="float">
            <text:p>372707</text:p>
          </table:table-cell>
          <table:table-cell table:formula="of:=[Data.C319]" office:value-type="float" office:value="382629" calcext:value-type="float">
            <text:p>382629</text:p>
          </table:table-cell>
          <table:table-cell table:formula="of:=[Data.C344]" office:value-type="float" office:value="393053" calcext:value-type="float">
            <text:p>393053</text:p>
          </table:table-cell>
          <table:table-cell table:formula="of:=[Data.C369]" office:value-type="float" office:value="394290" calcext:value-type="float">
            <text:p>3942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Data.C20]" office:value-type="float" office:value="384152" calcext:value-type="float">
            <text:p>384152</text:p>
          </table:table-cell>
          <table:table-cell table:formula="of:=[Data.C45]" office:value-type="float" office:value="379690" calcext:value-type="float">
            <text:p>379690</text:p>
          </table:table-cell>
          <table:table-cell table:formula="of:=[Data.C70]" office:value-type="float" office:value="379407" calcext:value-type="float">
            <text:p>379407</text:p>
          </table:table-cell>
          <table:table-cell table:formula="of:=[Data.C95]" office:value-type="float" office:value="379736" calcext:value-type="float">
            <text:p>379736</text:p>
          </table:table-cell>
          <table:table-cell table:formula="of:=[Data.C120]" office:value-type="float" office:value="373911" calcext:value-type="float">
            <text:p>373911</text:p>
          </table:table-cell>
          <table:table-cell table:formula="of:=[Data.C145]" office:value-type="float" office:value="374977" calcext:value-type="float">
            <text:p>374977</text:p>
          </table:table-cell>
          <table:table-cell table:formula="of:=[Data.C170]" office:value-type="float" office:value="377568" calcext:value-type="float">
            <text:p>377568</text:p>
          </table:table-cell>
          <table:table-cell table:formula="of:=[Data.C195]" office:value-type="float" office:value="375073" calcext:value-type="float">
            <text:p>375073</text:p>
          </table:table-cell>
          <table:table-cell table:formula="of:=[Data.C220]" office:value-type="float" office:value="373927" calcext:value-type="float">
            <text:p>373927</text:p>
          </table:table-cell>
          <table:table-cell table:formula="of:=[Data.C245]" office:value-type="float" office:value="375513" calcext:value-type="float">
            <text:p>375513</text:p>
          </table:table-cell>
          <table:table-cell table:formula="of:=[Data.C270]" office:value-type="float" office:value="373493" calcext:value-type="float">
            <text:p>373493</text:p>
          </table:table-cell>
          <table:table-cell table:formula="of:=[Data.C295]" office:value-type="float" office:value="371605" calcext:value-type="float">
            <text:p>371605</text:p>
          </table:table-cell>
          <table:table-cell table:formula="of:=[Data.C320]" office:value-type="float" office:value="383446" calcext:value-type="float">
            <text:p>383446</text:p>
          </table:table-cell>
          <table:table-cell table:formula="of:=[Data.C345]" office:value-type="float" office:value="390103" calcext:value-type="float">
            <text:p>390103</text:p>
          </table:table-cell>
          <table:table-cell table:formula="of:=[Data.C370]" office:value-type="float" office:value="395873" calcext:value-type="float">
            <text:p>3958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Data.C21]" office:value-type="float" office:value="386238" calcext:value-type="float">
            <text:p>386238</text:p>
          </table:table-cell>
          <table:table-cell table:formula="of:=[Data.C46]" office:value-type="float" office:value="382572" calcext:value-type="float">
            <text:p>382572</text:p>
          </table:table-cell>
          <table:table-cell table:formula="of:=[Data.C71]" office:value-type="float" office:value="379608" calcext:value-type="float">
            <text:p>379608</text:p>
          </table:table-cell>
          <table:table-cell table:formula="of:=[Data.C96]" office:value-type="float" office:value="372677" calcext:value-type="float">
            <text:p>372677</text:p>
          </table:table-cell>
          <table:table-cell table:formula="of:=[Data.C121]" office:value-type="float" office:value="384231" calcext:value-type="float">
            <text:p>384231</text:p>
          </table:table-cell>
          <table:table-cell table:formula="of:=[Data.C146]" office:value-type="float" office:value="380058" calcext:value-type="float">
            <text:p>380058</text:p>
          </table:table-cell>
          <table:table-cell table:formula="of:=[Data.C171]" office:value-type="float" office:value="370256" calcext:value-type="float">
            <text:p>370256</text:p>
          </table:table-cell>
          <table:table-cell table:formula="of:=[Data.C196]" office:value-type="float" office:value="370592" calcext:value-type="float">
            <text:p>370592</text:p>
          </table:table-cell>
          <table:table-cell table:formula="of:=[Data.C221]" office:value-type="float" office:value="383830" calcext:value-type="float">
            <text:p>383830</text:p>
          </table:table-cell>
          <table:table-cell table:formula="of:=[Data.C246]" office:value-type="float" office:value="378368" calcext:value-type="float">
            <text:p>378368</text:p>
          </table:table-cell>
          <table:table-cell table:formula="of:=[Data.C271]" office:value-type="float" office:value="374495" calcext:value-type="float">
            <text:p>374495</text:p>
          </table:table-cell>
          <table:table-cell table:formula="of:=[Data.C296]" office:value-type="float" office:value="374761" calcext:value-type="float">
            <text:p>374761</text:p>
          </table:table-cell>
          <table:table-cell table:formula="of:=[Data.C321]" office:value-type="float" office:value="385542" calcext:value-type="float">
            <text:p>385542</text:p>
          </table:table-cell>
          <table:table-cell table:formula="of:=[Data.C346]" office:value-type="float" office:value="392140" calcext:value-type="float">
            <text:p>392140</text:p>
          </table:table-cell>
          <table:table-cell table:formula="of:=[Data.C371]" office:value-type="float" office:value="396593" calcext:value-type="float">
            <text:p>3965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Data.C22]" office:value-type="float" office:value="375789" calcext:value-type="float">
            <text:p>375789</text:p>
          </table:table-cell>
          <table:table-cell table:formula="of:=[Data.C47]" office:value-type="float" office:value="380139" calcext:value-type="float">
            <text:p>380139</text:p>
          </table:table-cell>
          <table:table-cell table:formula="of:=[Data.C72]" office:value-type="float" office:value="388816" calcext:value-type="float">
            <text:p>388816</text:p>
          </table:table-cell>
          <table:table-cell table:formula="of:=[Data.C97]" office:value-type="float" office:value="388161" calcext:value-type="float">
            <text:p>388161</text:p>
          </table:table-cell>
          <table:table-cell table:formula="of:=[Data.C122]" office:value-type="float" office:value="379589" calcext:value-type="float">
            <text:p>379589</text:p>
          </table:table-cell>
          <table:table-cell table:formula="of:=[Data.C147]" office:value-type="float" office:value="374445" calcext:value-type="float">
            <text:p>374445</text:p>
          </table:table-cell>
          <table:table-cell table:formula="of:=[Data.C172]" office:value-type="float" office:value="373596" calcext:value-type="float">
            <text:p>373596</text:p>
          </table:table-cell>
          <table:table-cell table:formula="of:=[Data.C197]" office:value-type="float" office:value="390832" calcext:value-type="float">
            <text:p>390832</text:p>
          </table:table-cell>
          <table:table-cell table:formula="of:=[Data.C222]" office:value-type="float" office:value="383801" calcext:value-type="float">
            <text:p>383801</text:p>
          </table:table-cell>
          <table:table-cell table:formula="of:=[Data.C247]" office:value-type="float" office:value="386013" calcext:value-type="float">
            <text:p>386013</text:p>
          </table:table-cell>
          <table:table-cell table:formula="of:=[Data.C272]" office:value-type="float" office:value="370458" calcext:value-type="float">
            <text:p>370458</text:p>
          </table:table-cell>
          <table:table-cell table:formula="of:=[Data.C297]" office:value-type="float" office:value="375583" calcext:value-type="float">
            <text:p>375583</text:p>
          </table:table-cell>
          <table:table-cell table:formula="of:=[Data.C322]" office:value-type="float" office:value="383740" calcext:value-type="float">
            <text:p>383740</text:p>
          </table:table-cell>
          <table:table-cell table:formula="of:=[Data.C347]" office:value-type="float" office:value="395416" calcext:value-type="float">
            <text:p>395416</text:p>
          </table:table-cell>
          <table:table-cell table:formula="of:=[Data.C372]" office:value-type="float" office:value="396102" calcext:value-type="float">
            <text:p>396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Data.C23]" office:value-type="float" office:value="385481" calcext:value-type="float">
            <text:p>385481</text:p>
          </table:table-cell>
          <table:table-cell table:formula="of:=[Data.C48]" office:value-type="float" office:value="392206" calcext:value-type="float">
            <text:p>392206</text:p>
          </table:table-cell>
          <table:table-cell table:formula="of:=[Data.C73]" office:value-type="float" office:value="388034" calcext:value-type="float">
            <text:p>388034</text:p>
          </table:table-cell>
          <table:table-cell table:formula="of:=[Data.C98]" office:value-type="float" office:value="383063" calcext:value-type="float">
            <text:p>383063</text:p>
          </table:table-cell>
          <table:table-cell table:formula="of:=[Data.C123]" office:value-type="float" office:value="373742" calcext:value-type="float">
            <text:p>373742</text:p>
          </table:table-cell>
          <table:table-cell table:formula="of:=[Data.C148]" office:value-type="float" office:value="377097" calcext:value-type="float">
            <text:p>377097</text:p>
          </table:table-cell>
          <table:table-cell table:formula="of:=[Data.C173]" office:value-type="float" office:value="386893" calcext:value-type="float">
            <text:p>386893</text:p>
          </table:table-cell>
          <table:table-cell table:formula="of:=[Data.C198]" office:value-type="float" office:value="390542" calcext:value-type="float">
            <text:p>390542</text:p>
          </table:table-cell>
          <table:table-cell table:formula="of:=[Data.C223]" office:value-type="float" office:value="387041" calcext:value-type="float">
            <text:p>387041</text:p>
          </table:table-cell>
          <table:table-cell table:formula="of:=[Data.C248]" office:value-type="float" office:value="379881" calcext:value-type="float">
            <text:p>379881</text:p>
          </table:table-cell>
          <table:table-cell table:formula="of:=[Data.C273]" office:value-type="float" office:value="375202" calcext:value-type="float">
            <text:p>375202</text:p>
          </table:table-cell>
          <table:table-cell table:formula="of:=[Data.C298]" office:value-type="float" office:value="372310" calcext:value-type="float">
            <text:p>372310</text:p>
          </table:table-cell>
          <table:table-cell table:formula="of:=[Data.C323]" office:value-type="float" office:value="388784" calcext:value-type="float">
            <text:p>388784</text:p>
          </table:table-cell>
          <table:table-cell table:formula="of:=[Data.C348]" office:value-type="float" office:value="396169" calcext:value-type="float">
            <text:p>396169</text:p>
          </table:table-cell>
          <table:table-cell table:formula="of:=[Data.C373]" office:value-type="float" office:value="394922" calcext:value-type="float">
            <text:p>3949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Data.C24]" office:value-type="float" office:value="389018" calcext:value-type="float">
            <text:p>389018</text:p>
          </table:table-cell>
          <table:table-cell table:formula="of:=[Data.C49]" office:value-type="float" office:value="385431" calcext:value-type="float">
            <text:p>385431</text:p>
          </table:table-cell>
          <table:table-cell table:formula="of:=[Data.C74]" office:value-type="float" office:value="382071" calcext:value-type="float">
            <text:p>382071</text:p>
          </table:table-cell>
          <table:table-cell table:formula="of:=[Data.C99]" office:value-type="float" office:value="371945" calcext:value-type="float">
            <text:p>371945</text:p>
          </table:table-cell>
          <table:table-cell table:formula="of:=[Data.C124]" office:value-type="float" office:value="377223" calcext:value-type="float">
            <text:p>377223</text:p>
          </table:table-cell>
          <table:table-cell table:formula="of:=[Data.C149]" office:value-type="float" office:value="383771" calcext:value-type="float">
            <text:p>383771</text:p>
          </table:table-cell>
          <table:table-cell table:formula="of:=[Data.C174]" office:value-type="float" office:value="387397" calcext:value-type="float">
            <text:p>387397</text:p>
          </table:table-cell>
          <table:table-cell table:formula="of:=[Data.C199]" office:value-type="float" office:value="388555" calcext:value-type="float">
            <text:p>388555</text:p>
          </table:table-cell>
          <table:table-cell table:formula="of:=[Data.C224]" office:value-type="float" office:value="382394" calcext:value-type="float">
            <text:p>382394</text:p>
          </table:table-cell>
          <table:table-cell table:formula="of:=[Data.C249]" office:value-type="float" office:value="381687" calcext:value-type="float">
            <text:p>381687</text:p>
          </table:table-cell>
          <table:table-cell table:formula="of:=[Data.C274]" office:value-type="float" office:value="373204" calcext:value-type="float">
            <text:p>373204</text:p>
          </table:table-cell>
          <table:table-cell table:formula="of:=[Data.C299]" office:value-type="float" office:value="372807" calcext:value-type="float">
            <text:p>372807</text:p>
          </table:table-cell>
          <table:table-cell table:formula="of:=[Data.C324]" office:value-type="float" office:value="389713" calcext:value-type="float">
            <text:p>389713</text:p>
          </table:table-cell>
          <table:table-cell table:formula="of:=[Data.C349]" office:value-type="float" office:value="393332" calcext:value-type="float">
            <text:p>393332</text:p>
          </table:table-cell>
          <table:table-cell table:formula="of:=[Data.C374]" office:value-type="float" office:value="394310" calcext:value-type="float">
            <text:p>3943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Data.C25]" office:value-type="float" office:value="387678" calcext:value-type="float">
            <text:p>387678</text:p>
          </table:table-cell>
          <table:table-cell table:formula="of:=[Data.C50]" office:value-type="float" office:value="375223" calcext:value-type="float">
            <text:p>375223</text:p>
          </table:table-cell>
          <table:table-cell table:formula="of:=[Data.C75]" office:value-type="float" office:value="373713" calcext:value-type="float">
            <text:p>373713</text:p>
          </table:table-cell>
          <table:table-cell table:formula="of:=[Data.C100]" office:value-type="float" office:value="377165" calcext:value-type="float">
            <text:p>377165</text:p>
          </table:table-cell>
          <table:table-cell table:formula="of:=[Data.C125]" office:value-type="float" office:value="389366" calcext:value-type="float">
            <text:p>389366</text:p>
          </table:table-cell>
          <table:table-cell table:formula="of:=[Data.C150]" office:value-type="float" office:value="387589" calcext:value-type="float">
            <text:p>387589</text:p>
          </table:table-cell>
          <table:table-cell table:formula="of:=[Data.C175]" office:value-type="float" office:value="389628" calcext:value-type="float">
            <text:p>389628</text:p>
          </table:table-cell>
          <table:table-cell table:formula="of:=[Data.C200]" office:value-type="float" office:value="389017" calcext:value-type="float">
            <text:p>389017</text:p>
          </table:table-cell>
          <table:table-cell table:formula="of:=[Data.C225]" office:value-type="float" office:value="384132" calcext:value-type="float">
            <text:p>384132</text:p>
          </table:table-cell>
          <table:table-cell table:formula="of:=[Data.C250]" office:value-type="float" office:value="379721" calcext:value-type="float">
            <text:p>379721</text:p>
          </table:table-cell>
          <table:table-cell table:formula="of:=[Data.C275]" office:value-type="float" office:value="371263" calcext:value-type="float">
            <text:p>371263</text:p>
          </table:table-cell>
          <table:table-cell table:formula="of:=[Data.C300]" office:value-type="float" office:value="375299" calcext:value-type="float">
            <text:p>375299</text:p>
          </table:table-cell>
          <table:table-cell table:formula="of:=[Data.C325]" office:value-type="float" office:value="380855" calcext:value-type="float">
            <text:p>380855</text:p>
          </table:table-cell>
          <table:table-cell table:formula="of:=[Data.C350]" office:value-type="float" office:value="392386" calcext:value-type="float">
            <text:p>392386</text:p>
          </table:table-cell>
          <table:table-cell table:formula="of:=[Data.C375]" office:value-type="float" office:value="394353" calcext:value-type="float">
            <text:p>39435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Data.C26]" office:value-type="float" office:value="381694" calcext:value-type="float">
            <text:p>381694</text:p>
          </table:table-cell>
          <table:table-cell table:formula="of:=[Data.C51]" office:value-type="float" office:value="373857" calcext:value-type="float">
            <text:p>373857</text:p>
          </table:table-cell>
          <table:table-cell table:formula="of:=[Data.C76]" office:value-type="float" office:value="376117" calcext:value-type="float">
            <text:p>376117</text:p>
          </table:table-cell>
          <table:table-cell table:formula="of:=[Data.C101]" office:value-type="float" office:value="385770" calcext:value-type="float">
            <text:p>385770</text:p>
          </table:table-cell>
          <table:table-cell table:formula="of:=[Data.C126]" office:value-type="float" office:value="388459" calcext:value-type="float">
            <text:p>388459</text:p>
          </table:table-cell>
          <table:table-cell table:formula="of:=[Data.C151]" office:value-type="float" office:value="386836" calcext:value-type="float">
            <text:p>386836</text:p>
          </table:table-cell>
          <table:table-cell table:formula="of:=[Data.C176]" office:value-type="float" office:value="390267" calcext:value-type="float">
            <text:p>390267</text:p>
          </table:table-cell>
          <table:table-cell table:formula="of:=[Data.C201]" office:value-type="float" office:value="388134" calcext:value-type="float">
            <text:p>388134</text:p>
          </table:table-cell>
          <table:table-cell table:formula="of:=[Data.C226]" office:value-type="float" office:value="385458" calcext:value-type="float">
            <text:p>385458</text:p>
          </table:table-cell>
          <table:table-cell table:formula="of:=[Data.C251]" office:value-type="float" office:value="376582" calcext:value-type="float">
            <text:p>376582</text:p>
          </table:table-cell>
          <table:table-cell table:formula="of:=[Data.C276]" office:value-type="float" office:value="372421" calcext:value-type="float">
            <text:p>372421</text:p>
          </table:table-cell>
          <table:table-cell table:formula="of:=[Data.C301]" office:value-type="float" office:value="373637" calcext:value-type="float">
            <text:p>373637</text:p>
          </table:table-cell>
          <table:table-cell table:formula="of:=[Data.C326]" office:value-type="float" office:value="385068" calcext:value-type="float">
            <text:p>385068</text:p>
          </table:table-cell>
          <table:table-cell table:formula="of:=[Data.C351]" office:value-type="float" office:value="388918" calcext:value-type="float">
            <text:p>388918</text:p>
          </table:table-cell>
          <table:table-cell table:formula="of:=[Data.C376]" office:value-type="float" office:value="396230" calcext:value-type="float">
            <text:p>396230</text:p>
          </table:table-cell>
        </table:table-row>
        <calcext:conditional-formats>
          <calcext:conditional-format calcext:target-range-address="'Average Evaluations'.B2:'Average Evaluations'.P26">
            <calcext:color-scale>
              <calcext:color-scale-entry calcext:value="0" calcext:type="minimum" calcext:color="#98ffff"/>
              <calcext:color-scale-entry calcext:value="50" calcext:type="percentile" calcext:color="#0078ff"/>
              <calcext:color-scale-entry calcext:value="0" calcext:type="maximum" calcext:color="#000458"/>
            </calcext:color-scale>
          </calcext:conditional-format>
        </calcext:conditional-formats>
      </table:table>
      <table:table table:name="Median Evaluations" table:style-name="ta1">
        <table:table-column table:style-name="co12" table:default-cell-style-name="Default"/>
        <table:table-column table:style-name="co12" table:number-columns-repeated="15" table:default-cell-style-name="ce2"/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Data.F2]" office:value-type="float" office:value="550729" calcext:value-type="float">
            <text:p>550729</text:p>
          </table:table-cell>
          <table:table-cell table:formula="of:=[Data.F27]" office:value-type="float" office:value="544404" calcext:value-type="float">
            <text:p>544404</text:p>
          </table:table-cell>
          <table:table-cell table:formula="of:=[Data.F52]" office:value-type="float" office:value="545479" calcext:value-type="float">
            <text:p>545479</text:p>
          </table:table-cell>
          <table:table-cell table:formula="of:=[Data.F77]" office:value-type="float" office:value="536603" calcext:value-type="float">
            <text:p>536603</text:p>
          </table:table-cell>
          <table:table-cell table:formula="of:=[Data.F102]" office:value-type="float" office:value="515452" calcext:value-type="float">
            <text:p>515452</text:p>
          </table:table-cell>
          <table:table-cell table:formula="of:=[Data.F127]" office:value-type="float" office:value="477575" calcext:value-type="float">
            <text:p>477575</text:p>
          </table:table-cell>
          <table:table-cell table:formula="of:=[Data.F152]" office:value-type="float" office:value="455451" calcext:value-type="float">
            <text:p>455451</text:p>
          </table:table-cell>
          <table:table-cell table:formula="of:=[Data.F177]" office:value-type="float" office:value="421311" calcext:value-type="float">
            <text:p>421311</text:p>
          </table:table-cell>
          <table:table-cell table:formula="of:=[Data.F202]" office:value-type="float" office:value="382335" calcext:value-type="float">
            <text:p>382335</text:p>
          </table:table-cell>
          <table:table-cell table:formula="of:=[Data.F227]" office:value-type="float" office:value="365083" calcext:value-type="float">
            <text:p>365083</text:p>
          </table:table-cell>
          <table:table-cell table:formula="of:=[Data.F252]" office:value-type="float" office:value="360988" calcext:value-type="float">
            <text:p>360988</text:p>
          </table:table-cell>
          <table:table-cell table:formula="of:=[Data.F277]" office:value-type="float" office:value="364368" calcext:value-type="float">
            <text:p>364368</text:p>
          </table:table-cell>
          <table:table-cell table:formula="of:=[Data.F302]" office:value-type="float" office:value="377904" calcext:value-type="float">
            <text:p>377904</text:p>
          </table:table-cell>
          <table:table-cell table:formula="of:=[Data.F327]" office:value-type="float" office:value="382106" calcext:value-type="float">
            <text:p>382106</text:p>
          </table:table-cell>
          <table:table-cell table:formula="of:=[Data.F352]" office:value-type="float" office:value="384774" calcext:value-type="float">
            <text:p>38477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Data.F3]" office:value-type="float" office:value="538927" calcext:value-type="float">
            <text:p>538927</text:p>
          </table:table-cell>
          <table:table-cell table:formula="of:=[Data.F28]" office:value-type="float" office:value="537578" calcext:value-type="float">
            <text:p>537578</text:p>
          </table:table-cell>
          <table:table-cell table:formula="of:=[Data.F53]" office:value-type="float" office:value="502605" calcext:value-type="float">
            <text:p>502605</text:p>
          </table:table-cell>
          <table:table-cell table:formula="of:=[Data.F78]" office:value-type="float" office:value="475347" calcext:value-type="float">
            <text:p>475347</text:p>
          </table:table-cell>
          <table:table-cell table:formula="of:=[Data.F103]" office:value-type="float" office:value="452708" calcext:value-type="float">
            <text:p>452708</text:p>
          </table:table-cell>
          <table:table-cell table:formula="of:=[Data.F128]" office:value-type="float" office:value="434749" calcext:value-type="float">
            <text:p>434749</text:p>
          </table:table-cell>
          <table:table-cell table:formula="of:=[Data.F153]" office:value-type="float" office:value="414943" calcext:value-type="float">
            <text:p>414943</text:p>
          </table:table-cell>
          <table:table-cell table:formula="of:=[Data.F178]" office:value-type="float" office:value="385706" calcext:value-type="float">
            <text:p>385706</text:p>
          </table:table-cell>
          <table:table-cell table:formula="of:=[Data.F203]" office:value-type="float" office:value="375005" calcext:value-type="float">
            <text:p>375005</text:p>
          </table:table-cell>
          <table:table-cell table:formula="of:=[Data.F228]" office:value-type="float" office:value="365501" calcext:value-type="float">
            <text:p>365501</text:p>
          </table:table-cell>
          <table:table-cell table:formula="of:=[Data.F253]" office:value-type="float" office:value="361911" calcext:value-type="float">
            <text:p>361911</text:p>
          </table:table-cell>
          <table:table-cell table:formula="of:=[Data.F278]" office:value-type="float" office:value="366606" calcext:value-type="float">
            <text:p>366606</text:p>
          </table:table-cell>
          <table:table-cell table:formula="of:=[Data.F303]" office:value-type="float" office:value="378077" calcext:value-type="float">
            <text:p>378077</text:p>
          </table:table-cell>
          <table:table-cell table:formula="of:=[Data.F328]" office:value-type="float" office:value="386489" calcext:value-type="float">
            <text:p>386489</text:p>
          </table:table-cell>
          <table:table-cell table:formula="of:=[Data.F353]" office:value-type="float" office:value="382847" calcext:value-type="float">
            <text:p>38284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Data.F4]" office:value-type="float" office:value="534841" calcext:value-type="float">
            <text:p>534841</text:p>
          </table:table-cell>
          <table:table-cell table:formula="of:=[Data.F29]" office:value-type="float" office:value="483225" calcext:value-type="float">
            <text:p>483225</text:p>
          </table:table-cell>
          <table:table-cell table:formula="of:=[Data.F54]" office:value-type="float" office:value="460702" calcext:value-type="float">
            <text:p>460702</text:p>
          </table:table-cell>
          <table:table-cell table:formula="of:=[Data.F79]" office:value-type="float" office:value="443614" calcext:value-type="float">
            <text:p>443614</text:p>
          </table:table-cell>
          <table:table-cell table:formula="of:=[Data.F104]" office:value-type="float" office:value="419199" calcext:value-type="float">
            <text:p>419199</text:p>
          </table:table-cell>
          <table:table-cell table:formula="of:=[Data.F129]" office:value-type="float" office:value="413898" calcext:value-type="float">
            <text:p>413898</text:p>
          </table:table-cell>
          <table:table-cell table:formula="of:=[Data.F154]" office:value-type="float" office:value="398879" calcext:value-type="float">
            <text:p>398879</text:p>
          </table:table-cell>
          <table:table-cell table:formula="of:=[Data.F179]" office:value-type="float" office:value="378017" calcext:value-type="float">
            <text:p>378017</text:p>
          </table:table-cell>
          <table:table-cell table:formula="of:=[Data.F204]" office:value-type="float" office:value="367165" calcext:value-type="float">
            <text:p>367165</text:p>
          </table:table-cell>
          <table:table-cell table:formula="of:=[Data.F229]" office:value-type="float" office:value="360817" calcext:value-type="float">
            <text:p>360817</text:p>
          </table:table-cell>
          <table:table-cell table:formula="of:=[Data.F254]" office:value-type="float" office:value="360998" calcext:value-type="float">
            <text:p>360998</text:p>
          </table:table-cell>
          <table:table-cell table:formula="of:=[Data.F279]" office:value-type="float" office:value="365067" calcext:value-type="float">
            <text:p>365067</text:p>
          </table:table-cell>
          <table:table-cell table:formula="of:=[Data.F304]" office:value-type="float" office:value="375195" calcext:value-type="float">
            <text:p>375195</text:p>
          </table:table-cell>
          <table:table-cell table:formula="of:=[Data.F329]" office:value-type="float" office:value="383004" calcext:value-type="float">
            <text:p>383004</text:p>
          </table:table-cell>
          <table:table-cell table:formula="of:=[Data.F354]" office:value-type="float" office:value="384838" calcext:value-type="float">
            <text:p>38483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Data.F5]" office:value-type="float" office:value="423834" calcext:value-type="float">
            <text:p>423834</text:p>
          </table:table-cell>
          <table:table-cell table:formula="of:=[Data.F30]" office:value-type="float" office:value="415762" calcext:value-type="float">
            <text:p>415762</text:p>
          </table:table-cell>
          <table:table-cell table:formula="of:=[Data.F55]" office:value-type="float" office:value="408086" calcext:value-type="float">
            <text:p>408086</text:p>
          </table:table-cell>
          <table:table-cell table:formula="of:=[Data.F80]" office:value-type="float" office:value="403057" calcext:value-type="float">
            <text:p>403057</text:p>
          </table:table-cell>
          <table:table-cell table:formula="of:=[Data.F105]" office:value-type="float" office:value="392685" calcext:value-type="float">
            <text:p>392685</text:p>
          </table:table-cell>
          <table:table-cell table:formula="of:=[Data.F130]" office:value-type="float" office:value="386251" calcext:value-type="float">
            <text:p>386251</text:p>
          </table:table-cell>
          <table:table-cell table:formula="of:=[Data.F155]" office:value-type="float" office:value="378944" calcext:value-type="float">
            <text:p>378944</text:p>
          </table:table-cell>
          <table:table-cell table:formula="of:=[Data.F180]" office:value-type="float" office:value="368524" calcext:value-type="float">
            <text:p>368524</text:p>
          </table:table-cell>
          <table:table-cell table:formula="of:=[Data.F205]" office:value-type="float" office:value="364213" calcext:value-type="float">
            <text:p>364213</text:p>
          </table:table-cell>
          <table:table-cell table:formula="of:=[Data.F230]" office:value-type="float" office:value="358587" calcext:value-type="float">
            <text:p>358587</text:p>
          </table:table-cell>
          <table:table-cell table:formula="of:=[Data.F255]" office:value-type="float" office:value="361109" calcext:value-type="float">
            <text:p>361109</text:p>
          </table:table-cell>
          <table:table-cell table:formula="of:=[Data.F280]" office:value-type="float" office:value="370389" calcext:value-type="float">
            <text:p>370389</text:p>
          </table:table-cell>
          <table:table-cell table:formula="of:=[Data.F305]" office:value-type="float" office:value="375369" calcext:value-type="float">
            <text:p>375369</text:p>
          </table:table-cell>
          <table:table-cell table:formula="of:=[Data.F330]" office:value-type="float" office:value="385913" calcext:value-type="float">
            <text:p>385913</text:p>
          </table:table-cell>
          <table:table-cell table:formula="of:=[Data.F355]" office:value-type="float" office:value="381426" calcext:value-type="float">
            <text:p>38142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[Data.F6]" office:value-type="float" office:value="411819" calcext:value-type="float">
            <text:p>411819</text:p>
          </table:table-cell>
          <table:table-cell table:formula="of:=[Data.F31]" office:value-type="float" office:value="399223" calcext:value-type="float">
            <text:p>399223</text:p>
          </table:table-cell>
          <table:table-cell table:formula="of:=[Data.F56]" office:value-type="float" office:value="392582" calcext:value-type="float">
            <text:p>392582</text:p>
          </table:table-cell>
          <table:table-cell table:formula="of:=[Data.F81]" office:value-type="float" office:value="388072" calcext:value-type="float">
            <text:p>388072</text:p>
          </table:table-cell>
          <table:table-cell table:formula="of:=[Data.F106]" office:value-type="float" office:value="384625" calcext:value-type="float">
            <text:p>384625</text:p>
          </table:table-cell>
          <table:table-cell table:formula="of:=[Data.F131]" office:value-type="float" office:value="376153" calcext:value-type="float">
            <text:p>376153</text:p>
          </table:table-cell>
          <table:table-cell table:formula="of:=[Data.F156]" office:value-type="float" office:value="370687" calcext:value-type="float">
            <text:p>370687</text:p>
          </table:table-cell>
          <table:table-cell table:formula="of:=[Data.F181]" office:value-type="float" office:value="363177" calcext:value-type="float">
            <text:p>363177</text:p>
          </table:table-cell>
          <table:table-cell table:formula="of:=[Data.F206]" office:value-type="float" office:value="363376" calcext:value-type="float">
            <text:p>363376</text:p>
          </table:table-cell>
          <table:table-cell table:formula="of:=[Data.F231]" office:value-type="float" office:value="362490" calcext:value-type="float">
            <text:p>362490</text:p>
          </table:table-cell>
          <table:table-cell table:formula="of:=[Data.F256]" office:value-type="float" office:value="358776" calcext:value-type="float">
            <text:p>358776</text:p>
          </table:table-cell>
          <table:table-cell table:formula="of:=[Data.F281]" office:value-type="float" office:value="366117" calcext:value-type="float">
            <text:p>366117</text:p>
          </table:table-cell>
          <table:table-cell table:formula="of:=[Data.F306]" office:value-type="float" office:value="379289" calcext:value-type="float">
            <text:p>379289</text:p>
          </table:table-cell>
          <table:table-cell table:formula="of:=[Data.F331]" office:value-type="float" office:value="383742" calcext:value-type="float">
            <text:p>383742</text:p>
          </table:table-cell>
          <table:table-cell table:formula="of:=[Data.F356]" office:value-type="float" office:value="392635" calcext:value-type="float">
            <text:p>392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Data.F7]" office:value-type="float" office:value="397643" calcext:value-type="float">
            <text:p>397643</text:p>
          </table:table-cell>
          <table:table-cell table:formula="of:=[Data.F32]" office:value-type="float" office:value="386126" calcext:value-type="float">
            <text:p>386126</text:p>
          </table:table-cell>
          <table:table-cell table:formula="of:=[Data.F57]" office:value-type="float" office:value="390402" calcext:value-type="float">
            <text:p>390402</text:p>
          </table:table-cell>
          <table:table-cell table:formula="of:=[Data.F82]" office:value-type="float" office:value="383681" calcext:value-type="float">
            <text:p>383681</text:p>
          </table:table-cell>
          <table:table-cell table:formula="of:=[Data.F107]" office:value-type="float" office:value="374093" calcext:value-type="float">
            <text:p>374093</text:p>
          </table:table-cell>
          <table:table-cell table:formula="of:=[Data.F132]" office:value-type="float" office:value="369153" calcext:value-type="float">
            <text:p>369153</text:p>
          </table:table-cell>
          <table:table-cell table:formula="of:=[Data.F157]" office:value-type="float" office:value="363761" calcext:value-type="float">
            <text:p>363761</text:p>
          </table:table-cell>
          <table:table-cell table:formula="of:=[Data.F182]" office:value-type="float" office:value="361715" calcext:value-type="float">
            <text:p>361715</text:p>
          </table:table-cell>
          <table:table-cell table:formula="of:=[Data.F207]" office:value-type="float" office:value="361142" calcext:value-type="float">
            <text:p>361142</text:p>
          </table:table-cell>
          <table:table-cell table:formula="of:=[Data.F232]" office:value-type="float" office:value="361997" calcext:value-type="float">
            <text:p>361997</text:p>
          </table:table-cell>
          <table:table-cell table:formula="of:=[Data.F257]" office:value-type="float" office:value="360181" calcext:value-type="float">
            <text:p>360181</text:p>
          </table:table-cell>
          <table:table-cell table:formula="of:=[Data.F282]" office:value-type="float" office:value="366858" calcext:value-type="float">
            <text:p>366858</text:p>
          </table:table-cell>
          <table:table-cell table:formula="of:=[Data.F307]" office:value-type="float" office:value="376540" calcext:value-type="float">
            <text:p>376540</text:p>
          </table:table-cell>
          <table:table-cell table:formula="of:=[Data.F332]" office:value-type="float" office:value="383705" calcext:value-type="float">
            <text:p>383705</text:p>
          </table:table-cell>
          <table:table-cell table:formula="of:=[Data.F357]" office:value-type="float" office:value="384792" calcext:value-type="float">
            <text:p>38479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[Data.F8]" office:value-type="float" office:value="392301" calcext:value-type="float">
            <text:p>392301</text:p>
          </table:table-cell>
          <table:table-cell table:formula="of:=[Data.F33]" office:value-type="float" office:value="387522" calcext:value-type="float">
            <text:p>387522</text:p>
          </table:table-cell>
          <table:table-cell table:formula="of:=[Data.F58]" office:value-type="float" office:value="384321" calcext:value-type="float">
            <text:p>384321</text:p>
          </table:table-cell>
          <table:table-cell table:formula="of:=[Data.F83]" office:value-type="float" office:value="379016" calcext:value-type="float">
            <text:p>379016</text:p>
          </table:table-cell>
          <table:table-cell table:formula="of:=[Data.F108]" office:value-type="float" office:value="374612" calcext:value-type="float">
            <text:p>374612</text:p>
          </table:table-cell>
          <table:table-cell table:formula="of:=[Data.F133]" office:value-type="float" office:value="366824" calcext:value-type="float">
            <text:p>366824</text:p>
          </table:table-cell>
          <table:table-cell table:formula="of:=[Data.F158]" office:value-type="float" office:value="366794" calcext:value-type="float">
            <text:p>366794</text:p>
          </table:table-cell>
          <table:table-cell table:formula="of:=[Data.F183]" office:value-type="float" office:value="359468" calcext:value-type="float">
            <text:p>359468</text:p>
          </table:table-cell>
          <table:table-cell table:formula="of:=[Data.F208]" office:value-type="float" office:value="364307" calcext:value-type="float">
            <text:p>364307</text:p>
          </table:table-cell>
          <table:table-cell table:formula="of:=[Data.F233]" office:value-type="float" office:value="358548" calcext:value-type="float">
            <text:p>358548</text:p>
          </table:table-cell>
          <table:table-cell table:formula="of:=[Data.F258]" office:value-type="float" office:value="360594" calcext:value-type="float">
            <text:p>360594</text:p>
          </table:table-cell>
          <table:table-cell table:formula="of:=[Data.F283]" office:value-type="float" office:value="363034" calcext:value-type="float">
            <text:p>363034</text:p>
          </table:table-cell>
          <table:table-cell table:formula="of:=[Data.F308]" office:value-type="float" office:value="377184" calcext:value-type="float">
            <text:p>377184</text:p>
          </table:table-cell>
          <table:table-cell table:formula="of:=[Data.F333]" office:value-type="float" office:value="384599" calcext:value-type="float">
            <text:p>384599</text:p>
          </table:table-cell>
          <table:table-cell table:formula="of:=[Data.F358]" office:value-type="float" office:value="390092" calcext:value-type="float">
            <text:p>39009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Data.F9]" office:value-type="float" office:value="385812" calcext:value-type="float">
            <text:p>385812</text:p>
          </table:table-cell>
          <table:table-cell table:formula="of:=[Data.F34]" office:value-type="float" office:value="382665" calcext:value-type="float">
            <text:p>382665</text:p>
          </table:table-cell>
          <table:table-cell table:formula="of:=[Data.F59]" office:value-type="float" office:value="377712" calcext:value-type="float">
            <text:p>377712</text:p>
          </table:table-cell>
          <table:table-cell table:formula="of:=[Data.F84]" office:value-type="float" office:value="374427" calcext:value-type="float">
            <text:p>374427</text:p>
          </table:table-cell>
          <table:table-cell table:formula="of:=[Data.F109]" office:value-type="float" office:value="372433" calcext:value-type="float">
            <text:p>372433</text:p>
          </table:table-cell>
          <table:table-cell table:formula="of:=[Data.F134]" office:value-type="float" office:value="368373" calcext:value-type="float">
            <text:p>368373</text:p>
          </table:table-cell>
          <table:table-cell table:formula="of:=[Data.F159]" office:value-type="float" office:value="360473" calcext:value-type="float">
            <text:p>360473</text:p>
          </table:table-cell>
          <table:table-cell table:formula="of:=[Data.F184]" office:value-type="float" office:value="361225" calcext:value-type="float">
            <text:p>361225</text:p>
          </table:table-cell>
          <table:table-cell table:formula="of:=[Data.F209]" office:value-type="float" office:value="364405" calcext:value-type="float">
            <text:p>364405</text:p>
          </table:table-cell>
          <table:table-cell table:formula="of:=[Data.F234]" office:value-type="float" office:value="360983" calcext:value-type="float">
            <text:p>360983</text:p>
          </table:table-cell>
          <table:table-cell table:formula="of:=[Data.F259]" office:value-type="float" office:value="363253" calcext:value-type="float">
            <text:p>363253</text:p>
          </table:table-cell>
          <table:table-cell table:formula="of:=[Data.F284]" office:value-type="float" office:value="365506" calcext:value-type="float">
            <text:p>365506</text:p>
          </table:table-cell>
          <table:table-cell table:formula="of:=[Data.F309]" office:value-type="float" office:value="378170" calcext:value-type="float">
            <text:p>378170</text:p>
          </table:table-cell>
          <table:table-cell table:formula="of:=[Data.F334]" office:value-type="float" office:value="379887" calcext:value-type="float">
            <text:p>379887</text:p>
          </table:table-cell>
          <table:table-cell table:formula="of:=[Data.F359]" office:value-type="float" office:value="381527" calcext:value-type="float">
            <text:p>381527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formula="of:=[Data.F10]" office:value-type="float" office:value="381652" calcext:value-type="float">
            <text:p>381652</text:p>
          </table:table-cell>
          <table:table-cell table:formula="of:=[Data.F35]" office:value-type="float" office:value="387691" calcext:value-type="float">
            <text:p>387691</text:p>
          </table:table-cell>
          <table:table-cell table:formula="of:=[Data.F60]" office:value-type="float" office:value="378276" calcext:value-type="float">
            <text:p>378276</text:p>
          </table:table-cell>
          <table:table-cell table:formula="of:=[Data.F85]" office:value-type="float" office:value="372523" calcext:value-type="float">
            <text:p>372523</text:p>
          </table:table-cell>
          <table:table-cell table:formula="of:=[Data.F110]" office:value-type="float" office:value="371876" calcext:value-type="float">
            <text:p>371876</text:p>
          </table:table-cell>
          <table:table-cell table:formula="of:=[Data.F135]" office:value-type="float" office:value="367483" calcext:value-type="float">
            <text:p>367483</text:p>
          </table:table-cell>
          <table:table-cell table:formula="of:=[Data.F160]" office:value-type="float" office:value="364150" calcext:value-type="float">
            <text:p>364150</text:p>
          </table:table-cell>
          <table:table-cell table:formula="of:=[Data.F185]" office:value-type="float" office:value="359636" calcext:value-type="float">
            <text:p>359636</text:p>
          </table:table-cell>
          <table:table-cell table:formula="of:=[Data.F210]" office:value-type="float" office:value="361498" calcext:value-type="float">
            <text:p>361498</text:p>
          </table:table-cell>
          <table:table-cell table:formula="of:=[Data.F235]" office:value-type="float" office:value="362596" calcext:value-type="float">
            <text:p>362596</text:p>
          </table:table-cell>
          <table:table-cell table:formula="of:=[Data.F260]" office:value-type="float" office:value="361372" calcext:value-type="float">
            <text:p>361372</text:p>
          </table:table-cell>
          <table:table-cell table:formula="of:=[Data.F285]" office:value-type="float" office:value="367297" calcext:value-type="float">
            <text:p>367297</text:p>
          </table:table-cell>
          <table:table-cell table:formula="of:=[Data.F310]" office:value-type="float" office:value="381373" calcext:value-type="float">
            <text:p>381373</text:p>
          </table:table-cell>
          <table:table-cell table:formula="of:=[Data.F335]" office:value-type="float" office:value="382545" calcext:value-type="float">
            <text:p>382545</text:p>
          </table:table-cell>
          <table:table-cell table:formula="of:=[Data.F360]" office:value-type="float" office:value="383846" calcext:value-type="float">
            <text:p>3838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Data.F11]" office:value-type="float" office:value="383512" calcext:value-type="float">
            <text:p>383512</text:p>
          </table:table-cell>
          <table:table-cell table:formula="of:=[Data.F36]" office:value-type="float" office:value="377887" calcext:value-type="float">
            <text:p>377887</text:p>
          </table:table-cell>
          <table:table-cell table:formula="of:=[Data.F61]" office:value-type="float" office:value="373891" calcext:value-type="float">
            <text:p>373891</text:p>
          </table:table-cell>
          <table:table-cell table:formula="of:=[Data.F86]" office:value-type="float" office:value="370949" calcext:value-type="float">
            <text:p>370949</text:p>
          </table:table-cell>
          <table:table-cell table:formula="of:=[Data.F111]" office:value-type="float" office:value="371483" calcext:value-type="float">
            <text:p>371483</text:p>
          </table:table-cell>
          <table:table-cell table:formula="of:=[Data.F136]" office:value-type="float" office:value="369515" calcext:value-type="float">
            <text:p>369515</text:p>
          </table:table-cell>
          <table:table-cell table:formula="of:=[Data.F161]" office:value-type="float" office:value="362204" calcext:value-type="float">
            <text:p>362204</text:p>
          </table:table-cell>
          <table:table-cell table:formula="of:=[Data.F186]" office:value-type="float" office:value="361811" calcext:value-type="float">
            <text:p>361811</text:p>
          </table:table-cell>
          <table:table-cell table:formula="of:=[Data.F211]" office:value-type="float" office:value="358366" calcext:value-type="float">
            <text:p>358366</text:p>
          </table:table-cell>
          <table:table-cell table:formula="of:=[Data.F236]" office:value-type="float" office:value="364982" calcext:value-type="float">
            <text:p>364982</text:p>
          </table:table-cell>
          <table:table-cell table:formula="of:=[Data.F261]" office:value-type="float" office:value="364298" calcext:value-type="float">
            <text:p>364298</text:p>
          </table:table-cell>
          <table:table-cell table:formula="of:=[Data.F286]" office:value-type="float" office:value="365670" calcext:value-type="float">
            <text:p>365670</text:p>
          </table:table-cell>
          <table:table-cell table:formula="of:=[Data.F311]" office:value-type="float" office:value="378086" calcext:value-type="float">
            <text:p>378086</text:p>
          </table:table-cell>
          <table:table-cell table:formula="of:=[Data.F336]" office:value-type="float" office:value="383929" calcext:value-type="float">
            <text:p>383929</text:p>
          </table:table-cell>
          <table:table-cell table:formula="of:=[Data.F361]" office:value-type="float" office:value="391631" calcext:value-type="float">
            <text:p>39163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Data.F12]" office:value-type="float" office:value="379815" calcext:value-type="float">
            <text:p>379815</text:p>
          </table:table-cell>
          <table:table-cell table:formula="of:=[Data.F37]" office:value-type="float" office:value="373632" calcext:value-type="float">
            <text:p>373632</text:p>
          </table:table-cell>
          <table:table-cell table:formula="of:=[Data.F62]" office:value-type="float" office:value="373665" calcext:value-type="float">
            <text:p>373665</text:p>
          </table:table-cell>
          <table:table-cell table:formula="of:=[Data.F87]" office:value-type="float" office:value="371601" calcext:value-type="float">
            <text:p>371601</text:p>
          </table:table-cell>
          <table:table-cell table:formula="of:=[Data.F112]" office:value-type="float" office:value="366692" calcext:value-type="float">
            <text:p>366692</text:p>
          </table:table-cell>
          <table:table-cell table:formula="of:=[Data.F137]" office:value-type="float" office:value="367646" calcext:value-type="float">
            <text:p>367646</text:p>
          </table:table-cell>
          <table:table-cell table:formula="of:=[Data.F162]" office:value-type="float" office:value="366403" calcext:value-type="float">
            <text:p>366403</text:p>
          </table:table-cell>
          <table:table-cell table:formula="of:=[Data.F187]" office:value-type="float" office:value="363930" calcext:value-type="float">
            <text:p>363930</text:p>
          </table:table-cell>
          <table:table-cell table:formula="of:=[Data.F212]" office:value-type="float" office:value="363097" calcext:value-type="float">
            <text:p>363097</text:p>
          </table:table-cell>
          <table:table-cell table:formula="of:=[Data.F237]" office:value-type="float" office:value="365282" calcext:value-type="float">
            <text:p>365282</text:p>
          </table:table-cell>
          <table:table-cell table:formula="of:=[Data.F262]" office:value-type="float" office:value="364086" calcext:value-type="float">
            <text:p>364086</text:p>
          </table:table-cell>
          <table:table-cell table:formula="of:=[Data.F287]" office:value-type="float" office:value="369002" calcext:value-type="float">
            <text:p>369002</text:p>
          </table:table-cell>
          <table:table-cell table:formula="of:=[Data.F312]" office:value-type="float" office:value="378823" calcext:value-type="float">
            <text:p>378823</text:p>
          </table:table-cell>
          <table:table-cell table:formula="of:=[Data.F337]" office:value-type="float" office:value="384606" calcext:value-type="float">
            <text:p>384606</text:p>
          </table:table-cell>
          <table:table-cell table:formula="of:=[Data.F362]" office:value-type="float" office:value="386433" calcext:value-type="float">
            <text:p>3864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Data.F13]" office:value-type="float" office:value="374205" calcext:value-type="float">
            <text:p>374205</text:p>
          </table:table-cell>
          <table:table-cell table:formula="of:=[Data.F38]" office:value-type="float" office:value="375680" calcext:value-type="float">
            <text:p>375680</text:p>
          </table:table-cell>
          <table:table-cell table:formula="of:=[Data.F63]" office:value-type="float" office:value="368654" calcext:value-type="float">
            <text:p>368654</text:p>
          </table:table-cell>
          <table:table-cell table:formula="of:=[Data.F88]" office:value-type="float" office:value="368289" calcext:value-type="float">
            <text:p>368289</text:p>
          </table:table-cell>
          <table:table-cell table:formula="of:=[Data.F113]" office:value-type="float" office:value="366670" calcext:value-type="float">
            <text:p>366670</text:p>
          </table:table-cell>
          <table:table-cell table:formula="of:=[Data.F138]" office:value-type="float" office:value="365923" calcext:value-type="float">
            <text:p>365923</text:p>
          </table:table-cell>
          <table:table-cell table:formula="of:=[Data.F163]" office:value-type="float" office:value="366788" calcext:value-type="float">
            <text:p>366788</text:p>
          </table:table-cell>
          <table:table-cell table:formula="of:=[Data.F188]" office:value-type="float" office:value="359211" calcext:value-type="float">
            <text:p>359211</text:p>
          </table:table-cell>
          <table:table-cell table:formula="of:=[Data.F213]" office:value-type="float" office:value="364170" calcext:value-type="float">
            <text:p>364170</text:p>
          </table:table-cell>
          <table:table-cell table:formula="of:=[Data.F238]" office:value-type="float" office:value="359509" calcext:value-type="float">
            <text:p>359509</text:p>
          </table:table-cell>
          <table:table-cell table:formula="of:=[Data.F263]" office:value-type="float" office:value="366062" calcext:value-type="float">
            <text:p>366062</text:p>
          </table:table-cell>
          <table:table-cell table:formula="of:=[Data.F288]" office:value-type="float" office:value="367861" calcext:value-type="float">
            <text:p>367861</text:p>
          </table:table-cell>
          <table:table-cell table:formula="of:=[Data.F313]" office:value-type="float" office:value="382903" calcext:value-type="float">
            <text:p>382903</text:p>
          </table:table-cell>
          <table:table-cell table:formula="of:=[Data.F338]" office:value-type="float" office:value="382916" calcext:value-type="float">
            <text:p>382916</text:p>
          </table:table-cell>
          <table:table-cell table:formula="of:=[Data.F363]" office:value-type="float" office:value="385047" calcext:value-type="float">
            <text:p>38504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Data.F14]" office:value-type="float" office:value="375552" calcext:value-type="float">
            <text:p>375552</text:p>
          </table:table-cell>
          <table:table-cell table:formula="of:=[Data.F39]" office:value-type="float" office:value="373607" calcext:value-type="float">
            <text:p>373607</text:p>
          </table:table-cell>
          <table:table-cell table:formula="of:=[Data.F64]" office:value-type="float" office:value="370239" calcext:value-type="float">
            <text:p>370239</text:p>
          </table:table-cell>
          <table:table-cell table:formula="of:=[Data.F89]" office:value-type="float" office:value="366291" calcext:value-type="float">
            <text:p>366291</text:p>
          </table:table-cell>
          <table:table-cell table:formula="of:=[Data.F114]" office:value-type="float" office:value="368031" calcext:value-type="float">
            <text:p>368031</text:p>
          </table:table-cell>
          <table:table-cell table:formula="of:=[Data.F139]" office:value-type="float" office:value="363986" calcext:value-type="float">
            <text:p>363986</text:p>
          </table:table-cell>
          <table:table-cell table:formula="of:=[Data.F164]" office:value-type="float" office:value="366925" calcext:value-type="float">
            <text:p>366925</text:p>
          </table:table-cell>
          <table:table-cell table:formula="of:=[Data.F189]" office:value-type="float" office:value="366345" calcext:value-type="float">
            <text:p>366345</text:p>
          </table:table-cell>
          <table:table-cell table:formula="of:=[Data.F214]" office:value-type="float" office:value="367782" calcext:value-type="float">
            <text:p>367782</text:p>
          </table:table-cell>
          <table:table-cell table:formula="of:=[Data.F239]" office:value-type="float" office:value="363353" calcext:value-type="float">
            <text:p>363353</text:p>
          </table:table-cell>
          <table:table-cell table:formula="of:=[Data.F264]" office:value-type="float" office:value="367795" calcext:value-type="float">
            <text:p>367795</text:p>
          </table:table-cell>
          <table:table-cell table:formula="of:=[Data.F289]" office:value-type="float" office:value="365744" calcext:value-type="float">
            <text:p>365744</text:p>
          </table:table-cell>
          <table:table-cell table:formula="of:=[Data.F314]" office:value-type="float" office:value="379231" calcext:value-type="float">
            <text:p>379231</text:p>
          </table:table-cell>
          <table:table-cell table:formula="of:=[Data.F339]" office:value-type="float" office:value="385185" calcext:value-type="float">
            <text:p>385185</text:p>
          </table:table-cell>
          <table:table-cell table:formula="of:=[Data.F364]" office:value-type="float" office:value="388179" calcext:value-type="float">
            <text:p>388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Data.F15]" office:value-type="float" office:value="377310" calcext:value-type="float">
            <text:p>377310</text:p>
          </table:table-cell>
          <table:table-cell table:formula="of:=[Data.F40]" office:value-type="float" office:value="375663" calcext:value-type="float">
            <text:p>375663</text:p>
          </table:table-cell>
          <table:table-cell table:formula="of:=[Data.F65]" office:value-type="float" office:value="368055" calcext:value-type="float">
            <text:p>368055</text:p>
          </table:table-cell>
          <table:table-cell table:formula="of:=[Data.F90]" office:value-type="float" office:value="369320" calcext:value-type="float">
            <text:p>369320</text:p>
          </table:table-cell>
          <table:table-cell table:formula="of:=[Data.F115]" office:value-type="float" office:value="368175" calcext:value-type="float">
            <text:p>368175</text:p>
          </table:table-cell>
          <table:table-cell table:formula="of:=[Data.F140]" office:value-type="float" office:value="362659" calcext:value-type="float">
            <text:p>362659</text:p>
          </table:table-cell>
          <table:table-cell table:formula="of:=[Data.F165]" office:value-type="float" office:value="359989" calcext:value-type="float">
            <text:p>359989</text:p>
          </table:table-cell>
          <table:table-cell table:formula="of:=[Data.F190]" office:value-type="float" office:value="362708" calcext:value-type="float">
            <text:p>362708</text:p>
          </table:table-cell>
          <table:table-cell table:formula="of:=[Data.F215]" office:value-type="float" office:value="365609" calcext:value-type="float">
            <text:p>365609</text:p>
          </table:table-cell>
          <table:table-cell table:formula="of:=[Data.F240]" office:value-type="float" office:value="363666" calcext:value-type="float">
            <text:p>363666</text:p>
          </table:table-cell>
          <table:table-cell table:formula="of:=[Data.F265]" office:value-type="float" office:value="362776" calcext:value-type="float">
            <text:p>362776</text:p>
          </table:table-cell>
          <table:table-cell table:formula="of:=[Data.F290]" office:value-type="float" office:value="365151" calcext:value-type="float">
            <text:p>365151</text:p>
          </table:table-cell>
          <table:table-cell table:formula="of:=[Data.F315]" office:value-type="float" office:value="371894" calcext:value-type="float">
            <text:p>371894</text:p>
          </table:table-cell>
          <table:table-cell table:formula="of:=[Data.F340]" office:value-type="float" office:value="386758" calcext:value-type="float">
            <text:p>386758</text:p>
          </table:table-cell>
          <table:table-cell table:formula="of:=[Data.F365]" office:value-type="float" office:value="388671" calcext:value-type="float">
            <text:p>388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Data.F16]" office:value-type="float" office:value="377654" calcext:value-type="float">
            <text:p>377654</text:p>
          </table:table-cell>
          <table:table-cell table:formula="of:=[Data.F41]" office:value-type="float" office:value="372178" calcext:value-type="float">
            <text:p>372178</text:p>
          </table:table-cell>
          <table:table-cell table:formula="of:=[Data.F66]" office:value-type="float" office:value="367538" calcext:value-type="float">
            <text:p>367538</text:p>
          </table:table-cell>
          <table:table-cell table:formula="of:=[Data.F91]" office:value-type="float" office:value="367570" calcext:value-type="float">
            <text:p>367570</text:p>
          </table:table-cell>
          <table:table-cell table:formula="of:=[Data.F116]" office:value-type="float" office:value="367103" calcext:value-type="float">
            <text:p>367103</text:p>
          </table:table-cell>
          <table:table-cell table:formula="of:=[Data.F141]" office:value-type="float" office:value="368653" calcext:value-type="float">
            <text:p>368653</text:p>
          </table:table-cell>
          <table:table-cell table:formula="of:=[Data.F166]" office:value-type="float" office:value="367592" calcext:value-type="float">
            <text:p>367592</text:p>
          </table:table-cell>
          <table:table-cell table:formula="of:=[Data.F191]" office:value-type="float" office:value="370743" calcext:value-type="float">
            <text:p>370743</text:p>
          </table:table-cell>
          <table:table-cell table:formula="of:=[Data.F216]" office:value-type="float" office:value="361887" calcext:value-type="float">
            <text:p>361887</text:p>
          </table:table-cell>
          <table:table-cell table:formula="of:=[Data.F241]" office:value-type="float" office:value="367844" calcext:value-type="float">
            <text:p>367844</text:p>
          </table:table-cell>
          <table:table-cell table:formula="of:=[Data.F266]" office:value-type="float" office:value="362396" calcext:value-type="float">
            <text:p>362396</text:p>
          </table:table-cell>
          <table:table-cell table:formula="of:=[Data.F291]" office:value-type="float" office:value="365003" calcext:value-type="float">
            <text:p>365003</text:p>
          </table:table-cell>
          <table:table-cell table:formula="of:=[Data.F316]" office:value-type="float" office:value="375670" calcext:value-type="float">
            <text:p>375670</text:p>
          </table:table-cell>
          <table:table-cell table:formula="of:=[Data.F341]" office:value-type="float" office:value="383774" calcext:value-type="float">
            <text:p>383774</text:p>
          </table:table-cell>
          <table:table-cell table:formula="of:=[Data.F366]" office:value-type="float" office:value="381468" calcext:value-type="float">
            <text:p>3814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Data.F17]" office:value-type="float" office:value="372339" calcext:value-type="float">
            <text:p>372339</text:p>
          </table:table-cell>
          <table:table-cell table:formula="of:=[Data.F42]" office:value-type="float" office:value="372604" calcext:value-type="float">
            <text:p>372604</text:p>
          </table:table-cell>
          <table:table-cell table:formula="of:=[Data.F67]" office:value-type="float" office:value="372589" calcext:value-type="float">
            <text:p>372589</text:p>
          </table:table-cell>
          <table:table-cell table:formula="of:=[Data.F92]" office:value-type="float" office:value="369252" calcext:value-type="float">
            <text:p>369252</text:p>
          </table:table-cell>
          <table:table-cell table:formula="of:=[Data.F117]" office:value-type="float" office:value="367968" calcext:value-type="float">
            <text:p>367968</text:p>
          </table:table-cell>
          <table:table-cell table:formula="of:=[Data.F142]" office:value-type="float" office:value="367800" calcext:value-type="float">
            <text:p>367800</text:p>
          </table:table-cell>
          <table:table-cell table:formula="of:=[Data.F167]" office:value-type="float" office:value="364591" calcext:value-type="float">
            <text:p>364591</text:p>
          </table:table-cell>
          <table:table-cell table:formula="of:=[Data.F192]" office:value-type="float" office:value="366827" calcext:value-type="float">
            <text:p>366827</text:p>
          </table:table-cell>
          <table:table-cell table:formula="of:=[Data.F217]" office:value-type="float" office:value="363101" calcext:value-type="float">
            <text:p>363101</text:p>
          </table:table-cell>
          <table:table-cell table:formula="of:=[Data.F242]" office:value-type="float" office:value="367058" calcext:value-type="float">
            <text:p>367058</text:p>
          </table:table-cell>
          <table:table-cell table:formula="of:=[Data.F267]" office:value-type="float" office:value="366132" calcext:value-type="float">
            <text:p>366132</text:p>
          </table:table-cell>
          <table:table-cell table:formula="of:=[Data.F292]" office:value-type="float" office:value="362708" calcext:value-type="float">
            <text:p>362708</text:p>
          </table:table-cell>
          <table:table-cell table:formula="of:=[Data.F317]" office:value-type="float" office:value="376323" calcext:value-type="float">
            <text:p>376323</text:p>
          </table:table-cell>
          <table:table-cell table:formula="of:=[Data.F342]" office:value-type="float" office:value="386521" calcext:value-type="float">
            <text:p>386521</text:p>
          </table:table-cell>
          <table:table-cell table:formula="of:=[Data.F367]" office:value-type="float" office:value="383130" calcext:value-type="float">
            <text:p>3831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Data.F18]" office:value-type="float" office:value="375261" calcext:value-type="float">
            <text:p>375261</text:p>
          </table:table-cell>
          <table:table-cell table:formula="of:=[Data.F43]" office:value-type="float" office:value="373938" calcext:value-type="float">
            <text:p>373938</text:p>
          </table:table-cell>
          <table:table-cell table:formula="of:=[Data.F68]" office:value-type="float" office:value="370551" calcext:value-type="float">
            <text:p>370551</text:p>
          </table:table-cell>
          <table:table-cell table:formula="of:=[Data.F93]" office:value-type="float" office:value="365356" calcext:value-type="float">
            <text:p>365356</text:p>
          </table:table-cell>
          <table:table-cell table:formula="of:=[Data.F118]" office:value-type="float" office:value="368326" calcext:value-type="float">
            <text:p>368326</text:p>
          </table:table-cell>
          <table:table-cell table:formula="of:=[Data.F143]" office:value-type="float" office:value="371034" calcext:value-type="float">
            <text:p>371034</text:p>
          </table:table-cell>
          <table:table-cell table:formula="of:=[Data.F168]" office:value-type="float" office:value="362787" calcext:value-type="float">
            <text:p>362787</text:p>
          </table:table-cell>
          <table:table-cell table:formula="of:=[Data.F193]" office:value-type="float" office:value="366240" calcext:value-type="float">
            <text:p>366240</text:p>
          </table:table-cell>
          <table:table-cell table:formula="of:=[Data.F218]" office:value-type="float" office:value="364827" calcext:value-type="float">
            <text:p>364827</text:p>
          </table:table-cell>
          <table:table-cell table:formula="of:=[Data.F243]" office:value-type="float" office:value="369133" calcext:value-type="float">
            <text:p>369133</text:p>
          </table:table-cell>
          <table:table-cell table:formula="of:=[Data.F268]" office:value-type="float" office:value="366418" calcext:value-type="float">
            <text:p>366418</text:p>
          </table:table-cell>
          <table:table-cell table:formula="of:=[Data.F293]" office:value-type="float" office:value="363846" calcext:value-type="float">
            <text:p>363846</text:p>
          </table:table-cell>
          <table:table-cell table:formula="of:=[Data.F318]" office:value-type="float" office:value="372819" calcext:value-type="float">
            <text:p>372819</text:p>
          </table:table-cell>
          <table:table-cell table:formula="of:=[Data.F343]" office:value-type="float" office:value="379089" calcext:value-type="float">
            <text:p>379089</text:p>
          </table:table-cell>
          <table:table-cell table:formula="of:=[Data.F368]" office:value-type="float" office:value="390182" calcext:value-type="float">
            <text:p>3901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Data.F19]" office:value-type="float" office:value="376247" calcext:value-type="float">
            <text:p>376247</text:p>
          </table:table-cell>
          <table:table-cell table:formula="of:=[Data.F44]" office:value-type="float" office:value="372484" calcext:value-type="float">
            <text:p>372484</text:p>
          </table:table-cell>
          <table:table-cell table:formula="of:=[Data.F69]" office:value-type="float" office:value="369054" calcext:value-type="float">
            <text:p>369054</text:p>
          </table:table-cell>
          <table:table-cell table:formula="of:=[Data.F94]" office:value-type="float" office:value="369128" calcext:value-type="float">
            <text:p>369128</text:p>
          </table:table-cell>
          <table:table-cell table:formula="of:=[Data.F119]" office:value-type="float" office:value="368582" calcext:value-type="float">
            <text:p>368582</text:p>
          </table:table-cell>
          <table:table-cell table:formula="of:=[Data.F144]" office:value-type="float" office:value="368803" calcext:value-type="float">
            <text:p>368803</text:p>
          </table:table-cell>
          <table:table-cell table:formula="of:=[Data.F169]" office:value-type="float" office:value="364752" calcext:value-type="float">
            <text:p>364752</text:p>
          </table:table-cell>
          <table:table-cell table:formula="of:=[Data.F194]" office:value-type="float" office:value="368043" calcext:value-type="float">
            <text:p>368043</text:p>
          </table:table-cell>
          <table:table-cell table:formula="of:=[Data.F219]" office:value-type="float" office:value="365176" calcext:value-type="float">
            <text:p>365176</text:p>
          </table:table-cell>
          <table:table-cell table:formula="of:=[Data.F244]" office:value-type="float" office:value="368124" calcext:value-type="float">
            <text:p>368124</text:p>
          </table:table-cell>
          <table:table-cell table:formula="of:=[Data.F269]" office:value-type="float" office:value="366764" calcext:value-type="float">
            <text:p>366764</text:p>
          </table:table-cell>
          <table:table-cell table:formula="of:=[Data.F294]" office:value-type="float" office:value="365511" calcext:value-type="float">
            <text:p>365511</text:p>
          </table:table-cell>
          <table:table-cell table:formula="of:=[Data.F319]" office:value-type="float" office:value="376640" calcext:value-type="float">
            <text:p>376640</text:p>
          </table:table-cell>
          <table:table-cell table:formula="of:=[Data.F344]" office:value-type="float" office:value="385264" calcext:value-type="float">
            <text:p>385264</text:p>
          </table:table-cell>
          <table:table-cell table:formula="of:=[Data.F369]" office:value-type="float" office:value="384348" calcext:value-type="float">
            <text:p>3843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Data.F20]" office:value-type="float" office:value="373919" calcext:value-type="float">
            <text:p>373919</text:p>
          </table:table-cell>
          <table:table-cell table:formula="of:=[Data.F45]" office:value-type="float" office:value="372129" calcext:value-type="float">
            <text:p>372129</text:p>
          </table:table-cell>
          <table:table-cell table:formula="of:=[Data.F70]" office:value-type="float" office:value="373781" calcext:value-type="float">
            <text:p>373781</text:p>
          </table:table-cell>
          <table:table-cell table:formula="of:=[Data.F95]" office:value-type="float" office:value="372184" calcext:value-type="float">
            <text:p>372184</text:p>
          </table:table-cell>
          <table:table-cell table:formula="of:=[Data.F120]" office:value-type="float" office:value="364349" calcext:value-type="float">
            <text:p>364349</text:p>
          </table:table-cell>
          <table:table-cell table:formula="of:=[Data.F145]" office:value-type="float" office:value="366267" calcext:value-type="float">
            <text:p>366267</text:p>
          </table:table-cell>
          <table:table-cell table:formula="of:=[Data.F170]" office:value-type="float" office:value="369674" calcext:value-type="float">
            <text:p>369674</text:p>
          </table:table-cell>
          <table:table-cell table:formula="of:=[Data.F195]" office:value-type="float" office:value="365987" calcext:value-type="float">
            <text:p>365987</text:p>
          </table:table-cell>
          <table:table-cell table:formula="of:=[Data.F220]" office:value-type="float" office:value="365746" calcext:value-type="float">
            <text:p>365746</text:p>
          </table:table-cell>
          <table:table-cell table:formula="of:=[Data.F245]" office:value-type="float" office:value="367975" calcext:value-type="float">
            <text:p>367975</text:p>
          </table:table-cell>
          <table:table-cell table:formula="of:=[Data.F270]" office:value-type="float" office:value="366057" calcext:value-type="float">
            <text:p>366057</text:p>
          </table:table-cell>
          <table:table-cell table:formula="of:=[Data.F295]" office:value-type="float" office:value="366561" calcext:value-type="float">
            <text:p>366561</text:p>
          </table:table-cell>
          <table:table-cell table:formula="of:=[Data.F320]" office:value-type="float" office:value="376725" calcext:value-type="float">
            <text:p>376725</text:p>
          </table:table-cell>
          <table:table-cell table:formula="of:=[Data.F345]" office:value-type="float" office:value="382771" calcext:value-type="float">
            <text:p>382771</text:p>
          </table:table-cell>
          <table:table-cell table:formula="of:=[Data.F370]" office:value-type="float" office:value="386653" calcext:value-type="float">
            <text:p>3866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Data.F21]" office:value-type="float" office:value="379955" calcext:value-type="float">
            <text:p>379955</text:p>
          </table:table-cell>
          <table:table-cell table:formula="of:=[Data.F46]" office:value-type="float" office:value="373502" calcext:value-type="float">
            <text:p>373502</text:p>
          </table:table-cell>
          <table:table-cell table:formula="of:=[Data.F71]" office:value-type="float" office:value="375509" calcext:value-type="float">
            <text:p>375509</text:p>
          </table:table-cell>
          <table:table-cell table:formula="of:=[Data.F96]" office:value-type="float" office:value="365157" calcext:value-type="float">
            <text:p>365157</text:p>
          </table:table-cell>
          <table:table-cell table:formula="of:=[Data.F121]" office:value-type="float" office:value="377104" calcext:value-type="float">
            <text:p>377104</text:p>
          </table:table-cell>
          <table:table-cell table:formula="of:=[Data.F146]" office:value-type="float" office:value="373380" calcext:value-type="float">
            <text:p>373380</text:p>
          </table:table-cell>
          <table:table-cell table:formula="of:=[Data.F171]" office:value-type="float" office:value="366286" calcext:value-type="float">
            <text:p>366286</text:p>
          </table:table-cell>
          <table:table-cell table:formula="of:=[Data.F196]" office:value-type="float" office:value="362363" calcext:value-type="float">
            <text:p>362363</text:p>
          </table:table-cell>
          <table:table-cell table:formula="of:=[Data.F221]" office:value-type="float" office:value="376630" calcext:value-type="float">
            <text:p>376630</text:p>
          </table:table-cell>
          <table:table-cell table:formula="of:=[Data.F246]" office:value-type="float" office:value="369473" calcext:value-type="float">
            <text:p>369473</text:p>
          </table:table-cell>
          <table:table-cell table:formula="of:=[Data.F271]" office:value-type="float" office:value="366587" calcext:value-type="float">
            <text:p>366587</text:p>
          </table:table-cell>
          <table:table-cell table:formula="of:=[Data.F296]" office:value-type="float" office:value="366089" calcext:value-type="float">
            <text:p>366089</text:p>
          </table:table-cell>
          <table:table-cell table:formula="of:=[Data.F321]" office:value-type="float" office:value="375734" calcext:value-type="float">
            <text:p>375734</text:p>
          </table:table-cell>
          <table:table-cell table:formula="of:=[Data.F346]" office:value-type="float" office:value="385558" calcext:value-type="float">
            <text:p>385558</text:p>
          </table:table-cell>
          <table:table-cell table:formula="of:=[Data.F371]" office:value-type="float" office:value="387299" calcext:value-type="float">
            <text:p>3872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Data.F22]" office:value-type="float" office:value="369160" calcext:value-type="float">
            <text:p>369160</text:p>
          </table:table-cell>
          <table:table-cell table:formula="of:=[Data.F47]" office:value-type="float" office:value="371843" calcext:value-type="float">
            <text:p>371843</text:p>
          </table:table-cell>
          <table:table-cell table:formula="of:=[Data.F72]" office:value-type="float" office:value="382373" calcext:value-type="float">
            <text:p>382373</text:p>
          </table:table-cell>
          <table:table-cell table:formula="of:=[Data.F97]" office:value-type="float" office:value="377743" calcext:value-type="float">
            <text:p>377743</text:p>
          </table:table-cell>
          <table:table-cell table:formula="of:=[Data.F122]" office:value-type="float" office:value="370764" calcext:value-type="float">
            <text:p>370764</text:p>
          </table:table-cell>
          <table:table-cell table:formula="of:=[Data.F147]" office:value-type="float" office:value="365694" calcext:value-type="float">
            <text:p>365694</text:p>
          </table:table-cell>
          <table:table-cell table:formula="of:=[Data.F172]" office:value-type="float" office:value="366775" calcext:value-type="float">
            <text:p>366775</text:p>
          </table:table-cell>
          <table:table-cell table:formula="of:=[Data.F197]" office:value-type="float" office:value="381101" calcext:value-type="float">
            <text:p>381101</text:p>
          </table:table-cell>
          <table:table-cell table:formula="of:=[Data.F222]" office:value-type="float" office:value="374554" calcext:value-type="float">
            <text:p>374554</text:p>
          </table:table-cell>
          <table:table-cell table:formula="of:=[Data.F247]" office:value-type="float" office:value="378029" calcext:value-type="float">
            <text:p>378029</text:p>
          </table:table-cell>
          <table:table-cell table:formula="of:=[Data.F272]" office:value-type="float" office:value="361605" calcext:value-type="float">
            <text:p>361605</text:p>
          </table:table-cell>
          <table:table-cell table:formula="of:=[Data.F297]" office:value-type="float" office:value="369099" calcext:value-type="float">
            <text:p>369099</text:p>
          </table:table-cell>
          <table:table-cell table:formula="of:=[Data.F322]" office:value-type="float" office:value="376007" calcext:value-type="float">
            <text:p>376007</text:p>
          </table:table-cell>
          <table:table-cell table:formula="of:=[Data.F347]" office:value-type="float" office:value="385022" calcext:value-type="float">
            <text:p>385022</text:p>
          </table:table-cell>
          <table:table-cell table:formula="of:=[Data.F372]" office:value-type="float" office:value="388936" calcext:value-type="float">
            <text:p>3889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Data.F23]" office:value-type="float" office:value="378409" calcext:value-type="float">
            <text:p>378409</text:p>
          </table:table-cell>
          <table:table-cell table:formula="of:=[Data.F48]" office:value-type="float" office:value="382079" calcext:value-type="float">
            <text:p>382079</text:p>
          </table:table-cell>
          <table:table-cell table:formula="of:=[Data.F73]" office:value-type="float" office:value="378976" calcext:value-type="float">
            <text:p>378976</text:p>
          </table:table-cell>
          <table:table-cell table:formula="of:=[Data.F98]" office:value-type="float" office:value="375513" calcext:value-type="float">
            <text:p>375513</text:p>
          </table:table-cell>
          <table:table-cell table:formula="of:=[Data.F123]" office:value-type="float" office:value="364234" calcext:value-type="float">
            <text:p>364234</text:p>
          </table:table-cell>
          <table:table-cell table:formula="of:=[Data.F148]" office:value-type="float" office:value="370186" calcext:value-type="float">
            <text:p>370186</text:p>
          </table:table-cell>
          <table:table-cell table:formula="of:=[Data.F173]" office:value-type="float" office:value="378246" calcext:value-type="float">
            <text:p>378246</text:p>
          </table:table-cell>
          <table:table-cell table:formula="of:=[Data.F198]" office:value-type="float" office:value="381465" calcext:value-type="float">
            <text:p>381465</text:p>
          </table:table-cell>
          <table:table-cell table:formula="of:=[Data.F223]" office:value-type="float" office:value="380436" calcext:value-type="float">
            <text:p>380436</text:p>
          </table:table-cell>
          <table:table-cell table:formula="of:=[Data.F248]" office:value-type="float" office:value="373008" calcext:value-type="float">
            <text:p>373008</text:p>
          </table:table-cell>
          <table:table-cell table:formula="of:=[Data.F273]" office:value-type="float" office:value="368511" calcext:value-type="float">
            <text:p>368511</text:p>
          </table:table-cell>
          <table:table-cell table:formula="of:=[Data.F298]" office:value-type="float" office:value="365865" calcext:value-type="float">
            <text:p>365865</text:p>
          </table:table-cell>
          <table:table-cell table:formula="of:=[Data.F323]" office:value-type="float" office:value="380544" calcext:value-type="float">
            <text:p>380544</text:p>
          </table:table-cell>
          <table:table-cell table:formula="of:=[Data.F348]" office:value-type="float" office:value="386474" calcext:value-type="float">
            <text:p>386474</text:p>
          </table:table-cell>
          <table:table-cell table:formula="of:=[Data.F373]" office:value-type="float" office:value="387200" calcext:value-type="float">
            <text:p>3872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Data.F24]" office:value-type="float" office:value="380413" calcext:value-type="float">
            <text:p>380413</text:p>
          </table:table-cell>
          <table:table-cell table:formula="of:=[Data.F49]" office:value-type="float" office:value="379119" calcext:value-type="float">
            <text:p>379119</text:p>
          </table:table-cell>
          <table:table-cell table:formula="of:=[Data.F74]" office:value-type="float" office:value="374590" calcext:value-type="float">
            <text:p>374590</text:p>
          </table:table-cell>
          <table:table-cell table:formula="of:=[Data.F99]" office:value-type="float" office:value="366445" calcext:value-type="float">
            <text:p>366445</text:p>
          </table:table-cell>
          <table:table-cell table:formula="of:=[Data.F124]" office:value-type="float" office:value="370600" calcext:value-type="float">
            <text:p>370600</text:p>
          </table:table-cell>
          <table:table-cell table:formula="of:=[Data.F149]" office:value-type="float" office:value="373450" calcext:value-type="float">
            <text:p>373450</text:p>
          </table:table-cell>
          <table:table-cell table:formula="of:=[Data.F174]" office:value-type="float" office:value="378559" calcext:value-type="float">
            <text:p>378559</text:p>
          </table:table-cell>
          <table:table-cell table:formula="of:=[Data.F199]" office:value-type="float" office:value="379946" calcext:value-type="float">
            <text:p>379946</text:p>
          </table:table-cell>
          <table:table-cell table:formula="of:=[Data.F224]" office:value-type="float" office:value="374142" calcext:value-type="float">
            <text:p>374142</text:p>
          </table:table-cell>
          <table:table-cell table:formula="of:=[Data.F249]" office:value-type="float" office:value="373096" calcext:value-type="float">
            <text:p>373096</text:p>
          </table:table-cell>
          <table:table-cell table:formula="of:=[Data.F274]" office:value-type="float" office:value="367493" calcext:value-type="float">
            <text:p>367493</text:p>
          </table:table-cell>
          <table:table-cell table:formula="of:=[Data.F299]" office:value-type="float" office:value="366963" calcext:value-type="float">
            <text:p>366963</text:p>
          </table:table-cell>
          <table:table-cell table:formula="of:=[Data.F324]" office:value-type="float" office:value="380128" calcext:value-type="float">
            <text:p>380128</text:p>
          </table:table-cell>
          <table:table-cell table:formula="of:=[Data.F349]" office:value-type="float" office:value="384195" calcext:value-type="float">
            <text:p>384195</text:p>
          </table:table-cell>
          <table:table-cell table:formula="of:=[Data.F374]" office:value-type="float" office:value="384779" calcext:value-type="float">
            <text:p>3847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Data.F25]" office:value-type="float" office:value="381884" calcext:value-type="float">
            <text:p>381884</text:p>
          </table:table-cell>
          <table:table-cell table:formula="of:=[Data.F50]" office:value-type="float" office:value="369001" calcext:value-type="float">
            <text:p>369001</text:p>
          </table:table-cell>
          <table:table-cell table:formula="of:=[Data.F75]" office:value-type="float" office:value="369308" calcext:value-type="float">
            <text:p>369308</text:p>
          </table:table-cell>
          <table:table-cell table:formula="of:=[Data.F100]" office:value-type="float" office:value="369958" calcext:value-type="float">
            <text:p>369958</text:p>
          </table:table-cell>
          <table:table-cell table:formula="of:=[Data.F125]" office:value-type="float" office:value="382111" calcext:value-type="float">
            <text:p>382111</text:p>
          </table:table-cell>
          <table:table-cell table:formula="of:=[Data.F150]" office:value-type="float" office:value="382078" calcext:value-type="float">
            <text:p>382078</text:p>
          </table:table-cell>
          <table:table-cell table:formula="of:=[Data.F175]" office:value-type="float" office:value="380781" calcext:value-type="float">
            <text:p>380781</text:p>
          </table:table-cell>
          <table:table-cell table:formula="of:=[Data.F200]" office:value-type="float" office:value="377607" calcext:value-type="float">
            <text:p>377607</text:p>
          </table:table-cell>
          <table:table-cell table:formula="of:=[Data.F225]" office:value-type="float" office:value="375202" calcext:value-type="float">
            <text:p>375202</text:p>
          </table:table-cell>
          <table:table-cell table:formula="of:=[Data.F250]" office:value-type="float" office:value="370590" calcext:value-type="float">
            <text:p>370590</text:p>
          </table:table-cell>
          <table:table-cell table:formula="of:=[Data.F275]" office:value-type="float" office:value="364316" calcext:value-type="float">
            <text:p>364316</text:p>
          </table:table-cell>
          <table:table-cell table:formula="of:=[Data.F300]" office:value-type="float" office:value="371527" calcext:value-type="float">
            <text:p>371527</text:p>
          </table:table-cell>
          <table:table-cell table:formula="of:=[Data.F325]" office:value-type="float" office:value="372941" calcext:value-type="float">
            <text:p>372941</text:p>
          </table:table-cell>
          <table:table-cell table:formula="of:=[Data.F350]" office:value-type="float" office:value="378825" calcext:value-type="float">
            <text:p>378825</text:p>
          </table:table-cell>
          <table:table-cell table:formula="of:=[Data.F375]" office:value-type="float" office:value="386752" calcext:value-type="float">
            <text:p>3867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Data.F26]" office:value-type="float" office:value="370832" calcext:value-type="float">
            <text:p>370832</text:p>
          </table:table-cell>
          <table:table-cell table:formula="of:=[Data.F51]" office:value-type="float" office:value="365301" calcext:value-type="float">
            <text:p>365301</text:p>
          </table:table-cell>
          <table:table-cell table:formula="of:=[Data.F76]" office:value-type="float" office:value="366573" calcext:value-type="float">
            <text:p>366573</text:p>
          </table:table-cell>
          <table:table-cell table:formula="of:=[Data.F101]" office:value-type="float" office:value="376845" calcext:value-type="float">
            <text:p>376845</text:p>
          </table:table-cell>
          <table:table-cell table:formula="of:=[Data.F126]" office:value-type="float" office:value="381481" calcext:value-type="float">
            <text:p>381481</text:p>
          </table:table-cell>
          <table:table-cell table:formula="of:=[Data.F151]" office:value-type="float" office:value="378907" calcext:value-type="float">
            <text:p>378907</text:p>
          </table:table-cell>
          <table:table-cell table:formula="of:=[Data.F176]" office:value-type="float" office:value="381502" calcext:value-type="float">
            <text:p>381502</text:p>
          </table:table-cell>
          <table:table-cell table:formula="of:=[Data.F201]" office:value-type="float" office:value="377040" calcext:value-type="float">
            <text:p>377040</text:p>
          </table:table-cell>
          <table:table-cell table:formula="of:=[Data.F226]" office:value-type="float" office:value="377122" calcext:value-type="float">
            <text:p>377122</text:p>
          </table:table-cell>
          <table:table-cell table:formula="of:=[Data.F251]" office:value-type="float" office:value="371049" calcext:value-type="float">
            <text:p>371049</text:p>
          </table:table-cell>
          <table:table-cell table:formula="of:=[Data.F276]" office:value-type="float" office:value="363923" calcext:value-type="float">
            <text:p>363923</text:p>
          </table:table-cell>
          <table:table-cell table:formula="of:=[Data.F301]" office:value-type="float" office:value="367955" calcext:value-type="float">
            <text:p>367955</text:p>
          </table:table-cell>
          <table:table-cell table:formula="of:=[Data.F326]" office:value-type="float" office:value="376641" calcext:value-type="float">
            <text:p>376641</text:p>
          </table:table-cell>
          <table:table-cell table:formula="of:=[Data.F351]" office:value-type="float" office:value="378907" calcext:value-type="float">
            <text:p>378907</text:p>
          </table:table-cell>
          <table:table-cell table:formula="of:=[Data.F376]" office:value-type="float" office:value="389827" calcext:value-type="float">
            <text:p>389827</text:p>
          </table:table-cell>
        </table:table-row>
        <calcext:conditional-formats>
          <calcext:conditional-format calcext:target-range-address="'Median Evaluations'.B2:'Median Evaluations'.P26">
            <calcext:color-scale>
              <calcext:color-scale-entry calcext:value="0" calcext:type="minimum" calcext:color="#98ffff"/>
              <calcext:color-scale-entry calcext:value="50" calcext:type="percentile" calcext:color="#0078ff"/>
              <calcext:color-scale-entry calcext:value="0" calcext:type="maximum" calcext:color="#000458"/>
            </calcext:color-scale>
          </calcext:conditional-format>
        </calcext:conditional-formats>
      </table:table>
      <table:table table:name="Max Evaluations" table:style-name="ta1">
        <table:table-column table:style-name="co12" table:default-cell-style-name="Default"/>
        <table:table-column table:style-name="co12" table:number-columns-repeated="15" table:default-cell-style-name="ce3"/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Data.H2]" office:value-type="float" office:value="2104499" calcext:value-type="float">
            <text:p>2104499</text:p>
          </table:table-cell>
          <table:table-cell table:formula="of:=[Data.H27]" office:value-type="float" office:value="2072031" calcext:value-type="float">
            <text:p>2072031</text:p>
          </table:table-cell>
          <table:table-cell table:formula="of:=[Data.H52]" office:value-type="float" office:value="2890370" calcext:value-type="float">
            <text:p>2890370</text:p>
          </table:table-cell>
          <table:table-cell table:formula="of:=[Data.H77]" office:value-type="float" office:value="2152830" calcext:value-type="float">
            <text:p>2152830</text:p>
          </table:table-cell>
          <table:table-cell table:formula="of:=[Data.H102]" office:value-type="float" office:value="1456446" calcext:value-type="float">
            <text:p>1456446</text:p>
          </table:table-cell>
          <table:table-cell table:formula="of:=[Data.H127]" office:value-type="float" office:value="1612307" calcext:value-type="float">
            <text:p>1612307</text:p>
          </table:table-cell>
          <table:table-cell table:formula="of:=[Data.H152]" office:value-type="float" office:value="1096676" calcext:value-type="float">
            <text:p>1096676</text:p>
          </table:table-cell>
          <table:table-cell table:formula="of:=[Data.H177]" office:value-type="float" office:value="951823" calcext:value-type="float">
            <text:p>951823</text:p>
          </table:table-cell>
          <table:table-cell table:formula="of:=[Data.H202]" office:value-type="float" office:value="847181" calcext:value-type="float">
            <text:p>847181</text:p>
          </table:table-cell>
          <table:table-cell table:formula="of:=[Data.H227]" office:value-type="float" office:value="621724" calcext:value-type="float">
            <text:p>621724</text:p>
          </table:table-cell>
          <table:table-cell table:formula="of:=[Data.H252]" office:value-type="float" office:value="800673" calcext:value-type="float">
            <text:p>800673</text:p>
          </table:table-cell>
          <table:table-cell table:formula="of:=[Data.H277]" office:value-type="float" office:value="769243" calcext:value-type="float">
            <text:p>769243</text:p>
          </table:table-cell>
          <table:table-cell table:formula="of:=[Data.H302]" office:value-type="float" office:value="686309" calcext:value-type="float">
            <text:p>686309</text:p>
          </table:table-cell>
          <table:table-cell table:formula="of:=[Data.H327]" office:value-type="float" office:value="819529" calcext:value-type="float">
            <text:p>819529</text:p>
          </table:table-cell>
          <table:table-cell table:formula="of:=[Data.H352]" office:value-type="float" office:value="812621" calcext:value-type="float">
            <text:p>81262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Data.H3]" office:value-type="float" office:value="2110693" calcext:value-type="float">
            <text:p>2110693</text:p>
          </table:table-cell>
          <table:table-cell table:formula="of:=[Data.H28]" office:value-type="float" office:value="2090522" calcext:value-type="float">
            <text:p>2090522</text:p>
          </table:table-cell>
          <table:table-cell table:formula="of:=[Data.H53]" office:value-type="float" office:value="1608839" calcext:value-type="float">
            <text:p>1608839</text:p>
          </table:table-cell>
          <table:table-cell table:formula="of:=[Data.H78]" office:value-type="float" office:value="1103566" calcext:value-type="float">
            <text:p>1103566</text:p>
          </table:table-cell>
          <table:table-cell table:formula="of:=[Data.H103]" office:value-type="float" office:value="1177878" calcext:value-type="float">
            <text:p>1177878</text:p>
          </table:table-cell>
          <table:table-cell table:formula="of:=[Data.H128]" office:value-type="float" office:value="887380" calcext:value-type="float">
            <text:p>887380</text:p>
          </table:table-cell>
          <table:table-cell table:formula="of:=[Data.H153]" office:value-type="float" office:value="1077033" calcext:value-type="float">
            <text:p>1077033</text:p>
          </table:table-cell>
          <table:table-cell table:formula="of:=[Data.H178]" office:value-type="float" office:value="713109" calcext:value-type="float">
            <text:p>713109</text:p>
          </table:table-cell>
          <table:table-cell table:formula="of:=[Data.H203]" office:value-type="float" office:value="669507" calcext:value-type="float">
            <text:p>669507</text:p>
          </table:table-cell>
          <table:table-cell table:formula="of:=[Data.H228]" office:value-type="float" office:value="649619" calcext:value-type="float">
            <text:p>649619</text:p>
          </table:table-cell>
          <table:table-cell table:formula="of:=[Data.H253]" office:value-type="float" office:value="743610" calcext:value-type="float">
            <text:p>743610</text:p>
          </table:table-cell>
          <table:table-cell table:formula="of:=[Data.H278]" office:value-type="float" office:value="795393" calcext:value-type="float">
            <text:p>795393</text:p>
          </table:table-cell>
          <table:table-cell table:formula="of:=[Data.H303]" office:value-type="float" office:value="712864" calcext:value-type="float">
            <text:p>712864</text:p>
          </table:table-cell>
          <table:table-cell table:formula="of:=[Data.H328]" office:value-type="float" office:value="765462" calcext:value-type="float">
            <text:p>765462</text:p>
          </table:table-cell>
          <table:table-cell table:formula="of:=[Data.H353]" office:value-type="float" office:value="964024" calcext:value-type="float">
            <text:p>96402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Data.H4]" office:value-type="float" office:value="1967797" calcext:value-type="float">
            <text:p>1967797</text:p>
          </table:table-cell>
          <table:table-cell table:formula="of:=[Data.H29]" office:value-type="float" office:value="1218038" calcext:value-type="float">
            <text:p>1218038</text:p>
          </table:table-cell>
          <table:table-cell table:formula="of:=[Data.H54]" office:value-type="float" office:value="1190450" calcext:value-type="float">
            <text:p>1190450</text:p>
          </table:table-cell>
          <table:table-cell table:formula="of:=[Data.H79]" office:value-type="float" office:value="990559" calcext:value-type="float">
            <text:p>990559</text:p>
          </table:table-cell>
          <table:table-cell table:formula="of:=[Data.H104]" office:value-type="float" office:value="1062838" calcext:value-type="float">
            <text:p>1062838</text:p>
          </table:table-cell>
          <table:table-cell table:formula="of:=[Data.H129]" office:value-type="float" office:value="853881" calcext:value-type="float">
            <text:p>853881</text:p>
          </table:table-cell>
          <table:table-cell table:formula="of:=[Data.H154]" office:value-type="float" office:value="930909" calcext:value-type="float">
            <text:p>930909</text:p>
          </table:table-cell>
          <table:table-cell table:formula="of:=[Data.H179]" office:value-type="float" office:value="748346" calcext:value-type="float">
            <text:p>748346</text:p>
          </table:table-cell>
          <table:table-cell table:formula="of:=[Data.H204]" office:value-type="float" office:value="635100" calcext:value-type="float">
            <text:p>635100</text:p>
          </table:table-cell>
          <table:table-cell table:formula="of:=[Data.H229]" office:value-type="float" office:value="732497" calcext:value-type="float">
            <text:p>732497</text:p>
          </table:table-cell>
          <table:table-cell table:formula="of:=[Data.H254]" office:value-type="float" office:value="706144" calcext:value-type="float">
            <text:p>706144</text:p>
          </table:table-cell>
          <table:table-cell table:formula="of:=[Data.H279]" office:value-type="float" office:value="844905" calcext:value-type="float">
            <text:p>844905</text:p>
          </table:table-cell>
          <table:table-cell table:formula="of:=[Data.H304]" office:value-type="float" office:value="713368" calcext:value-type="float">
            <text:p>713368</text:p>
          </table:table-cell>
          <table:table-cell table:formula="of:=[Data.H329]" office:value-type="float" office:value="683531" calcext:value-type="float">
            <text:p>683531</text:p>
          </table:table-cell>
          <table:table-cell table:formula="of:=[Data.H354]" office:value-type="float" office:value="920634" calcext:value-type="float">
            <text:p>92063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Data.H5]" office:value-type="float" office:value="853514" calcext:value-type="float">
            <text:p>853514</text:p>
          </table:table-cell>
          <table:table-cell table:formula="of:=[Data.H30]" office:value-type="float" office:value="1023370" calcext:value-type="float">
            <text:p>1023370</text:p>
          </table:table-cell>
          <table:table-cell table:formula="of:=[Data.H55]" office:value-type="float" office:value="883178" calcext:value-type="float">
            <text:p>883178</text:p>
          </table:table-cell>
          <table:table-cell table:formula="of:=[Data.H80]" office:value-type="float" office:value="797029" calcext:value-type="float">
            <text:p>797029</text:p>
          </table:table-cell>
          <table:table-cell table:formula="of:=[Data.H105]" office:value-type="float" office:value="720097" calcext:value-type="float">
            <text:p>720097</text:p>
          </table:table-cell>
          <table:table-cell table:formula="of:=[Data.H130]" office:value-type="float" office:value="755645" calcext:value-type="float">
            <text:p>755645</text:p>
          </table:table-cell>
          <table:table-cell table:formula="of:=[Data.H155]" office:value-type="float" office:value="731872" calcext:value-type="float">
            <text:p>731872</text:p>
          </table:table-cell>
          <table:table-cell table:formula="of:=[Data.H180]" office:value-type="float" office:value="738373" calcext:value-type="float">
            <text:p>738373</text:p>
          </table:table-cell>
          <table:table-cell table:formula="of:=[Data.H205]" office:value-type="float" office:value="647785" calcext:value-type="float">
            <text:p>647785</text:p>
          </table:table-cell>
          <table:table-cell table:formula="of:=[Data.H230]" office:value-type="float" office:value="728317" calcext:value-type="float">
            <text:p>728317</text:p>
          </table:table-cell>
          <table:table-cell table:formula="of:=[Data.H255]" office:value-type="float" office:value="636223" calcext:value-type="float">
            <text:p>636223</text:p>
          </table:table-cell>
          <table:table-cell table:formula="of:=[Data.H280]" office:value-type="float" office:value="672107" calcext:value-type="float">
            <text:p>672107</text:p>
          </table:table-cell>
          <table:table-cell table:formula="of:=[Data.H305]" office:value-type="float" office:value="739578" calcext:value-type="float">
            <text:p>739578</text:p>
          </table:table-cell>
          <table:table-cell table:formula="of:=[Data.H330]" office:value-type="float" office:value="986523" calcext:value-type="float">
            <text:p>986523</text:p>
          </table:table-cell>
          <table:table-cell table:formula="of:=[Data.H355]" office:value-type="float" office:value="845702" calcext:value-type="float">
            <text:p>84570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[Data.H6]" office:value-type="float" office:value="995651" calcext:value-type="float">
            <text:p>995651</text:p>
          </table:table-cell>
          <table:table-cell table:formula="of:=[Data.H31]" office:value-type="float" office:value="726615" calcext:value-type="float">
            <text:p>726615</text:p>
          </table:table-cell>
          <table:table-cell table:formula="of:=[Data.H56]" office:value-type="float" office:value="821057" calcext:value-type="float">
            <text:p>821057</text:p>
          </table:table-cell>
          <table:table-cell table:formula="of:=[Data.H81]" office:value-type="float" office:value="688620" calcext:value-type="float">
            <text:p>688620</text:p>
          </table:table-cell>
          <table:table-cell table:formula="of:=[Data.H106]" office:value-type="float" office:value="755322" calcext:value-type="float">
            <text:p>755322</text:p>
          </table:table-cell>
          <table:table-cell table:formula="of:=[Data.H131]" office:value-type="float" office:value="776388" calcext:value-type="float">
            <text:p>776388</text:p>
          </table:table-cell>
          <table:table-cell table:formula="of:=[Data.H156]" office:value-type="float" office:value="740660" calcext:value-type="float">
            <text:p>740660</text:p>
          </table:table-cell>
          <table:table-cell table:formula="of:=[Data.H181]" office:value-type="float" office:value="709540" calcext:value-type="float">
            <text:p>709540</text:p>
          </table:table-cell>
          <table:table-cell table:formula="of:=[Data.H206]" office:value-type="float" office:value="580262" calcext:value-type="float">
            <text:p>580262</text:p>
          </table:table-cell>
          <table:table-cell table:formula="of:=[Data.H231]" office:value-type="float" office:value="691232" calcext:value-type="float">
            <text:p>691232</text:p>
          </table:table-cell>
          <table:table-cell table:formula="of:=[Data.H256]" office:value-type="float" office:value="733057" calcext:value-type="float">
            <text:p>733057</text:p>
          </table:table-cell>
          <table:table-cell table:formula="of:=[Data.H281]" office:value-type="float" office:value="783071" calcext:value-type="float">
            <text:p>783071</text:p>
          </table:table-cell>
          <table:table-cell table:formula="of:=[Data.H306]" office:value-type="float" office:value="726623" calcext:value-type="float">
            <text:p>726623</text:p>
          </table:table-cell>
          <table:table-cell table:formula="of:=[Data.H331]" office:value-type="float" office:value="794793" calcext:value-type="float">
            <text:p>794793</text:p>
          </table:table-cell>
          <table:table-cell table:formula="of:=[Data.H356]" office:value-type="float" office:value="722310" calcext:value-type="float">
            <text:p>7223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Data.H7]" office:value-type="float" office:value="1095818" calcext:value-type="float">
            <text:p>1095818</text:p>
          </table:table-cell>
          <table:table-cell table:formula="of:=[Data.H32]" office:value-type="float" office:value="995742" calcext:value-type="float">
            <text:p>995742</text:p>
          </table:table-cell>
          <table:table-cell table:formula="of:=[Data.H57]" office:value-type="float" office:value="764278" calcext:value-type="float">
            <text:p>764278</text:p>
          </table:table-cell>
          <table:table-cell table:formula="of:=[Data.H82]" office:value-type="float" office:value="746195" calcext:value-type="float">
            <text:p>746195</text:p>
          </table:table-cell>
          <table:table-cell table:formula="of:=[Data.H107]" office:value-type="float" office:value="808350" calcext:value-type="float">
            <text:p>808350</text:p>
          </table:table-cell>
          <table:table-cell table:formula="of:=[Data.H132]" office:value-type="float" office:value="782147" calcext:value-type="float">
            <text:p>782147</text:p>
          </table:table-cell>
          <table:table-cell table:formula="of:=[Data.H157]" office:value-type="float" office:value="940719" calcext:value-type="float">
            <text:p>940719</text:p>
          </table:table-cell>
          <table:table-cell table:formula="of:=[Data.H182]" office:value-type="float" office:value="711250" calcext:value-type="float">
            <text:p>711250</text:p>
          </table:table-cell>
          <table:table-cell table:formula="of:=[Data.H207]" office:value-type="float" office:value="653723" calcext:value-type="float">
            <text:p>653723</text:p>
          </table:table-cell>
          <table:table-cell table:formula="of:=[Data.H232]" office:value-type="float" office:value="617535" calcext:value-type="float">
            <text:p>617535</text:p>
          </table:table-cell>
          <table:table-cell table:formula="of:=[Data.H257]" office:value-type="float" office:value="643281" calcext:value-type="float">
            <text:p>643281</text:p>
          </table:table-cell>
          <table:table-cell table:formula="of:=[Data.H282]" office:value-type="float" office:value="680415" calcext:value-type="float">
            <text:p>680415</text:p>
          </table:table-cell>
          <table:table-cell table:formula="of:=[Data.H307]" office:value-type="float" office:value="711115" calcext:value-type="float">
            <text:p>711115</text:p>
          </table:table-cell>
          <table:table-cell table:formula="of:=[Data.H332]" office:value-type="float" office:value="731771" calcext:value-type="float">
            <text:p>731771</text:p>
          </table:table-cell>
          <table:table-cell table:formula="of:=[Data.H357]" office:value-type="float" office:value="786436" calcext:value-type="float">
            <text:p>786436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[Data.H8]" office:value-type="float" office:value="1209518" calcext:value-type="float">
            <text:p>1209518</text:p>
          </table:table-cell>
          <table:table-cell table:formula="of:=[Data.H33]" office:value-type="float" office:value="725666" calcext:value-type="float">
            <text:p>725666</text:p>
          </table:table-cell>
          <table:table-cell table:formula="of:=[Data.H58]" office:value-type="float" office:value="677974" calcext:value-type="float">
            <text:p>677974</text:p>
          </table:table-cell>
          <table:table-cell table:formula="of:=[Data.H83]" office:value-type="float" office:value="799867" calcext:value-type="float">
            <text:p>799867</text:p>
          </table:table-cell>
          <table:table-cell table:formula="of:=[Data.H108]" office:value-type="float" office:value="752798" calcext:value-type="float">
            <text:p>752798</text:p>
          </table:table-cell>
          <table:table-cell table:formula="of:=[Data.H133]" office:value-type="float" office:value="830011" calcext:value-type="float">
            <text:p>830011</text:p>
          </table:table-cell>
          <table:table-cell table:formula="of:=[Data.H158]" office:value-type="float" office:value="670980" calcext:value-type="float">
            <text:p>670980</text:p>
          </table:table-cell>
          <table:table-cell table:formula="of:=[Data.H183]" office:value-type="float" office:value="739243" calcext:value-type="float">
            <text:p>739243</text:p>
          </table:table-cell>
          <table:table-cell table:formula="of:=[Data.H208]" office:value-type="float" office:value="755275" calcext:value-type="float">
            <text:p>755275</text:p>
          </table:table-cell>
          <table:table-cell table:formula="of:=[Data.H233]" office:value-type="float" office:value="632505" calcext:value-type="float">
            <text:p>632505</text:p>
          </table:table-cell>
          <table:table-cell table:formula="of:=[Data.H258]" office:value-type="float" office:value="728369" calcext:value-type="float">
            <text:p>728369</text:p>
          </table:table-cell>
          <table:table-cell table:formula="of:=[Data.H283]" office:value-type="float" office:value="692871" calcext:value-type="float">
            <text:p>692871</text:p>
          </table:table-cell>
          <table:table-cell table:formula="of:=[Data.H308]" office:value-type="float" office:value="864070" calcext:value-type="float">
            <text:p>864070</text:p>
          </table:table-cell>
          <table:table-cell table:formula="of:=[Data.H333]" office:value-type="float" office:value="706498" calcext:value-type="float">
            <text:p>706498</text:p>
          </table:table-cell>
          <table:table-cell table:formula="of:=[Data.H358]" office:value-type="float" office:value="785930" calcext:value-type="float">
            <text:p>78593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Data.H9]" office:value-type="float" office:value="781721" calcext:value-type="float">
            <text:p>781721</text:p>
          </table:table-cell>
          <table:table-cell table:formula="of:=[Data.H34]" office:value-type="float" office:value="657017" calcext:value-type="float">
            <text:p>657017</text:p>
          </table:table-cell>
          <table:table-cell table:formula="of:=[Data.H59]" office:value-type="float" office:value="845358" calcext:value-type="float">
            <text:p>845358</text:p>
          </table:table-cell>
          <table:table-cell table:formula="of:=[Data.H84]" office:value-type="float" office:value="656363" calcext:value-type="float">
            <text:p>656363</text:p>
          </table:table-cell>
          <table:table-cell table:formula="of:=[Data.H109]" office:value-type="float" office:value="877155" calcext:value-type="float">
            <text:p>877155</text:p>
          </table:table-cell>
          <table:table-cell table:formula="of:=[Data.H134]" office:value-type="float" office:value="670486" calcext:value-type="float">
            <text:p>670486</text:p>
          </table:table-cell>
          <table:table-cell table:formula="of:=[Data.H159]" office:value-type="float" office:value="685638" calcext:value-type="float">
            <text:p>685638</text:p>
          </table:table-cell>
          <table:table-cell table:formula="of:=[Data.H184]" office:value-type="float" office:value="723553" calcext:value-type="float">
            <text:p>723553</text:p>
          </table:table-cell>
          <table:table-cell table:formula="of:=[Data.H209]" office:value-type="float" office:value="579695" calcext:value-type="float">
            <text:p>579695</text:p>
          </table:table-cell>
          <table:table-cell table:formula="of:=[Data.H234]" office:value-type="float" office:value="960271" calcext:value-type="float">
            <text:p>960271</text:p>
          </table:table-cell>
          <table:table-cell table:formula="of:=[Data.H259]" office:value-type="float" office:value="636929" calcext:value-type="float">
            <text:p>636929</text:p>
          </table:table-cell>
          <table:table-cell table:formula="of:=[Data.H284]" office:value-type="float" office:value="654297" calcext:value-type="float">
            <text:p>654297</text:p>
          </table:table-cell>
          <table:table-cell table:formula="of:=[Data.H309]" office:value-type="float" office:value="689653" calcext:value-type="float">
            <text:p>689653</text:p>
          </table:table-cell>
          <table:table-cell table:formula="of:=[Data.H334]" office:value-type="float" office:value="703263" calcext:value-type="float">
            <text:p>703263</text:p>
          </table:table-cell>
          <table:table-cell table:formula="of:=[Data.H359]" office:value-type="float" office:value="1297507" calcext:value-type="float">
            <text:p>1297507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formula="of:=[Data.H10]" office:value-type="float" office:value="772337" calcext:value-type="float">
            <text:p>772337</text:p>
          </table:table-cell>
          <table:table-cell table:formula="of:=[Data.H35]" office:value-type="float" office:value="889878" calcext:value-type="float">
            <text:p>889878</text:p>
          </table:table-cell>
          <table:table-cell table:formula="of:=[Data.H60]" office:value-type="float" office:value="820785" calcext:value-type="float">
            <text:p>820785</text:p>
          </table:table-cell>
          <table:table-cell table:formula="of:=[Data.H85]" office:value-type="float" office:value="759338" calcext:value-type="float">
            <text:p>759338</text:p>
          </table:table-cell>
          <table:table-cell table:formula="of:=[Data.H110]" office:value-type="float" office:value="693143" calcext:value-type="float">
            <text:p>693143</text:p>
          </table:table-cell>
          <table:table-cell table:formula="of:=[Data.H135]" office:value-type="float" office:value="621908" calcext:value-type="float">
            <text:p>621908</text:p>
          </table:table-cell>
          <table:table-cell table:formula="of:=[Data.H160]" office:value-type="float" office:value="643724" calcext:value-type="float">
            <text:p>643724</text:p>
          </table:table-cell>
          <table:table-cell table:formula="of:=[Data.H185]" office:value-type="float" office:value="654274" calcext:value-type="float">
            <text:p>654274</text:p>
          </table:table-cell>
          <table:table-cell table:formula="of:=[Data.H210]" office:value-type="float" office:value="688504" calcext:value-type="float">
            <text:p>688504</text:p>
          </table:table-cell>
          <table:table-cell table:formula="of:=[Data.H235]" office:value-type="float" office:value="614765" calcext:value-type="float">
            <text:p>614765</text:p>
          </table:table-cell>
          <table:table-cell table:formula="of:=[Data.H260]" office:value-type="float" office:value="661266" calcext:value-type="float">
            <text:p>661266</text:p>
          </table:table-cell>
          <table:table-cell table:formula="of:=[Data.H285]" office:value-type="float" office:value="685484" calcext:value-type="float">
            <text:p>685484</text:p>
          </table:table-cell>
          <table:table-cell table:formula="of:=[Data.H310]" office:value-type="float" office:value="760707" calcext:value-type="float">
            <text:p>760707</text:p>
          </table:table-cell>
          <table:table-cell table:formula="of:=[Data.H335]" office:value-type="float" office:value="1162815" calcext:value-type="float">
            <text:p>1162815</text:p>
          </table:table-cell>
          <table:table-cell table:formula="of:=[Data.H360]" office:value-type="float" office:value="876971" calcext:value-type="float">
            <text:p>8769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Data.H11]" office:value-type="float" office:value="1048191" calcext:value-type="float">
            <text:p>1048191</text:p>
          </table:table-cell>
          <table:table-cell table:formula="of:=[Data.H36]" office:value-type="float" office:value="678799" calcext:value-type="float">
            <text:p>678799</text:p>
          </table:table-cell>
          <table:table-cell table:formula="of:=[Data.H61]" office:value-type="float" office:value="804144" calcext:value-type="float">
            <text:p>804144</text:p>
          </table:table-cell>
          <table:table-cell table:formula="of:=[Data.H86]" office:value-type="float" office:value="660137" calcext:value-type="float">
            <text:p>660137</text:p>
          </table:table-cell>
          <table:table-cell table:formula="of:=[Data.H111]" office:value-type="float" office:value="781761" calcext:value-type="float">
            <text:p>781761</text:p>
          </table:table-cell>
          <table:table-cell table:formula="of:=[Data.H136]" office:value-type="float" office:value="678285" calcext:value-type="float">
            <text:p>678285</text:p>
          </table:table-cell>
          <table:table-cell table:formula="of:=[Data.H161]" office:value-type="float" office:value="1289076" calcext:value-type="float">
            <text:p>1289076</text:p>
          </table:table-cell>
          <table:table-cell table:formula="of:=[Data.H186]" office:value-type="float" office:value="811559" calcext:value-type="float">
            <text:p>811559</text:p>
          </table:table-cell>
          <table:table-cell table:formula="of:=[Data.H211]" office:value-type="float" office:value="659809" calcext:value-type="float">
            <text:p>659809</text:p>
          </table:table-cell>
          <table:table-cell table:formula="of:=[Data.H236]" office:value-type="float" office:value="691462" calcext:value-type="float">
            <text:p>691462</text:p>
          </table:table-cell>
          <table:table-cell table:formula="of:=[Data.H261]" office:value-type="float" office:value="710466" calcext:value-type="float">
            <text:p>710466</text:p>
          </table:table-cell>
          <table:table-cell table:formula="of:=[Data.H286]" office:value-type="float" office:value="819772" calcext:value-type="float">
            <text:p>819772</text:p>
          </table:table-cell>
          <table:table-cell table:formula="of:=[Data.H311]" office:value-type="float" office:value="912274" calcext:value-type="float">
            <text:p>912274</text:p>
          </table:table-cell>
          <table:table-cell table:formula="of:=[Data.H336]" office:value-type="float" office:value="905261" calcext:value-type="float">
            <text:p>905261</text:p>
          </table:table-cell>
          <table:table-cell table:formula="of:=[Data.H361]" office:value-type="float" office:value="803781" calcext:value-type="float">
            <text:p>80378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Data.H12]" office:value-type="float" office:value="706918" calcext:value-type="float">
            <text:p>706918</text:p>
          </table:table-cell>
          <table:table-cell table:formula="of:=[Data.H37]" office:value-type="float" office:value="649475" calcext:value-type="float">
            <text:p>649475</text:p>
          </table:table-cell>
          <table:table-cell table:formula="of:=[Data.H62]" office:value-type="float" office:value="730476" calcext:value-type="float">
            <text:p>730476</text:p>
          </table:table-cell>
          <table:table-cell table:formula="of:=[Data.H87]" office:value-type="float" office:value="671836" calcext:value-type="float">
            <text:p>671836</text:p>
          </table:table-cell>
          <table:table-cell table:formula="of:=[Data.H112]" office:value-type="float" office:value="836637" calcext:value-type="float">
            <text:p>836637</text:p>
          </table:table-cell>
          <table:table-cell table:formula="of:=[Data.H137]" office:value-type="float" office:value="759758" calcext:value-type="float">
            <text:p>759758</text:p>
          </table:table-cell>
          <table:table-cell table:formula="of:=[Data.H162]" office:value-type="float" office:value="655673" calcext:value-type="float">
            <text:p>655673</text:p>
          </table:table-cell>
          <table:table-cell table:formula="of:=[Data.H187]" office:value-type="float" office:value="768111" calcext:value-type="float">
            <text:p>768111</text:p>
          </table:table-cell>
          <table:table-cell table:formula="of:=[Data.H212]" office:value-type="float" office:value="718602" calcext:value-type="float">
            <text:p>718602</text:p>
          </table:table-cell>
          <table:table-cell table:formula="of:=[Data.H237]" office:value-type="float" office:value="686462" calcext:value-type="float">
            <text:p>686462</text:p>
          </table:table-cell>
          <table:table-cell table:formula="of:=[Data.H262]" office:value-type="float" office:value="706419" calcext:value-type="float">
            <text:p>706419</text:p>
          </table:table-cell>
          <table:table-cell table:formula="of:=[Data.H287]" office:value-type="float" office:value="852319" calcext:value-type="float">
            <text:p>852319</text:p>
          </table:table-cell>
          <table:table-cell table:formula="of:=[Data.H312]" office:value-type="float" office:value="686729" calcext:value-type="float">
            <text:p>686729</text:p>
          </table:table-cell>
          <table:table-cell table:formula="of:=[Data.H337]" office:value-type="float" office:value="684503" calcext:value-type="float">
            <text:p>684503</text:p>
          </table:table-cell>
          <table:table-cell table:formula="of:=[Data.H362]" office:value-type="float" office:value="831046" calcext:value-type="float">
            <text:p>8310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Data.H13]" office:value-type="float" office:value="751071" calcext:value-type="float">
            <text:p>751071</text:p>
          </table:table-cell>
          <table:table-cell table:formula="of:=[Data.H38]" office:value-type="float" office:value="947417" calcext:value-type="float">
            <text:p>947417</text:p>
          </table:table-cell>
          <table:table-cell table:formula="of:=[Data.H63]" office:value-type="float" office:value="657390" calcext:value-type="float">
            <text:p>657390</text:p>
          </table:table-cell>
          <table:table-cell table:formula="of:=[Data.H88]" office:value-type="float" office:value="817838" calcext:value-type="float">
            <text:p>817838</text:p>
          </table:table-cell>
          <table:table-cell table:formula="of:=[Data.H113]" office:value-type="float" office:value="731314" calcext:value-type="float">
            <text:p>731314</text:p>
          </table:table-cell>
          <table:table-cell table:formula="of:=[Data.H138]" office:value-type="float" office:value="700510" calcext:value-type="float">
            <text:p>700510</text:p>
          </table:table-cell>
          <table:table-cell table:formula="of:=[Data.H163]" office:value-type="float" office:value="738316" calcext:value-type="float">
            <text:p>738316</text:p>
          </table:table-cell>
          <table:table-cell table:formula="of:=[Data.H188]" office:value-type="float" office:value="589694" calcext:value-type="float">
            <text:p>589694</text:p>
          </table:table-cell>
          <table:table-cell table:formula="of:=[Data.H213]" office:value-type="float" office:value="613036" calcext:value-type="float">
            <text:p>613036</text:p>
          </table:table-cell>
          <table:table-cell table:formula="of:=[Data.H238]" office:value-type="float" office:value="692381" calcext:value-type="float">
            <text:p>692381</text:p>
          </table:table-cell>
          <table:table-cell table:formula="of:=[Data.H263]" office:value-type="float" office:value="634289" calcext:value-type="float">
            <text:p>634289</text:p>
          </table:table-cell>
          <table:table-cell table:formula="of:=[Data.H288]" office:value-type="float" office:value="780947" calcext:value-type="float">
            <text:p>780947</text:p>
          </table:table-cell>
          <table:table-cell table:formula="of:=[Data.H313]" office:value-type="float" office:value="906579" calcext:value-type="float">
            <text:p>906579</text:p>
          </table:table-cell>
          <table:table-cell table:formula="of:=[Data.H338]" office:value-type="float" office:value="741548" calcext:value-type="float">
            <text:p>741548</text:p>
          </table:table-cell>
          <table:table-cell table:formula="of:=[Data.H363]" office:value-type="float" office:value="965769" calcext:value-type="float">
            <text:p>96576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Data.H14]" office:value-type="float" office:value="759953" calcext:value-type="float">
            <text:p>759953</text:p>
          </table:table-cell>
          <table:table-cell table:formula="of:=[Data.H39]" office:value-type="float" office:value="633612" calcext:value-type="float">
            <text:p>633612</text:p>
          </table:table-cell>
          <table:table-cell table:formula="of:=[Data.H64]" office:value-type="float" office:value="786462" calcext:value-type="float">
            <text:p>786462</text:p>
          </table:table-cell>
          <table:table-cell table:formula="of:=[Data.H89]" office:value-type="float" office:value="743348" calcext:value-type="float">
            <text:p>743348</text:p>
          </table:table-cell>
          <table:table-cell table:formula="of:=[Data.H114]" office:value-type="float" office:value="650616" calcext:value-type="float">
            <text:p>650616</text:p>
          </table:table-cell>
          <table:table-cell table:formula="of:=[Data.H139]" office:value-type="float" office:value="741415" calcext:value-type="float">
            <text:p>741415</text:p>
          </table:table-cell>
          <table:table-cell table:formula="of:=[Data.H164]" office:value-type="float" office:value="1024220" calcext:value-type="float">
            <text:p>1024220</text:p>
          </table:table-cell>
          <table:table-cell table:formula="of:=[Data.H189]" office:value-type="float" office:value="629723" calcext:value-type="float">
            <text:p>629723</text:p>
          </table:table-cell>
          <table:table-cell table:formula="of:=[Data.H214]" office:value-type="float" office:value="746809" calcext:value-type="float">
            <text:p>746809</text:p>
          </table:table-cell>
          <table:table-cell table:formula="of:=[Data.H239]" office:value-type="float" office:value="665045" calcext:value-type="float">
            <text:p>665045</text:p>
          </table:table-cell>
          <table:table-cell table:formula="of:=[Data.H264]" office:value-type="float" office:value="793836" calcext:value-type="float">
            <text:p>793836</text:p>
          </table:table-cell>
          <table:table-cell table:formula="of:=[Data.H289]" office:value-type="float" office:value="720039" calcext:value-type="float">
            <text:p>720039</text:p>
          </table:table-cell>
          <table:table-cell table:formula="of:=[Data.H314]" office:value-type="float" office:value="672040" calcext:value-type="float">
            <text:p>672040</text:p>
          </table:table-cell>
          <table:table-cell table:formula="of:=[Data.H339]" office:value-type="float" office:value="730425" calcext:value-type="float">
            <text:p>730425</text:p>
          </table:table-cell>
          <table:table-cell table:formula="of:=[Data.H364]" office:value-type="float" office:value="725868" calcext:value-type="float">
            <text:p>7258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Data.H15]" office:value-type="float" office:value="825361" calcext:value-type="float">
            <text:p>825361</text:p>
          </table:table-cell>
          <table:table-cell table:formula="of:=[Data.H40]" office:value-type="float" office:value="772957" calcext:value-type="float">
            <text:p>772957</text:p>
          </table:table-cell>
          <table:table-cell table:formula="of:=[Data.H65]" office:value-type="float" office:value="712918" calcext:value-type="float">
            <text:p>712918</text:p>
          </table:table-cell>
          <table:table-cell table:formula="of:=[Data.H90]" office:value-type="float" office:value="1086381" calcext:value-type="float">
            <text:p>1086381</text:p>
          </table:table-cell>
          <table:table-cell table:formula="of:=[Data.H115]" office:value-type="float" office:value="685959" calcext:value-type="float">
            <text:p>685959</text:p>
          </table:table-cell>
          <table:table-cell table:formula="of:=[Data.H140]" office:value-type="float" office:value="649509" calcext:value-type="float">
            <text:p>649509</text:p>
          </table:table-cell>
          <table:table-cell table:formula="of:=[Data.H165]" office:value-type="float" office:value="630866" calcext:value-type="float">
            <text:p>630866</text:p>
          </table:table-cell>
          <table:table-cell table:formula="of:=[Data.H190]" office:value-type="float" office:value="655406" calcext:value-type="float">
            <text:p>655406</text:p>
          </table:table-cell>
          <table:table-cell table:formula="of:=[Data.H215]" office:value-type="float" office:value="810724" calcext:value-type="float">
            <text:p>810724</text:p>
          </table:table-cell>
          <table:table-cell table:formula="of:=[Data.H240]" office:value-type="float" office:value="705369" calcext:value-type="float">
            <text:p>705369</text:p>
          </table:table-cell>
          <table:table-cell table:formula="of:=[Data.H265]" office:value-type="float" office:value="693250" calcext:value-type="float">
            <text:p>693250</text:p>
          </table:table-cell>
          <table:table-cell table:formula="of:=[Data.H290]" office:value-type="float" office:value="840899" calcext:value-type="float">
            <text:p>840899</text:p>
          </table:table-cell>
          <table:table-cell table:formula="of:=[Data.H315]" office:value-type="float" office:value="903180" calcext:value-type="float">
            <text:p>903180</text:p>
          </table:table-cell>
          <table:table-cell table:formula="of:=[Data.H340]" office:value-type="float" office:value="731650" calcext:value-type="float">
            <text:p>731650</text:p>
          </table:table-cell>
          <table:table-cell table:formula="of:=[Data.H365]" office:value-type="float" office:value="788930" calcext:value-type="float">
            <text:p>7889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Data.H16]" office:value-type="float" office:value="735016" calcext:value-type="float">
            <text:p>735016</text:p>
          </table:table-cell>
          <table:table-cell table:formula="of:=[Data.H41]" office:value-type="float" office:value="700020" calcext:value-type="float">
            <text:p>700020</text:p>
          </table:table-cell>
          <table:table-cell table:formula="of:=[Data.H66]" office:value-type="float" office:value="705861" calcext:value-type="float">
            <text:p>705861</text:p>
          </table:table-cell>
          <table:table-cell table:formula="of:=[Data.H91]" office:value-type="float" office:value="734971" calcext:value-type="float">
            <text:p>734971</text:p>
          </table:table-cell>
          <table:table-cell table:formula="of:=[Data.H116]" office:value-type="float" office:value="777520" calcext:value-type="float">
            <text:p>777520</text:p>
          </table:table-cell>
          <table:table-cell table:formula="of:=[Data.H141]" office:value-type="float" office:value="666871" calcext:value-type="float">
            <text:p>666871</text:p>
          </table:table-cell>
          <table:table-cell table:formula="of:=[Data.H166]" office:value-type="float" office:value="769559" calcext:value-type="float">
            <text:p>769559</text:p>
          </table:table-cell>
          <table:table-cell table:formula="of:=[Data.H191]" office:value-type="float" office:value="724776" calcext:value-type="float">
            <text:p>724776</text:p>
          </table:table-cell>
          <table:table-cell table:formula="of:=[Data.H216]" office:value-type="float" office:value="653567" calcext:value-type="float">
            <text:p>653567</text:p>
          </table:table-cell>
          <table:table-cell table:formula="of:=[Data.H241]" office:value-type="float" office:value="702893" calcext:value-type="float">
            <text:p>702893</text:p>
          </table:table-cell>
          <table:table-cell table:formula="of:=[Data.H266]" office:value-type="float" office:value="649640" calcext:value-type="float">
            <text:p>649640</text:p>
          </table:table-cell>
          <table:table-cell table:formula="of:=[Data.H291]" office:value-type="float" office:value="705866" calcext:value-type="float">
            <text:p>705866</text:p>
          </table:table-cell>
          <table:table-cell table:formula="of:=[Data.H316]" office:value-type="float" office:value="732948" calcext:value-type="float">
            <text:p>732948</text:p>
          </table:table-cell>
          <table:table-cell table:formula="of:=[Data.H341]" office:value-type="float" office:value="742309" calcext:value-type="float">
            <text:p>742309</text:p>
          </table:table-cell>
          <table:table-cell table:formula="of:=[Data.H366]" office:value-type="float" office:value="664402" calcext:value-type="float">
            <text:p>6644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Data.H17]" office:value-type="float" office:value="675841" calcext:value-type="float">
            <text:p>675841</text:p>
          </table:table-cell>
          <table:table-cell table:formula="of:=[Data.H42]" office:value-type="float" office:value="708048" calcext:value-type="float">
            <text:p>708048</text:p>
          </table:table-cell>
          <table:table-cell table:formula="of:=[Data.H67]" office:value-type="float" office:value="751588" calcext:value-type="float">
            <text:p>751588</text:p>
          </table:table-cell>
          <table:table-cell table:formula="of:=[Data.H92]" office:value-type="float" office:value="666804" calcext:value-type="float">
            <text:p>666804</text:p>
          </table:table-cell>
          <table:table-cell table:formula="of:=[Data.H117]" office:value-type="float" office:value="837882" calcext:value-type="float">
            <text:p>837882</text:p>
          </table:table-cell>
          <table:table-cell table:formula="of:=[Data.H142]" office:value-type="float" office:value="674737" calcext:value-type="float">
            <text:p>674737</text:p>
          </table:table-cell>
          <table:table-cell table:formula="of:=[Data.H167]" office:value-type="float" office:value="685409" calcext:value-type="float">
            <text:p>685409</text:p>
          </table:table-cell>
          <table:table-cell table:formula="of:=[Data.H192]" office:value-type="float" office:value="745905" calcext:value-type="float">
            <text:p>745905</text:p>
          </table:table-cell>
          <table:table-cell table:formula="of:=[Data.H217]" office:value-type="float" office:value="760930" calcext:value-type="float">
            <text:p>760930</text:p>
          </table:table-cell>
          <table:table-cell table:formula="of:=[Data.H242]" office:value-type="float" office:value="597895" calcext:value-type="float">
            <text:p>597895</text:p>
          </table:table-cell>
          <table:table-cell table:formula="of:=[Data.H267]" office:value-type="float" office:value="672437" calcext:value-type="float">
            <text:p>672437</text:p>
          </table:table-cell>
          <table:table-cell table:formula="of:=[Data.H292]" office:value-type="float" office:value="829597" calcext:value-type="float">
            <text:p>829597</text:p>
          </table:table-cell>
          <table:table-cell table:formula="of:=[Data.H317]" office:value-type="float" office:value="613822" calcext:value-type="float">
            <text:p>613822</text:p>
          </table:table-cell>
          <table:table-cell table:formula="of:=[Data.H342]" office:value-type="float" office:value="775832" calcext:value-type="float">
            <text:p>775832</text:p>
          </table:table-cell>
          <table:table-cell table:formula="of:=[Data.H367]" office:value-type="float" office:value="700395" calcext:value-type="float">
            <text:p>700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Data.H18]" office:value-type="float" office:value="1035086" calcext:value-type="float">
            <text:p>1035086</text:p>
          </table:table-cell>
          <table:table-cell table:formula="of:=[Data.H43]" office:value-type="float" office:value="722441" calcext:value-type="float">
            <text:p>722441</text:p>
          </table:table-cell>
          <table:table-cell table:formula="of:=[Data.H68]" office:value-type="float" office:value="779122" calcext:value-type="float">
            <text:p>779122</text:p>
          </table:table-cell>
          <table:table-cell table:formula="of:=[Data.H93]" office:value-type="float" office:value="678377" calcext:value-type="float">
            <text:p>678377</text:p>
          </table:table-cell>
          <table:table-cell table:formula="of:=[Data.H118]" office:value-type="float" office:value="845693" calcext:value-type="float">
            <text:p>845693</text:p>
          </table:table-cell>
          <table:table-cell table:formula="of:=[Data.H143]" office:value-type="float" office:value="939862" calcext:value-type="float">
            <text:p>939862</text:p>
          </table:table-cell>
          <table:table-cell table:formula="of:=[Data.H168]" office:value-type="float" office:value="750821" calcext:value-type="float">
            <text:p>750821</text:p>
          </table:table-cell>
          <table:table-cell table:formula="of:=[Data.H193]" office:value-type="float" office:value="629046" calcext:value-type="float">
            <text:p>629046</text:p>
          </table:table-cell>
          <table:table-cell table:formula="of:=[Data.H218]" office:value-type="float" office:value="820300" calcext:value-type="float">
            <text:p>820300</text:p>
          </table:table-cell>
          <table:table-cell table:formula="of:=[Data.H243]" office:value-type="float" office:value="614752" calcext:value-type="float">
            <text:p>614752</text:p>
          </table:table-cell>
          <table:table-cell table:formula="of:=[Data.H268]" office:value-type="float" office:value="634995" calcext:value-type="float">
            <text:p>634995</text:p>
          </table:table-cell>
          <table:table-cell table:formula="of:=[Data.H293]" office:value-type="float" office:value="683939" calcext:value-type="float">
            <text:p>683939</text:p>
          </table:table-cell>
          <table:table-cell table:formula="of:=[Data.H318]" office:value-type="float" office:value="963080" calcext:value-type="float">
            <text:p>963080</text:p>
          </table:table-cell>
          <table:table-cell table:formula="of:=[Data.H343]" office:value-type="float" office:value="683315" calcext:value-type="float">
            <text:p>683315</text:p>
          </table:table-cell>
          <table:table-cell table:formula="of:=[Data.H368]" office:value-type="float" office:value="816075" calcext:value-type="float">
            <text:p>8160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Data.H19]" office:value-type="float" office:value="754063" calcext:value-type="float">
            <text:p>754063</text:p>
          </table:table-cell>
          <table:table-cell table:formula="of:=[Data.H44]" office:value-type="float" office:value="850463" calcext:value-type="float">
            <text:p>850463</text:p>
          </table:table-cell>
          <table:table-cell table:formula="of:=[Data.H69]" office:value-type="float" office:value="765612" calcext:value-type="float">
            <text:p>765612</text:p>
          </table:table-cell>
          <table:table-cell table:formula="of:=[Data.H94]" office:value-type="float" office:value="811815" calcext:value-type="float">
            <text:p>811815</text:p>
          </table:table-cell>
          <table:table-cell table:formula="of:=[Data.H119]" office:value-type="float" office:value="664529" calcext:value-type="float">
            <text:p>664529</text:p>
          </table:table-cell>
          <table:table-cell table:formula="of:=[Data.H144]" office:value-type="float" office:value="653100" calcext:value-type="float">
            <text:p>653100</text:p>
          </table:table-cell>
          <table:table-cell table:formula="of:=[Data.H169]" office:value-type="float" office:value="641011" calcext:value-type="float">
            <text:p>641011</text:p>
          </table:table-cell>
          <table:table-cell table:formula="of:=[Data.H194]" office:value-type="float" office:value="672646" calcext:value-type="float">
            <text:p>672646</text:p>
          </table:table-cell>
          <table:table-cell table:formula="of:=[Data.H219]" office:value-type="float" office:value="772797" calcext:value-type="float">
            <text:p>772797</text:p>
          </table:table-cell>
          <table:table-cell table:formula="of:=[Data.H244]" office:value-type="float" office:value="716971" calcext:value-type="float">
            <text:p>716971</text:p>
          </table:table-cell>
          <table:table-cell table:formula="of:=[Data.H269]" office:value-type="float" office:value="671654" calcext:value-type="float">
            <text:p>671654</text:p>
          </table:table-cell>
          <table:table-cell table:formula="of:=[Data.H294]" office:value-type="float" office:value="722573" calcext:value-type="float">
            <text:p>722573</text:p>
          </table:table-cell>
          <table:table-cell table:formula="of:=[Data.H319]" office:value-type="float" office:value="772702" calcext:value-type="float">
            <text:p>772702</text:p>
          </table:table-cell>
          <table:table-cell table:formula="of:=[Data.H344]" office:value-type="float" office:value="842460" calcext:value-type="float">
            <text:p>842460</text:p>
          </table:table-cell>
          <table:table-cell table:formula="of:=[Data.H369]" office:value-type="float" office:value="746343" calcext:value-type="float">
            <text:p>7463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Data.H20]" office:value-type="float" office:value="721432" calcext:value-type="float">
            <text:p>721432</text:p>
          </table:table-cell>
          <table:table-cell table:formula="of:=[Data.H45]" office:value-type="float" office:value="729133" calcext:value-type="float">
            <text:p>729133</text:p>
          </table:table-cell>
          <table:table-cell table:formula="of:=[Data.H70]" office:value-type="float" office:value="790559" calcext:value-type="float">
            <text:p>790559</text:p>
          </table:table-cell>
          <table:table-cell table:formula="of:=[Data.H95]" office:value-type="float" office:value="914041" calcext:value-type="float">
            <text:p>914041</text:p>
          </table:table-cell>
          <table:table-cell table:formula="of:=[Data.H120]" office:value-type="float" office:value="691036" calcext:value-type="float">
            <text:p>691036</text:p>
          </table:table-cell>
          <table:table-cell table:formula="of:=[Data.H145]" office:value-type="float" office:value="800436" calcext:value-type="float">
            <text:p>800436</text:p>
          </table:table-cell>
          <table:table-cell table:formula="of:=[Data.H170]" office:value-type="float" office:value="745282" calcext:value-type="float">
            <text:p>745282</text:p>
          </table:table-cell>
          <table:table-cell table:formula="of:=[Data.H195]" office:value-type="float" office:value="755952" calcext:value-type="float">
            <text:p>755952</text:p>
          </table:table-cell>
          <table:table-cell table:formula="of:=[Data.H220]" office:value-type="float" office:value="714356" calcext:value-type="float">
            <text:p>714356</text:p>
          </table:table-cell>
          <table:table-cell table:formula="of:=[Data.H245]" office:value-type="float" office:value="740877" calcext:value-type="float">
            <text:p>740877</text:p>
          </table:table-cell>
          <table:table-cell table:formula="of:=[Data.H270]" office:value-type="float" office:value="639639" calcext:value-type="float">
            <text:p>639639</text:p>
          </table:table-cell>
          <table:table-cell table:formula="of:=[Data.H295]" office:value-type="float" office:value="643213" calcext:value-type="float">
            <text:p>643213</text:p>
          </table:table-cell>
          <table:table-cell table:formula="of:=[Data.H320]" office:value-type="float" office:value="672425" calcext:value-type="float">
            <text:p>672425</text:p>
          </table:table-cell>
          <table:table-cell table:formula="of:=[Data.H345]" office:value-type="float" office:value="878616" calcext:value-type="float">
            <text:p>878616</text:p>
          </table:table-cell>
          <table:table-cell table:formula="of:=[Data.H370]" office:value-type="float" office:value="848659" calcext:value-type="float">
            <text:p>8486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Data.H21]" office:value-type="float" office:value="812647" calcext:value-type="float">
            <text:p>812647</text:p>
          </table:table-cell>
          <table:table-cell table:formula="of:=[Data.H46]" office:value-type="float" office:value="1143236" calcext:value-type="float">
            <text:p>1143236</text:p>
          </table:table-cell>
          <table:table-cell table:formula="of:=[Data.H71]" office:value-type="float" office:value="648954" calcext:value-type="float">
            <text:p>648954</text:p>
          </table:table-cell>
          <table:table-cell table:formula="of:=[Data.H96]" office:value-type="float" office:value="703124" calcext:value-type="float">
            <text:p>703124</text:p>
          </table:table-cell>
          <table:table-cell table:formula="of:=[Data.H121]" office:value-type="float" office:value="698940" calcext:value-type="float">
            <text:p>698940</text:p>
          </table:table-cell>
          <table:table-cell table:formula="of:=[Data.H146]" office:value-type="float" office:value="760778" calcext:value-type="float">
            <text:p>760778</text:p>
          </table:table-cell>
          <table:table-cell table:formula="of:=[Data.H171]" office:value-type="float" office:value="652412" calcext:value-type="float">
            <text:p>652412</text:p>
          </table:table-cell>
          <table:table-cell table:formula="of:=[Data.H196]" office:value-type="float" office:value="640462" calcext:value-type="float">
            <text:p>640462</text:p>
          </table:table-cell>
          <table:table-cell table:formula="of:=[Data.H221]" office:value-type="float" office:value="761355" calcext:value-type="float">
            <text:p>761355</text:p>
          </table:table-cell>
          <table:table-cell table:formula="of:=[Data.H246]" office:value-type="float" office:value="704268" calcext:value-type="float">
            <text:p>704268</text:p>
          </table:table-cell>
          <table:table-cell table:formula="of:=[Data.H271]" office:value-type="float" office:value="668547" calcext:value-type="float">
            <text:p>668547</text:p>
          </table:table-cell>
          <table:table-cell table:formula="of:=[Data.H296]" office:value-type="float" office:value="662784" calcext:value-type="float">
            <text:p>662784</text:p>
          </table:table-cell>
          <table:table-cell table:formula="of:=[Data.H321]" office:value-type="float" office:value="798481" calcext:value-type="float">
            <text:p>798481</text:p>
          </table:table-cell>
          <table:table-cell table:formula="of:=[Data.H346]" office:value-type="float" office:value="803845" calcext:value-type="float">
            <text:p>803845</text:p>
          </table:table-cell>
          <table:table-cell table:formula="of:=[Data.H371]" office:value-type="float" office:value="765231" calcext:value-type="float">
            <text:p>765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Data.H22]" office:value-type="float" office:value="669370" calcext:value-type="float">
            <text:p>669370</text:p>
          </table:table-cell>
          <table:table-cell table:formula="of:=[Data.H47]" office:value-type="float" office:value="825078" calcext:value-type="float">
            <text:p>825078</text:p>
          </table:table-cell>
          <table:table-cell table:formula="of:=[Data.H72]" office:value-type="float" office:value="696599" calcext:value-type="float">
            <text:p>696599</text:p>
          </table:table-cell>
          <table:table-cell table:formula="of:=[Data.H97]" office:value-type="float" office:value="995507" calcext:value-type="float">
            <text:p>995507</text:p>
          </table:table-cell>
          <table:table-cell table:formula="of:=[Data.H122]" office:value-type="float" office:value="823905" calcext:value-type="float">
            <text:p>823905</text:p>
          </table:table-cell>
          <table:table-cell table:formula="of:=[Data.H147]" office:value-type="float" office:value="842088" calcext:value-type="float">
            <text:p>842088</text:p>
          </table:table-cell>
          <table:table-cell table:formula="of:=[Data.H172]" office:value-type="float" office:value="649505" calcext:value-type="float">
            <text:p>649505</text:p>
          </table:table-cell>
          <table:table-cell table:formula="of:=[Data.H197]" office:value-type="float" office:value="880237" calcext:value-type="float">
            <text:p>880237</text:p>
          </table:table-cell>
          <table:table-cell table:formula="of:=[Data.H222]" office:value-type="float" office:value="751941" calcext:value-type="float">
            <text:p>751941</text:p>
          </table:table-cell>
          <table:table-cell table:formula="of:=[Data.H247]" office:value-type="float" office:value="765092" calcext:value-type="float">
            <text:p>765092</text:p>
          </table:table-cell>
          <table:table-cell table:formula="of:=[Data.H272]" office:value-type="float" office:value="838161" calcext:value-type="float">
            <text:p>838161</text:p>
          </table:table-cell>
          <table:table-cell table:formula="of:=[Data.H297]" office:value-type="float" office:value="815883" calcext:value-type="float">
            <text:p>815883</text:p>
          </table:table-cell>
          <table:table-cell table:formula="of:=[Data.H322]" office:value-type="float" office:value="766360" calcext:value-type="float">
            <text:p>766360</text:p>
          </table:table-cell>
          <table:table-cell table:formula="of:=[Data.H347]" office:value-type="float" office:value="827967" calcext:value-type="float">
            <text:p>827967</text:p>
          </table:table-cell>
          <table:table-cell table:formula="of:=[Data.H372]" office:value-type="float" office:value="769411" calcext:value-type="float">
            <text:p>7694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Data.H23]" office:value-type="float" office:value="787019" calcext:value-type="float">
            <text:p>787019</text:p>
          </table:table-cell>
          <table:table-cell table:formula="of:=[Data.H48]" office:value-type="float" office:value="1080718" calcext:value-type="float">
            <text:p>1080718</text:p>
          </table:table-cell>
          <table:table-cell table:formula="of:=[Data.H73]" office:value-type="float" office:value="777542" calcext:value-type="float">
            <text:p>777542</text:p>
          </table:table-cell>
          <table:table-cell table:formula="of:=[Data.H98]" office:value-type="float" office:value="796609" calcext:value-type="float">
            <text:p>796609</text:p>
          </table:table-cell>
          <table:table-cell table:formula="of:=[Data.H123]" office:value-type="float" office:value="790210" calcext:value-type="float">
            <text:p>790210</text:p>
          </table:table-cell>
          <table:table-cell table:formula="of:=[Data.H148]" office:value-type="float" office:value="774102" calcext:value-type="float">
            <text:p>774102</text:p>
          </table:table-cell>
          <table:table-cell table:formula="of:=[Data.H173]" office:value-type="float" office:value="706530" calcext:value-type="float">
            <text:p>706530</text:p>
          </table:table-cell>
          <table:table-cell table:formula="of:=[Data.H198]" office:value-type="float" office:value="915286" calcext:value-type="float">
            <text:p>915286</text:p>
          </table:table-cell>
          <table:table-cell table:formula="of:=[Data.H223]" office:value-type="float" office:value="755233" calcext:value-type="float">
            <text:p>755233</text:p>
          </table:table-cell>
          <table:table-cell table:formula="of:=[Data.H248]" office:value-type="float" office:value="954547" calcext:value-type="float">
            <text:p>954547</text:p>
          </table:table-cell>
          <table:table-cell table:formula="of:=[Data.H273]" office:value-type="float" office:value="780992" calcext:value-type="float">
            <text:p>780992</text:p>
          </table:table-cell>
          <table:table-cell table:formula="of:=[Data.H298]" office:value-type="float" office:value="659296" calcext:value-type="float">
            <text:p>659296</text:p>
          </table:table-cell>
          <table:table-cell table:formula="of:=[Data.H323]" office:value-type="float" office:value="718293" calcext:value-type="float">
            <text:p>718293</text:p>
          </table:table-cell>
          <table:table-cell table:formula="of:=[Data.H348]" office:value-type="float" office:value="783707" calcext:value-type="float">
            <text:p>783707</text:p>
          </table:table-cell>
          <table:table-cell table:formula="of:=[Data.H373]" office:value-type="float" office:value="1064165" calcext:value-type="float">
            <text:p>10641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Data.H24]" office:value-type="float" office:value="1009718" calcext:value-type="float">
            <text:p>1009718</text:p>
          </table:table-cell>
          <table:table-cell table:formula="of:=[Data.H49]" office:value-type="float" office:value="703400" calcext:value-type="float">
            <text:p>703400</text:p>
          </table:table-cell>
          <table:table-cell table:formula="of:=[Data.H74]" office:value-type="float" office:value="808122" calcext:value-type="float">
            <text:p>808122</text:p>
          </table:table-cell>
          <table:table-cell table:formula="of:=[Data.H99]" office:value-type="float" office:value="664425" calcext:value-type="float">
            <text:p>664425</text:p>
          </table:table-cell>
          <table:table-cell table:formula="of:=[Data.H124]" office:value-type="float" office:value="860706" calcext:value-type="float">
            <text:p>860706</text:p>
          </table:table-cell>
          <table:table-cell table:formula="of:=[Data.H149]" office:value-type="float" office:value="951691" calcext:value-type="float">
            <text:p>951691</text:p>
          </table:table-cell>
          <table:table-cell table:formula="of:=[Data.H174]" office:value-type="float" office:value="791909" calcext:value-type="float">
            <text:p>791909</text:p>
          </table:table-cell>
          <table:table-cell table:formula="of:=[Data.H199]" office:value-type="float" office:value="741234" calcext:value-type="float">
            <text:p>741234</text:p>
          </table:table-cell>
          <table:table-cell table:formula="of:=[Data.H224]" office:value-type="float" office:value="637811" calcext:value-type="float">
            <text:p>637811</text:p>
          </table:table-cell>
          <table:table-cell table:formula="of:=[Data.H249]" office:value-type="float" office:value="694616" calcext:value-type="float">
            <text:p>694616</text:p>
          </table:table-cell>
          <table:table-cell table:formula="of:=[Data.H274]" office:value-type="float" office:value="718052" calcext:value-type="float">
            <text:p>718052</text:p>
          </table:table-cell>
          <table:table-cell table:formula="of:=[Data.H299]" office:value-type="float" office:value="774913" calcext:value-type="float">
            <text:p>774913</text:p>
          </table:table-cell>
          <table:table-cell table:formula="of:=[Data.H324]" office:value-type="float" office:value="963957" calcext:value-type="float">
            <text:p>963957</text:p>
          </table:table-cell>
          <table:table-cell table:formula="of:=[Data.H349]" office:value-type="float" office:value="901468" calcext:value-type="float">
            <text:p>901468</text:p>
          </table:table-cell>
          <table:table-cell table:formula="of:=[Data.H374]" office:value-type="float" office:value="693293" calcext:value-type="float">
            <text:p>69329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Data.H25]" office:value-type="float" office:value="686309" calcext:value-type="float">
            <text:p>686309</text:p>
          </table:table-cell>
          <table:table-cell table:formula="of:=[Data.H50]" office:value-type="float" office:value="878986" calcext:value-type="float">
            <text:p>878986</text:p>
          </table:table-cell>
          <table:table-cell table:formula="of:=[Data.H75]" office:value-type="float" office:value="703386" calcext:value-type="float">
            <text:p>703386</text:p>
          </table:table-cell>
          <table:table-cell table:formula="of:=[Data.H100]" office:value-type="float" office:value="809668" calcext:value-type="float">
            <text:p>809668</text:p>
          </table:table-cell>
          <table:table-cell table:formula="of:=[Data.H125]" office:value-type="float" office:value="676441" calcext:value-type="float">
            <text:p>676441</text:p>
          </table:table-cell>
          <table:table-cell table:formula="of:=[Data.H150]" office:value-type="float" office:value="826848" calcext:value-type="float">
            <text:p>826848</text:p>
          </table:table-cell>
          <table:table-cell table:formula="of:=[Data.H175]" office:value-type="float" office:value="763686" calcext:value-type="float">
            <text:p>763686</text:p>
          </table:table-cell>
          <table:table-cell table:formula="of:=[Data.H200]" office:value-type="float" office:value="773445" calcext:value-type="float">
            <text:p>773445</text:p>
          </table:table-cell>
          <table:table-cell table:formula="of:=[Data.H225]" office:value-type="float" office:value="816785" calcext:value-type="float">
            <text:p>816785</text:p>
          </table:table-cell>
          <table:table-cell table:formula="of:=[Data.H250]" office:value-type="float" office:value="735865" calcext:value-type="float">
            <text:p>735865</text:p>
          </table:table-cell>
          <table:table-cell table:formula="of:=[Data.H275]" office:value-type="float" office:value="740457" calcext:value-type="float">
            <text:p>740457</text:p>
          </table:table-cell>
          <table:table-cell table:formula="of:=[Data.H300]" office:value-type="float" office:value="887856" calcext:value-type="float">
            <text:p>887856</text:p>
          </table:table-cell>
          <table:table-cell table:formula="of:=[Data.H325]" office:value-type="float" office:value="829792" calcext:value-type="float">
            <text:p>829792</text:p>
          </table:table-cell>
          <table:table-cell table:formula="of:=[Data.H350]" office:value-type="float" office:value="850485" calcext:value-type="float">
            <text:p>850485</text:p>
          </table:table-cell>
          <table:table-cell table:formula="of:=[Data.H375]" office:value-type="float" office:value="709566" calcext:value-type="float">
            <text:p>7095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Data.H26]" office:value-type="float" office:value="706983" calcext:value-type="float">
            <text:p>706983</text:p>
          </table:table-cell>
          <table:table-cell table:formula="of:=[Data.H51]" office:value-type="float" office:value="696869" calcext:value-type="float">
            <text:p>696869</text:p>
          </table:table-cell>
          <table:table-cell table:formula="of:=[Data.H76]" office:value-type="float" office:value="708996" calcext:value-type="float">
            <text:p>708996</text:p>
          </table:table-cell>
          <table:table-cell table:formula="of:=[Data.H101]" office:value-type="float" office:value="702024" calcext:value-type="float">
            <text:p>702024</text:p>
          </table:table-cell>
          <table:table-cell table:formula="of:=[Data.H126]" office:value-type="float" office:value="757480" calcext:value-type="float">
            <text:p>757480</text:p>
          </table:table-cell>
          <table:table-cell table:formula="of:=[Data.H151]" office:value-type="float" office:value="768887" calcext:value-type="float">
            <text:p>768887</text:p>
          </table:table-cell>
          <table:table-cell table:formula="of:=[Data.H176]" office:value-type="float" office:value="842479" calcext:value-type="float">
            <text:p>842479</text:p>
          </table:table-cell>
          <table:table-cell table:formula="of:=[Data.H201]" office:value-type="float" office:value="701688" calcext:value-type="float">
            <text:p>701688</text:p>
          </table:table-cell>
          <table:table-cell table:formula="of:=[Data.H226]" office:value-type="float" office:value="681238" calcext:value-type="float">
            <text:p>681238</text:p>
          </table:table-cell>
          <table:table-cell table:formula="of:=[Data.H251]" office:value-type="float" office:value="677725" calcext:value-type="float">
            <text:p>677725</text:p>
          </table:table-cell>
          <table:table-cell table:formula="of:=[Data.H276]" office:value-type="float" office:value="688305" calcext:value-type="float">
            <text:p>688305</text:p>
          </table:table-cell>
          <table:table-cell table:formula="of:=[Data.H301]" office:value-type="float" office:value="696171" calcext:value-type="float">
            <text:p>696171</text:p>
          </table:table-cell>
          <table:table-cell table:formula="of:=[Data.H326]" office:value-type="float" office:value="855857" calcext:value-type="float">
            <text:p>855857</text:p>
          </table:table-cell>
          <table:table-cell table:formula="of:=[Data.H351]" office:value-type="float" office:value="802672" calcext:value-type="float">
            <text:p>802672</text:p>
          </table:table-cell>
          <table:table-cell table:formula="of:=[Data.H376]" office:value-type="float" office:value="1050090" calcext:value-type="float">
            <text:p>1050090</text:p>
          </table:table-cell>
        </table:table-row>
        <calcext:conditional-formats>
          <calcext:conditional-format calcext:target-range-address="'Max Evaluations'.B2:'Max Evaluations'.P26">
            <calcext:color-scale>
              <calcext:color-scale-entry calcext:value="0" calcext:type="minimum" calcext:color="#98ffff"/>
              <calcext:color-scale-entry calcext:value="50" calcext:type="percentile" calcext:color="#0078ff"/>
              <calcext:color-scale-entry calcext:value="0" calcext:type="maximum" calcext:color="#000458"/>
            </calcext:color-scale>
          </calcext:conditional-format>
        </calcext:conditional-formats>
      </table:table>
      <table:table table:name="Average Time" table:style-name="ta1">
        <table:table-column table:style-name="co12" table:default-cell-style-name="Default"/>
        <table:table-column table:style-name="co12" table:number-columns-repeated="15" table:default-cell-style-name="ce4"/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Data.I2]" office:value-type="float" office:value="167.185" calcext:value-type="float">
            <text:p>167.185</text:p>
          </table:table-cell>
          <table:table-cell table:formula="of:=[Data.I27]" office:value-type="float" office:value="165.475" calcext:value-type="float">
            <text:p>165.475</text:p>
          </table:table-cell>
          <table:table-cell table:formula="of:=[Data.I52]" office:value-type="float" office:value="169.078" calcext:value-type="float">
            <text:p>169.078</text:p>
          </table:table-cell>
          <table:table-cell table:formula="of:=[Data.I77]" office:value-type="float" office:value="160.073" calcext:value-type="float">
            <text:p>160.073</text:p>
          </table:table-cell>
          <table:table-cell table:formula="of:=[Data.I102]" office:value-type="float" office:value="147.596" calcext:value-type="float">
            <text:p>147.596</text:p>
          </table:table-cell>
          <table:table-cell table:formula="of:=[Data.I127]" office:value-type="float" office:value="136.879" calcext:value-type="float">
            <text:p>136.879</text:p>
          </table:table-cell>
          <table:table-cell table:formula="of:=[Data.I152]" office:value-type="float" office:value="126.106" calcext:value-type="float">
            <text:p>126.106</text:p>
          </table:table-cell>
          <table:table-cell table:formula="of:=[Data.I177]" office:value-type="float" office:value="116.454" calcext:value-type="float">
            <text:p>116.454</text:p>
          </table:table-cell>
          <table:table-cell table:formula="of:=[Data.I202]" office:value-type="float" office:value="105.886" calcext:value-type="float">
            <text:p>105.886</text:p>
          </table:table-cell>
          <table:table-cell table:formula="of:=[Data.I227]" office:value-type="float" office:value="99.386" calcext:value-type="float">
            <text:p>99.386</text:p>
          </table:table-cell>
          <table:table-cell table:formula="of:=[Data.I252]" office:value-type="float" office:value="97.718" calcext:value-type="float">
            <text:p>97.718</text:p>
          </table:table-cell>
          <table:table-cell table:formula="of:=[Data.I277]" office:value-type="float" office:value="97.938" calcext:value-type="float">
            <text:p>97.938</text:p>
          </table:table-cell>
          <table:table-cell table:formula="of:=[Data.I302]" office:value-type="float" office:value="99.759" calcext:value-type="float">
            <text:p>99.759</text:p>
          </table:table-cell>
          <table:table-cell table:formula="of:=[Data.I327]" office:value-type="float" office:value="101.457" calcext:value-type="float">
            <text:p>101.457</text:p>
          </table:table-cell>
          <table:table-cell table:formula="of:=[Data.I352]" office:value-type="float" office:value="101.816" calcext:value-type="float">
            <text:p>101.8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Data.I3]" office:value-type="float" office:value="165.323" calcext:value-type="float">
            <text:p>165.323</text:p>
          </table:table-cell>
          <table:table-cell table:formula="of:=[Data.I28]" office:value-type="float" office:value="162.747" calcext:value-type="float">
            <text:p>162.747</text:p>
          </table:table-cell>
          <table:table-cell table:formula="of:=[Data.I53]" office:value-type="float" office:value="142.709" calcext:value-type="float">
            <text:p>142.709</text:p>
          </table:table-cell>
          <table:table-cell table:formula="of:=[Data.I78]" office:value-type="float" office:value="134.146" calcext:value-type="float">
            <text:p>134.146</text:p>
          </table:table-cell>
          <table:table-cell table:formula="of:=[Data.I103]" office:value-type="float" office:value="127.045" calcext:value-type="float">
            <text:p>127.045</text:p>
          </table:table-cell>
          <table:table-cell table:formula="of:=[Data.I128]" office:value-type="float" office:value="121.593" calcext:value-type="float">
            <text:p>121.593</text:p>
          </table:table-cell>
          <table:table-cell table:formula="of:=[Data.I153]" office:value-type="float" office:value="116.77" calcext:value-type="float">
            <text:p>116.77</text:p>
          </table:table-cell>
          <table:table-cell table:formula="of:=[Data.I178]" office:value-type="float" office:value="107.984" calcext:value-type="float">
            <text:p>107.984</text:p>
          </table:table-cell>
          <table:table-cell table:formula="of:=[Data.I203]" office:value-type="float" office:value="103.203" calcext:value-type="float">
            <text:p>103.203</text:p>
          </table:table-cell>
          <table:table-cell table:formula="of:=[Data.I228]" office:value-type="float" office:value="99.753" calcext:value-type="float">
            <text:p>99.753</text:p>
          </table:table-cell>
          <table:table-cell table:formula="of:=[Data.I253]" office:value-type="float" office:value="97.317" calcext:value-type="float">
            <text:p>97.317</text:p>
          </table:table-cell>
          <table:table-cell table:formula="of:=[Data.I278]" office:value-type="float" office:value="97.602" calcext:value-type="float">
            <text:p>97.602</text:p>
          </table:table-cell>
          <table:table-cell table:formula="of:=[Data.I303]" office:value-type="float" office:value="99.426" calcext:value-type="float">
            <text:p>99.426</text:p>
          </table:table-cell>
          <table:table-cell table:formula="of:=[Data.I328]" office:value-type="float" office:value="101.161" calcext:value-type="float">
            <text:p>101.161</text:p>
          </table:table-cell>
          <table:table-cell table:formula="of:=[Data.I353]" office:value-type="float" office:value="100.835" calcext:value-type="float">
            <text:p>100.83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Data.I4]" office:value-type="float" office:value="163.656" calcext:value-type="float">
            <text:p>163.656</text:p>
          </table:table-cell>
          <table:table-cell table:formula="of:=[Data.I29]" office:value-type="float" office:value="135.797" calcext:value-type="float">
            <text:p>135.797</text:p>
          </table:table-cell>
          <table:table-cell table:formula="of:=[Data.I54]" office:value-type="float" office:value="130.098" calcext:value-type="float">
            <text:p>130.098</text:p>
          </table:table-cell>
          <table:table-cell table:formula="of:=[Data.I79]" office:value-type="float" office:value="126.001" calcext:value-type="float">
            <text:p>126.001</text:p>
          </table:table-cell>
          <table:table-cell table:formula="of:=[Data.I104]" office:value-type="float" office:value="119.863" calcext:value-type="float">
            <text:p>119.863</text:p>
          </table:table-cell>
          <table:table-cell table:formula="of:=[Data.I129]" office:value-type="float" office:value="116.338" calcext:value-type="float">
            <text:p>116.338</text:p>
          </table:table-cell>
          <table:table-cell table:formula="of:=[Data.I154]" office:value-type="float" office:value="112.793" calcext:value-type="float">
            <text:p>112.793</text:p>
          </table:table-cell>
          <table:table-cell table:formula="of:=[Data.I179]" office:value-type="float" office:value="105.875" calcext:value-type="float">
            <text:p>105.875</text:p>
          </table:table-cell>
          <table:table-cell table:formula="of:=[Data.I204]" office:value-type="float" office:value="101.474" calcext:value-type="float">
            <text:p>101.474</text:p>
          </table:table-cell>
          <table:table-cell table:formula="of:=[Data.I229]" office:value-type="float" office:value="99.429" calcext:value-type="float">
            <text:p>99.429</text:p>
          </table:table-cell>
          <table:table-cell table:formula="of:=[Data.I254]" office:value-type="float" office:value="97.629" calcext:value-type="float">
            <text:p>97.629</text:p>
          </table:table-cell>
          <table:table-cell table:formula="of:=[Data.I279]" office:value-type="float" office:value="97.995" calcext:value-type="float">
            <text:p>97.995</text:p>
          </table:table-cell>
          <table:table-cell table:formula="of:=[Data.I304]" office:value-type="float" office:value="98.658" calcext:value-type="float">
            <text:p>98.658</text:p>
          </table:table-cell>
          <table:table-cell table:formula="of:=[Data.I329]" office:value-type="float" office:value="100.464" calcext:value-type="float">
            <text:p>100.464</text:p>
          </table:table-cell>
          <table:table-cell table:formula="of:=[Data.I354]" office:value-type="float" office:value="101.527" calcext:value-type="float">
            <text:p>101.52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Data.I5]" office:value-type="float" office:value="122.164" calcext:value-type="float">
            <text:p>122.164</text:p>
          </table:table-cell>
          <table:table-cell table:formula="of:=[Data.I30]" office:value-type="float" office:value="117.789" calcext:value-type="float">
            <text:p>117.789</text:p>
          </table:table-cell>
          <table:table-cell table:formula="of:=[Data.I55]" office:value-type="float" office:value="115.697" calcext:value-type="float">
            <text:p>115.697</text:p>
          </table:table-cell>
          <table:table-cell table:formula="of:=[Data.I80]" office:value-type="float" office:value="113.066" calcext:value-type="float">
            <text:p>113.066</text:p>
          </table:table-cell>
          <table:table-cell table:formula="of:=[Data.I105]" office:value-type="float" office:value="110.303" calcext:value-type="float">
            <text:p>110.303</text:p>
          </table:table-cell>
          <table:table-cell table:formula="of:=[Data.I130]" office:value-type="float" office:value="108.707" calcext:value-type="float">
            <text:p>108.707</text:p>
          </table:table-cell>
          <table:table-cell table:formula="of:=[Data.I155]" office:value-type="float" office:value="105.903" calcext:value-type="float">
            <text:p>105.903</text:p>
          </table:table-cell>
          <table:table-cell table:formula="of:=[Data.I180]" office:value-type="float" office:value="102.499" calcext:value-type="float">
            <text:p>102.499</text:p>
          </table:table-cell>
          <table:table-cell table:formula="of:=[Data.I205]" office:value-type="float" office:value="100.321" calcext:value-type="float">
            <text:p>100.321</text:p>
          </table:table-cell>
          <table:table-cell table:formula="of:=[Data.I230]" office:value-type="float" office:value="98.518" calcext:value-type="float">
            <text:p>98.518</text:p>
          </table:table-cell>
          <table:table-cell table:formula="of:=[Data.I255]" office:value-type="float" office:value="97.96" calcext:value-type="float">
            <text:p>97.96</text:p>
          </table:table-cell>
          <table:table-cell table:formula="of:=[Data.I280]" office:value-type="float" office:value="97.687" calcext:value-type="float">
            <text:p>97.687</text:p>
          </table:table-cell>
          <table:table-cell table:formula="of:=[Data.I305]" office:value-type="float" office:value="99.173" calcext:value-type="float">
            <text:p>99.173</text:p>
          </table:table-cell>
          <table:table-cell table:formula="of:=[Data.I330]" office:value-type="float" office:value="101.803" calcext:value-type="float">
            <text:p>101.803</text:p>
          </table:table-cell>
          <table:table-cell table:formula="of:=[Data.I355]" office:value-type="float" office:value="101.124" calcext:value-type="float">
            <text:p>101.12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[Data.I6]" office:value-type="float" office:value="117.518" calcext:value-type="float">
            <text:p>117.518</text:p>
          </table:table-cell>
          <table:table-cell table:formula="of:=[Data.I31]" office:value-type="float" office:value="113.732" calcext:value-type="float">
            <text:p>113.732</text:p>
          </table:table-cell>
          <table:table-cell table:formula="of:=[Data.I56]" office:value-type="float" office:value="110.717" calcext:value-type="float">
            <text:p>110.717</text:p>
          </table:table-cell>
          <table:table-cell table:formula="of:=[Data.I81]" office:value-type="float" office:value="109.362" calcext:value-type="float">
            <text:p>109.362</text:p>
          </table:table-cell>
          <table:table-cell table:formula="of:=[Data.I106]" office:value-type="float" office:value="108.373" calcext:value-type="float">
            <text:p>108.373</text:p>
          </table:table-cell>
          <table:table-cell table:formula="of:=[Data.I131]" office:value-type="float" office:value="105.655" calcext:value-type="float">
            <text:p>105.655</text:p>
          </table:table-cell>
          <table:table-cell table:formula="of:=[Data.I156]" office:value-type="float" office:value="104.997" calcext:value-type="float">
            <text:p>104.997</text:p>
          </table:table-cell>
          <table:table-cell table:formula="of:=[Data.I181]" office:value-type="float" office:value="101.312" calcext:value-type="float">
            <text:p>101.312</text:p>
          </table:table-cell>
          <table:table-cell table:formula="of:=[Data.I206]" office:value-type="float" office:value="100.517" calcext:value-type="float">
            <text:p>100.517</text:p>
          </table:table-cell>
          <table:table-cell table:formula="of:=[Data.I231]" office:value-type="float" office:value="99.011" calcext:value-type="float">
            <text:p>99.011</text:p>
          </table:table-cell>
          <table:table-cell table:formula="of:=[Data.I256]" office:value-type="float" office:value="97.502" calcext:value-type="float">
            <text:p>97.502</text:p>
          </table:table-cell>
          <table:table-cell table:formula="of:=[Data.I281]" office:value-type="float" office:value="97.709" calcext:value-type="float">
            <text:p>97.709</text:p>
          </table:table-cell>
          <table:table-cell table:formula="of:=[Data.I306]" office:value-type="float" office:value="99.757" calcext:value-type="float">
            <text:p>99.757</text:p>
          </table:table-cell>
          <table:table-cell table:formula="of:=[Data.I331]" office:value-type="float" office:value="100.838" calcext:value-type="float">
            <text:p>100.838</text:p>
          </table:table-cell>
          <table:table-cell table:formula="of:=[Data.I356]" office:value-type="float" office:value="102.762" calcext:value-type="float">
            <text:p>102.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Data.I7]" office:value-type="float" office:value="114.13" calcext:value-type="float">
            <text:p>114.13</text:p>
          </table:table-cell>
          <table:table-cell table:formula="of:=[Data.I32]" office:value-type="float" office:value="110.033" calcext:value-type="float">
            <text:p>110.033</text:p>
          </table:table-cell>
          <table:table-cell table:formula="of:=[Data.I57]" office:value-type="float" office:value="109.97" calcext:value-type="float">
            <text:p>109.97</text:p>
          </table:table-cell>
          <table:table-cell table:formula="of:=[Data.I82]" office:value-type="float" office:value="108.121" calcext:value-type="float">
            <text:p>108.121</text:p>
          </table:table-cell>
          <table:table-cell table:formula="of:=[Data.I107]" office:value-type="float" office:value="105.6" calcext:value-type="float">
            <text:p>105.6</text:p>
          </table:table-cell>
          <table:table-cell table:formula="of:=[Data.I132]" office:value-type="float" office:value="103.976" calcext:value-type="float">
            <text:p>103.976</text:p>
          </table:table-cell>
          <table:table-cell table:formula="of:=[Data.I157]" office:value-type="float" office:value="102.8" calcext:value-type="float">
            <text:p>102.8</text:p>
          </table:table-cell>
          <table:table-cell table:formula="of:=[Data.I182]" office:value-type="float" office:value="100.85" calcext:value-type="float">
            <text:p>100.85</text:p>
          </table:table-cell>
          <table:table-cell table:formula="of:=[Data.I207]" office:value-type="float" office:value="100.481" calcext:value-type="float">
            <text:p>100.481</text:p>
          </table:table-cell>
          <table:table-cell table:formula="of:=[Data.I232]" office:value-type="float" office:value="98.783" calcext:value-type="float">
            <text:p>98.783</text:p>
          </table:table-cell>
          <table:table-cell table:formula="of:=[Data.I257]" office:value-type="float" office:value="97.67" calcext:value-type="float">
            <text:p>97.67</text:p>
          </table:table-cell>
          <table:table-cell table:formula="of:=[Data.I282]" office:value-type="float" office:value="97.709" calcext:value-type="float">
            <text:p>97.709</text:p>
          </table:table-cell>
          <table:table-cell table:formula="of:=[Data.I307]" office:value-type="float" office:value="99.54" calcext:value-type="float">
            <text:p>99.54</text:p>
          </table:table-cell>
          <table:table-cell table:formula="of:=[Data.I332]" office:value-type="float" office:value="100.915" calcext:value-type="float">
            <text:p>100.915</text:p>
          </table:table-cell>
          <table:table-cell table:formula="of:=[Data.I357]" office:value-type="float" office:value="100.951" calcext:value-type="float">
            <text:p>100.951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[Data.I8]" office:value-type="float" office:value="112.607" calcext:value-type="float">
            <text:p>112.607</text:p>
          </table:table-cell>
          <table:table-cell table:formula="of:=[Data.I33]" office:value-type="float" office:value="109.962" calcext:value-type="float">
            <text:p>109.962</text:p>
          </table:table-cell>
          <table:table-cell table:formula="of:=[Data.I58]" office:value-type="float" office:value="107.393" calcext:value-type="float">
            <text:p>107.393</text:p>
          </table:table-cell>
          <table:table-cell table:formula="of:=[Data.I83]" office:value-type="float" office:value="106.718" calcext:value-type="float">
            <text:p>106.718</text:p>
          </table:table-cell>
          <table:table-cell table:formula="of:=[Data.I108]" office:value-type="float" office:value="105.211" calcext:value-type="float">
            <text:p>105.211</text:p>
          </table:table-cell>
          <table:table-cell table:formula="of:=[Data.I133]" office:value-type="float" office:value="103.85" calcext:value-type="float">
            <text:p>103.85</text:p>
          </table:table-cell>
          <table:table-cell table:formula="of:=[Data.I158]" office:value-type="float" office:value="103.167" calcext:value-type="float">
            <text:p>103.167</text:p>
          </table:table-cell>
          <table:table-cell table:formula="of:=[Data.I183]" office:value-type="float" office:value="100.896" calcext:value-type="float">
            <text:p>100.896</text:p>
          </table:table-cell>
          <table:table-cell table:formula="of:=[Data.I208]" office:value-type="float" office:value="100.143" calcext:value-type="float">
            <text:p>100.143</text:p>
          </table:table-cell>
          <table:table-cell table:formula="of:=[Data.I233]" office:value-type="float" office:value="98.71" calcext:value-type="float">
            <text:p>98.71</text:p>
          </table:table-cell>
          <table:table-cell table:formula="of:=[Data.I258]" office:value-type="float" office:value="98.042" calcext:value-type="float">
            <text:p>98.042</text:p>
          </table:table-cell>
          <table:table-cell table:formula="of:=[Data.I283]" office:value-type="float" office:value="98.22" calcext:value-type="float">
            <text:p>98.22</text:p>
          </table:table-cell>
          <table:table-cell table:formula="of:=[Data.I308]" office:value-type="float" office:value="99.351" calcext:value-type="float">
            <text:p>99.351</text:p>
          </table:table-cell>
          <table:table-cell table:formula="of:=[Data.I333]" office:value-type="float" office:value="101.489" calcext:value-type="float">
            <text:p>101.489</text:p>
          </table:table-cell>
          <table:table-cell table:formula="of:=[Data.I358]" office:value-type="float" office:value="101.994" calcext:value-type="float">
            <text:p>101.99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Data.I9]" office:value-type="float" office:value="110.046" calcext:value-type="float">
            <text:p>110.046</text:p>
          </table:table-cell>
          <table:table-cell table:formula="of:=[Data.I34]" office:value-type="float" office:value="107.402" calcext:value-type="float">
            <text:p>107.402</text:p>
          </table:table-cell>
          <table:table-cell table:formula="of:=[Data.I59]" office:value-type="float" office:value="105.945" calcext:value-type="float">
            <text:p>105.945</text:p>
          </table:table-cell>
          <table:table-cell table:formula="of:=[Data.I84]" office:value-type="float" office:value="105.556" calcext:value-type="float">
            <text:p>105.556</text:p>
          </table:table-cell>
          <table:table-cell table:formula="of:=[Data.I109]" office:value-type="float" office:value="105.668" calcext:value-type="float">
            <text:p>105.668</text:p>
          </table:table-cell>
          <table:table-cell table:formula="of:=[Data.I134]" office:value-type="float" office:value="103.682" calcext:value-type="float">
            <text:p>103.682</text:p>
          </table:table-cell>
          <table:table-cell table:formula="of:=[Data.I159]" office:value-type="float" office:value="101.688" calcext:value-type="float">
            <text:p>101.688</text:p>
          </table:table-cell>
          <table:table-cell table:formula="of:=[Data.I184]" office:value-type="float" office:value="101.109" calcext:value-type="float">
            <text:p>101.109</text:p>
          </table:table-cell>
          <table:table-cell table:formula="of:=[Data.I209]" office:value-type="float" office:value="100.174" calcext:value-type="float">
            <text:p>100.174</text:p>
          </table:table-cell>
          <table:table-cell table:formula="of:=[Data.I234]" office:value-type="float" office:value="99.567" calcext:value-type="float">
            <text:p>99.567</text:p>
          </table:table-cell>
          <table:table-cell table:formula="of:=[Data.I259]" office:value-type="float" office:value="98.056" calcext:value-type="float">
            <text:p>98.056</text:p>
          </table:table-cell>
          <table:table-cell table:formula="of:=[Data.I284]" office:value-type="float" office:value="97.878" calcext:value-type="float">
            <text:p>97.878</text:p>
          </table:table-cell>
          <table:table-cell table:formula="of:=[Data.I309]" office:value-type="float" office:value="99.753" calcext:value-type="float">
            <text:p>99.753</text:p>
          </table:table-cell>
          <table:table-cell table:formula="of:=[Data.I334]" office:value-type="float" office:value="100.388" calcext:value-type="float">
            <text:p>100.388</text:p>
          </table:table-cell>
          <table:table-cell table:formula="of:=[Data.I359]" office:value-type="float" office:value="101.002" calcext:value-type="float">
            <text:p>101.002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formula="of:=[Data.I10]" office:value-type="float" office:value="109.011" calcext:value-type="float">
            <text:p>109.011</text:p>
          </table:table-cell>
          <table:table-cell table:formula="of:=[Data.I35]" office:value-type="float" office:value="108.637" calcext:value-type="float">
            <text:p>108.637</text:p>
          </table:table-cell>
          <table:table-cell table:formula="of:=[Data.I60]" office:value-type="float" office:value="105.789" calcext:value-type="float">
            <text:p>105.789</text:p>
          </table:table-cell>
          <table:table-cell table:formula="of:=[Data.I85]" office:value-type="float" office:value="104.662" calcext:value-type="float">
            <text:p>104.662</text:p>
          </table:table-cell>
          <table:table-cell table:formula="of:=[Data.I110]" office:value-type="float" office:value="104.258" calcext:value-type="float">
            <text:p>104.258</text:p>
          </table:table-cell>
          <table:table-cell table:formula="of:=[Data.I135]" office:value-type="float" office:value="102.481" calcext:value-type="float">
            <text:p>102.481</text:p>
          </table:table-cell>
          <table:table-cell table:formula="of:=[Data.I160]" office:value-type="float" office:value="102.248" calcext:value-type="float">
            <text:p>102.248</text:p>
          </table:table-cell>
          <table:table-cell table:formula="of:=[Data.I185]" office:value-type="float" office:value="99.953" calcext:value-type="float">
            <text:p>99.953</text:p>
          </table:table-cell>
          <table:table-cell table:formula="of:=[Data.I210]" office:value-type="float" office:value="99.98" calcext:value-type="float">
            <text:p>99.98</text:p>
          </table:table-cell>
          <table:table-cell table:formula="of:=[Data.I235]" office:value-type="float" office:value="98.731" calcext:value-type="float">
            <text:p>98.731</text:p>
          </table:table-cell>
          <table:table-cell table:formula="of:=[Data.I260]" office:value-type="float" office:value="97.525" calcext:value-type="float">
            <text:p>97.525</text:p>
          </table:table-cell>
          <table:table-cell table:formula="of:=[Data.I285]" office:value-type="float" office:value="98.332" calcext:value-type="float">
            <text:p>98.332</text:p>
          </table:table-cell>
          <table:table-cell table:formula="of:=[Data.I310]" office:value-type="float" office:value="100.129" calcext:value-type="float">
            <text:p>100.129</text:p>
          </table:table-cell>
          <table:table-cell table:formula="of:=[Data.I335]" office:value-type="float" office:value="100.536" calcext:value-type="float">
            <text:p>100.536</text:p>
          </table:table-cell>
          <table:table-cell table:formula="of:=[Data.I360]" office:value-type="float" office:value="101.152" calcext:value-type="float">
            <text:p>101.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Data.I11]" office:value-type="float" office:value="107.975" calcext:value-type="float">
            <text:p>107.975</text:p>
          </table:table-cell>
          <table:table-cell table:formula="of:=[Data.I36]" office:value-type="float" office:value="106.539" calcext:value-type="float">
            <text:p>106.539</text:p>
          </table:table-cell>
          <table:table-cell table:formula="of:=[Data.I61]" office:value-type="float" office:value="105.131" calcext:value-type="float">
            <text:p>105.131</text:p>
          </table:table-cell>
          <table:table-cell table:formula="of:=[Data.I86]" office:value-type="float" office:value="104.311" calcext:value-type="float">
            <text:p>104.311</text:p>
          </table:table-cell>
          <table:table-cell table:formula="of:=[Data.I111]" office:value-type="float" office:value="103.884" calcext:value-type="float">
            <text:p>103.884</text:p>
          </table:table-cell>
          <table:table-cell table:formula="of:=[Data.I136]" office:value-type="float" office:value="102.832" calcext:value-type="float">
            <text:p>102.832</text:p>
          </table:table-cell>
          <table:table-cell table:formula="of:=[Data.I161]" office:value-type="float" office:value="101.485" calcext:value-type="float">
            <text:p>101.485</text:p>
          </table:table-cell>
          <table:table-cell table:formula="of:=[Data.I186]" office:value-type="float" office:value="100.747" calcext:value-type="float">
            <text:p>100.747</text:p>
          </table:table-cell>
          <table:table-cell table:formula="of:=[Data.I211]" office:value-type="float" office:value="99.517" calcext:value-type="float">
            <text:p>99.517</text:p>
          </table:table-cell>
          <table:table-cell table:formula="of:=[Data.I236]" office:value-type="float" office:value="99.302" calcext:value-type="float">
            <text:p>99.302</text:p>
          </table:table-cell>
          <table:table-cell table:formula="of:=[Data.I261]" office:value-type="float" office:value="98.287" calcext:value-type="float">
            <text:p>98.287</text:p>
          </table:table-cell>
          <table:table-cell table:formula="of:=[Data.I286]" office:value-type="float" office:value="97.691" calcext:value-type="float">
            <text:p>97.691</text:p>
          </table:table-cell>
          <table:table-cell table:formula="of:=[Data.I311]" office:value-type="float" office:value="99.517" calcext:value-type="float">
            <text:p>99.517</text:p>
          </table:table-cell>
          <table:table-cell table:formula="of:=[Data.I336]" office:value-type="float" office:value="102.489" calcext:value-type="float">
            <text:p>102.489</text:p>
          </table:table-cell>
          <table:table-cell table:formula="of:=[Data.I361]" office:value-type="float" office:value="102.052" calcext:value-type="float">
            <text:p>102.05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Data.I12]" office:value-type="float" office:value="108.837" calcext:value-type="float">
            <text:p>108.837</text:p>
          </table:table-cell>
          <table:table-cell table:formula="of:=[Data.I37]" office:value-type="float" office:value="104.766" calcext:value-type="float">
            <text:p>104.766</text:p>
          </table:table-cell>
          <table:table-cell table:formula="of:=[Data.I62]" office:value-type="float" office:value="105.297" calcext:value-type="float">
            <text:p>105.297</text:p>
          </table:table-cell>
          <table:table-cell table:formula="of:=[Data.I87]" office:value-type="float" office:value="104.096" calcext:value-type="float">
            <text:p>104.096</text:p>
          </table:table-cell>
          <table:table-cell table:formula="of:=[Data.I112]" office:value-type="float" office:value="103.007" calcext:value-type="float">
            <text:p>103.007</text:p>
          </table:table-cell>
          <table:table-cell table:formula="of:=[Data.I137]" office:value-type="float" office:value="103.043" calcext:value-type="float">
            <text:p>103.043</text:p>
          </table:table-cell>
          <table:table-cell table:formula="of:=[Data.I162]" office:value-type="float" office:value="101.731" calcext:value-type="float">
            <text:p>101.731</text:p>
          </table:table-cell>
          <table:table-cell table:formula="of:=[Data.I187]" office:value-type="float" office:value="101.301" calcext:value-type="float">
            <text:p>101.301</text:p>
          </table:table-cell>
          <table:table-cell table:formula="of:=[Data.I212]" office:value-type="float" office:value="99.706" calcext:value-type="float">
            <text:p>99.706</text:p>
          </table:table-cell>
          <table:table-cell table:formula="of:=[Data.I237]" office:value-type="float" office:value="99.94" calcext:value-type="float">
            <text:p>99.94</text:p>
          </table:table-cell>
          <table:table-cell table:formula="of:=[Data.I262]" office:value-type="float" office:value="98.729" calcext:value-type="float">
            <text:p>98.729</text:p>
          </table:table-cell>
          <table:table-cell table:formula="of:=[Data.I287]" office:value-type="float" office:value="98.274" calcext:value-type="float">
            <text:p>98.274</text:p>
          </table:table-cell>
          <table:table-cell table:formula="of:=[Data.I312]" office:value-type="float" office:value="99.868" calcext:value-type="float">
            <text:p>99.868</text:p>
          </table:table-cell>
          <table:table-cell table:formula="of:=[Data.I337]" office:value-type="float" office:value="101.316" calcext:value-type="float">
            <text:p>101.316</text:p>
          </table:table-cell>
          <table:table-cell table:formula="of:=[Data.I362]" office:value-type="float" office:value="101.502" calcext:value-type="float">
            <text:p>101.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Data.I13]" office:value-type="float" office:value="106.611" calcext:value-type="float">
            <text:p>106.611</text:p>
          </table:table-cell>
          <table:table-cell table:formula="of:=[Data.I38]" office:value-type="float" office:value="105.684" calcext:value-type="float">
            <text:p>105.684</text:p>
          </table:table-cell>
          <table:table-cell table:formula="of:=[Data.I63]" office:value-type="float" office:value="103.861" calcext:value-type="float">
            <text:p>103.861</text:p>
          </table:table-cell>
          <table:table-cell table:formula="of:=[Data.I88]" office:value-type="float" office:value="103.49" calcext:value-type="float">
            <text:p>103.49</text:p>
          </table:table-cell>
          <table:table-cell table:formula="of:=[Data.I113]" office:value-type="float" office:value="103.232" calcext:value-type="float">
            <text:p>103.232</text:p>
          </table:table-cell>
          <table:table-cell table:formula="of:=[Data.I138]" office:value-type="float" office:value="101.961" calcext:value-type="float">
            <text:p>101.961</text:p>
          </table:table-cell>
          <table:table-cell table:formula="of:=[Data.I163]" office:value-type="float" office:value="101.656" calcext:value-type="float">
            <text:p>101.656</text:p>
          </table:table-cell>
          <table:table-cell table:formula="of:=[Data.I188]" office:value-type="float" office:value="100.341" calcext:value-type="float">
            <text:p>100.341</text:p>
          </table:table-cell>
          <table:table-cell table:formula="of:=[Data.I213]" office:value-type="float" office:value="100.389" calcext:value-type="float">
            <text:p>100.389</text:p>
          </table:table-cell>
          <table:table-cell table:formula="of:=[Data.I238]" office:value-type="float" office:value="99.514" calcext:value-type="float">
            <text:p>99.514</text:p>
          </table:table-cell>
          <table:table-cell table:formula="of:=[Data.I263]" office:value-type="float" office:value="98.819" calcext:value-type="float">
            <text:p>98.819</text:p>
          </table:table-cell>
          <table:table-cell table:formula="of:=[Data.I288]" office:value-type="float" office:value="98.202" calcext:value-type="float">
            <text:p>98.202</text:p>
          </table:table-cell>
          <table:table-cell table:formula="of:=[Data.I313]" office:value-type="float" office:value="100.109" calcext:value-type="float">
            <text:p>100.109</text:p>
          </table:table-cell>
          <table:table-cell table:formula="of:=[Data.I338]" office:value-type="float" office:value="102.051" calcext:value-type="float">
            <text:p>102.051</text:p>
          </table:table-cell>
          <table:table-cell table:formula="of:=[Data.I363]" office:value-type="float" office:value="100.916" calcext:value-type="float">
            <text:p>100.91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Data.I14]" office:value-type="float" office:value="105.802" calcext:value-type="float">
            <text:p>105.802</text:p>
          </table:table-cell>
          <table:table-cell table:formula="of:=[Data.I39]" office:value-type="float" office:value="104.427" calcext:value-type="float">
            <text:p>104.427</text:p>
          </table:table-cell>
          <table:table-cell table:formula="of:=[Data.I64]" office:value-type="float" office:value="103.863" calcext:value-type="float">
            <text:p>103.863</text:p>
          </table:table-cell>
          <table:table-cell table:formula="of:=[Data.I89]" office:value-type="float" office:value="102.936" calcext:value-type="float">
            <text:p>102.936</text:p>
          </table:table-cell>
          <table:table-cell table:formula="of:=[Data.I114]" office:value-type="float" office:value="102.562" calcext:value-type="float">
            <text:p>102.562</text:p>
          </table:table-cell>
          <table:table-cell table:formula="of:=[Data.I139]" office:value-type="float" office:value="102.507" calcext:value-type="float">
            <text:p>102.507</text:p>
          </table:table-cell>
          <table:table-cell table:formula="of:=[Data.I164]" office:value-type="float" office:value="102.531" calcext:value-type="float">
            <text:p>102.531</text:p>
          </table:table-cell>
          <table:table-cell table:formula="of:=[Data.I189]" office:value-type="float" office:value="100.371" calcext:value-type="float">
            <text:p>100.371</text:p>
          </table:table-cell>
          <table:table-cell table:formula="of:=[Data.I214]" office:value-type="float" office:value="100.433" calcext:value-type="float">
            <text:p>100.433</text:p>
          </table:table-cell>
          <table:table-cell table:formula="of:=[Data.I239]" office:value-type="float" office:value="99.797" calcext:value-type="float">
            <text:p>99.797</text:p>
          </table:table-cell>
          <table:table-cell table:formula="of:=[Data.I264]" office:value-type="float" office:value="98.438" calcext:value-type="float">
            <text:p>98.438</text:p>
          </table:table-cell>
          <table:table-cell table:formula="of:=[Data.I289]" office:value-type="float" office:value="97.825" calcext:value-type="float">
            <text:p>97.825</text:p>
          </table:table-cell>
          <table:table-cell table:formula="of:=[Data.I314]" office:value-type="float" office:value="99.356" calcext:value-type="float">
            <text:p>99.356</text:p>
          </table:table-cell>
          <table:table-cell table:formula="of:=[Data.I339]" office:value-type="float" office:value="101.951" calcext:value-type="float">
            <text:p>101.951</text:p>
          </table:table-cell>
          <table:table-cell table:formula="of:=[Data.I364]" office:value-type="float" office:value="101.758" calcext:value-type="float">
            <text:p>101.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Data.I15]" office:value-type="float" office:value="105.192" calcext:value-type="float">
            <text:p>105.192</text:p>
          </table:table-cell>
          <table:table-cell table:formula="of:=[Data.I40]" office:value-type="float" office:value="105.023" calcext:value-type="float">
            <text:p>105.023</text:p>
          </table:table-cell>
          <table:table-cell table:formula="of:=[Data.I65]" office:value-type="float" office:value="103.431" calcext:value-type="float">
            <text:p>103.431</text:p>
          </table:table-cell>
          <table:table-cell table:formula="of:=[Data.I90]" office:value-type="float" office:value="103.374" calcext:value-type="float">
            <text:p>103.374</text:p>
          </table:table-cell>
          <table:table-cell table:formula="of:=[Data.I115]" office:value-type="float" office:value="102.952" calcext:value-type="float">
            <text:p>102.952</text:p>
          </table:table-cell>
          <table:table-cell table:formula="of:=[Data.I140]" office:value-type="float" office:value="101.466" calcext:value-type="float">
            <text:p>101.466</text:p>
          </table:table-cell>
          <table:table-cell table:formula="of:=[Data.I165]" office:value-type="float" office:value="101.453" calcext:value-type="float">
            <text:p>101.453</text:p>
          </table:table-cell>
          <table:table-cell table:formula="of:=[Data.I190]" office:value-type="float" office:value="100.581" calcext:value-type="float">
            <text:p>100.581</text:p>
          </table:table-cell>
          <table:table-cell table:formula="of:=[Data.I215]" office:value-type="float" office:value="100.432" calcext:value-type="float">
            <text:p>100.432</text:p>
          </table:table-cell>
          <table:table-cell table:formula="of:=[Data.I240]" office:value-type="float" office:value="99.812" calcext:value-type="float">
            <text:p>99.812</text:p>
          </table:table-cell>
          <table:table-cell table:formula="of:=[Data.I265]" office:value-type="float" office:value="98.371" calcext:value-type="float">
            <text:p>98.371</text:p>
          </table:table-cell>
          <table:table-cell table:formula="of:=[Data.I290]" office:value-type="float" office:value="97.918" calcext:value-type="float">
            <text:p>97.918</text:p>
          </table:table-cell>
          <table:table-cell table:formula="of:=[Data.I315]" office:value-type="float" office:value="99.117" calcext:value-type="float">
            <text:p>99.117</text:p>
          </table:table-cell>
          <table:table-cell table:formula="of:=[Data.I340]" office:value-type="float" office:value="102.419" calcext:value-type="float">
            <text:p>102.419</text:p>
          </table:table-cell>
          <table:table-cell table:formula="of:=[Data.I365]" office:value-type="float" office:value="101.629" calcext:value-type="float">
            <text:p>101.6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Data.I16]" office:value-type="float" office:value="105.307" calcext:value-type="float">
            <text:p>105.307</text:p>
          </table:table-cell>
          <table:table-cell table:formula="of:=[Data.I41]" office:value-type="float" office:value="103.923" calcext:value-type="float">
            <text:p>103.923</text:p>
          </table:table-cell>
          <table:table-cell table:formula="of:=[Data.I66]" office:value-type="float" office:value="102.973" calcext:value-type="float">
            <text:p>102.973</text:p>
          </table:table-cell>
          <table:table-cell table:formula="of:=[Data.I91]" office:value-type="float" office:value="102.936" calcext:value-type="float">
            <text:p>102.936</text:p>
          </table:table-cell>
          <table:table-cell table:formula="of:=[Data.I116]" office:value-type="float" office:value="101.8" calcext:value-type="float">
            <text:p>101.8</text:p>
          </table:table-cell>
          <table:table-cell table:formula="of:=[Data.I141]" office:value-type="float" office:value="102.196" calcext:value-type="float">
            <text:p>102.196</text:p>
          </table:table-cell>
          <table:table-cell table:formula="of:=[Data.I166]" office:value-type="float" office:value="101.537" calcext:value-type="float">
            <text:p>101.537</text:p>
          </table:table-cell>
          <table:table-cell table:formula="of:=[Data.I191]" office:value-type="float" office:value="101.905" calcext:value-type="float">
            <text:p>101.905</text:p>
          </table:table-cell>
          <table:table-cell table:formula="of:=[Data.I216]" office:value-type="float" office:value="99.923" calcext:value-type="float">
            <text:p>99.923</text:p>
          </table:table-cell>
          <table:table-cell table:formula="of:=[Data.I241]" office:value-type="float" office:value="99.834" calcext:value-type="float">
            <text:p>99.834</text:p>
          </table:table-cell>
          <table:table-cell table:formula="of:=[Data.I266]" office:value-type="float" office:value="98.34" calcext:value-type="float">
            <text:p>98.34</text:p>
          </table:table-cell>
          <table:table-cell table:formula="of:=[Data.I291]" office:value-type="float" office:value="98.026" calcext:value-type="float">
            <text:p>98.026</text:p>
          </table:table-cell>
          <table:table-cell table:formula="of:=[Data.I316]" office:value-type="float" office:value="99.328" calcext:value-type="float">
            <text:p>99.328</text:p>
          </table:table-cell>
          <table:table-cell table:formula="of:=[Data.I341]" office:value-type="float" office:value="102.569" calcext:value-type="float">
            <text:p>102.569</text:p>
          </table:table-cell>
          <table:table-cell table:formula="of:=[Data.I366]" office:value-type="float" office:value="101.16" calcext:value-type="float">
            <text:p>101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Data.I17]" office:value-type="float" office:value="104.703" calcext:value-type="float">
            <text:p>104.703</text:p>
          </table:table-cell>
          <table:table-cell table:formula="of:=[Data.I42]" office:value-type="float" office:value="103.888" calcext:value-type="float">
            <text:p>103.888</text:p>
          </table:table-cell>
          <table:table-cell table:formula="of:=[Data.I67]" office:value-type="float" office:value="103.623" calcext:value-type="float">
            <text:p>103.623</text:p>
          </table:table-cell>
          <table:table-cell table:formula="of:=[Data.I92]" office:value-type="float" office:value="103.176" calcext:value-type="float">
            <text:p>103.176</text:p>
          </table:table-cell>
          <table:table-cell table:formula="of:=[Data.I117]" office:value-type="float" office:value="102.69" calcext:value-type="float">
            <text:p>102.69</text:p>
          </table:table-cell>
          <table:table-cell table:formula="of:=[Data.I142]" office:value-type="float" office:value="102.407" calcext:value-type="float">
            <text:p>102.407</text:p>
          </table:table-cell>
          <table:table-cell table:formula="of:=[Data.I167]" office:value-type="float" office:value="101.46" calcext:value-type="float">
            <text:p>101.46</text:p>
          </table:table-cell>
          <table:table-cell table:formula="of:=[Data.I192]" office:value-type="float" office:value="101.335" calcext:value-type="float">
            <text:p>101.335</text:p>
          </table:table-cell>
          <table:table-cell table:formula="of:=[Data.I217]" office:value-type="float" office:value="100.304" calcext:value-type="float">
            <text:p>100.304</text:p>
          </table:table-cell>
          <table:table-cell table:formula="of:=[Data.I242]" office:value-type="float" office:value="99.426" calcext:value-type="float">
            <text:p>99.426</text:p>
          </table:table-cell>
          <table:table-cell table:formula="of:=[Data.I267]" office:value-type="float" office:value="99.032" calcext:value-type="float">
            <text:p>99.032</text:p>
          </table:table-cell>
          <table:table-cell table:formula="of:=[Data.I292]" office:value-type="float" office:value="97.717" calcext:value-type="float">
            <text:p>97.717</text:p>
          </table:table-cell>
          <table:table-cell table:formula="of:=[Data.I317]" office:value-type="float" office:value="99.301" calcext:value-type="float">
            <text:p>99.301</text:p>
          </table:table-cell>
          <table:table-cell table:formula="of:=[Data.I342]" office:value-type="float" office:value="102.336" calcext:value-type="float">
            <text:p>102.336</text:p>
          </table:table-cell>
          <table:table-cell table:formula="of:=[Data.I367]" office:value-type="float" office:value="101.196" calcext:value-type="float">
            <text:p>101.1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Data.I18]" office:value-type="float" office:value="104.513" calcext:value-type="float">
            <text:p>104.513</text:p>
          </table:table-cell>
          <table:table-cell table:formula="of:=[Data.I43]" office:value-type="float" office:value="103.86" calcext:value-type="float">
            <text:p>103.86</text:p>
          </table:table-cell>
          <table:table-cell table:formula="of:=[Data.I68]" office:value-type="float" office:value="102.961" calcext:value-type="float">
            <text:p>102.961</text:p>
          </table:table-cell>
          <table:table-cell table:formula="of:=[Data.I93]" office:value-type="float" office:value="102.05" calcext:value-type="float">
            <text:p>102.05</text:p>
          </table:table-cell>
          <table:table-cell table:formula="of:=[Data.I118]" office:value-type="float" office:value="102.22" calcext:value-type="float">
            <text:p>102.22</text:p>
          </table:table-cell>
          <table:table-cell table:formula="of:=[Data.I143]" office:value-type="float" office:value="102.233" calcext:value-type="float">
            <text:p>102.233</text:p>
          </table:table-cell>
          <table:table-cell table:formula="of:=[Data.I168]" office:value-type="float" office:value="101.379" calcext:value-type="float">
            <text:p>101.379</text:p>
          </table:table-cell>
          <table:table-cell table:formula="of:=[Data.I193]" office:value-type="float" office:value="101.098" calcext:value-type="float">
            <text:p>101.098</text:p>
          </table:table-cell>
          <table:table-cell table:formula="of:=[Data.I218]" office:value-type="float" office:value="100.611" calcext:value-type="float">
            <text:p>100.611</text:p>
          </table:table-cell>
          <table:table-cell table:formula="of:=[Data.I243]" office:value-type="float" office:value="100.141" calcext:value-type="float">
            <text:p>100.141</text:p>
          </table:table-cell>
          <table:table-cell table:formula="of:=[Data.I268]" office:value-type="float" office:value="98.936" calcext:value-type="float">
            <text:p>98.936</text:p>
          </table:table-cell>
          <table:table-cell table:formula="of:=[Data.I293]" office:value-type="float" office:value="98.454" calcext:value-type="float">
            <text:p>98.454</text:p>
          </table:table-cell>
          <table:table-cell table:formula="of:=[Data.I318]" office:value-type="float" office:value="101.005" calcext:value-type="float">
            <text:p>101.005</text:p>
          </table:table-cell>
          <table:table-cell table:formula="of:=[Data.I343]" office:value-type="float" office:value="101.113" calcext:value-type="float">
            <text:p>101.113</text:p>
          </table:table-cell>
          <table:table-cell table:formula="of:=[Data.I368]" office:value-type="float" office:value="102.169" calcext:value-type="float">
            <text:p>102.1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Data.I19]" office:value-type="float" office:value="103.5" calcext:value-type="float">
            <text:p>103.5</text:p>
          </table:table-cell>
          <table:table-cell table:formula="of:=[Data.I44]" office:value-type="float" office:value="103.858" calcext:value-type="float">
            <text:p>103.858</text:p>
          </table:table-cell>
          <table:table-cell table:formula="of:=[Data.I69]" office:value-type="float" office:value="104.18" calcext:value-type="float">
            <text:p>104.18</text:p>
          </table:table-cell>
          <table:table-cell table:formula="of:=[Data.I94]" office:value-type="float" office:value="103.035" calcext:value-type="float">
            <text:p>103.035</text:p>
          </table:table-cell>
          <table:table-cell table:formula="of:=[Data.I119]" office:value-type="float" office:value="102.158" calcext:value-type="float">
            <text:p>102.158</text:p>
          </table:table-cell>
          <table:table-cell table:formula="of:=[Data.I144]" office:value-type="float" office:value="102.678" calcext:value-type="float">
            <text:p>102.678</text:p>
          </table:table-cell>
          <table:table-cell table:formula="of:=[Data.I169]" office:value-type="float" office:value="100.885" calcext:value-type="float">
            <text:p>100.885</text:p>
          </table:table-cell>
          <table:table-cell table:formula="of:=[Data.I194]" office:value-type="float" office:value="101.033" calcext:value-type="float">
            <text:p>101.033</text:p>
          </table:table-cell>
          <table:table-cell table:formula="of:=[Data.I219]" office:value-type="float" office:value="100.5" calcext:value-type="float">
            <text:p>100.5</text:p>
          </table:table-cell>
          <table:table-cell table:formula="of:=[Data.I244]" office:value-type="float" office:value="99.712" calcext:value-type="float">
            <text:p>99.712</text:p>
          </table:table-cell>
          <table:table-cell table:formula="of:=[Data.I269]" office:value-type="float" office:value="99.005" calcext:value-type="float">
            <text:p>99.005</text:p>
          </table:table-cell>
          <table:table-cell table:formula="of:=[Data.I294]" office:value-type="float" office:value="98.021" calcext:value-type="float">
            <text:p>98.021</text:p>
          </table:table-cell>
          <table:table-cell table:formula="of:=[Data.I319]" office:value-type="float" office:value="99.352" calcext:value-type="float">
            <text:p>99.352</text:p>
          </table:table-cell>
          <table:table-cell table:formula="of:=[Data.I344]" office:value-type="float" office:value="101.845" calcext:value-type="float">
            <text:p>101.845</text:p>
          </table:table-cell>
          <table:table-cell table:formula="of:=[Data.I369]" office:value-type="float" office:value="101.969" calcext:value-type="float">
            <text:p>101.9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Data.I20]" office:value-type="float" office:value="104.532" calcext:value-type="float">
            <text:p>104.532</text:p>
          </table:table-cell>
          <table:table-cell table:formula="of:=[Data.I45]" office:value-type="float" office:value="103.365" calcext:value-type="float">
            <text:p>103.365</text:p>
          </table:table-cell>
          <table:table-cell table:formula="of:=[Data.I70]" office:value-type="float" office:value="103.206" calcext:value-type="float">
            <text:p>103.206</text:p>
          </table:table-cell>
          <table:table-cell table:formula="of:=[Data.I95]" office:value-type="float" office:value="103.248" calcext:value-type="float">
            <text:p>103.248</text:p>
          </table:table-cell>
          <table:table-cell table:formula="of:=[Data.I120]" office:value-type="float" office:value="101.641" calcext:value-type="float">
            <text:p>101.641</text:p>
          </table:table-cell>
          <table:table-cell table:formula="of:=[Data.I145]" office:value-type="float" office:value="103.286" calcext:value-type="float">
            <text:p>103.286</text:p>
          </table:table-cell>
          <table:table-cell table:formula="of:=[Data.I170]" office:value-type="float" office:value="101.878" calcext:value-type="float">
            <text:p>101.878</text:p>
          </table:table-cell>
          <table:table-cell table:formula="of:=[Data.I195]" office:value-type="float" office:value="101.399" calcext:value-type="float">
            <text:p>101.399</text:p>
          </table:table-cell>
          <table:table-cell table:formula="of:=[Data.I220]" office:value-type="float" office:value="100.718" calcext:value-type="float">
            <text:p>100.718</text:p>
          </table:table-cell>
          <table:table-cell table:formula="of:=[Data.I245]" office:value-type="float" office:value="100.143" calcext:value-type="float">
            <text:p>100.143</text:p>
          </table:table-cell>
          <table:table-cell table:formula="of:=[Data.I270]" office:value-type="float" office:value="98.904" calcext:value-type="float">
            <text:p>98.904</text:p>
          </table:table-cell>
          <table:table-cell table:formula="of:=[Data.I295]" office:value-type="float" office:value="97.355" calcext:value-type="float">
            <text:p>97.355</text:p>
          </table:table-cell>
          <table:table-cell table:formula="of:=[Data.I320]" office:value-type="float" office:value="99.423" calcext:value-type="float">
            <text:p>99.423</text:p>
          </table:table-cell>
          <table:table-cell table:formula="of:=[Data.I345]" office:value-type="float" office:value="101.387" calcext:value-type="float">
            <text:p>101.387</text:p>
          </table:table-cell>
          <table:table-cell table:formula="of:=[Data.I370]" office:value-type="float" office:value="101.732" calcext:value-type="float">
            <text:p>101.7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Data.I21]" office:value-type="float" office:value="104.504" calcext:value-type="float">
            <text:p>104.504</text:p>
          </table:table-cell>
          <table:table-cell table:formula="of:=[Data.I46]" office:value-type="float" office:value="103.426" calcext:value-type="float">
            <text:p>103.426</text:p>
          </table:table-cell>
          <table:table-cell table:formula="of:=[Data.I71]" office:value-type="float" office:value="103.044" calcext:value-type="float">
            <text:p>103.044</text:p>
          </table:table-cell>
          <table:table-cell table:formula="of:=[Data.I96]" office:value-type="float" office:value="101.745" calcext:value-type="float">
            <text:p>101.745</text:p>
          </table:table-cell>
          <table:table-cell table:formula="of:=[Data.I121]" office:value-type="float" office:value="103.692" calcext:value-type="float">
            <text:p>103.692</text:p>
          </table:table-cell>
          <table:table-cell table:formula="of:=[Data.I146]" office:value-type="float" office:value="102.668" calcext:value-type="float">
            <text:p>102.668</text:p>
          </table:table-cell>
          <table:table-cell table:formula="of:=[Data.I171]" office:value-type="float" office:value="100.536" calcext:value-type="float">
            <text:p>100.536</text:p>
          </table:table-cell>
          <table:table-cell table:formula="of:=[Data.I196]" office:value-type="float" office:value="100.309" calcext:value-type="float">
            <text:p>100.309</text:p>
          </table:table-cell>
          <table:table-cell table:formula="of:=[Data.I221]" office:value-type="float" office:value="102.092" calcext:value-type="float">
            <text:p>102.092</text:p>
          </table:table-cell>
          <table:table-cell table:formula="of:=[Data.I246]" office:value-type="float" office:value="100.653" calcext:value-type="float">
            <text:p>100.653</text:p>
          </table:table-cell>
          <table:table-cell table:formula="of:=[Data.I271]" office:value-type="float" office:value="99.032" calcext:value-type="float">
            <text:p>99.032</text:p>
          </table:table-cell>
          <table:table-cell table:formula="of:=[Data.I296]" office:value-type="float" office:value="97.824" calcext:value-type="float">
            <text:p>97.824</text:p>
          </table:table-cell>
          <table:table-cell table:formula="of:=[Data.I321]" office:value-type="float" office:value="99.767" calcext:value-type="float">
            <text:p>99.767</text:p>
          </table:table-cell>
          <table:table-cell table:formula="of:=[Data.I346]" office:value-type="float" office:value="101.573" calcext:value-type="float">
            <text:p>101.573</text:p>
          </table:table-cell>
          <table:table-cell table:formula="of:=[Data.I371]" office:value-type="float" office:value="102.677" calcext:value-type="float">
            <text:p>102.6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Data.I22]" office:value-type="float" office:value="102.003" calcext:value-type="float">
            <text:p>102.003</text:p>
          </table:table-cell>
          <table:table-cell table:formula="of:=[Data.I47]" office:value-type="float" office:value="102.428" calcext:value-type="float">
            <text:p>102.428</text:p>
          </table:table-cell>
          <table:table-cell table:formula="of:=[Data.I72]" office:value-type="float" office:value="104.094" calcext:value-type="float">
            <text:p>104.094</text:p>
          </table:table-cell>
          <table:table-cell table:formula="of:=[Data.I97]" office:value-type="float" office:value="103.962" calcext:value-type="float">
            <text:p>103.962</text:p>
          </table:table-cell>
          <table:table-cell table:formula="of:=[Data.I122]" office:value-type="float" office:value="102.505" calcext:value-type="float">
            <text:p>102.505</text:p>
          </table:table-cell>
          <table:table-cell table:formula="of:=[Data.I147]" office:value-type="float" office:value="101.086" calcext:value-type="float">
            <text:p>101.086</text:p>
          </table:table-cell>
          <table:table-cell table:formula="of:=[Data.I172]" office:value-type="float" office:value="100.963" calcext:value-type="float">
            <text:p>100.963</text:p>
          </table:table-cell>
          <table:table-cell table:formula="of:=[Data.I197]" office:value-type="float" office:value="103.662" calcext:value-type="float">
            <text:p>103.662</text:p>
          </table:table-cell>
          <table:table-cell table:formula="of:=[Data.I222]" office:value-type="float" office:value="102.399" calcext:value-type="float">
            <text:p>102.399</text:p>
          </table:table-cell>
          <table:table-cell table:formula="of:=[Data.I247]" office:value-type="float" office:value="102.185" calcext:value-type="float">
            <text:p>102.185</text:p>
          </table:table-cell>
          <table:table-cell table:formula="of:=[Data.I272]" office:value-type="float" office:value="98.19" calcext:value-type="float">
            <text:p>98.19</text:p>
          </table:table-cell>
          <table:table-cell table:formula="of:=[Data.I297]" office:value-type="float" office:value="97.964" calcext:value-type="float">
            <text:p>97.964</text:p>
          </table:table-cell>
          <table:table-cell table:formula="of:=[Data.I322]" office:value-type="float" office:value="98.959" calcext:value-type="float">
            <text:p>98.959</text:p>
          </table:table-cell>
          <table:table-cell table:formula="of:=[Data.I347]" office:value-type="float" office:value="102.109" calcext:value-type="float">
            <text:p>102.109</text:p>
          </table:table-cell>
          <table:table-cell table:formula="of:=[Data.I372]" office:value-type="float" office:value="102.005" calcext:value-type="float">
            <text:p>102.0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Data.I23]" office:value-type="float" office:value="103.517" calcext:value-type="float">
            <text:p>103.517</text:p>
          </table:table-cell>
          <table:table-cell table:formula="of:=[Data.I48]" office:value-type="float" office:value="104.638" calcext:value-type="float">
            <text:p>104.638</text:p>
          </table:table-cell>
          <table:table-cell table:formula="of:=[Data.I73]" office:value-type="float" office:value="103.95" calcext:value-type="float">
            <text:p>103.95</text:p>
          </table:table-cell>
          <table:table-cell table:formula="of:=[Data.I98]" office:value-type="float" office:value="102.643" calcext:value-type="float">
            <text:p>102.643</text:p>
          </table:table-cell>
          <table:table-cell table:formula="of:=[Data.I123]" office:value-type="float" office:value="100.839" calcext:value-type="float">
            <text:p>100.839</text:p>
          </table:table-cell>
          <table:table-cell table:formula="of:=[Data.I148]" office:value-type="float" office:value="101.586" calcext:value-type="float">
            <text:p>101.586</text:p>
          </table:table-cell>
          <table:table-cell table:formula="of:=[Data.I173]" office:value-type="float" office:value="102.964" calcext:value-type="float">
            <text:p>102.964</text:p>
          </table:table-cell>
          <table:table-cell table:formula="of:=[Data.I198]" office:value-type="float" office:value="103.693" calcext:value-type="float">
            <text:p>103.693</text:p>
          </table:table-cell>
          <table:table-cell table:formula="of:=[Data.I223]" office:value-type="float" office:value="102.559" calcext:value-type="float">
            <text:p>102.559</text:p>
          </table:table-cell>
          <table:table-cell table:formula="of:=[Data.I248]" office:value-type="float" office:value="101.012" calcext:value-type="float">
            <text:p>101.012</text:p>
          </table:table-cell>
          <table:table-cell table:formula="of:=[Data.I273]" office:value-type="float" office:value="99.071" calcext:value-type="float">
            <text:p>99.071</text:p>
          </table:table-cell>
          <table:table-cell table:formula="of:=[Data.I298]" office:value-type="float" office:value="97.405" calcext:value-type="float">
            <text:p>97.405</text:p>
          </table:table-cell>
          <table:table-cell table:formula="of:=[Data.I323]" office:value-type="float" office:value="100.15" calcext:value-type="float">
            <text:p>100.15</text:p>
          </table:table-cell>
          <table:table-cell table:formula="of:=[Data.I348]" office:value-type="float" office:value="102.618" calcext:value-type="float">
            <text:p>102.618</text:p>
          </table:table-cell>
          <table:table-cell table:formula="of:=[Data.I373]" office:value-type="float" office:value="101.941" calcext:value-type="float">
            <text:p>101.9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Data.I24]" office:value-type="float" office:value="104.061" calcext:value-type="float">
            <text:p>104.061</text:p>
          </table:table-cell>
          <table:table-cell table:formula="of:=[Data.I49]" office:value-type="float" office:value="103.4" calcext:value-type="float">
            <text:p>103.4</text:p>
          </table:table-cell>
          <table:table-cell table:formula="of:=[Data.I74]" office:value-type="float" office:value="102.766" calcext:value-type="float">
            <text:p>102.766</text:p>
          </table:table-cell>
          <table:table-cell table:formula="of:=[Data.I99]" office:value-type="float" office:value="100.98" calcext:value-type="float">
            <text:p>100.98</text:p>
          </table:table-cell>
          <table:table-cell table:formula="of:=[Data.I124]" office:value-type="float" office:value="101.701" calcext:value-type="float">
            <text:p>101.701</text:p>
          </table:table-cell>
          <table:table-cell table:formula="of:=[Data.I149]" office:value-type="float" office:value="102.883" calcext:value-type="float">
            <text:p>102.883</text:p>
          </table:table-cell>
          <table:table-cell table:formula="of:=[Data.I174]" office:value-type="float" office:value="103.237" calcext:value-type="float">
            <text:p>103.237</text:p>
          </table:table-cell>
          <table:table-cell table:formula="of:=[Data.I199]" office:value-type="float" office:value="103.402" calcext:value-type="float">
            <text:p>103.402</text:p>
          </table:table-cell>
          <table:table-cell table:formula="of:=[Data.I224]" office:value-type="float" office:value="102.153" calcext:value-type="float">
            <text:p>102.153</text:p>
          </table:table-cell>
          <table:table-cell table:formula="of:=[Data.I249]" office:value-type="float" office:value="101.475" calcext:value-type="float">
            <text:p>101.475</text:p>
          </table:table-cell>
          <table:table-cell table:formula="of:=[Data.I274]" office:value-type="float" office:value="98.433" calcext:value-type="float">
            <text:p>98.433</text:p>
          </table:table-cell>
          <table:table-cell table:formula="of:=[Data.I299]" office:value-type="float" office:value="97.945" calcext:value-type="float">
            <text:p>97.945</text:p>
          </table:table-cell>
          <table:table-cell table:formula="of:=[Data.I324]" office:value-type="float" office:value="100.138" calcext:value-type="float">
            <text:p>100.138</text:p>
          </table:table-cell>
          <table:table-cell table:formula="of:=[Data.I349]" office:value-type="float" office:value="102.127" calcext:value-type="float">
            <text:p>102.127</text:p>
          </table:table-cell>
          <table:table-cell table:formula="of:=[Data.I374]" office:value-type="float" office:value="101.794" calcext:value-type="float">
            <text:p>101.7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Data.I25]" office:value-type="float" office:value="104.254" calcext:value-type="float">
            <text:p>104.254</text:p>
          </table:table-cell>
          <table:table-cell table:formula="of:=[Data.I50]" office:value-type="float" office:value="101.962" calcext:value-type="float">
            <text:p>101.962</text:p>
          </table:table-cell>
          <table:table-cell table:formula="of:=[Data.I75]" office:value-type="float" office:value="100.816" calcext:value-type="float">
            <text:p>100.816</text:p>
          </table:table-cell>
          <table:table-cell table:formula="of:=[Data.I100]" office:value-type="float" office:value="101.466" calcext:value-type="float">
            <text:p>101.466</text:p>
          </table:table-cell>
          <table:table-cell table:formula="of:=[Data.I125]" office:value-type="float" office:value="103.257" calcext:value-type="float">
            <text:p>103.257</text:p>
          </table:table-cell>
          <table:table-cell table:formula="of:=[Data.I150]" office:value-type="float" office:value="104.721" calcext:value-type="float">
            <text:p>104.721</text:p>
          </table:table-cell>
          <table:table-cell table:formula="of:=[Data.I175]" office:value-type="float" office:value="103.683" calcext:value-type="float">
            <text:p>103.683</text:p>
          </table:table-cell>
          <table:table-cell table:formula="of:=[Data.I200]" office:value-type="float" office:value="103.389" calcext:value-type="float">
            <text:p>103.389</text:p>
          </table:table-cell>
          <table:table-cell table:formula="of:=[Data.I225]" office:value-type="float" office:value="102.505" calcext:value-type="float">
            <text:p>102.505</text:p>
          </table:table-cell>
          <table:table-cell table:formula="of:=[Data.I250]" office:value-type="float" office:value="100.865" calcext:value-type="float">
            <text:p>100.865</text:p>
          </table:table-cell>
          <table:table-cell table:formula="of:=[Data.I275]" office:value-type="float" office:value="98.464" calcext:value-type="float">
            <text:p>98.464</text:p>
          </table:table-cell>
          <table:table-cell table:formula="of:=[Data.I300]" office:value-type="float" office:value="98.348" calcext:value-type="float">
            <text:p>98.348</text:p>
          </table:table-cell>
          <table:table-cell table:formula="of:=[Data.I325]" office:value-type="float" office:value="99.007" calcext:value-type="float">
            <text:p>99.007</text:p>
          </table:table-cell>
          <table:table-cell table:formula="of:=[Data.I350]" office:value-type="float" office:value="101.74" calcext:value-type="float">
            <text:p>101.74</text:p>
          </table:table-cell>
          <table:table-cell table:formula="of:=[Data.I375]" office:value-type="float" office:value="102.017" calcext:value-type="float">
            <text:p>102.0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Data.I26]" office:value-type="float" office:value="102.907" calcext:value-type="float">
            <text:p>102.907</text:p>
          </table:table-cell>
          <table:table-cell table:formula="of:=[Data.I51]" office:value-type="float" office:value="100.918" calcext:value-type="float">
            <text:p>100.918</text:p>
          </table:table-cell>
          <table:table-cell table:formula="of:=[Data.I76]" office:value-type="float" office:value="100.824" calcext:value-type="float">
            <text:p>100.824</text:p>
          </table:table-cell>
          <table:table-cell table:formula="of:=[Data.I101]" office:value-type="float" office:value="103.767" calcext:value-type="float">
            <text:p>103.767</text:p>
          </table:table-cell>
          <table:table-cell table:formula="of:=[Data.I126]" office:value-type="float" office:value="103.32" calcext:value-type="float">
            <text:p>103.32</text:p>
          </table:table-cell>
          <table:table-cell table:formula="of:=[Data.I151]" office:value-type="float" office:value="103.503" calcext:value-type="float">
            <text:p>103.503</text:p>
          </table:table-cell>
          <table:table-cell table:formula="of:=[Data.I176]" office:value-type="float" office:value="103.486" calcext:value-type="float">
            <text:p>103.486</text:p>
          </table:table-cell>
          <table:table-cell table:formula="of:=[Data.I201]" office:value-type="float" office:value="104.847" calcext:value-type="float">
            <text:p>104.847</text:p>
          </table:table-cell>
          <table:table-cell table:formula="of:=[Data.I226]" office:value-type="float" office:value="102.373" calcext:value-type="float">
            <text:p>102.373</text:p>
          </table:table-cell>
          <table:table-cell table:formula="of:=[Data.I251]" office:value-type="float" office:value="100.257" calcext:value-type="float">
            <text:p>100.257</text:p>
          </table:table-cell>
          <table:table-cell table:formula="of:=[Data.I276]" office:value-type="float" office:value="98.587" calcext:value-type="float">
            <text:p>98.587</text:p>
          </table:table-cell>
          <table:table-cell table:formula="of:=[Data.I301]" office:value-type="float" office:value="97.76" calcext:value-type="float">
            <text:p>97.76</text:p>
          </table:table-cell>
          <table:table-cell table:formula="of:=[Data.I326]" office:value-type="float" office:value="99.691" calcext:value-type="float">
            <text:p>99.691</text:p>
          </table:table-cell>
          <table:table-cell table:formula="of:=[Data.I351]" office:value-type="float" office:value="100.54" calcext:value-type="float">
            <text:p>100.54</text:p>
          </table:table-cell>
          <table:table-cell table:formula="of:=[Data.I376]" office:value-type="float" office:value="101.96" calcext:value-type="float">
            <text:p>101.96</text:p>
          </table:table-cell>
        </table:table-row>
        <calcext:conditional-formats>
          <calcext:conditional-format calcext:target-range-address="'Average Time'.B2:'Average Time'.P26">
            <calcext:color-scale>
              <calcext:color-scale-entry calcext:value="0" calcext:type="minimum" calcext:color="#98ffff"/>
              <calcext:color-scale-entry calcext:value="50" calcext:type="percentile" calcext:color="#0078ff"/>
              <calcext:color-scale-entry calcext:value="0" calcext:type="maximum" calcext:color="#000458"/>
            </calcext:color-scale>
          </calcext:conditional-format>
        </calcext:conditional-formats>
      </table:table>
      <table:table table:name="Median Time" table:style-name="ta1">
        <table:table-column table:style-name="co12" table:default-cell-style-name="Default"/>
        <table:table-column table:style-name="co12" table:number-columns-repeated="15" table:default-cell-style-name="ce5"/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Data.L2]" office:value-type="float" office:value="147.887" calcext:value-type="float">
            <text:p>147.887</text:p>
          </table:table-cell>
          <table:table-cell table:formula="of:=[Data.L27]" office:value-type="float" office:value="141.294" calcext:value-type="float">
            <text:p>141.294</text:p>
          </table:table-cell>
          <table:table-cell table:formula="of:=[Data.L52]" office:value-type="float" office:value="144.874" calcext:value-type="float">
            <text:p>144.874</text:p>
          </table:table-cell>
          <table:table-cell table:formula="of:=[Data.L77]" office:value-type="float" office:value="142.223" calcext:value-type="float">
            <text:p>142.223</text:p>
          </table:table-cell>
          <table:table-cell table:formula="of:=[Data.L102]" office:value-type="float" office:value="136.91" calcext:value-type="float">
            <text:p>136.91</text:p>
          </table:table-cell>
          <table:table-cell table:formula="of:=[Data.L127]" office:value-type="float" office:value="130.246" calcext:value-type="float">
            <text:p>130.246</text:p>
          </table:table-cell>
          <table:table-cell table:formula="of:=[Data.L152]" office:value-type="float" office:value="121.685" calcext:value-type="float">
            <text:p>121.685</text:p>
          </table:table-cell>
          <table:table-cell table:formula="of:=[Data.L177]" office:value-type="float" office:value="113.975" calcext:value-type="float">
            <text:p>113.975</text:p>
          </table:table-cell>
          <table:table-cell table:formula="of:=[Data.L202]" office:value-type="float" office:value="104.291" calcext:value-type="float">
            <text:p>104.291</text:p>
          </table:table-cell>
          <table:table-cell table:formula="of:=[Data.L227]" office:value-type="float" office:value="97.685" calcext:value-type="float">
            <text:p>97.685</text:p>
          </table:table-cell>
          <table:table-cell table:formula="of:=[Data.L252]" office:value-type="float" office:value="96.112" calcext:value-type="float">
            <text:p>96.112</text:p>
          </table:table-cell>
          <table:table-cell table:formula="of:=[Data.L277]" office:value-type="float" office:value="96.355" calcext:value-type="float">
            <text:p>96.355</text:p>
          </table:table-cell>
          <table:table-cell table:formula="of:=[Data.L302]" office:value-type="float" office:value="98.946" calcext:value-type="float">
            <text:p>98.946</text:p>
          </table:table-cell>
          <table:table-cell table:formula="of:=[Data.L327]" office:value-type="float" office:value="99.83" calcext:value-type="float">
            <text:p>99.83</text:p>
          </table:table-cell>
          <table:table-cell table:formula="of:=[Data.L352]" office:value-type="float" office:value="100.311" calcext:value-type="float">
            <text:p>100.31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Data.L3]" office:value-type="float" office:value="142.568" calcext:value-type="float">
            <text:p>142.568</text:p>
          </table:table-cell>
          <table:table-cell table:formula="of:=[Data.L28]" office:value-type="float" office:value="143.583" calcext:value-type="float">
            <text:p>143.583</text:p>
          </table:table-cell>
          <table:table-cell table:formula="of:=[Data.L53]" office:value-type="float" office:value="134.026" calcext:value-type="float">
            <text:p>134.026</text:p>
          </table:table-cell>
          <table:table-cell table:formula="of:=[Data.L78]" office:value-type="float" office:value="127.318" calcext:value-type="float">
            <text:p>127.318</text:p>
          </table:table-cell>
          <table:table-cell table:formula="of:=[Data.L103]" office:value-type="float" office:value="122.831" calcext:value-type="float">
            <text:p>122.831</text:p>
          </table:table-cell>
          <table:table-cell table:formula="of:=[Data.L128]" office:value-type="float" office:value="117.527" calcext:value-type="float">
            <text:p>117.527</text:p>
          </table:table-cell>
          <table:table-cell table:formula="of:=[Data.L153]" office:value-type="float" office:value="112.661" calcext:value-type="float">
            <text:p>112.661</text:p>
          </table:table-cell>
          <table:table-cell table:formula="of:=[Data.L178]" office:value-type="float" office:value="105.35" calcext:value-type="float">
            <text:p>105.35</text:p>
          </table:table-cell>
          <table:table-cell table:formula="of:=[Data.L203]" office:value-type="float" office:value="102.205" calcext:value-type="float">
            <text:p>102.205</text:p>
          </table:table-cell>
          <table:table-cell table:formula="of:=[Data.L228]" office:value-type="float" office:value="98.16" calcext:value-type="float">
            <text:p>98.16</text:p>
          </table:table-cell>
          <table:table-cell table:formula="of:=[Data.L253]" office:value-type="float" office:value="96.5" calcext:value-type="float">
            <text:p>96.5</text:p>
          </table:table-cell>
          <table:table-cell table:formula="of:=[Data.L278]" office:value-type="float" office:value="96.254" calcext:value-type="float">
            <text:p>96.254</text:p>
          </table:table-cell>
          <table:table-cell table:formula="of:=[Data.L303]" office:value-type="float" office:value="98.135" calcext:value-type="float">
            <text:p>98.135</text:p>
          </table:table-cell>
          <table:table-cell table:formula="of:=[Data.L328]" office:value-type="float" office:value="99.492" calcext:value-type="float">
            <text:p>99.492</text:p>
          </table:table-cell>
          <table:table-cell table:formula="of:=[Data.L353]" office:value-type="float" office:value="99.544" calcext:value-type="float">
            <text:p>99.54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Data.L4]" office:value-type="float" office:value="141.365" calcext:value-type="float">
            <text:p>141.365</text:p>
          </table:table-cell>
          <table:table-cell table:formula="of:=[Data.L29]" office:value-type="float" office:value="126.59" calcext:value-type="float">
            <text:p>126.59</text:p>
          </table:table-cell>
          <table:table-cell table:formula="of:=[Data.L54]" office:value-type="float" office:value="123.469" calcext:value-type="float">
            <text:p>123.469</text:p>
          </table:table-cell>
          <table:table-cell table:formula="of:=[Data.L79]" office:value-type="float" office:value="118.531" calcext:value-type="float">
            <text:p>118.531</text:p>
          </table:table-cell>
          <table:table-cell table:formula="of:=[Data.L104]" office:value-type="float" office:value="114.678" calcext:value-type="float">
            <text:p>114.678</text:p>
          </table:table-cell>
          <table:table-cell table:formula="of:=[Data.L129]" office:value-type="float" office:value="112.876" calcext:value-type="float">
            <text:p>112.876</text:p>
          </table:table-cell>
          <table:table-cell table:formula="of:=[Data.L154]" office:value-type="float" office:value="109.351" calcext:value-type="float">
            <text:p>109.351</text:p>
          </table:table-cell>
          <table:table-cell table:formula="of:=[Data.L179]" office:value-type="float" office:value="103.615" calcext:value-type="float">
            <text:p>103.615</text:p>
          </table:table-cell>
          <table:table-cell table:formula="of:=[Data.L204]" office:value-type="float" office:value="100.503" calcext:value-type="float">
            <text:p>100.503</text:p>
          </table:table-cell>
          <table:table-cell table:formula="of:=[Data.L229]" office:value-type="float" office:value="98.168" calcext:value-type="float">
            <text:p>98.168</text:p>
          </table:table-cell>
          <table:table-cell table:formula="of:=[Data.L254]" office:value-type="float" office:value="96.355" calcext:value-type="float">
            <text:p>96.355</text:p>
          </table:table-cell>
          <table:table-cell table:formula="of:=[Data.L279]" office:value-type="float" office:value="96.101" calcext:value-type="float">
            <text:p>96.101</text:p>
          </table:table-cell>
          <table:table-cell table:formula="of:=[Data.L304]" office:value-type="float" office:value="97.738" calcext:value-type="float">
            <text:p>97.738</text:p>
          </table:table-cell>
          <table:table-cell table:formula="of:=[Data.L329]" office:value-type="float" office:value="98.821" calcext:value-type="float">
            <text:p>98.821</text:p>
          </table:table-cell>
          <table:table-cell table:formula="of:=[Data.L354]" office:value-type="float" office:value="99.287" calcext:value-type="float">
            <text:p>99.28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Data.L5]" office:value-type="float" office:value="117.559" calcext:value-type="float">
            <text:p>117.559</text:p>
          </table:table-cell>
          <table:table-cell table:formula="of:=[Data.L30]" office:value-type="float" office:value="113.575" calcext:value-type="float">
            <text:p>113.575</text:p>
          </table:table-cell>
          <table:table-cell table:formula="of:=[Data.L55]" office:value-type="float" office:value="111.582" calcext:value-type="float">
            <text:p>111.582</text:p>
          </table:table-cell>
          <table:table-cell table:formula="of:=[Data.L80]" office:value-type="float" office:value="109.28" calcext:value-type="float">
            <text:p>109.28</text:p>
          </table:table-cell>
          <table:table-cell table:formula="of:=[Data.L105]" office:value-type="float" office:value="107.298" calcext:value-type="float">
            <text:p>107.298</text:p>
          </table:table-cell>
          <table:table-cell table:formula="of:=[Data.L130]" office:value-type="float" office:value="105.623" calcext:value-type="float">
            <text:p>105.623</text:p>
          </table:table-cell>
          <table:table-cell table:formula="of:=[Data.L155]" office:value-type="float" office:value="103.35" calcext:value-type="float">
            <text:p>103.35</text:p>
          </table:table-cell>
          <table:table-cell table:formula="of:=[Data.L180]" office:value-type="float" office:value="100.673" calcext:value-type="float">
            <text:p>100.673</text:p>
          </table:table-cell>
          <table:table-cell table:formula="of:=[Data.L205]" office:value-type="float" office:value="99.583" calcext:value-type="float">
            <text:p>99.583</text:p>
          </table:table-cell>
          <table:table-cell table:formula="of:=[Data.L230]" office:value-type="float" office:value="96.873" calcext:value-type="float">
            <text:p>96.873</text:p>
          </table:table-cell>
          <table:table-cell table:formula="of:=[Data.L255]" office:value-type="float" office:value="96.791" calcext:value-type="float">
            <text:p>96.791</text:p>
          </table:table-cell>
          <table:table-cell table:formula="of:=[Data.L280]" office:value-type="float" office:value="96.705" calcext:value-type="float">
            <text:p>96.705</text:p>
          </table:table-cell>
          <table:table-cell table:formula="of:=[Data.L305]" office:value-type="float" office:value="98.595" calcext:value-type="float">
            <text:p>98.595</text:p>
          </table:table-cell>
          <table:table-cell table:formula="of:=[Data.L330]" office:value-type="float" office:value="100.148" calcext:value-type="float">
            <text:p>100.148</text:p>
          </table:table-cell>
          <table:table-cell table:formula="of:=[Data.L355]" office:value-type="float" office:value="98.807" calcext:value-type="float">
            <text:p>98.80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[Data.L6]" office:value-type="float" office:value="113.208" calcext:value-type="float">
            <text:p>113.208</text:p>
          </table:table-cell>
          <table:table-cell table:formula="of:=[Data.L31]" office:value-type="float" office:value="110.345" calcext:value-type="float">
            <text:p>110.345</text:p>
          </table:table-cell>
          <table:table-cell table:formula="of:=[Data.L56]" office:value-type="float" office:value="107.736" calcext:value-type="float">
            <text:p>107.736</text:p>
          </table:table-cell>
          <table:table-cell table:formula="of:=[Data.L81]" office:value-type="float" office:value="106.492" calcext:value-type="float">
            <text:p>106.492</text:p>
          </table:table-cell>
          <table:table-cell table:formula="of:=[Data.L106]" office:value-type="float" office:value="106.048" calcext:value-type="float">
            <text:p>106.048</text:p>
          </table:table-cell>
          <table:table-cell table:formula="of:=[Data.L131]" office:value-type="float" office:value="103.03" calcext:value-type="float">
            <text:p>103.03</text:p>
          </table:table-cell>
          <table:table-cell table:formula="of:=[Data.L156]" office:value-type="float" office:value="101.687" calcext:value-type="float">
            <text:p>101.687</text:p>
          </table:table-cell>
          <table:table-cell table:formula="of:=[Data.L181]" office:value-type="float" office:value="99.289" calcext:value-type="float">
            <text:p>99.289</text:p>
          </table:table-cell>
          <table:table-cell table:formula="of:=[Data.L206]" office:value-type="float" office:value="99.201" calcext:value-type="float">
            <text:p>99.201</text:p>
          </table:table-cell>
          <table:table-cell table:formula="of:=[Data.L231]" office:value-type="float" office:value="97.839" calcext:value-type="float">
            <text:p>97.839</text:p>
          </table:table-cell>
          <table:table-cell table:formula="of:=[Data.L256]" office:value-type="float" office:value="96.021" calcext:value-type="float">
            <text:p>96.021</text:p>
          </table:table-cell>
          <table:table-cell table:formula="of:=[Data.L281]" office:value-type="float" office:value="96.186" calcext:value-type="float">
            <text:p>96.186</text:p>
          </table:table-cell>
          <table:table-cell table:formula="of:=[Data.L306]" office:value-type="float" office:value="98.614" calcext:value-type="float">
            <text:p>98.614</text:p>
          </table:table-cell>
          <table:table-cell table:formula="of:=[Data.L331]" office:value-type="float" office:value="99.014" calcext:value-type="float">
            <text:p>99.014</text:p>
          </table:table-cell>
          <table:table-cell table:formula="of:=[Data.L356]" office:value-type="float" office:value="101.181" calcext:value-type="float">
            <text:p>101.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Data.L7]" office:value-type="float" office:value="110.047" calcext:value-type="float">
            <text:p>110.047</text:p>
          </table:table-cell>
          <table:table-cell table:formula="of:=[Data.L32]" office:value-type="float" office:value="107.135" calcext:value-type="float">
            <text:p>107.135</text:p>
          </table:table-cell>
          <table:table-cell table:formula="of:=[Data.L57]" office:value-type="float" office:value="108.128" calcext:value-type="float">
            <text:p>108.128</text:p>
          </table:table-cell>
          <table:table-cell table:formula="of:=[Data.L82]" office:value-type="float" office:value="104.89" calcext:value-type="float">
            <text:p>104.89</text:p>
          </table:table-cell>
          <table:table-cell table:formula="of:=[Data.L107]" office:value-type="float" office:value="103.552" calcext:value-type="float">
            <text:p>103.552</text:p>
          </table:table-cell>
          <table:table-cell table:formula="of:=[Data.L132]" office:value-type="float" office:value="101.573" calcext:value-type="float">
            <text:p>101.573</text:p>
          </table:table-cell>
          <table:table-cell table:formula="of:=[Data.L157]" office:value-type="float" office:value="100.582" calcext:value-type="float">
            <text:p>100.582</text:p>
          </table:table-cell>
          <table:table-cell table:formula="of:=[Data.L182]" office:value-type="float" office:value="99.351" calcext:value-type="float">
            <text:p>99.351</text:p>
          </table:table-cell>
          <table:table-cell table:formula="of:=[Data.L207]" office:value-type="float" office:value="98.928" calcext:value-type="float">
            <text:p>98.928</text:p>
          </table:table-cell>
          <table:table-cell table:formula="of:=[Data.L232]" office:value-type="float" office:value="97.506" calcext:value-type="float">
            <text:p>97.506</text:p>
          </table:table-cell>
          <table:table-cell table:formula="of:=[Data.L257]" office:value-type="float" office:value="96.473" calcext:value-type="float">
            <text:p>96.473</text:p>
          </table:table-cell>
          <table:table-cell table:formula="of:=[Data.L282]" office:value-type="float" office:value="96.391" calcext:value-type="float">
            <text:p>96.391</text:p>
          </table:table-cell>
          <table:table-cell table:formula="of:=[Data.L307]" office:value-type="float" office:value="98.477" calcext:value-type="float">
            <text:p>98.477</text:p>
          </table:table-cell>
          <table:table-cell table:formula="of:=[Data.L332]" office:value-type="float" office:value="99.093" calcext:value-type="float">
            <text:p>99.093</text:p>
          </table:table-cell>
          <table:table-cell table:formula="of:=[Data.L357]" office:value-type="float" office:value="99.798" calcext:value-type="float">
            <text:p>99.798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[Data.L8]" office:value-type="float" office:value="109.402" calcext:value-type="float">
            <text:p>109.402</text:p>
          </table:table-cell>
          <table:table-cell table:formula="of:=[Data.L33]" office:value-type="float" office:value="106.997" calcext:value-type="float">
            <text:p>106.997</text:p>
          </table:table-cell>
          <table:table-cell table:formula="of:=[Data.L58]" office:value-type="float" office:value="104.794" calcext:value-type="float">
            <text:p>104.794</text:p>
          </table:table-cell>
          <table:table-cell table:formula="of:=[Data.L83]" office:value-type="float" office:value="104.253" calcext:value-type="float">
            <text:p>104.253</text:p>
          </table:table-cell>
          <table:table-cell table:formula="of:=[Data.L108]" office:value-type="float" office:value="103.099" calcext:value-type="float">
            <text:p>103.099</text:p>
          </table:table-cell>
          <table:table-cell table:formula="of:=[Data.L133]" office:value-type="float" office:value="101.914" calcext:value-type="float">
            <text:p>101.914</text:p>
          </table:table-cell>
          <table:table-cell table:formula="of:=[Data.L158]" office:value-type="float" office:value="101.407" calcext:value-type="float">
            <text:p>101.407</text:p>
          </table:table-cell>
          <table:table-cell table:formula="of:=[Data.L183]" office:value-type="float" office:value="99.677" calcext:value-type="float">
            <text:p>99.677</text:p>
          </table:table-cell>
          <table:table-cell table:formula="of:=[Data.L208]" office:value-type="float" office:value="99.177" calcext:value-type="float">
            <text:p>99.177</text:p>
          </table:table-cell>
          <table:table-cell table:formula="of:=[Data.L233]" office:value-type="float" office:value="97.224" calcext:value-type="float">
            <text:p>97.224</text:p>
          </table:table-cell>
          <table:table-cell table:formula="of:=[Data.L258]" office:value-type="float" office:value="96.308" calcext:value-type="float">
            <text:p>96.308</text:p>
          </table:table-cell>
          <table:table-cell table:formula="of:=[Data.L283]" office:value-type="float" office:value="96.966" calcext:value-type="float">
            <text:p>96.966</text:p>
          </table:table-cell>
          <table:table-cell table:formula="of:=[Data.L308]" office:value-type="float" office:value="97.554" calcext:value-type="float">
            <text:p>97.554</text:p>
          </table:table-cell>
          <table:table-cell table:formula="of:=[Data.L333]" office:value-type="float" office:value="99.907" calcext:value-type="float">
            <text:p>99.907</text:p>
          </table:table-cell>
          <table:table-cell table:formula="of:=[Data.L358]" office:value-type="float" office:value="100.213" calcext:value-type="float">
            <text:p>100.21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Data.L9]" office:value-type="float" office:value="107.246" calcext:value-type="float">
            <text:p>107.246</text:p>
          </table:table-cell>
          <table:table-cell table:formula="of:=[Data.L34]" office:value-type="float" office:value="105.38" calcext:value-type="float">
            <text:p>105.38</text:p>
          </table:table-cell>
          <table:table-cell table:formula="of:=[Data.L59]" office:value-type="float" office:value="103.276" calcext:value-type="float">
            <text:p>103.276</text:p>
          </table:table-cell>
          <table:table-cell table:formula="of:=[Data.L84]" office:value-type="float" office:value="103.661" calcext:value-type="float">
            <text:p>103.661</text:p>
          </table:table-cell>
          <table:table-cell table:formula="of:=[Data.L109]" office:value-type="float" office:value="102.901" calcext:value-type="float">
            <text:p>102.901</text:p>
          </table:table-cell>
          <table:table-cell table:formula="of:=[Data.L134]" office:value-type="float" office:value="101.259" calcext:value-type="float">
            <text:p>101.259</text:p>
          </table:table-cell>
          <table:table-cell table:formula="of:=[Data.L159]" office:value-type="float" office:value="99.76" calcext:value-type="float">
            <text:p>99.76</text:p>
          </table:table-cell>
          <table:table-cell table:formula="of:=[Data.L184]" office:value-type="float" office:value="99.332" calcext:value-type="float">
            <text:p>99.332</text:p>
          </table:table-cell>
          <table:table-cell table:formula="of:=[Data.L209]" office:value-type="float" office:value="99.054" calcext:value-type="float">
            <text:p>99.054</text:p>
          </table:table-cell>
          <table:table-cell table:formula="of:=[Data.L234]" office:value-type="float" office:value="98.067" calcext:value-type="float">
            <text:p>98.067</text:p>
          </table:table-cell>
          <table:table-cell table:formula="of:=[Data.L259]" office:value-type="float" office:value="96.299" calcext:value-type="float">
            <text:p>96.299</text:p>
          </table:table-cell>
          <table:table-cell table:formula="of:=[Data.L284]" office:value-type="float" office:value="96.265" calcext:value-type="float">
            <text:p>96.265</text:p>
          </table:table-cell>
          <table:table-cell table:formula="of:=[Data.L309]" office:value-type="float" office:value="98.911" calcext:value-type="float">
            <text:p>98.911</text:p>
          </table:table-cell>
          <table:table-cell table:formula="of:=[Data.L334]" office:value-type="float" office:value="98.752" calcext:value-type="float">
            <text:p>98.752</text:p>
          </table:table-cell>
          <table:table-cell table:formula="of:=[Data.L359]" office:value-type="float" office:value="99.239" calcext:value-type="float">
            <text:p>99.239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formula="of:=[Data.L10]" office:value-type="float" office:value="105.706" calcext:value-type="float">
            <text:p>105.706</text:p>
          </table:table-cell>
          <table:table-cell table:formula="of:=[Data.L35]" office:value-type="float" office:value="105.89" calcext:value-type="float">
            <text:p>105.89</text:p>
          </table:table-cell>
          <table:table-cell table:formula="of:=[Data.L60]" office:value-type="float" office:value="104.566" calcext:value-type="float">
            <text:p>104.566</text:p>
          </table:table-cell>
          <table:table-cell table:formula="of:=[Data.L85]" office:value-type="float" office:value="103.013" calcext:value-type="float">
            <text:p>103.013</text:p>
          </table:table-cell>
          <table:table-cell table:formula="of:=[Data.L110]" office:value-type="float" office:value="102.474" calcext:value-type="float">
            <text:p>102.474</text:p>
          </table:table-cell>
          <table:table-cell table:formula="of:=[Data.L135]" office:value-type="float" office:value="100.419" calcext:value-type="float">
            <text:p>100.419</text:p>
          </table:table-cell>
          <table:table-cell table:formula="of:=[Data.L160]" office:value-type="float" office:value="100.944" calcext:value-type="float">
            <text:p>100.944</text:p>
          </table:table-cell>
          <table:table-cell table:formula="of:=[Data.L185]" office:value-type="float" office:value="98.657" calcext:value-type="float">
            <text:p>98.657</text:p>
          </table:table-cell>
          <table:table-cell table:formula="of:=[Data.L210]" office:value-type="float" office:value="98.149" calcext:value-type="float">
            <text:p>98.149</text:p>
          </table:table-cell>
          <table:table-cell table:formula="of:=[Data.L235]" office:value-type="float" office:value="97.427" calcext:value-type="float">
            <text:p>97.427</text:p>
          </table:table-cell>
          <table:table-cell table:formula="of:=[Data.L260]" office:value-type="float" office:value="96.527" calcext:value-type="float">
            <text:p>96.527</text:p>
          </table:table-cell>
          <table:table-cell table:formula="of:=[Data.L285]" office:value-type="float" office:value="96.962" calcext:value-type="float">
            <text:p>96.962</text:p>
          </table:table-cell>
          <table:table-cell table:formula="of:=[Data.L310]" office:value-type="float" office:value="98.868" calcext:value-type="float">
            <text:p>98.868</text:p>
          </table:table-cell>
          <table:table-cell table:formula="of:=[Data.L335]" office:value-type="float" office:value="99.253" calcext:value-type="float">
            <text:p>99.253</text:p>
          </table:table-cell>
          <table:table-cell table:formula="of:=[Data.L360]" office:value-type="float" office:value="99.339" calcext:value-type="float">
            <text:p>99.3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Data.L11]" office:value-type="float" office:value="105.937" calcext:value-type="float">
            <text:p>105.937</text:p>
          </table:table-cell>
          <table:table-cell table:formula="of:=[Data.L36]" office:value-type="float" office:value="104.008" calcext:value-type="float">
            <text:p>104.008</text:p>
          </table:table-cell>
          <table:table-cell table:formula="of:=[Data.L61]" office:value-type="float" office:value="103.146" calcext:value-type="float">
            <text:p>103.146</text:p>
          </table:table-cell>
          <table:table-cell table:formula="of:=[Data.L86]" office:value-type="float" office:value="102.331" calcext:value-type="float">
            <text:p>102.331</text:p>
          </table:table-cell>
          <table:table-cell table:formula="of:=[Data.L111]" office:value-type="float" office:value="101.514" calcext:value-type="float">
            <text:p>101.514</text:p>
          </table:table-cell>
          <table:table-cell table:formula="of:=[Data.L136]" office:value-type="float" office:value="100.999" calcext:value-type="float">
            <text:p>100.999</text:p>
          </table:table-cell>
          <table:table-cell table:formula="of:=[Data.L161]" office:value-type="float" office:value="99.238" calcext:value-type="float">
            <text:p>99.238</text:p>
          </table:table-cell>
          <table:table-cell table:formula="of:=[Data.L186]" office:value-type="float" office:value="99.587" calcext:value-type="float">
            <text:p>99.587</text:p>
          </table:table-cell>
          <table:table-cell table:formula="of:=[Data.L211]" office:value-type="float" office:value="98.144" calcext:value-type="float">
            <text:p>98.144</text:p>
          </table:table-cell>
          <table:table-cell table:formula="of:=[Data.L236]" office:value-type="float" office:value="97.492" calcext:value-type="float">
            <text:p>97.492</text:p>
          </table:table-cell>
          <table:table-cell table:formula="of:=[Data.L261]" office:value-type="float" office:value="96.898" calcext:value-type="float">
            <text:p>96.898</text:p>
          </table:table-cell>
          <table:table-cell table:formula="of:=[Data.L286]" office:value-type="float" office:value="96.026" calcext:value-type="float">
            <text:p>96.026</text:p>
          </table:table-cell>
          <table:table-cell table:formula="of:=[Data.L311]" office:value-type="float" office:value="98.228" calcext:value-type="float">
            <text:p>98.228</text:p>
          </table:table-cell>
          <table:table-cell table:formula="of:=[Data.L336]" office:value-type="float" office:value="100.478" calcext:value-type="float">
            <text:p>100.478</text:p>
          </table:table-cell>
          <table:table-cell table:formula="of:=[Data.L361]" office:value-type="float" office:value="99.976" calcext:value-type="float">
            <text:p>99.97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Data.L12]" office:value-type="float" office:value="106.578" calcext:value-type="float">
            <text:p>106.578</text:p>
          </table:table-cell>
          <table:table-cell table:formula="of:=[Data.L37]" office:value-type="float" office:value="103.227" calcext:value-type="float">
            <text:p>103.227</text:p>
          </table:table-cell>
          <table:table-cell table:formula="of:=[Data.L62]" office:value-type="float" office:value="103.058" calcext:value-type="float">
            <text:p>103.058</text:p>
          </table:table-cell>
          <table:table-cell table:formula="of:=[Data.L87]" office:value-type="float" office:value="101.9" calcext:value-type="float">
            <text:p>101.9</text:p>
          </table:table-cell>
          <table:table-cell table:formula="of:=[Data.L112]" office:value-type="float" office:value="100.761" calcext:value-type="float">
            <text:p>100.761</text:p>
          </table:table-cell>
          <table:table-cell table:formula="of:=[Data.L137]" office:value-type="float" office:value="101.873" calcext:value-type="float">
            <text:p>101.873</text:p>
          </table:table-cell>
          <table:table-cell table:formula="of:=[Data.L162]" office:value-type="float" office:value="99.986" calcext:value-type="float">
            <text:p>99.986</text:p>
          </table:table-cell>
          <table:table-cell table:formula="of:=[Data.L187]" office:value-type="float" office:value="99.146" calcext:value-type="float">
            <text:p>99.146</text:p>
          </table:table-cell>
          <table:table-cell table:formula="of:=[Data.L212]" office:value-type="float" office:value="98.128" calcext:value-type="float">
            <text:p>98.128</text:p>
          </table:table-cell>
          <table:table-cell table:formula="of:=[Data.L237]" office:value-type="float" office:value="98.405" calcext:value-type="float">
            <text:p>98.405</text:p>
          </table:table-cell>
          <table:table-cell table:formula="of:=[Data.L262]" office:value-type="float" office:value="97.3" calcext:value-type="float">
            <text:p>97.3</text:p>
          </table:table-cell>
          <table:table-cell table:formula="of:=[Data.L287]" office:value-type="float" office:value="97.009" calcext:value-type="float">
            <text:p>97.009</text:p>
          </table:table-cell>
          <table:table-cell table:formula="of:=[Data.L312]" office:value-type="float" office:value="98.534" calcext:value-type="float">
            <text:p>98.534</text:p>
          </table:table-cell>
          <table:table-cell table:formula="of:=[Data.L337]" office:value-type="float" office:value="99.607" calcext:value-type="float">
            <text:p>99.607</text:p>
          </table:table-cell>
          <table:table-cell table:formula="of:=[Data.L362]" office:value-type="float" office:value="100.105" calcext:value-type="float">
            <text:p>100.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Data.L13]" office:value-type="float" office:value="104.079" calcext:value-type="float">
            <text:p>104.079</text:p>
          </table:table-cell>
          <table:table-cell table:formula="of:=[Data.L38]" office:value-type="float" office:value="103.46" calcext:value-type="float">
            <text:p>103.46</text:p>
          </table:table-cell>
          <table:table-cell table:formula="of:=[Data.L63]" office:value-type="float" office:value="102.02" calcext:value-type="float">
            <text:p>102.02</text:p>
          </table:table-cell>
          <table:table-cell table:formula="of:=[Data.L88]" office:value-type="float" office:value="101.789" calcext:value-type="float">
            <text:p>101.789</text:p>
          </table:table-cell>
          <table:table-cell table:formula="of:=[Data.L113]" office:value-type="float" office:value="101.286" calcext:value-type="float">
            <text:p>101.286</text:p>
          </table:table-cell>
          <table:table-cell table:formula="of:=[Data.L138]" office:value-type="float" office:value="100.246" calcext:value-type="float">
            <text:p>100.246</text:p>
          </table:table-cell>
          <table:table-cell table:formula="of:=[Data.L163]" office:value-type="float" office:value="100.312" calcext:value-type="float">
            <text:p>100.312</text:p>
          </table:table-cell>
          <table:table-cell table:formula="of:=[Data.L188]" office:value-type="float" office:value="98.602" calcext:value-type="float">
            <text:p>98.602</text:p>
          </table:table-cell>
          <table:table-cell table:formula="of:=[Data.L213]" office:value-type="float" office:value="99.475" calcext:value-type="float">
            <text:p>99.475</text:p>
          </table:table-cell>
          <table:table-cell table:formula="of:=[Data.L238]" office:value-type="float" office:value="97.744" calcext:value-type="float">
            <text:p>97.744</text:p>
          </table:table-cell>
          <table:table-cell table:formula="of:=[Data.L263]" office:value-type="float" office:value="97.65" calcext:value-type="float">
            <text:p>97.65</text:p>
          </table:table-cell>
          <table:table-cell table:formula="of:=[Data.L288]" office:value-type="float" office:value="97.01" calcext:value-type="float">
            <text:p>97.01</text:p>
          </table:table-cell>
          <table:table-cell table:formula="of:=[Data.L313]" office:value-type="float" office:value="98.756" calcext:value-type="float">
            <text:p>98.756</text:p>
          </table:table-cell>
          <table:table-cell table:formula="of:=[Data.L338]" office:value-type="float" office:value="100.052" calcext:value-type="float">
            <text:p>100.052</text:p>
          </table:table-cell>
          <table:table-cell table:formula="of:=[Data.L363]" office:value-type="float" office:value="99.068" calcext:value-type="float">
            <text:p>99.06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Data.L14]" office:value-type="float" office:value="103.434" calcext:value-type="float">
            <text:p>103.434</text:p>
          </table:table-cell>
          <table:table-cell table:formula="of:=[Data.L39]" office:value-type="float" office:value="102.496" calcext:value-type="float">
            <text:p>102.496</text:p>
          </table:table-cell>
          <table:table-cell table:formula="of:=[Data.L64]" office:value-type="float" office:value="102.123" calcext:value-type="float">
            <text:p>102.123</text:p>
          </table:table-cell>
          <table:table-cell table:formula="of:=[Data.L89]" office:value-type="float" office:value="101.516" calcext:value-type="float">
            <text:p>101.516</text:p>
          </table:table-cell>
          <table:table-cell table:formula="of:=[Data.L114]" office:value-type="float" office:value="100.75" calcext:value-type="float">
            <text:p>100.75</text:p>
          </table:table-cell>
          <table:table-cell table:formula="of:=[Data.L139]" office:value-type="float" office:value="100.313" calcext:value-type="float">
            <text:p>100.313</text:p>
          </table:table-cell>
          <table:table-cell table:formula="of:=[Data.L164]" office:value-type="float" office:value="100.437" calcext:value-type="float">
            <text:p>100.437</text:p>
          </table:table-cell>
          <table:table-cell table:formula="of:=[Data.L189]" office:value-type="float" office:value="99.909" calcext:value-type="float">
            <text:p>99.909</text:p>
          </table:table-cell>
          <table:table-cell table:formula="of:=[Data.L214]" office:value-type="float" office:value="98.757" calcext:value-type="float">
            <text:p>98.757</text:p>
          </table:table-cell>
          <table:table-cell table:formula="of:=[Data.L239]" office:value-type="float" office:value="98.697" calcext:value-type="float">
            <text:p>98.697</text:p>
          </table:table-cell>
          <table:table-cell table:formula="of:=[Data.L264]" office:value-type="float" office:value="96.937" calcext:value-type="float">
            <text:p>96.937</text:p>
          </table:table-cell>
          <table:table-cell table:formula="of:=[Data.L289]" office:value-type="float" office:value="96.355" calcext:value-type="float">
            <text:p>96.355</text:p>
          </table:table-cell>
          <table:table-cell table:formula="of:=[Data.L314]" office:value-type="float" office:value="98.408" calcext:value-type="float">
            <text:p>98.408</text:p>
          </table:table-cell>
          <table:table-cell table:formula="of:=[Data.L339]" office:value-type="float" office:value="100.641" calcext:value-type="float">
            <text:p>100.641</text:p>
          </table:table-cell>
          <table:table-cell table:formula="of:=[Data.L364]" office:value-type="float" office:value="101.064" calcext:value-type="float">
            <text:p>101.0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Data.L15]" office:value-type="float" office:value="103.724" calcext:value-type="float">
            <text:p>103.724</text:p>
          </table:table-cell>
          <table:table-cell table:formula="of:=[Data.L40]" office:value-type="float" office:value="102.533" calcext:value-type="float">
            <text:p>102.533</text:p>
          </table:table-cell>
          <table:table-cell table:formula="of:=[Data.L65]" office:value-type="float" office:value="102.169" calcext:value-type="float">
            <text:p>102.169</text:p>
          </table:table-cell>
          <table:table-cell table:formula="of:=[Data.L90]" office:value-type="float" office:value="101.615" calcext:value-type="float">
            <text:p>101.615</text:p>
          </table:table-cell>
          <table:table-cell table:formula="of:=[Data.L115]" office:value-type="float" office:value="101.267" calcext:value-type="float">
            <text:p>101.267</text:p>
          </table:table-cell>
          <table:table-cell table:formula="of:=[Data.L140]" office:value-type="float" office:value="100.375" calcext:value-type="float">
            <text:p>100.375</text:p>
          </table:table-cell>
          <table:table-cell table:formula="of:=[Data.L165]" office:value-type="float" office:value="100.244" calcext:value-type="float">
            <text:p>100.244</text:p>
          </table:table-cell>
          <table:table-cell table:formula="of:=[Data.L190]" office:value-type="float" office:value="98.883" calcext:value-type="float">
            <text:p>98.883</text:p>
          </table:table-cell>
          <table:table-cell table:formula="of:=[Data.L215]" office:value-type="float" office:value="98.662" calcext:value-type="float">
            <text:p>98.662</text:p>
          </table:table-cell>
          <table:table-cell table:formula="of:=[Data.L240]" office:value-type="float" office:value="98.269" calcext:value-type="float">
            <text:p>98.269</text:p>
          </table:table-cell>
          <table:table-cell table:formula="of:=[Data.L265]" office:value-type="float" office:value="97.167" calcext:value-type="float">
            <text:p>97.167</text:p>
          </table:table-cell>
          <table:table-cell table:formula="of:=[Data.L290]" office:value-type="float" office:value="96.34" calcext:value-type="float">
            <text:p>96.34</text:p>
          </table:table-cell>
          <table:table-cell table:formula="of:=[Data.L315]" office:value-type="float" office:value="97.836" calcext:value-type="float">
            <text:p>97.836</text:p>
          </table:table-cell>
          <table:table-cell table:formula="of:=[Data.L340]" office:value-type="float" office:value="100.65" calcext:value-type="float">
            <text:p>100.65</text:p>
          </table:table-cell>
          <table:table-cell table:formula="of:=[Data.L365]" office:value-type="float" office:value="100.394" calcext:value-type="float">
            <text:p>100.3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Data.L16]" office:value-type="float" office:value="102.873" calcext:value-type="float">
            <text:p>102.873</text:p>
          </table:table-cell>
          <table:table-cell table:formula="of:=[Data.L41]" office:value-type="float" office:value="102.065" calcext:value-type="float">
            <text:p>102.065</text:p>
          </table:table-cell>
          <table:table-cell table:formula="of:=[Data.L66]" office:value-type="float" office:value="101.331" calcext:value-type="float">
            <text:p>101.331</text:p>
          </table:table-cell>
          <table:table-cell table:formula="of:=[Data.L91]" office:value-type="float" office:value="100.829" calcext:value-type="float">
            <text:p>100.829</text:p>
          </table:table-cell>
          <table:table-cell table:formula="of:=[Data.L116]" office:value-type="float" office:value="100.229" calcext:value-type="float">
            <text:p>100.229</text:p>
          </table:table-cell>
          <table:table-cell table:formula="of:=[Data.L141]" office:value-type="float" office:value="100.704" calcext:value-type="float">
            <text:p>100.704</text:p>
          </table:table-cell>
          <table:table-cell table:formula="of:=[Data.L166]" office:value-type="float" office:value="99.928" calcext:value-type="float">
            <text:p>99.928</text:p>
          </table:table-cell>
          <table:table-cell table:formula="of:=[Data.L191]" office:value-type="float" office:value="100.405" calcext:value-type="float">
            <text:p>100.405</text:p>
          </table:table-cell>
          <table:table-cell table:formula="of:=[Data.L216]" office:value-type="float" office:value="98.302" calcext:value-type="float">
            <text:p>98.302</text:p>
          </table:table-cell>
          <table:table-cell table:formula="of:=[Data.L241]" office:value-type="float" office:value="98.77" calcext:value-type="float">
            <text:p>98.77</text:p>
          </table:table-cell>
          <table:table-cell table:formula="of:=[Data.L266]" office:value-type="float" office:value="96.511" calcext:value-type="float">
            <text:p>96.511</text:p>
          </table:table-cell>
          <table:table-cell table:formula="of:=[Data.L291]" office:value-type="float" office:value="96.783" calcext:value-type="float">
            <text:p>96.783</text:p>
          </table:table-cell>
          <table:table-cell table:formula="of:=[Data.L316]" office:value-type="float" office:value="97.941" calcext:value-type="float">
            <text:p>97.941</text:p>
          </table:table-cell>
          <table:table-cell table:formula="of:=[Data.L341]" office:value-type="float" office:value="100.502" calcext:value-type="float">
            <text:p>100.502</text:p>
          </table:table-cell>
          <table:table-cell table:formula="of:=[Data.L366]" office:value-type="float" office:value="99.558" calcext:value-type="float">
            <text:p>99.5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Data.L17]" office:value-type="float" office:value="102.592" calcext:value-type="float">
            <text:p>102.592</text:p>
          </table:table-cell>
          <table:table-cell table:formula="of:=[Data.L42]" office:value-type="float" office:value="102.307" calcext:value-type="float">
            <text:p>102.307</text:p>
          </table:table-cell>
          <table:table-cell table:formula="of:=[Data.L67]" office:value-type="float" office:value="101.536" calcext:value-type="float">
            <text:p>101.536</text:p>
          </table:table-cell>
          <table:table-cell table:formula="of:=[Data.L92]" office:value-type="float" office:value="101.75" calcext:value-type="float">
            <text:p>101.75</text:p>
          </table:table-cell>
          <table:table-cell table:formula="of:=[Data.L117]" office:value-type="float" office:value="101.399" calcext:value-type="float">
            <text:p>101.399</text:p>
          </table:table-cell>
          <table:table-cell table:formula="of:=[Data.L142]" office:value-type="float" office:value="100.686" calcext:value-type="float">
            <text:p>100.686</text:p>
          </table:table-cell>
          <table:table-cell table:formula="of:=[Data.L167]" office:value-type="float" office:value="99.409" calcext:value-type="float">
            <text:p>99.409</text:p>
          </table:table-cell>
          <table:table-cell table:formula="of:=[Data.L192]" office:value-type="float" office:value="99.62" calcext:value-type="float">
            <text:p>99.62</text:p>
          </table:table-cell>
          <table:table-cell table:formula="of:=[Data.L217]" office:value-type="float" office:value="97.897" calcext:value-type="float">
            <text:p>97.897</text:p>
          </table:table-cell>
          <table:table-cell table:formula="of:=[Data.L242]" office:value-type="float" office:value="98.227" calcext:value-type="float">
            <text:p>98.227</text:p>
          </table:table-cell>
          <table:table-cell table:formula="of:=[Data.L267]" office:value-type="float" office:value="97.617" calcext:value-type="float">
            <text:p>97.617</text:p>
          </table:table-cell>
          <table:table-cell table:formula="of:=[Data.L292]" office:value-type="float" office:value="96.317" calcext:value-type="float">
            <text:p>96.317</text:p>
          </table:table-cell>
          <table:table-cell table:formula="of:=[Data.L317]" office:value-type="float" office:value="98.591" calcext:value-type="float">
            <text:p>98.591</text:p>
          </table:table-cell>
          <table:table-cell table:formula="of:=[Data.L342]" office:value-type="float" office:value="101.016" calcext:value-type="float">
            <text:p>101.016</text:p>
          </table:table-cell>
          <table:table-cell table:formula="of:=[Data.L367]" office:value-type="float" office:value="99.516" calcext:value-type="float">
            <text:p>99.5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Data.L18]" office:value-type="float" office:value="102.351" calcext:value-type="float">
            <text:p>102.351</text:p>
          </table:table-cell>
          <table:table-cell table:formula="of:=[Data.L43]" office:value-type="float" office:value="102.372" calcext:value-type="float">
            <text:p>102.372</text:p>
          </table:table-cell>
          <table:table-cell table:formula="of:=[Data.L68]" office:value-type="float" office:value="101.525" calcext:value-type="float">
            <text:p>101.525</text:p>
          </table:table-cell>
          <table:table-cell table:formula="of:=[Data.L93]" office:value-type="float" office:value="100.124" calcext:value-type="float">
            <text:p>100.124</text:p>
          </table:table-cell>
          <table:table-cell table:formula="of:=[Data.L118]" office:value-type="float" office:value="100.852" calcext:value-type="float">
            <text:p>100.852</text:p>
          </table:table-cell>
          <table:table-cell table:formula="of:=[Data.L143]" office:value-type="float" office:value="100.93" calcext:value-type="float">
            <text:p>100.93</text:p>
          </table:table-cell>
          <table:table-cell table:formula="of:=[Data.L168]" office:value-type="float" office:value="99.25" calcext:value-type="float">
            <text:p>99.25</text:p>
          </table:table-cell>
          <table:table-cell table:formula="of:=[Data.L193]" office:value-type="float" office:value="98.959" calcext:value-type="float">
            <text:p>98.959</text:p>
          </table:table-cell>
          <table:table-cell table:formula="of:=[Data.L218]" office:value-type="float" office:value="99.244" calcext:value-type="float">
            <text:p>99.244</text:p>
          </table:table-cell>
          <table:table-cell table:formula="of:=[Data.L243]" office:value-type="float" office:value="99.066" calcext:value-type="float">
            <text:p>99.066</text:p>
          </table:table-cell>
          <table:table-cell table:formula="of:=[Data.L268]" office:value-type="float" office:value="97.744" calcext:value-type="float">
            <text:p>97.744</text:p>
          </table:table-cell>
          <table:table-cell table:formula="of:=[Data.L293]" office:value-type="float" office:value="97.374" calcext:value-type="float">
            <text:p>97.374</text:p>
          </table:table-cell>
          <table:table-cell table:formula="of:=[Data.L318]" office:value-type="float" office:value="99.335" calcext:value-type="float">
            <text:p>99.335</text:p>
          </table:table-cell>
          <table:table-cell table:formula="of:=[Data.L343]" office:value-type="float" office:value="100.058" calcext:value-type="float">
            <text:p>100.058</text:p>
          </table:table-cell>
          <table:table-cell table:formula="of:=[Data.L368]" office:value-type="float" office:value="101.104" calcext:value-type="float">
            <text:p>101.1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Data.L19]" office:value-type="float" office:value="102.854" calcext:value-type="float">
            <text:p>102.854</text:p>
          </table:table-cell>
          <table:table-cell table:formula="of:=[Data.L44]" office:value-type="float" office:value="102.092" calcext:value-type="float">
            <text:p>102.092</text:p>
          </table:table-cell>
          <table:table-cell table:formula="of:=[Data.L69]" office:value-type="float" office:value="102.306" calcext:value-type="float">
            <text:p>102.306</text:p>
          </table:table-cell>
          <table:table-cell table:formula="of:=[Data.L94]" office:value-type="float" office:value="100.934" calcext:value-type="float">
            <text:p>100.934</text:p>
          </table:table-cell>
          <table:table-cell table:formula="of:=[Data.L119]" office:value-type="float" office:value="100.778" calcext:value-type="float">
            <text:p>100.778</text:p>
          </table:table-cell>
          <table:table-cell table:formula="of:=[Data.L144]" office:value-type="float" office:value="100.857" calcext:value-type="float">
            <text:p>100.857</text:p>
          </table:table-cell>
          <table:table-cell table:formula="of:=[Data.L169]" office:value-type="float" office:value="99.337" calcext:value-type="float">
            <text:p>99.337</text:p>
          </table:table-cell>
          <table:table-cell table:formula="of:=[Data.L194]" office:value-type="float" office:value="99.447" calcext:value-type="float">
            <text:p>99.447</text:p>
          </table:table-cell>
          <table:table-cell table:formula="of:=[Data.L219]" office:value-type="float" office:value="98.646" calcext:value-type="float">
            <text:p>98.646</text:p>
          </table:table-cell>
          <table:table-cell table:formula="of:=[Data.L244]" office:value-type="float" office:value="98.02" calcext:value-type="float">
            <text:p>98.02</text:p>
          </table:table-cell>
          <table:table-cell table:formula="of:=[Data.L269]" office:value-type="float" office:value="97.799" calcext:value-type="float">
            <text:p>97.799</text:p>
          </table:table-cell>
          <table:table-cell table:formula="of:=[Data.L294]" office:value-type="float" office:value="96.267" calcext:value-type="float">
            <text:p>96.267</text:p>
          </table:table-cell>
          <table:table-cell table:formula="of:=[Data.L319]" office:value-type="float" office:value="99.07" calcext:value-type="float">
            <text:p>99.07</text:p>
          </table:table-cell>
          <table:table-cell table:formula="of:=[Data.L344]" office:value-type="float" office:value="100.427" calcext:value-type="float">
            <text:p>100.427</text:p>
          </table:table-cell>
          <table:table-cell table:formula="of:=[Data.L369]" office:value-type="float" office:value="100.625" calcext:value-type="float">
            <text:p>100.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Data.L20]" office:value-type="float" office:value="101.775" calcext:value-type="float">
            <text:p>101.775</text:p>
          </table:table-cell>
          <table:table-cell table:formula="of:=[Data.L45]" office:value-type="float" office:value="102.603" calcext:value-type="float">
            <text:p>102.603</text:p>
          </table:table-cell>
          <table:table-cell table:formula="of:=[Data.L70]" office:value-type="float" office:value="101.562" calcext:value-type="float">
            <text:p>101.562</text:p>
          </table:table-cell>
          <table:table-cell table:formula="of:=[Data.L95]" office:value-type="float" office:value="101.955" calcext:value-type="float">
            <text:p>101.955</text:p>
          </table:table-cell>
          <table:table-cell table:formula="of:=[Data.L120]" office:value-type="float" office:value="100.161" calcext:value-type="float">
            <text:p>100.161</text:p>
          </table:table-cell>
          <table:table-cell table:formula="of:=[Data.L145]" office:value-type="float" office:value="101.985" calcext:value-type="float">
            <text:p>101.985</text:p>
          </table:table-cell>
          <table:table-cell table:formula="of:=[Data.L170]" office:value-type="float" office:value="100.518" calcext:value-type="float">
            <text:p>100.518</text:p>
          </table:table-cell>
          <table:table-cell table:formula="of:=[Data.L195]" office:value-type="float" office:value="99.586" calcext:value-type="float">
            <text:p>99.586</text:p>
          </table:table-cell>
          <table:table-cell table:formula="of:=[Data.L220]" office:value-type="float" office:value="99.365" calcext:value-type="float">
            <text:p>99.365</text:p>
          </table:table-cell>
          <table:table-cell table:formula="of:=[Data.L245]" office:value-type="float" office:value="98.567" calcext:value-type="float">
            <text:p>98.567</text:p>
          </table:table-cell>
          <table:table-cell table:formula="of:=[Data.L270]" office:value-type="float" office:value="97.319" calcext:value-type="float">
            <text:p>97.319</text:p>
          </table:table-cell>
          <table:table-cell table:formula="of:=[Data.L295]" office:value-type="float" office:value="96.288" calcext:value-type="float">
            <text:p>96.288</text:p>
          </table:table-cell>
          <table:table-cell table:formula="of:=[Data.L320]" office:value-type="float" office:value="98.366" calcext:value-type="float">
            <text:p>98.366</text:p>
          </table:table-cell>
          <table:table-cell table:formula="of:=[Data.L345]" office:value-type="float" office:value="99.866" calcext:value-type="float">
            <text:p>99.866</text:p>
          </table:table-cell>
          <table:table-cell table:formula="of:=[Data.L370]" office:value-type="float" office:value="100.517" calcext:value-type="float">
            <text:p>100.5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Data.L21]" office:value-type="float" office:value="102.867" calcext:value-type="float">
            <text:p>102.867</text:p>
          </table:table-cell>
          <table:table-cell table:formula="of:=[Data.L46]" office:value-type="float" office:value="101.106" calcext:value-type="float">
            <text:p>101.106</text:p>
          </table:table-cell>
          <table:table-cell table:formula="of:=[Data.L71]" office:value-type="float" office:value="102.097" calcext:value-type="float">
            <text:p>102.097</text:p>
          </table:table-cell>
          <table:table-cell table:formula="of:=[Data.L96]" office:value-type="float" office:value="100.526" calcext:value-type="float">
            <text:p>100.526</text:p>
          </table:table-cell>
          <table:table-cell table:formula="of:=[Data.L121]" office:value-type="float" office:value="101.862" calcext:value-type="float">
            <text:p>101.862</text:p>
          </table:table-cell>
          <table:table-cell table:formula="of:=[Data.L146]" office:value-type="float" office:value="101.239" calcext:value-type="float">
            <text:p>101.239</text:p>
          </table:table-cell>
          <table:table-cell table:formula="of:=[Data.L171]" office:value-type="float" office:value="99.201" calcext:value-type="float">
            <text:p>99.201</text:p>
          </table:table-cell>
          <table:table-cell table:formula="of:=[Data.L196]" office:value-type="float" office:value="98.754" calcext:value-type="float">
            <text:p>98.754</text:p>
          </table:table-cell>
          <table:table-cell table:formula="of:=[Data.L221]" office:value-type="float" office:value="100.794" calcext:value-type="float">
            <text:p>100.794</text:p>
          </table:table-cell>
          <table:table-cell table:formula="of:=[Data.L246]" office:value-type="float" office:value="99.093" calcext:value-type="float">
            <text:p>99.093</text:p>
          </table:table-cell>
          <table:table-cell table:formula="of:=[Data.L271]" office:value-type="float" office:value="97.631" calcext:value-type="float">
            <text:p>97.631</text:p>
          </table:table-cell>
          <table:table-cell table:formula="of:=[Data.L296]" office:value-type="float" office:value="96.36" calcext:value-type="float">
            <text:p>96.36</text:p>
          </table:table-cell>
          <table:table-cell table:formula="of:=[Data.L321]" office:value-type="float" office:value="98.673" calcext:value-type="float">
            <text:p>98.673</text:p>
          </table:table-cell>
          <table:table-cell table:formula="of:=[Data.L346]" office:value-type="float" office:value="100.611" calcext:value-type="float">
            <text:p>100.611</text:p>
          </table:table-cell>
          <table:table-cell table:formula="of:=[Data.L371]" office:value-type="float" office:value="101.117" calcext:value-type="float">
            <text:p>101.1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Data.L22]" office:value-type="float" office:value="100.848" calcext:value-type="float">
            <text:p>100.848</text:p>
          </table:table-cell>
          <table:table-cell table:formula="of:=[Data.L47]" office:value-type="float" office:value="100.92" calcext:value-type="float">
            <text:p>100.92</text:p>
          </table:table-cell>
          <table:table-cell table:formula="of:=[Data.L72]" office:value-type="float" office:value="102.639" calcext:value-type="float">
            <text:p>102.639</text:p>
          </table:table-cell>
          <table:table-cell table:formula="of:=[Data.L97]" office:value-type="float" office:value="102.306" calcext:value-type="float">
            <text:p>102.306</text:p>
          </table:table-cell>
          <table:table-cell table:formula="of:=[Data.L122]" office:value-type="float" office:value="101.704" calcext:value-type="float">
            <text:p>101.704</text:p>
          </table:table-cell>
          <table:table-cell table:formula="of:=[Data.L147]" office:value-type="float" office:value="99.737" calcext:value-type="float">
            <text:p>99.737</text:p>
          </table:table-cell>
          <table:table-cell table:formula="of:=[Data.L172]" office:value-type="float" office:value="99.48" calcext:value-type="float">
            <text:p>99.48</text:p>
          </table:table-cell>
          <table:table-cell table:formula="of:=[Data.L197]" office:value-type="float" office:value="102.068" calcext:value-type="float">
            <text:p>102.068</text:p>
          </table:table-cell>
          <table:table-cell table:formula="of:=[Data.L222]" office:value-type="float" office:value="100.163" calcext:value-type="float">
            <text:p>100.163</text:p>
          </table:table-cell>
          <table:table-cell table:formula="of:=[Data.L247]" office:value-type="float" office:value="101.074" calcext:value-type="float">
            <text:p>101.074</text:p>
          </table:table-cell>
          <table:table-cell table:formula="of:=[Data.L272]" office:value-type="float" office:value="96.655" calcext:value-type="float">
            <text:p>96.655</text:p>
          </table:table-cell>
          <table:table-cell table:formula="of:=[Data.L297]" office:value-type="float" office:value="96.305" calcext:value-type="float">
            <text:p>96.305</text:p>
          </table:table-cell>
          <table:table-cell table:formula="of:=[Data.L322]" office:value-type="float" office:value="97.585" calcext:value-type="float">
            <text:p>97.585</text:p>
          </table:table-cell>
          <table:table-cell table:formula="of:=[Data.L347]" office:value-type="float" office:value="100.338" calcext:value-type="float">
            <text:p>100.338</text:p>
          </table:table-cell>
          <table:table-cell table:formula="of:=[Data.L372]" office:value-type="float" office:value="100.794" calcext:value-type="float">
            <text:p>100.7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Data.L23]" office:value-type="float" office:value="102.435" calcext:value-type="float">
            <text:p>102.435</text:p>
          </table:table-cell>
          <table:table-cell table:formula="of:=[Data.L48]" office:value-type="float" office:value="102.807" calcext:value-type="float">
            <text:p>102.807</text:p>
          </table:table-cell>
          <table:table-cell table:formula="of:=[Data.L73]" office:value-type="float" office:value="101.667" calcext:value-type="float">
            <text:p>101.667</text:p>
          </table:table-cell>
          <table:table-cell table:formula="of:=[Data.L98]" office:value-type="float" office:value="101.289" calcext:value-type="float">
            <text:p>101.289</text:p>
          </table:table-cell>
          <table:table-cell table:formula="of:=[Data.L123]" office:value-type="float" office:value="99.557" calcext:value-type="float">
            <text:p>99.557</text:p>
          </table:table-cell>
          <table:table-cell table:formula="of:=[Data.L148]" office:value-type="float" office:value="99.84" calcext:value-type="float">
            <text:p>99.84</text:p>
          </table:table-cell>
          <table:table-cell table:formula="of:=[Data.L173]" office:value-type="float" office:value="101.153" calcext:value-type="float">
            <text:p>101.153</text:p>
          </table:table-cell>
          <table:table-cell table:formula="of:=[Data.L198]" office:value-type="float" office:value="102.478" calcext:value-type="float">
            <text:p>102.478</text:p>
          </table:table-cell>
          <table:table-cell table:formula="of:=[Data.L223]" office:value-type="float" office:value="101.399" calcext:value-type="float">
            <text:p>101.399</text:p>
          </table:table-cell>
          <table:table-cell table:formula="of:=[Data.L248]" office:value-type="float" office:value="99.42" calcext:value-type="float">
            <text:p>99.42</text:p>
          </table:table-cell>
          <table:table-cell table:formula="of:=[Data.L273]" office:value-type="float" office:value="98.122" calcext:value-type="float">
            <text:p>98.122</text:p>
          </table:table-cell>
          <table:table-cell table:formula="of:=[Data.L298]" office:value-type="float" office:value="95.841" calcext:value-type="float">
            <text:p>95.841</text:p>
          </table:table-cell>
          <table:table-cell table:formula="of:=[Data.L323]" office:value-type="float" office:value="98.892" calcext:value-type="float">
            <text:p>98.892</text:p>
          </table:table-cell>
          <table:table-cell table:formula="of:=[Data.L348]" office:value-type="float" office:value="101.023" calcext:value-type="float">
            <text:p>101.023</text:p>
          </table:table-cell>
          <table:table-cell table:formula="of:=[Data.L373]" office:value-type="float" office:value="100.829" calcext:value-type="float">
            <text:p>100.8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Data.L24]" office:value-type="float" office:value="101.581" calcext:value-type="float">
            <text:p>101.581</text:p>
          </table:table-cell>
          <table:table-cell table:formula="of:=[Data.L49]" office:value-type="float" office:value="101.629" calcext:value-type="float">
            <text:p>101.629</text:p>
          </table:table-cell>
          <table:table-cell table:formula="of:=[Data.L74]" office:value-type="float" office:value="100.927" calcext:value-type="float">
            <text:p>100.927</text:p>
          </table:table-cell>
          <table:table-cell table:formula="of:=[Data.L99]" office:value-type="float" office:value="99.886" calcext:value-type="float">
            <text:p>99.886</text:p>
          </table:table-cell>
          <table:table-cell table:formula="of:=[Data.L124]" office:value-type="float" office:value="99.989" calcext:value-type="float">
            <text:p>99.989</text:p>
          </table:table-cell>
          <table:table-cell table:formula="of:=[Data.L149]" office:value-type="float" office:value="101.498" calcext:value-type="float">
            <text:p>101.498</text:p>
          </table:table-cell>
          <table:table-cell table:formula="of:=[Data.L174]" office:value-type="float" office:value="101.449" calcext:value-type="float">
            <text:p>101.449</text:p>
          </table:table-cell>
          <table:table-cell table:formula="of:=[Data.L199]" office:value-type="float" office:value="101.439" calcext:value-type="float">
            <text:p>101.439</text:p>
          </table:table-cell>
          <table:table-cell table:formula="of:=[Data.L224]" office:value-type="float" office:value="100.72" calcext:value-type="float">
            <text:p>100.72</text:p>
          </table:table-cell>
          <table:table-cell table:formula="of:=[Data.L249]" office:value-type="float" office:value="99.414" calcext:value-type="float">
            <text:p>99.414</text:p>
          </table:table-cell>
          <table:table-cell table:formula="of:=[Data.L274]" office:value-type="float" office:value="96.949" calcext:value-type="float">
            <text:p>96.949</text:p>
          </table:table-cell>
          <table:table-cell table:formula="of:=[Data.L299]" office:value-type="float" office:value="96.23" calcext:value-type="float">
            <text:p>96.23</text:p>
          </table:table-cell>
          <table:table-cell table:formula="of:=[Data.L324]" office:value-type="float" office:value="98.125" calcext:value-type="float">
            <text:p>98.125</text:p>
          </table:table-cell>
          <table:table-cell table:formula="of:=[Data.L349]" office:value-type="float" office:value="101.021" calcext:value-type="float">
            <text:p>101.021</text:p>
          </table:table-cell>
          <table:table-cell table:formula="of:=[Data.L374]" office:value-type="float" office:value="100.767" calcext:value-type="float">
            <text:p>100.7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Data.L25]" office:value-type="float" office:value="102.796" calcext:value-type="float">
            <text:p>102.796</text:p>
          </table:table-cell>
          <table:table-cell table:formula="of:=[Data.L50]" office:value-type="float" office:value="100.361" calcext:value-type="float">
            <text:p>100.361</text:p>
          </table:table-cell>
          <table:table-cell table:formula="of:=[Data.L75]" office:value-type="float" office:value="99.765" calcext:value-type="float">
            <text:p>99.765</text:p>
          </table:table-cell>
          <table:table-cell table:formula="of:=[Data.L100]" office:value-type="float" office:value="100.445" calcext:value-type="float">
            <text:p>100.445</text:p>
          </table:table-cell>
          <table:table-cell table:formula="of:=[Data.L125]" office:value-type="float" office:value="101.384" calcext:value-type="float">
            <text:p>101.384</text:p>
          </table:table-cell>
          <table:table-cell table:formula="of:=[Data.L150]" office:value-type="float" office:value="103.889" calcext:value-type="float">
            <text:p>103.889</text:p>
          </table:table-cell>
          <table:table-cell table:formula="of:=[Data.L175]" office:value-type="float" office:value="102.069" calcext:value-type="float">
            <text:p>102.069</text:p>
          </table:table-cell>
          <table:table-cell table:formula="of:=[Data.L200]" office:value-type="float" office:value="101.233" calcext:value-type="float">
            <text:p>101.233</text:p>
          </table:table-cell>
          <table:table-cell table:formula="of:=[Data.L225]" office:value-type="float" office:value="100.66" calcext:value-type="float">
            <text:p>100.66</text:p>
          </table:table-cell>
          <table:table-cell table:formula="of:=[Data.L250]" office:value-type="float" office:value="99.469" calcext:value-type="float">
            <text:p>99.469</text:p>
          </table:table-cell>
          <table:table-cell table:formula="of:=[Data.L275]" office:value-type="float" office:value="97.563" calcext:value-type="float">
            <text:p>97.563</text:p>
          </table:table-cell>
          <table:table-cell table:formula="of:=[Data.L300]" office:value-type="float" office:value="97.145" calcext:value-type="float">
            <text:p>97.145</text:p>
          </table:table-cell>
          <table:table-cell table:formula="of:=[Data.L325]" office:value-type="float" office:value="97.658" calcext:value-type="float">
            <text:p>97.658</text:p>
          </table:table-cell>
          <table:table-cell table:formula="of:=[Data.L350]" office:value-type="float" office:value="99.666" calcext:value-type="float">
            <text:p>99.666</text:p>
          </table:table-cell>
          <table:table-cell table:formula="of:=[Data.L375]" office:value-type="float" office:value="100.416" calcext:value-type="float">
            <text:p>100.4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Data.L26]" office:value-type="float" office:value="101.002" calcext:value-type="float">
            <text:p>101.002</text:p>
          </table:table-cell>
          <table:table-cell table:formula="of:=[Data.L51]" office:value-type="float" office:value="99.897" calcext:value-type="float">
            <text:p>99.897</text:p>
          </table:table-cell>
          <table:table-cell table:formula="of:=[Data.L76]" office:value-type="float" office:value="99.241" calcext:value-type="float">
            <text:p>99.241</text:p>
          </table:table-cell>
          <table:table-cell table:formula="of:=[Data.L101]" office:value-type="float" office:value="101.948" calcext:value-type="float">
            <text:p>101.948</text:p>
          </table:table-cell>
          <table:table-cell table:formula="of:=[Data.L126]" office:value-type="float" office:value="101.808" calcext:value-type="float">
            <text:p>101.808</text:p>
          </table:table-cell>
          <table:table-cell table:formula="of:=[Data.L151]" office:value-type="float" office:value="102.565" calcext:value-type="float">
            <text:p>102.565</text:p>
          </table:table-cell>
          <table:table-cell table:formula="of:=[Data.L176]" office:value-type="float" office:value="102.322" calcext:value-type="float">
            <text:p>102.322</text:p>
          </table:table-cell>
          <table:table-cell table:formula="of:=[Data.L201]" office:value-type="float" office:value="103.104" calcext:value-type="float">
            <text:p>103.104</text:p>
          </table:table-cell>
          <table:table-cell table:formula="of:=[Data.L226]" office:value-type="float" office:value="100.61" calcext:value-type="float">
            <text:p>100.61</text:p>
          </table:table-cell>
          <table:table-cell table:formula="of:=[Data.L251]" office:value-type="float" office:value="99.714" calcext:value-type="float">
            <text:p>99.714</text:p>
          </table:table-cell>
          <table:table-cell table:formula="of:=[Data.L276]" office:value-type="float" office:value="97.418" calcext:value-type="float">
            <text:p>97.418</text:p>
          </table:table-cell>
          <table:table-cell table:formula="of:=[Data.L301]" office:value-type="float" office:value="96.797" calcext:value-type="float">
            <text:p>96.797</text:p>
          </table:table-cell>
          <table:table-cell table:formula="of:=[Data.L326]" office:value-type="float" office:value="98.812" calcext:value-type="float">
            <text:p>98.812</text:p>
          </table:table-cell>
          <table:table-cell table:formula="of:=[Data.L351]" office:value-type="float" office:value="98.575" calcext:value-type="float">
            <text:p>98.575</text:p>
          </table:table-cell>
          <table:table-cell table:formula="of:=[Data.L376]" office:value-type="float" office:value="100.571" calcext:value-type="float">
            <text:p>100.571</text:p>
          </table:table-cell>
        </table:table-row>
        <calcext:conditional-formats>
          <calcext:conditional-format calcext:target-range-address="'Median Time'.B2:'Median Time'.P26">
            <calcext:color-scale>
              <calcext:color-scale-entry calcext:value="0" calcext:type="minimum" calcext:color="#98ffff"/>
              <calcext:color-scale-entry calcext:value="50" calcext:type="percentile" calcext:color="#0078ff"/>
              <calcext:color-scale-entry calcext:value="0" calcext:type="maximum" calcext:color="#000458"/>
            </calcext:color-scale>
          </calcext:conditional-format>
        </calcext:conditional-formats>
      </table:table>
      <table:table table:name="Max Time" table:style-name="ta1">
        <table:table-column table:style-name="co12" table:default-cell-style-name="Default"/>
        <table:table-column table:style-name="co12" table:number-columns-repeated="15" table:default-cell-style-name="ce6"/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office:value-type="float" office:value="50000" calcext:value-type="float">
            <text:p>50000</text:p>
          </table:table-cell>
          <table:table-cell table:style-name="Default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Data.N2]" office:value-type="float" office:value="719.699" calcext:value-type="float">
            <text:p>719.699</text:p>
          </table:table-cell>
          <table:table-cell table:formula="of:=[Data.N27]" office:value-type="float" office:value="627.498" calcext:value-type="float">
            <text:p>627.498</text:p>
          </table:table-cell>
          <table:table-cell table:formula="of:=[Data.N52]" office:value-type="float" office:value="872.046" calcext:value-type="float">
            <text:p>872.046</text:p>
          </table:table-cell>
          <table:table-cell table:formula="of:=[Data.N77]" office:value-type="float" office:value="640.207" calcext:value-type="float">
            <text:p>640.207</text:p>
          </table:table-cell>
          <table:table-cell table:formula="of:=[Data.N102]" office:value-type="float" office:value="465.403" calcext:value-type="float">
            <text:p>465.403</text:p>
          </table:table-cell>
          <table:table-cell table:formula="of:=[Data.N127]" office:value-type="float" office:value="328.024" calcext:value-type="float">
            <text:p>328.024</text:p>
          </table:table-cell>
          <table:table-cell table:formula="of:=[Data.N152]" office:value-type="float" office:value="261.001" calcext:value-type="float">
            <text:p>261.001</text:p>
          </table:table-cell>
          <table:table-cell table:formula="of:=[Data.N177]" office:value-type="float" office:value="215.229" calcext:value-type="float">
            <text:p>215.229</text:p>
          </table:table-cell>
          <table:table-cell table:formula="of:=[Data.N202]" office:value-type="float" office:value="192.951" calcext:value-type="float">
            <text:p>192.951</text:p>
          </table:table-cell>
          <table:table-cell table:formula="of:=[Data.N227]" office:value-type="float" office:value="161.916" calcext:value-type="float">
            <text:p>161.916</text:p>
          </table:table-cell>
          <table:table-cell table:formula="of:=[Data.N252]" office:value-type="float" office:value="153.334" calcext:value-type="float">
            <text:p>153.334</text:p>
          </table:table-cell>
          <table:table-cell table:formula="of:=[Data.N277]" office:value-type="float" office:value="161.743" calcext:value-type="float">
            <text:p>161.743</text:p>
          </table:table-cell>
          <table:table-cell table:formula="of:=[Data.N302]" office:value-type="float" office:value="170.548" calcext:value-type="float">
            <text:p>170.548</text:p>
          </table:table-cell>
          <table:table-cell table:formula="of:=[Data.N327]" office:value-type="float" office:value="183.266" calcext:value-type="float">
            <text:p>183.266</text:p>
          </table:table-cell>
          <table:table-cell table:formula="of:=[Data.N352]" office:value-type="float" office:value="174.61" calcext:value-type="float">
            <text:p>174.6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Data.N3]" office:value-type="float" office:value="696.785" calcext:value-type="float">
            <text:p>696.785</text:p>
          </table:table-cell>
          <table:table-cell table:formula="of:=[Data.N28]" office:value-type="float" office:value="617.594" calcext:value-type="float">
            <text:p>617.594</text:p>
          </table:table-cell>
          <table:table-cell table:formula="of:=[Data.N53]" office:value-type="float" office:value="452.271" calcext:value-type="float">
            <text:p>452.271</text:p>
          </table:table-cell>
          <table:table-cell table:formula="of:=[Data.N78]" office:value-type="float" office:value="359.936" calcext:value-type="float">
            <text:p>359.936</text:p>
          </table:table-cell>
          <table:table-cell table:formula="of:=[Data.N103]" office:value-type="float" office:value="316.208" calcext:value-type="float">
            <text:p>316.208</text:p>
          </table:table-cell>
          <table:table-cell table:formula="of:=[Data.N128]" office:value-type="float" office:value="264.037" calcext:value-type="float">
            <text:p>264.037</text:p>
          </table:table-cell>
          <table:table-cell table:formula="of:=[Data.N153]" office:value-type="float" office:value="296.141" calcext:value-type="float">
            <text:p>296.141</text:p>
          </table:table-cell>
          <table:table-cell table:formula="of:=[Data.N178]" office:value-type="float" office:value="208.27" calcext:value-type="float">
            <text:p>208.27</text:p>
          </table:table-cell>
          <table:table-cell table:formula="of:=[Data.N203]" office:value-type="float" office:value="163.798" calcext:value-type="float">
            <text:p>163.798</text:p>
          </table:table-cell>
          <table:table-cell table:formula="of:=[Data.N228]" office:value-type="float" office:value="148.341" calcext:value-type="float">
            <text:p>148.341</text:p>
          </table:table-cell>
          <table:table-cell table:formula="of:=[Data.N253]" office:value-type="float" office:value="177.125" calcext:value-type="float">
            <text:p>177.125</text:p>
          </table:table-cell>
          <table:table-cell table:formula="of:=[Data.N278]" office:value-type="float" office:value="172.28" calcext:value-type="float">
            <text:p>172.28</text:p>
          </table:table-cell>
          <table:table-cell table:formula="of:=[Data.N303]" office:value-type="float" office:value="159.479" calcext:value-type="float">
            <text:p>159.479</text:p>
          </table:table-cell>
          <table:table-cell table:formula="of:=[Data.N328]" office:value-type="float" office:value="183.747" calcext:value-type="float">
            <text:p>183.747</text:p>
          </table:table-cell>
          <table:table-cell table:formula="of:=[Data.N353]" office:value-type="float" office:value="191.483" calcext:value-type="float">
            <text:p>191.48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Data.N4]" office:value-type="float" office:value="577.982" calcext:value-type="float">
            <text:p>577.982</text:p>
          </table:table-cell>
          <table:table-cell table:formula="of:=[Data.N29]" office:value-type="float" office:value="361.286" calcext:value-type="float">
            <text:p>361.286</text:p>
          </table:table-cell>
          <table:table-cell table:formula="of:=[Data.N54]" office:value-type="float" office:value="350.28" calcext:value-type="float">
            <text:p>350.28</text:p>
          </table:table-cell>
          <table:table-cell table:formula="of:=[Data.N79]" office:value-type="float" office:value="279.077" calcext:value-type="float">
            <text:p>279.077</text:p>
          </table:table-cell>
          <table:table-cell table:formula="of:=[Data.N104]" office:value-type="float" office:value="276.321" calcext:value-type="float">
            <text:p>276.321</text:p>
          </table:table-cell>
          <table:table-cell table:formula="of:=[Data.N129]" office:value-type="float" office:value="249.541" calcext:value-type="float">
            <text:p>249.541</text:p>
          </table:table-cell>
          <table:table-cell table:formula="of:=[Data.N154]" office:value-type="float" office:value="225.623" calcext:value-type="float">
            <text:p>225.623</text:p>
          </table:table-cell>
          <table:table-cell table:formula="of:=[Data.N179]" office:value-type="float" office:value="182.459" calcext:value-type="float">
            <text:p>182.459</text:p>
          </table:table-cell>
          <table:table-cell table:formula="of:=[Data.N204]" office:value-type="float" office:value="168.359" calcext:value-type="float">
            <text:p>168.359</text:p>
          </table:table-cell>
          <table:table-cell table:formula="of:=[Data.N229]" office:value-type="float" office:value="151.721" calcext:value-type="float">
            <text:p>151.721</text:p>
          </table:table-cell>
          <table:table-cell table:formula="of:=[Data.N254]" office:value-type="float" office:value="168.405" calcext:value-type="float">
            <text:p>168.405</text:p>
          </table:table-cell>
          <table:table-cell table:formula="of:=[Data.N279]" office:value-type="float" office:value="190.909" calcext:value-type="float">
            <text:p>190.909</text:p>
          </table:table-cell>
          <table:table-cell table:formula="of:=[Data.N304]" office:value-type="float" office:value="154.019" calcext:value-type="float">
            <text:p>154.019</text:p>
          </table:table-cell>
          <table:table-cell table:formula="of:=[Data.N329]" office:value-type="float" office:value="157.608" calcext:value-type="float">
            <text:p>157.608</text:p>
          </table:table-cell>
          <table:table-cell table:formula="of:=[Data.N354]" office:value-type="float" office:value="197.908" calcext:value-type="float">
            <text:p>197.90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Data.N5]" office:value-type="float" office:value="245.698" calcext:value-type="float">
            <text:p>245.698</text:p>
          </table:table-cell>
          <table:table-cell table:formula="of:=[Data.N30]" office:value-type="float" office:value="235.493" calcext:value-type="float">
            <text:p>235.493</text:p>
          </table:table-cell>
          <table:table-cell table:formula="of:=[Data.N55]" office:value-type="float" office:value="248.283" calcext:value-type="float">
            <text:p>248.283</text:p>
          </table:table-cell>
          <table:table-cell table:formula="of:=[Data.N80]" office:value-type="float" office:value="223.887" calcext:value-type="float">
            <text:p>223.887</text:p>
          </table:table-cell>
          <table:table-cell table:formula="of:=[Data.N105]" office:value-type="float" office:value="204.793" calcext:value-type="float">
            <text:p>204.793</text:p>
          </table:table-cell>
          <table:table-cell table:formula="of:=[Data.N130]" office:value-type="float" office:value="238.256" calcext:value-type="float">
            <text:p>238.256</text:p>
          </table:table-cell>
          <table:table-cell table:formula="of:=[Data.N155]" office:value-type="float" office:value="204.985" calcext:value-type="float">
            <text:p>204.985</text:p>
          </table:table-cell>
          <table:table-cell table:formula="of:=[Data.N180]" office:value-type="float" office:value="181.443" calcext:value-type="float">
            <text:p>181.443</text:p>
          </table:table-cell>
          <table:table-cell table:formula="of:=[Data.N205]" office:value-type="float" office:value="175.721" calcext:value-type="float">
            <text:p>175.721</text:p>
          </table:table-cell>
          <table:table-cell table:formula="of:=[Data.N230]" office:value-type="float" office:value="175.101" calcext:value-type="float">
            <text:p>175.101</text:p>
          </table:table-cell>
          <table:table-cell table:formula="of:=[Data.N255]" office:value-type="float" office:value="150.438" calcext:value-type="float">
            <text:p>150.438</text:p>
          </table:table-cell>
          <table:table-cell table:formula="of:=[Data.N280]" office:value-type="float" office:value="154.656" calcext:value-type="float">
            <text:p>154.656</text:p>
          </table:table-cell>
          <table:table-cell table:formula="of:=[Data.N305]" office:value-type="float" office:value="155.122" calcext:value-type="float">
            <text:p>155.122</text:p>
          </table:table-cell>
          <table:table-cell table:formula="of:=[Data.N330]" office:value-type="float" office:value="197.583" calcext:value-type="float">
            <text:p>197.583</text:p>
          </table:table-cell>
          <table:table-cell table:formula="of:=[Data.N355]" office:value-type="float" office:value="215.074" calcext:value-type="float">
            <text:p>215.07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[Data.N6]" office:value-type="float" office:value="288.397" calcext:value-type="float">
            <text:p>288.397</text:p>
          </table:table-cell>
          <table:table-cell table:formula="of:=[Data.N31]" office:value-type="float" office:value="221.796" calcext:value-type="float">
            <text:p>221.796</text:p>
          </table:table-cell>
          <table:table-cell table:formula="of:=[Data.N56]" office:value-type="float" office:value="219.344" calcext:value-type="float">
            <text:p>219.344</text:p>
          </table:table-cell>
          <table:table-cell table:formula="of:=[Data.N81]" office:value-type="float" office:value="193.078" calcext:value-type="float">
            <text:p>193.078</text:p>
          </table:table-cell>
          <table:table-cell table:formula="of:=[Data.N106]" office:value-type="float" office:value="197.009" calcext:value-type="float">
            <text:p>197.009</text:p>
          </table:table-cell>
          <table:table-cell table:formula="of:=[Data.N131]" office:value-type="float" office:value="213.028" calcext:value-type="float">
            <text:p>213.028</text:p>
          </table:table-cell>
          <table:table-cell table:formula="of:=[Data.N156]" office:value-type="float" office:value="200.141" calcext:value-type="float">
            <text:p>200.141</text:p>
          </table:table-cell>
          <table:table-cell table:formula="of:=[Data.N181]" office:value-type="float" office:value="183.214" calcext:value-type="float">
            <text:p>183.214</text:p>
          </table:table-cell>
          <table:table-cell table:formula="of:=[Data.N206]" office:value-type="float" office:value="155.53" calcext:value-type="float">
            <text:p>155.53</text:p>
          </table:table-cell>
          <table:table-cell table:formula="of:=[Data.N231]" office:value-type="float" office:value="163.376" calcext:value-type="float">
            <text:p>163.376</text:p>
          </table:table-cell>
          <table:table-cell table:formula="of:=[Data.N256]" office:value-type="float" office:value="145.955" calcext:value-type="float">
            <text:p>145.955</text:p>
          </table:table-cell>
          <table:table-cell table:formula="of:=[Data.N281]" office:value-type="float" office:value="167.709" calcext:value-type="float">
            <text:p>167.709</text:p>
          </table:table-cell>
          <table:table-cell table:formula="of:=[Data.N306]" office:value-type="float" office:value="153.14" calcext:value-type="float">
            <text:p>153.14</text:p>
          </table:table-cell>
          <table:table-cell table:formula="of:=[Data.N331]" office:value-type="float" office:value="193.074" calcext:value-type="float">
            <text:p>193.074</text:p>
          </table:table-cell>
          <table:table-cell table:formula="of:=[Data.N356]" office:value-type="float" office:value="169.101" calcext:value-type="float">
            <text:p>169.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Data.N7]" office:value-type="float" office:value="249.621" calcext:value-type="float">
            <text:p>249.621</text:p>
          </table:table-cell>
          <table:table-cell table:formula="of:=[Data.N32]" office:value-type="float" office:value="251.958" calcext:value-type="float">
            <text:p>251.958</text:p>
          </table:table-cell>
          <table:table-cell table:formula="of:=[Data.N57]" office:value-type="float" office:value="195.127" calcext:value-type="float">
            <text:p>195.127</text:p>
          </table:table-cell>
          <table:table-cell table:formula="of:=[Data.N82]" office:value-type="float" office:value="195.527" calcext:value-type="float">
            <text:p>195.527</text:p>
          </table:table-cell>
          <table:table-cell table:formula="of:=[Data.N107]" office:value-type="float" office:value="223.542" calcext:value-type="float">
            <text:p>223.542</text:p>
          </table:table-cell>
          <table:table-cell table:formula="of:=[Data.N132]" office:value-type="float" office:value="195.418" calcext:value-type="float">
            <text:p>195.418</text:p>
          </table:table-cell>
          <table:table-cell table:formula="of:=[Data.N157]" office:value-type="float" office:value="226.14" calcext:value-type="float">
            <text:p>226.14</text:p>
          </table:table-cell>
          <table:table-cell table:formula="of:=[Data.N182]" office:value-type="float" office:value="166.229" calcext:value-type="float">
            <text:p>166.229</text:p>
          </table:table-cell>
          <table:table-cell table:formula="of:=[Data.N207]" office:value-type="float" office:value="168.791" calcext:value-type="float">
            <text:p>168.791</text:p>
          </table:table-cell>
          <table:table-cell table:formula="of:=[Data.N232]" office:value-type="float" office:value="156.467" calcext:value-type="float">
            <text:p>156.467</text:p>
          </table:table-cell>
          <table:table-cell table:formula="of:=[Data.N257]" office:value-type="float" office:value="167.186" calcext:value-type="float">
            <text:p>167.186</text:p>
          </table:table-cell>
          <table:table-cell table:formula="of:=[Data.N282]" office:value-type="float" office:value="160.358" calcext:value-type="float">
            <text:p>160.358</text:p>
          </table:table-cell>
          <table:table-cell table:formula="of:=[Data.N307]" office:value-type="float" office:value="168.368" calcext:value-type="float">
            <text:p>168.368</text:p>
          </table:table-cell>
          <table:table-cell table:formula="of:=[Data.N332]" office:value-type="float" office:value="179.45" calcext:value-type="float">
            <text:p>179.45</text:p>
          </table:table-cell>
          <table:table-cell table:formula="of:=[Data.N357]" office:value-type="float" office:value="176.056" calcext:value-type="float">
            <text:p>176.056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[Data.N8]" office:value-type="float" office:value="266.957" calcext:value-type="float">
            <text:p>266.957</text:p>
          </table:table-cell>
          <table:table-cell table:formula="of:=[Data.N33]" office:value-type="float" office:value="211.526" calcext:value-type="float">
            <text:p>211.526</text:p>
          </table:table-cell>
          <table:table-cell table:formula="of:=[Data.N58]" office:value-type="float" office:value="191.951" calcext:value-type="float">
            <text:p>191.951</text:p>
          </table:table-cell>
          <table:table-cell table:formula="of:=[Data.N83]" office:value-type="float" office:value="198.166" calcext:value-type="float">
            <text:p>198.166</text:p>
          </table:table-cell>
          <table:table-cell table:formula="of:=[Data.N108]" office:value-type="float" office:value="173.999" calcext:value-type="float">
            <text:p>173.999</text:p>
          </table:table-cell>
          <table:table-cell table:formula="of:=[Data.N133]" office:value-type="float" office:value="169.001" calcext:value-type="float">
            <text:p>169.001</text:p>
          </table:table-cell>
          <table:table-cell table:formula="of:=[Data.N158]" office:value-type="float" office:value="180.991" calcext:value-type="float">
            <text:p>180.991</text:p>
          </table:table-cell>
          <table:table-cell table:formula="of:=[Data.N183]" office:value-type="float" office:value="182.546" calcext:value-type="float">
            <text:p>182.546</text:p>
          </table:table-cell>
          <table:table-cell table:formula="of:=[Data.N208]" office:value-type="float" office:value="178.456" calcext:value-type="float">
            <text:p>178.456</text:p>
          </table:table-cell>
          <table:table-cell table:formula="of:=[Data.N233]" office:value-type="float" office:value="160.799" calcext:value-type="float">
            <text:p>160.799</text:p>
          </table:table-cell>
          <table:table-cell table:formula="of:=[Data.N258]" office:value-type="float" office:value="154.861" calcext:value-type="float">
            <text:p>154.861</text:p>
          </table:table-cell>
          <table:table-cell table:formula="of:=[Data.N283]" office:value-type="float" office:value="155.505" calcext:value-type="float">
            <text:p>155.505</text:p>
          </table:table-cell>
          <table:table-cell table:formula="of:=[Data.N308]" office:value-type="float" office:value="166.968" calcext:value-type="float">
            <text:p>166.968</text:p>
          </table:table-cell>
          <table:table-cell table:formula="of:=[Data.N333]" office:value-type="float" office:value="157.673" calcext:value-type="float">
            <text:p>157.673</text:p>
          </table:table-cell>
          <table:table-cell table:formula="of:=[Data.N358]" office:value-type="float" office:value="169.432" calcext:value-type="float">
            <text:p>169.43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Data.N9]" office:value-type="float" office:value="197.263" calcext:value-type="float">
            <text:p>197.263</text:p>
          </table:table-cell>
          <table:table-cell table:formula="of:=[Data.N34]" office:value-type="float" office:value="181.384" calcext:value-type="float">
            <text:p>181.384</text:p>
          </table:table-cell>
          <table:table-cell table:formula="of:=[Data.N59]" office:value-type="float" office:value="214.313" calcext:value-type="float">
            <text:p>214.313</text:p>
          </table:table-cell>
          <table:table-cell table:formula="of:=[Data.N84]" office:value-type="float" office:value="168.247" calcext:value-type="float">
            <text:p>168.247</text:p>
          </table:table-cell>
          <table:table-cell table:formula="of:=[Data.N109]" office:value-type="float" office:value="221.655" calcext:value-type="float">
            <text:p>221.655</text:p>
          </table:table-cell>
          <table:table-cell table:formula="of:=[Data.N134]" office:value-type="float" office:value="188.874" calcext:value-type="float">
            <text:p>188.874</text:p>
          </table:table-cell>
          <table:table-cell table:formula="of:=[Data.N159]" office:value-type="float" office:value="160.277" calcext:value-type="float">
            <text:p>160.277</text:p>
          </table:table-cell>
          <table:table-cell table:formula="of:=[Data.N184]" office:value-type="float" office:value="176.615" calcext:value-type="float">
            <text:p>176.615</text:p>
          </table:table-cell>
          <table:table-cell table:formula="of:=[Data.N209]" office:value-type="float" office:value="151.513" calcext:value-type="float">
            <text:p>151.513</text:p>
          </table:table-cell>
          <table:table-cell table:formula="of:=[Data.N234]" office:value-type="float" office:value="204.145" calcext:value-type="float">
            <text:p>204.145</text:p>
          </table:table-cell>
          <table:table-cell table:formula="of:=[Data.N259]" office:value-type="float" office:value="154.654" calcext:value-type="float">
            <text:p>154.654</text:p>
          </table:table-cell>
          <table:table-cell table:formula="of:=[Data.N284]" office:value-type="float" office:value="146.911" calcext:value-type="float">
            <text:p>146.911</text:p>
          </table:table-cell>
          <table:table-cell table:formula="of:=[Data.N309]" office:value-type="float" office:value="155.334" calcext:value-type="float">
            <text:p>155.334</text:p>
          </table:table-cell>
          <table:table-cell table:formula="of:=[Data.N334]" office:value-type="float" office:value="170.026" calcext:value-type="float">
            <text:p>170.026</text:p>
          </table:table-cell>
          <table:table-cell table:formula="of:=[Data.N359]" office:value-type="float" office:value="291.719" calcext:value-type="float">
            <text:p>291.719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formula="of:=[Data.N10]" office:value-type="float" office:value="218.042" calcext:value-type="float">
            <text:p>218.042</text:p>
          </table:table-cell>
          <table:table-cell table:formula="of:=[Data.N35]" office:value-type="float" office:value="223.55" calcext:value-type="float">
            <text:p>223.55</text:p>
          </table:table-cell>
          <table:table-cell table:formula="of:=[Data.N60]" office:value-type="float" office:value="184.067" calcext:value-type="float">
            <text:p>184.067</text:p>
          </table:table-cell>
          <table:table-cell table:formula="of:=[Data.N85]" office:value-type="float" office:value="206.746" calcext:value-type="float">
            <text:p>206.746</text:p>
          </table:table-cell>
          <table:table-cell table:formula="of:=[Data.N110]" office:value-type="float" office:value="200.968" calcext:value-type="float">
            <text:p>200.968</text:p>
          </table:table-cell>
          <table:table-cell table:formula="of:=[Data.N135]" office:value-type="float" office:value="164.963" calcext:value-type="float">
            <text:p>164.963</text:p>
          </table:table-cell>
          <table:table-cell table:formula="of:=[Data.N160]" office:value-type="float" office:value="173.509" calcext:value-type="float">
            <text:p>173.509</text:p>
          </table:table-cell>
          <table:table-cell table:formula="of:=[Data.N185]" office:value-type="float" office:value="175.513" calcext:value-type="float">
            <text:p>175.513</text:p>
          </table:table-cell>
          <table:table-cell table:formula="of:=[Data.N210]" office:value-type="float" office:value="168.863" calcext:value-type="float">
            <text:p>168.863</text:p>
          </table:table-cell>
          <table:table-cell table:formula="of:=[Data.N235]" office:value-type="float" office:value="152.877" calcext:value-type="float">
            <text:p>152.877</text:p>
          </table:table-cell>
          <table:table-cell table:formula="of:=[Data.N260]" office:value-type="float" office:value="160.111" calcext:value-type="float">
            <text:p>160.111</text:p>
          </table:table-cell>
          <table:table-cell table:formula="of:=[Data.N285]" office:value-type="float" office:value="149.07" calcext:value-type="float">
            <text:p>149.07</text:p>
          </table:table-cell>
          <table:table-cell table:formula="of:=[Data.N310]" office:value-type="float" office:value="175.732" calcext:value-type="float">
            <text:p>175.732</text:p>
          </table:table-cell>
          <table:table-cell table:formula="of:=[Data.N335]" office:value-type="float" office:value="234.794" calcext:value-type="float">
            <text:p>234.794</text:p>
          </table:table-cell>
          <table:table-cell table:formula="of:=[Data.N360]" office:value-type="float" office:value="180.365" calcext:value-type="float">
            <text:p>180.3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Data.N11]" office:value-type="float" office:value="252.226" calcext:value-type="float">
            <text:p>252.226</text:p>
          </table:table-cell>
          <table:table-cell table:formula="of:=[Data.N36]" office:value-type="float" office:value="189.947" calcext:value-type="float">
            <text:p>189.947</text:p>
          </table:table-cell>
          <table:table-cell table:formula="of:=[Data.N61]" office:value-type="float" office:value="206.11" calcext:value-type="float">
            <text:p>206.11</text:p>
          </table:table-cell>
          <table:table-cell table:formula="of:=[Data.N86]" office:value-type="float" office:value="167.955" calcext:value-type="float">
            <text:p>167.955</text:p>
          </table:table-cell>
          <table:table-cell table:formula="of:=[Data.N111]" office:value-type="float" office:value="163.713" calcext:value-type="float">
            <text:p>163.713</text:p>
          </table:table-cell>
          <table:table-cell table:formula="of:=[Data.N136]" office:value-type="float" office:value="181.777" calcext:value-type="float">
            <text:p>181.777</text:p>
          </table:table-cell>
          <table:table-cell table:formula="of:=[Data.N161]" office:value-type="float" office:value="255.397" calcext:value-type="float">
            <text:p>255.397</text:p>
          </table:table-cell>
          <table:table-cell table:formula="of:=[Data.N186]" office:value-type="float" office:value="185.489" calcext:value-type="float">
            <text:p>185.489</text:p>
          </table:table-cell>
          <table:table-cell table:formula="of:=[Data.N211]" office:value-type="float" office:value="171.525" calcext:value-type="float">
            <text:p>171.525</text:p>
          </table:table-cell>
          <table:table-cell table:formula="of:=[Data.N236]" office:value-type="float" office:value="165.863" calcext:value-type="float">
            <text:p>165.863</text:p>
          </table:table-cell>
          <table:table-cell table:formula="of:=[Data.N261]" office:value-type="float" office:value="176.011" calcext:value-type="float">
            <text:p>176.011</text:p>
          </table:table-cell>
          <table:table-cell table:formula="of:=[Data.N286]" office:value-type="float" office:value="168.759" calcext:value-type="float">
            <text:p>168.759</text:p>
          </table:table-cell>
          <table:table-cell table:formula="of:=[Data.N311]" office:value-type="float" office:value="175.339" calcext:value-type="float">
            <text:p>175.339</text:p>
          </table:table-cell>
          <table:table-cell table:formula="of:=[Data.N336]" office:value-type="float" office:value="212.708" calcext:value-type="float">
            <text:p>212.708</text:p>
          </table:table-cell>
          <table:table-cell table:formula="of:=[Data.N361]" office:value-type="float" office:value="179.335" calcext:value-type="float">
            <text:p>179.3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Data.N12]" office:value-type="float" office:value="187.092" calcext:value-type="float">
            <text:p>187.092</text:p>
          </table:table-cell>
          <table:table-cell table:formula="of:=[Data.N37]" office:value-type="float" office:value="170.651" calcext:value-type="float">
            <text:p>170.651</text:p>
          </table:table-cell>
          <table:table-cell table:formula="of:=[Data.N62]" office:value-type="float" office:value="196.793" calcext:value-type="float">
            <text:p>196.793</text:p>
          </table:table-cell>
          <table:table-cell table:formula="of:=[Data.N87]" office:value-type="float" office:value="170.363" calcext:value-type="float">
            <text:p>170.363</text:p>
          </table:table-cell>
          <table:table-cell table:formula="of:=[Data.N112]" office:value-type="float" office:value="200.384" calcext:value-type="float">
            <text:p>200.384</text:p>
          </table:table-cell>
          <table:table-cell table:formula="of:=[Data.N137]" office:value-type="float" office:value="165.624" calcext:value-type="float">
            <text:p>165.624</text:p>
          </table:table-cell>
          <table:table-cell table:formula="of:=[Data.N162]" office:value-type="float" office:value="157.939" calcext:value-type="float">
            <text:p>157.939</text:p>
          </table:table-cell>
          <table:table-cell table:formula="of:=[Data.N187]" office:value-type="float" office:value="180.808" calcext:value-type="float">
            <text:p>180.808</text:p>
          </table:table-cell>
          <table:table-cell table:formula="of:=[Data.N212]" office:value-type="float" office:value="161.572" calcext:value-type="float">
            <text:p>161.572</text:p>
          </table:table-cell>
          <table:table-cell table:formula="of:=[Data.N237]" office:value-type="float" office:value="178.471" calcext:value-type="float">
            <text:p>178.471</text:p>
          </table:table-cell>
          <table:table-cell table:formula="of:=[Data.N262]" office:value-type="float" office:value="158.469" calcext:value-type="float">
            <text:p>158.469</text:p>
          </table:table-cell>
          <table:table-cell table:formula="of:=[Data.N287]" office:value-type="float" office:value="173.228" calcext:value-type="float">
            <text:p>173.228</text:p>
          </table:table-cell>
          <table:table-cell table:formula="of:=[Data.N312]" office:value-type="float" office:value="155.086" calcext:value-type="float">
            <text:p>155.086</text:p>
          </table:table-cell>
          <table:table-cell table:formula="of:=[Data.N337]" office:value-type="float" office:value="165.609" calcext:value-type="float">
            <text:p>165.609</text:p>
          </table:table-cell>
          <table:table-cell table:formula="of:=[Data.N362]" office:value-type="float" office:value="181.694" calcext:value-type="float">
            <text:p>181.6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Data.N13]" office:value-type="float" office:value="186.265" calcext:value-type="float">
            <text:p>186.265</text:p>
          </table:table-cell>
          <table:table-cell table:formula="of:=[Data.N38]" office:value-type="float" office:value="201.037" calcext:value-type="float">
            <text:p>201.037</text:p>
          </table:table-cell>
          <table:table-cell table:formula="of:=[Data.N63]" office:value-type="float" office:value="180.034" calcext:value-type="float">
            <text:p>180.034</text:p>
          </table:table-cell>
          <table:table-cell table:formula="of:=[Data.N88]" office:value-type="float" office:value="183.995" calcext:value-type="float">
            <text:p>183.995</text:p>
          </table:table-cell>
          <table:table-cell table:formula="of:=[Data.N113]" office:value-type="float" office:value="172.612" calcext:value-type="float">
            <text:p>172.612</text:p>
          </table:table-cell>
          <table:table-cell table:formula="of:=[Data.N138]" office:value-type="float" office:value="197.589" calcext:value-type="float">
            <text:p>197.589</text:p>
          </table:table-cell>
          <table:table-cell table:formula="of:=[Data.N163]" office:value-type="float" office:value="171.049" calcext:value-type="float">
            <text:p>171.049</text:p>
          </table:table-cell>
          <table:table-cell table:formula="of:=[Data.N188]" office:value-type="float" office:value="145.865" calcext:value-type="float">
            <text:p>145.865</text:p>
          </table:table-cell>
          <table:table-cell table:formula="of:=[Data.N213]" office:value-type="float" office:value="154.061" calcext:value-type="float">
            <text:p>154.061</text:p>
          </table:table-cell>
          <table:table-cell table:formula="of:=[Data.N238]" office:value-type="float" office:value="170.329" calcext:value-type="float">
            <text:p>170.329</text:p>
          </table:table-cell>
          <table:table-cell table:formula="of:=[Data.N263]" office:value-type="float" office:value="160.058" calcext:value-type="float">
            <text:p>160.058</text:p>
          </table:table-cell>
          <table:table-cell table:formula="of:=[Data.N288]" office:value-type="float" office:value="161.518" calcext:value-type="float">
            <text:p>161.518</text:p>
          </table:table-cell>
          <table:table-cell table:formula="of:=[Data.N313]" office:value-type="float" office:value="168.972" calcext:value-type="float">
            <text:p>168.972</text:p>
          </table:table-cell>
          <table:table-cell table:formula="of:=[Data.N338]" office:value-type="float" office:value="164.102" calcext:value-type="float">
            <text:p>164.102</text:p>
          </table:table-cell>
          <table:table-cell table:formula="of:=[Data.N363]" office:value-type="float" office:value="195.671" calcext:value-type="float">
            <text:p>195.67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Data.N14]" office:value-type="float" office:value="179.925" calcext:value-type="float">
            <text:p>179.925</text:p>
          </table:table-cell>
          <table:table-cell table:formula="of:=[Data.N39]" office:value-type="float" office:value="175.348" calcext:value-type="float">
            <text:p>175.348</text:p>
          </table:table-cell>
          <table:table-cell table:formula="of:=[Data.N64]" office:value-type="float" office:value="195.579" calcext:value-type="float">
            <text:p>195.579</text:p>
          </table:table-cell>
          <table:table-cell table:formula="of:=[Data.N89]" office:value-type="float" office:value="165.378" calcext:value-type="float">
            <text:p>165.378</text:p>
          </table:table-cell>
          <table:table-cell table:formula="of:=[Data.N114]" office:value-type="float" office:value="173.49" calcext:value-type="float">
            <text:p>173.49</text:p>
          </table:table-cell>
          <table:table-cell table:formula="of:=[Data.N139]" office:value-type="float" office:value="171.131" calcext:value-type="float">
            <text:p>171.131</text:p>
          </table:table-cell>
          <table:table-cell table:formula="of:=[Data.N164]" office:value-type="float" office:value="219.594" calcext:value-type="float">
            <text:p>219.594</text:p>
          </table:table-cell>
          <table:table-cell table:formula="of:=[Data.N189]" office:value-type="float" office:value="158.989" calcext:value-type="float">
            <text:p>158.989</text:p>
          </table:table-cell>
          <table:table-cell table:formula="of:=[Data.N214]" office:value-type="float" office:value="179.988" calcext:value-type="float">
            <text:p>179.988</text:p>
          </table:table-cell>
          <table:table-cell table:formula="of:=[Data.N239]" office:value-type="float" office:value="173.405" calcext:value-type="float">
            <text:p>173.405</text:p>
          </table:table-cell>
          <table:table-cell table:formula="of:=[Data.N264]" office:value-type="float" office:value="176.702" calcext:value-type="float">
            <text:p>176.702</text:p>
          </table:table-cell>
          <table:table-cell table:formula="of:=[Data.N289]" office:value-type="float" office:value="155.29" calcext:value-type="float">
            <text:p>155.29</text:p>
          </table:table-cell>
          <table:table-cell table:formula="of:=[Data.N314]" office:value-type="float" office:value="149.118" calcext:value-type="float">
            <text:p>149.118</text:p>
          </table:table-cell>
          <table:table-cell table:formula="of:=[Data.N339]" office:value-type="float" office:value="165.059" calcext:value-type="float">
            <text:p>165.059</text:p>
          </table:table-cell>
          <table:table-cell table:formula="of:=[Data.N364]" office:value-type="float" office:value="162.512" calcext:value-type="float">
            <text:p>162.5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Data.N15]" office:value-type="float" office:value="198.002" calcext:value-type="float">
            <text:p>198.002</text:p>
          </table:table-cell>
          <table:table-cell table:formula="of:=[Data.N40]" office:value-type="float" office:value="205.614" calcext:value-type="float">
            <text:p>205.614</text:p>
          </table:table-cell>
          <table:table-cell table:formula="of:=[Data.N65]" office:value-type="float" office:value="185.463" calcext:value-type="float">
            <text:p>185.463</text:p>
          </table:table-cell>
          <table:table-cell table:formula="of:=[Data.N90]" office:value-type="float" office:value="202.926" calcext:value-type="float">
            <text:p>202.926</text:p>
          </table:table-cell>
          <table:table-cell table:formula="of:=[Data.N115]" office:value-type="float" office:value="172.168" calcext:value-type="float">
            <text:p>172.168</text:p>
          </table:table-cell>
          <table:table-cell table:formula="of:=[Data.N140]" office:value-type="float" office:value="167.249" calcext:value-type="float">
            <text:p>167.249</text:p>
          </table:table-cell>
          <table:table-cell table:formula="of:=[Data.N165]" office:value-type="float" office:value="181.38" calcext:value-type="float">
            <text:p>181.38</text:p>
          </table:table-cell>
          <table:table-cell table:formula="of:=[Data.N190]" office:value-type="float" office:value="174.243" calcext:value-type="float">
            <text:p>174.243</text:p>
          </table:table-cell>
          <table:table-cell table:formula="of:=[Data.N215]" office:value-type="float" office:value="163.1" calcext:value-type="float">
            <text:p>163.1</text:p>
          </table:table-cell>
          <table:table-cell table:formula="of:=[Data.N240]" office:value-type="float" office:value="161.819" calcext:value-type="float">
            <text:p>161.819</text:p>
          </table:table-cell>
          <table:table-cell table:formula="of:=[Data.N265]" office:value-type="float" office:value="159.49" calcext:value-type="float">
            <text:p>159.49</text:p>
          </table:table-cell>
          <table:table-cell table:formula="of:=[Data.N290]" office:value-type="float" office:value="165.221" calcext:value-type="float">
            <text:p>165.221</text:p>
          </table:table-cell>
          <table:table-cell table:formula="of:=[Data.N315]" office:value-type="float" office:value="191.771" calcext:value-type="float">
            <text:p>191.771</text:p>
          </table:table-cell>
          <table:table-cell table:formula="of:=[Data.N340]" office:value-type="float" office:value="160.366" calcext:value-type="float">
            <text:p>160.366</text:p>
          </table:table-cell>
          <table:table-cell table:formula="of:=[Data.N365]" office:value-type="float" office:value="181.989" calcext:value-type="float">
            <text:p>181.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Data.N16]" office:value-type="float" office:value="162.079" calcext:value-type="float">
            <text:p>162.079</text:p>
          </table:table-cell>
          <table:table-cell table:formula="of:=[Data.N41]" office:value-type="float" office:value="167.572" calcext:value-type="float">
            <text:p>167.572</text:p>
          </table:table-cell>
          <table:table-cell table:formula="of:=[Data.N66]" office:value-type="float" office:value="170.299" calcext:value-type="float">
            <text:p>170.299</text:p>
          </table:table-cell>
          <table:table-cell table:formula="of:=[Data.N91]" office:value-type="float" office:value="162.99" calcext:value-type="float">
            <text:p>162.99</text:p>
          </table:table-cell>
          <table:table-cell table:formula="of:=[Data.N116]" office:value-type="float" office:value="171.7" calcext:value-type="float">
            <text:p>171.7</text:p>
          </table:table-cell>
          <table:table-cell table:formula="of:=[Data.N141]" office:value-type="float" office:value="161.415" calcext:value-type="float">
            <text:p>161.415</text:p>
          </table:table-cell>
          <table:table-cell table:formula="of:=[Data.N166]" office:value-type="float" office:value="178.066" calcext:value-type="float">
            <text:p>178.066</text:p>
          </table:table-cell>
          <table:table-cell table:formula="of:=[Data.N191]" office:value-type="float" office:value="164.857" calcext:value-type="float">
            <text:p>164.857</text:p>
          </table:table-cell>
          <table:table-cell table:formula="of:=[Data.N216]" office:value-type="float" office:value="157.415" calcext:value-type="float">
            <text:p>157.415</text:p>
          </table:table-cell>
          <table:table-cell table:formula="of:=[Data.N241]" office:value-type="float" office:value="152.434" calcext:value-type="float">
            <text:p>152.434</text:p>
          </table:table-cell>
          <table:table-cell table:formula="of:=[Data.N266]" office:value-type="float" office:value="151.396" calcext:value-type="float">
            <text:p>151.396</text:p>
          </table:table-cell>
          <table:table-cell table:formula="of:=[Data.N291]" office:value-type="float" office:value="160.795" calcext:value-type="float">
            <text:p>160.795</text:p>
          </table:table-cell>
          <table:table-cell table:formula="of:=[Data.N316]" office:value-type="float" office:value="171.185" calcext:value-type="float">
            <text:p>171.185</text:p>
          </table:table-cell>
          <table:table-cell table:formula="of:=[Data.N341]" office:value-type="float" office:value="169.85" calcext:value-type="float">
            <text:p>169.85</text:p>
          </table:table-cell>
          <table:table-cell table:formula="of:=[Data.N366]" office:value-type="float" office:value="153.546" calcext:value-type="float">
            <text:p>153.5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Data.N17]" office:value-type="float" office:value="165.299" calcext:value-type="float">
            <text:p>165.299</text:p>
          </table:table-cell>
          <table:table-cell table:formula="of:=[Data.N42]" office:value-type="float" office:value="174.253" calcext:value-type="float">
            <text:p>174.253</text:p>
          </table:table-cell>
          <table:table-cell table:formula="of:=[Data.N67]" office:value-type="float" office:value="176.393" calcext:value-type="float">
            <text:p>176.393</text:p>
          </table:table-cell>
          <table:table-cell table:formula="of:=[Data.N92]" office:value-type="float" office:value="172.726" calcext:value-type="float">
            <text:p>172.726</text:p>
          </table:table-cell>
          <table:table-cell table:formula="of:=[Data.N117]" office:value-type="float" office:value="195.715" calcext:value-type="float">
            <text:p>195.715</text:p>
          </table:table-cell>
          <table:table-cell table:formula="of:=[Data.N142]" office:value-type="float" office:value="155.795" calcext:value-type="float">
            <text:p>155.795</text:p>
          </table:table-cell>
          <table:table-cell table:formula="of:=[Data.N167]" office:value-type="float" office:value="173.505" calcext:value-type="float">
            <text:p>173.505</text:p>
          </table:table-cell>
          <table:table-cell table:formula="of:=[Data.N192]" office:value-type="float" office:value="178.487" calcext:value-type="float">
            <text:p>178.487</text:p>
          </table:table-cell>
          <table:table-cell table:formula="of:=[Data.N217]" office:value-type="float" office:value="164.598" calcext:value-type="float">
            <text:p>164.598</text:p>
          </table:table-cell>
          <table:table-cell table:formula="of:=[Data.N242]" office:value-type="float" office:value="151.77" calcext:value-type="float">
            <text:p>151.77</text:p>
          </table:table-cell>
          <table:table-cell table:formula="of:=[Data.N267]" office:value-type="float" office:value="153.26" calcext:value-type="float">
            <text:p>153.26</text:p>
          </table:table-cell>
          <table:table-cell table:formula="of:=[Data.N292]" office:value-type="float" office:value="180.141" calcext:value-type="float">
            <text:p>180.141</text:p>
          </table:table-cell>
          <table:table-cell table:formula="of:=[Data.N317]" office:value-type="float" office:value="156.645" calcext:value-type="float">
            <text:p>156.645</text:p>
          </table:table-cell>
          <table:table-cell table:formula="of:=[Data.N342]" office:value-type="float" office:value="170.207" calcext:value-type="float">
            <text:p>170.207</text:p>
          </table:table-cell>
          <table:table-cell table:formula="of:=[Data.N367]" office:value-type="float" office:value="169.612" calcext:value-type="float">
            <text:p>169.6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Data.N18]" office:value-type="float" office:value="202.541" calcext:value-type="float">
            <text:p>202.541</text:p>
          </table:table-cell>
          <table:table-cell table:formula="of:=[Data.N43]" office:value-type="float" office:value="162.926" calcext:value-type="float">
            <text:p>162.926</text:p>
          </table:table-cell>
          <table:table-cell table:formula="of:=[Data.N68]" office:value-type="float" office:value="181.679" calcext:value-type="float">
            <text:p>181.679</text:p>
          </table:table-cell>
          <table:table-cell table:formula="of:=[Data.N93]" office:value-type="float" office:value="169.809" calcext:value-type="float">
            <text:p>169.809</text:p>
          </table:table-cell>
          <table:table-cell table:formula="of:=[Data.N118]" office:value-type="float" office:value="182.6" calcext:value-type="float">
            <text:p>182.6</text:p>
          </table:table-cell>
          <table:table-cell table:formula="of:=[Data.N143]" office:value-type="float" office:value="177.507" calcext:value-type="float">
            <text:p>177.507</text:p>
          </table:table-cell>
          <table:table-cell table:formula="of:=[Data.N168]" office:value-type="float" office:value="173.016" calcext:value-type="float">
            <text:p>173.016</text:p>
          </table:table-cell>
          <table:table-cell table:formula="of:=[Data.N193]" office:value-type="float" office:value="155.806" calcext:value-type="float">
            <text:p>155.806</text:p>
          </table:table-cell>
          <table:table-cell table:formula="of:=[Data.N218]" office:value-type="float" office:value="166.102" calcext:value-type="float">
            <text:p>166.102</text:p>
          </table:table-cell>
          <table:table-cell table:formula="of:=[Data.N243]" office:value-type="float" office:value="149.608" calcext:value-type="float">
            <text:p>149.608</text:p>
          </table:table-cell>
          <table:table-cell table:formula="of:=[Data.N268]" office:value-type="float" office:value="149.176" calcext:value-type="float">
            <text:p>149.176</text:p>
          </table:table-cell>
          <table:table-cell table:formula="of:=[Data.N293]" office:value-type="float" office:value="150.605" calcext:value-type="float">
            <text:p>150.605</text:p>
          </table:table-cell>
          <table:table-cell table:formula="of:=[Data.N318]" office:value-type="float" office:value="216.665" calcext:value-type="float">
            <text:p>216.665</text:p>
          </table:table-cell>
          <table:table-cell table:formula="of:=[Data.N343]" office:value-type="float" office:value="165.208" calcext:value-type="float">
            <text:p>165.208</text:p>
          </table:table-cell>
          <table:table-cell table:formula="of:=[Data.N368]" office:value-type="float" office:value="182.96" calcext:value-type="float">
            <text:p>182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Data.N19]" office:value-type="float" office:value="179.835" calcext:value-type="float">
            <text:p>179.835</text:p>
          </table:table-cell>
          <table:table-cell table:formula="of:=[Data.N44]" office:value-type="float" office:value="219.403" calcext:value-type="float">
            <text:p>219.403</text:p>
          </table:table-cell>
          <table:table-cell table:formula="of:=[Data.N69]" office:value-type="float" office:value="184.192" calcext:value-type="float">
            <text:p>184.192</text:p>
          </table:table-cell>
          <table:table-cell table:formula="of:=[Data.N94]" office:value-type="float" office:value="193.955" calcext:value-type="float">
            <text:p>193.955</text:p>
          </table:table-cell>
          <table:table-cell table:formula="of:=[Data.N119]" office:value-type="float" office:value="163.095" calcext:value-type="float">
            <text:p>163.095</text:p>
          </table:table-cell>
          <table:table-cell table:formula="of:=[Data.N144]" office:value-type="float" office:value="167.599" calcext:value-type="float">
            <text:p>167.599</text:p>
          </table:table-cell>
          <table:table-cell table:formula="of:=[Data.N169]" office:value-type="float" office:value="164.749" calcext:value-type="float">
            <text:p>164.749</text:p>
          </table:table-cell>
          <table:table-cell table:formula="of:=[Data.N194]" office:value-type="float" office:value="165.879" calcext:value-type="float">
            <text:p>165.879</text:p>
          </table:table-cell>
          <table:table-cell table:formula="of:=[Data.N219]" office:value-type="float" office:value="172.63" calcext:value-type="float">
            <text:p>172.63</text:p>
          </table:table-cell>
          <table:table-cell table:formula="of:=[Data.N244]" office:value-type="float" office:value="170.58" calcext:value-type="float">
            <text:p>170.58</text:p>
          </table:table-cell>
          <table:table-cell table:formula="of:=[Data.N269]" office:value-type="float" office:value="147.321" calcext:value-type="float">
            <text:p>147.321</text:p>
          </table:table-cell>
          <table:table-cell table:formula="of:=[Data.N294]" office:value-type="float" office:value="168.43" calcext:value-type="float">
            <text:p>168.43</text:p>
          </table:table-cell>
          <table:table-cell table:formula="of:=[Data.N319]" office:value-type="float" office:value="164.084" calcext:value-type="float">
            <text:p>164.084</text:p>
          </table:table-cell>
          <table:table-cell table:formula="of:=[Data.N344]" office:value-type="float" office:value="170.423" calcext:value-type="float">
            <text:p>170.423</text:p>
          </table:table-cell>
          <table:table-cell table:formula="of:=[Data.N369]" office:value-type="float" office:value="208.434" calcext:value-type="float">
            <text:p>208.4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Data.N20]" office:value-type="float" office:value="180.465" calcext:value-type="float">
            <text:p>180.465</text:p>
          </table:table-cell>
          <table:table-cell table:formula="of:=[Data.N45]" office:value-type="float" office:value="170.598" calcext:value-type="float">
            <text:p>170.598</text:p>
          </table:table-cell>
          <table:table-cell table:formula="of:=[Data.N70]" office:value-type="float" office:value="177.714" calcext:value-type="float">
            <text:p>177.714</text:p>
          </table:table-cell>
          <table:table-cell table:formula="of:=[Data.N95]" office:value-type="float" office:value="222.423" calcext:value-type="float">
            <text:p>222.423</text:p>
          </table:table-cell>
          <table:table-cell table:formula="of:=[Data.N120]" office:value-type="float" office:value="194.41" calcext:value-type="float">
            <text:p>194.41</text:p>
          </table:table-cell>
          <table:table-cell table:formula="of:=[Data.N145]" office:value-type="float" office:value="197.948" calcext:value-type="float">
            <text:p>197.948</text:p>
          </table:table-cell>
          <table:table-cell table:formula="of:=[Data.N170]" office:value-type="float" office:value="176.628" calcext:value-type="float">
            <text:p>176.628</text:p>
          </table:table-cell>
          <table:table-cell table:formula="of:=[Data.N195]" office:value-type="float" office:value="174.692" calcext:value-type="float">
            <text:p>174.692</text:p>
          </table:table-cell>
          <table:table-cell table:formula="of:=[Data.N220]" office:value-type="float" office:value="185.111" calcext:value-type="float">
            <text:p>185.111</text:p>
          </table:table-cell>
          <table:table-cell table:formula="of:=[Data.N245]" office:value-type="float" office:value="170.673" calcext:value-type="float">
            <text:p>170.673</text:p>
          </table:table-cell>
          <table:table-cell table:formula="of:=[Data.N270]" office:value-type="float" office:value="156.852" calcext:value-type="float">
            <text:p>156.852</text:p>
          </table:table-cell>
          <table:table-cell table:formula="of:=[Data.N295]" office:value-type="float" office:value="185.542" calcext:value-type="float">
            <text:p>185.542</text:p>
          </table:table-cell>
          <table:table-cell table:formula="of:=[Data.N320]" office:value-type="float" office:value="156.499" calcext:value-type="float">
            <text:p>156.499</text:p>
          </table:table-cell>
          <table:table-cell table:formula="of:=[Data.N345]" office:value-type="float" office:value="176.844" calcext:value-type="float">
            <text:p>176.844</text:p>
          </table:table-cell>
          <table:table-cell table:formula="of:=[Data.N370]" office:value-type="float" office:value="183.722" calcext:value-type="float">
            <text:p>183.7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Data.N21]" office:value-type="float" office:value="184.46" calcext:value-type="float">
            <text:p>184.46</text:p>
          </table:table-cell>
          <table:table-cell table:formula="of:=[Data.N46]" office:value-type="float" office:value="210.311" calcext:value-type="float">
            <text:p>210.311</text:p>
          </table:table-cell>
          <table:table-cell table:formula="of:=[Data.N71]" office:value-type="float" office:value="161.827" calcext:value-type="float">
            <text:p>161.827</text:p>
          </table:table-cell>
          <table:table-cell table:formula="of:=[Data.N96]" office:value-type="float" office:value="169.221" calcext:value-type="float">
            <text:p>169.221</text:p>
          </table:table-cell>
          <table:table-cell table:formula="of:=[Data.N121]" office:value-type="float" office:value="173.077" calcext:value-type="float">
            <text:p>173.077</text:p>
          </table:table-cell>
          <table:table-cell table:formula="of:=[Data.N146]" office:value-type="float" office:value="184.205" calcext:value-type="float">
            <text:p>184.205</text:p>
          </table:table-cell>
          <table:table-cell table:formula="of:=[Data.N171]" office:value-type="float" office:value="166.658" calcext:value-type="float">
            <text:p>166.658</text:p>
          </table:table-cell>
          <table:table-cell table:formula="of:=[Data.N196]" office:value-type="float" office:value="160.536" calcext:value-type="float">
            <text:p>160.536</text:p>
          </table:table-cell>
          <table:table-cell table:formula="of:=[Data.N221]" office:value-type="float" office:value="204.851" calcext:value-type="float">
            <text:p>204.851</text:p>
          </table:table-cell>
          <table:table-cell table:formula="of:=[Data.N246]" office:value-type="float" office:value="159.063" calcext:value-type="float">
            <text:p>159.063</text:p>
          </table:table-cell>
          <table:table-cell table:formula="of:=[Data.N271]" office:value-type="float" office:value="150.606" calcext:value-type="float">
            <text:p>150.606</text:p>
          </table:table-cell>
          <table:table-cell table:formula="of:=[Data.N296]" office:value-type="float" office:value="155.097" calcext:value-type="float">
            <text:p>155.097</text:p>
          </table:table-cell>
          <table:table-cell table:formula="of:=[Data.N321]" office:value-type="float" office:value="169.303" calcext:value-type="float">
            <text:p>169.303</text:p>
          </table:table-cell>
          <table:table-cell table:formula="of:=[Data.N346]" office:value-type="float" office:value="174.688" calcext:value-type="float">
            <text:p>174.688</text:p>
          </table:table-cell>
          <table:table-cell table:formula="of:=[Data.N371]" office:value-type="float" office:value="175.897" calcext:value-type="float">
            <text:p>175.8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Data.N22]" office:value-type="float" office:value="168.88" calcext:value-type="float">
            <text:p>168.88</text:p>
          </table:table-cell>
          <table:table-cell table:formula="of:=[Data.N47]" office:value-type="float" office:value="172.711" calcext:value-type="float">
            <text:p>172.711</text:p>
          </table:table-cell>
          <table:table-cell table:formula="of:=[Data.N72]" office:value-type="float" office:value="166.651" calcext:value-type="float">
            <text:p>166.651</text:p>
          </table:table-cell>
          <table:table-cell table:formula="of:=[Data.N97]" office:value-type="float" office:value="203.637" calcext:value-type="float">
            <text:p>203.637</text:p>
          </table:table-cell>
          <table:table-cell table:formula="of:=[Data.N122]" office:value-type="float" office:value="182.067" calcext:value-type="float">
            <text:p>182.067</text:p>
          </table:table-cell>
          <table:table-cell table:formula="of:=[Data.N147]" office:value-type="float" office:value="173.048" calcext:value-type="float">
            <text:p>173.048</text:p>
          </table:table-cell>
          <table:table-cell table:formula="of:=[Data.N172]" office:value-type="float" office:value="184.349" calcext:value-type="float">
            <text:p>184.349</text:p>
          </table:table-cell>
          <table:table-cell table:formula="of:=[Data.N197]" office:value-type="float" office:value="202.785" calcext:value-type="float">
            <text:p>202.785</text:p>
          </table:table-cell>
          <table:table-cell table:formula="of:=[Data.N222]" office:value-type="float" office:value="181.151" calcext:value-type="float">
            <text:p>181.151</text:p>
          </table:table-cell>
          <table:table-cell table:formula="of:=[Data.N247]" office:value-type="float" office:value="191.983" calcext:value-type="float">
            <text:p>191.983</text:p>
          </table:table-cell>
          <table:table-cell table:formula="of:=[Data.N272]" office:value-type="float" office:value="168.675" calcext:value-type="float">
            <text:p>168.675</text:p>
          </table:table-cell>
          <table:table-cell table:formula="of:=[Data.N297]" office:value-type="float" office:value="187.885" calcext:value-type="float">
            <text:p>187.885</text:p>
          </table:table-cell>
          <table:table-cell table:formula="of:=[Data.N322]" office:value-type="float" office:value="172.17" calcext:value-type="float">
            <text:p>172.17</text:p>
          </table:table-cell>
          <table:table-cell table:formula="of:=[Data.N347]" office:value-type="float" office:value="172.838" calcext:value-type="float">
            <text:p>172.838</text:p>
          </table:table-cell>
          <table:table-cell table:formula="of:=[Data.N372]" office:value-type="float" office:value="170.4" calcext:value-type="float">
            <text:p>170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Data.N23]" office:value-type="float" office:value="164.373" calcext:value-type="float">
            <text:p>164.373</text:p>
          </table:table-cell>
          <table:table-cell table:formula="of:=[Data.N48]" office:value-type="float" office:value="231.276" calcext:value-type="float">
            <text:p>231.276</text:p>
          </table:table-cell>
          <table:table-cell table:formula="of:=[Data.N73]" office:value-type="float" office:value="183.2" calcext:value-type="float">
            <text:p>183.2</text:p>
          </table:table-cell>
          <table:table-cell table:formula="of:=[Data.N98]" office:value-type="float" office:value="191.598" calcext:value-type="float">
            <text:p>191.598</text:p>
          </table:table-cell>
          <table:table-cell table:formula="of:=[Data.N123]" office:value-type="float" office:value="173.818" calcext:value-type="float">
            <text:p>173.818</text:p>
          </table:table-cell>
          <table:table-cell table:formula="of:=[Data.N148]" office:value-type="float" office:value="182.295" calcext:value-type="float">
            <text:p>182.295</text:p>
          </table:table-cell>
          <table:table-cell table:formula="of:=[Data.N173]" office:value-type="float" office:value="159.944" calcext:value-type="float">
            <text:p>159.944</text:p>
          </table:table-cell>
          <table:table-cell table:formula="of:=[Data.N198]" office:value-type="float" office:value="185.437" calcext:value-type="float">
            <text:p>185.437</text:p>
          </table:table-cell>
          <table:table-cell table:formula="of:=[Data.N223]" office:value-type="float" office:value="167.172" calcext:value-type="float">
            <text:p>167.172</text:p>
          </table:table-cell>
          <table:table-cell table:formula="of:=[Data.N248]" office:value-type="float" office:value="205.794" calcext:value-type="float">
            <text:p>205.794</text:p>
          </table:table-cell>
          <table:table-cell table:formula="of:=[Data.N273]" office:value-type="float" office:value="163.291" calcext:value-type="float">
            <text:p>163.291</text:p>
          </table:table-cell>
          <table:table-cell table:formula="of:=[Data.N298]" office:value-type="float" office:value="157.734" calcext:value-type="float">
            <text:p>157.734</text:p>
          </table:table-cell>
          <table:table-cell table:formula="of:=[Data.N323]" office:value-type="float" office:value="154.714" calcext:value-type="float">
            <text:p>154.714</text:p>
          </table:table-cell>
          <table:table-cell table:formula="of:=[Data.N348]" office:value-type="float" office:value="170.866" calcext:value-type="float">
            <text:p>170.866</text:p>
          </table:table-cell>
          <table:table-cell table:formula="of:=[Data.N373]" office:value-type="float" office:value="202.309" calcext:value-type="float">
            <text:p>202.3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Data.N24]" office:value-type="float" office:value="206.709" calcext:value-type="float">
            <text:p>206.709</text:p>
          </table:table-cell>
          <table:table-cell table:formula="of:=[Data.N49]" office:value-type="float" office:value="178.831" calcext:value-type="float">
            <text:p>178.831</text:p>
          </table:table-cell>
          <table:table-cell table:formula="of:=[Data.N74]" office:value-type="float" office:value="186.146" calcext:value-type="float">
            <text:p>186.146</text:p>
          </table:table-cell>
          <table:table-cell table:formula="of:=[Data.N99]" office:value-type="float" office:value="156.741" calcext:value-type="float">
            <text:p>156.741</text:p>
          </table:table-cell>
          <table:table-cell table:formula="of:=[Data.N124]" office:value-type="float" office:value="188.211" calcext:value-type="float">
            <text:p>188.211</text:p>
          </table:table-cell>
          <table:table-cell table:formula="of:=[Data.N149]" office:value-type="float" office:value="205.879" calcext:value-type="float">
            <text:p>205.879</text:p>
          </table:table-cell>
          <table:table-cell table:formula="of:=[Data.N174]" office:value-type="float" office:value="167.012" calcext:value-type="float">
            <text:p>167.012</text:p>
          </table:table-cell>
          <table:table-cell table:formula="of:=[Data.N199]" office:value-type="float" office:value="182.775" calcext:value-type="float">
            <text:p>182.775</text:p>
          </table:table-cell>
          <table:table-cell table:formula="of:=[Data.N224]" office:value-type="float" office:value="161.145" calcext:value-type="float">
            <text:p>161.145</text:p>
          </table:table-cell>
          <table:table-cell table:formula="of:=[Data.N249]" office:value-type="float" office:value="167.313" calcext:value-type="float">
            <text:p>167.313</text:p>
          </table:table-cell>
          <table:table-cell table:formula="of:=[Data.N274]" office:value-type="float" office:value="159.167" calcext:value-type="float">
            <text:p>159.167</text:p>
          </table:table-cell>
          <table:table-cell table:formula="of:=[Data.N299]" office:value-type="float" office:value="173.948" calcext:value-type="float">
            <text:p>173.948</text:p>
          </table:table-cell>
          <table:table-cell table:formula="of:=[Data.N324]" office:value-type="float" office:value="214.994" calcext:value-type="float">
            <text:p>214.994</text:p>
          </table:table-cell>
          <table:table-cell table:formula="of:=[Data.N349]" office:value-type="float" office:value="183.027" calcext:value-type="float">
            <text:p>183.027</text:p>
          </table:table-cell>
          <table:table-cell table:formula="of:=[Data.N374]" office:value-type="float" office:value="164.196" calcext:value-type="float">
            <text:p>164.1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Data.N25]" office:value-type="float" office:value="168.36" calcext:value-type="float">
            <text:p>168.36</text:p>
          </table:table-cell>
          <table:table-cell table:formula="of:=[Data.N50]" office:value-type="float" office:value="194.479" calcext:value-type="float">
            <text:p>194.479</text:p>
          </table:table-cell>
          <table:table-cell table:formula="of:=[Data.N75]" office:value-type="float" office:value="154.171" calcext:value-type="float">
            <text:p>154.171</text:p>
          </table:table-cell>
          <table:table-cell table:formula="of:=[Data.N100]" office:value-type="float" office:value="166.576" calcext:value-type="float">
            <text:p>166.576</text:p>
          </table:table-cell>
          <table:table-cell table:formula="of:=[Data.N125]" office:value-type="float" office:value="157.157" calcext:value-type="float">
            <text:p>157.157</text:p>
          </table:table-cell>
          <table:table-cell table:formula="of:=[Data.N150]" office:value-type="float" office:value="173.241" calcext:value-type="float">
            <text:p>173.241</text:p>
          </table:table-cell>
          <table:table-cell table:formula="of:=[Data.N175]" office:value-type="float" office:value="180.604" calcext:value-type="float">
            <text:p>180.604</text:p>
          </table:table-cell>
          <table:table-cell table:formula="of:=[Data.N200]" office:value-type="float" office:value="170.011" calcext:value-type="float">
            <text:p>170.011</text:p>
          </table:table-cell>
          <table:table-cell table:formula="of:=[Data.N225]" office:value-type="float" office:value="170.896" calcext:value-type="float">
            <text:p>170.896</text:p>
          </table:table-cell>
          <table:table-cell table:formula="of:=[Data.N250]" office:value-type="float" office:value="179.669" calcext:value-type="float">
            <text:p>179.669</text:p>
          </table:table-cell>
          <table:table-cell table:formula="of:=[Data.N275]" office:value-type="float" office:value="150.64" calcext:value-type="float">
            <text:p>150.64</text:p>
          </table:table-cell>
          <table:table-cell table:formula="of:=[Data.N300]" office:value-type="float" office:value="164.099" calcext:value-type="float">
            <text:p>164.099</text:p>
          </table:table-cell>
          <table:table-cell table:formula="of:=[Data.N325]" office:value-type="float" office:value="168.381" calcext:value-type="float">
            <text:p>168.381</text:p>
          </table:table-cell>
          <table:table-cell table:formula="of:=[Data.N350]" office:value-type="float" office:value="191.485" calcext:value-type="float">
            <text:p>191.485</text:p>
          </table:table-cell>
          <table:table-cell table:formula="of:=[Data.N375]" office:value-type="float" office:value="164.698" calcext:value-type="float">
            <text:p>164.6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Data.N26]" office:value-type="float" office:value="166.996" calcext:value-type="float">
            <text:p>166.996</text:p>
          </table:table-cell>
          <table:table-cell table:formula="of:=[Data.N51]" office:value-type="float" office:value="156.708" calcext:value-type="float">
            <text:p>156.708</text:p>
          </table:table-cell>
          <table:table-cell table:formula="of:=[Data.N76]" office:value-type="float" office:value="159.001" calcext:value-type="float">
            <text:p>159.001</text:p>
          </table:table-cell>
          <table:table-cell table:formula="of:=[Data.N101]" office:value-type="float" office:value="178.463" calcext:value-type="float">
            <text:p>178.463</text:p>
          </table:table-cell>
          <table:table-cell table:formula="of:=[Data.N126]" office:value-type="float" office:value="170.605" calcext:value-type="float">
            <text:p>170.605</text:p>
          </table:table-cell>
          <table:table-cell table:formula="of:=[Data.N151]" office:value-type="float" office:value="175.244" calcext:value-type="float">
            <text:p>175.244</text:p>
          </table:table-cell>
          <table:table-cell table:formula="of:=[Data.N176]" office:value-type="float" office:value="174.632" calcext:value-type="float">
            <text:p>174.632</text:p>
          </table:table-cell>
          <table:table-cell table:formula="of:=[Data.N201]" office:value-type="float" office:value="169.438" calcext:value-type="float">
            <text:p>169.438</text:p>
          </table:table-cell>
          <table:table-cell table:formula="of:=[Data.N226]" office:value-type="float" office:value="154.495" calcext:value-type="float">
            <text:p>154.495</text:p>
          </table:table-cell>
          <table:table-cell table:formula="of:=[Data.N251]" office:value-type="float" office:value="148.97" calcext:value-type="float">
            <text:p>148.97</text:p>
          </table:table-cell>
          <table:table-cell table:formula="of:=[Data.N276]" office:value-type="float" office:value="176.31" calcext:value-type="float">
            <text:p>176.31</text:p>
          </table:table-cell>
          <table:table-cell table:formula="of:=[Data.N301]" office:value-type="float" office:value="162.86" calcext:value-type="float">
            <text:p>162.86</text:p>
          </table:table-cell>
          <table:table-cell table:formula="of:=[Data.N326]" office:value-type="float" office:value="181.015" calcext:value-type="float">
            <text:p>181.015</text:p>
          </table:table-cell>
          <table:table-cell table:formula="of:=[Data.N351]" office:value-type="float" office:value="153.268" calcext:value-type="float">
            <text:p>153.268</text:p>
          </table:table-cell>
          <table:table-cell table:formula="of:=[Data.N376]" office:value-type="float" office:value="214.144" calcext:value-type="float">
            <text:p>214.144</text:p>
          </table:table-cell>
        </table:table-row>
        <calcext:conditional-formats>
          <calcext:conditional-format calcext:target-range-address="'Max Time'.B2:'Max Time'.P26">
            <calcext:color-scale>
              <calcext:color-scale-entry calcext:value="0" calcext:type="minimum" calcext:color="#98ffff"/>
              <calcext:color-scale-entry calcext:value="50" calcext:type="percentile" calcext:color="#0078ff"/>
              <calcext:color-scale-entry calcext:value="0" calcext:type="maximum" calcext:color="#000458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4T10:44:26.994000000</dc:date>
    <meta:editing-duration>PT8M23S</meta:editing-duration>
    <meta:editing-cycles>1</meta:editing-cycles>
    <meta:document-statistic meta:table-count="7" meta:cell-count="7754" meta:object-count="0"/>
    <meta:generator>LibreOffice/5.3.3.2$Windows_X86_64 LibreOffice_project/3d9a8b4b4e538a85e0782bd6c2d430bafe583448</meta:generator>
  </office:meta>
</office:document-meta>
</file>